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4.15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129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3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D" table:style-name="ta1">
        <table:shapes>
          <draw:frame draw:z-index="0" draw:style-name="gr1" draw:text-style-name="P1" svg:width="453.51pt" svg:height="255.09pt" svg:x="1318.76pt" svg:y="314.25pt">
            <loext:p draw:notify-on-update-of-ranges="PID.B4:PID.B54 PID.C3:PID.C3 PID.C4:PID.C54 PID.B4:PID.B54 PID.D3:PID.D3 PID.D4:PID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3.14pt" svg:height="401.56pt" svg:x="522.2pt" svg:y="288.79pt">
            <loext:p draw:notify-on-update-of-ranges="PID.B4:PID.B54 PID.D3:PID.D3 PID.D4:PID.D54 PID.B4:PID.B54 PID.P3:PID.P3 PID.P4:PID.P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11"/>
          <table:table-cell office:value-type="string" calcext:value-type="string">
            <text:p>R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: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:</text:p>
          </table:table-cell>
          <table:table-cell office:value-type="float" office:value="-0.41" calcext:value-type="float">
            <text:p>-0.41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t (se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Current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int error</text:p>
          </table:table-cell>
          <table:table-cell office:value-type="string" calcext:value-type="string">
            <text:p>I_Out</text:p>
          </table:table-cell>
          <table:table-cell office:value-type="string" calcext:value-type="string">
            <text:p>d error</text:p>
          </table:table-cell>
          <table:table-cell office:value-type="string" calcext:value-type="string">
            <text:p>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elta o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Sum: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5" calcext:value-type="float">
            <text:p>5</text:p>
          </table:table-cell>
          <table:table-cell table:formula="of:=[.$C$2]*[.E4]" office:value-type="float" office:value="455" calcext:value-type="float">
            <text:p>455</text:p>
          </table:table-cell>
          <table:table-cell table:formula="of:=[.E4]*[.A4]" office:value-type="float" office:value="0.1" calcext:value-type="float">
            <text:p>0.1</text:p>
          </table:table-cell>
          <table:table-cell table:formula="of:=[.$E$2]*[.G4]" office:value-type="float" office:value="20" calcext:value-type="float">
            <text:p>20</text:p>
          </table:table-cell>
          <table:table-cell table:formula="of:=([.E4]-0)/[.A4]" office:value-type="float" office:value="250" calcext:value-type="float">
            <text:p>250</text:p>
          </table:table-cell>
          <table:table-cell table:formula="of:=[.$G$2]*[.I4]" office:value-type="float" office:value="-102.5" calcext:value-type="float">
            <text:p>-102.5</text:p>
          </table:table-cell>
          <table:table-cell table:formula="of:=[.F4]+[.H4]+[.J4]" office:value-type="float" office:value="372.5" calcext:value-type="float">
            <text:p>372.5000000000000000000</text:p>
          </table:table-cell>
          <table:table-cell table:formula="of:=([.K4]-0)/[.A4]" office:value-type="float" office:value="18625" calcext:value-type="float">
            <text:p>186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]/([.N4]+[.$M$1])" office:value-type="float" office:value="0.5" calcext:value-type="float">
            <text:p>0.5</text:p>
          </table:table-cell>
          <table:table-cell table:formula="of:=([.K4]*[.A4])" office:value-type="float" office:value="7.45" calcext:value-type="float">
            <text:p>7.45</text:p>
          </table:table-cell>
          <table:table-cell table:formula="of:=(1-[.O4])*[.N4]" office:value-type="float" office:value="0.5" calcext:value-type="float">
            <text:p>0.5</text:p>
          </table:table-cell>
          <table:table-cell table:formula="of:=[.D5]-[.P4]" office:value-type="float" office:value="3.725" calcext:value-type="float">
            <text:p>3.725</text:p>
          </table:table-cell>
          <table:table-cell table:formula="of:=SUM([.R4:.R53])/COUNT([.R4:.R53])" office:value-type="float" office:value="0.0107859556858005" calcext:value-type="float">
            <text:p>0.010785955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]+[.A5]"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D4]*0.8+([.K4]*0.03)" office:value-type="float" office:value="11.175" calcext:value-type="float">
            <text:p>11.175</text:p>
          </table:table-cell>
          <table:table-cell table:formula="of:=[.C5]-[.D5]" office:value-type="float" office:value="-6.175" calcext:value-type="float">
            <text:p>-6.175</text:p>
          </table:table-cell>
          <table:table-cell table:formula="of:=[.$C$2]*[.E5]" office:value-type="float" office:value="-561.925" calcext:value-type="float">
            <text:p>-561.925</text:p>
          </table:table-cell>
          <table:table-cell table:formula="of:=[.G4]+([.E5]*[.A5])" office:value-type="float" office:value="-0.0235" calcext:value-type="float">
            <text:p>-0.0235</text:p>
          </table:table-cell>
          <table:table-cell table:formula="of:=[.$E$2]*[.G5]" office:value-type="float" office:value="-4.7" calcext:value-type="float">
            <text:p>-4.7</text:p>
          </table:table-cell>
          <table:table-cell table:formula="of:=([.E5]-[.E4])/[.A5]" office:value-type="float" office:value="-558.75" calcext:value-type="float">
            <text:p>-558.75</text:p>
          </table:table-cell>
          <table:table-cell table:formula="of:=[.$G$2]*[.I5]" office:value-type="float" office:value="229.0875" calcext:value-type="float">
            <text:p>229.0875</text:p>
          </table:table-cell>
          <table:table-cell table:formula="of:=[.F5]+[.H5]+[.J5]" office:value-type="float" office:value="-337.5375" calcext:value-type="float">
            <text:p>-337.5375000000000000000</text:p>
          </table:table-cell>
          <table:table-cell table:formula="of:=([.K5]-[.K4])/[.A5]" office:value-type="float" office:value="-35501.875" calcext:value-type="float">
            <text:p>-35501.875</text:p>
          </table:table-cell>
          <table:table-cell table:formula="of:=[.$Q$1]*[.P4]" office:value-type="float" office:value="6.1835" calcext:value-type="float">
            <text:p>6.1835</text:p>
          </table:table-cell>
          <table:table-cell table:formula="of:=([.$Q$1]*[.Q4]*[.$Q$1])+[.$O$1]" office:value-type="float" office:value="1.34445" calcext:value-type="float">
            <text:p>1.34445</text:p>
          </table:table-cell>
          <table:table-cell table:formula="of:=[.N5]/([.N5]+[.$M$1])" office:value-type="float" office:value="0.573460726396383" calcext:value-type="float">
            <text:p>0.5734607264</text:p>
          </table:table-cell>
          <table:table-cell table:formula="of:=[.M5]+[.O5]*((([.K5]*[.A5])+[.D5])-[.M5])" office:value-type="float" office:value="5.17463921708716" calcext:value-type="float">
            <text:p>5.1746392171</text:p>
          </table:table-cell>
          <table:table-cell table:formula="of:=(1-[.O5])*[.N5]" office:value-type="float" office:value="0.573460726396383" calcext:value-type="float">
            <text:p>0.5734607264</text:p>
          </table:table-cell>
          <table:table-cell table:formula="of:=[.D6]-[.P5]" office:value-type="float" office:value="-6.36076421708716" calcext:value-type="float">
            <text:p>-6.360764217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]+[.A6]"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formula="of:=[.D5]*0.8+([.K5]*0.03)" office:value-type="float" office:value="-1.186125" calcext:value-type="float">
            <text:p>-1.186125</text:p>
          </table:table-cell>
          <table:table-cell table:formula="of:=[.C6]-[.D6]" office:value-type="float" office:value="6.186125" calcext:value-type="float">
            <text:p>6.186125</text:p>
          </table:table-cell>
          <table:table-cell table:formula="of:=[.$C$2]*[.E6]" office:value-type="float" office:value="562.937375" calcext:value-type="float">
            <text:p>562.937375</text:p>
          </table:table-cell>
          <table:table-cell table:formula="of:=[.G5]+([.E6]*[.A6])" office:value-type="float" office:value="0.1002225" calcext:value-type="float">
            <text:p>0.1002225</text:p>
          </table:table-cell>
          <table:table-cell table:formula="of:=[.$E$2]*[.G6]" office:value-type="float" office:value="20.0445" calcext:value-type="float">
            <text:p>20.0445</text:p>
          </table:table-cell>
          <table:table-cell table:formula="of:=([.E6]-[.E5])/[.A6]" office:value-type="float" office:value="618.05625" calcext:value-type="float">
            <text:p>618.05625</text:p>
          </table:table-cell>
          <table:table-cell table:formula="of:=[.$G$2]*[.I6]" office:value-type="float" office:value="-253.4030625" calcext:value-type="float">
            <text:p>-253.4030625</text:p>
          </table:table-cell>
          <table:table-cell table:formula="of:=[.F6]+[.H6]+[.J6]" office:value-type="float" office:value="329.5788125" calcext:value-type="float">
            <text:p>329.5788125000000000000</text:p>
          </table:table-cell>
          <table:table-cell table:formula="of:=([.K6]-[.K5])/[.A6]" office:value-type="float" office:value="33355.815625" calcext:value-type="float">
            <text:p>33355.815625</text:p>
          </table:table-cell>
          <table:table-cell table:formula="of:=[.$Q$1]*[.P5]" office:value-type="float" office:value="4.29495055018235" calcext:value-type="float">
            <text:p>4.2949505502</text:p>
          </table:table-cell>
          <table:table-cell table:formula="of:=([.$Q$1]*[.Q5]*[.$Q$1])+[.$O$1]" office:value-type="float" office:value="1.39505709441447" calcext:value-type="float">
            <text:p>1.3950570944</text:p>
          </table:table-cell>
          <table:table-cell table:formula="of:=[.N6]/([.N6]+[.$M$1])" office:value-type="float" office:value="0.582473418971052" calcext:value-type="float">
            <text:p>0.582473419</text:p>
          </table:table-cell>
          <table:table-cell table:formula="of:=[.M6]+[.O6]*((([.K6]*[.A6])+[.D6])-[.M6])" office:value-type="float" office:value="4.94178768957488" calcext:value-type="float">
            <text:p>4.9417876896</text:p>
          </table:table-cell>
          <table:table-cell table:formula="of:=(1-[.O6])*[.N6]" office:value-type="float" office:value="0.582473418971052" calcext:value-type="float">
            <text:p>0.582473419</text:p>
          </table:table-cell>
          <table:table-cell table:formula="of:=[.D7]-[.P6]" office:value-type="float" office:value="3.99667668542512" calcext:value-type="float">
            <text:p>3.99667668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6]+[.A7]"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formula="of:=[.D6]*0.8+([.K6]*0.03)" office:value-type="float" office:value="8.938464375" calcext:value-type="float">
            <text:p>8.938464375</text:p>
          </table:table-cell>
          <table:table-cell table:formula="of:=[.C7]-[.D7]" office:value-type="float" office:value="-3.938464375" calcext:value-type="float">
            <text:p>-3.938464375</text:p>
          </table:table-cell>
          <table:table-cell table:formula="of:=[.$C$2]*[.E7]" office:value-type="float" office:value="-358.400258125" calcext:value-type="float">
            <text:p>-358.400258125</text:p>
          </table:table-cell>
          <table:table-cell table:formula="of:=[.G6]+([.E7]*[.A7])" office:value-type="float" office:value="0.0214532125" calcext:value-type="float">
            <text:p>0.0214532125</text:p>
          </table:table-cell>
          <table:table-cell table:formula="of:=[.$E$2]*[.G7]" office:value-type="float" office:value="4.29064250000001" calcext:value-type="float">
            <text:p>4.2906425</text:p>
          </table:table-cell>
          <table:table-cell table:formula="of:=([.E7]-[.E6])/[.A7]" office:value-type="float" office:value="-506.22946875" calcext:value-type="float">
            <text:p>-506.22946875</text:p>
          </table:table-cell>
          <table:table-cell table:formula="of:=[.$G$2]*[.I7]" office:value-type="float" office:value="207.5540821875" calcext:value-type="float">
            <text:p>207.5540821875</text:p>
          </table:table-cell>
          <table:table-cell table:formula="of:=[.F7]+[.H7]+[.J7]" office:value-type="float" office:value="-146.5555334375" calcext:value-type="float">
            <text:p>-146.5555334375000000000</text:p>
          </table:table-cell>
          <table:table-cell table:formula="of:=([.K7]-[.K6])/[.A7]" office:value-type="float" office:value="-23806.717296875" calcext:value-type="float">
            <text:p>-23806.717296875</text:p>
          </table:table-cell>
          <table:table-cell table:formula="of:=[.$Q$1]*[.P6]" office:value-type="float" office:value="4.10168378234715" calcext:value-type="float">
            <text:p>4.1016837823</text:p>
          </table:table-cell>
          <table:table-cell table:formula="of:=([.$Q$1]*[.Q6]*[.$Q$1])+[.$O$1]" office:value-type="float" office:value="1.40126593832916" calcext:value-type="float">
            <text:p>1.4012659383</text:p>
          </table:table-cell>
          <table:table-cell table:formula="of:=[.N7]/([.N7]+[.$M$1])" office:value-type="float" office:value="0.583552998425565" calcext:value-type="float">
            <text:p>0.5835529984</text:p>
          </table:table-cell>
          <table:table-cell table:formula="of:=[.M7]+[.O7]*((([.K7]*[.A7])+[.D7])-[.M7])" office:value-type="float" office:value="5.21374318045008" calcext:value-type="float">
            <text:p>5.2137431805</text:p>
          </table:table-cell>
          <table:table-cell table:formula="of:=(1-[.O7])*[.N7]" office:value-type="float" office:value="0.583552998425565" calcext:value-type="float">
            <text:p>0.5835529984</text:p>
          </table:table-cell>
          <table:table-cell table:formula="of:=[.D8]-[.P7]" office:value-type="float" office:value="-2.45963768357508" calcext:value-type="float">
            <text:p>-2.459637683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7]+[.A8]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formula="of:=[.D7]*0.8+([.K7]*0.03)" office:value-type="float" office:value="2.754105496875" calcext:value-type="float">
            <text:p>2.7541054969</text:p>
          </table:table-cell>
          <table:table-cell table:formula="of:=[.C8]-[.D8]" office:value-type="float" office:value="2.245894503125" calcext:value-type="float">
            <text:p>2.2458945031</text:p>
          </table:table-cell>
          <table:table-cell table:formula="of:=[.$C$2]*[.E8]" office:value-type="float" office:value="204.376399784375" calcext:value-type="float">
            <text:p>204.3763997844</text:p>
          </table:table-cell>
          <table:table-cell table:formula="of:=[.G7]+([.E8]*[.A8])" office:value-type="float" office:value="0.0663711025625" calcext:value-type="float">
            <text:p>0.0663711026</text:p>
          </table:table-cell>
          <table:table-cell table:formula="of:=[.$E$2]*[.G8]" office:value-type="float" office:value="13.2742205125" calcext:value-type="float">
            <text:p>13.2742205125</text:p>
          </table:table-cell>
          <table:table-cell table:formula="of:=([.E8]-[.E7])/[.A8]" office:value-type="float" office:value="309.21794390625" calcext:value-type="float">
            <text:p>309.2179439063</text:p>
          </table:table-cell>
          <table:table-cell table:formula="of:=[.$G$2]*[.I8]" office:value-type="float" office:value="-126.779357001562" calcext:value-type="float">
            <text:p>-126.7793570016</text:p>
          </table:table-cell>
          <table:table-cell table:formula="of:=[.F8]+[.H8]+[.J8]" office:value-type="float" office:value="90.8712632953124" calcext:value-type="float">
            <text:p>90.8712632953124000000</text:p>
          </table:table-cell>
          <table:table-cell table:formula="of:=([.K8]-[.K7])/[.A8]" office:value-type="float" office:value="11871.3398366406" calcext:value-type="float">
            <text:p>11871.3398366406</text:p>
          </table:table-cell>
          <table:table-cell table:formula="of:=[.$Q$1]*[.P7]" office:value-type="float" office:value="4.32740683977356" calcext:value-type="float">
            <text:p>4.3274068398</text:p>
          </table:table-cell>
          <table:table-cell table:formula="of:=([.$Q$1]*[.Q7]*[.$Q$1])+[.$O$1]" office:value-type="float" office:value="1.40200966061537" calcext:value-type="float">
            <text:p>1.4020096606</text:p>
          </table:table-cell>
          <table:table-cell table:formula="of:=[.N8]/([.N8]+[.$M$1])" office:value-type="float" office:value="0.583681940836237" calcext:value-type="float">
            <text:p>0.5836819408</text:p>
          </table:table-cell>
          <table:table-cell table:formula="of:=[.M8]+[.O8]*((([.K8]*[.A8])+[.D8])-[.M8])" office:value-type="float" office:value="4.46989756495925" calcext:value-type="float">
            <text:p>4.469897565</text:p>
          </table:table-cell>
          <table:table-cell table:formula="of:=(1-[.O8])*[.N8]" office:value-type="float" office:value="0.583681940836237" calcext:value-type="float">
            <text:p>0.5836819408</text:p>
          </table:table-cell>
          <table:table-cell table:formula="of:=[.D9]-[.P8]" office:value-type="float" office:value="0.459524731400127" calcext:value-type="float">
            <text:p>0.459524731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8]+[.A9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D8]*0.8+([.K8]*0.03)" office:value-type="float" office:value="4.92942229635937" calcext:value-type="float">
            <text:p>4.9294222964</text:p>
          </table:table-cell>
          <table:table-cell table:formula="of:=[.C9]-[.D9]" office:value-type="float" office:value="0.0705777036406268" calcext:value-type="float">
            <text:p>0.0705777036</text:p>
          </table:table-cell>
          <table:table-cell table:formula="of:=[.$C$2]*[.E9]" office:value-type="float" office:value="6.42257103129704" calcext:value-type="float">
            <text:p>6.4225710313</text:p>
          </table:table-cell>
          <table:table-cell table:formula="of:=[.G8]+([.E9]*[.A9])" office:value-type="float" office:value="0.0677826566353125" calcext:value-type="float">
            <text:p>0.0677826566</text:p>
          </table:table-cell>
          <table:table-cell table:formula="of:=[.$E$2]*[.G9]" office:value-type="float" office:value="13.5565313270625" calcext:value-type="float">
            <text:p>13.5565313271</text:p>
          </table:table-cell>
          <table:table-cell table:formula="of:=([.E9]-[.E8])/[.A9]" office:value-type="float" office:value="-108.765839974219" calcext:value-type="float">
            <text:p>-108.7658399742</text:p>
          </table:table-cell>
          <table:table-cell table:formula="of:=[.$G$2]*[.I9]" office:value-type="float" office:value="44.5939943894296" calcext:value-type="float">
            <text:p>44.5939943894</text:p>
          </table:table-cell>
          <table:table-cell table:formula="of:=[.F9]+[.H9]+[.J9]" office:value-type="float" office:value="64.5730967477892" calcext:value-type="float">
            <text:p>64.5730967477892000000</text:p>
          </table:table-cell>
          <table:table-cell table:formula="of:=([.K9]-[.K8])/[.A9]" office:value-type="float" office:value="-1314.90832737616" calcext:value-type="float">
            <text:p>-1314.9083273762</text:p>
          </table:table-cell>
          <table:table-cell table:formula="of:=[.$Q$1]*[.P8]" office:value-type="float" office:value="3.71001497891617" calcext:value-type="float">
            <text:p>3.7100149789</text:p>
          </table:table-cell>
          <table:table-cell table:formula="of:=([.$Q$1]*[.Q8]*[.$Q$1])+[.$O$1]" office:value-type="float" office:value="1.40209848904208" calcext:value-type="float">
            <text:p>1.402098489</text:p>
          </table:table-cell>
          <table:table-cell table:formula="of:=[.N9]/([.N9]+[.$M$1])" office:value-type="float" office:value="0.583697336074349" calcext:value-type="float">
            <text:p>0.5836973361</text:p>
          </table:table-cell>
          <table:table-cell table:formula="of:=[.M9]+[.O9]*((([.K9]*[.A9])+[.D9])-[.M9])" office:value-type="float" office:value="5.17560267277245" calcext:value-type="float">
            <text:p>5.1756026728</text:p>
          </table:table-cell>
          <table:table-cell table:formula="of:=(1-[.O9])*[.N9]" office:value-type="float" office:value="0.583697336074349" calcext:value-type="float">
            <text:p>0.5836973361</text:p>
          </table:table-cell>
          <table:table-cell table:formula="of:=[.D10]-[.P9]" office:value-type="float" office:value="0.705128066748721" calcext:value-type="float">
            <text:p>0.705128066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9]+[.A10]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formula="of:=[.D9]*0.8+([.K9]*0.03)" office:value-type="float" office:value="5.88073073952118" calcext:value-type="float">
            <text:p>5.8807307395</text:p>
          </table:table-cell>
          <table:table-cell table:formula="of:=[.C10]-[.D10]" office:value-type="float" office:value="-0.880730739521175" calcext:value-type="float">
            <text:p>-0.8807307395</text:p>
          </table:table-cell>
          <table:table-cell table:formula="of:=[.$C$2]*[.E10]" office:value-type="float" office:value="-80.1464972964269" calcext:value-type="float">
            <text:p>-80.1464972964</text:p>
          </table:table-cell>
          <table:table-cell table:formula="of:=[.G9]+([.E10]*[.A10])" office:value-type="float" office:value="0.050168041844889" calcext:value-type="float">
            <text:p>0.0501680418</text:p>
          </table:table-cell>
          <table:table-cell table:formula="of:=[.$E$2]*[.G10]" office:value-type="float" office:value="10.0336083689778" calcext:value-type="float">
            <text:p>10.033608369</text:p>
          </table:table-cell>
          <table:table-cell table:formula="of:=([.E10]-[.E9])/[.A10]" office:value-type="float" office:value="-47.5654221580901" calcext:value-type="float">
            <text:p>-47.5654221581</text:p>
          </table:table-cell>
          <table:table-cell table:formula="of:=[.$G$2]*[.I10]" office:value-type="float" office:value="19.5018230848169" calcext:value-type="float">
            <text:p>19.5018230848</text:p>
          </table:table-cell>
          <table:table-cell table:formula="of:=[.F10]+[.H10]+[.J10]" office:value-type="float" office:value="-50.6110658426322" calcext:value-type="float">
            <text:p>-50.6110658426322000000</text:p>
          </table:table-cell>
          <table:table-cell table:formula="of:=([.K10]-[.K9])/[.A10]" office:value-type="float" office:value="-5759.20812952107" calcext:value-type="float">
            <text:p>-5759.2081295211</text:p>
          </table:table-cell>
          <table:table-cell table:formula="of:=[.$Q$1]*[.P9]" office:value-type="float" office:value="4.29575021840114" calcext:value-type="float">
            <text:p>4.2957502184</text:p>
          </table:table-cell>
          <table:table-cell table:formula="of:=([.$Q$1]*[.Q9]*[.$Q$1])+[.$O$1]" office:value-type="float" office:value="1.40210909482162" calcext:value-type="float">
            <text:p>1.4021090948</text:p>
          </table:table-cell>
          <table:table-cell table:formula="of:=[.N10]/([.N10]+[.$M$1])" office:value-type="float" office:value="0.583699174131698" calcext:value-type="float">
            <text:p>0.5836991741</text:p>
          </table:table-cell>
          <table:table-cell table:formula="of:=[.M10]+[.O10]*((([.K10]*[.A10])+[.D10])-[.M10])" office:value-type="float" office:value="4.63006929290834" calcext:value-type="float">
            <text:p>4.6300692929</text:p>
          </table:table-cell>
          <table:table-cell table:formula="of:=(1-[.O10])*[.N10]" office:value-type="float" office:value="0.583699174131698" calcext:value-type="float">
            <text:p>0.5836991741</text:p>
          </table:table-cell>
          <table:table-cell table:formula="of:=[.D11]-[.P10]" office:value-type="float" office:value="-1.44381667657037" calcext:value-type="float">
            <text:p>-1.443816676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0]+[.A11]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D10]*0.8+([.K10]*0.03)" office:value-type="float" office:value="3.18625261633797" calcext:value-type="float">
            <text:p>3.1862526163</text:p>
          </table:table-cell>
          <table:table-cell table:formula="of:=[.C11]-[.D11]" office:value-type="float" office:value="1.81374738366203" calcext:value-type="float">
            <text:p>1.8137473837</text:p>
          </table:table-cell>
          <table:table-cell table:formula="of:=[.$C$2]*[.E11]" office:value-type="float" office:value="165.051011913244" calcext:value-type="float">
            <text:p>165.0510119132</text:p>
          </table:table-cell>
          <table:table-cell table:formula="of:=[.G10]+([.E11]*[.A11])" office:value-type="float" office:value="0.0864429895181296" calcext:value-type="float">
            <text:p>0.0864429895</text:p>
          </table:table-cell>
          <table:table-cell table:formula="of:=[.$E$2]*[.G11]" office:value-type="float" office:value="17.2885979036259" calcext:value-type="float">
            <text:p>17.2885979036</text:p>
          </table:table-cell>
          <table:table-cell table:formula="of:=([.E11]-[.E10])/[.A11]" office:value-type="float" office:value="134.72390615916" calcext:value-type="float">
            <text:p>134.7239061592</text:p>
          </table:table-cell>
          <table:table-cell table:formula="of:=[.$G$2]*[.I11]" office:value-type="float" office:value="-55.2368015252556" calcext:value-type="float">
            <text:p>-55.2368015253</text:p>
          </table:table-cell>
          <table:table-cell table:formula="of:=[.F11]+[.H11]+[.J11]" office:value-type="float" office:value="127.102808291615" calcext:value-type="float">
            <text:p>127.1028082916150000000</text:p>
          </table:table-cell>
          <table:table-cell table:formula="of:=([.K11]-[.K10])/[.A11]" office:value-type="float" office:value="8885.69370671236" calcext:value-type="float">
            <text:p>8885.6937067124</text:p>
          </table:table-cell>
          <table:table-cell table:formula="of:=[.$Q$1]*[.P10]" office:value-type="float" office:value="3.84295751311392" calcext:value-type="float">
            <text:p>3.8429575131</text:p>
          </table:table-cell>
          <table:table-cell table:formula="of:=([.$Q$1]*[.Q10]*[.$Q$1])+[.$O$1]" office:value-type="float" office:value="1.40211036105933" calcext:value-type="float">
            <text:p>1.4021103611</text:p>
          </table:table-cell>
          <table:table-cell table:formula="of:=[.N11]/([.N11]+[.$M$1])" office:value-type="float" office:value="0.583699393578652" calcext:value-type="float">
            <text:p>0.5836993936</text:p>
          </table:table-cell>
          <table:table-cell table:formula="of:=[.M11]+[.O11]*((([.K11]*[.A11])+[.D11])-[.M11])" office:value-type="float" office:value="4.94343590554486" calcext:value-type="float">
            <text:p>4.9434359055</text:p>
          </table:table-cell>
          <table:table-cell table:formula="of:=(1-[.O11])*[.N11]" office:value-type="float" office:value="0.583699393578652" calcext:value-type="float">
            <text:p>0.5836993936</text:p>
          </table:table-cell>
          <table:table-cell table:formula="of:=[.D12]-[.P11]" office:value-type="float" office:value="1.41865043627397" calcext:value-type="float">
            <text:p>1.41865043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1]+[.A12]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[.D11]*0.8+([.K11]*0.03)" office:value-type="float" office:value="6.36208634181883" calcext:value-type="float">
            <text:p>6.3620863418</text:p>
          </table:table-cell>
          <table:table-cell table:formula="of:=[.C12]-[.D12]" office:value-type="float" office:value="-1.36208634181883" calcext:value-type="float">
            <text:p>-1.3620863418</text:p>
          </table:table-cell>
          <table:table-cell table:formula="of:=[.$C$2]*[.E12]" office:value-type="float" office:value="-123.949857105514" calcext:value-type="float">
            <text:p>-123.9498571055</text:p>
          </table:table-cell>
          <table:table-cell table:formula="of:=[.G11]+([.E12]*[.A12])" office:value-type="float" office:value="0.059201262681753" calcext:value-type="float">
            <text:p>0.0592012627</text:p>
          </table:table-cell>
          <table:table-cell table:formula="of:=[.$E$2]*[.G12]" office:value-type="float" office:value="11.8402525363506" calcext:value-type="float">
            <text:p>11.8402525364</text:p>
          </table:table-cell>
          <table:table-cell table:formula="of:=([.E12]-[.E11])/[.A12]" office:value-type="float" office:value="-158.791686274043" calcext:value-type="float">
            <text:p>-158.791686274</text:p>
          </table:table-cell>
          <table:table-cell table:formula="of:=[.$G$2]*[.I12]" office:value-type="float" office:value="65.1045913723575" calcext:value-type="float">
            <text:p>65.1045913724</text:p>
          </table:table-cell>
          <table:table-cell table:formula="of:=[.F12]+[.H12]+[.J12]" office:value-type="float" office:value="-47.0050131968044" calcext:value-type="float">
            <text:p>-47.0050131968044000000</text:p>
          </table:table-cell>
          <table:table-cell table:formula="of:=([.K12]-[.K11])/[.A12]" office:value-type="float" office:value="-8705.39107442097" calcext:value-type="float">
            <text:p>-8705.391074421</text:p>
          </table:table-cell>
          <table:table-cell table:formula="of:=[.$Q$1]*[.P11]" office:value-type="float" office:value="4.10305180160223" calcext:value-type="float">
            <text:p>4.1030518016</text:p>
          </table:table-cell>
          <table:table-cell table:formula="of:=([.$Q$1]*[.Q11]*[.$Q$1])+[.$O$1]" office:value-type="float" office:value="1.40211051223633" calcext:value-type="float">
            <text:p>1.4021105122</text:p>
          </table:table-cell>
          <table:table-cell table:formula="of:=[.N12]/([.N12]+[.$M$1])" office:value-type="float" office:value="0.583699419778563" calcext:value-type="float">
            <text:p>0.5836994198</text:p>
          </table:table-cell>
          <table:table-cell table:formula="of:=[.M12]+[.O12]*((([.K12]*[.A12])+[.D12])-[.M12])" office:value-type="float" office:value="4.87291297339322" calcext:value-type="float">
            <text:p>4.8729129734</text:p>
          </table:table-cell>
          <table:table-cell table:formula="of:=(1-[.O12])*[.N12]" office:value-type="float" office:value="0.583699419778563" calcext:value-type="float">
            <text:p>0.5836994198</text:p>
          </table:table-cell>
          <table:table-cell table:formula="of:=[.D13]-[.P12]" office:value-type="float" office:value="-1.19339429584229" calcext:value-type="float">
            <text:p>-1.193394295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2]+[.A13]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formula="of:=[.D12]*0.8+([.K12]*0.03)" office:value-type="float" office:value="3.67951867755093" calcext:value-type="float">
            <text:p>3.6795186776</text:p>
          </table:table-cell>
          <table:table-cell table:formula="of:=[.C13]-[.D13]" office:value-type="float" office:value="1.32048132244907" calcext:value-type="float">
            <text:p>1.3204813224</text:p>
          </table:table-cell>
          <table:table-cell table:formula="of:=[.$C$2]*[.E13]" office:value-type="float" office:value="120.163800342865" calcext:value-type="float">
            <text:p>120.1638003429</text:p>
          </table:table-cell>
          <table:table-cell table:formula="of:=[.G12]+([.E13]*[.A13])" office:value-type="float" office:value="0.0856108891307343" calcext:value-type="float">
            <text:p>0.0856108891</text:p>
          </table:table-cell>
          <table:table-cell table:formula="of:=[.$E$2]*[.G13]" office:value-type="float" office:value="17.1221778261469" calcext:value-type="float">
            <text:p>17.1221778261</text:p>
          </table:table-cell>
          <table:table-cell table:formula="of:=([.E13]-[.E12])/[.A13]" office:value-type="float" office:value="134.128383213395" calcext:value-type="float">
            <text:p>134.1283832134</text:p>
          </table:table-cell>
          <table:table-cell table:formula="of:=[.$G$2]*[.I13]" office:value-type="float" office:value="-54.9926371174919" calcext:value-type="float">
            <text:p>-54.9926371175</text:p>
          </table:table-cell>
          <table:table-cell table:formula="of:=[.F13]+[.H13]+[.J13]" office:value-type="float" office:value="82.2933410515213" calcext:value-type="float">
            <text:p>82.2933410515213000000</text:p>
          </table:table-cell>
          <table:table-cell table:formula="of:=([.K13]-[.K12])/[.A13]" office:value-type="float" office:value="6464.91771241628" calcext:value-type="float">
            <text:p>6464.9177124163</text:p>
          </table:table-cell>
          <table:table-cell table:formula="of:=[.$Q$1]*[.P12]" office:value-type="float" office:value="4.04451776791638" calcext:value-type="float">
            <text:p>4.0445177679</text:p>
          </table:table-cell>
          <table:table-cell table:formula="of:=([.$Q$1]*[.Q12]*[.$Q$1])+[.$O$1]" office:value-type="float" office:value="1.40211053028545" calcext:value-type="float">
            <text:p>1.4021105303</text:p>
          </table:table-cell>
          <table:table-cell table:formula="of:=[.N13]/([.N13]+[.$M$1])" office:value-type="float" office:value="0.583699422906586" calcext:value-type="float">
            <text:p>0.5836994229</text:p>
          </table:table-cell>
          <table:table-cell table:formula="of:=[.M13]+[.O13]*((([.K13]*[.A13])+[.D13])-[.M13])" office:value-type="float" office:value="4.79215952312519" calcext:value-type="float">
            <text:p>4.7921595231</text:p>
          </table:table-cell>
          <table:table-cell table:formula="of:=(1-[.O13])*[.N13]" office:value-type="float" office:value="0.583699422906586" calcext:value-type="float">
            <text:p>0.5836994229</text:p>
          </table:table-cell>
          <table:table-cell table:formula="of:=[.D14]-[.P13]" office:value-type="float" office:value="0.620255650461191" calcext:value-type="float">
            <text:p>0.62025565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3]+[.A14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[.D13]*0.8+([.K13]*0.03)" office:value-type="float" office:value="5.41241517358639" calcext:value-type="float">
            <text:p>5.4124151736</text:p>
          </table:table-cell>
          <table:table-cell table:formula="of:=[.C14]-[.D14]" office:value-type="float" office:value="-0.412415173586385" calcext:value-type="float">
            <text:p>-0.4124151736</text:p>
          </table:table-cell>
          <table:table-cell table:formula="of:=[.$C$2]*[.E14]" office:value-type="float" office:value="-37.5297807963611" calcext:value-type="float">
            <text:p>-37.5297807964</text:p>
          </table:table-cell>
          <table:table-cell table:formula="of:=[.G13]+([.E14]*[.A14])" office:value-type="float" office:value="0.0773625856590066" calcext:value-type="float">
            <text:p>0.0773625857</text:p>
          </table:table-cell>
          <table:table-cell table:formula="of:=[.$E$2]*[.G14]" office:value-type="float" office:value="15.4725171318013" calcext:value-type="float">
            <text:p>15.4725171318</text:p>
          </table:table-cell>
          <table:table-cell table:formula="of:=([.E14]-[.E13])/[.A14]" office:value-type="float" office:value="-86.6448248017727" calcext:value-type="float">
            <text:p>-86.6448248018</text:p>
          </table:table-cell>
          <table:table-cell table:formula="of:=[.$G$2]*[.I14]" office:value-type="float" office:value="35.5243781687268" calcext:value-type="float">
            <text:p>35.5243781687</text:p>
          </table:table-cell>
          <table:table-cell table:formula="of:=[.F14]+[.H14]+[.J14]" office:value-type="float" office:value="13.467114504168" calcext:value-type="float">
            <text:p>13.4671145041680000000</text:p>
          </table:table-cell>
          <table:table-cell table:formula="of:=([.K14]-[.K13])/[.A14]" office:value-type="float" office:value="-3441.31132736766" calcext:value-type="float">
            <text:p>-3441.3113273677</text:p>
          </table:table-cell>
          <table:table-cell table:formula="of:=[.$Q$1]*[.P13]" office:value-type="float" office:value="3.97749240419391" calcext:value-type="float">
            <text:p>3.9774924042</text:p>
          </table:table-cell>
          <table:table-cell table:formula="of:=([.$Q$1]*[.Q13]*[.$Q$1])+[.$O$1]" office:value-type="float" office:value="1.40211053244035" calcext:value-type="float">
            <text:p>1.4021105324</text:p>
          </table:table-cell>
          <table:table-cell table:formula="of:=[.N14]/([.N14]+[.$M$1])" office:value-type="float" office:value="0.583699423280043" calcext:value-type="float">
            <text:p>0.5836994233</text:p>
          </table:table-cell>
          <table:table-cell table:formula="of:=[.M14]+[.O14]*((([.K14]*[.A14])+[.D14])-[.M14])" office:value-type="float" office:value="4.97227093652628" calcext:value-type="float">
            <text:p>4.9722709365</text:p>
          </table:table-cell>
          <table:table-cell table:formula="of:=(1-[.O14])*[.N14]" office:value-type="float" office:value="0.583699423280043" calcext:value-type="float">
            <text:p>0.5836994233</text:p>
          </table:table-cell>
          <table:table-cell table:formula="of:=[.D15]-[.P14]" office:value-type="float" office:value="-0.238325362532136" calcext:value-type="float">
            <text:p>-0.238325362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4]+[.A15]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[.D14]*0.8+([.K14]*0.03)" office:value-type="float" office:value="4.73394557399415" calcext:value-type="float">
            <text:p>4.733945574</text:p>
          </table:table-cell>
          <table:table-cell table:formula="of:=[.C15]-[.D15]" office:value-type="float" office:value="0.266054426005851" calcext:value-type="float">
            <text:p>0.266054426</text:p>
          </table:table-cell>
          <table:table-cell table:formula="of:=[.$C$2]*[.E15]" office:value-type="float" office:value="24.2109527665325" calcext:value-type="float">
            <text:p>24.2109527665</text:p>
          </table:table-cell>
          <table:table-cell table:formula="of:=[.G14]+([.E15]*[.A15])" office:value-type="float" office:value="0.0826836741791236" calcext:value-type="float">
            <text:p>0.0826836742</text:p>
          </table:table-cell>
          <table:table-cell table:formula="of:=[.$E$2]*[.G15]" office:value-type="float" office:value="16.5367348358247" calcext:value-type="float">
            <text:p>16.5367348358</text:p>
          </table:table-cell>
          <table:table-cell table:formula="of:=([.E15]-[.E14])/[.A15]" office:value-type="float" office:value="33.9234799796118" calcext:value-type="float">
            <text:p>33.9234799796</text:p>
          </table:table-cell>
          <table:table-cell table:formula="of:=[.$G$2]*[.I15]" office:value-type="float" office:value="-13.9086267916409" calcext:value-type="float">
            <text:p>-13.9086267916</text:p>
          </table:table-cell>
          <table:table-cell table:formula="of:=[.F15]+[.H15]+[.J15]" office:value-type="float" office:value="26.8390608107171" calcext:value-type="float">
            <text:p>26.8390608107171000000</text:p>
          </table:table-cell>
          <table:table-cell table:formula="of:=([.K15]-[.K14])/[.A15]" office:value-type="float" office:value="668.597315327455" calcext:value-type="float">
            <text:p>668.5973153275</text:p>
          </table:table-cell>
          <table:table-cell table:formula="of:=[.$Q$1]*[.P14]" office:value-type="float" office:value="4.12698487731682" calcext:value-type="float">
            <text:p>4.1269848773</text:p>
          </table:table-cell>
          <table:table-cell table:formula="of:=([.$Q$1]*[.Q14]*[.$Q$1])+[.$O$1]" office:value-type="float" office:value="1.40211053269762" calcext:value-type="float">
            <text:p>1.4021105327</text:p>
          </table:table-cell>
          <table:table-cell table:formula="of:=[.N15]/([.N15]+[.$M$1])" office:value-type="float" office:value="0.58369942332463" calcext:value-type="float">
            <text:p>0.5836994233</text:p>
          </table:table-cell>
          <table:table-cell table:formula="of:=[.M15]+[.O15]*((([.K15]*[.A15])+[.D15])-[.M15])" office:value-type="float" office:value="4.7945863723039" calcext:value-type="float">
            <text:p>4.7945863723</text:p>
          </table:table-cell>
          <table:table-cell table:formula="of:=(1-[.O15])*[.N15]" office:value-type="float" office:value="0.58369942332463" calcext:value-type="float">
            <text:p>0.5836994233</text:p>
          </table:table-cell>
          <table:table-cell table:formula="of:=[.D16]-[.P15]" office:value-type="float" office:value="-0.202258088787063" calcext:value-type="float">
            <text:p>-0.202258088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5]+[.A16]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formula="of:=[.D15]*0.8+([.K15]*0.03)" office:value-type="float" office:value="4.59232828351683" calcext:value-type="float">
            <text:p>4.5923282835</text:p>
          </table:table-cell>
          <table:table-cell table:formula="of:=[.C16]-[.D16]" office:value-type="float" office:value="0.407671716483168" calcext:value-type="float">
            <text:p>0.4076717165</text:p>
          </table:table-cell>
          <table:table-cell table:formula="of:=[.$C$2]*[.E16]" office:value-type="float" office:value="37.0981261999682" calcext:value-type="float">
            <text:p>37.0981262</text:p>
          </table:table-cell>
          <table:table-cell table:formula="of:=[.G15]+([.E16]*[.A16])" office:value-type="float" office:value="0.090837108508787" calcext:value-type="float">
            <text:p>0.0908371085</text:p>
          </table:table-cell>
          <table:table-cell table:formula="of:=[.$E$2]*[.G16]" office:value-type="float" office:value="18.1674217017574" calcext:value-type="float">
            <text:p>18.1674217018</text:p>
          </table:table-cell>
          <table:table-cell table:formula="of:=([.E16]-[.E15])/[.A16]" office:value-type="float" office:value="7.0808645238658" calcext:value-type="float">
            <text:p>7.0808645239</text:p>
          </table:table-cell>
          <table:table-cell table:formula="of:=[.$G$2]*[.I16]" office:value-type="float" office:value="-2.90315445478498" calcext:value-type="float">
            <text:p>-2.9031544548</text:p>
          </table:table-cell>
          <table:table-cell table:formula="of:=[.F16]+[.H16]+[.J16]" office:value-type="float" office:value="52.3623934469413" calcext:value-type="float">
            <text:p>52.3623934469413000000</text:p>
          </table:table-cell>
          <table:table-cell table:formula="of:=([.K16]-[.K15])/[.A16]" office:value-type="float" office:value="1276.16663181121" calcext:value-type="float">
            <text:p>1276.1666318112</text:p>
          </table:table-cell>
          <table:table-cell table:formula="of:=[.$Q$1]*[.P15]" office:value-type="float" office:value="3.97950668901223" calcext:value-type="float">
            <text:p>3.979506689</text:p>
          </table:table-cell>
          <table:table-cell table:formula="of:=([.$Q$1]*[.Q15]*[.$Q$1])+[.$O$1]" office:value-type="float" office:value="1.40211053272834" calcext:value-type="float">
            <text:p>1.4021105327</text:p>
          </table:table-cell>
          <table:table-cell table:formula="of:=[.N16]/([.N16]+[.$M$1])" office:value-type="float" office:value="0.583699423329953" calcext:value-type="float">
            <text:p>0.5836994233</text:p>
          </table:table-cell>
          <table:table-cell table:formula="of:=[.M16]+[.O16]*((([.K16]*[.A16])+[.D16])-[.M16])" office:value-type="float" office:value="4.94848827751183" calcext:value-type="float">
            <text:p>4.9484882775</text:p>
          </table:table-cell>
          <table:table-cell table:formula="of:=(1-[.O16])*[.N16]" office:value-type="float" office:value="0.583699423329953" calcext:value-type="float">
            <text:p>0.5836994233</text:p>
          </table:table-cell>
          <table:table-cell table:formula="of:=[.D17]-[.P16]" office:value-type="float" office:value="0.296246152709879" calcext:value-type="float">
            <text:p>0.296246152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6]+[.A17]"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formula="of:=[.D16]*0.8+([.K16]*0.03)" office:value-type="float" office:value="5.24473443022171" calcext:value-type="float">
            <text:p>5.2447344302</text:p>
          </table:table-cell>
          <table:table-cell table:formula="of:=[.C17]-[.D17]" office:value-type="float" office:value="-0.244734430221705" calcext:value-type="float">
            <text:p>-0.2447344302</text:p>
          </table:table-cell>
          <table:table-cell table:formula="of:=[.$C$2]*[.E17]" office:value-type="float" office:value="-22.2708331501751" calcext:value-type="float">
            <text:p>-22.2708331502</text:p>
          </table:table-cell>
          <table:table-cell table:formula="of:=[.G16]+([.E17]*[.A17])" office:value-type="float" office:value="0.0859424199043529" calcext:value-type="float">
            <text:p>0.0859424199</text:p>
          </table:table-cell>
          <table:table-cell table:formula="of:=[.$E$2]*[.G17]" office:value-type="float" office:value="17.1884839808706" calcext:value-type="float">
            <text:p>17.1884839809</text:p>
          </table:table-cell>
          <table:table-cell table:formula="of:=([.E17]-[.E16])/[.A17]" office:value-type="float" office:value="-32.6203073352436" calcext:value-type="float">
            <text:p>-32.6203073352</text:p>
          </table:table-cell>
          <table:table-cell table:formula="of:=[.$G$2]*[.I17]" office:value-type="float" office:value="13.3743260074499" calcext:value-type="float">
            <text:p>13.3743260074</text:p>
          </table:table-cell>
          <table:table-cell table:formula="of:=[.F17]+[.H17]+[.J17]" office:value-type="float" office:value="8.29197683814586" calcext:value-type="float">
            <text:p>8.2919768381458600000</text:p>
          </table:table-cell>
          <table:table-cell table:formula="of:=([.K17]-[.K16])/[.A17]" office:value-type="float" office:value="-2203.52083043977" calcext:value-type="float">
            <text:p>-2203.5208304398</text:p>
          </table:table-cell>
          <table:table-cell table:formula="of:=[.$Q$1]*[.P16]" office:value-type="float" office:value="4.10724527033482" calcext:value-type="float">
            <text:p>4.1072452703</text:p>
          </table:table-cell>
          <table:table-cell table:formula="of:=([.$Q$1]*[.Q16]*[.$Q$1])+[.$O$1]" office:value-type="float" office:value="1.40211053273201" calcext:value-type="float">
            <text:p>1.4021105327</text:p>
          </table:table-cell>
          <table:table-cell table:formula="of:=[.N17]/([.N17]+[.$M$1])" office:value-type="float" office:value="0.583699423330589" calcext:value-type="float">
            <text:p>0.5836994233</text:p>
          </table:table-cell>
          <table:table-cell table:formula="of:=[.M17]+[.O17]*((([.K17]*[.A17])+[.D17])-[.M17])" office:value-type="float" office:value="4.86799747897952" calcext:value-type="float">
            <text:p>4.867997479</text:p>
          </table:table-cell>
          <table:table-cell table:formula="of:=(1-[.O17])*[.N17]" office:value-type="float" office:value="0.583699423330589" calcext:value-type="float">
            <text:p>0.5836994233</text:p>
          </table:table-cell>
          <table:table-cell table:formula="of:=[.D18]-[.P17]" office:value-type="float" office:value="-0.423450629657776" calcext:value-type="float">
            <text:p>-0.423450629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7]+[.A18]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D17]*0.8+([.K17]*0.03)" office:value-type="float" office:value="4.44454684932174" calcext:value-type="float">
            <text:p>4.4445468493</text:p>
          </table:table-cell>
          <table:table-cell table:formula="of:=[.C18]-[.D18]" office:value-type="float" office:value="0.55545315067826" calcext:value-type="float">
            <text:p>0.5554531507</text:p>
          </table:table-cell>
          <table:table-cell table:formula="of:=[.$C$2]*[.E18]" office:value-type="float" office:value="50.5462367117217" calcext:value-type="float">
            <text:p>50.5462367117</text:p>
          </table:table-cell>
          <table:table-cell table:formula="of:=[.G17]+([.E18]*[.A18])" office:value-type="float" office:value="0.0970514829179181" calcext:value-type="float">
            <text:p>0.0970514829</text:p>
          </table:table-cell>
          <table:table-cell table:formula="of:=[.$E$2]*[.G18]" office:value-type="float" office:value="19.4102965835836" calcext:value-type="float">
            <text:p>19.4102965836</text:p>
          </table:table-cell>
          <table:table-cell table:formula="of:=([.E18]-[.E17])/[.A18]" office:value-type="float" office:value="40.0093790449982" calcext:value-type="float">
            <text:p>40.009379045</text:p>
          </table:table-cell>
          <table:table-cell table:formula="of:=[.$G$2]*[.I18]" office:value-type="float" office:value="-16.4038454084493" calcext:value-type="float">
            <text:p>-16.4038454084</text:p>
          </table:table-cell>
          <table:table-cell table:formula="of:=[.F18]+[.H18]+[.J18]" office:value-type="float" office:value="53.5526878868565" calcext:value-type="float">
            <text:p>53.5526878868565000000</text:p>
          </table:table-cell>
          <table:table-cell table:formula="of:=([.K18]-[.K17])/[.A18]" office:value-type="float" office:value="2263.03555243553" calcext:value-type="float">
            <text:p>2263.0355524355</text:p>
          </table:table-cell>
          <table:table-cell table:formula="of:=[.$Q$1]*[.P17]" office:value-type="float" office:value="4.040437907553" calcext:value-type="float">
            <text:p>4.0404379076</text:p>
          </table:table-cell>
          <table:table-cell table:formula="of:=([.$Q$1]*[.Q17]*[.$Q$1])+[.$O$1]" office:value-type="float" office:value="1.40211053273244" calcext:value-type="float">
            <text:p>1.4021105327</text:p>
          </table:table-cell>
          <table:table-cell table:formula="of:=[.N18]/([.N18]+[.$M$1])" office:value-type="float" office:value="0.583699423330665" calcext:value-type="float">
            <text:p>0.5836994233</text:p>
          </table:table-cell>
          <table:table-cell table:formula="of:=[.M18]+[.O18]*((([.K18]*[.A18])+[.D18])-[.M18])" office:value-type="float" office:value="4.90148952457348" calcext:value-type="float">
            <text:p>4.9014895246</text:p>
          </table:table-cell>
          <table:table-cell table:formula="of:=(1-[.O18])*[.N18]" office:value-type="float" office:value="0.583699423330665" calcext:value-type="float">
            <text:p>0.5836994233</text:p>
          </table:table-cell>
          <table:table-cell table:formula="of:=[.D19]-[.P18]" office:value-type="float" office:value="0.260728591489605" calcext:value-type="float">
            <text:p>0.260728591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8]+[.A19]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formula="of:=[.D18]*0.8+([.K18]*0.03)" office:value-type="float" office:value="5.16221811606309" calcext:value-type="float">
            <text:p>5.1622181161</text:p>
          </table:table-cell>
          <table:table-cell table:formula="of:=[.C19]-[.D19]" office:value-type="float" office:value="-0.162218116063087" calcext:value-type="float">
            <text:p>-0.1622181161</text:p>
          </table:table-cell>
          <table:table-cell table:formula="of:=[.$C$2]*[.E19]" office:value-type="float" office:value="-14.7618485617409" calcext:value-type="float">
            <text:p>-14.7618485617</text:p>
          </table:table-cell>
          <table:table-cell table:formula="of:=[.G18]+([.E19]*[.A19])" office:value-type="float" office:value="0.0938071205966564" calcext:value-type="float">
            <text:p>0.0938071206</text:p>
          </table:table-cell>
          <table:table-cell table:formula="of:=[.$E$2]*[.G19]" office:value-type="float" office:value="18.7614241193313" calcext:value-type="float">
            <text:p>18.7614241193</text:p>
          </table:table-cell>
          <table:table-cell table:formula="of:=([.E19]-[.E18])/[.A19]" office:value-type="float" office:value="-35.8835633370674" calcext:value-type="float">
            <text:p>-35.8835633371</text:p>
          </table:table-cell>
          <table:table-cell table:formula="of:=[.$G$2]*[.I19]" office:value-type="float" office:value="14.7122609681976" calcext:value-type="float">
            <text:p>14.7122609682</text:p>
          </table:table-cell>
          <table:table-cell table:formula="of:=[.F19]+[.H19]+[.J19]" office:value-type="float" office:value="18.7118365257885" calcext:value-type="float">
            <text:p>18.7118365257885000000</text:p>
          </table:table-cell>
          <table:table-cell table:formula="of:=([.K19]-[.K18])/[.A19]" office:value-type="float" office:value="-1742.0425680534" calcext:value-type="float">
            <text:p>-1742.0425680534</text:p>
          </table:table-cell>
          <table:table-cell table:formula="of:=[.$Q$1]*[.P18]" office:value-type="float" office:value="4.06823630539599" calcext:value-type="float">
            <text:p>4.0682363054</text:p>
          </table:table-cell>
          <table:table-cell table:formula="of:=([.$Q$1]*[.Q18]*[.$Q$1])+[.$O$1]" office:value-type="float" office:value="1.4021105327325" calcext:value-type="float">
            <text:p>1.4021105327</text:p>
          </table:table-cell>
          <table:table-cell table:formula="of:=[.N19]/([.N19]+[.$M$1])" office:value-type="float" office:value="0.583699423330674" calcext:value-type="float">
            <text:p>0.5836994233</text:p>
          </table:table-cell>
          <table:table-cell table:formula="of:=[.M19]+[.O19]*((([.K19]*[.A19])+[.D19])-[.M19])" office:value-type="float" office:value="4.92523462120783" calcext:value-type="float">
            <text:p>4.9252346212</text:p>
          </table:table-cell>
          <table:table-cell table:formula="of:=(1-[.O19])*[.N19]" office:value-type="float" office:value="0.583699423330674" calcext:value-type="float">
            <text:p>0.5836994233</text:p>
          </table:table-cell>
          <table:table-cell table:formula="of:=[.D20]-[.P19]" office:value-type="float" office:value="-0.234105032583709" calcext:value-type="float">
            <text:p>-0.23410503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9]+[.A20]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formula="of:=[.D19]*0.8+([.K19]*0.03)" office:value-type="float" office:value="4.69112958862412" calcext:value-type="float">
            <text:p>4.6911295886</text:p>
          </table:table-cell>
          <table:table-cell table:formula="of:=[.C20]-[.D20]" office:value-type="float" office:value="0.308870411375875" calcext:value-type="float">
            <text:p>0.3088704114</text:p>
          </table:table-cell>
          <table:table-cell table:formula="of:=[.$C$2]*[.E20]" office:value-type="float" office:value="28.1072074352047" calcext:value-type="float">
            <text:p>28.1072074352</text:p>
          </table:table-cell>
          <table:table-cell table:formula="of:=[.G19]+([.E20]*[.A20])" office:value-type="float" office:value="0.0999845288241739" calcext:value-type="float">
            <text:p>0.0999845288</text:p>
          </table:table-cell>
          <table:table-cell table:formula="of:=[.$E$2]*[.G20]" office:value-type="float" office:value="19.9969057648348" calcext:value-type="float">
            <text:p>19.9969057648</text:p>
          </table:table-cell>
          <table:table-cell table:formula="of:=([.E20]-[.E19])/[.A20]" office:value-type="float" office:value="23.5544263719481" calcext:value-type="float">
            <text:p>23.5544263719</text:p>
          </table:table-cell>
          <table:table-cell table:formula="of:=[.$G$2]*[.I20]" office:value-type="float" office:value="-9.65731481249873" calcext:value-type="float">
            <text:p>-9.6573148125</text:p>
          </table:table-cell>
          <table:table-cell table:formula="of:=[.F20]+[.H20]+[.J20]" office:value-type="float" office:value="38.4467983875412" calcext:value-type="float">
            <text:p>38.4467983875412000000</text:p>
          </table:table-cell>
          <table:table-cell table:formula="of:=([.K20]-[.K19])/[.A20]" office:value-type="float" office:value="986.748093087635" calcext:value-type="float">
            <text:p>986.7480930876</text:p>
          </table:table-cell>
          <table:table-cell table:formula="of:=[.$Q$1]*[.P19]" office:value-type="float" office:value="4.0879447356025" calcext:value-type="float">
            <text:p>4.0879447356</text:p>
          </table:table-cell>
          <table:table-cell table:formula="of:=([.$Q$1]*[.Q19]*[.$Q$1])+[.$O$1]" office:value-type="float" office:value="1.4021105327325" calcext:value-type="float">
            <text:p>1.4021105327</text:p>
          </table:table-cell>
          <table:table-cell table:formula="of:=[.N20]/([.N20]+[.$M$1])" office:value-type="float" office:value="0.583699423330675" calcext:value-type="float">
            <text:p>0.5836994233</text:p>
          </table:table-cell>
          <table:table-cell table:formula="of:=[.M20]+[.O20]*((([.K20]*[.A20])+[.D20])-[.M20])" office:value-type="float" office:value="4.88885086742739" calcext:value-type="float">
            <text:p>4.8888508674</text:p>
          </table:table-cell>
          <table:table-cell table:formula="of:=(1-[.O20])*[.N20]" office:value-type="float" office:value="0.583699423330675" calcext:value-type="float">
            <text:p>0.5836994233</text:p>
          </table:table-cell>
          <table:table-cell table:formula="of:=[.D21]-[.P20]" office:value-type="float" office:value="0.0174567550981442" calcext:value-type="float">
            <text:p>0.017456755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0]+[.A21]"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formula="of:=[.D20]*0.8+([.K20]*0.03)" office:value-type="float" office:value="4.90630762252554" calcext:value-type="float">
            <text:p>4.9063076225</text:p>
          </table:table-cell>
          <table:table-cell table:formula="of:=[.C21]-[.D21]" office:value-type="float" office:value="0.093692377474464" calcext:value-type="float">
            <text:p>0.0936923775</text:p>
          </table:table-cell>
          <table:table-cell table:formula="of:=[.$C$2]*[.E21]" office:value-type="float" office:value="8.52600635017622" calcext:value-type="float">
            <text:p>8.5260063502</text:p>
          </table:table-cell>
          <table:table-cell table:formula="of:=[.G20]+([.E21]*[.A21])" office:value-type="float" office:value="0.101858376373663" calcext:value-type="float">
            <text:p>0.1018583764</text:p>
          </table:table-cell>
          <table:table-cell table:formula="of:=[.$E$2]*[.G21]" office:value-type="float" office:value="20.3716752747326" calcext:value-type="float">
            <text:p>20.3716752747</text:p>
          </table:table-cell>
          <table:table-cell table:formula="of:=([.E21]-[.E20])/[.A21]" office:value-type="float" office:value="-10.7589016950706" calcext:value-type="float">
            <text:p>-10.7589016951</text:p>
          </table:table-cell>
          <table:table-cell table:formula="of:=[.$G$2]*[.I21]" office:value-type="float" office:value="4.41114969497893" calcext:value-type="float">
            <text:p>4.411149695</text:p>
          </table:table-cell>
          <table:table-cell table:formula="of:=[.F21]+[.H21]+[.J21]" office:value-type="float" office:value="33.3088313198882" calcext:value-type="float">
            <text:p>33.3088313198882000000</text:p>
          </table:table-cell>
          <table:table-cell table:formula="of:=([.K21]-[.K20])/[.A21]" office:value-type="float" office:value="-256.89835338265" calcext:value-type="float">
            <text:p>-256.8983533827</text:p>
          </table:table-cell>
          <table:table-cell table:formula="of:=[.$Q$1]*[.P20]" office:value-type="float" office:value="4.05774621996474" calcext:value-type="float">
            <text:p>4.05774622</text:p>
          </table:table-cell>
          <table:table-cell table:formula="of:=([.$Q$1]*[.Q20]*[.$Q$1])+[.$O$1]" office:value-type="float" office:value="1.4021105327325" calcext:value-type="float">
            <text:p>1.4021105327</text:p>
          </table:table-cell>
          <table:table-cell table:formula="of:=[.N21]/([.N21]+[.$M$1])" office:value-type="float" office:value="0.583699423330675" calcext:value-type="float">
            <text:p>0.5836994233</text:p>
          </table:table-cell>
          <table:table-cell table:formula="of:=[.M21]+[.O21]*((([.K21]*[.A21])+[.D21])-[.M21])" office:value-type="float" office:value="4.94189793396489" calcext:value-type="float">
            <text:p>4.941897934</text:p>
          </table:table-cell>
          <table:table-cell table:formula="of:=(1-[.O21])*[.N21]" office:value-type="float" office:value="0.583699423330675" calcext:value-type="float">
            <text:p>0.5836994233</text:p>
          </table:table-cell>
          <table:table-cell table:formula="of:=[.D22]-[.P21]" office:value-type="float" office:value="-0.0175868963478179" calcext:value-type="float">
            <text:p>-0.01758689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1]+[.A22]"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formula="of:=[.D21]*0.8+([.K21]*0.03)" office:value-type="float" office:value="4.92431103761708" calcext:value-type="float">
            <text:p>4.9243110376</text:p>
          </table:table-cell>
          <table:table-cell table:formula="of:=[.C22]-[.D22]" office:value-type="float" office:value="0.0756889623829249" calcext:value-type="float">
            <text:p>0.0756889624</text:p>
          </table:table-cell>
          <table:table-cell table:formula="of:=[.$C$2]*[.E22]" office:value-type="float" office:value="6.88769557684616" calcext:value-type="float">
            <text:p>6.8876955768</text:p>
          </table:table-cell>
          <table:table-cell table:formula="of:=[.G21]+([.E22]*[.A22])" office:value-type="float" office:value="0.103372155621322" calcext:value-type="float">
            <text:p>0.1033721556</text:p>
          </table:table-cell>
          <table:table-cell table:formula="of:=[.$E$2]*[.G22]" office:value-type="float" office:value="20.6744311242643" calcext:value-type="float">
            <text:p>20.6744311243</text:p>
          </table:table-cell>
          <table:table-cell table:formula="of:=([.E22]-[.E21])/[.A22]" office:value-type="float" office:value="-0.900170754576957" calcext:value-type="float">
            <text:p>-0.9001707546</text:p>
          </table:table-cell>
          <table:table-cell table:formula="of:=[.$G$2]*[.I22]" office:value-type="float" office:value="0.369070009376552" calcext:value-type="float">
            <text:p>0.3690700094</text:p>
          </table:table-cell>
          <table:table-cell table:formula="of:=[.F22]+[.H22]+[.J22]" office:value-type="float" office:value="27.9311967104874" calcext:value-type="float">
            <text:p>27.9311967104874000000</text:p>
          </table:table-cell>
          <table:table-cell table:formula="of:=([.K22]-[.K21])/[.A22]" office:value-type="float" office:value="-268.88173047004" calcext:value-type="float">
            <text:p>-268.88173047</text:p>
          </table:table-cell>
          <table:table-cell table:formula="of:=[.$Q$1]*[.P21]" office:value-type="float" office:value="4.10177528519086" calcext:value-type="float">
            <text:p>4.1017752852</text:p>
          </table:table-cell>
          <table:table-cell table:formula="of:=([.$Q$1]*[.Q21]*[.$Q$1])+[.$O$1]" office:value-type="float" office:value="1.4021105327325" calcext:value-type="float">
            <text:p>1.4021105327</text:p>
          </table:table-cell>
          <table:table-cell table:formula="of:=[.N22]/([.N22]+[.$M$1])" office:value-type="float" office:value="0.583699423330675" calcext:value-type="float">
            <text:p>0.5836994233</text:p>
          </table:table-cell>
          <table:table-cell table:formula="of:=[.M22]+[.O22]*((([.K22]*[.A22])+[.D22])-[.M22])" office:value-type="float" office:value="4.90795739780785" calcext:value-type="float">
            <text:p>4.9079573978</text:p>
          </table:table-cell>
          <table:table-cell table:formula="of:=(1-[.O22])*[.N22]" office:value-type="float" office:value="0.583699423330675" calcext:value-type="float">
            <text:p>0.5836994233</text:p>
          </table:table-cell>
          <table:table-cell table:formula="of:=[.D23]-[.P22]" office:value-type="float" office:value="-0.130572666399566" calcext:value-type="float">
            <text:p>-0.13057266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2]+[.A23]"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formula="of:=[.D22]*0.8+([.K22]*0.03)" office:value-type="float" office:value="4.77738473140828" calcext:value-type="float">
            <text:p>4.7773847314</text:p>
          </table:table-cell>
          <table:table-cell table:formula="of:=[.C23]-[.D23]" office:value-type="float" office:value="0.222615268591718" calcext:value-type="float">
            <text:p>0.2226152686</text:p>
          </table:table-cell>
          <table:table-cell table:formula="of:=[.$C$2]*[.E23]" office:value-type="float" office:value="20.2579894418463" calcext:value-type="float">
            <text:p>20.2579894418</text:p>
          </table:table-cell>
          <table:table-cell table:formula="of:=[.G22]+([.E23]*[.A23])" office:value-type="float" office:value="0.107824460993156" calcext:value-type="float">
            <text:p>0.107824461</text:p>
          </table:table-cell>
          <table:table-cell table:formula="of:=[.$E$2]*[.G23]" office:value-type="float" office:value="21.5648921986312" calcext:value-type="float">
            <text:p>21.5648921986</text:p>
          </table:table-cell>
          <table:table-cell table:formula="of:=([.E23]-[.E22])/[.A23]" office:value-type="float" office:value="7.34631531043966" calcext:value-type="float">
            <text:p>7.3463153104</text:p>
          </table:table-cell>
          <table:table-cell table:formula="of:=[.$G$2]*[.I23]" office:value-type="float" office:value="-3.01198927728026" calcext:value-type="float">
            <text:p>-3.0119892773</text:p>
          </table:table-cell>
          <table:table-cell table:formula="of:=[.F23]+[.H23]+[.J23]" office:value-type="float" office:value="38.8108923631975" calcext:value-type="float">
            <text:p>38.8108923631975000000</text:p>
          </table:table-cell>
          <table:table-cell table:formula="of:=([.K23]-[.K22])/[.A23]" office:value-type="float" office:value="543.984782635505" calcext:value-type="float">
            <text:p>543.9847826355</text:p>
          </table:table-cell>
          <table:table-cell table:formula="of:=[.$Q$1]*[.P22]" office:value-type="float" office:value="4.07360464018051" calcext:value-type="float">
            <text:p>4.0736046402</text:p>
          </table:table-cell>
          <table:table-cell table:formula="of:=([.$Q$1]*[.Q22]*[.$Q$1])+[.$O$1]" office:value-type="float" office:value="1.4021105327325" calcext:value-type="float">
            <text:p>1.4021105327</text:p>
          </table:table-cell>
          <table:table-cell table:formula="of:=[.N23]/([.N23]+[.$M$1])" office:value-type="float" office:value="0.583699423330675" calcext:value-type="float">
            <text:p>0.5836994233</text:p>
          </table:table-cell>
          <table:table-cell table:formula="of:=[.M23]+[.O23]*((([.K23]*[.A23])+[.D23])-[.M23])" office:value-type="float" office:value="4.93747858340872" calcext:value-type="float">
            <text:p>4.9374785834</text:p>
          </table:table-cell>
          <table:table-cell table:formula="of:=(1-[.O23])*[.N23]" office:value-type="float" office:value="0.583699423330675" calcext:value-type="float">
            <text:p>0.5836994233</text:p>
          </table:table-cell>
          <table:table-cell table:formula="of:=[.D24]-[.P23]" office:value-type="float" office:value="0.0487559726138338" calcext:value-type="float">
            <text:p>0.04875597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3]+[.A24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formula="of:=[.D23]*0.8+([.K23]*0.03)" office:value-type="float" office:value="4.98623455602255" calcext:value-type="float">
            <text:p>4.986234556</text:p>
          </table:table-cell>
          <table:table-cell table:formula="of:=[.C24]-[.D24]" office:value-type="float" office:value="0.0137654439774488" calcext:value-type="float">
            <text:p>0.013765444</text:p>
          </table:table-cell>
          <table:table-cell table:formula="of:=[.$C$2]*[.E24]" office:value-type="float" office:value="1.25265540194784" calcext:value-type="float">
            <text:p>1.2526554019</text:p>
          </table:table-cell>
          <table:table-cell table:formula="of:=[.G23]+([.E24]*[.A24])" office:value-type="float" office:value="0.108099769872705" calcext:value-type="float">
            <text:p>0.1080997699</text:p>
          </table:table-cell>
          <table:table-cell table:formula="of:=[.$E$2]*[.G24]" office:value-type="float" office:value="21.619953974541" calcext:value-type="float">
            <text:p>21.6199539745</text:p>
          </table:table-cell>
          <table:table-cell table:formula="of:=([.E24]-[.E23])/[.A24]" office:value-type="float" office:value="-10.4424912307135" calcext:value-type="float">
            <text:p>-10.4424912307</text:p>
          </table:table-cell>
          <table:table-cell table:formula="of:=[.$G$2]*[.I24]" office:value-type="float" office:value="4.28142140459252" calcext:value-type="float">
            <text:p>4.2814214046</text:p>
          </table:table-cell>
          <table:table-cell table:formula="of:=[.F24]+[.H24]+[.J24]" office:value-type="float" office:value="27.1540307810815" calcext:value-type="float">
            <text:p>27.1540307810815000000</text:p>
          </table:table-cell>
          <table:table-cell table:formula="of:=([.K24]-[.K23])/[.A24]" office:value-type="float" office:value="-582.8430791058" calcext:value-type="float">
            <text:p>-582.8430791058</text:p>
          </table:table-cell>
          <table:table-cell table:formula="of:=[.$Q$1]*[.P23]" office:value-type="float" office:value="4.09810722422924" calcext:value-type="float">
            <text:p>4.0981072242</text:p>
          </table:table-cell>
          <table:table-cell table:formula="of:=([.$Q$1]*[.Q23]*[.$Q$1])+[.$O$1]" office:value-type="float" office:value="1.4021105327325" calcext:value-type="float">
            <text:p>1.4021105327</text:p>
          </table:table-cell>
          <table:table-cell table:formula="of:=[.N24]/([.N24]+[.$M$1])" office:value-type="float" office:value="0.583699423330675" calcext:value-type="float">
            <text:p>0.5836994233</text:p>
          </table:table-cell>
          <table:table-cell table:formula="of:=[.M24]+[.O24]*((([.K24]*[.A24])+[.D24])-[.M24])" office:value-type="float" office:value="4.93350247780162" calcext:value-type="float">
            <text:p>4.9335024778</text:p>
          </table:table-cell>
          <table:table-cell table:formula="of:=(1-[.O24])*[.N24]" office:value-type="float" office:value="0.583699423330675" calcext:value-type="float">
            <text:p>0.5836994233</text:p>
          </table:table-cell>
          <table:table-cell table:formula="of:=[.D25]-[.P24]" office:value-type="float" office:value="-0.129893909551132" calcext:value-type="float">
            <text:p>-0.12989390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4]+[.A25]"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formula="of:=[.D24]*0.8+([.K24]*0.03)" office:value-type="float" office:value="4.80360856825049" calcext:value-type="float">
            <text:p>4.8036085683</text:p>
          </table:table-cell>
          <table:table-cell table:formula="of:=[.C25]-[.D25]" office:value-type="float" office:value="0.196391431749514" calcext:value-type="float">
            <text:p>0.1963914317</text:p>
          </table:table-cell>
          <table:table-cell table:formula="of:=[.$C$2]*[.E25]" office:value-type="float" office:value="17.8716202892057" calcext:value-type="float">
            <text:p>17.8716202892</text:p>
          </table:table-cell>
          <table:table-cell table:formula="of:=[.G24]+([.E25]*[.A25])" office:value-type="float" office:value="0.112027598507695" calcext:value-type="float">
            <text:p>0.1120275985</text:p>
          </table:table-cell>
          <table:table-cell table:formula="of:=[.$E$2]*[.G25]" office:value-type="float" office:value="22.405519701539" calcext:value-type="float">
            <text:p>22.4055197015</text:p>
          </table:table-cell>
          <table:table-cell table:formula="of:=([.E25]-[.E24])/[.A25]" office:value-type="float" office:value="9.13129938860324" calcext:value-type="float">
            <text:p>9.1312993886</text:p>
          </table:table-cell>
          <table:table-cell table:formula="of:=[.$G$2]*[.I25]" office:value-type="float" office:value="-3.74383274932733" calcext:value-type="float">
            <text:p>-3.7438327493</text:p>
          </table:table-cell>
          <table:table-cell table:formula="of:=[.F25]+[.H25]+[.J25]" office:value-type="float" office:value="36.5333072414175" calcext:value-type="float">
            <text:p>36.5333072414175000000</text:p>
          </table:table-cell>
          <table:table-cell table:formula="of:=([.K25]-[.K24])/[.A25]" office:value-type="float" office:value="468.9638230168" calcext:value-type="float">
            <text:p>468.9638230168</text:p>
          </table:table-cell>
          <table:table-cell table:formula="of:=[.$Q$1]*[.P24]" office:value-type="float" office:value="4.09480705657534" calcext:value-type="float">
            <text:p>4.0948070566</text:p>
          </table:table-cell>
          <table:table-cell table:formula="of:=([.$Q$1]*[.Q24]*[.$Q$1])+[.$O$1]" office:value-type="float" office:value="1.4021105327325" calcext:value-type="float">
            <text:p>1.4021105327</text:p>
          </table:table-cell>
          <table:table-cell table:formula="of:=[.N25]/([.N25]+[.$M$1])" office:value-type="float" office:value="0.583699423330675" calcext:value-type="float">
            <text:p>0.5836994233</text:p>
          </table:table-cell>
          <table:table-cell table:formula="of:=[.M25]+[.O25]*((([.K25]*[.A25])+[.D25])-[.M25])" office:value-type="float" office:value="4.93502349757959" calcext:value-type="float">
            <text:p>4.9350234976</text:p>
          </table:table-cell>
          <table:table-cell table:formula="of:=(1-[.O25])*[.N25]" office:value-type="float" office:value="0.583699423330675" calcext:value-type="float">
            <text:p>0.5836994233</text:p>
          </table:table-cell>
          <table:table-cell table:formula="of:=[.D26]-[.P25]" office:value-type="float" office:value="0.00386257426332293" calcext:value-type="float">
            <text:p>0.003862574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5]+[.A26]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formula="of:=[.D25]*0.8+([.K25]*0.03)" office:value-type="float" office:value="4.93888607184291" calcext:value-type="float">
            <text:p>4.9388860718</text:p>
          </table:table-cell>
          <table:table-cell table:formula="of:=[.C26]-[.D26]" office:value-type="float" office:value="0.0611139281570861" calcext:value-type="float">
            <text:p>0.0611139282</text:p>
          </table:table-cell>
          <table:table-cell table:formula="of:=[.$C$2]*[.E26]" office:value-type="float" office:value="5.56136746229483" calcext:value-type="float">
            <text:p>5.5613674623</text:p>
          </table:table-cell>
          <table:table-cell table:formula="of:=[.G25]+([.E26]*[.A26])" office:value-type="float" office:value="0.113249877070837" calcext:value-type="float">
            <text:p>0.1132498771</text:p>
          </table:table-cell>
          <table:table-cell table:formula="of:=[.$E$2]*[.G26]" office:value-type="float" office:value="22.6499754141674" calcext:value-type="float">
            <text:p>22.6499754142</text:p>
          </table:table-cell>
          <table:table-cell table:formula="of:=([.E26]-[.E25])/[.A26]" office:value-type="float" office:value="-6.76387517962138" calcext:value-type="float">
            <text:p>-6.7638751796</text:p>
          </table:table-cell>
          <table:table-cell table:formula="of:=[.$G$2]*[.I26]" office:value-type="float" office:value="2.77318882364477" calcext:value-type="float">
            <text:p>2.7731888236</text:p>
          </table:table-cell>
          <table:table-cell table:formula="of:=[.F26]+[.H26]+[.J26]" office:value-type="float" office:value="30.984531700107" calcext:value-type="float">
            <text:p>30.9845317001070000000</text:p>
          </table:table-cell>
          <table:table-cell table:formula="of:=([.K26]-[.K25])/[.A26]" office:value-type="float" office:value="-277.438777065525" calcext:value-type="float">
            <text:p>-277.4387770655</text:p>
          </table:table-cell>
          <table:table-cell table:formula="of:=[.$Q$1]*[.P25]" office:value-type="float" office:value="4.09606950299106" calcext:value-type="float">
            <text:p>4.096069503</text:p>
          </table:table-cell>
          <table:table-cell table:formula="of:=([.$Q$1]*[.Q25]*[.$Q$1])+[.$O$1]" office:value-type="float" office:value="1.4021105327325" calcext:value-type="float">
            <text:p>1.4021105327</text:p>
          </table:table-cell>
          <table:table-cell table:formula="of:=[.N26]/([.N26]+[.$M$1])" office:value-type="float" office:value="0.583699423330675" calcext:value-type="float">
            <text:p>0.5836994233</text:p>
          </table:table-cell>
          <table:table-cell table:formula="of:=[.M26]+[.O26]*((([.K26]*[.A26])+[.D26])-[.M26])" office:value-type="float" office:value="4.9497341139139" calcext:value-type="float">
            <text:p>4.9497341139</text:p>
          </table:table-cell>
          <table:table-cell table:formula="of:=(1-[.O26])*[.N26]" office:value-type="float" office:value="0.583699423330675" calcext:value-type="float">
            <text:p>0.5836994233</text:p>
          </table:table-cell>
          <table:table-cell table:formula="of:=[.D27]-[.P26]" office:value-type="float" office:value="-0.0690893054363544" calcext:value-type="float">
            <text:p>-0.06908930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6]+[.A27]"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formula="of:=[.D26]*0.8+([.K26]*0.03)" office:value-type="float" office:value="4.88064480847754" calcext:value-type="float">
            <text:p>4.8806448085</text:p>
          </table:table-cell>
          <table:table-cell table:formula="of:=[.C27]-[.D27]" office:value-type="float" office:value="0.119355191522459" calcext:value-type="float">
            <text:p>0.1193551915</text:p>
          </table:table-cell>
          <table:table-cell table:formula="of:=[.$C$2]*[.E27]" office:value-type="float" office:value="10.8613224285438" calcext:value-type="float">
            <text:p>10.8613224285</text:p>
          </table:table-cell>
          <table:table-cell table:formula="of:=[.G26]+([.E27]*[.A27])" office:value-type="float" office:value="0.115636980901286" calcext:value-type="float">
            <text:p>0.1156369809</text:p>
          </table:table-cell>
          <table:table-cell table:formula="of:=[.$E$2]*[.G27]" office:value-type="float" office:value="23.1273961802572" calcext:value-type="float">
            <text:p>23.1273961803</text:p>
          </table:table-cell>
          <table:table-cell table:formula="of:=([.E27]-[.E26])/[.A27]" office:value-type="float" office:value="2.91206316826864" calcext:value-type="float">
            <text:p>2.9120631683</text:p>
          </table:table-cell>
          <table:table-cell table:formula="of:=[.$G$2]*[.I27]" office:value-type="float" office:value="-1.19394589899014" calcext:value-type="float">
            <text:p>-1.193945899</text:p>
          </table:table-cell>
          <table:table-cell table:formula="of:=[.F27]+[.H27]+[.J27]" office:value-type="float" office:value="32.7947727098109" calcext:value-type="float">
            <text:p>32.7947727098109000000</text:p>
          </table:table-cell>
          <table:table-cell table:formula="of:=([.K27]-[.K26])/[.A27]" office:value-type="float" office:value="90.5120504851951" calcext:value-type="float">
            <text:p>90.5120504852</text:p>
          </table:table-cell>
          <table:table-cell table:formula="of:=[.$Q$1]*[.P26]" office:value-type="float" office:value="4.10827931454853" calcext:value-type="float">
            <text:p>4.1082793145</text:p>
          </table:table-cell>
          <table:table-cell table:formula="of:=([.$Q$1]*[.Q26]*[.$Q$1])+[.$O$1]" office:value-type="float" office:value="1.4021105327325" calcext:value-type="float">
            <text:p>1.4021105327</text:p>
          </table:table-cell>
          <table:table-cell table:formula="of:=[.N27]/([.N27]+[.$M$1])" office:value-type="float" office:value="0.583699423330675" calcext:value-type="float">
            <text:p>0.5836994233</text:p>
          </table:table-cell>
          <table:table-cell table:formula="of:=[.M27]+[.O27]*((([.K27]*[.A27])+[.D27])-[.M27])" office:value-type="float" office:value="4.94195440633495" calcext:value-type="float">
            <text:p>4.9419544063</text:p>
          </table:table-cell>
          <table:table-cell table:formula="of:=(1-[.O27])*[.N27]" office:value-type="float" office:value="0.583699423330675" calcext:value-type="float">
            <text:p>0.5836994233</text:p>
          </table:table-cell>
          <table:table-cell table:formula="of:=[.D28]-[.P27]" office:value-type="float" office:value="-0.0535953782585903" calcext:value-type="float">
            <text:p>-0.05359537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7]+[.A28]"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formula="of:=[.D27]*0.8+([.K27]*0.03)" office:value-type="float" office:value="4.88835902807636" calcext:value-type="float">
            <text:p>4.8883590281</text:p>
          </table:table-cell>
          <table:table-cell table:formula="of:=[.C28]-[.D28]" office:value-type="float" office:value="5.11164097192364" calcext:value-type="float">
            <text:p>5.1116409719</text:p>
          </table:table-cell>
          <table:table-cell table:formula="of:=[.$C$2]*[.E28]" office:value-type="float" office:value="465.159328445051" calcext:value-type="float">
            <text:p>465.1593284451</text:p>
          </table:table-cell>
          <table:table-cell table:formula="of:=[.G27]+([.E28]*[.A28])" office:value-type="float" office:value="0.217869800339759" calcext:value-type="float">
            <text:p>0.2178698003</text:p>
          </table:table-cell>
          <table:table-cell table:formula="of:=[.$E$2]*[.G28]" office:value-type="float" office:value="43.5739600679518" calcext:value-type="float">
            <text:p>43.573960068</text:p>
          </table:table-cell>
          <table:table-cell table:formula="of:=([.E28]-[.E27])/[.A28]" office:value-type="float" office:value="249.614289020059" calcext:value-type="float">
            <text:p>249.6142890201</text:p>
          </table:table-cell>
          <table:table-cell table:formula="of:=[.$G$2]*[.I28]" office:value-type="float" office:value="-102.341858498224" calcext:value-type="float">
            <text:p>-102.3418584982</text:p>
          </table:table-cell>
          <table:table-cell table:formula="of:=[.F28]+[.H28]+[.J28]" office:value-type="float" office:value="406.391430014779" calcext:value-type="float">
            <text:p>406.3914300147790000000</text:p>
          </table:table-cell>
          <table:table-cell table:formula="of:=([.K28]-[.K27])/[.A28]" office:value-type="float" office:value="18679.8328652484" calcext:value-type="float">
            <text:p>18679.8328652484</text:p>
          </table:table-cell>
          <table:table-cell table:formula="of:=[.$Q$1]*[.P27]" office:value-type="float" office:value="4.10182215725801" calcext:value-type="float">
            <text:p>4.1018221573</text:p>
          </table:table-cell>
          <table:table-cell table:formula="of:=([.$Q$1]*[.Q27]*[.$Q$1])+[.$O$1]" office:value-type="float" office:value="1.4021105327325" calcext:value-type="float">
            <text:p>1.4021105327</text:p>
          </table:table-cell>
          <table:table-cell table:formula="of:=[.N28]/([.N28]+[.$M$1])" office:value-type="float" office:value="0.583699423330675" calcext:value-type="float">
            <text:p>0.5836994233</text:p>
          </table:table-cell>
          <table:table-cell table:formula="of:=[.M28]+[.O28]*((([.K28]*[.A28])+[.D28])-[.M28])" office:value-type="float" office:value="9.30513214210609" calcext:value-type="float">
            <text:p>9.3051321421</text:p>
          </table:table-cell>
          <table:table-cell table:formula="of:=(1-[.O28])*[.N28]" office:value-type="float" office:value="0.583699423330675" calcext:value-type="float">
            <text:p>0.5836994233</text:p>
          </table:table-cell>
          <table:table-cell table:formula="of:=[.D29]-[.P28]" office:value-type="float" office:value="6.79729798079837" calcext:value-type="float">
            <text:p>6.797297980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8]+[.A29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28]*0.8+([.K28]*0.03)" office:value-type="float" office:value="16.1024301229045" calcext:value-type="float">
            <text:p>16.1024301229</text:p>
          </table:table-cell>
          <table:table-cell table:formula="of:=[.C29]-[.D29]" office:value-type="float" office:value="-6.10243012290446" calcext:value-type="float">
            <text:p>-6.1024301229</text:p>
          </table:table-cell>
          <table:table-cell table:formula="of:=[.$C$2]*[.E29]" office:value-type="float" office:value="-555.321141184306" calcext:value-type="float">
            <text:p>-555.3211411843</text:p>
          </table:table-cell>
          <table:table-cell table:formula="of:=[.G28]+([.E29]*[.A29])" office:value-type="float" office:value="0.0958211978816698" calcext:value-type="float">
            <text:p>0.0958211979</text:p>
          </table:table-cell>
          <table:table-cell table:formula="of:=[.$E$2]*[.G29]" office:value-type="float" office:value="19.164239576334" calcext:value-type="float">
            <text:p>19.1642395763</text:p>
          </table:table-cell>
          <table:table-cell table:formula="of:=([.E29]-[.E28])/[.A29]" office:value-type="float" office:value="-560.703554741405" calcext:value-type="float">
            <text:p>-560.7035547414</text:p>
          </table:table-cell>
          <table:table-cell table:formula="of:=[.$G$2]*[.I29]" office:value-type="float" office:value="229.888457443976" calcext:value-type="float">
            <text:p>229.888457444</text:p>
          </table:table-cell>
          <table:table-cell table:formula="of:=[.F29]+[.H29]+[.J29]" office:value-type="float" office:value="-306.268444163995" calcext:value-type="float">
            <text:p>-306.2684441639950000000</text:p>
          </table:table-cell>
          <table:table-cell table:formula="of:=([.K29]-[.K28])/[.A29]" office:value-type="float" office:value="-35632.9937089387" calcext:value-type="float">
            <text:p>-35632.9937089387</text:p>
          </table:table-cell>
          <table:table-cell table:formula="of:=[.$Q$1]*[.P28]" office:value-type="float" office:value="7.72325967794806" calcext:value-type="float">
            <text:p>7.7232596779</text:p>
          </table:table-cell>
          <table:table-cell table:formula="of:=([.$Q$1]*[.Q28]*[.$Q$1])+[.$O$1]" office:value-type="float" office:value="1.4021105327325" calcext:value-type="float">
            <text:p>1.4021105327</text:p>
          </table:table-cell>
          <table:table-cell table:formula="of:=[.N29]/([.N29]+[.$M$1])" office:value-type="float" office:value="0.583699423330675" calcext:value-type="float">
            <text:p>0.5836994233</text:p>
          </table:table-cell>
          <table:table-cell table:formula="of:=[.M29]+[.O29]*((([.K29]*[.A29])+[.D29])-[.M29])" office:value-type="float" office:value="9.03880234980041" calcext:value-type="float">
            <text:p>9.0388023498</text:p>
          </table:table-cell>
          <table:table-cell table:formula="of:=(1-[.O29])*[.N29]" office:value-type="float" office:value="0.583699423330675" calcext:value-type="float">
            <text:p>0.5836994233</text:p>
          </table:table-cell>
          <table:table-cell table:formula="of:=[.D30]-[.P29]" office:value-type="float" office:value="-5.34491157639669" calcext:value-type="float">
            <text:p>-5.34491157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9]+[.A30]"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formula="of:=[.D29]*0.8+([.K29]*0.03)" office:value-type="float" office:value="3.69389077340372" calcext:value-type="float">
            <text:p>3.6938907734</text:p>
          </table:table-cell>
          <table:table-cell table:formula="of:=[.C30]-[.D30]" office:value-type="float" office:value="6.30610922659628" calcext:value-type="float">
            <text:p>6.3061092266</text:p>
          </table:table-cell>
          <table:table-cell table:formula="of:=[.$C$2]*[.E30]" office:value-type="float" office:value="573.855939620262" calcext:value-type="float">
            <text:p>573.8559396203</text:p>
          </table:table-cell>
          <table:table-cell table:formula="of:=[.G29]+([.E30]*[.A30])" office:value-type="float" office:value="0.221943382413595" calcext:value-type="float">
            <text:p>0.2219433824</text:p>
          </table:table-cell>
          <table:table-cell table:formula="of:=[.$E$2]*[.G30]" office:value-type="float" office:value="44.3886764827191" calcext:value-type="float">
            <text:p>44.3886764827</text:p>
          </table:table-cell>
          <table:table-cell table:formula="of:=([.E30]-[.E29])/[.A30]" office:value-type="float" office:value="620.426967475037" calcext:value-type="float">
            <text:p>620.426967475</text:p>
          </table:table-cell>
          <table:table-cell table:formula="of:=[.$G$2]*[.I30]" office:value-type="float" office:value="-254.375056664765" calcext:value-type="float">
            <text:p>-254.3750566648</text:p>
          </table:table-cell>
          <table:table-cell table:formula="of:=[.F30]+[.H30]+[.J30]" office:value-type="float" office:value="363.869559438217" calcext:value-type="float">
            <text:p>363.8695594382170000000</text:p>
          </table:table-cell>
          <table:table-cell table:formula="of:=([.K30]-[.K29])/[.A30]" office:value-type="float" office:value="33506.9001801106" calcext:value-type="float">
            <text:p>33506.9001801106</text:p>
          </table:table-cell>
          <table:table-cell table:formula="of:=[.$Q$1]*[.P29]" office:value-type="float" office:value="7.50220595033434" calcext:value-type="float">
            <text:p>7.5022059503</text:p>
          </table:table-cell>
          <table:table-cell table:formula="of:=([.$Q$1]*[.Q29]*[.$Q$1])+[.$O$1]" office:value-type="float" office:value="1.4021105327325" calcext:value-type="float">
            <text:p>1.4021105327</text:p>
          </table:table-cell>
          <table:table-cell table:formula="of:=[.N30]/([.N30]+[.$M$1])" office:value-type="float" office:value="0.583699423330675" calcext:value-type="float">
            <text:p>0.5836994233</text:p>
          </table:table-cell>
          <table:table-cell table:formula="of:=[.M30]+[.O30]*((([.K30]*[.A30])+[.D30])-[.M30])" office:value-type="float" office:value="9.52710361793196" calcext:value-type="float">
            <text:p>9.5271036179</text:p>
          </table:table-cell>
          <table:table-cell table:formula="of:=(1-[.O30])*[.N30]" office:value-type="float" office:value="0.583699423330675" calcext:value-type="float">
            <text:p>0.5836994233</text:p>
          </table:table-cell>
          <table:table-cell table:formula="of:=[.D31]-[.P30]" office:value-type="float" office:value="4.34409578393753" calcext:value-type="float">
            <text:p>4.344095783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0]+[.A31]"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formula="of:=[.D30]*0.8+([.K30]*0.03)" office:value-type="float" office:value="13.8711994018695" calcext:value-type="float">
            <text:p>13.8711994019</text:p>
          </table:table-cell>
          <table:table-cell table:formula="of:=[.C31]-[.D31]" office:value-type="float" office:value="-3.87119940186948" calcext:value-type="float">
            <text:p>-3.8711994019</text:p>
          </table:table-cell>
          <table:table-cell table:formula="of:=[.$C$2]*[.E31]" office:value-type="float" office:value="-352.279145570123" calcext:value-type="float">
            <text:p>-352.2791455701</text:p>
          </table:table-cell>
          <table:table-cell table:formula="of:=[.G30]+([.E31]*[.A31])" office:value-type="float" office:value="0.144519394376206" calcext:value-type="float">
            <text:p>0.1445193944</text:p>
          </table:table-cell>
          <table:table-cell table:formula="of:=[.$E$2]*[.G31]" office:value-type="float" office:value="28.9038788752411" calcext:value-type="float">
            <text:p>28.9038788752</text:p>
          </table:table-cell>
          <table:table-cell table:formula="of:=([.E31]-[.E30])/[.A31]" office:value-type="float" office:value="-508.865431423288" calcext:value-type="float">
            <text:p>-508.8654314233</text:p>
          </table:table-cell>
          <table:table-cell table:formula="of:=[.$G$2]*[.I31]" office:value-type="float" office:value="208.634826883548" calcext:value-type="float">
            <text:p>208.6348268835</text:p>
          </table:table-cell>
          <table:table-cell table:formula="of:=[.F31]+[.H31]+[.J31]" office:value-type="float" office:value="-114.740439811332" calcext:value-type="float">
            <text:p>-114.7404398113320000000</text:p>
          </table:table-cell>
          <table:table-cell table:formula="of:=([.K31]-[.K30])/[.A31]" office:value-type="float" office:value="-23930.4999624775" calcext:value-type="float">
            <text:p>-23930.4999624775</text:p>
          </table:table-cell>
          <table:table-cell table:formula="of:=[.$Q$1]*[.P30]" office:value-type="float" office:value="7.90749600288352" calcext:value-type="float">
            <text:p>7.9074960029</text:p>
          </table:table-cell>
          <table:table-cell table:formula="of:=([.$Q$1]*[.Q30]*[.$Q$1])+[.$O$1]" office:value-type="float" office:value="1.4021105327325" calcext:value-type="float">
            <text:p>1.4021105327</text:p>
          </table:table-cell>
          <table:table-cell table:formula="of:=[.N31]/([.N31]+[.$M$1])" office:value-type="float" office:value="0.583699423330675" calcext:value-type="float">
            <text:p>0.5836994233</text:p>
          </table:table-cell>
          <table:table-cell table:formula="of:=[.M31]+[.O31]*((([.K31]*[.A31])+[.D31])-[.M31])" office:value-type="float" office:value="10.0490276667752" calcext:value-type="float">
            <text:p>10.0490276668</text:p>
          </table:table-cell>
          <table:table-cell table:formula="of:=(1-[.O31])*[.N31]" office:value-type="float" office:value="0.583699423330675" calcext:value-type="float">
            <text:p>0.5836994233</text:p>
          </table:table-cell>
          <table:table-cell table:formula="of:=[.D32]-[.P31]" office:value-type="float" office:value="-2.39428133961954" calcext:value-type="float">
            <text:p>-2.39428133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1]+[.A32]"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formula="of:=[.D31]*0.8+([.K31]*0.03)" office:value-type="float" office:value="7.65474632715563" calcext:value-type="float">
            <text:p>7.6547463272</text:p>
          </table:table-cell>
          <table:table-cell table:formula="of:=[.C32]-[.D32]" office:value-type="float" office:value="2.34525367284437" calcext:value-type="float">
            <text:p>2.3452536728</text:p>
          </table:table-cell>
          <table:table-cell table:formula="of:=[.$C$2]*[.E32]" office:value-type="float" office:value="213.418084228838" calcext:value-type="float">
            <text:p>213.4180842288</text:p>
          </table:table-cell>
          <table:table-cell table:formula="of:=[.G31]+([.E32]*[.A32])" office:value-type="float" office:value="0.191424467833093" calcext:value-type="float">
            <text:p>0.1914244678</text:p>
          </table:table-cell>
          <table:table-cell table:formula="of:=[.$E$2]*[.G32]" office:value-type="float" office:value="38.2848935666186" calcext:value-type="float">
            <text:p>38.2848935666</text:p>
          </table:table-cell>
          <table:table-cell table:formula="of:=([.E32]-[.E31])/[.A32]" office:value-type="float" office:value="310.822653735693" calcext:value-type="float">
            <text:p>310.8226537357</text:p>
          </table:table-cell>
          <table:table-cell table:formula="of:=[.$G$2]*[.I32]" office:value-type="float" office:value="-127.437288031634" calcext:value-type="float">
            <text:p>-127.4372880316</text:p>
          </table:table-cell>
          <table:table-cell table:formula="of:=[.F32]+[.H32]+[.J32]" office:value-type="float" office:value="124.265689763824" calcext:value-type="float">
            <text:p>124.2656897638240000000</text:p>
          </table:table-cell>
          <table:table-cell table:formula="of:=([.K32]-[.K31])/[.A32]" office:value-type="float" office:value="11950.3064787578" calcext:value-type="float">
            <text:p>11950.3064787578</text:p>
          </table:table-cell>
          <table:table-cell table:formula="of:=[.$Q$1]*[.P31]" office:value-type="float" office:value="8.34069296342339" calcext:value-type="float">
            <text:p>8.3406929634</text:p>
          </table:table-cell>
          <table:table-cell table:formula="of:=([.$Q$1]*[.Q31]*[.$Q$1])+[.$O$1]" office:value-type="float" office:value="1.4021105327325" calcext:value-type="float">
            <text:p>1.4021105327</text:p>
          </table:table-cell>
          <table:table-cell table:formula="of:=[.N32]/([.N32]+[.$M$1])" office:value-type="float" office:value="0.583699423330675" calcext:value-type="float">
            <text:p>0.5836994233</text:p>
          </table:table-cell>
          <table:table-cell table:formula="of:=[.M32]+[.O32]*((([.K32]*[.A32])+[.D32])-[.M32])" office:value-type="float" office:value="9.39098253649693" calcext:value-type="float">
            <text:p>9.3909825365</text:p>
          </table:table-cell>
          <table:table-cell table:formula="of:=(1-[.O32])*[.N32]" office:value-type="float" office:value="0.583699423330675" calcext:value-type="float">
            <text:p>0.5836994233</text:p>
          </table:table-cell>
          <table:table-cell table:formula="of:=[.D33]-[.P32]" office:value-type="float" office:value="0.460785218142291" calcext:value-type="float">
            <text:p>0.460785218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2]+[.A33]"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formula="of:=[.D32]*0.8+([.K32]*0.03)" office:value-type="float" office:value="9.85176775463922" calcext:value-type="float">
            <text:p>9.8517677546</text:p>
          </table:table-cell>
          <table:table-cell table:formula="of:=[.C33]-[.D33]" office:value-type="float" office:value="0.148232245360777" calcext:value-type="float">
            <text:p>0.1482322454</text:p>
          </table:table-cell>
          <table:table-cell table:formula="of:=[.$C$2]*[.E33]" office:value-type="float" office:value="13.4891343278307" calcext:value-type="float">
            <text:p>13.4891343278</text:p>
          </table:table-cell>
          <table:table-cell table:formula="of:=[.G32]+([.E33]*[.A33])" office:value-type="float" office:value="0.194389112740309" calcext:value-type="float">
            <text:p>0.1943891127</text:p>
          </table:table-cell>
          <table:table-cell table:formula="of:=[.$E$2]*[.G33]" office:value-type="float" office:value="38.8778225480617" calcext:value-type="float">
            <text:p>38.8778225481</text:p>
          </table:table-cell>
          <table:table-cell table:formula="of:=([.E33]-[.E32])/[.A33]" office:value-type="float" office:value="-109.85107137418" calcext:value-type="float">
            <text:p>-109.8510713742</text:p>
          </table:table-cell>
          <table:table-cell table:formula="of:=[.$G$2]*[.I33]" office:value-type="float" office:value="45.0389392634137" calcext:value-type="float">
            <text:p>45.0389392634</text:p>
          </table:table-cell>
          <table:table-cell table:formula="of:=[.F33]+[.H33]+[.J33]" office:value-type="float" office:value="97.4058961393078" calcext:value-type="float">
            <text:p>97.4058961393078000000</text:p>
          </table:table-cell>
          <table:table-cell table:formula="of:=([.K33]-[.K32])/[.A33]" office:value-type="float" office:value="-1342.98968122581" calcext:value-type="float">
            <text:p>-1342.9896812258</text:p>
          </table:table-cell>
          <table:table-cell table:formula="of:=[.$Q$1]*[.P32]" office:value-type="float" office:value="7.79451550529245" calcext:value-type="float">
            <text:p>7.7945155053</text:p>
          </table:table-cell>
          <table:table-cell table:formula="of:=([.$Q$1]*[.Q32]*[.$Q$1])+[.$O$1]" office:value-type="float" office:value="1.4021105327325" calcext:value-type="float">
            <text:p>1.4021105327</text:p>
          </table:table-cell>
          <table:table-cell table:formula="of:=[.N33]/([.N33]+[.$M$1])" office:value-type="float" office:value="0.583699423330675" calcext:value-type="float">
            <text:p>0.5836994233</text:p>
          </table:table-cell>
          <table:table-cell table:formula="of:=[.M33]+[.O33]*((([.K33]*[.A33])+[.D33])-[.M33])" office:value-type="float" office:value="10.1324477649923" calcext:value-type="float">
            <text:p>10.132447765</text:p>
          </table:table-cell>
          <table:table-cell table:formula="of:=(1-[.O33])*[.N33]" office:value-type="float" office:value="0.583699423330675" calcext:value-type="float">
            <text:p>0.5836994233</text:p>
          </table:table-cell>
          <table:table-cell table:formula="of:=[.D34]-[.P33]" office:value-type="float" office:value="0.671143322898285" calcext:value-type="float">
            <text:p>0.67114332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3]+[.A34]"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D33]*0.8+([.K33]*0.03)" office:value-type="float" office:value="10.8035910878906" calcext:value-type="float">
            <text:p>10.8035910879</text:p>
          </table:table-cell>
          <table:table-cell table:formula="of:=[.C34]-[.D34]" office:value-type="float" office:value="-0.803591087890613" calcext:value-type="float">
            <text:p>-0.8035910879</text:p>
          </table:table-cell>
          <table:table-cell table:formula="of:=[.$C$2]*[.E34]" office:value-type="float" office:value="-73.1267889980458" calcext:value-type="float">
            <text:p>-73.126788998</text:p>
          </table:table-cell>
          <table:table-cell table:formula="of:=[.G33]+([.E34]*[.A34])" office:value-type="float" office:value="0.178317290982496" calcext:value-type="float">
            <text:p>0.178317291</text:p>
          </table:table-cell>
          <table:table-cell table:formula="of:=[.$E$2]*[.G34]" office:value-type="float" office:value="35.6634581964993" calcext:value-type="float">
            <text:p>35.6634581965</text:p>
          </table:table-cell>
          <table:table-cell table:formula="of:=([.E34]-[.E33])/[.A34]" office:value-type="float" office:value="-47.5911666625695" calcext:value-type="float">
            <text:p>-47.5911666626</text:p>
          </table:table-cell>
          <table:table-cell table:formula="of:=[.$G$2]*[.I34]" office:value-type="float" office:value="19.5123783316535" calcext:value-type="float">
            <text:p>19.5123783317</text:p>
          </table:table-cell>
          <table:table-cell table:formula="of:=[.F34]+[.H34]+[.J34]" office:value-type="float" office:value="-17.9509524698914" calcext:value-type="float">
            <text:p>-17.9509524698914000000</text:p>
          </table:table-cell>
          <table:table-cell table:formula="of:=([.K34]-[.K33])/[.A34]" office:value-type="float" office:value="-5767.84243045996" calcext:value-type="float">
            <text:p>-5767.84243046</text:p>
          </table:table-cell>
          <table:table-cell table:formula="of:=[.$Q$1]*[.P33]" office:value-type="float" office:value="8.40993164494363" calcext:value-type="float">
            <text:p>8.4099316449</text:p>
          </table:table-cell>
          <table:table-cell table:formula="of:=([.$Q$1]*[.Q33]*[.$Q$1])+[.$O$1]" office:value-type="float" office:value="1.4021105327325" calcext:value-type="float">
            <text:p>1.4021105327</text:p>
          </table:table-cell>
          <table:table-cell table:formula="of:=[.N34]/([.N34]+[.$M$1])" office:value-type="float" office:value="0.583699423330675" calcext:value-type="float">
            <text:p>0.5836994233</text:p>
          </table:table-cell>
          <table:table-cell table:formula="of:=[.M34]+[.O34]*((([.K34]*[.A34])+[.D34])-[.M34])" office:value-type="float" office:value="9.59755006934357" calcext:value-type="float">
            <text:p>9.5975500693</text:p>
          </table:table-cell>
          <table:table-cell table:formula="of:=(1-[.O34])*[.N34]" office:value-type="float" office:value="0.583699423330675" calcext:value-type="float">
            <text:p>0.5836994233</text:p>
          </table:table-cell>
          <table:table-cell table:formula="of:=[.D35]-[.P34]" office:value-type="float" office:value="-1.49320577312782" calcext:value-type="float">
            <text:p>-1.493205773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4]+[.A35]"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formula="of:=[.D34]*0.8+([.K34]*0.03)" office:value-type="float" office:value="8.10434429621575" calcext:value-type="float">
            <text:p>8.1043442962</text:p>
          </table:table-cell>
          <table:table-cell table:formula="of:=[.C35]-[.D35]" office:value-type="float" office:value="1.89565570378425" calcext:value-type="float">
            <text:p>1.8956557038</text:p>
          </table:table-cell>
          <table:table-cell table:formula="of:=[.$C$2]*[.E35]" office:value-type="float" office:value="172.504669044367" calcext:value-type="float">
            <text:p>172.5046690444</text:p>
          </table:table-cell>
          <table:table-cell table:formula="of:=[.G34]+([.E35]*[.A35])" office:value-type="float" office:value="0.216230405058181" calcext:value-type="float">
            <text:p>0.2162304051</text:p>
          </table:table-cell>
          <table:table-cell table:formula="of:=[.$E$2]*[.G35]" office:value-type="float" office:value="43.2460810116363" calcext:value-type="float">
            <text:p>43.2460810116</text:p>
          </table:table-cell>
          <table:table-cell table:formula="of:=([.E35]-[.E34])/[.A35]" office:value-type="float" office:value="134.962339583743" calcext:value-type="float">
            <text:p>134.9623395837</text:p>
          </table:table-cell>
          <table:table-cell table:formula="of:=[.$G$2]*[.I35]" office:value-type="float" office:value="-55.3345592293347" calcext:value-type="float">
            <text:p>-55.3345592293</text:p>
          </table:table-cell>
          <table:table-cell table:formula="of:=[.F35]+[.H35]+[.J35]" office:value-type="float" office:value="160.41619082667" calcext:value-type="float">
            <text:p>160.4161908266700000000</text:p>
          </table:table-cell>
          <table:table-cell table:formula="of:=([.K35]-[.K34])/[.A35]" office:value-type="float" office:value="8918.35716482807" calcext:value-type="float">
            <text:p>8918.3571648281</text:p>
          </table:table-cell>
          <table:table-cell table:formula="of:=[.$Q$1]*[.P34]" office:value-type="float" office:value="7.96596655755516" calcext:value-type="float">
            <text:p>7.9659665576</text:p>
          </table:table-cell>
          <table:table-cell table:formula="of:=([.$Q$1]*[.Q34]*[.$Q$1])+[.$O$1]" office:value-type="float" office:value="1.4021105327325" calcext:value-type="float">
            <text:p>1.4021105327</text:p>
          </table:table-cell>
          <table:table-cell table:formula="of:=[.N35]/([.N35]+[.$M$1])" office:value-type="float" office:value="0.583699423330675" calcext:value-type="float">
            <text:p>0.5836994233</text:p>
          </table:table-cell>
          <table:table-cell table:formula="of:=[.M35]+[.O35]*((([.K35]*[.A35])+[.D35])-[.M35])" office:value-type="float" office:value="9.91943432538177" calcext:value-type="float">
            <text:p>9.9194343254</text:p>
          </table:table-cell>
          <table:table-cell table:formula="of:=(1-[.O35])*[.N35]" office:value-type="float" office:value="0.583699423330675" calcext:value-type="float">
            <text:p>0.5836994233</text:p>
          </table:table-cell>
          <table:table-cell table:formula="of:=[.D36]-[.P35]" office:value-type="float" office:value="1.37652683639093" calcext:value-type="float">
            <text:p>1.37652683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5]+[.A36]"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formula="of:=[.D35]*0.8+([.K35]*0.03)" office:value-type="float" office:value="11.2959611617727" calcext:value-type="float">
            <text:p>11.2959611618</text:p>
          </table:table-cell>
          <table:table-cell table:formula="of:=[.C36]-[.D36]" office:value-type="float" office:value="-1.2959611617727" calcext:value-type="float">
            <text:p>-1.2959611618</text:p>
          </table:table-cell>
          <table:table-cell table:formula="of:=[.$C$2]*[.E36]" office:value-type="float" office:value="-117.932465721316" calcext:value-type="float">
            <text:p>-117.9324657213</text:p>
          </table:table-cell>
          <table:table-cell table:formula="of:=[.G35]+([.E36]*[.A36])" office:value-type="float" office:value="0.190311181822727" calcext:value-type="float">
            <text:p>0.1903111818</text:p>
          </table:table-cell>
          <table:table-cell table:formula="of:=[.$E$2]*[.G36]" office:value-type="float" office:value="38.0622363645455" calcext:value-type="float">
            <text:p>38.0622363645</text:p>
          </table:table-cell>
          <table:table-cell table:formula="of:=([.E36]-[.E35])/[.A36]" office:value-type="float" office:value="-159.580843277848" calcext:value-type="float">
            <text:p>-159.5808432778</text:p>
          </table:table-cell>
          <table:table-cell table:formula="of:=[.$G$2]*[.I36]" office:value-type="float" office:value="65.4281457439175" calcext:value-type="float">
            <text:p>65.4281457439</text:p>
          </table:table-cell>
          <table:table-cell table:formula="of:=[.F36]+[.H36]+[.J36]" office:value-type="float" office:value="-14.4420836128511" calcext:value-type="float">
            <text:p>-14.4420836128511000000</text:p>
          </table:table-cell>
          <table:table-cell table:formula="of:=([.K36]-[.K35])/[.A36]" office:value-type="float" office:value="-8742.91372197605" calcext:value-type="float">
            <text:p>-8742.9137219761</text:p>
          </table:table-cell>
          <table:table-cell table:formula="of:=[.$Q$1]*[.P35]" office:value-type="float" office:value="8.23313049006687" calcext:value-type="float">
            <text:p>8.2331304901</text:p>
          </table:table-cell>
          <table:table-cell table:formula="of:=([.$Q$1]*[.Q35]*[.$Q$1])+[.$O$1]" office:value-type="float" office:value="1.4021105327325" calcext:value-type="float">
            <text:p>1.4021105327</text:p>
          </table:table-cell>
          <table:table-cell table:formula="of:=[.N36]/([.N36]+[.$M$1])" office:value-type="float" office:value="0.583699423330675" calcext:value-type="float">
            <text:p>0.5836994233</text:p>
          </table:table-cell>
          <table:table-cell table:formula="of:=[.M36]+[.O36]*((([.K36]*[.A36])+[.D36])-[.M36])" office:value-type="float" office:value="9.85230626937078" calcext:value-type="float">
            <text:p>9.8523062694</text:p>
          </table:table-cell>
          <table:table-cell table:formula="of:=(1-[.O36])*[.N36]" office:value-type="float" office:value="0.583699423330675" calcext:value-type="float">
            <text:p>0.5836994233</text:p>
          </table:table-cell>
          <table:table-cell table:formula="of:=[.D37]-[.P36]" office:value-type="float" office:value="-1.24879984833815" calcext:value-type="float">
            <text:p>-1.24879984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6]+[.A37]"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formula="of:=[.D36]*0.8+([.K36]*0.03)" office:value-type="float" office:value="8.60350642103263" calcext:value-type="float">
            <text:p>8.603506421</text:p>
          </table:table-cell>
          <table:table-cell table:formula="of:=[.C37]-[.D37]" office:value-type="float" office:value="1.39649357896737" calcext:value-type="float">
            <text:p>1.396493579</text:p>
          </table:table-cell>
          <table:table-cell table:formula="of:=[.$C$2]*[.E37]" office:value-type="float" office:value="127.080915686031" calcext:value-type="float">
            <text:p>127.080915686</text:p>
          </table:table-cell>
          <table:table-cell table:formula="of:=[.G36]+([.E37]*[.A37])" office:value-type="float" office:value="0.218241053402075" calcext:value-type="float">
            <text:p>0.2182410534</text:p>
          </table:table-cell>
          <table:table-cell table:formula="of:=[.$E$2]*[.G37]" office:value-type="float" office:value="43.648210680415" calcext:value-type="float">
            <text:p>43.6482106804</text:p>
          </table:table-cell>
          <table:table-cell table:formula="of:=([.E37]-[.E36])/[.A37]" office:value-type="float" office:value="134.622737037004" calcext:value-type="float">
            <text:p>134.622737037</text:p>
          </table:table-cell>
          <table:table-cell table:formula="of:=[.$G$2]*[.I37]" office:value-type="float" office:value="-55.1953221851715" calcext:value-type="float">
            <text:p>-55.1953221852</text:p>
          </table:table-cell>
          <table:table-cell table:formula="of:=[.F37]+[.H37]+[.J37]" office:value-type="float" office:value="115.533804181276" calcext:value-type="float">
            <text:p>115.5338041812760000000</text:p>
          </table:table-cell>
          <table:table-cell table:formula="of:=([.K37]-[.K36])/[.A37]" office:value-type="float" office:value="6498.79438970635" calcext:value-type="float">
            <text:p>6498.7943897064</text:p>
          </table:table-cell>
          <table:table-cell table:formula="of:=[.$Q$1]*[.P36]" office:value-type="float" office:value="8.17741420357774" calcext:value-type="float">
            <text:p>8.1774142036</text:p>
          </table:table-cell>
          <table:table-cell table:formula="of:=([.$Q$1]*[.Q36]*[.$Q$1])+[.$O$1]" office:value-type="float" office:value="1.4021105327325" calcext:value-type="float">
            <text:p>1.4021105327</text:p>
          </table:table-cell>
          <table:table-cell table:formula="of:=[.N37]/([.N37]+[.$M$1])" office:value-type="float" office:value="0.583699423330675" calcext:value-type="float">
            <text:p>0.5836994233</text:p>
          </table:table-cell>
          <table:table-cell table:formula="of:=[.M37]+[.O37]*((([.K37]*[.A37])+[.D37])-[.M37])" office:value-type="float" office:value="9.77486428270805" calcext:value-type="float">
            <text:p>9.7748642827</text:p>
          </table:table-cell>
          <table:table-cell table:formula="of:=(1-[.O37])*[.N37]" office:value-type="float" office:value="0.583699423330675" calcext:value-type="float">
            <text:p>0.5836994233</text:p>
          </table:table-cell>
          <table:table-cell table:formula="of:=[.D38]-[.P37]" office:value-type="float" office:value="0.573954979556335" calcext:value-type="float">
            <text:p>0.57395497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7]+[.A38]"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formula="of:=[.D37]*0.8+([.K37]*0.03)" office:value-type="float" office:value="10.3488192622644" calcext:value-type="float">
            <text:p>10.3488192623</text:p>
          </table:table-cell>
          <table:table-cell table:formula="of:=[.C38]-[.D38]" office:value-type="float" office:value="-0.348819262264382" calcext:value-type="float">
            <text:p>-0.3488192623</text:p>
          </table:table-cell>
          <table:table-cell table:formula="of:=[.$C$2]*[.E38]" office:value-type="float" office:value="-31.7425528660587" calcext:value-type="float">
            <text:p>-31.7425528661</text:p>
          </table:table-cell>
          <table:table-cell table:formula="of:=[.G37]+([.E38]*[.A38])" office:value-type="float" office:value="0.211264668156787" calcext:value-type="float">
            <text:p>0.2112646682</text:p>
          </table:table-cell>
          <table:table-cell table:formula="of:=[.$E$2]*[.G38]" office:value-type="float" office:value="42.2529336313575" calcext:value-type="float">
            <text:p>42.2529336314</text:p>
          </table:table-cell>
          <table:table-cell table:formula="of:=([.E38]-[.E37])/[.A38]" office:value-type="float" office:value="-87.2656420615877" calcext:value-type="float">
            <text:p>-87.2656420616</text:p>
          </table:table-cell>
          <table:table-cell table:formula="of:=[.$G$2]*[.I38]" office:value-type="float" office:value="35.778913245251" calcext:value-type="float">
            <text:p>35.7789132453</text:p>
          </table:table-cell>
          <table:table-cell table:formula="of:=[.F38]+[.H38]+[.J38]" office:value-type="float" office:value="46.2892940105513" calcext:value-type="float">
            <text:p>46.2892940105513000000</text:p>
          </table:table-cell>
          <table:table-cell table:formula="of:=([.K38]-[.K37])/[.A38]" office:value-type="float" office:value="-3462.22550853623" calcext:value-type="float">
            <text:p>-3462.2255085362</text:p>
          </table:table-cell>
          <table:table-cell table:formula="of:=[.$Q$1]*[.P37]" office:value-type="float" office:value="8.11313735464768" calcext:value-type="float">
            <text:p>8.1131373546</text:p>
          </table:table-cell>
          <table:table-cell table:formula="of:=([.$Q$1]*[.Q37]*[.$Q$1])+[.$O$1]" office:value-type="float" office:value="1.4021105327325" calcext:value-type="float">
            <text:p>1.4021105327</text:p>
          </table:table-cell>
          <table:table-cell table:formula="of:=[.N38]/([.N38]+[.$M$1])" office:value-type="float" office:value="0.583699423330675" calcext:value-type="float">
            <text:p>0.5836994233</text:p>
          </table:table-cell>
          <table:table-cell table:formula="of:=[.M38]+[.O38]*((([.K38]*[.A38])+[.D38])-[.M38])" office:value-type="float" office:value="9.95848427928123" calcext:value-type="float">
            <text:p>9.9584842793</text:p>
          </table:table-cell>
          <table:table-cell table:formula="of:=(1-[.O38])*[.N38]" office:value-type="float" office:value="0.583699423330675" calcext:value-type="float">
            <text:p>0.5836994233</text:p>
          </table:table-cell>
          <table:table-cell table:formula="of:=[.D39]-[.P38]" office:value-type="float" office:value="-0.290750049153184" calcext:value-type="float">
            <text:p>-0.290750049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8]+[.A39]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38]*0.8+([.K38]*0.03)" office:value-type="float" office:value="9.66773423012804" calcext:value-type="float">
            <text:p>9.6677342301</text:p>
          </table:table-cell>
          <table:table-cell table:formula="of:=[.C39]-[.D39]" office:value-type="float" office:value="0.332265769871956" calcext:value-type="float">
            <text:p>0.3322657699</text:p>
          </table:table-cell>
          <table:table-cell table:formula="of:=[.$C$2]*[.E39]" office:value-type="float" office:value="30.236185058348" calcext:value-type="float">
            <text:p>30.2361850583</text:p>
          </table:table-cell>
          <table:table-cell table:formula="of:=[.G38]+([.E39]*[.A39])" office:value-type="float" office:value="0.217909983554226" calcext:value-type="float">
            <text:p>0.2179099836</text:p>
          </table:table-cell>
          <table:table-cell table:formula="of:=[.$E$2]*[.G39]" office:value-type="float" office:value="43.5819967108453" calcext:value-type="float">
            <text:p>43.5819967108</text:p>
          </table:table-cell>
          <table:table-cell table:formula="of:=([.E39]-[.E38])/[.A39]" office:value-type="float" office:value="34.0542516068169" calcext:value-type="float">
            <text:p>34.0542516068</text:p>
          </table:table-cell>
          <table:table-cell table:formula="of:=[.$G$2]*[.I39]" office:value-type="float" office:value="-13.9622431587949" calcext:value-type="float">
            <text:p>-13.9622431588</text:p>
          </table:table-cell>
          <table:table-cell table:formula="of:=[.F39]+[.H39]+[.J39]" office:value-type="float" office:value="59.8559386103999" calcext:value-type="float">
            <text:p>59.8559386103999000000</text:p>
          </table:table-cell>
          <table:table-cell table:formula="of:=([.K39]-[.K38])/[.A39]" office:value-type="float" office:value="678.33222999243" calcext:value-type="float">
            <text:p>678.3322299924</text:p>
          </table:table-cell>
          <table:table-cell table:formula="of:=[.$Q$1]*[.P38]" office:value-type="float" office:value="8.26554195180342" calcext:value-type="float">
            <text:p>8.2655419518</text:p>
          </table:table-cell>
          <table:table-cell table:formula="of:=([.$Q$1]*[.Q38]*[.$Q$1])+[.$O$1]" office:value-type="float" office:value="1.4021105327325" calcext:value-type="float">
            <text:p>1.4021105327</text:p>
          </table:table-cell>
          <table:table-cell table:formula="of:=[.N39]/([.N39]+[.$M$1])" office:value-type="float" office:value="0.583699423330675" calcext:value-type="float">
            <text:p>0.5836994233</text:p>
          </table:table-cell>
          <table:table-cell table:formula="of:=[.M39]+[.O39]*((([.K39]*[.A39])+[.D39])-[.M39])" office:value-type="float" office:value="9.78275831305636" calcext:value-type="float">
            <text:p>9.7827583131</text:p>
          </table:table-cell>
          <table:table-cell table:formula="of:=(1-[.O39])*[.N39]" office:value-type="float" office:value="0.583699423330675" calcext:value-type="float">
            <text:p>0.5836994233</text:p>
          </table:table-cell>
          <table:table-cell table:formula="of:=[.D40]-[.P39]" office:value-type="float" office:value="-0.25289277064193" calcext:value-type="float">
            <text:p>-0.25289277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9]+[.A40]"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D39]*0.8+([.K39]*0.03)" office:value-type="float" office:value="9.52986554241443" calcext:value-type="float">
            <text:p>9.5298655424</text:p>
          </table:table-cell>
          <table:table-cell table:formula="of:=[.C40]-[.D40]" office:value-type="float" office:value="0.470134457585568" calcext:value-type="float">
            <text:p>0.4701344576</text:p>
          </table:table-cell>
          <table:table-cell table:formula="of:=[.$C$2]*[.E40]" office:value-type="float" office:value="42.7822356402866" calcext:value-type="float">
            <text:p>42.7822356403</text:p>
          </table:table-cell>
          <table:table-cell table:formula="of:=[.G39]+([.E40]*[.A40])" office:value-type="float" office:value="0.227312672705938" calcext:value-type="float">
            <text:p>0.2273126727</text:p>
          </table:table-cell>
          <table:table-cell table:formula="of:=[.$E$2]*[.G40]" office:value-type="float" office:value="45.4625345411875" calcext:value-type="float">
            <text:p>45.4625345412</text:p>
          </table:table-cell>
          <table:table-cell table:formula="of:=([.E40]-[.E39])/[.A40]" office:value-type="float" office:value="6.89343438568057" calcext:value-type="float">
            <text:p>6.8934343857</text:p>
          </table:table-cell>
          <table:table-cell table:formula="of:=[.$G$2]*[.I40]" office:value-type="float" office:value="-2.82630809812904" calcext:value-type="float">
            <text:p>-2.8263080981</text:p>
          </table:table-cell>
          <table:table-cell table:formula="of:=[.F40]+[.H40]+[.J40]" office:value-type="float" office:value="85.4184620833467" calcext:value-type="float">
            <text:p>85.4184620833467000000</text:p>
          </table:table-cell>
          <table:table-cell table:formula="of:=([.K40]-[.K39])/[.A40]" office:value-type="float" office:value="1278.12617364734" calcext:value-type="float">
            <text:p>1278.1261736473</text:p>
          </table:table-cell>
          <table:table-cell table:formula="of:=[.$Q$1]*[.P39]" office:value-type="float" office:value="8.11968939983678" calcext:value-type="float">
            <text:p>8.1196893998</text:p>
          </table:table-cell>
          <table:table-cell table:formula="of:=([.$Q$1]*[.Q39]*[.$Q$1])+[.$O$1]" office:value-type="float" office:value="1.4021105327325" calcext:value-type="float">
            <text:p>1.4021105327</text:p>
          </table:table-cell>
          <table:table-cell table:formula="of:=[.N40]/([.N40]+[.$M$1])" office:value-type="float" office:value="0.583699423330675" calcext:value-type="float">
            <text:p>0.5836994233</text:p>
          </table:table-cell>
          <table:table-cell table:formula="of:=[.M40]+[.O40]*((([.K40]*[.A40])+[.D40])-[.M40])" office:value-type="float" office:value="9.93998254225089" calcext:value-type="float">
            <text:p>9.9399825423</text:p>
          </table:table-cell>
          <table:table-cell table:formula="of:=(1-[.O40])*[.N40]" office:value-type="float" office:value="0.583699423330675" calcext:value-type="float">
            <text:p>0.5836994233</text:p>
          </table:table-cell>
          <table:table-cell table:formula="of:=[.D41]-[.P40]" office:value-type="float" office:value="0.246463754181063" calcext:value-type="float">
            <text:p>0.246463754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0]+[.A41]"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D40]*0.8+([.K40]*0.03)" office:value-type="float" office:value="10.1864462964319" calcext:value-type="float">
            <text:p>10.1864462964</text:p>
          </table:table-cell>
          <table:table-cell table:formula="of:=[.C41]-[.D41]" office:value-type="float" office:value="-0.186446296431948" calcext:value-type="float">
            <text:p>-0.1864462964</text:p>
          </table:table-cell>
          <table:table-cell table:formula="of:=[.$C$2]*[.E41]" office:value-type="float" office:value="-16.9666129753072" calcext:value-type="float">
            <text:p>-16.9666129753</text:p>
          </table:table-cell>
          <table:table-cell table:formula="of:=[.G40]+([.E41]*[.A41])" office:value-type="float" office:value="0.223583746777299" calcext:value-type="float">
            <text:p>0.2235837468</text:p>
          </table:table-cell>
          <table:table-cell table:formula="of:=[.$E$2]*[.G41]" office:value-type="float" office:value="44.7167493554598" calcext:value-type="float">
            <text:p>44.7167493555</text:p>
          </table:table-cell>
          <table:table-cell table:formula="of:=([.E41]-[.E40])/[.A41]" office:value-type="float" office:value="-32.8290377008758" calcext:value-type="float">
            <text:p>-32.8290377009</text:p>
          </table:table-cell>
          <table:table-cell table:formula="of:=[.$G$2]*[.I41]" office:value-type="float" office:value="13.4599054573591" calcext:value-type="float">
            <text:p>13.4599054574</text:p>
          </table:table-cell>
          <table:table-cell table:formula="of:=[.F41]+[.H41]+[.J41]" office:value-type="float" office:value="41.2100418375132" calcext:value-type="float">
            <text:p>41.2100418375132000000</text:p>
          </table:table-cell>
          <table:table-cell table:formula="of:=([.K41]-[.K40])/[.A41]" office:value-type="float" office:value="-2210.42101229167" calcext:value-type="float">
            <text:p>-2210.4210122917</text:p>
          </table:table-cell>
          <table:table-cell table:formula="of:=[.$Q$1]*[.P40]" office:value-type="float" office:value="8.25018551006824" calcext:value-type="float">
            <text:p>8.2501855101</text:p>
          </table:table-cell>
          <table:table-cell table:formula="of:=([.$Q$1]*[.Q40]*[.$Q$1])+[.$O$1]" office:value-type="float" office:value="1.4021105327325" calcext:value-type="float">
            <text:p>1.4021105327</text:p>
          </table:table-cell>
          <table:table-cell table:formula="of:=[.N41]/([.N41]+[.$M$1])" office:value-type="float" office:value="0.583699423330675" calcext:value-type="float">
            <text:p>0.5836994233</text:p>
          </table:table-cell>
          <table:table-cell table:formula="of:=[.M41]+[.O41]*((([.K41]*[.A41])+[.D41])-[.M41])" office:value-type="float" office:value="9.86146536760632" calcext:value-type="float">
            <text:p>9.8614653676</text:p>
          </table:table-cell>
          <table:table-cell table:formula="of:=(1-[.O41])*[.N41]" office:value-type="float" office:value="0.583699423330675" calcext:value-type="float">
            <text:p>0.5836994233</text:p>
          </table:table-cell>
          <table:table-cell table:formula="of:=[.D42]-[.P41]" office:value-type="float" office:value="-0.476007075335367" calcext:value-type="float">
            <text:p>-0.476007075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1]+[.A42]"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formula="of:=[.D41]*0.8+([.K41]*0.03)" office:value-type="float" office:value="9.38545829227095" calcext:value-type="float">
            <text:p>9.3854582923</text:p>
          </table:table-cell>
          <table:table-cell table:formula="of:=[.C42]-[.D42]" office:value-type="float" office:value="0.614541707729046" calcext:value-type="float">
            <text:p>0.6145417077</text:p>
          </table:table-cell>
          <table:table-cell table:formula="of:=[.$C$2]*[.E42]" office:value-type="float" office:value="55.9232954033432" calcext:value-type="float">
            <text:p>55.9232954033</text:p>
          </table:table-cell>
          <table:table-cell table:formula="of:=[.G41]+([.E42]*[.A42])" office:value-type="float" office:value="0.23587458093188" calcext:value-type="float">
            <text:p>0.2358745809</text:p>
          </table:table-cell>
          <table:table-cell table:formula="of:=[.$E$2]*[.G42]" office:value-type="float" office:value="47.1749161863759" calcext:value-type="float">
            <text:p>47.1749161864</text:p>
          </table:table-cell>
          <table:table-cell table:formula="of:=([.E42]-[.E41])/[.A42]" office:value-type="float" office:value="40.0494002080497" calcext:value-type="float">
            <text:p>40.049400208</text:p>
          </table:table-cell>
          <table:table-cell table:formula="of:=[.$G$2]*[.I42]" office:value-type="float" office:value="-16.4202540853004" calcext:value-type="float">
            <text:p>-16.4202540853</text:p>
          </table:table-cell>
          <table:table-cell table:formula="of:=[.F42]+[.H42]+[.J42]" office:value-type="float" office:value="86.6779575044204" calcext:value-type="float">
            <text:p>86.6779575044204000000</text:p>
          </table:table-cell>
          <table:table-cell table:formula="of:=([.K42]-[.K41])/[.A42]" office:value-type="float" office:value="2273.39578334536" calcext:value-type="float">
            <text:p>2273.3957833454</text:p>
          </table:table-cell>
          <table:table-cell table:formula="of:=[.$Q$1]*[.P41]" office:value-type="float" office:value="8.18501625511325" calcext:value-type="float">
            <text:p>8.1850162551</text:p>
          </table:table-cell>
          <table:table-cell table:formula="of:=([.$Q$1]*[.Q41]*[.$Q$1])+[.$O$1]" office:value-type="float" office:value="1.4021105327325" calcext:value-type="float">
            <text:p>1.4021105327</text:p>
          </table:table-cell>
          <table:table-cell table:formula="of:=[.N42]/([.N42]+[.$M$1])" office:value-type="float" office:value="0.583699423330675" calcext:value-type="float">
            <text:p>0.5836994233</text:p>
          </table:table-cell>
          <table:table-cell table:formula="of:=[.M42]+[.O42]*((([.K42]*[.A42])+[.D42])-[.M42])" office:value-type="float" office:value="9.89759105616032" calcext:value-type="float">
            <text:p>9.8975910562</text:p>
          </table:table-cell>
          <table:table-cell table:formula="of:=(1-[.O42])*[.N42]" office:value-type="float" office:value="0.583699423330675" calcext:value-type="float">
            <text:p>0.5836994233</text:p>
          </table:table-cell>
          <table:table-cell table:formula="of:=[.D43]-[.P42]" office:value-type="float" office:value="0.211114302789055" calcext:value-type="float">
            <text:p>0.211114302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2]+[.A43]"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formula="of:=[.D42]*0.8+([.K42]*0.03)" office:value-type="float" office:value="10.1087053589494" calcext:value-type="float">
            <text:p>10.1087053589</text:p>
          </table:table-cell>
          <table:table-cell table:formula="of:=[.C43]-[.D43]" office:value-type="float" office:value="-0.108705358949376" calcext:value-type="float">
            <text:p>-0.1087053589</text:p>
          </table:table-cell>
          <table:table-cell table:formula="of:=[.$C$2]*[.E43]" office:value-type="float" office:value="-9.89218766439318" calcext:value-type="float">
            <text:p>-9.8921876644</text:p>
          </table:table-cell>
          <table:table-cell table:formula="of:=[.G42]+([.E43]*[.A43])" office:value-type="float" office:value="0.233700473752892" calcext:value-type="float">
            <text:p>0.2337004738</text:p>
          </table:table-cell>
          <table:table-cell table:formula="of:=[.$E$2]*[.G43]" office:value-type="float" office:value="46.7400947505784" calcext:value-type="float">
            <text:p>46.7400947506</text:p>
          </table:table-cell>
          <table:table-cell table:formula="of:=([.E43]-[.E42])/[.A43]" office:value-type="float" office:value="-36.1623533339211" calcext:value-type="float">
            <text:p>-36.1623533339</text:p>
          </table:table-cell>
          <table:table-cell table:formula="of:=[.$G$2]*[.I43]" office:value-type="float" office:value="14.8265648669076" calcext:value-type="float">
            <text:p>14.8265648669</text:p>
          </table:table-cell>
          <table:table-cell table:formula="of:=[.F43]+[.H43]+[.J43]" office:value-type="float" office:value="51.6744719530945" calcext:value-type="float">
            <text:p>51.6744719530945000000</text:p>
          </table:table-cell>
          <table:table-cell table:formula="of:=([.K43]-[.K42])/[.A43]" office:value-type="float" office:value="-1750.1742775663" calcext:value-type="float">
            <text:p>-1750.1742775663</text:p>
          </table:table-cell>
          <table:table-cell table:formula="of:=[.$Q$1]*[.P42]" office:value-type="float" office:value="8.21500057661307" calcext:value-type="float">
            <text:p>8.2150005766</text:p>
          </table:table-cell>
          <table:table-cell table:formula="of:=([.$Q$1]*[.Q42]*[.$Q$1])+[.$O$1]" office:value-type="float" office:value="1.4021105327325" calcext:value-type="float">
            <text:p>1.4021105327</text:p>
          </table:table-cell>
          <table:table-cell table:formula="of:=[.N43]/([.N43]+[.$M$1])" office:value-type="float" office:value="0.583699423330675" calcext:value-type="float">
            <text:p>0.5836994233</text:p>
          </table:table-cell>
          <table:table-cell table:formula="of:=[.M43]+[.O43]*((([.K43]*[.A43])+[.D43])-[.M43])" office:value-type="float" office:value="9.92360215562008" calcext:value-type="float">
            <text:p>9.9236021556</text:p>
          </table:table-cell>
          <table:table-cell table:formula="of:=(1-[.O43])*[.N43]" office:value-type="float" office:value="0.583699423330675" calcext:value-type="float">
            <text:p>0.5836994233</text:p>
          </table:table-cell>
          <table:table-cell table:formula="of:=[.D44]-[.P43]" office:value-type="float" office:value="-0.286403709867743" calcext:value-type="float">
            <text:p>-0.286403709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3]+[.A44]"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43]*0.8+([.K43]*0.03)" office:value-type="float" office:value="9.63719844575234" calcext:value-type="float">
            <text:p>9.6371984458</text:p>
          </table:table-cell>
          <table:table-cell table:formula="of:=[.C44]-[.D44]" office:value-type="float" office:value="0.362801554247664" calcext:value-type="float">
            <text:p>0.3628015542</text:p>
          </table:table-cell>
          <table:table-cell table:formula="of:=[.$C$2]*[.E44]" office:value-type="float" office:value="33.0149414365374" calcext:value-type="float">
            <text:p>33.0149414365</text:p>
          </table:table-cell>
          <table:table-cell table:formula="of:=[.G43]+([.E44]*[.A44])" office:value-type="float" office:value="0.240956504837845" calcext:value-type="float">
            <text:p>0.2409565048</text:p>
          </table:table-cell>
          <table:table-cell table:formula="of:=[.$E$2]*[.G44]" office:value-type="float" office:value="48.1913009675691" calcext:value-type="float">
            <text:p>48.1913009676</text:p>
          </table:table-cell>
          <table:table-cell table:formula="of:=([.E44]-[.E43])/[.A44]" office:value-type="float" office:value="23.575345659852" calcext:value-type="float">
            <text:p>23.5753456599</text:p>
          </table:table-cell>
          <table:table-cell table:formula="of:=[.$G$2]*[.I44]" office:value-type="float" office:value="-9.66589172053931" calcext:value-type="float">
            <text:p>-9.6658917205</text:p>
          </table:table-cell>
          <table:table-cell table:formula="of:=[.F44]+[.H44]+[.J44]" office:value-type="float" office:value="71.5403506835686" calcext:value-type="float">
            <text:p>71.5403506835686000000</text:p>
          </table:table-cell>
          <table:table-cell table:formula="of:=([.K44]-[.K43])/[.A44]" office:value-type="float" office:value="993.293936523705" calcext:value-type="float">
            <text:p>993.2939365237</text:p>
          </table:table-cell>
          <table:table-cell table:formula="of:=[.$Q$1]*[.P43]" office:value-type="float" office:value="8.23658978916467" calcext:value-type="float">
            <text:p>8.2365897892</text:p>
          </table:table-cell>
          <table:table-cell table:formula="of:=([.$Q$1]*[.Q43]*[.$Q$1])+[.$O$1]" office:value-type="float" office:value="1.4021105327325" calcext:value-type="float">
            <text:p>1.4021105327</text:p>
          </table:table-cell>
          <table:table-cell table:formula="of:=[.N44]/([.N44]+[.$M$1])" office:value-type="float" office:value="0.583699423330675" calcext:value-type="float">
            <text:p>0.5836994233</text:p>
          </table:table-cell>
          <table:table-cell table:formula="of:=[.M44]+[.O44]*((([.K44]*[.A44])+[.D44])-[.M44])" office:value-type="float" office:value="9.88928548310431" calcext:value-type="float">
            <text:p>9.8892854831</text:p>
          </table:table-cell>
          <table:table-cell table:formula="of:=(1-[.O44])*[.N44]" office:value-type="float" office:value="0.583699423330675" calcext:value-type="float">
            <text:p>0.5836994233</text:p>
          </table:table-cell>
          <table:table-cell table:formula="of:=[.D45]-[.P44]" office:value-type="float" office:value="-0.03331620599538" calcext:value-type="float">
            <text:p>-0.0333162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4]+[.A45]"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formula="of:=[.D44]*0.8+([.K44]*0.03)" office:value-type="float" office:value="9.85596927710893" calcext:value-type="float">
            <text:p>9.8559692771</text:p>
          </table:table-cell>
          <table:table-cell table:formula="of:=[.C45]-[.D45]" office:value-type="float" office:value="0.144030722891074" calcext:value-type="float">
            <text:p>0.1440307229</text:p>
          </table:table-cell>
          <table:table-cell table:formula="of:=[.$C$2]*[.E45]" office:value-type="float" office:value="13.1067957830877" calcext:value-type="float">
            <text:p>13.1067957831</text:p>
          </table:table-cell>
          <table:table-cell table:formula="of:=[.G44]+([.E45]*[.A45])" office:value-type="float" office:value="0.243837119295667" calcext:value-type="float">
            <text:p>0.2438371193</text:p>
          </table:table-cell>
          <table:table-cell table:formula="of:=[.$E$2]*[.G45]" office:value-type="float" office:value="48.7674238591334" calcext:value-type="float">
            <text:p>48.7674238591</text:p>
          </table:table-cell>
          <table:table-cell table:formula="of:=([.E45]-[.E44])/[.A45]" office:value-type="float" office:value="-10.9385415678295" calcext:value-type="float">
            <text:p>-10.9385415678</text:p>
          </table:table-cell>
          <table:table-cell table:formula="of:=[.$G$2]*[.I45]" office:value-type="float" office:value="4.48480204281009" calcext:value-type="float">
            <text:p>4.4848020428</text:p>
          </table:table-cell>
          <table:table-cell table:formula="of:=[.F45]+[.H45]+[.J45]" office:value-type="float" office:value="66.3590216850324" calcext:value-type="float">
            <text:p>66.3590216850324000000</text:p>
          </table:table-cell>
          <table:table-cell table:formula="of:=([.K45]-[.K44])/[.A45]" office:value-type="float" office:value="-259.06644992681" calcext:value-type="float">
            <text:p>-259.0664499268</text:p>
          </table:table-cell>
          <table:table-cell table:formula="of:=[.$Q$1]*[.P44]" office:value-type="float" office:value="8.20810695097658" calcext:value-type="float">
            <text:p>8.208106951</text:p>
          </table:table-cell>
          <table:table-cell table:formula="of:=([.$Q$1]*[.Q44]*[.$Q$1])+[.$O$1]" office:value-type="float" office:value="1.4021105327325" calcext:value-type="float">
            <text:p>1.4021105327</text:p>
          </table:table-cell>
          <table:table-cell table:formula="of:=[.N45]/([.N45]+[.$M$1])" office:value-type="float" office:value="0.583699423330675" calcext:value-type="float">
            <text:p>0.5836994233</text:p>
          </table:table-cell>
          <table:table-cell table:formula="of:=[.M45]+[.O45]*((([.K45]*[.A45])+[.D45])-[.M45])" office:value-type="float" office:value="9.9446376942752" calcext:value-type="float">
            <text:p>9.9446376943</text:p>
          </table:table-cell>
          <table:table-cell table:formula="of:=(1-[.O45])*[.N45]" office:value-type="float" office:value="0.583699423330675" calcext:value-type="float">
            <text:p>0.5836994233</text:p>
          </table:table-cell>
          <table:table-cell table:formula="of:=[.D46]-[.P45]" office:value-type="float" office:value="-0.0690916220370816" calcext:value-type="float">
            <text:p>-0.06909162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5]+[.A46]"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formula="of:=[.D45]*0.8+([.K45]*0.03)" office:value-type="float" office:value="9.87554607223811" calcext:value-type="float">
            <text:p>9.8755460722</text:p>
          </table:table-cell>
          <table:table-cell table:formula="of:=[.C46]-[.D46]" office:value-type="float" office:value="0.124453927761886" calcext:value-type="float">
            <text:p>0.1244539278</text:p>
          </table:table-cell>
          <table:table-cell table:formula="of:=[.$C$2]*[.E46]" office:value-type="float" office:value="11.3253074263316" calcext:value-type="float">
            <text:p>11.3253074263</text:p>
          </table:table-cell>
          <table:table-cell table:formula="of:=[.G45]+([.E46]*[.A46])" office:value-type="float" office:value="0.246326197850905" calcext:value-type="float">
            <text:p>0.2463261979</text:p>
          </table:table-cell>
          <table:table-cell table:formula="of:=[.$E$2]*[.G46]" office:value-type="float" office:value="49.2652395701809" calcext:value-type="float">
            <text:p>49.2652395702</text:p>
          </table:table-cell>
          <table:table-cell table:formula="of:=([.E46]-[.E45])/[.A46]" office:value-type="float" office:value="-0.978839756459404" calcext:value-type="float">
            <text:p>-0.9788397565</text:p>
          </table:table-cell>
          <table:table-cell table:formula="of:=[.$G$2]*[.I46]" office:value-type="float" office:value="0.401324300148356" calcext:value-type="float">
            <text:p>0.4013243001</text:p>
          </table:table-cell>
          <table:table-cell table:formula="of:=[.F46]+[.H46]+[.J46]" office:value-type="float" office:value="60.9918712966621" calcext:value-type="float">
            <text:p>60.9918712966621000000</text:p>
          </table:table-cell>
          <table:table-cell table:formula="of:=([.K46]-[.K45])/[.A46]" office:value-type="float" office:value="-268.357519418515" calcext:value-type="float">
            <text:p>-268.3575194185</text:p>
          </table:table-cell>
          <table:table-cell table:formula="of:=[.$Q$1]*[.P45]" office:value-type="float" office:value="8.25404928624841" calcext:value-type="float">
            <text:p>8.2540492862</text:p>
          </table:table-cell>
          <table:table-cell table:formula="of:=([.$Q$1]*[.Q45]*[.$Q$1])+[.$O$1]" office:value-type="float" office:value="1.4021105327325" calcext:value-type="float">
            <text:p>1.4021105327</text:p>
          </table:table-cell>
          <table:table-cell table:formula="of:=[.N46]/([.N46]+[.$M$1])" office:value-type="float" office:value="0.583699423330675" calcext:value-type="float">
            <text:p>0.5836994233</text:p>
          </table:table-cell>
          <table:table-cell table:formula="of:=[.M46]+[.O46]*((([.K46]*[.A46])+[.D46])-[.M46])" office:value-type="float" office:value="9.91253442723755" calcext:value-type="float">
            <text:p>9.9125344272</text:p>
          </table:table-cell>
          <table:table-cell table:formula="of:=(1-[.O46])*[.N46]" office:value-type="float" office:value="0.583699423330675" calcext:value-type="float">
            <text:p>0.5836994233</text:p>
          </table:table-cell>
          <table:table-cell table:formula="of:=[.D47]-[.P46]" office:value-type="float" office:value="-0.182341430547197" calcext:value-type="float">
            <text:p>-0.18234143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6]+[.A47]"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formula="of:=[.D46]*0.8+([.K46]*0.03)" office:value-type="float" office:value="9.73019299669036" calcext:value-type="float">
            <text:p>9.7301929967</text:p>
          </table:table-cell>
          <table:table-cell table:formula="of:=[.C47]-[.D47]" office:value-type="float" office:value="0.269807003309644" calcext:value-type="float">
            <text:p>0.2698070033</text:p>
          </table:table-cell>
          <table:table-cell table:formula="of:=[.$C$2]*[.E47]" office:value-type="float" office:value="24.5524373011776" calcext:value-type="float">
            <text:p>24.5524373012</text:p>
          </table:table-cell>
          <table:table-cell table:formula="of:=[.G46]+([.E47]*[.A47])" office:value-type="float" office:value="0.251722337917098" calcext:value-type="float">
            <text:p>0.2517223379</text:p>
          </table:table-cell>
          <table:table-cell table:formula="of:=[.$E$2]*[.G47]" office:value-type="float" office:value="50.3444675834195" calcext:value-type="float">
            <text:p>50.3444675834</text:p>
          </table:table-cell>
          <table:table-cell table:formula="of:=([.E47]-[.E46])/[.A47]" office:value-type="float" office:value="7.26765377738792" calcext:value-type="float">
            <text:p>7.2676537774</text:p>
          </table:table-cell>
          <table:table-cell table:formula="of:=[.$G$2]*[.I47]" office:value-type="float" office:value="-2.97973804872905" calcext:value-type="float">
            <text:p>-2.9797380487</text:p>
          </table:table-cell>
          <table:table-cell table:formula="of:=[.F47]+[.H47]+[.J47]" office:value-type="float" office:value="71.9171668358694" calcext:value-type="float">
            <text:p>71.9171668358694000000</text:p>
          </table:table-cell>
          <table:table-cell table:formula="of:=([.K47]-[.K46])/[.A47]" office:value-type="float" office:value="546.264776960365" calcext:value-type="float">
            <text:p>546.2647769604</text:p>
          </table:table-cell>
          <table:table-cell table:formula="of:=[.$Q$1]*[.P46]" office:value-type="float" office:value="8.22740357460717" calcext:value-type="float">
            <text:p>8.2274035746</text:p>
          </table:table-cell>
          <table:table-cell table:formula="of:=([.$Q$1]*[.Q46]*[.$Q$1])+[.$O$1]" office:value-type="float" office:value="1.4021105327325" calcext:value-type="float">
            <text:p>1.4021105327</text:p>
          </table:table-cell>
          <table:table-cell table:formula="of:=[.N47]/([.N47]+[.$M$1])" office:value-type="float" office:value="0.583699423330675" calcext:value-type="float">
            <text:p>0.5836994233</text:p>
          </table:table-cell>
          <table:table-cell table:formula="of:=[.M47]+[.O47]*((([.K47]*[.A47])+[.D47])-[.M47])" office:value-type="float" office:value="9.94414106985802" calcext:value-type="float">
            <text:p>9.9441410699</text:p>
          </table:table-cell>
          <table:table-cell table:formula="of:=(1-[.O47])*[.N47]" office:value-type="float" office:value="0.583699423330675" calcext:value-type="float">
            <text:p>0.5836994233</text:p>
          </table:table-cell>
          <table:table-cell table:formula="of:=[.D48]-[.P47]" office:value-type="float" office:value="-0.00247166742965454" calcext:value-type="float">
            <text:p>-0.002471667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7]+[.A48]"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formula="of:=[.D47]*0.8+([.K47]*0.03)" office:value-type="float" office:value="9.94166940242837" calcext:value-type="float">
            <text:p>9.9416694024</text:p>
          </table:table-cell>
          <table:table-cell table:formula="of:=[.C48]-[.D48]" office:value-type="float" office:value="0.0583305975716328" calcext:value-type="float">
            <text:p>0.0583305976</text:p>
          </table:table-cell>
          <table:table-cell table:formula="of:=[.$C$2]*[.E48]" office:value-type="float" office:value="5.30808437901859" calcext:value-type="float">
            <text:p>5.308084379</text:p>
          </table:table-cell>
          <table:table-cell table:formula="of:=[.G47]+([.E48]*[.A48])" office:value-type="float" office:value="0.25288894986853" calcext:value-type="float">
            <text:p>0.2528889499</text:p>
          </table:table-cell>
          <table:table-cell table:formula="of:=[.$E$2]*[.G48]" office:value-type="float" office:value="50.577789973706" calcext:value-type="float">
            <text:p>50.5777899737</text:p>
          </table:table-cell>
          <table:table-cell table:formula="of:=([.E48]-[.E47])/[.A48]" office:value-type="float" office:value="-10.5738202869006" calcext:value-type="float">
            <text:p>-10.5738202869</text:p>
          </table:table-cell>
          <table:table-cell table:formula="of:=[.$G$2]*[.I48]" office:value-type="float" office:value="4.33526631762923" calcext:value-type="float">
            <text:p>4.3352663176</text:p>
          </table:table-cell>
          <table:table-cell table:formula="of:=[.F48]+[.H48]+[.J48]" office:value-type="float" office:value="60.2211406703551" calcext:value-type="float">
            <text:p>60.2211406703551000000</text:p>
          </table:table-cell>
          <table:table-cell table:formula="of:=([.K48]-[.K47])/[.A48]" office:value-type="float" office:value="-584.801308275715" calcext:value-type="float">
            <text:p>-584.8013082757</text:p>
          </table:table-cell>
          <table:table-cell table:formula="of:=[.$Q$1]*[.P47]" office:value-type="float" office:value="8.25363708798216" calcext:value-type="float">
            <text:p>8.253637088</text:p>
          </table:table-cell>
          <table:table-cell table:formula="of:=([.$Q$1]*[.Q47]*[.$Q$1])+[.$O$1]" office:value-type="float" office:value="1.4021105327325" calcext:value-type="float">
            <text:p>1.4021105327</text:p>
          </table:table-cell>
          <table:table-cell table:formula="of:=[.N48]/([.N48]+[.$M$1])" office:value-type="float" office:value="0.583699423330675" calcext:value-type="float">
            <text:p>0.5836994233</text:p>
          </table:table-cell>
          <table:table-cell table:formula="of:=[.M48]+[.O48]*((([.K48]*[.A48])+[.D48])-[.M48])" office:value-type="float" office:value="9.94196147811999" calcext:value-type="float">
            <text:p>9.9419614781</text:p>
          </table:table-cell>
          <table:table-cell table:formula="of:=(1-[.O48])*[.N48]" office:value-type="float" office:value="0.583699423330675" calcext:value-type="float">
            <text:p>0.5836994233</text:p>
          </table:table-cell>
          <table:table-cell table:formula="of:=[.D49]-[.P48]" office:value-type="float" office:value="-0.181991736066644" calcext:value-type="float">
            <text:p>-0.181991736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8]+[.A49]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D48]*0.8+([.K48]*0.03)" office:value-type="float" office:value="9.75996974205335" calcext:value-type="float">
            <text:p>9.7599697421</text:p>
          </table:table-cell>
          <table:table-cell table:formula="of:=[.C49]-[.D49]" office:value-type="float" office:value="0.240030257946653" calcext:value-type="float">
            <text:p>0.2400302579</text:p>
          </table:table-cell>
          <table:table-cell table:formula="of:=[.$C$2]*[.E49]" office:value-type="float" office:value="21.8427534731455" calcext:value-type="float">
            <text:p>21.8427534731</text:p>
          </table:table-cell>
          <table:table-cell table:formula="of:=[.G48]+([.E49]*[.A49])" office:value-type="float" office:value="0.257689555027463" calcext:value-type="float">
            <text:p>0.257689555</text:p>
          </table:table-cell>
          <table:table-cell table:formula="of:=[.$E$2]*[.G49]" office:value-type="float" office:value="51.5379110054927" calcext:value-type="float">
            <text:p>51.5379110055</text:p>
          </table:table-cell>
          <table:table-cell table:formula="of:=([.E49]-[.E48])/[.A49]" office:value-type="float" office:value="9.08498301875103" calcext:value-type="float">
            <text:p>9.0849830188</text:p>
          </table:table-cell>
          <table:table-cell table:formula="of:=[.$G$2]*[.I49]" office:value-type="float" office:value="-3.72484303768792" calcext:value-type="float">
            <text:p>-3.7248430377</text:p>
          </table:table-cell>
          <table:table-cell table:formula="of:=[.F49]+[.H49]+[.J49]" office:value-type="float" office:value="69.6558214409513" calcext:value-type="float">
            <text:p>69.6558214409513000000</text:p>
          </table:table-cell>
          <table:table-cell table:formula="of:=([.K49]-[.K48])/[.A49]" office:value-type="float" office:value="471.73403852981" calcext:value-type="float">
            <text:p>471.7340385298</text:p>
          </table:table-cell>
          <table:table-cell table:formula="of:=[.$Q$1]*[.P48]" office:value-type="float" office:value="8.25182802683959" calcext:value-type="float">
            <text:p>8.2518280268</text:p>
          </table:table-cell>
          <table:table-cell table:formula="of:=([.$Q$1]*[.Q48]*[.$Q$1])+[.$O$1]" office:value-type="float" office:value="1.4021105327325" calcext:value-type="float">
            <text:p>1.4021105327</text:p>
          </table:table-cell>
          <table:table-cell table:formula="of:=[.N49]/([.N49]+[.$M$1])" office:value-type="float" office:value="0.583699423330675" calcext:value-type="float">
            <text:p>0.5836994233</text:p>
          </table:table-cell>
          <table:table-cell table:formula="of:=[.M49]+[.O49]*((([.K49]*[.A49])+[.D49])-[.M49])" office:value-type="float" office:value="9.94529073244495" calcext:value-type="float">
            <text:p>9.9452907324</text:p>
          </table:table-cell>
          <table:table-cell table:formula="of:=(1-[.O49])*[.N49]" office:value-type="float" office:value="0.583699423330675" calcext:value-type="float">
            <text:p>0.5836994233</text:p>
          </table:table-cell>
          <table:table-cell table:formula="of:=[.D50]-[.P49]" office:value-type="float" office:value="-0.0476402955737338" calcext:value-type="float">
            <text:p>-0.047640295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9]+[.A50]"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D49]*0.8+([.K49]*0.03)" office:value-type="float" office:value="9.89765043687122" calcext:value-type="float">
            <text:p>9.8976504369</text:p>
          </table:table-cell>
          <table:table-cell table:formula="of:=[.C50]-[.D50]" office:value-type="float" office:value="0.102349563128783" calcext:value-type="float">
            <text:p>0.1023495631</text:p>
          </table:table-cell>
          <table:table-cell table:formula="of:=[.$C$2]*[.E50]" office:value-type="float" office:value="9.31381024471925" calcext:value-type="float">
            <text:p>9.3138102447</text:p>
          </table:table-cell>
          <table:table-cell table:formula="of:=[.G49]+([.E50]*[.A50])" office:value-type="float" office:value="0.259736546290039" calcext:value-type="float">
            <text:p>0.2597365463</text:p>
          </table:table-cell>
          <table:table-cell table:formula="of:=[.$E$2]*[.G50]" office:value-type="float" office:value="51.9473092580078" calcext:value-type="float">
            <text:p>51.947309258</text:p>
          </table:table-cell>
          <table:table-cell table:formula="of:=([.E50]-[.E49])/[.A50]" office:value-type="float" office:value="-6.88403474089352" calcext:value-type="float">
            <text:p>-6.8840347409</text:p>
          </table:table-cell>
          <table:table-cell table:formula="of:=[.$G$2]*[.I50]" office:value-type="float" office:value="2.82245424376634" calcext:value-type="float">
            <text:p>2.8224542438</text:p>
          </table:table-cell>
          <table:table-cell table:formula="of:=[.F50]+[.H50]+[.J50]" office:value-type="float" office:value="64.0835737464945" calcext:value-type="float">
            <text:p>64.0835737464945000000</text:p>
          </table:table-cell>
          <table:table-cell table:formula="of:=([.K50]-[.K49])/[.A50]" office:value-type="float" office:value="-278.61238472284" calcext:value-type="float">
            <text:p>-278.6123847228</text:p>
          </table:table-cell>
          <table:table-cell table:formula="of:=[.$Q$1]*[.P49]" office:value-type="float" office:value="8.25459130792931" calcext:value-type="float">
            <text:p>8.2545913079</text:p>
          </table:table-cell>
          <table:table-cell table:formula="of:=([.$Q$1]*[.Q49]*[.$Q$1])+[.$O$1]" office:value-type="float" office:value="1.4021105327325" calcext:value-type="float">
            <text:p>1.4021105327</text:p>
          </table:table-cell>
          <table:table-cell table:formula="of:=[.N50]/([.N50]+[.$M$1])" office:value-type="float" office:value="0.583699423330675" calcext:value-type="float">
            <text:p>0.5836994233</text:p>
          </table:table-cell>
          <table:table-cell table:formula="of:=[.M50]+[.O50]*((([.K50]*[.A50])+[.D50])-[.M50])" office:value-type="float" office:value="9.96175487480686" calcext:value-type="float">
            <text:p>9.9617548748</text:p>
          </table:table-cell>
          <table:table-cell table:formula="of:=(1-[.O50])*[.N50]" office:value-type="float" office:value="0.583699423330675" calcext:value-type="float">
            <text:p>0.5836994233</text:p>
          </table:table-cell>
          <table:table-cell table:formula="of:=[.D51]-[.P50]" office:value-type="float" office:value="-0.121127312915046" calcext:value-type="float">
            <text:p>-0.12112731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0]+[.A51]"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[.D50]*0.8+([.K50]*0.03)" office:value-type="float" office:value="9.84062756189181" calcext:value-type="float">
            <text:p>9.8406275619</text:p>
          </table:table-cell>
          <table:table-cell table:formula="of:=[.C51]-[.D51]" office:value-type="float" office:value="0.159372438108191" calcext:value-type="float">
            <text:p>0.1593724381</text:p>
          </table:table-cell>
          <table:table-cell table:formula="of:=[.$C$2]*[.E51]" office:value-type="float" office:value="14.5028918678454" calcext:value-type="float">
            <text:p>14.5028918678</text:p>
          </table:table-cell>
          <table:table-cell table:formula="of:=[.G50]+([.E51]*[.A51])" office:value-type="float" office:value="0.262923995052203" calcext:value-type="float">
            <text:p>0.2629239951</text:p>
          </table:table-cell>
          <table:table-cell table:formula="of:=[.$E$2]*[.G51]" office:value-type="float" office:value="52.5847990104406" calcext:value-type="float">
            <text:p>52.5847990104</text:p>
          </table:table-cell>
          <table:table-cell table:formula="of:=([.E51]-[.E50])/[.A51]" office:value-type="float" office:value="2.8511437489704" calcext:value-type="float">
            <text:p>2.851143749</text:p>
          </table:table-cell>
          <table:table-cell table:formula="of:=[.$G$2]*[.I51]" office:value-type="float" office:value="-1.16896893707786" calcext:value-type="float">
            <text:p>-1.1689689371</text:p>
          </table:table-cell>
          <table:table-cell table:formula="of:=[.F51]+[.H51]+[.J51]" office:value-type="float" office:value="65.9187219412092" calcext:value-type="float">
            <text:p>65.9187219412092000000</text:p>
          </table:table-cell>
          <table:table-cell table:formula="of:=([.K51]-[.K50])/[.A51]" office:value-type="float" office:value="91.7574097357353" calcext:value-type="float">
            <text:p>91.7574097357</text:p>
          </table:table-cell>
          <table:table-cell table:formula="of:=[.$Q$1]*[.P50]" office:value-type="float" office:value="8.26825654608969" calcext:value-type="float">
            <text:p>8.2682565461</text:p>
          </table:table-cell>
          <table:table-cell table:formula="of:=([.$Q$1]*[.Q50]*[.$Q$1])+[.$O$1]" office:value-type="float" office:value="1.4021105327325" calcext:value-type="float">
            <text:p>1.4021105327</text:p>
          </table:table-cell>
          <table:table-cell table:formula="of:=[.N51]/([.N51]+[.$M$1])" office:value-type="float" office:value="0.583699423330675" calcext:value-type="float">
            <text:p>0.5836994233</text:p>
          </table:table-cell>
          <table:table-cell table:formula="of:=[.M51]+[.O51]*((([.K51]*[.A51])+[.D51])-[.M51])" office:value-type="float" office:value="9.95558300095083" calcext:value-type="float">
            <text:p>9.955583001</text:p>
          </table:table-cell>
          <table:table-cell table:formula="of:=(1-[.O51])*[.N51]" office:value-type="float" office:value="0.583699423330675" calcext:value-type="float">
            <text:p>0.5836994233</text:p>
          </table:table-cell>
          <table:table-cell table:formula="of:=[.D52]-[.P51]" office:value-type="float" office:value="-0.105519293201111" calcext:value-type="float">
            <text:p>-0.10551929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1]+[.A52]" office:value-type="float" office:value="0.960000000000001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formula="of:=[.D51]*0.8+([.K51]*0.03)" office:value-type="float" office:value="9.85006370774972" calcext:value-type="float">
            <text:p>9.8500637077</text:p>
          </table:table-cell>
          <table:table-cell table:formula="of:=[.C52]-[.D52]" office:value-type="float" office:value="0.149936292250278" calcext:value-type="float">
            <text:p>0.1499362923</text:p>
          </table:table-cell>
          <table:table-cell table:formula="of:=[.$C$2]*[.E52]" office:value-type="float" office:value="13.6442025947753" calcext:value-type="float">
            <text:p>13.6442025948</text:p>
          </table:table-cell>
          <table:table-cell table:formula="of:=[.G51]+([.E52]*[.A52])" office:value-type="float" office:value="0.265922720897208" calcext:value-type="float">
            <text:p>0.2659227209</text:p>
          </table:table-cell>
          <table:table-cell table:formula="of:=[.$E$2]*[.G52]" office:value-type="float" office:value="53.1845441794417" calcext:value-type="float">
            <text:p>53.1845441794</text:p>
          </table:table-cell>
          <table:table-cell table:formula="of:=([.E52]-[.E51])/[.A52]" office:value-type="float" office:value="-0.471807292895665" calcext:value-type="float">
            <text:p>-0.4718072929</text:p>
          </table:table-cell>
          <table:table-cell table:formula="of:=[.$G$2]*[.I52]" office:value-type="float" office:value="0.193440990087223" calcext:value-type="float">
            <text:p>0.1934409901</text:p>
          </table:table-cell>
          <table:table-cell table:formula="of:=[.F52]+[.H52]+[.J52]" office:value-type="float" office:value="67.0221877643053" calcext:value-type="float">
            <text:p>67.0221877643053000000</text:p>
          </table:table-cell>
          <table:table-cell table:formula="of:=([.K52]-[.K51])/[.A52]" office:value-type="float" office:value="55.1732911548051" calcext:value-type="float">
            <text:p>55.1732911548</text:p>
          </table:table-cell>
          <table:table-cell table:formula="of:=[.$Q$1]*[.P51]" office:value-type="float" office:value="8.26313389078919" calcext:value-type="float">
            <text:p>8.2631338908</text:p>
          </table:table-cell>
          <table:table-cell table:formula="of:=([.$Q$1]*[.Q51]*[.$Q$1])+[.$O$1]" office:value-type="float" office:value="1.4021105327325" calcext:value-type="float">
            <text:p>1.4021105327</text:p>
          </table:table-cell>
          <table:table-cell table:formula="of:=[.N52]/([.N52]+[.$M$1])" office:value-type="float" office:value="0.583699423330675" calcext:value-type="float">
            <text:p>0.5836994233</text:p>
          </table:table-cell>
          <table:table-cell table:formula="of:=[.M52]+[.O52]*((([.K52]*[.A52])+[.D52])-[.M52])" office:value-type="float" office:value="9.97184015678301" calcext:value-type="float">
            <text:p>9.9718401568</text:p>
          </table:table-cell>
          <table:table-cell table:formula="of:=(1-[.O52])*[.N52]" office:value-type="float" office:value="0.583699423330675" calcext:value-type="float">
            <text:p>0.5836994233</text:p>
          </table:table-cell>
          <table:table-cell table:formula="of:=[.D53]-[.P52]" office:value-type="float" office:value="-0.0811235576540739" calcext:value-type="float">
            <text:p>-0.081123557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2]+[.A53]"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formula="of:=[.D52]*0.8+([.K52]*0.03)" office:value-type="float" office:value="9.89071659912894" calcext:value-type="float">
            <text:p>9.8907165991</text:p>
          </table:table-cell>
          <table:table-cell table:formula="of:=[.C53]-[.D53]" office:value-type="float" office:value="0.109283400871062" calcext:value-type="float">
            <text:p>0.1092834009</text:p>
          </table:table-cell>
          <table:table-cell table:formula="of:=[.$C$2]*[.E53]" office:value-type="float" office:value="9.94478947926666" calcext:value-type="float">
            <text:p>9.9447894793</text:p>
          </table:table-cell>
          <table:table-cell table:formula="of:=[.G52]+([.E53]*[.A53])" office:value-type="float" office:value="0.26810838891463" calcext:value-type="float">
            <text:p>0.2681083889</text:p>
          </table:table-cell>
          <table:table-cell table:formula="of:=[.$E$2]*[.G53]" office:value-type="float" office:value="53.6216777829259" calcext:value-type="float">
            <text:p>53.6216777829</text:p>
          </table:table-cell>
          <table:table-cell table:formula="of:=([.E53]-[.E52])/[.A53]" office:value-type="float" office:value="-2.03264456896077" calcext:value-type="float">
            <text:p>-2.032644569</text:p>
          </table:table-cell>
          <table:table-cell table:formula="of:=[.$G$2]*[.I53]" office:value-type="float" office:value="0.833384273273917" calcext:value-type="float">
            <text:p>0.8333842733</text:p>
          </table:table-cell>
          <table:table-cell table:formula="of:=[.F53]+[.H53]+[.J53]" office:value-type="float" office:value="64.3998515354677" calcext:value-type="float">
            <text:p>64.3998515354677000000</text:p>
          </table:table-cell>
          <table:table-cell table:formula="of:=([.K53]-[.K52])/[.A53]" office:value-type="float" office:value="-131.11681144188" calcext:value-type="float">
            <text:p>-131.1168114419</text:p>
          </table:table-cell>
          <table:table-cell table:formula="of:=[.$Q$1]*[.P52]" office:value-type="float" office:value="8.2766273301299" calcext:value-type="float">
            <text:p>8.2766273301</text:p>
          </table:table-cell>
          <table:table-cell table:formula="of:=([.$Q$1]*[.Q52]*[.$Q$1])+[.$O$1]" office:value-type="float" office:value="1.4021105327325" calcext:value-type="float">
            <text:p>1.4021105327</text:p>
          </table:table-cell>
          <table:table-cell table:formula="of:=[.N53]/([.N53]+[.$M$1])" office:value-type="float" office:value="0.583699423330675" calcext:value-type="float">
            <text:p>0.5836994233</text:p>
          </table:table-cell>
          <table:table-cell table:formula="of:=[.M53]+[.O53]*((([.K53]*[.A53])+[.D53])-[.M53])" office:value-type="float" office:value="9.97057342972554" calcext:value-type="float">
            <text:p>9.9705734297</text:p>
          </table:table-cell>
          <table:table-cell table:formula="of:=(1-[.O53])*[.N53]" office:value-type="float" office:value="0.583699423330675" calcext:value-type="float">
            <text:p>0.5836994233</text:p>
          </table:table-cell>
          <table:table-cell table:formula="of:=[.D54]-[.P53]" office:value-type="float" office:value="-0.126004604358359" calcext:value-type="float">
            <text:p>-0.126004604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3]+[.A5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3]*0.8+([.K53]*0.03)" office:value-type="float" office:value="9.84456882536718" calcext:value-type="float">
            <text:p>9.8445688254</text:p>
          </table:table-cell>
          <table:table-cell table:formula="of:=[.C54]-[.D54]" office:value-type="float" office:value="0.155431174632819" calcext:value-type="float">
            <text:p>0.1554311746</text:p>
          </table:table-cell>
          <table:table-cell table:formula="of:=[.$C$2]*[.E54]" office:value-type="float" office:value="14.1442368915865" calcext:value-type="float">
            <text:p>14.1442368916</text:p>
          </table:table-cell>
          <table:table-cell table:formula="of:=[.G53]+([.E54]*[.A54])" office:value-type="float" office:value="0.271217012407286" calcext:value-type="float">
            <text:p>0.2712170124</text:p>
          </table:table-cell>
          <table:table-cell table:formula="of:=[.$E$2]*[.G54]" office:value-type="float" office:value="54.2434024814572" calcext:value-type="float">
            <text:p>54.2434024815</text:p>
          </table:table-cell>
          <table:table-cell table:formula="of:=([.E54]-[.E53])/[.A54]" office:value-type="float" office:value="2.30738868808782" calcext:value-type="float">
            <text:p>2.3073886881</text:p>
          </table:table-cell>
          <table:table-cell table:formula="of:=[.$G$2]*[.I54]" office:value-type="float" office:value="-0.946029362116006" calcext:value-type="float">
            <text:p>-0.9460293621</text:p>
          </table:table-cell>
          <table:table-cell table:formula="of:=[.F54]+[.H54]+[.J54]" office:value-type="float" office:value="67.4416100109288" calcext:value-type="float">
            <text:p>67.4416100109288000000</text:p>
          </table:table-cell>
          <table:table-cell table:formula="of:=([.K54]-[.K53])/[.A54]" office:value-type="float" office:value="152.087923773055" calcext:value-type="float">
            <text:p>152.0879237731</text:p>
          </table:table-cell>
          <table:table-cell table:formula="of:=[.$Q$1]*[.P53]" office:value-type="float" office:value="8.2755759466722" calcext:value-type="float">
            <text:p>8.2755759467</text:p>
          </table:table-cell>
          <table:table-cell table:formula="of:=([.$Q$1]*[.Q53]*[.$Q$1])+[.$O$1]" office:value-type="float" office:value="1.4021105327325" calcext:value-type="float">
            <text:p>1.4021105327</text:p>
          </table:table-cell>
          <table:table-cell table:formula="of:=[.N54]/([.N54]+[.$M$1])" office:value-type="float" office:value="0.583699423330675" calcext:value-type="float">
            <text:p>0.5836994233</text:p>
          </table:table-cell>
          <table:table-cell table:formula="of:=[.M54]+[.O54]*((([.K54]*[.A54])+[.D54])-[.M54])" office:value-type="float" office:value="9.97870876261382" calcext:value-type="float">
            <text:p>9.9787087626</text:p>
          </table:table-cell>
          <table:table-cell table:formula="of:=(1-[.O54])*[.N54]" office:value-type="float" office:value="0.583699423330675" calcext:value-type="float">
            <text:p>0.5836994233</text:p>
          </table:table-cell>
          <table:table-cell table:formula="of:=[.D55]-[.P54]" office:value-type="float" office:value="-9.97870876261382" calcext:value-type="float">
            <text:p>-9.9787087626</text:p>
          </table:table-cell>
          <table:table-cell/>
        </table:table-row>
        <table:table-row table:style-name="ro1" table:number-rows-repeated="104852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putLimit" table:style-name="ta1">
        <table:shapes>
          <draw:frame draw:z-index="0" draw:style-name="gr1" draw:text-style-name="P1" svg:width="453.51pt" svg:height="255.09pt" svg:x="1127.08pt" svg:y="333.95pt">
            <loext:p draw:notify-on-update-of-ranges="InputLimit.C9:InputLimit.C212 InputLimit.V8:InputLimit.V8 InputLimit.V9:InputLimit.V2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15.48pt" svg:height="444.78pt" svg:x="160.7pt" svg:y="290.72pt">
            <loext:p draw:notify-on-update-of-ranges="InputLimit.C9:InputLimit.C213 InputLimit.D8:InputLimit.D8 InputLimit.D9:InputLimit.D213 InputLimit.C9:InputLimit.C213 InputLimit.E8:InputLimit.E8 InputLimit.E9:InputLimit.E213 InputLimit.O9:InputLimit.O213 InputLimit.C9:InputLimit.C213 InputLimit.C9:InputLimit.C213 InputLimit.T8:InputLimit.T8 InputLimit.T9:InputLimit.T2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5" table:default-cell-style-name="ce7"/>
        <table:table-column table:style-name="co1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0" table:default-cell-style-name="Default"/>
        <table:table-row table:style-name="ro1">
          <table:table-cell table:style-name="ce3" office:value-type="string" calcext:value-type="string">
            <text:p>P_Gain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 table:style-name="ce6" table:number-columns-repeated="3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I_Gain</text:p>
          </table:table-cell>
          <table:table-cell table:style-name="ce3" office:value-type="float" office:value="10.148927" calcext:value-type="float">
            <text:p>10.148927</text:p>
          </table:table-cell>
          <table:table-cell table:style-name="ce3" table:number-columns-repeated="8"/>
          <table:table-cell table:style-name="ce6" table:number-columns-repeated="3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D_Gain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8"/>
          <table:table-cell table:style-name="ce6" table:number-columns-repeated="3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Default:</text:p>
          </table:table-cell>
          <table:table-cell table:style-name="ce3" office:value-type="float" office:value="1500" calcext:value-type="float">
            <text:p>1500</text:p>
          </table:table-cell>
          <table:table-cell/>
          <table:table-cell table:style-name="ce3" table:number-columns-repeated="7"/>
          <table:table-cell table:style-name="ce6" table:number-columns-repeated="3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number-columns-repeated="8"/>
          <table:table-cell table:style-name="ce6" table:number-columns-repeated="6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57487595705747" calcext:value-type="float">
            <text:p>0.8574875957</text:p>
          </table:table-cell>
          <table:table-cell/>
          <table:table-cell table:style-name="ce3" office:value-type="string" calcext:value-type="string">
            <text:p>Estimate Error Avg Rate</text:p>
          </table:table-cell>
          <table:table-cell table:style-name="ce3" table:formula="of:=SUM([.V9:.V213])/COUNT([.V9:.V213])" office:value-type="float" office:value="3.14040560441586" calcext:value-type="float">
            <text:p>3.1404056044</text:p>
          </table:table-cell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number-columns-repeated="8"/>
          <table:table-cell table:style-name="ce6" table:number-columns-repeated="3"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3" table:number-columns-repeated="1002"/>
          <table:table-cell table:number-columns-repeated="2"/>
        </table:table-row>
        <table:table-row table:style-name="ro1">
          <table:table-cell table:style-name="ce3" table:number-columns-repeated="10"/>
          <table:table-cell table:style-name="ce6" table:number-columns-repeated="6"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/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t Value</text:p>
          </table:table-cell>
          <table:table-cell table:style-name="ce4" office:value-type="string" calcext:value-type="string">
            <text:p>Current Valu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bs Error</text:p>
          </table:table-cell>
          <table:table-cell table:style-name="ce4" office:value-type="string" calcext:value-type="string">
            <text:p>P_out</text:p>
          </table:table-cell>
          <table:table-cell table:style-name="ce4" office:value-type="string" calcext:value-type="string">
            <text:p>int error</text:p>
          </table:table-cell>
          <table:table-cell table:style-name="ce4" office:value-type="string" calcext:value-type="string">
            <text:p>I_out</text:p>
          </table:table-cell>
          <table:table-cell table:style-name="ce4" office:value-type="string" calcext:value-type="string">
            <text:p>d error</text:p>
          </table:table-cell>
          <table:table-cell table:style-name="ce4" office:value-type="string" calcext:value-type="string">
            <text:p>D_out</text:p>
          </table:table-cell>
          <table:table-cell table:style-name="ce4" office:value-type="string" calcext:value-type="string">
            <text:p>T Out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Constrained Out</text:p>
          </table:table-cell>
          <table:table-cell table:style-name="ce3" office:value-type="string" calcext:value-type="string">
            <text:p>delta out</text:p>
          </table:table-cell>
          <table:table-cell table:style-name="ce3" office:value-type="string" calcext:value-type="string">
            <text:p>xk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gk</text:p>
          </table:table-cell>
          <table:table-cell table:style-name="ce3" office:value-type="string" calcext:value-type="string">
            <text:p>xk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PID Error Avg Rate</text:p>
          </table:table-cell>
          <table:table-cell table:style-name="ce3" table:formula="of:=SUM([.G9:.G213])/COUNT([.G9:.G213])" office:value-type="float" office:value="14.2943031587665" calcext:value-type="float">
            <text:p>14.2943031588</text:p>
          </table:table-cell>
          <table:table-cell table:style-name="ce3" table:number-columns-repeated="998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style-name="ce5" office:value-type="float" office:value="1200" calcext:value-type="float">
            <text:p>1200.000000</text:p>
          </table:table-cell>
          <table:table-cell table:style-name="ce5" table:formula="of:=[.D9]-[.E9]" office:value-type="float" office:value="200" calcext:value-type="float">
            <text:p>200.000000</text:p>
          </table:table-cell>
          <table:table-cell table:style-name="ce5" table:formula="of:=ABS([.F9])" office:value-type="float" office:value="200" calcext:value-type="float">
            <text:p>200.000000</text:p>
          </table:table-cell>
          <table:table-cell table:style-name="ce5" table:formula="of:=[.$B$1]*[.F9]" office:value-type="float" office:value="800" calcext:value-type="float">
            <text:p>800.000000</text:p>
          </table:table-cell>
          <table:table-cell table:style-name="ce5" table:formula="of:=[.F9]*[.B9]" office:value-type="float" office:value="20" calcext:value-type="float">
            <text:p>20.000000</text:p>
          </table:table-cell>
          <table:table-cell table:style-name="ce5" table:formula="of:=[.I9]*[.$B$2]" office:value-type="float" office:value="202.97854" calcext:value-type="float">
            <text:p>202.978540</text:p>
          </table:table-cell>
          <table:table-cell table:style-name="ce5" table:formula="of:=0" office:value-type="float" office:value="0" calcext:value-type="float">
            <text:p>0.000000</text:p>
          </table:table-cell>
          <table:table-cell table:style-name="ce5" table:formula="of:=[.K9]*[.$B$3]" office:value-type="float" office:value="0" calcext:value-type="float">
            <text:p>0.000000</text:p>
          </table:table-cell>
          <table:table-cell table:style-name="ce5" table:formula="of:=[.H9]+[.J9]+[.L9]+[.$B$4]" office:value-type="float" office:value="2502.97854" calcext:value-type="float">
            <text:p>2502.978540</text:p>
          </table:table-cell>
          <table:table-cell table:style-name="ce5" table:formula="of:=[.M9]" office:value-type="float" office:value="2502.97854" calcext:value-type="float">
            <text:p>2502.978540</text:p>
          </table:table-cell>
          <table:table-cell table:style-name="ce5" table:formula="of:=IF([.N9]&gt;[.$B$6];[.$B$6];IF([.N9]&lt;[.$B$5];[.$B$5];[.N9]))" office:value-type="float" office:value="2000" calcext:value-type="float">
            <text:p>2000.000000</text:p>
          </table:table-cell>
          <table:table-cell table:formula="of:=([.N9]-0)/[.B9]" office:value-type="float" office:value="25029.7854" calcext:value-type="float">
            <text:p>25029.785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R9]/([.R9]+[.$Q$5])" office:value-type="float" office:value="0.5" calcext:value-type="float">
            <text:p>0.5</text:p>
          </table:table-cell>
          <table:table-cell table:formula="of:=([.N9]*[.B9])" office:value-type="float" office:value="250.297854" calcext:value-type="float">
            <text:p>250.297854</text:p>
          </table:table-cell>
          <table:table-cell table:formula="of:=(1-[.S9])*[.R9]" office:value-type="float" office:value="0.5" calcext:value-type="float">
            <text:p>0.5</text:p>
          </table:table-cell>
          <table:table-cell table:formula="of:=[.E10]-[.T9]" office:value-type="float" office:value="1961.191416" calcext:value-type="float">
            <text:p>1961.191416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C9]+[.B10]" office:value-type="float" office:value="0.1" calcext:value-type="float">
            <text:p>0.1</text:p>
          </table:table-cell>
          <table:table-cell office:value-type="float" office:value="1400" calcext:value-type="float">
            <text:p>1400</text:p>
          </table:table-cell>
          <table:table-cell table:style-name="ce5" table:formula="of:=[.E9]*0.8+[.N9]*0.5" office:value-type="float" office:value="2211.48927" calcext:value-type="float">
            <text:p>2211.489270</text:p>
          </table:table-cell>
          <table:table-cell table:style-name="ce5" table:formula="of:=[.D10]-[.E10]" office:value-type="float" office:value="-811.48927" calcext:value-type="float">
            <text:p>-811.489270</text:p>
          </table:table-cell>
          <table:table-cell table:style-name="ce5" table:formula="of:=ABS([.F10])" office:value-type="float" office:value="811.48927" calcext:value-type="float">
            <text:p>811.489270</text:p>
          </table:table-cell>
          <table:table-cell table:style-name="ce5" table:formula="of:=[.$B$1]*[.F10]" office:value-type="float" office:value="-3245.95708" calcext:value-type="float">
            <text:p>-3245.957080</text:p>
          </table:table-cell>
          <table:table-cell table:style-name="ce5" table:formula="of:=[.I9]+([.F10]*[.B10])" office:value-type="float" office:value="-61.148927" calcext:value-type="float">
            <text:p>-61.148927</text:p>
          </table:table-cell>
          <table:table-cell table:style-name="ce5" table:formula="of:=[.I10]*[.$B$2]" office:value-type="float" office:value="-620.595996251329" calcext:value-type="float">
            <text:p>-620.595996</text:p>
          </table:table-cell>
          <table:table-cell table:style-name="ce5" table:formula="of:=([.F10]-[.F9])/[.B10]" office:value-type="float" office:value="-10114.8927" calcext:value-type="float">
            <text:p>-10114.892700</text:p>
          </table:table-cell>
          <table:table-cell table:style-name="ce5" table:formula="of:=[.K10]*[.$B$3]" office:value-type="float" office:value="-101.148927" calcext:value-type="float">
            <text:p>-101.148927</text:p>
          </table:table-cell>
          <table:table-cell table:style-name="ce5" table:formula="of:=[.H10]+[.J10]+[.L10]+[.$B$4]" office:value-type="float" office:value="-2467.70200325133" calcext:value-type="float">
            <text:p>-2467.702003</text:p>
          </table:table-cell>
          <table:table-cell table:style-name="ce5" table:formula="of:=[.M10]" office:value-type="float" office:value="-2467.70200325133" calcext:value-type="float">
            <text:p>-2467.702003</text:p>
          </table:table-cell>
          <table:table-cell table:style-name="ce5" table:formula="of:=IF([.N10]&gt;[.$B$6];[.$B$6];IF([.N10]&lt;[.$B$5];[.$B$5];[.N10]))" office:value-type="float" office:value="1000" calcext:value-type="float">
            <text:p>1000.000000</text:p>
          </table:table-cell>
          <table:table-cell table:formula="of:=([.N10]-[.N9])/[.B10]" office:value-type="float" office:value="-49706.8054325133" calcext:value-type="float">
            <text:p>-49706.8054325133</text:p>
          </table:table-cell>
          <table:table-cell table:formula="of:=[.$U$5]*[.T9]" office:value-type="float" office:value="214.627305036768" calcext:value-type="float">
            <text:p>214.6273050368</text:p>
          </table:table-cell>
          <table:table-cell table:formula="of:=([.$U$5]*[.U9]*[.$U$5])+[.$S$5]" office:value-type="float" office:value="1.36764248839461" calcext:value-type="float">
            <text:p>1.3676424884</text:p>
          </table:table-cell>
          <table:table-cell table:formula="of:=[.R10]/([.R10]+[.$Q$5])" office:value-type="float" office:value="0.577638936240727" calcext:value-type="float">
            <text:p>0.5776389362</text:p>
          </table:table-cell>
          <table:table-cell table:formula="of:=[.Q10]+[.S10]*((([.N10]*[.B10])+[.E10])-[.Q10])" office:value-type="float" office:value="1225.54845028598" calcext:value-type="float">
            <text:p>1225.548450286</text:p>
          </table:table-cell>
          <table:table-cell table:formula="of:=(1-[.S10])*[.R10]" office:value-type="float" office:value="0.577638936240727" calcext:value-type="float">
            <text:p>0.5776389362</text:p>
          </table:table-cell>
          <table:table-cell table:formula="of:=[.E11]-[.T10]" office:value-type="float" office:value="50.1025650637575" calcext:value-type="float">
            <text:p>50.1025650638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C10]+[.B11]" office:value-type="float" office:value="0.2" calcext:value-type="float">
            <text:p>0.2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0]*0.8+[.N10]*0.2" office:value-type="float" office:value="1275.65101534973" calcext:value-type="float">
            <text:p>1275.651015</text:p>
          </table:table-cell>
          <table:table-cell table:style-name="ce5" table:formula="of:=[.D11]-[.E11]" office:value-type="float" office:value="124.348984650266" calcext:value-type="float">
            <text:p>124.348985</text:p>
          </table:table-cell>
          <table:table-cell table:style-name="ce5" table:formula="of:=ABS([.F11])" office:value-type="float" office:value="124.348984650266" calcext:value-type="float">
            <text:p>124.348985</text:p>
          </table:table-cell>
          <table:table-cell table:style-name="ce5" table:formula="of:=[.$B$1]*[.F11]" office:value-type="float" office:value="497.395938601063" calcext:value-type="float">
            <text:p>497.395939</text:p>
          </table:table-cell>
          <table:table-cell table:style-name="ce5" table:formula="of:=[.I10]+([.F11]*[.B11])" office:value-type="float" office:value="-48.7140285349734" calcext:value-type="float">
            <text:p>-48.714029</text:p>
          </table:table-cell>
          <table:table-cell table:style-name="ce5" table:formula="of:=[.I11]*[.$B$2]" office:value-type="float" office:value="-494.395119477362" calcext:value-type="float">
            <text:p>-494.395119</text:p>
          </table:table-cell>
          <table:table-cell table:style-name="ce5" table:formula="of:=([.F11]-[.F10])/[.B11]" office:value-type="float" office:value="9358.38254650266" calcext:value-type="float">
            <text:p>9358.382547</text:p>
          </table:table-cell>
          <table:table-cell table:style-name="ce5" table:formula="of:=[.K11]*[.$B$3]" office:value-type="float" office:value="93.5838254650266" calcext:value-type="float">
            <text:p>93.583825</text:p>
          </table:table-cell>
          <table:table-cell table:style-name="ce5" table:formula="of:=[.H11]+[.J11]+[.L11]+[.$B$4]" office:value-type="float" office:value="1596.58464458873" calcext:value-type="float">
            <text:p>1596.584645</text:p>
          </table:table-cell>
          <table:table-cell table:style-name="ce5" table:formula="of:=[.M11]" office:value-type="float" office:value="1596.58464458873" calcext:value-type="float">
            <text:p>1596.584645</text:p>
          </table:table-cell>
          <table:table-cell table:style-name="ce5" table:formula="of:=IF([.N11]&gt;[.$B$6];[.$B$6];IF([.N11]&lt;[.$B$5];[.$B$5];[.N11]))" office:value-type="float" office:value="1596.58464458873" calcext:value-type="float">
            <text:p>1596.584645</text:p>
          </table:table-cell>
          <table:table-cell table:formula="of:=([.N11]-[.N10])/[.B11]" office:value-type="float" office:value="40642.8664784006" calcext:value-type="float">
            <text:p>40642.8664784006</text:p>
          </table:table-cell>
          <table:table-cell table:formula="of:=[.$U$5]*[.T10]" office:value-type="float" office:value="1050.89259405663" calcext:value-type="float">
            <text:p>1050.8925940566</text:p>
          </table:table-cell>
          <table:table-cell table:formula="of:=([.$U$5]*[.U10]*[.$U$5])+[.$S$5]" office:value-type="float" office:value="1.42472923182631" calcext:value-type="float">
            <text:p>1.4247292318</text:p>
          </table:table-cell>
          <table:table-cell table:formula="of:=[.R11]/([.R11]+[.$Q$5])" office:value-type="float" office:value="0.587582816722675" calcext:value-type="float">
            <text:p>0.5875828167</text:p>
          </table:table-cell>
          <table:table-cell table:formula="of:=[.Q11]+[.S11]*((([.M11]*[.B11])+[.E11])-[.Q11])" office:value-type="float" office:value="1276.76935058253" calcext:value-type="float">
            <text:p>1276.7693505825</text:p>
          </table:table-cell>
          <table:table-cell table:formula="of:=(1-[.S11])*[.R11]" office:value-type="float" office:value="0.587582816722675" calcext:value-type="float">
            <text:p>0.5875828167</text:p>
          </table:table-cell>
          <table:table-cell table:formula="of:=[.E12]-[.T11]" office:value-type="float" office:value="63.0683906149991" calcext:value-type="float">
            <text:p>63.068390615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C11]+[.B12]" office:value-type="float" office:value="0.3" calcext:value-type="float">
            <text:p>0.3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1]*0.8+[.N11]*0.2" office:value-type="float" office:value="1339.83774119753" calcext:value-type="float">
            <text:p>1339.837741</text:p>
          </table:table-cell>
          <table:table-cell table:style-name="ce5" table:formula="of:=[.D12]-[.E12]" office:value-type="float" office:value="60.162258802467" calcext:value-type="float">
            <text:p>60.162259</text:p>
          </table:table-cell>
          <table:table-cell table:style-name="ce5" table:formula="of:=ABS([.F12])" office:value-type="float" office:value="60.162258802467" calcext:value-type="float">
            <text:p>60.162259</text:p>
          </table:table-cell>
          <table:table-cell table:style-name="ce5" table:formula="of:=[.$B$1]*[.F12]" office:value-type="float" office:value="240.649035209868" calcext:value-type="float">
            <text:p>240.649035</text:p>
          </table:table-cell>
          <table:table-cell table:style-name="ce5" table:formula="of:=[.I11]+([.F12]*[.B12])" office:value-type="float" office:value="-42.6978026547267" calcext:value-type="float">
            <text:p>-42.697803</text:p>
          </table:table-cell>
          <table:table-cell table:style-name="ce5" table:formula="of:=[.I12]*[.$B$2]" office:value-type="float" office:value="-433.336882203228" calcext:value-type="float">
            <text:p>-433.336882</text:p>
          </table:table-cell>
          <table:table-cell table:style-name="ce5" table:formula="of:=([.F12]-[.F11])/[.B12]" office:value-type="float" office:value="-641.867258477987" calcext:value-type="float">
            <text:p>-641.867258</text:p>
          </table:table-cell>
          <table:table-cell table:style-name="ce5" table:formula="of:=[.K12]*[.$B$3]" office:value-type="float" office:value="-6.41867258477987" calcext:value-type="float">
            <text:p>-6.418673</text:p>
          </table:table-cell>
          <table:table-cell table:style-name="ce5" table:formula="of:=[.H12]+[.J12]+[.L12]+[.$B$4]" office:value-type="float" office:value="1300.89348042186" calcext:value-type="float">
            <text:p>1300.893480</text:p>
          </table:table-cell>
          <table:table-cell table:style-name="ce5" table:formula="of:=[.M12]" office:value-type="float" office:value="1300.89348042186" calcext:value-type="float">
            <text:p>1300.893480</text:p>
          </table:table-cell>
          <table:table-cell table:style-name="ce5" table:formula="of:=IF([.N12]&gt;[.$B$6];[.$B$6];IF([.N12]&lt;[.$B$5];[.$B$5];[.N12]))" office:value-type="float" office:value="1300.89348042186" calcext:value-type="float">
            <text:p>1300.893480</text:p>
          </table:table-cell>
          <table:table-cell table:formula="of:=([.N12]-[.N11])/[.B12]" office:value-type="float" office:value="-2956.91164166867" calcext:value-type="float">
            <text:p>-2956.9116416687</text:p>
          </table:table-cell>
          <table:table-cell table:formula="of:=[.$U$5]*[.T11]" office:value-type="float" office:value="1094.81388070181" calcext:value-type="float">
            <text:p>1094.8138807018</text:p>
          </table:table-cell>
          <table:table-cell table:formula="of:=([.$U$5]*[.U11]*[.$U$5])+[.$S$5]" office:value-type="float" office:value="1.43204081775568" calcext:value-type="float">
            <text:p>1.4320408178</text:p>
          </table:table-cell>
          <table:table-cell table:formula="of:=[.R12]/([.R12]+[.$Q$5])" office:value-type="float" office:value="0.588822690516019" calcext:value-type="float">
            <text:p>0.5888226905</text:p>
          </table:table-cell>
          <table:table-cell table:formula="of:=[.Q12]+[.S12]*((([.M12]*[.B12])+[.E12])-[.Q12])" office:value-type="float" office:value="1315.6890494012" calcext:value-type="float">
            <text:p>1315.6890494012</text:p>
          </table:table-cell>
          <table:table-cell table:formula="of:=(1-[.S12])*[.R12]" office:value-type="float" office:value="0.588822690516019" calcext:value-type="float">
            <text:p>0.5888226905</text:p>
          </table:table-cell>
          <table:table-cell table:formula="of:=[.E13]-[.T12]" office:value-type="float" office:value="16.3598396412024" calcext:value-type="float">
            <text:p>16.3598396412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[.C12]+[.B13]" office:value-type="float" office:value="0.4" calcext:value-type="float">
            <text:p>0.4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2]*0.8+[.N12]*0.2" office:value-type="float" office:value="1332.0488890424" calcext:value-type="float">
            <text:p>1332.048889</text:p>
          </table:table-cell>
          <table:table-cell table:style-name="ce5" table:formula="of:=[.D13]-[.E13]" office:value-type="float" office:value="67.9511109576015" calcext:value-type="float">
            <text:p>67.951111</text:p>
          </table:table-cell>
          <table:table-cell table:style-name="ce5" table:formula="of:=ABS([.F13])" office:value-type="float" office:value="67.9511109576015" calcext:value-type="float">
            <text:p>67.951111</text:p>
          </table:table-cell>
          <table:table-cell table:style-name="ce5" table:formula="of:=[.$B$1]*[.F13]" office:value-type="float" office:value="271.804443830406" calcext:value-type="float">
            <text:p>271.804444</text:p>
          </table:table-cell>
          <table:table-cell table:style-name="ce5" table:formula="of:=[.I12]+([.F13]*[.B13])" office:value-type="float" office:value="-35.9026915589666" calcext:value-type="float">
            <text:p>-35.902692</text:p>
          </table:table-cell>
          <table:table-cell table:style-name="ce5" table:formula="of:=[.I13]*[.$B$2]" office:value-type="float" office:value="-364.373795735468" calcext:value-type="float">
            <text:p>-364.373796</text:p>
          </table:table-cell>
          <table:table-cell table:style-name="ce5" table:formula="of:=([.F13]-[.F12])/[.B13]" office:value-type="float" office:value="77.8885215513446" calcext:value-type="float">
            <text:p>77.888522</text:p>
          </table:table-cell>
          <table:table-cell table:style-name="ce5" table:formula="of:=[.K13]*[.$B$3]" office:value-type="float" office:value="0.778885215513446" calcext:value-type="float">
            <text:p>0.778885</text:p>
          </table:table-cell>
          <table:table-cell table:style-name="ce5" table:formula="of:=[.H13]+[.J13]+[.L13]+[.$B$4]" office:value-type="float" office:value="1408.20953331045" calcext:value-type="float">
            <text:p>1408.209533</text:p>
          </table:table-cell>
          <table:table-cell table:style-name="ce5" table:formula="of:=[.M13]" office:value-type="float" office:value="1408.20953331045" calcext:value-type="float">
            <text:p>1408.209533</text:p>
          </table:table-cell>
          <table:table-cell table:style-name="ce5" table:formula="of:=IF([.N13]&gt;[.$B$6];[.$B$6];IF([.N13]&lt;[.$B$5];[.$B$5];[.N13]))" office:value-type="float" office:value="1408.20953331045" calcext:value-type="float">
            <text:p>1408.209533</text:p>
          </table:table-cell>
          <table:table-cell table:formula="of:=([.N13]-[.N12])/[.B13]" office:value-type="float" office:value="1073.16052888591" calcext:value-type="float">
            <text:p>1073.1605288859</text:p>
          </table:table-cell>
          <table:table-cell table:formula="of:=[.$U$5]*[.T12]" office:value-type="float" office:value="1128.18703966741" calcext:value-type="float">
            <text:p>1128.1870396674</text:p>
          </table:table-cell>
          <table:table-cell table:formula="of:=([.$U$5]*[.U12]*[.$U$5])+[.$S$5]" office:value-type="float" office:value="1.43295247832904" calcext:value-type="float">
            <text:p>1.4329524783</text:p>
          </table:table-cell>
          <table:table-cell table:formula="of:=[.R13]/([.R13]+[.$Q$5])" office:value-type="float" office:value="0.588976764278272" calcext:value-type="float">
            <text:p>0.5889767643</text:p>
          </table:table-cell>
          <table:table-cell table:formula="of:=[.Q13]+[.S13]*((([.M13]*[.B13])+[.E13])-[.Q13])" office:value-type="float" office:value="1331.19720150758" calcext:value-type="float">
            <text:p>1331.1972015076</text:p>
          </table:table-cell>
          <table:table-cell table:formula="of:=(1-[.S13])*[.R13]" office:value-type="float" office:value="0.588976764278272" calcext:value-type="float">
            <text:p>0.5889767643</text:p>
          </table:table-cell>
          <table:table-cell table:formula="of:=[.E14]-[.T13]" office:value-type="float" office:value="16.0838163884328" calcext:value-type="float">
            <text:p>16.0838163884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C13]+[.B14]" office:value-type="float" office:value="0.5" calcext:value-type="float">
            <text:p>0.5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3]*0.8+[.N13]*0.2" office:value-type="float" office:value="1347.28101789601" calcext:value-type="float">
            <text:p>1347.281018</text:p>
          </table:table-cell>
          <table:table-cell table:style-name="ce5" table:formula="of:=[.D14]-[.E14]" office:value-type="float" office:value="52.718982103991" calcext:value-type="float">
            <text:p>52.718982</text:p>
          </table:table-cell>
          <table:table-cell table:style-name="ce5" table:formula="of:=ABS([.F14])" office:value-type="float" office:value="52.718982103991" calcext:value-type="float">
            <text:p>52.718982</text:p>
          </table:table-cell>
          <table:table-cell table:style-name="ce5" table:formula="of:=[.$B$1]*[.F14]" office:value-type="float" office:value="210.875928415964" calcext:value-type="float">
            <text:p>210.875928</text:p>
          </table:table-cell>
          <table:table-cell table:style-name="ce5" table:formula="of:=[.I13]+([.F14]*[.B14])" office:value-type="float" office:value="-30.6307933485675" calcext:value-type="float">
            <text:p>-30.630793</text:p>
          </table:table-cell>
          <table:table-cell table:style-name="ce5" table:formula="of:=[.I14]*[.$B$2]" office:value-type="float" office:value="-310.869685646697" calcext:value-type="float">
            <text:p>-310.869686</text:p>
          </table:table-cell>
          <table:table-cell table:style-name="ce5" table:formula="of:=([.F14]-[.F13])/[.B14]" office:value-type="float" office:value="-152.321288536104" calcext:value-type="float">
            <text:p>-152.321289</text:p>
          </table:table-cell>
          <table:table-cell table:style-name="ce5" table:formula="of:=[.K14]*[.$B$3]" office:value-type="float" office:value="-1.52321288536104" calcext:value-type="float">
            <text:p>-1.523213</text:p>
          </table:table-cell>
          <table:table-cell table:style-name="ce5" table:formula="of:=[.H14]+[.J14]+[.L14]+[.$B$4]" office:value-type="float" office:value="1398.48302988391" calcext:value-type="float">
            <text:p>1398.483030</text:p>
          </table:table-cell>
          <table:table-cell table:style-name="ce5" table:formula="of:=[.M14]" office:value-type="float" office:value="1398.48302988391" calcext:value-type="float">
            <text:p>1398.483030</text:p>
          </table:table-cell>
          <table:table-cell table:style-name="ce5" table:formula="of:=IF([.N14]&gt;[.$B$6];[.$B$6];IF([.N14]&lt;[.$B$5];[.$B$5];[.N14]))" office:value-type="float" office:value="1398.48302988391" calcext:value-type="float">
            <text:p>1398.483030</text:p>
          </table:table-cell>
          <table:table-cell table:formula="of:=([.N14]-[.N13])/[.B14]" office:value-type="float" office:value="-97.2650342654515" calcext:value-type="float">
            <text:p>-97.2650342655</text:p>
          </table:table-cell>
          <table:table-cell table:formula="of:=[.$U$5]*[.T13]" office:value-type="float" office:value="1141.48508773095" calcext:value-type="float">
            <text:p>1141.485087731</text:p>
          </table:table-cell>
          <table:table-cell table:formula="of:=([.$U$5]*[.U13]*[.$U$5])+[.$S$5]" office:value-type="float" office:value="1.43306576645174" calcext:value-type="float">
            <text:p>1.4330657665</text:p>
          </table:table-cell>
          <table:table-cell table:formula="of:=[.R14]/([.R14]+[.$Q$5])" office:value-type="float" office:value="0.58899590229394" calcext:value-type="float">
            <text:p>0.5889959023</text:p>
          </table:table-cell>
          <table:table-cell table:formula="of:=[.Q14]+[.S14]*((([.M14]*[.B14])+[.E14])-[.Q14])" office:value-type="float" office:value="1345.06812470986" calcext:value-type="float">
            <text:p>1345.0681247099</text:p>
          </table:table-cell>
          <table:table-cell table:formula="of:=(1-[.S14])*[.R14]" office:value-type="float" office:value="0.58899590229394" calcext:value-type="float">
            <text:p>0.5889959023</text:p>
          </table:table-cell>
          <table:table-cell table:formula="of:=[.E15]-[.T14]" office:value-type="float" office:value="12.4532955837253" calcext:value-type="float">
            <text:p>12.4532955837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C14]+[.B15]" office:value-type="float" office:value="0.6" calcext:value-type="float">
            <text:p>0.6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4]*0.8+[.N14]*0.2" office:value-type="float" office:value="1357.52142029359" calcext:value-type="float">
            <text:p>1357.521420</text:p>
          </table:table-cell>
          <table:table-cell table:style-name="ce5" table:formula="of:=[.D15]-[.E15]" office:value-type="float" office:value="42.4785797064114" calcext:value-type="float">
            <text:p>42.478580</text:p>
          </table:table-cell>
          <table:table-cell table:style-name="ce5" table:formula="of:=ABS([.F15])" office:value-type="float" office:value="42.4785797064114" calcext:value-type="float">
            <text:p>42.478580</text:p>
          </table:table-cell>
          <table:table-cell table:style-name="ce5" table:formula="of:=[.$B$1]*[.F15]" office:value-type="float" office:value="169.914318825646" calcext:value-type="float">
            <text:p>169.914319</text:p>
          </table:table-cell>
          <table:table-cell table:style-name="ce5" table:formula="of:=[.I14]+([.F15]*[.B15])" office:value-type="float" office:value="-26.3829353779263" calcext:value-type="float">
            <text:p>-26.382935</text:p>
          </table:table-cell>
          <table:table-cell table:style-name="ce5" table:formula="of:=[.I15]*[.$B$2]" office:value-type="float" office:value="-267.758485196292" calcext:value-type="float">
            <text:p>-267.758485</text:p>
          </table:table-cell>
          <table:table-cell table:style-name="ce5" table:formula="of:=([.F15]-[.F14])/[.B15]" office:value-type="float" office:value="-102.404023975796" calcext:value-type="float">
            <text:p>-102.404024</text:p>
          </table:table-cell>
          <table:table-cell table:style-name="ce5" table:formula="of:=[.K15]*[.$B$3]" office:value-type="float" office:value="-1.02404023975796" calcext:value-type="float">
            <text:p>-1.024040</text:p>
          </table:table-cell>
          <table:table-cell table:style-name="ce5" table:formula="of:=[.H15]+[.J15]+[.L15]+[.$B$4]" office:value-type="float" office:value="1401.1317933896" calcext:value-type="float">
            <text:p>1401.131793</text:p>
          </table:table-cell>
          <table:table-cell table:style-name="ce5" table:formula="of:=[.M15]" office:value-type="float" office:value="1401.1317933896" calcext:value-type="float">
            <text:p>1401.131793</text:p>
          </table:table-cell>
          <table:table-cell table:style-name="ce5" table:formula="of:=IF([.N15]&gt;[.$B$6];[.$B$6];IF([.N15]&lt;[.$B$5];[.$B$5];[.N15]))" office:value-type="float" office:value="1401.1317933896" calcext:value-type="float">
            <text:p>1401.131793</text:p>
          </table:table-cell>
          <table:table-cell table:formula="of:=([.N15]-[.N14])/[.B15]" office:value-type="float" office:value="26.4876350568989" calcext:value-type="float">
            <text:p>26.4876350569</text:p>
          </table:table-cell>
          <table:table-cell table:formula="of:=[.$U$5]*[.T14]" office:value-type="float" office:value="1153.3792323179" calcext:value-type="float">
            <text:p>1153.3792323179</text:p>
          </table:table-cell>
          <table:table-cell table:formula="of:=([.$U$5]*[.U14]*[.$U$5])+[.$S$5]" office:value-type="float" office:value="1.43307983834715" calcext:value-type="float">
            <text:p>1.4330798383</text:p>
          </table:table-cell>
          <table:table-cell table:formula="of:=[.R15]/([.R15]+[.$Q$5])" office:value-type="float" office:value="0.588998279366235" calcext:value-type="float">
            <text:p>0.5889982794</text:p>
          </table:table-cell>
          <table:table-cell table:formula="of:=[.Q15]+[.S15]*((([.M15]*[.B15])+[.E15])-[.Q15])" office:value-type="float" office:value="1356.14505132882" calcext:value-type="float">
            <text:p>1356.1450513288</text:p>
          </table:table-cell>
          <table:table-cell table:formula="of:=(1-[.S15])*[.R15]" office:value-type="float" office:value="0.588998279366235" calcext:value-type="float">
            <text:p>0.5889982794</text:p>
          </table:table-cell>
          <table:table-cell table:formula="of:=[.E16]-[.T15]" office:value-type="float" office:value="10.0984435839716" calcext:value-type="float">
            <text:p>10.098443584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C15]+[.B16]" office:value-type="float" office:value="0.7" calcext:value-type="float">
            <text:p>0.7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5]*0.8+[.N15]*0.2" office:value-type="float" office:value="1366.24349491279" calcext:value-type="float">
            <text:p>1366.243495</text:p>
          </table:table-cell>
          <table:table-cell table:style-name="ce5" table:formula="of:=[.D16]-[.E16]" office:value-type="float" office:value="33.7565050872099" calcext:value-type="float">
            <text:p>33.756505</text:p>
          </table:table-cell>
          <table:table-cell table:style-name="ce5" table:formula="of:=ABS([.F16])" office:value-type="float" office:value="33.7565050872099" calcext:value-type="float">
            <text:p>33.756505</text:p>
          </table:table-cell>
          <table:table-cell table:style-name="ce5" table:formula="of:=[.$B$1]*[.F16]" office:value-type="float" office:value="135.02602034884" calcext:value-type="float">
            <text:p>135.026020</text:p>
          </table:table-cell>
          <table:table-cell table:style-name="ce5" table:formula="of:=[.I15]+([.F16]*[.B16])" office:value-type="float" office:value="-23.0072848692054" calcext:value-type="float">
            <text:p>-23.007285</text:p>
          </table:table-cell>
          <table:table-cell table:style-name="ce5" table:formula="of:=[.I16]*[.$B$2]" office:value-type="float" office:value="-233.49925460577" calcext:value-type="float">
            <text:p>-233.499255</text:p>
          </table:table-cell>
          <table:table-cell table:style-name="ce5" table:formula="of:=([.F16]-[.F15])/[.B16]" office:value-type="float" office:value="-87.2207461920152" calcext:value-type="float">
            <text:p>-87.220746</text:p>
          </table:table-cell>
          <table:table-cell table:style-name="ce5" table:formula="of:=[.K16]*[.$B$3]" office:value-type="float" office:value="-0.872207461920152" calcext:value-type="float">
            <text:p>-0.872207</text:p>
          </table:table-cell>
          <table:table-cell table:style-name="ce5" table:formula="of:=[.H16]+[.J16]+[.L16]+[.$B$4]" office:value-type="float" office:value="1400.65455828115" calcext:value-type="float">
            <text:p>1400.654558</text:p>
          </table:table-cell>
          <table:table-cell table:style-name="ce5" table:formula="of:=[.M16]" office:value-type="float" office:value="1400.65455828115" calcext:value-type="float">
            <text:p>1400.654558</text:p>
          </table:table-cell>
          <table:table-cell table:style-name="ce5" table:formula="of:=IF([.N16]&gt;[.$B$6];[.$B$6];IF([.N16]&lt;[.$B$5];[.$B$5];[.N16]))" office:value-type="float" office:value="1400.65455828115" calcext:value-type="float">
            <text:p>1400.654558</text:p>
          </table:table-cell>
          <table:table-cell table:formula="of:=([.N16]-[.N15])/[.B16]" office:value-type="float" office:value="-4.77235108446166" calcext:value-type="float">
            <text:p>-4.7723510845</text:p>
          </table:table-cell>
          <table:table-cell table:formula="of:=[.$U$5]*[.T15]" office:value-type="float" office:value="1162.8775594922" calcext:value-type="float">
            <text:p>1162.8775594922</text:p>
          </table:table-cell>
          <table:table-cell table:formula="of:=([.$U$5]*[.U15]*[.$U$5])+[.$S$5]" office:value-type="float" office:value="1.43308158617269" calcext:value-type="float">
            <text:p>1.4330815862</text:p>
          </table:table-cell>
          <table:table-cell table:formula="of:=[.R16]/([.R16]+[.$Q$5])" office:value-type="float" office:value="0.588998574612934" calcext:value-type="float">
            <text:p>0.5889985746</text:p>
          </table:table-cell>
          <table:table-cell table:formula="of:=[.Q16]+[.S16]*((([.M16]*[.B16])+[.E16])-[.Q16])" office:value-type="float" office:value="1365.15815941502" calcext:value-type="float">
            <text:p>1365.158159415</text:p>
          </table:table-cell>
          <table:table-cell table:formula="of:=(1-[.S16])*[.R16]" office:value-type="float" office:value="0.588998574612934" calcext:value-type="float">
            <text:p>0.5889985746</text:p>
          </table:table-cell>
          <table:table-cell table:formula="of:=[.E17]-[.T16]" office:value-type="float" office:value="7.96754817143983" calcext:value-type="float">
            <text:p>7.967548171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C16]+[.B17]" office:value-type="float" office:value="0.8" calcext:value-type="float">
            <text:p>0.8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6]*0.8+[.N16]*0.2" office:value-type="float" office:value="1373.12570758646" calcext:value-type="float">
            <text:p>1373.125708</text:p>
          </table:table-cell>
          <table:table-cell table:style-name="ce5" table:formula="of:=[.D17]-[.E17]" office:value-type="float" office:value="26.8742924135379" calcext:value-type="float">
            <text:p>26.874292</text:p>
          </table:table-cell>
          <table:table-cell table:style-name="ce5" table:formula="of:=ABS([.F17])" office:value-type="float" office:value="26.8742924135379" calcext:value-type="float">
            <text:p>26.874292</text:p>
          </table:table-cell>
          <table:table-cell table:style-name="ce5" table:formula="of:=[.$B$1]*[.F17]" office:value-type="float" office:value="107.497169654152" calcext:value-type="float">
            <text:p>107.497170</text:p>
          </table:table-cell>
          <table:table-cell table:style-name="ce5" table:formula="of:=[.I16]+([.F17]*[.B17])" office:value-type="float" office:value="-20.3198556278516" calcext:value-type="float">
            <text:p>-20.319856</text:p>
          </table:table-cell>
          <table:table-cell table:style-name="ce5" table:formula="of:=[.I17]*[.$B$2]" office:value-type="float" office:value="-206.224731417605" calcext:value-type="float">
            <text:p>-206.224731</text:p>
          </table:table-cell>
          <table:table-cell table:style-name="ce5" table:formula="of:=([.F17]-[.F16])/[.B17]" office:value-type="float" office:value="-68.8221267367203" calcext:value-type="float">
            <text:p>-68.822127</text:p>
          </table:table-cell>
          <table:table-cell table:style-name="ce5" table:formula="of:=[.K17]*[.$B$3]" office:value-type="float" office:value="-0.688221267367203" calcext:value-type="float">
            <text:p>-0.688221</text:p>
          </table:table-cell>
          <table:table-cell table:style-name="ce5" table:formula="of:=[.H17]+[.J17]+[.L17]+[.$B$4]" office:value-type="float" office:value="1400.58421696918" calcext:value-type="float">
            <text:p>1400.584217</text:p>
          </table:table-cell>
          <table:table-cell table:style-name="ce5" table:formula="of:=[.M17]" office:value-type="float" office:value="1400.58421696918" calcext:value-type="float">
            <text:p>1400.584217</text:p>
          </table:table-cell>
          <table:table-cell table:style-name="ce5" table:formula="of:=IF([.N17]&gt;[.$B$6];[.$B$6];IF([.N17]&lt;[.$B$5];[.$B$5];[.N17]))" office:value-type="float" office:value="1400.58421696918" calcext:value-type="float">
            <text:p>1400.584217</text:p>
          </table:table-cell>
          <table:table-cell table:formula="of:=([.N17]-[.N16])/[.B17]" office:value-type="float" office:value="-0.703413119701963" calcext:value-type="float">
            <text:p>-0.7034131197</text:p>
          </table:table-cell>
          <table:table-cell table:formula="of:=[.$U$5]*[.T16]" office:value-type="float" office:value="1170.60618787487" calcext:value-type="float">
            <text:p>1170.6061878749</text:p>
          </table:table-cell>
          <table:table-cell table:formula="of:=([.$U$5]*[.U16]*[.$U$5])+[.$S$5]" office:value-type="float" office:value="1.43308180326316" calcext:value-type="float">
            <text:p>1.4330818033</text:p>
          </table:table-cell>
          <table:table-cell table:formula="of:=[.R17]/([.R17]+[.$Q$5])" office:value-type="float" office:value="0.588998611284323" calcext:value-type="float">
            <text:p>0.5889986113</text:p>
          </table:table-cell>
          <table:table-cell table:formula="of:=[.Q17]+[.S17]*((([.M17]*[.B17])+[.E17])-[.Q17])" office:value-type="float" office:value="1372.38411962112" calcext:value-type="float">
            <text:p>1372.3841196211</text:p>
          </table:table-cell>
          <table:table-cell table:formula="of:=(1-[.S17])*[.R17]" office:value-type="float" office:value="0.588998611284323" calcext:value-type="float">
            <text:p>0.5889986113</text:p>
          </table:table-cell>
          <table:table-cell table:formula="of:=[.E18]-[.T17]" office:value-type="float" office:value="6.23328984188083" calcext:value-type="float">
            <text:p>6.233289841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C17]+[.B18]" office:value-type="float" office:value="0.9" calcext:value-type="float">
            <text:p>0.9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7]*0.8+[.N17]*0.2" office:value-type="float" office:value="1378.61740946301" calcext:value-type="float">
            <text:p>1378.617409</text:p>
          </table:table-cell>
          <table:table-cell table:style-name="ce5" table:formula="of:=[.D18]-[.E18]" office:value-type="float" office:value="21.3825905369943" calcext:value-type="float">
            <text:p>21.382591</text:p>
          </table:table-cell>
          <table:table-cell table:style-name="ce5" table:formula="of:=ABS([.F18])" office:value-type="float" office:value="21.3825905369943" calcext:value-type="float">
            <text:p>21.382591</text:p>
          </table:table-cell>
          <table:table-cell table:style-name="ce5" table:formula="of:=[.$B$1]*[.F18]" office:value-type="float" office:value="85.530362147977" calcext:value-type="float">
            <text:p>85.530362</text:p>
          </table:table-cell>
          <table:table-cell table:style-name="ce5" table:formula="of:=[.I17]+([.F18]*[.B18])" office:value-type="float" office:value="-18.1815965741521" calcext:value-type="float">
            <text:p>-18.181597</text:p>
          </table:table-cell>
          <table:table-cell table:style-name="ce5" table:formula="of:=[.I18]*[.$B$2]" office:value-type="float" office:value="-184.52369637452" calcext:value-type="float">
            <text:p>-184.523696</text:p>
          </table:table-cell>
          <table:table-cell table:style-name="ce5" table:formula="of:=([.F18]-[.F17])/[.B18]" office:value-type="float" office:value="-54.9170187654363" calcext:value-type="float">
            <text:p>-54.917019</text:p>
          </table:table-cell>
          <table:table-cell table:style-name="ce5" table:formula="of:=[.K18]*[.$B$3]" office:value-type="float" office:value="-0.549170187654363" calcext:value-type="float">
            <text:p>-0.549170</text:p>
          </table:table-cell>
          <table:table-cell table:style-name="ce5" table:formula="of:=[.H18]+[.J18]+[.L18]+[.$B$4]" office:value-type="float" office:value="1400.4574955858" calcext:value-type="float">
            <text:p>1400.457496</text:p>
          </table:table-cell>
          <table:table-cell table:style-name="ce5" table:formula="of:=[.M18]" office:value-type="float" office:value="1400.4574955858" calcext:value-type="float">
            <text:p>1400.457496</text:p>
          </table:table-cell>
          <table:table-cell table:style-name="ce5" table:formula="of:=IF([.N18]&gt;[.$B$6];[.$B$6];IF([.N18]&lt;[.$B$5];[.$B$5];[.N18]))" office:value-type="float" office:value="1400.4574955858" calcext:value-type="float">
            <text:p>1400.457496</text:p>
          </table:table-cell>
          <table:table-cell table:formula="of:=([.N18]-[.N17])/[.B18]" office:value-type="float" office:value="-1.26721383377117" calcext:value-type="float">
            <text:p>-1.2672138338</text:p>
          </table:table-cell>
          <table:table-cell table:formula="of:=[.$U$5]*[.T17]" office:value-type="float" office:value="1176.80235911867" calcext:value-type="float">
            <text:p>1176.8023591187</text:p>
          </table:table-cell>
          <table:table-cell table:formula="of:=([.$U$5]*[.U17]*[.$U$5])+[.$S$5]" office:value-type="float" office:value="1.43308183022708" calcext:value-type="float">
            <text:p>1.4330818302</text:p>
          </table:table-cell>
          <table:table-cell table:formula="of:=[.R18]/([.R18]+[.$Q$5])" office:value-type="float" office:value="0.588998615839127" calcext:value-type="float">
            <text:p>0.5889986158</text:p>
          </table:table-cell>
          <table:table-cell table:formula="of:=[.Q18]+[.S18]*((([.M18]*[.B18])+[.E18])-[.Q18])" office:value-type="float" office:value="1378.15789707114" calcext:value-type="float">
            <text:p>1378.1578970712</text:p>
          </table:table-cell>
          <table:table-cell table:formula="of:=(1-[.S18])*[.R18]" office:value-type="float" office:value="0.588998615839127" calcext:value-type="float">
            <text:p>0.5889986158</text:p>
          </table:table-cell>
          <table:table-cell table:formula="of:=[.E19]-[.T18]" office:value-type="float" office:value="4.82752961642245" calcext:value-type="float">
            <text:p>4.8275296164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C18]+[.B19]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8]*0.8+[.N18]*0.2" office:value-type="float" office:value="1382.98542668757" calcext:value-type="float">
            <text:p>1382.985427</text:p>
          </table:table-cell>
          <table:table-cell table:style-name="ce5" table:formula="of:=[.D19]-[.E19]" office:value-type="float" office:value="17.0145733124348" calcext:value-type="float">
            <text:p>17.014573</text:p>
          </table:table-cell>
          <table:table-cell table:style-name="ce5" table:formula="of:=ABS([.F19])" office:value-type="float" office:value="17.0145733124348" calcext:value-type="float">
            <text:p>17.014573</text:p>
          </table:table-cell>
          <table:table-cell table:style-name="ce5" table:formula="of:=[.$B$1]*[.F19]" office:value-type="float" office:value="68.0582932497391" calcext:value-type="float">
            <text:p>68.058293</text:p>
          </table:table-cell>
          <table:table-cell table:style-name="ce5" table:formula="of:=[.I18]+([.F19]*[.B19])" office:value-type="float" office:value="-16.4801392429087" calcext:value-type="float">
            <text:p>-16.480139</text:p>
          </table:table-cell>
          <table:table-cell table:style-name="ce5" table:formula="of:=[.I19]*[.$B$2]" office:value-type="float" office:value="-167.255730126115" calcext:value-type="float">
            <text:p>-167.255730</text:p>
          </table:table-cell>
          <table:table-cell table:style-name="ce5" table:formula="of:=([.F19]-[.F18])/[.B19]" office:value-type="float" office:value="-43.6801722455948" calcext:value-type="float">
            <text:p>-43.680172</text:p>
          </table:table-cell>
          <table:table-cell table:style-name="ce5" table:formula="of:=[.K19]*[.$B$3]" office:value-type="float" office:value="-0.436801722455948" calcext:value-type="float">
            <text:p>-0.436802</text:p>
          </table:table-cell>
          <table:table-cell table:style-name="ce5" table:formula="of:=[.H19]+[.J19]+[.L19]+[.$B$4]" office:value-type="float" office:value="1400.36576140117" calcext:value-type="float">
            <text:p>1400.365761</text:p>
          </table:table-cell>
          <table:table-cell table:style-name="ce5" table:formula="of:=[.M19]" office:value-type="float" office:value="1400.36576140117" calcext:value-type="float">
            <text:p>1400.365761</text:p>
          </table:table-cell>
          <table:table-cell table:style-name="ce5" table:formula="of:=IF([.N19]&gt;[.$B$6];[.$B$6];IF([.N19]&lt;[.$B$5];[.$B$5];[.N19]))" office:value-type="float" office:value="1400.36576140117" calcext:value-type="float">
            <text:p>1400.365761</text:p>
          </table:table-cell>
          <table:table-cell table:formula="of:=([.N19]-[.N18])/[.B19]" office:value-type="float" office:value="-0.917341846345607" calcext:value-type="float">
            <text:p>-0.9173418463</text:p>
          </table:table-cell>
          <table:table-cell table:formula="of:=[.$U$5]*[.T18]" office:value-type="float" office:value="1181.75330166242" calcext:value-type="float">
            <text:p>1181.7533016624</text:p>
          </table:table-cell>
          <table:table-cell table:formula="of:=([.$U$5]*[.U18]*[.$U$5])+[.$S$5]" office:value-type="float" office:value="1.43308183357616" calcext:value-type="float">
            <text:p>1.4330818336</text:p>
          </table:table-cell>
          <table:table-cell table:formula="of:=[.R19]/([.R19]+[.$Q$5])" office:value-type="float" office:value="0.58899861640486" calcext:value-type="float">
            <text:p>0.5889986164</text:p>
          </table:table-cell>
          <table:table-cell table:formula="of:=[.Q19]+[.S19]*((([.M19]*[.B19])+[.E19])-[.Q19])" office:value-type="float" office:value="1382.76009447104" calcext:value-type="float">
            <text:p>1382.7600944711</text:p>
          </table:table-cell>
          <table:table-cell table:formula="of:=(1-[.S19])*[.R19]" office:value-type="float" office:value="0.58899861640486" calcext:value-type="float">
            <text:p>0.5889986164</text:p>
          </table:table-cell>
          <table:table-cell table:formula="of:=[.E20]-[.T19]" office:value-type="float" office:value="3.70139915924187" calcext:value-type="float">
            <text:p>3.7013991592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[.C19]+[.B20]" office:value-type="float" office:value="1.1" calcext:value-type="float">
            <text:p>1.1</text:p>
          </table:table-cell>
          <table:table-cell office:value-type="float" office:value="1400" calcext:value-type="float">
            <text:p>1400</text:p>
          </table:table-cell>
          <table:table-cell table:style-name="ce5" table:formula="of:=[.E19]*0.8+[.N19]*0.2" office:value-type="float" office:value="1386.46149363029" calcext:value-type="float">
            <text:p>1386.461494</text:p>
          </table:table-cell>
          <table:table-cell table:style-name="ce5" table:formula="of:=[.D20]-[.E20]" office:value-type="float" office:value="13.538506369714" calcext:value-type="float">
            <text:p>13.538506</text:p>
          </table:table-cell>
          <table:table-cell table:style-name="ce5" table:formula="of:=ABS([.F20])" office:value-type="float" office:value="13.538506369714" calcext:value-type="float">
            <text:p>13.538506</text:p>
          </table:table-cell>
          <table:table-cell table:style-name="ce5" table:formula="of:=[.$B$1]*[.F20]" office:value-type="float" office:value="54.1540254788561" calcext:value-type="float">
            <text:p>54.154025</text:p>
          </table:table-cell>
          <table:table-cell table:style-name="ce5" table:formula="of:=[.I19]+([.F20]*[.B20])" office:value-type="float" office:value="-15.1262886059373" calcext:value-type="float">
            <text:p>-15.126289</text:p>
          </table:table-cell>
          <table:table-cell table:style-name="ce5" table:formula="of:=[.I20]*[.$B$2]" office:value-type="float" office:value="-153.515598842589" calcext:value-type="float">
            <text:p>-153.515599</text:p>
          </table:table-cell>
          <table:table-cell table:style-name="ce5" table:formula="of:=([.F20]-[.F19])/[.B20]" office:value-type="float" office:value="-34.7606694272076" calcext:value-type="float">
            <text:p>-34.760669</text:p>
          </table:table-cell>
          <table:table-cell table:style-name="ce5" table:formula="of:=[.K20]*[.$B$3]" office:value-type="float" office:value="-0.347606694272076" calcext:value-type="float">
            <text:p>-0.347607</text:p>
          </table:table-cell>
          <table:table-cell table:style-name="ce5" table:formula="of:=[.H20]+[.J20]+[.L20]+[.$B$4]" office:value-type="float" office:value="1400.290819942" calcext:value-type="float">
            <text:p>1400.290820</text:p>
          </table:table-cell>
          <table:table-cell table:style-name="ce5" table:formula="of:=[.M20]" office:value-type="float" office:value="1400.290819942" calcext:value-type="float">
            <text:p>1400.290820</text:p>
          </table:table-cell>
          <table:table-cell table:style-name="ce5" table:formula="of:=IF([.N20]&gt;[.$B$6];[.$B$6];IF([.N20]&lt;[.$B$5];[.$B$5];[.N20]))" office:value-type="float" office:value="1400.290819942" calcext:value-type="float">
            <text:p>1400.290820</text:p>
          </table:table-cell>
          <table:table-cell table:formula="of:=([.N20]-[.N19])/[.B20]" office:value-type="float" office:value="-0.749414591728055" calcext:value-type="float">
            <text:p>-0.7494145917</text:p>
          </table:table-cell>
          <table:table-cell table:formula="of:=[.$U$5]*[.T19]" office:value-type="float" office:value="1185.69962884583" calcext:value-type="float">
            <text:p>1185.6996288458</text:p>
          </table:table-cell>
          <table:table-cell table:formula="of:=([.$U$5]*[.U19]*[.$U$5])+[.$S$5]" office:value-type="float" office:value="1.43308183399213" calcext:value-type="float">
            <text:p>1.433081834</text:p>
          </table:table-cell>
          <table:table-cell table:formula="of:=[.R20]/([.R20]+[.$Q$5])" office:value-type="float" office:value="0.588998616475128" calcext:value-type="float">
            <text:p>0.5889986165</text:p>
          </table:table-cell>
          <table:table-cell table:formula="of:=[.Q20]+[.S20]*((([.M20]*[.B20])+[.E20])-[.Q20])" office:value-type="float" office:value="1386.42502500571" calcext:value-type="float">
            <text:p>1386.4250250057</text:p>
          </table:table-cell>
          <table:table-cell table:formula="of:=(1-[.S20])*[.R20]" office:value-type="float" office:value="0.588998616475128" calcext:value-type="float">
            <text:p>0.5889986165</text:p>
          </table:table-cell>
          <table:table-cell table:formula="of:=[.E21]-[.T20]" office:value-type="float" office:value="2.80233388692204" calcext:value-type="float">
            <text:p>2.8023338869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[.C20]+[.B21]" office:value-type="float" office:value="1.2" calcext:value-type="float">
            <text:p>1.2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0]*0.8+[.N20]*0.2" office:value-type="float" office:value="1389.22735889263" calcext:value-type="float">
            <text:p>1389.227359</text:p>
          </table:table-cell>
          <table:table-cell table:style-name="ce5" table:formula="of:=[.D21]-[.E21]" office:value-type="float" office:value="10.7726411073722" calcext:value-type="float">
            <text:p>10.772641</text:p>
          </table:table-cell>
          <table:table-cell table:style-name="ce5" table:formula="of:=ABS([.F21])" office:value-type="float" office:value="10.7726411073722" calcext:value-type="float">
            <text:p>10.772641</text:p>
          </table:table-cell>
          <table:table-cell table:style-name="ce5" table:formula="of:=[.$B$1]*[.F21]" office:value-type="float" office:value="43.090564429489" calcext:value-type="float">
            <text:p>43.090564</text:p>
          </table:table-cell>
          <table:table-cell table:style-name="ce5" table:formula="of:=[.I20]+([.F21]*[.B21])" office:value-type="float" office:value="-14.0490244952" calcext:value-type="float">
            <text:p>-14.049024</text:p>
          </table:table-cell>
          <table:table-cell table:style-name="ce5" table:formula="of:=[.I21]*[.$B$2]" office:value-type="float" office:value="-142.582524022997" calcext:value-type="float">
            <text:p>-142.582524</text:p>
          </table:table-cell>
          <table:table-cell table:style-name="ce5" table:formula="of:=([.F21]-[.F20])/[.B21]" office:value-type="float" office:value="-27.6586526234178" calcext:value-type="float">
            <text:p>-27.658653</text:p>
          </table:table-cell>
          <table:table-cell table:style-name="ce5" table:formula="of:=[.K21]*[.$B$3]" office:value-type="float" office:value="-0.276586526234178" calcext:value-type="float">
            <text:p>-0.276587</text:p>
          </table:table-cell>
          <table:table-cell table:style-name="ce5" table:formula="of:=[.H21]+[.J21]+[.L21]+[.$B$4]" office:value-type="float" office:value="1400.23145388026" calcext:value-type="float">
            <text:p>1400.231454</text:p>
          </table:table-cell>
          <table:table-cell table:style-name="ce5" table:formula="of:=[.M21]" office:value-type="float" office:value="1400.23145388026" calcext:value-type="float">
            <text:p>1400.231454</text:p>
          </table:table-cell>
          <table:table-cell table:style-name="ce5" table:formula="of:=IF([.N21]&gt;[.$B$6];[.$B$6];IF([.N21]&lt;[.$B$5];[.$B$5];[.N21]))" office:value-type="float" office:value="1400.23145388026" calcext:value-type="float">
            <text:p>1400.231454</text:p>
          </table:table-cell>
          <table:table-cell table:formula="of:=([.N21]-[.N20])/[.B21]" office:value-type="float" office:value="-0.593660617373644" calcext:value-type="float">
            <text:p>-0.5936606174</text:p>
          </table:table-cell>
          <table:table-cell table:formula="of:=[.$U$5]*[.T20]" office:value-type="float" office:value="1188.84226131842" calcext:value-type="float">
            <text:p>1188.8422613184</text:p>
          </table:table-cell>
          <table:table-cell table:formula="of:=([.$U$5]*[.U20]*[.$U$5])+[.$S$5]" office:value-type="float" office:value="1.4330818340438" calcext:value-type="float">
            <text:p>1.433081834</text:p>
          </table:table-cell>
          <table:table-cell table:formula="of:=[.R21]/([.R21]+[.$Q$5])" office:value-type="float" office:value="0.588998616483855" calcext:value-type="float">
            <text:p>0.5889986165</text:p>
          </table:table-cell>
          <table:table-cell table:formula="of:=[.Q21]+[.S21]*((([.M21]*[.B21])+[.E21])-[.Q21])" office:value-type="float" office:value="1389.34224546288" calcext:value-type="float">
            <text:p>1389.3422454629</text:p>
          </table:table-cell>
          <table:table-cell table:formula="of:=(1-[.S21])*[.R21]" office:value-type="float" office:value="0.588998616483855" calcext:value-type="float">
            <text:p>0.5889986165</text:p>
          </table:table-cell>
          <table:table-cell table:formula="of:=[.E22]-[.T21]" office:value-type="float" office:value="2.08593242727716" calcext:value-type="float">
            <text:p>2.0859324273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formula="of:=[.C21]+[.B22]" office:value-type="float" office:value="1.3" calcext:value-type="float">
            <text:p>1.3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1]*0.8+[.N21]*0.2" office:value-type="float" office:value="1391.42817789015" calcext:value-type="float">
            <text:p>1391.428178</text:p>
          </table:table-cell>
          <table:table-cell table:style-name="ce5" table:formula="of:=[.D22]-[.E22]" office:value-type="float" office:value="8.57182210984615" calcext:value-type="float">
            <text:p>8.571822</text:p>
          </table:table-cell>
          <table:table-cell table:style-name="ce5" table:formula="of:=ABS([.F22])" office:value-type="float" office:value="8.57182210984615" calcext:value-type="float">
            <text:p>8.571822</text:p>
          </table:table-cell>
          <table:table-cell table:style-name="ce5" table:formula="of:=[.$B$1]*[.F22]" office:value-type="float" office:value="34.2872884393846" calcext:value-type="float">
            <text:p>34.287288</text:p>
          </table:table-cell>
          <table:table-cell table:style-name="ce5" table:formula="of:=[.I21]+([.F22]*[.B22])" office:value-type="float" office:value="-13.1918422842154" calcext:value-type="float">
            <text:p>-13.191842</text:p>
          </table:table-cell>
          <table:table-cell table:style-name="ce5" table:formula="of:=[.I22]*[.$B$2]" office:value-type="float" office:value="-133.883044338016" calcext:value-type="float">
            <text:p>-133.883044</text:p>
          </table:table-cell>
          <table:table-cell table:style-name="ce5" table:formula="of:=([.F22]-[.F21])/[.B22]" office:value-type="float" office:value="-22.0081899752608" calcext:value-type="float">
            <text:p>-22.008190</text:p>
          </table:table-cell>
          <table:table-cell table:style-name="ce5" table:formula="of:=[.K22]*[.$B$3]" office:value-type="float" office:value="-0.220081899752608" calcext:value-type="float">
            <text:p>-0.220082</text:p>
          </table:table-cell>
          <table:table-cell table:style-name="ce5" table:formula="of:=[.H22]+[.J22]+[.L22]+[.$B$4]" office:value-type="float" office:value="1400.18416220162" calcext:value-type="float">
            <text:p>1400.184162</text:p>
          </table:table-cell>
          <table:table-cell table:style-name="ce5" table:formula="of:=[.M22]" office:value-type="float" office:value="1400.18416220162" calcext:value-type="float">
            <text:p>1400.184162</text:p>
          </table:table-cell>
          <table:table-cell table:style-name="ce5" table:formula="of:=IF([.N22]&gt;[.$B$6];[.$B$6];IF([.N22]&lt;[.$B$5];[.$B$5];[.N22]))" office:value-type="float" office:value="1400.18416220162" calcext:value-type="float">
            <text:p>1400.184162</text:p>
          </table:table-cell>
          <table:table-cell table:formula="of:=([.N22]-[.N21])/[.B22]" office:value-type="float" office:value="-0.472916786413862" calcext:value-type="float">
            <text:p>-0.4729167864</text:p>
          </table:table-cell>
          <table:table-cell table:formula="of:=[.$U$5]*[.T21]" office:value-type="float" office:value="1191.34374167439" calcext:value-type="float">
            <text:p>1191.3437416744</text:p>
          </table:table-cell>
          <table:table-cell table:formula="of:=([.$U$5]*[.U21]*[.$U$5])+[.$S$5]" office:value-type="float" office:value="1.43308183405022" calcext:value-type="float">
            <text:p>1.4330818341</text:p>
          </table:table-cell>
          <table:table-cell table:formula="of:=[.R22]/([.R22]+[.$Q$5])" office:value-type="float" office:value="0.588998616484939" calcext:value-type="float">
            <text:p>0.5889986165</text:p>
          </table:table-cell>
          <table:table-cell table:formula="of:=[.Q22]+[.S22]*((([.M22]*[.B22])+[.E22])-[.Q22])" office:value-type="float" office:value="1391.66385122173" calcext:value-type="float">
            <text:p>1391.6638512217</text:p>
          </table:table-cell>
          <table:table-cell table:formula="of:=(1-[.S22])*[.R22]" office:value-type="float" office:value="0.588998616484939" calcext:value-type="float">
            <text:p>0.5889986165</text:p>
          </table:table-cell>
          <table:table-cell table:formula="of:=[.E23]-[.T22]" office:value-type="float" office:value="1.51552353071656" calcext:value-type="float">
            <text:p>1.5155235307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formula="of:=[.C22]+[.B23]" office:value-type="float" office:value="1.4" calcext:value-type="float">
            <text:p>1.4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2]*0.8+[.N22]*0.2" office:value-type="float" office:value="1393.17937475245" calcext:value-type="float">
            <text:p>1393.179375</text:p>
          </table:table-cell>
          <table:table-cell table:style-name="ce5" table:formula="of:=[.D23]-[.E23]" office:value-type="float" office:value="6.82062524755361" calcext:value-type="float">
            <text:p>6.820625</text:p>
          </table:table-cell>
          <table:table-cell table:style-name="ce5" table:formula="of:=ABS([.F23])" office:value-type="float" office:value="6.82062524755361" calcext:value-type="float">
            <text:p>6.820625</text:p>
          </table:table-cell>
          <table:table-cell table:style-name="ce5" table:formula="of:=[.$B$1]*[.F23]" office:value-type="float" office:value="27.2825009902144" calcext:value-type="float">
            <text:p>27.282501</text:p>
          </table:table-cell>
          <table:table-cell table:style-name="ce5" table:formula="of:=[.I22]+([.F23]*[.B23])" office:value-type="float" office:value="-12.5097797594601" calcext:value-type="float">
            <text:p>-12.509780</text:p>
          </table:table-cell>
          <table:table-cell table:style-name="ce5" table:formula="of:=[.I23]*[.$B$2]" office:value-type="float" office:value="-126.960841564838" calcext:value-type="float">
            <text:p>-126.960842</text:p>
          </table:table-cell>
          <table:table-cell table:style-name="ce5" table:formula="of:=([.F23]-[.F22])/[.B23]" office:value-type="float" office:value="-17.5119686229255" calcext:value-type="float">
            <text:p>-17.511969</text:p>
          </table:table-cell>
          <table:table-cell table:style-name="ce5" table:formula="of:=[.K23]*[.$B$3]" office:value-type="float" office:value="-0.175119686229255" calcext:value-type="float">
            <text:p>-0.175120</text:p>
          </table:table-cell>
          <table:table-cell table:style-name="ce5" table:formula="of:=[.H23]+[.J23]+[.L23]+[.$B$4]" office:value-type="float" office:value="1400.14653973915" calcext:value-type="float">
            <text:p>1400.146540</text:p>
          </table:table-cell>
          <table:table-cell table:style-name="ce5" table:formula="of:=[.M23]" office:value-type="float" office:value="1400.14653973915" calcext:value-type="float">
            <text:p>1400.146540</text:p>
          </table:table-cell>
          <table:table-cell table:style-name="ce5" table:formula="of:=IF([.N23]&gt;[.$B$6];[.$B$6];IF([.N23]&lt;[.$B$5];[.$B$5];[.N23]))" office:value-type="float" office:value="1400.14653973915" calcext:value-type="float">
            <text:p>1400.146540</text:p>
          </table:table-cell>
          <table:table-cell table:formula="of:=([.N23]-[.N22])/[.B23]" office:value-type="float" office:value="-0.376224624687893" calcext:value-type="float">
            <text:p>-0.3762246247</text:p>
          </table:table-cell>
          <table:table-cell table:formula="of:=[.$U$5]*[.T22]" office:value-type="float" office:value="1193.33448981472" calcext:value-type="float">
            <text:p>1193.3344898147</text:p>
          </table:table-cell>
          <table:table-cell table:formula="of:=([.$U$5]*[.U22]*[.$U$5])+[.$S$5]" office:value-type="float" office:value="1.43308183405101" calcext:value-type="float">
            <text:p>1.4330818341</text:p>
          </table:table-cell>
          <table:table-cell table:formula="of:=[.R23]/([.R23]+[.$Q$5])" office:value-type="float" office:value="0.588998616485074" calcext:value-type="float">
            <text:p>0.5889986165</text:p>
          </table:table-cell>
          <table:table-cell table:formula="of:=[.Q23]+[.S23]*((([.M23]*[.B23])+[.E23])-[.Q23])" office:value-type="float" office:value="1393.51128803293" calcext:value-type="float">
            <text:p>1393.5112880329</text:p>
          </table:table-cell>
          <table:table-cell table:formula="of:=(1-[.S23])*[.R23]" office:value-type="float" office:value="0.588998616485074" calcext:value-type="float">
            <text:p>0.5889986165</text:p>
          </table:table-cell>
          <table:table-cell table:formula="of:=[.E24]-[.T23]" office:value-type="float" office:value="1.06151971685404" calcext:value-type="float">
            <text:p>1.0615197169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[.C23]+[.B24]" office:value-type="float" office:value="1.5" calcext:value-type="float">
            <text:p>1.5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3]*0.8+[.N23]*0.2" office:value-type="float" office:value="1394.57280774979" calcext:value-type="float">
            <text:p>1394.572808</text:p>
          </table:table-cell>
          <table:table-cell table:style-name="ce5" table:formula="of:=[.D24]-[.E24]" office:value-type="float" office:value="5.42719225021347" calcext:value-type="float">
            <text:p>5.427192</text:p>
          </table:table-cell>
          <table:table-cell table:style-name="ce5" table:formula="of:=ABS([.F24])" office:value-type="float" office:value="5.42719225021347" calcext:value-type="float">
            <text:p>5.427192</text:p>
          </table:table-cell>
          <table:table-cell table:style-name="ce5" table:formula="of:=[.$B$1]*[.F24]" office:value-type="float" office:value="21.7087690008539" calcext:value-type="float">
            <text:p>21.708769</text:p>
          </table:table-cell>
          <table:table-cell table:style-name="ce5" table:formula="of:=[.I23]+([.F24]*[.B24])" office:value-type="float" office:value="-11.9670605344387" calcext:value-type="float">
            <text:p>-11.967061</text:p>
          </table:table-cell>
          <table:table-cell table:style-name="ce5" table:formula="of:=[.I24]*[.$B$2]" office:value-type="float" office:value="-121.452823768599" calcext:value-type="float">
            <text:p>-121.452824</text:p>
          </table:table-cell>
          <table:table-cell table:style-name="ce5" table:formula="of:=([.F24]-[.F23])/[.B24]" office:value-type="float" office:value="-13.9343299734014" calcext:value-type="float">
            <text:p>-13.934330</text:p>
          </table:table-cell>
          <table:table-cell table:style-name="ce5" table:formula="of:=[.K24]*[.$B$3]" office:value-type="float" office:value="-0.139343299734014" calcext:value-type="float">
            <text:p>-0.139343</text:p>
          </table:table-cell>
          <table:table-cell table:style-name="ce5" table:formula="of:=[.H24]+[.J24]+[.L24]+[.$B$4]" office:value-type="float" office:value="1400.11660193252" calcext:value-type="float">
            <text:p>1400.116602</text:p>
          </table:table-cell>
          <table:table-cell table:style-name="ce5" table:formula="of:=[.M24]" office:value-type="float" office:value="1400.11660193252" calcext:value-type="float">
            <text:p>1400.116602</text:p>
          </table:table-cell>
          <table:table-cell table:style-name="ce5" table:formula="of:=IF([.N24]&gt;[.$B$6];[.$B$6];IF([.N24]&lt;[.$B$5];[.$B$5];[.N24]))" office:value-type="float" office:value="1400.11660193252" calcext:value-type="float">
            <text:p>1400.116602</text:p>
          </table:table-cell>
          <table:table-cell table:formula="of:=([.N24]-[.N23])/[.B24]" office:value-type="float" office:value="-0.299378066272311" calcext:value-type="float">
            <text:p>-0.2993780663</text:p>
          </table:table-cell>
          <table:table-cell table:formula="of:=[.$U$5]*[.T23]" office:value-type="float" office:value="1194.91864396418" calcext:value-type="float">
            <text:p>1194.9186439642</text:p>
          </table:table-cell>
          <table:table-cell table:formula="of:=([.$U$5]*[.U23]*[.$U$5])+[.$S$5]" office:value-type="float" office:value="1.43308183405111" calcext:value-type="float">
            <text:p>1.4330818341</text:p>
          </table:table-cell>
          <table:table-cell table:formula="of:=[.R24]/([.R24]+[.$Q$5])" office:value-type="float" office:value="0.588998616485091" calcext:value-type="float">
            <text:p>0.5889986165</text:p>
          </table:table-cell>
          <table:table-cell table:formula="of:=[.Q24]+[.S24]*((([.M24]*[.B24])+[.E24])-[.Q24])" office:value-type="float" office:value="1394.981344355" calcext:value-type="float">
            <text:p>1394.981344355</text:p>
          </table:table-cell>
          <table:table-cell table:formula="of:=(1-[.S24])*[.R24]" office:value-type="float" office:value="0.588998616485091" calcext:value-type="float">
            <text:p>0.5889986165</text:p>
          </table:table-cell>
          <table:table-cell table:formula="of:=[.E25]-[.T24]" office:value-type="float" office:value="0.70022223133833" calcext:value-type="float">
            <text:p>0.7002222313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table:formula="of:=[.C24]+[.B25]" office:value-type="float" office:value="1.6" calcext:value-type="float">
            <text:p>1.6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4]*0.8+[.N24]*0.2" office:value-type="float" office:value="1395.68156658633" calcext:value-type="float">
            <text:p>1395.681567</text:p>
          </table:table-cell>
          <table:table-cell table:style-name="ce5" table:formula="of:=[.D25]-[.E25]" office:value-type="float" office:value="4.31843341366653" calcext:value-type="float">
            <text:p>4.318433</text:p>
          </table:table-cell>
          <table:table-cell table:style-name="ce5" table:formula="of:=ABS([.F25])" office:value-type="float" office:value="4.31843341366653" calcext:value-type="float">
            <text:p>4.318433</text:p>
          </table:table-cell>
          <table:table-cell table:style-name="ce5" table:formula="of:=[.$B$1]*[.F25]" office:value-type="float" office:value="17.2737336546661" calcext:value-type="float">
            <text:p>17.273734</text:p>
          </table:table-cell>
          <table:table-cell table:style-name="ce5" table:formula="of:=[.I24]+([.F25]*[.B25])" office:value-type="float" office:value="-11.5352171930721" calcext:value-type="float">
            <text:p>-11.535217</text:p>
          </table:table-cell>
          <table:table-cell table:style-name="ce5" table:formula="of:=[.I25]*[.$B$2]" office:value-type="float" office:value="-117.070077221633" calcext:value-type="float">
            <text:p>-117.070077</text:p>
          </table:table-cell>
          <table:table-cell table:style-name="ce5" table:formula="of:=([.F25]-[.F24])/[.B25]" office:value-type="float" office:value="-11.0875883654694" calcext:value-type="float">
            <text:p>-11.087588</text:p>
          </table:table-cell>
          <table:table-cell table:style-name="ce5" table:formula="of:=[.K25]*[.$B$3]" office:value-type="float" office:value="-0.110875883654694" calcext:value-type="float">
            <text:p>-0.110876</text:p>
          </table:table-cell>
          <table:table-cell table:style-name="ce5" table:formula="of:=[.H25]+[.J25]+[.L25]+[.$B$4]" office:value-type="float" office:value="1400.09278054938" calcext:value-type="float">
            <text:p>1400.092781</text:p>
          </table:table-cell>
          <table:table-cell table:style-name="ce5" table:formula="of:=[.M25]" office:value-type="float" office:value="1400.09278054938" calcext:value-type="float">
            <text:p>1400.092781</text:p>
          </table:table-cell>
          <table:table-cell table:style-name="ce5" table:formula="of:=IF([.N25]&gt;[.$B$6];[.$B$6];IF([.N25]&lt;[.$B$5];[.$B$5];[.N25]))" office:value-type="float" office:value="1400.09278054938" calcext:value-type="float">
            <text:p>1400.092781</text:p>
          </table:table-cell>
          <table:table-cell table:formula="of:=([.N25]-[.N24])/[.B25]" office:value-type="float" office:value="-0.23821383142149" calcext:value-type="float">
            <text:p>-0.2382138314</text:p>
          </table:table-cell>
          <table:table-cell table:formula="of:=[.$U$5]*[.T24]" office:value-type="float" office:value="1196.17919902534" calcext:value-type="float">
            <text:p>1196.1791990253</text:p>
          </table:table-cell>
          <table:table-cell table:formula="of:=([.$U$5]*[.U24]*[.$U$5])+[.$S$5]" office:value-type="float" office:value="1.43308183405112" calcext:value-type="float">
            <text:p>1.4330818341</text:p>
          </table:table-cell>
          <table:table-cell table:formula="of:=[.R25]/([.R25]+[.$Q$5])" office:value-type="float" office:value="0.588998616485093" calcext:value-type="float">
            <text:p>0.5889986165</text:p>
          </table:table-cell>
          <table:table-cell table:formula="of:=[.Q25]+[.S25]*((([.M25]*[.B25])+[.E25])-[.Q25])" office:value-type="float" office:value="1396.1510885737" calcext:value-type="float">
            <text:p>1396.1510885737</text:p>
          </table:table-cell>
          <table:table-cell table:formula="of:=(1-[.S25])*[.R25]" office:value-type="float" office:value="0.588998616485093" calcext:value-type="float">
            <text:p>0.5889986165</text:p>
          </table:table-cell>
          <table:table-cell table:formula="of:=[.E26]-[.T25]" office:value-type="float" office:value="0.412720805243453" calcext:value-type="float">
            <text:p>0.4127208052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table:formula="of:=[.C25]+[.B26]" office:value-type="float" office:value="1.7" calcext:value-type="float">
            <text:p>1.7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5]*0.8+[.N25]*0.2" office:value-type="float" office:value="1396.56380937894" calcext:value-type="float">
            <text:p>1396.563809</text:p>
          </table:table-cell>
          <table:table-cell table:style-name="ce5" table:formula="of:=[.D26]-[.E26]" office:value-type="float" office:value="3.43619062105768" calcext:value-type="float">
            <text:p>3.436191</text:p>
          </table:table-cell>
          <table:table-cell table:style-name="ce5" table:formula="of:=ABS([.F26])" office:value-type="float" office:value="3.43619062105768" calcext:value-type="float">
            <text:p>3.436191</text:p>
          </table:table-cell>
          <table:table-cell table:style-name="ce5" table:formula="of:=[.$B$1]*[.F26]" office:value-type="float" office:value="13.7447624842307" calcext:value-type="float">
            <text:p>13.744762</text:p>
          </table:table-cell>
          <table:table-cell table:style-name="ce5" table:formula="of:=[.I25]+([.F26]*[.B26])" office:value-type="float" office:value="-11.1915981309663" calcext:value-type="float">
            <text:p>-11.191598</text:p>
          </table:table-cell>
          <table:table-cell table:style-name="ce5" table:formula="of:=[.I26]*[.$B$2]" office:value-type="float" office:value="-113.582712444513" calcext:value-type="float">
            <text:p>-113.582712</text:p>
          </table:table-cell>
          <table:table-cell table:style-name="ce5" table:formula="of:=([.F26]-[.F25])/[.B26]" office:value-type="float" office:value="-8.82242792608849" calcext:value-type="float">
            <text:p>-8.822428</text:p>
          </table:table-cell>
          <table:table-cell table:style-name="ce5" table:formula="of:=[.K26]*[.$B$3]" office:value-type="float" office:value="-0.0882242792608849" calcext:value-type="float">
            <text:p>-0.088224</text:p>
          </table:table-cell>
          <table:table-cell table:style-name="ce5" table:formula="of:=[.H26]+[.J26]+[.L26]+[.$B$4]" office:value-type="float" office:value="1400.07382576046" calcext:value-type="float">
            <text:p>1400.073826</text:p>
          </table:table-cell>
          <table:table-cell table:style-name="ce5" table:formula="of:=[.M26]" office:value-type="float" office:value="1400.07382576046" calcext:value-type="float">
            <text:p>1400.073826</text:p>
          </table:table-cell>
          <table:table-cell table:style-name="ce5" table:formula="of:=IF([.N26]&gt;[.$B$6];[.$B$6];IF([.N26]&lt;[.$B$5];[.$B$5];[.N26]))" office:value-type="float" office:value="1400.07382576046" calcext:value-type="float">
            <text:p>1400.073826</text:p>
          </table:table-cell>
          <table:table-cell table:formula="of:=([.N26]-[.N25])/[.B26]" office:value-type="float" office:value="-0.189547889217465" calcext:value-type="float">
            <text:p>-0.1895478892</text:p>
          </table:table-cell>
          <table:table-cell table:formula="of:=[.$U$5]*[.T25]" office:value-type="float" office:value="1197.18224018302" calcext:value-type="float">
            <text:p>1197.182240183</text:p>
          </table:table-cell>
          <table:table-cell table:formula="of:=([.$U$5]*[.U25]*[.$U$5])+[.$S$5]" office:value-type="float" office:value="1.43308183405113" calcext:value-type="float">
            <text:p>1.4330818341</text:p>
          </table:table-cell>
          <table:table-cell table:formula="of:=[.R26]/([.R26]+[.$Q$5])" office:value-type="float" office:value="0.588998616485093" calcext:value-type="float">
            <text:p>0.5889986165</text:p>
          </table:table-cell>
          <table:table-cell table:formula="of:=[.Q26]+[.S26]*((([.M26]*[.B26])+[.E26])-[.Q26])" office:value-type="float" office:value="1397.08186322704" calcext:value-type="float">
            <text:p>1397.081863227</text:p>
          </table:table-cell>
          <table:table-cell table:formula="of:=(1-[.S26])*[.R26]" office:value-type="float" office:value="0.588998616485093" calcext:value-type="float">
            <text:p>0.5889986165</text:p>
          </table:table-cell>
          <table:table-cell table:formula="of:=[.E27]-[.T26]" office:value-type="float" office:value="0.183949428208962" calcext:value-type="float">
            <text:p>0.183949428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table:formula="of:=[.C26]+[.B27]" office:value-type="float" office:value="1.8" calcext:value-type="float">
            <text:p>1.8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6]*0.8+[.N26]*0.2" office:value-type="float" office:value="1397.26581265525" calcext:value-type="float">
            <text:p>1397.265813</text:p>
          </table:table-cell>
          <table:table-cell table:style-name="ce5" table:formula="of:=[.D27]-[.E27]" office:value-type="float" office:value="2.7341873447549" calcext:value-type="float">
            <text:p>2.734187</text:p>
          </table:table-cell>
          <table:table-cell table:style-name="ce5" table:formula="of:=ABS([.F27])" office:value-type="float" office:value="2.7341873447549" calcext:value-type="float">
            <text:p>2.734187</text:p>
          </table:table-cell>
          <table:table-cell table:style-name="ce5" table:formula="of:=[.$B$1]*[.F27]" office:value-type="float" office:value="10.9367493790196" calcext:value-type="float">
            <text:p>10.936749</text:p>
          </table:table-cell>
          <table:table-cell table:style-name="ce5" table:formula="of:=[.I26]+([.F27]*[.B27])" office:value-type="float" office:value="-10.9181793964908" calcext:value-type="float">
            <text:p>-10.918179</text:p>
          </table:table-cell>
          <table:table-cell table:style-name="ce5" table:formula="of:=[.I27]*[.$B$2]" office:value-type="float" office:value="-110.807805667889" calcext:value-type="float">
            <text:p>-110.807806</text:p>
          </table:table-cell>
          <table:table-cell table:style-name="ce5" table:formula="of:=([.F27]-[.F26])/[.B27]" office:value-type="float" office:value="-7.02003276302776" calcext:value-type="float">
            <text:p>-7.020033</text:p>
          </table:table-cell>
          <table:table-cell table:style-name="ce5" table:formula="of:=[.K27]*[.$B$3]" office:value-type="float" office:value="-0.0702003276302776" calcext:value-type="float">
            <text:p>-0.070200</text:p>
          </table:table-cell>
          <table:table-cell table:style-name="ce5" table:formula="of:=[.H27]+[.J27]+[.L27]+[.$B$4]" office:value-type="float" office:value="1400.0587433835" calcext:value-type="float">
            <text:p>1400.058743</text:p>
          </table:table-cell>
          <table:table-cell table:style-name="ce5" table:formula="of:=[.M27]" office:value-type="float" office:value="1400.0587433835" calcext:value-type="float">
            <text:p>1400.058743</text:p>
          </table:table-cell>
          <table:table-cell table:style-name="ce5" table:formula="of:=IF([.N27]&gt;[.$B$6];[.$B$6];IF([.N27]&lt;[.$B$5];[.$B$5];[.N27]))" office:value-type="float" office:value="1400.0587433835" calcext:value-type="float">
            <text:p>1400.058743</text:p>
          </table:table-cell>
          <table:table-cell table:formula="of:=([.N27]-[.N26])/[.B27]" office:value-type="float" office:value="-0.150823769563431" calcext:value-type="float">
            <text:p>-0.1508237696</text:p>
          </table:table-cell>
          <table:table-cell table:formula="of:=[.$U$5]*[.T26]" office:value-type="float" office:value="1197.98036790266" calcext:value-type="float">
            <text:p>1197.9803679027</text:p>
          </table:table-cell>
          <table:table-cell table:formula="of:=([.$U$5]*[.U26]*[.$U$5])+[.$S$5]" office:value-type="float" office:value="1.43308183405113" calcext:value-type="float">
            <text:p>1.4330818341</text:p>
          </table:table-cell>
          <table:table-cell table:formula="of:=[.R27]/([.R27]+[.$Q$5])" office:value-type="float" office:value="0.588998616485093" calcext:value-type="float">
            <text:p>0.5889986165</text:p>
          </table:table-cell>
          <table:table-cell table:formula="of:=[.Q27]+[.S27]*((([.M27]*[.B27])+[.E27])-[.Q27])" office:value-type="float" office:value="1397.82248543262" calcext:value-type="float">
            <text:p>1397.8224854326</text:p>
          </table:table-cell>
          <table:table-cell table:formula="of:=(1-[.S27])*[.R27]" office:value-type="float" office:value="0.588998616485093" calcext:value-type="float">
            <text:p>0.5889986165</text:p>
          </table:table-cell>
          <table:table-cell table:formula="of:=[.E28]-[.T27]" office:value-type="float" office:value="0.00191336827469968" calcext:value-type="float">
            <text:p>0.0019133683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table:formula="of:=[.C27]+[.B28]" office:value-type="float" office:value="1.9" calcext:value-type="float">
            <text:p>1.9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7]*0.8+[.N27]*0.2" office:value-type="float" office:value="1397.8243988009" calcext:value-type="float">
            <text:p>1397.824399</text:p>
          </table:table-cell>
          <table:table-cell table:style-name="ce5" table:formula="of:=[.D28]-[.E28]" office:value-type="float" office:value="2.17560119910377" calcext:value-type="float">
            <text:p>2.175601</text:p>
          </table:table-cell>
          <table:table-cell table:style-name="ce5" table:formula="of:=ABS([.F28])" office:value-type="float" office:value="2.17560119910377" calcext:value-type="float">
            <text:p>2.175601</text:p>
          </table:table-cell>
          <table:table-cell table:style-name="ce5" table:formula="of:=[.$B$1]*[.F28]" office:value-type="float" office:value="8.70240479641507" calcext:value-type="float">
            <text:p>8.702405</text:p>
          </table:table-cell>
          <table:table-cell table:style-name="ce5" table:formula="of:=[.I27]+([.F28]*[.B28])" office:value-type="float" office:value="-10.7006192765804" calcext:value-type="float">
            <text:p>-10.700619</text:p>
          </table:table-cell>
          <table:table-cell table:style-name="ce5" table:formula="of:=[.I28]*[.$B$2]" office:value-type="float" office:value="-108.599803892808" calcext:value-type="float">
            <text:p>-108.599804</text:p>
          </table:table-cell>
          <table:table-cell table:style-name="ce5" table:formula="of:=([.F28]-[.F27])/[.B28]" office:value-type="float" office:value="-5.58586145651134" calcext:value-type="float">
            <text:p>-5.585861</text:p>
          </table:table-cell>
          <table:table-cell table:style-name="ce5" table:formula="of:=[.K28]*[.$B$3]" office:value-type="float" office:value="-0.0558586145651134" calcext:value-type="float">
            <text:p>-0.055859</text:p>
          </table:table-cell>
          <table:table-cell table:style-name="ce5" table:formula="of:=[.H28]+[.J28]+[.L28]+[.$B$4]" office:value-type="float" office:value="1400.04674228904" calcext:value-type="float">
            <text:p>1400.046742</text:p>
          </table:table-cell>
          <table:table-cell table:style-name="ce5" table:formula="of:=[.M28]" office:value-type="float" office:value="1400.04674228904" calcext:value-type="float">
            <text:p>1400.046742</text:p>
          </table:table-cell>
          <table:table-cell table:style-name="ce5" table:formula="of:=IF([.N28]&gt;[.$B$6];[.$B$6];IF([.N28]&lt;[.$B$5];[.$B$5];[.N28]))" office:value-type="float" office:value="1400.04674228904" calcext:value-type="float">
            <text:p>1400.046742</text:p>
          </table:table-cell>
          <table:table-cell table:formula="of:=([.N28]-[.N27])/[.B28]" office:value-type="float" office:value="-0.120010944576734" calcext:value-type="float">
            <text:p>-0.1200109446</text:p>
          </table:table-cell>
          <table:table-cell table:formula="of:=[.$U$5]*[.T27]" office:value-type="float" office:value="1198.61544225705" calcext:value-type="float">
            <text:p>1198.6154422571</text:p>
          </table:table-cell>
          <table:table-cell table:formula="of:=([.$U$5]*[.U27]*[.$U$5])+[.$S$5]" office:value-type="float" office:value="1.43308183405113" calcext:value-type="float">
            <text:p>1.4330818341</text:p>
          </table:table-cell>
          <table:table-cell table:formula="of:=[.R28]/([.R28]+[.$Q$5])" office:value-type="float" office:value="0.588998616485093" calcext:value-type="float">
            <text:p>0.5889986165</text:p>
          </table:table-cell>
          <table:table-cell table:formula="of:=[.Q28]+[.S28]*((([.M28]*[.B28])+[.E28])-[.Q28])" office:value-type="float" office:value="1398.41180147509" calcext:value-type="float">
            <text:p>1398.4118014751</text:p>
          </table:table-cell>
          <table:table-cell table:formula="of:=(1-[.S28])*[.R28]" office:value-type="float" office:value="0.588998616485093" calcext:value-type="float">
            <text:p>0.5889986165</text:p>
          </table:table-cell>
          <table:table-cell table:formula="of:=[.E29]-[.T28]" office:value-type="float" office:value="-0.142933976559561" calcext:value-type="float">
            <text:p>-0.1429339766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[.C28]+[.B29]"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8]*0.8+[.N28]*0.2" office:value-type="float" office:value="1398.26886749853" calcext:value-type="float">
            <text:p>1398.268867</text:p>
          </table:table-cell>
          <table:table-cell table:style-name="ce5" table:formula="of:=[.D29]-[.E29]" office:value-type="float" office:value="1.73113250147435" calcext:value-type="float">
            <text:p>1.731133</text:p>
          </table:table-cell>
          <table:table-cell table:style-name="ce5" table:formula="of:=ABS([.F29])" office:value-type="float" office:value="1.73113250147435" calcext:value-type="float">
            <text:p>1.731133</text:p>
          </table:table-cell>
          <table:table-cell table:style-name="ce5" table:formula="of:=[.$B$1]*[.F29]" office:value-type="float" office:value="6.9245300058974" calcext:value-type="float">
            <text:p>6.924530</text:p>
          </table:table-cell>
          <table:table-cell table:style-name="ce5" table:formula="of:=[.I28]+([.F29]*[.B29])" office:value-type="float" office:value="-10.527506026433" calcext:value-type="float">
            <text:p>-10.527506</text:p>
          </table:table-cell>
          <table:table-cell table:style-name="ce5" table:formula="of:=[.I29]*[.$B$2]" office:value-type="float" office:value="-106.842890154328" calcext:value-type="float">
            <text:p>-106.842890</text:p>
          </table:table-cell>
          <table:table-cell table:style-name="ce5" table:formula="of:=([.F29]-[.F28])/[.B29]" office:value-type="float" office:value="-4.44468697629418" calcext:value-type="float">
            <text:p>-4.444687</text:p>
          </table:table-cell>
          <table:table-cell table:style-name="ce5" table:formula="of:=[.K29]*[.$B$3]" office:value-type="float" office:value="-0.0444468697629418" calcext:value-type="float">
            <text:p>-0.044447</text:p>
          </table:table-cell>
          <table:table-cell table:style-name="ce5" table:formula="of:=[.H29]+[.J29]+[.L29]+[.$B$4]" office:value-type="float" office:value="1400.03719298181" calcext:value-type="float">
            <text:p>1400.037193</text:p>
          </table:table-cell>
          <table:table-cell table:style-name="ce5" table:formula="of:=[.M29]" office:value-type="float" office:value="1400.03719298181" calcext:value-type="float">
            <text:p>1400.037193</text:p>
          </table:table-cell>
          <table:table-cell table:style-name="ce5" table:formula="of:=IF([.N29]&gt;[.$B$6];[.$B$6];IF([.N29]&lt;[.$B$5];[.$B$5];[.N29]))" office:value-type="float" office:value="1400.03719298181" calcext:value-type="float">
            <text:p>1400.037193</text:p>
          </table:table-cell>
          <table:table-cell table:formula="of:=([.N29]-[.N28])/[.B29]" office:value-type="float" office:value="-0.095493072365116" calcext:value-type="float">
            <text:p>-0.0954930724</text:p>
          </table:table-cell>
          <table:table-cell table:formula="of:=[.$U$5]*[.T28]" office:value-type="float" office:value="1199.12077345341" calcext:value-type="float">
            <text:p>1199.1207734534</text:p>
          </table:table-cell>
          <table:table-cell table:formula="of:=([.$U$5]*[.U28]*[.$U$5])+[.$S$5]" office:value-type="float" office:value="1.43308183405113" calcext:value-type="float">
            <text:p>1.4330818341</text:p>
          </table:table-cell>
          <table:table-cell table:formula="of:=[.R29]/([.R29]+[.$Q$5])" office:value-type="float" office:value="0.588998616485093" calcext:value-type="float">
            <text:p>0.5889986165</text:p>
          </table:table-cell>
          <table:table-cell table:formula="of:=[.Q29]+[.S29]*((([.M29]*[.B29])+[.E29])-[.Q29])" office:value-type="float" office:value="1398.88072229102" calcext:value-type="float">
            <text:p>1398.880722291</text:p>
          </table:table-cell>
          <table:table-cell table:formula="of:=(1-[.S29])*[.R29]" office:value-type="float" office:value="0.588998616485093" calcext:value-type="float">
            <text:p>0.5889986165</text:p>
          </table:table-cell>
          <table:table-cell table:formula="of:=[.E30]-[.T29]" office:value-type="float" office:value="-0.258189695841565" calcext:value-type="float">
            <text:p>-0.2581896958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formula="of:=[.C29]+[.B30]" office:value-type="float" office:value="2.1" calcext:value-type="float">
            <text:p>2.1</text:p>
          </table:table-cell>
          <table:table-cell office:value-type="float" office:value="1400" calcext:value-type="float">
            <text:p>1400</text:p>
          </table:table-cell>
          <table:table-cell table:style-name="ce5" table:formula="of:=[.E29]*0.8+[.N29]*0.2" office:value-type="float" office:value="1398.62253259518" calcext:value-type="float">
            <text:p>1398.622533</text:p>
          </table:table-cell>
          <table:table-cell table:style-name="ce5" table:formula="of:=[.D30]-[.E30]" office:value-type="float" office:value="1.37746740481816" calcext:value-type="float">
            <text:p>1.377467</text:p>
          </table:table-cell>
          <table:table-cell table:style-name="ce5" table:formula="of:=ABS([.F30])" office:value-type="float" office:value="1.37746740481816" calcext:value-type="float">
            <text:p>1.377467</text:p>
          </table:table-cell>
          <table:table-cell table:style-name="ce5" table:formula="of:=[.$B$1]*[.F30]" office:value-type="float" office:value="5.50986961927265" calcext:value-type="float">
            <text:p>5.509870</text:p>
          </table:table-cell>
          <table:table-cell table:style-name="ce5" table:formula="of:=[.I29]+([.F30]*[.B30])" office:value-type="float" office:value="-10.3897592859512" calcext:value-type="float">
            <text:p>-10.389759</text:p>
          </table:table-cell>
          <table:table-cell table:style-name="ce5" table:formula="of:=[.I30]*[.$B$2]" office:value-type="float" office:value="-105.444908540691" calcext:value-type="float">
            <text:p>-105.444909</text:p>
          </table:table-cell>
          <table:table-cell table:style-name="ce5" table:formula="of:=([.F30]-[.F29])/[.B30]" office:value-type="float" office:value="-3.53665096656186" calcext:value-type="float">
            <text:p>-3.536651</text:p>
          </table:table-cell>
          <table:table-cell table:style-name="ce5" table:formula="of:=[.K30]*[.$B$3]" office:value-type="float" office:value="-0.0353665096656187" calcext:value-type="float">
            <text:p>-0.035367</text:p>
          </table:table-cell>
          <table:table-cell table:style-name="ce5" table:formula="of:=[.H30]+[.J30]+[.L30]+[.$B$4]" office:value-type="float" office:value="1400.02959456892" calcext:value-type="float">
            <text:p>1400.029595</text:p>
          </table:table-cell>
          <table:table-cell table:style-name="ce5" table:formula="of:=[.M30]" office:value-type="float" office:value="1400.02959456892" calcext:value-type="float">
            <text:p>1400.029595</text:p>
          </table:table-cell>
          <table:table-cell table:style-name="ce5" table:formula="of:=IF([.N30]&gt;[.$B$6];[.$B$6];IF([.N30]&lt;[.$B$5];[.$B$5];[.N30]))" office:value-type="float" office:value="1400.02959456892" calcext:value-type="float">
            <text:p>1400.029595</text:p>
          </table:table-cell>
          <table:table-cell table:formula="of:=([.N30]-[.N29])/[.B30]" office:value-type="float" office:value="-0.0759841288936514" calcext:value-type="float">
            <text:p>-0.0759841289</text:p>
          </table:table-cell>
          <table:table-cell table:formula="of:=[.$U$5]*[.T29]" office:value-type="float" office:value="1199.52286723645" calcext:value-type="float">
            <text:p>1199.5228672365</text:p>
          </table:table-cell>
          <table:table-cell table:formula="of:=([.$U$5]*[.U29]*[.$U$5])+[.$S$5]" office:value-type="float" office:value="1.43308183405113" calcext:value-type="float">
            <text:p>1.4330818341</text:p>
          </table:table-cell>
          <table:table-cell table:formula="of:=[.R30]/([.R30]+[.$Q$5])" office:value-type="float" office:value="0.588998616485093" calcext:value-type="float">
            <text:p>0.5889986165</text:p>
          </table:table-cell>
          <table:table-cell table:formula="of:=[.Q30]+[.S30]*((([.M30]*[.B30])+[.E30])-[.Q30])" office:value-type="float" office:value="1399.25384409932" calcext:value-type="float">
            <text:p>1399.2538440993</text:p>
          </table:table-cell>
          <table:table-cell table:formula="of:=(1-[.S30])*[.R30]" office:value-type="float" office:value="0.588998616485093" calcext:value-type="float">
            <text:p>0.5889986165</text:p>
          </table:table-cell>
          <table:table-cell table:formula="of:=[.E31]-[.T30]" office:value-type="float" office:value="-0.34989910938657" calcext:value-type="float">
            <text:p>-0.3498991094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table:formula="of:=[.C30]+[.B31]" office:value-type="float" office:value="2.2" calcext:value-type="float">
            <text:p>2.2</text:p>
          </table:table-cell>
          <table:table-cell office:value-type="float" office:value="1400" calcext:value-type="float">
            <text:p>1400</text:p>
          </table:table-cell>
          <table:table-cell table:style-name="ce5" table:formula="of:=[.E30]*0.8+[.N30]*0.2" office:value-type="float" office:value="1398.90394498993" calcext:value-type="float">
            <text:p>1398.903945</text:p>
          </table:table-cell>
          <table:table-cell table:style-name="ce5" table:formula="of:=[.D31]-[.E31]" office:value-type="float" office:value="1.09605501007127" calcext:value-type="float">
            <text:p>1.096055</text:p>
          </table:table-cell>
          <table:table-cell table:style-name="ce5" table:formula="of:=ABS([.F31])" office:value-type="float" office:value="1.09605501007127" calcext:value-type="float">
            <text:p>1.096055</text:p>
          </table:table-cell>
          <table:table-cell table:style-name="ce5" table:formula="of:=[.$B$1]*[.F31]" office:value-type="float" office:value="4.38422004028507" calcext:value-type="float">
            <text:p>4.384220</text:p>
          </table:table-cell>
          <table:table-cell table:style-name="ce5" table:formula="of:=[.I30]+([.F31]*[.B31])" office:value-type="float" office:value="-10.280153784944" calcext:value-type="float">
            <text:p>-10.280154</text:p>
          </table:table-cell>
          <table:table-cell table:style-name="ce5" table:formula="of:=[.I31]*[.$B$2]" office:value-type="float" office:value="-104.332530312171" calcext:value-type="float">
            <text:p>-104.332530</text:p>
          </table:table-cell>
          <table:table-cell table:style-name="ce5" table:formula="of:=([.F31]-[.F30])/[.B31]" office:value-type="float" office:value="-2.81412394746894" calcext:value-type="float">
            <text:p>-2.814124</text:p>
          </table:table-cell>
          <table:table-cell table:style-name="ce5" table:formula="of:=[.K31]*[.$B$3]" office:value-type="float" office:value="-0.0281412394746894" calcext:value-type="float">
            <text:p>-0.028141</text:p>
          </table:table-cell>
          <table:table-cell table:style-name="ce5" table:formula="of:=[.H31]+[.J31]+[.L31]+[.$B$4]" office:value-type="float" office:value="1400.02354848864" calcext:value-type="float">
            <text:p>1400.023548</text:p>
          </table:table-cell>
          <table:table-cell table:style-name="ce5" table:formula="of:=[.M31]" office:value-type="float" office:value="1400.02354848864" calcext:value-type="float">
            <text:p>1400.023548</text:p>
          </table:table-cell>
          <table:table-cell table:style-name="ce5" table:formula="of:=IF([.N31]&gt;[.$B$6];[.$B$6];IF([.N31]&lt;[.$B$5];[.$B$5];[.N31]))" office:value-type="float" office:value="1400.02354848864" calcext:value-type="float">
            <text:p>1400.023548</text:p>
          </table:table-cell>
          <table:table-cell table:formula="of:=([.N31]-[.N30])/[.B31]" office:value-type="float" office:value="-0.0604608027697395" calcext:value-type="float">
            <text:p>-0.0604608028</text:p>
          </table:table-cell>
          <table:table-cell table:formula="of:=[.$U$5]*[.T30]" office:value-type="float" office:value="1199.84281455875" calcext:value-type="float">
            <text:p>1199.8428145588</text:p>
          </table:table-cell>
          <table:table-cell table:formula="of:=([.$U$5]*[.U30]*[.$U$5])+[.$S$5]" office:value-type="float" office:value="1.43308183405113" calcext:value-type="float">
            <text:p>1.4330818341</text:p>
          </table:table-cell>
          <table:table-cell table:formula="of:=[.R31]/([.R31]+[.$Q$5])" office:value-type="float" office:value="0.588998616485093" calcext:value-type="float">
            <text:p>0.5889986165</text:p>
          </table:table-cell>
          <table:table-cell table:formula="of:=[.Q31]+[.S31]*((([.M31]*[.B31])+[.E31])-[.Q31])" office:value-type="float" office:value="1399.55073828931" calcext:value-type="float">
            <text:p>1399.5507382893</text:p>
          </table:table-cell>
          <table:table-cell table:formula="of:=(1-[.S31])*[.R31]" office:value-type="float" office:value="0.588998616485093" calcext:value-type="float">
            <text:p>0.5889986165</text:p>
          </table:table-cell>
          <table:table-cell table:formula="of:=[.E32]-[.T31]" office:value-type="float" office:value="-0.422872599636094" calcext:value-type="float">
            <text:p>-0.4228725996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[.C31]+[.B32]" office:value-type="float" office:value="2.3" calcext:value-type="float">
            <text:p>2.3</text:p>
          </table:table-cell>
          <table:table-cell office:value-type="float" office:value="1400" calcext:value-type="float">
            <text:p>1400</text:p>
          </table:table-cell>
          <table:table-cell table:style-name="ce5" table:formula="of:=[.E31]*0.8+[.N31]*0.2" office:value-type="float" office:value="1399.12786568967" calcext:value-type="float">
            <text:p>1399.127866</text:p>
          </table:table-cell>
          <table:table-cell table:style-name="ce5" table:formula="of:=[.D32]-[.E32]" office:value-type="float" office:value="0.872134310328875" calcext:value-type="float">
            <text:p>0.872134</text:p>
          </table:table-cell>
          <table:table-cell table:style-name="ce5" table:formula="of:=ABS([.F32])" office:value-type="float" office:value="0.872134310328875" calcext:value-type="float">
            <text:p>0.872134</text:p>
          </table:table-cell>
          <table:table-cell table:style-name="ce5" table:formula="of:=[.$B$1]*[.F32]" office:value-type="float" office:value="3.4885372413155" calcext:value-type="float">
            <text:p>3.488537</text:p>
          </table:table-cell>
          <table:table-cell table:style-name="ce5" table:formula="of:=[.I31]+([.F32]*[.B32])" office:value-type="float" office:value="-10.1929403539112" calcext:value-type="float">
            <text:p>-10.192940</text:p>
          </table:table-cell>
          <table:table-cell table:style-name="ce5" table:formula="of:=[.I32]*[.$B$2]" office:value-type="float" office:value="-103.447407567199" calcext:value-type="float">
            <text:p>-103.447408</text:p>
          </table:table-cell>
          <table:table-cell table:style-name="ce5" table:formula="of:=([.F32]-[.F31])/[.B32]" office:value-type="float" office:value="-2.23920699742393" calcext:value-type="float">
            <text:p>-2.239207</text:p>
          </table:table-cell>
          <table:table-cell table:style-name="ce5" table:formula="of:=[.K32]*[.$B$3]" office:value-type="float" office:value="-0.0223920699742393" calcext:value-type="float">
            <text:p>-0.022392</text:p>
          </table:table-cell>
          <table:table-cell table:style-name="ce5" table:formula="of:=[.H32]+[.J32]+[.L32]+[.$B$4]" office:value-type="float" office:value="1400.01873760414" calcext:value-type="float">
            <text:p>1400.018738</text:p>
          </table:table-cell>
          <table:table-cell table:style-name="ce5" table:formula="of:=[.M32]" office:value-type="float" office:value="1400.01873760414" calcext:value-type="float">
            <text:p>1400.018738</text:p>
          </table:table-cell>
          <table:table-cell table:style-name="ce5" table:formula="of:=IF([.N32]&gt;[.$B$6];[.$B$6];IF([.N32]&lt;[.$B$5];[.$B$5];[.N32]))" office:value-type="float" office:value="1400.01873760414" calcext:value-type="float">
            <text:p>1400.018738</text:p>
          </table:table-cell>
          <table:table-cell table:formula="of:=([.N32]-[.N31])/[.B32]" office:value-type="float" office:value="-0.0481088449691924" calcext:value-type="float">
            <text:p>-0.048108845</text:p>
          </table:table-cell>
          <table:table-cell table:formula="of:=[.$U$5]*[.T31]" office:value-type="float" office:value="1200.0973976439" calcext:value-type="float">
            <text:p>1200.0973976439</text:p>
          </table:table-cell>
          <table:table-cell table:formula="of:=([.$U$5]*[.U31]*[.$U$5])+[.$S$5]" office:value-type="float" office:value="1.43308183405113" calcext:value-type="float">
            <text:p>1.4330818341</text:p>
          </table:table-cell>
          <table:table-cell table:formula="of:=[.R32]/([.R32]+[.$Q$5])" office:value-type="float" office:value="0.588998616485093" calcext:value-type="float">
            <text:p>0.5889986165</text:p>
          </table:table-cell>
          <table:table-cell table:formula="of:=[.Q32]+[.S32]*((([.M32]*[.B32])+[.E32])-[.Q32])" office:value-type="float" office:value="1399.78697791145" calcext:value-type="float">
            <text:p>1399.7869779115</text:p>
          </table:table-cell>
          <table:table-cell table:formula="of:=(1-[.S32])*[.R32]" office:value-type="float" office:value="0.588998616485093" calcext:value-type="float">
            <text:p>0.5889986165</text:p>
          </table:table-cell>
          <table:table-cell table:formula="of:=[.E33]-[.T32]" office:value-type="float" office:value="-0.480937838879527" calcext:value-type="float">
            <text:p>-0.4809378389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[.C32]+[.B33]" office:value-type="float" office:value="2.4" calcext:value-type="float">
            <text:p>2.4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2]*0.8+[.N32]*0.2" office:value-type="float" office:value="1399.30604007257" calcext:value-type="float">
            <text:p>1399.306040</text:p>
          </table:table-cell>
          <table:table-cell table:style-name="ce5" table:formula="of:=[.D33]-[.E33]" office:value-type="float" office:value="-299.306040072565" calcext:value-type="float">
            <text:p>-299.306040</text:p>
          </table:table-cell>
          <table:table-cell table:style-name="ce5" table:formula="of:=ABS([.F33])" office:value-type="float" office:value="299.306040072565" calcext:value-type="float">
            <text:p>299.306040</text:p>
          </table:table-cell>
          <table:table-cell table:style-name="ce5" table:formula="of:=[.$B$1]*[.F33]" office:value-type="float" office:value="-1197.22416029026" calcext:value-type="float">
            <text:p>-1197.224160</text:p>
          </table:table-cell>
          <table:table-cell table:style-name="ce5" table:formula="of:=[.I32]+([.F33]*[.B33])" office:value-type="float" office:value="-40.1235443611677" calcext:value-type="float">
            <text:p>-40.123544</text:p>
          </table:table-cell>
          <table:table-cell table:style-name="ce5" table:formula="of:=[.I33]*[.$B$2]" office:value-type="float" office:value="-407.210922702752" calcext:value-type="float">
            <text:p>-407.210923</text:p>
          </table:table-cell>
          <table:table-cell table:style-name="ce5" table:formula="of:=([.F33]-[.F32])/[.B33]" office:value-type="float" office:value="-3001.78174382894" calcext:value-type="float">
            <text:p>-3001.781744</text:p>
          </table:table-cell>
          <table:table-cell table:style-name="ce5" table:formula="of:=[.K33]*[.$B$3]" office:value-type="float" office:value="-30.0178174382894" calcext:value-type="float">
            <text:p>-30.017817</text:p>
          </table:table-cell>
          <table:table-cell table:style-name="ce5" table:formula="of:=[.H33]+[.J33]+[.L33]+[.$B$4]" office:value-type="float" office:value="-134.452900431303" calcext:value-type="float">
            <text:p>-134.452900</text:p>
          </table:table-cell>
          <table:table-cell table:style-name="ce5" table:formula="of:=[.M33]" office:value-type="float" office:value="-134.452900431303" calcext:value-type="float">
            <text:p>-134.452900</text:p>
          </table:table-cell>
          <table:table-cell table:style-name="ce5" table:formula="of:=IF([.N33]&gt;[.$B$6];[.$B$6];IF([.N33]&lt;[.$B$5];[.$B$5];[.N33]))" office:value-type="float" office:value="1000" calcext:value-type="float">
            <text:p>1000.000000</text:p>
          </table:table-cell>
          <table:table-cell table:formula="of:=([.N33]-[.N32])/[.B33]" office:value-type="float" office:value="-15344.7163803545" calcext:value-type="float">
            <text:p>-15344.7163803545</text:p>
          </table:table-cell>
          <table:table-cell table:formula="of:=[.$U$5]*[.T32]" office:value-type="float" office:value="1200.2999701895" calcext:value-type="float">
            <text:p>1200.2999701895</text:p>
          </table:table-cell>
          <table:table-cell table:formula="of:=([.$U$5]*[.U32]*[.$U$5])+[.$S$5]" office:value-type="float" office:value="1.43308183405113" calcext:value-type="float">
            <text:p>1.4330818341</text:p>
          </table:table-cell>
          <table:table-cell table:formula="of:=[.R33]/([.R33]+[.$Q$5])" office:value-type="float" office:value="0.588998616485093" calcext:value-type="float">
            <text:p>0.5889986165</text:p>
          </table:table-cell>
          <table:table-cell table:formula="of:=[.Q33]+[.S33]*((([.M33]*[.B33])+[.E33])-[.Q33])" office:value-type="float" office:value="1309.59501278912" calcext:value-type="float">
            <text:p>1309.5950127891</text:p>
          </table:table-cell>
          <table:table-cell table:formula="of:=(1-[.S33])*[.R33]" office:value-type="float" office:value="0.588998616485093" calcext:value-type="float">
            <text:p>0.5889986165</text:p>
          </table:table-cell>
          <table:table-cell table:formula="of:=[.E34]-[.T33]" office:value-type="float" office:value="-217.040760817324" calcext:value-type="float">
            <text:p>-217.0407608173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formula="of:=[.C33]+[.B34]" office:value-type="float" office:value="2.5" calcext:value-type="float">
            <text:p>2.5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3]*0.8+[.N33]*0.2" office:value-type="float" office:value="1092.55425197179" calcext:value-type="float">
            <text:p>1092.554252</text:p>
          </table:table-cell>
          <table:table-cell table:style-name="ce5" table:formula="of:=[.D34]-[.E34]" office:value-type="float" office:value="7.4457480282083" calcext:value-type="float">
            <text:p>7.445748</text:p>
          </table:table-cell>
          <table:table-cell table:style-name="ce5" table:formula="of:=ABS([.F34])" office:value-type="float" office:value="7.4457480282083" calcext:value-type="float">
            <text:p>7.445748</text:p>
          </table:table-cell>
          <table:table-cell table:style-name="ce5" table:formula="of:=[.$B$1]*[.F34]" office:value-type="float" office:value="29.7829921128332" calcext:value-type="float">
            <text:p>29.782992</text:p>
          </table:table-cell>
          <table:table-cell table:style-name="ce5" table:formula="of:=[.I33]+([.F34]*[.B34])" office:value-type="float" office:value="-39.3789695583469" calcext:value-type="float">
            <text:p>-39.378970</text:p>
          </table:table-cell>
          <table:table-cell table:style-name="ce5" table:formula="of:=[.I34]*[.$B$2]" office:value-type="float" office:value="-399.654287382884" calcext:value-type="float">
            <text:p>-399.654287</text:p>
          </table:table-cell>
          <table:table-cell table:style-name="ce5" table:formula="of:=([.F34]-[.F33])/[.B34]" office:value-type="float" office:value="3067.51788100774" calcext:value-type="float">
            <text:p>3067.517881</text:p>
          </table:table-cell>
          <table:table-cell table:style-name="ce5" table:formula="of:=[.K34]*[.$B$3]" office:value-type="float" office:value="30.6751788100774" calcext:value-type="float">
            <text:p>30.675179</text:p>
          </table:table-cell>
          <table:table-cell table:style-name="ce5" table:formula="of:=[.H34]+[.J34]+[.L34]+[.$B$4]" office:value-type="float" office:value="1160.80388354003" calcext:value-type="float">
            <text:p>1160.803884</text:p>
          </table:table-cell>
          <table:table-cell table:style-name="ce5" table:formula="of:=[.M34]" office:value-type="float" office:value="1160.80388354003" calcext:value-type="float">
            <text:p>1160.803884</text:p>
          </table:table-cell>
          <table:table-cell table:style-name="ce5" table:formula="of:=IF([.N34]&gt;[.$B$6];[.$B$6];IF([.N34]&lt;[.$B$5];[.$B$5];[.N34]))" office:value-type="float" office:value="1160.80388354003" calcext:value-type="float">
            <text:p>1160.803884</text:p>
          </table:table-cell>
          <table:table-cell table:formula="of:=([.N34]-[.N33])/[.B34]" office:value-type="float" office:value="12952.5678397133" calcext:value-type="float">
            <text:p>12952.5678397133</text:p>
          </table:table-cell>
          <table:table-cell table:formula="of:=[.$U$5]*[.T33]" office:value-type="float" office:value="1122.96147886478" calcext:value-type="float">
            <text:p>1122.9614788648</text:p>
          </table:table-cell>
          <table:table-cell table:formula="of:=([.$U$5]*[.U33]*[.$U$5])+[.$S$5]" office:value-type="float" office:value="1.43308183405113" calcext:value-type="float">
            <text:p>1.4330818341</text:p>
          </table:table-cell>
          <table:table-cell table:formula="of:=[.R34]/([.R34]+[.$Q$5])" office:value-type="float" office:value="0.588998616485093" calcext:value-type="float">
            <text:p>0.5889986165</text:p>
          </table:table-cell>
          <table:table-cell table:formula="of:=[.Q34]+[.S34]*((([.M34]*[.B34])+[.E34])-[.Q34])" office:value-type="float" office:value="1173.42285243522" calcext:value-type="float">
            <text:p>1173.4228524352</text:p>
          </table:table-cell>
          <table:table-cell table:formula="of:=(1-[.S34])*[.R34]" office:value-type="float" office:value="0.588998616485093" calcext:value-type="float">
            <text:p>0.5889986165</text:p>
          </table:table-cell>
          <table:table-cell table:formula="of:=[.E35]-[.T34]" office:value-type="float" office:value="-67.2186741497812" calcext:value-type="float">
            <text:p>-67.2186741498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table:formula="of:=[.C34]+[.B35]" office:value-type="float" office:value="2.6" calcext:value-type="float">
            <text:p>2.6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4]*0.8+[.N34]*0.2" office:value-type="float" office:value="1106.20417828544" calcext:value-type="float">
            <text:p>1106.204178</text:p>
          </table:table-cell>
          <table:table-cell table:style-name="ce5" table:formula="of:=[.D35]-[.E35]" office:value-type="float" office:value="-6.20417828543873" calcext:value-type="float">
            <text:p>-6.204178</text:p>
          </table:table-cell>
          <table:table-cell table:style-name="ce5" table:formula="of:=ABS([.F35])" office:value-type="float" office:value="6.20417828543873" calcext:value-type="float">
            <text:p>6.204178</text:p>
          </table:table-cell>
          <table:table-cell table:style-name="ce5" table:formula="of:=[.$B$1]*[.F35]" office:value-type="float" office:value="-24.8167131417549" calcext:value-type="float">
            <text:p>-24.816713</text:p>
          </table:table-cell>
          <table:table-cell table:style-name="ce5" table:formula="of:=[.I34]+([.F35]*[.B35])" office:value-type="float" office:value="-39.9993873868907" calcext:value-type="float">
            <text:p>-39.999387</text:p>
          </table:table-cell>
          <table:table-cell table:style-name="ce5" table:formula="of:=[.I35]*[.$B$2]" office:value-type="float" office:value="-405.950862634275" calcext:value-type="float">
            <text:p>-405.950863</text:p>
          </table:table-cell>
          <table:table-cell table:style-name="ce5" table:formula="of:=([.F35]-[.F34])/[.B35]" office:value-type="float" office:value="-136.49926313647" calcext:value-type="float">
            <text:p>-136.499263</text:p>
          </table:table-cell>
          <table:table-cell table:style-name="ce5" table:formula="of:=[.K35]*[.$B$3]" office:value-type="float" office:value="-1.3649926313647" calcext:value-type="float">
            <text:p>-1.364993</text:p>
          </table:table-cell>
          <table:table-cell table:style-name="ce5" table:formula="of:=[.H35]+[.J35]+[.L35]+[.$B$4]" office:value-type="float" office:value="1067.86743159261" calcext:value-type="float">
            <text:p>1067.867432</text:p>
          </table:table-cell>
          <table:table-cell table:style-name="ce5" table:formula="of:=[.M35]" office:value-type="float" office:value="1067.86743159261" calcext:value-type="float">
            <text:p>1067.867432</text:p>
          </table:table-cell>
          <table:table-cell table:style-name="ce5" table:formula="of:=IF([.N35]&gt;[.$B$6];[.$B$6];IF([.N35]&lt;[.$B$5];[.$B$5];[.N35]))" office:value-type="float" office:value="1067.86743159261" calcext:value-type="float">
            <text:p>1067.867432</text:p>
          </table:table-cell>
          <table:table-cell table:formula="of:=([.N35]-[.N34])/[.B35]" office:value-type="float" office:value="-929.364519474207" calcext:value-type="float">
            <text:p>-929.3645194742</text:p>
          </table:table-cell>
          <table:table-cell table:formula="of:=[.$U$5]*[.T34]" office:value-type="float" office:value="1006.19554048086" calcext:value-type="float">
            <text:p>1006.1955404809</text:p>
          </table:table-cell>
          <table:table-cell table:formula="of:=([.$U$5]*[.U34]*[.$U$5])+[.$S$5]" office:value-type="float" office:value="1.43308183405113" calcext:value-type="float">
            <text:p>1.4330818341</text:p>
          </table:table-cell>
          <table:table-cell table:formula="of:=[.R35]/([.R35]+[.$Q$5])" office:value-type="float" office:value="0.588998616485093" calcext:value-type="float">
            <text:p>0.5889986165</text:p>
          </table:table-cell>
          <table:table-cell table:formula="of:=[.Q35]+[.S35]*((([.M35]*[.B35])+[.E35])-[.Q35])" office:value-type="float" office:value="1127.99773376407" calcext:value-type="float">
            <text:p>1127.9977337641</text:p>
          </table:table-cell>
          <table:table-cell table:formula="of:=(1-[.S35])*[.R35]" office:value-type="float" office:value="0.588998616485093" calcext:value-type="float">
            <text:p>0.5889986165</text:p>
          </table:table-cell>
          <table:table-cell table:formula="of:=[.E36]-[.T35]" office:value-type="float" office:value="-29.4609048171953" calcext:value-type="float">
            <text:p>-29.4609048172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table:formula="of:=[.C35]+[.B36]" office:value-type="float" office:value="2.7" calcext:value-type="float">
            <text:p>2.7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5]*0.8+[.N35]*0.2" office:value-type="float" office:value="1098.53682894687" calcext:value-type="float">
            <text:p>1098.536829</text:p>
          </table:table-cell>
          <table:table-cell table:style-name="ce5" table:formula="of:=[.D36]-[.E36]" office:value-type="float" office:value="1.46317105312778" calcext:value-type="float">
            <text:p>1.463171</text:p>
          </table:table-cell>
          <table:table-cell table:style-name="ce5" table:formula="of:=ABS([.F36])" office:value-type="float" office:value="1.46317105312778" calcext:value-type="float">
            <text:p>1.463171</text:p>
          </table:table-cell>
          <table:table-cell table:style-name="ce5" table:formula="of:=[.$B$1]*[.F36]" office:value-type="float" office:value="5.85268421251112" calcext:value-type="float">
            <text:p>5.852684</text:p>
          </table:table-cell>
          <table:table-cell table:style-name="ce5" table:formula="of:=[.I35]+([.F36]*[.B36])" office:value-type="float" office:value="-39.853070281578" calcext:value-type="float">
            <text:p>-39.853070</text:p>
          </table:table-cell>
          <table:table-cell table:style-name="ce5" table:formula="of:=[.I36]*[.$B$2]" office:value-type="float" office:value="-404.465901013604" calcext:value-type="float">
            <text:p>-404.465901</text:p>
          </table:table-cell>
          <table:table-cell table:style-name="ce5" table:formula="of:=([.F36]-[.F35])/[.B36]" office:value-type="float" office:value="76.6734933856651" calcext:value-type="float">
            <text:p>76.673493</text:p>
          </table:table-cell>
          <table:table-cell table:style-name="ce5" table:formula="of:=[.K36]*[.$B$3]" office:value-type="float" office:value="0.766734933856651" calcext:value-type="float">
            <text:p>0.766735</text:p>
          </table:table-cell>
          <table:table-cell table:style-name="ce5" table:formula="of:=[.H36]+[.J36]+[.L36]+[.$B$4]" office:value-type="float" office:value="1102.15351813276" calcext:value-type="float">
            <text:p>1102.153518</text:p>
          </table:table-cell>
          <table:table-cell table:style-name="ce5" table:formula="of:=[.M36]" office:value-type="float" office:value="1102.15351813276" calcext:value-type="float">
            <text:p>1102.153518</text:p>
          </table:table-cell>
          <table:table-cell table:style-name="ce5" table:formula="of:=IF([.N36]&gt;[.$B$6];[.$B$6];IF([.N36]&lt;[.$B$5];[.$B$5];[.N36]))" office:value-type="float" office:value="1102.15351813276" calcext:value-type="float">
            <text:p>1102.153518</text:p>
          </table:table-cell>
          <table:table-cell table:formula="of:=([.N36]-[.N35])/[.B36]" office:value-type="float" office:value="342.860865401581" calcext:value-type="float">
            <text:p>342.8608654016</text:p>
          </table:table-cell>
          <table:table-cell table:formula="of:=[.$U$5]*[.T35]" office:value-type="float" office:value="967.244064686882" calcext:value-type="float">
            <text:p>967.2440646869</text:p>
          </table:table-cell>
          <table:table-cell table:formula="of:=([.$U$5]*[.U35]*[.$U$5])+[.$S$5]" office:value-type="float" office:value="1.43308183405113" calcext:value-type="float">
            <text:p>1.4330818341</text:p>
          </table:table-cell>
          <table:table-cell table:formula="of:=[.R36]/([.R36]+[.$Q$5])" office:value-type="float" office:value="0.588998616485093" calcext:value-type="float">
            <text:p>0.5889986165</text:p>
          </table:table-cell>
          <table:table-cell table:formula="of:=[.Q36]+[.S36]*((([.M36]*[.B36])+[.E36])-[.Q36])" office:value-type="float" office:value="1109.49201092396" calcext:value-type="float">
            <text:p>1109.492010924</text:p>
          </table:table-cell>
          <table:table-cell table:formula="of:=(1-[.S36])*[.R36]" office:value-type="float" office:value="0.588998616485093" calcext:value-type="float">
            <text:p>0.5889986165</text:p>
          </table:table-cell>
          <table:table-cell table:formula="of:=[.E37]-[.T36]" office:value-type="float" office:value="-10.2318441399068" calcext:value-type="float">
            <text:p>-10.2318441399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formula="of:=[.C36]+[.B37]" office:value-type="float" office:value="2.8" calcext:value-type="float">
            <text:p>2.8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6]*0.8+[.N36]*0.2" office:value-type="float" office:value="1099.26016678405" calcext:value-type="float">
            <text:p>1099.260167</text:p>
          </table:table-cell>
          <table:table-cell table:style-name="ce5" table:formula="of:=[.D37]-[.E37]" office:value-type="float" office:value="0.739833215949602" calcext:value-type="float">
            <text:p>0.739833</text:p>
          </table:table-cell>
          <table:table-cell table:style-name="ce5" table:formula="of:=ABS([.F37])" office:value-type="float" office:value="0.739833215949602" calcext:value-type="float">
            <text:p>0.739833</text:p>
          </table:table-cell>
          <table:table-cell table:style-name="ce5" table:formula="of:=[.$B$1]*[.F37]" office:value-type="float" office:value="2.95933286379841" calcext:value-type="float">
            <text:p>2.959333</text:p>
          </table:table-cell>
          <table:table-cell table:style-name="ce5" table:formula="of:=[.I36]+([.F37]*[.B37])" office:value-type="float" office:value="-39.779086959983" calcext:value-type="float">
            <text:p>-39.779087</text:p>
          </table:table-cell>
          <table:table-cell table:style-name="ce5" table:formula="of:=[.I37]*[.$B$2]" office:value-type="float" office:value="-403.715049683519" calcext:value-type="float">
            <text:p>-403.715050</text:p>
          </table:table-cell>
          <table:table-cell table:style-name="ce5" table:formula="of:=([.F37]-[.F36])/[.B37]" office:value-type="float" office:value="-7.23337837178178" calcext:value-type="float">
            <text:p>-7.233378</text:p>
          </table:table-cell>
          <table:table-cell table:style-name="ce5" table:formula="of:=[.K37]*[.$B$3]" office:value-type="float" office:value="-0.0723337837178178" calcext:value-type="float">
            <text:p>-0.072334</text:p>
          </table:table-cell>
          <table:table-cell table:style-name="ce5" table:formula="of:=[.H37]+[.J37]+[.L37]+[.$B$4]" office:value-type="float" office:value="1099.17194939656" calcext:value-type="float">
            <text:p>1099.171949</text:p>
          </table:table-cell>
          <table:table-cell table:style-name="ce5" table:formula="of:=[.M37]" office:value-type="float" office:value="1099.17194939656" calcext:value-type="float">
            <text:p>1099.171949</text:p>
          </table:table-cell>
          <table:table-cell table:style-name="ce5" table:formula="of:=IF([.N37]&gt;[.$B$6];[.$B$6];IF([.N37]&lt;[.$B$5];[.$B$5];[.N37]))" office:value-type="float" office:value="1099.17194939656" calcext:value-type="float">
            <text:p>1099.171949</text:p>
          </table:table-cell>
          <table:table-cell table:formula="of:=([.N37]-[.N36])/[.B37]" office:value-type="float" office:value="-29.8156873620223" calcext:value-type="float">
            <text:p>-29.815687362</text:p>
          </table:table-cell>
          <table:table-cell table:formula="of:=[.$U$5]*[.T36]" office:value-type="float" office:value="951.375636901918" calcext:value-type="float">
            <text:p>951.3756369019</text:p>
          </table:table-cell>
          <table:table-cell table:formula="of:=([.$U$5]*[.U36]*[.$U$5])+[.$S$5]" office:value-type="float" office:value="1.43308183405113" calcext:value-type="float">
            <text:p>1.4330818341</text:p>
          </table:table-cell>
          <table:table-cell table:formula="of:=[.R37]/([.R37]+[.$Q$5])" office:value-type="float" office:value="0.588998616485093" calcext:value-type="float">
            <text:p>0.5889986165</text:p>
          </table:table-cell>
          <table:table-cell table:formula="of:=[.Q37]+[.S37]*((([.M37]*[.B37])+[.E37])-[.Q37])" office:value-type="float" office:value="1103.22049614942" calcext:value-type="float">
            <text:p>1103.2204961494</text:p>
          </table:table-cell>
          <table:table-cell table:formula="of:=(1-[.S37])*[.R37]" office:value-type="float" office:value="0.588998616485093" calcext:value-type="float">
            <text:p>0.5889986165</text:p>
          </table:table-cell>
          <table:table-cell table:formula="of:=[.E38]-[.T37]" office:value-type="float" office:value="-3.9779728428698" calcext:value-type="float">
            <text:p>-3.9779728429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table:formula="of:=[.C37]+[.B38]" office:value-type="float" office:value="2.9" calcext:value-type="float">
            <text:p>2.9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7]*0.8+[.N37]*0.2" office:value-type="float" office:value="1099.24252330655" calcext:value-type="float">
            <text:p>1099.242523</text:p>
          </table:table-cell>
          <table:table-cell table:style-name="ce5" table:formula="of:=[.D38]-[.E38]" office:value-type="float" office:value="0.757476693447416" calcext:value-type="float">
            <text:p>0.757477</text:p>
          </table:table-cell>
          <table:table-cell table:style-name="ce5" table:formula="of:=ABS([.F38])" office:value-type="float" office:value="0.757476693447416" calcext:value-type="float">
            <text:p>0.757477</text:p>
          </table:table-cell>
          <table:table-cell table:style-name="ce5" table:formula="of:=[.$B$1]*[.F38]" office:value-type="float" office:value="3.02990677378966" calcext:value-type="float">
            <text:p>3.029907</text:p>
          </table:table-cell>
          <table:table-cell table:style-name="ce5" table:formula="of:=[.I37]+([.F38]*[.B38])" office:value-type="float" office:value="-39.7033392906383" calcext:value-type="float">
            <text:p>-39.703339</text:p>
          </table:table-cell>
          <table:table-cell table:style-name="ce5" table:formula="of:=[.I38]*[.$B$2]" office:value-type="float" office:value="-402.946292116919" calcext:value-type="float">
            <text:p>-402.946292</text:p>
          </table:table-cell>
          <table:table-cell table:style-name="ce5" table:formula="of:=([.F38]-[.F37])/[.B38]" office:value-type="float" office:value="0.176434774978134" calcext:value-type="float">
            <text:p>0.176435</text:p>
          </table:table-cell>
          <table:table-cell table:style-name="ce5" table:formula="of:=[.K38]*[.$B$3]" office:value-type="float" office:value="0.00176434774978134" calcext:value-type="float">
            <text:p>0.001764</text:p>
          </table:table-cell>
          <table:table-cell table:style-name="ce5" table:formula="of:=[.H38]+[.J38]+[.L38]+[.$B$4]" office:value-type="float" office:value="1100.08537900462" calcext:value-type="float">
            <text:p>1100.085379</text:p>
          </table:table-cell>
          <table:table-cell table:style-name="ce5" table:formula="of:=[.M38]" office:value-type="float" office:value="1100.08537900462" calcext:value-type="float">
            <text:p>1100.085379</text:p>
          </table:table-cell>
          <table:table-cell table:style-name="ce5" table:formula="of:=IF([.N38]&gt;[.$B$6];[.$B$6];IF([.N38]&lt;[.$B$5];[.$B$5];[.N38]))" office:value-type="float" office:value="1100.08537900462" calcext:value-type="float">
            <text:p>1100.085379</text:p>
          </table:table-cell>
          <table:table-cell table:formula="of:=([.N38]-[.N37])/[.B38]" office:value-type="float" office:value="9.13429608058777" calcext:value-type="float">
            <text:p>9.1342960806</text:p>
          </table:table-cell>
          <table:table-cell table:formula="of:=[.$U$5]*[.T37]" office:value-type="float" office:value="945.99789077647" calcext:value-type="float">
            <text:p>945.9978907765</text:p>
          </table:table-cell>
          <table:table-cell table:formula="of:=([.$U$5]*[.U37]*[.$U$5])+[.$S$5]" office:value-type="float" office:value="1.43308183405113" calcext:value-type="float">
            <text:p>1.4330818341</text:p>
          </table:table-cell>
          <table:table-cell table:formula="of:=[.R38]/([.R38]+[.$Q$5])" office:value-type="float" office:value="0.588998616485093" calcext:value-type="float">
            <text:p>0.5889986165</text:p>
          </table:table-cell>
          <table:table-cell table:formula="of:=[.Q38]+[.S38]*((([.M38]*[.B38])+[.E38])-[.Q38])" office:value-type="float" office:value="1101.05364394537" calcext:value-type="float">
            <text:p>1101.0536439454</text:p>
          </table:table-cell>
          <table:table-cell table:formula="of:=(1-[.S38])*[.R38]" office:value-type="float" office:value="0.588998616485093" calcext:value-type="float">
            <text:p>0.5889986165</text:p>
          </table:table-cell>
          <table:table-cell table:formula="of:=[.E39]-[.T38]" office:value-type="float" office:value="-1.64254949920883" calcext:value-type="float">
            <text:p>-1.642549499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table:formula="of:=[.C38]+[.B39]"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8]*0.8+[.N38]*0.2" office:value-type="float" office:value="1099.41109444617" calcext:value-type="float">
            <text:p>1099.411094</text:p>
          </table:table-cell>
          <table:table-cell table:style-name="ce5" table:formula="of:=[.D39]-[.E39]" office:value-type="float" office:value="0.588905553833911" calcext:value-type="float">
            <text:p>0.588906</text:p>
          </table:table-cell>
          <table:table-cell table:style-name="ce5" table:formula="of:=ABS([.F39])" office:value-type="float" office:value="0.588905553833911" calcext:value-type="float">
            <text:p>0.588906</text:p>
          </table:table-cell>
          <table:table-cell table:style-name="ce5" table:formula="of:=[.$B$1]*[.F39]" office:value-type="float" office:value="2.35562221533564" calcext:value-type="float">
            <text:p>2.355622</text:p>
          </table:table-cell>
          <table:table-cell table:style-name="ce5" table:formula="of:=[.I38]+([.F39]*[.B39])" office:value-type="float" office:value="-39.6444487352549" calcext:value-type="float">
            <text:p>-39.644449</text:p>
          </table:table-cell>
          <table:table-cell table:style-name="ce5" table:formula="of:=[.I39]*[.$B$2]" office:value-type="float" office:value="-402.348616169344" calcext:value-type="float">
            <text:p>-402.348616</text:p>
          </table:table-cell>
          <table:table-cell table:style-name="ce5" table:formula="of:=([.F39]-[.F38])/[.B39]" office:value-type="float" office:value="-1.68571139613505" calcext:value-type="float">
            <text:p>-1.685711</text:p>
          </table:table-cell>
          <table:table-cell table:style-name="ce5" table:formula="of:=[.K39]*[.$B$3]" office:value-type="float" office:value="-0.0168571139613505" calcext:value-type="float">
            <text:p>-0.016857</text:p>
          </table:table-cell>
          <table:table-cell table:style-name="ce5" table:formula="of:=[.H39]+[.J39]+[.L39]+[.$B$4]" office:value-type="float" office:value="1099.99014893203" calcext:value-type="float">
            <text:p>1099.990149</text:p>
          </table:table-cell>
          <table:table-cell table:style-name="ce5" table:formula="of:=[.M39]" office:value-type="float" office:value="1099.99014893203" calcext:value-type="float">
            <text:p>1099.990149</text:p>
          </table:table-cell>
          <table:table-cell table:style-name="ce5" table:formula="of:=IF([.N39]&gt;[.$B$6];[.$B$6];IF([.N39]&lt;[.$B$5];[.$B$5];[.N39]))" office:value-type="float" office:value="1099.99014893203" calcext:value-type="float">
            <text:p>1099.990149</text:p>
          </table:table-cell>
          <table:table-cell table:formula="of:=([.N39]-[.N38])/[.B39]" office:value-type="float" office:value="-0.952300725896293" calcext:value-type="float">
            <text:p>-0.9523007259</text:p>
          </table:table-cell>
          <table:table-cell table:formula="of:=[.$U$5]*[.T38]" office:value-type="float" office:value="944.139841889771" calcext:value-type="float">
            <text:p>944.1398418898</text:p>
          </table:table-cell>
          <table:table-cell table:formula="of:=([.$U$5]*[.U38]*[.$U$5])+[.$S$5]" office:value-type="float" office:value="1.43308183405113" calcext:value-type="float">
            <text:p>1.4330818341</text:p>
          </table:table-cell>
          <table:table-cell table:formula="of:=[.R39]/([.R39]+[.$Q$5])" office:value-type="float" office:value="0.588998616485093" calcext:value-type="float">
            <text:p>0.5889986165</text:p>
          </table:table-cell>
          <table:table-cell table:formula="of:=[.Q39]+[.S39]*((([.M39]*[.B39])+[.E39])-[.Q39])" office:value-type="float" office:value="1100.38366241222" calcext:value-type="float">
            <text:p>1100.3836624122</text:p>
          </table:table-cell>
          <table:table-cell table:formula="of:=(1-[.S39])*[.R39]" office:value-type="float" office:value="0.588998616485093" calcext:value-type="float">
            <text:p>0.5889986165</text:p>
          </table:table-cell>
          <table:table-cell table:formula="of:=[.E40]-[.T39]" office:value-type="float" office:value="-0.85675706887605" calcext:value-type="float">
            <text:p>-0.8567570689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table:formula="of:=[.C39]+[.B40]" office:value-type="float" office:value="3.1" calcext:value-type="float">
            <text:p>3.1</text:p>
          </table:table-cell>
          <table:table-cell office:value-type="float" office:value="1100" calcext:value-type="float">
            <text:p>1100</text:p>
          </table:table-cell>
          <table:table-cell table:style-name="ce5" table:formula="of:=[.E39]*0.8+[.N39]*0.2" office:value-type="float" office:value="1099.52690534334" calcext:value-type="float">
            <text:p>1099.526905</text:p>
          </table:table-cell>
          <table:table-cell table:style-name="ce5" table:formula="of:=[.D40]-[.E40]" office:value-type="float" office:value="0.473094656661033" calcext:value-type="float">
            <text:p>0.473095</text:p>
          </table:table-cell>
          <table:table-cell table:style-name="ce5" table:formula="of:=ABS([.F40])" office:value-type="float" office:value="0.473094656661033" calcext:value-type="float">
            <text:p>0.473095</text:p>
          </table:table-cell>
          <table:table-cell table:style-name="ce5" table:formula="of:=[.$B$1]*[.F40]" office:value-type="float" office:value="1.89237862664413" calcext:value-type="float">
            <text:p>1.892379</text:p>
          </table:table-cell>
          <table:table-cell table:style-name="ce5" table:formula="of:=[.I39]+([.F40]*[.B40])" office:value-type="float" office:value="-39.5971392695888" calcext:value-type="float">
            <text:p>-39.597139</text:p>
          </table:table-cell>
          <table:table-cell table:style-name="ce5" table:formula="of:=[.I40]*[.$B$2]" office:value-type="float" office:value="-401.86847585589" calcext:value-type="float">
            <text:p>-401.868476</text:p>
          </table:table-cell>
          <table:table-cell table:style-name="ce5" table:formula="of:=([.F40]-[.F39])/[.B40]" office:value-type="float" office:value="-1.15810897172878" calcext:value-type="float">
            <text:p>-1.158109</text:p>
          </table:table-cell>
          <table:table-cell table:style-name="ce5" table:formula="of:=[.K40]*[.$B$3]" office:value-type="float" office:value="-0.0115810897172878" calcext:value-type="float">
            <text:p>-0.011581</text:p>
          </table:table-cell>
          <table:table-cell table:style-name="ce5" table:formula="of:=[.H40]+[.J40]+[.L40]+[.$B$4]" office:value-type="float" office:value="1100.01232168104" calcext:value-type="float">
            <text:p>1100.012322</text:p>
          </table:table-cell>
          <table:table-cell table:style-name="ce5" table:formula="of:=[.M40]" office:value-type="float" office:value="1100.01232168104" calcext:value-type="float">
            <text:p>1100.012322</text:p>
          </table:table-cell>
          <table:table-cell table:style-name="ce5" table:formula="of:=IF([.N40]&gt;[.$B$6];[.$B$6];IF([.N40]&lt;[.$B$5];[.$B$5];[.N40]))" office:value-type="float" office:value="1100.01232168104" calcext:value-type="float">
            <text:p>1100.012322</text:p>
          </table:table-cell>
          <table:table-cell table:formula="of:=([.N40]-[.N39])/[.B40]" office:value-type="float" office:value="0.221727490068133" calcext:value-type="float">
            <text:p>0.2217274901</text:p>
          </table:table-cell>
          <table:table-cell table:formula="of:=[.$U$5]*[.T39]" office:value-type="float" office:value="943.565341035735" calcext:value-type="float">
            <text:p>943.5653410357</text:p>
          </table:table-cell>
          <table:table-cell table:formula="of:=([.$U$5]*[.U39]*[.$U$5])+[.$S$5]" office:value-type="float" office:value="1.43308183405113" calcext:value-type="float">
            <text:p>1.4330818341</text:p>
          </table:table-cell>
          <table:table-cell table:formula="of:=[.R40]/([.R40]+[.$Q$5])" office:value-type="float" office:value="0.588998616485093" calcext:value-type="float">
            <text:p>0.5889986165</text:p>
          </table:table-cell>
          <table:table-cell table:formula="of:=[.Q40]+[.S40]*((([.M40]*[.B40])+[.E40])-[.Q40])" office:value-type="float" office:value="1100.21706019643" calcext:value-type="float">
            <text:p>1100.2170601964</text:p>
          </table:table-cell>
          <table:table-cell table:formula="of:=(1-[.S40])*[.R40]" office:value-type="float" office:value="0.588998616485093" calcext:value-type="float">
            <text:p>0.5889986165</text:p>
          </table:table-cell>
          <table:table-cell table:formula="of:=[.E41]-[.T40]" office:value-type="float" office:value="-0.593071585554299" calcext:value-type="float">
            <text:p>-0.5930715856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table:formula="of:=[.C40]+[.B41]" office:value-type="float" office:value="3.2" calcext:value-type="float">
            <text:p>3.2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0]*0.8+[.N40]*0.2" office:value-type="float" office:value="1099.62398861088" calcext:value-type="float">
            <text:p>1099.623989</text:p>
          </table:table-cell>
          <table:table-cell table:style-name="ce5" table:formula="of:=[.D41]-[.E41]" office:value-type="float" office:value="0.376011389121231" calcext:value-type="float">
            <text:p>0.376011</text:p>
          </table:table-cell>
          <table:table-cell table:style-name="ce5" table:formula="of:=ABS([.F41])" office:value-type="float" office:value="0.376011389121231" calcext:value-type="float">
            <text:p>0.376011</text:p>
          </table:table-cell>
          <table:table-cell table:style-name="ce5" table:formula="of:=[.$B$1]*[.F41]" office:value-type="float" office:value="1.50404555648493" calcext:value-type="float">
            <text:p>1.504046</text:p>
          </table:table-cell>
          <table:table-cell table:style-name="ce5" table:formula="of:=[.I40]+([.F41]*[.B41])" office:value-type="float" office:value="-39.5595381306766" calcext:value-type="float">
            <text:p>-39.559538</text:p>
          </table:table-cell>
          <table:table-cell table:style-name="ce5" table:formula="of:=[.I41]*[.$B$2]" office:value-type="float" office:value="-401.486864641954" calcext:value-type="float">
            <text:p>-401.486865</text:p>
          </table:table-cell>
          <table:table-cell table:style-name="ce5" table:formula="of:=([.F41]-[.F40])/[.B41]" office:value-type="float" office:value="-0.970832675398015" calcext:value-type="float">
            <text:p>-0.970833</text:p>
          </table:table-cell>
          <table:table-cell table:style-name="ce5" table:formula="of:=[.K41]*[.$B$3]" office:value-type="float" office:value="-0.00970832675398015" calcext:value-type="float">
            <text:p>-0.009708</text:p>
          </table:table-cell>
          <table:table-cell table:style-name="ce5" table:formula="of:=[.H41]+[.J41]+[.L41]+[.$B$4]" office:value-type="float" office:value="1100.00747258778" calcext:value-type="float">
            <text:p>1100.007473</text:p>
          </table:table-cell>
          <table:table-cell table:style-name="ce5" table:formula="of:=[.M41]" office:value-type="float" office:value="1100.00747258778" calcext:value-type="float">
            <text:p>1100.007473</text:p>
          </table:table-cell>
          <table:table-cell table:style-name="ce5" table:formula="of:=IF([.N41]&gt;[.$B$6];[.$B$6];IF([.N41]&lt;[.$B$5];[.$B$5];[.N41]))" office:value-type="float" office:value="1100.00747258778" calcext:value-type="float">
            <text:p>1100.007473</text:p>
          </table:table-cell>
          <table:table-cell table:formula="of:=([.N41]-[.N40])/[.B41]" office:value-type="float" office:value="-0.0484909325996341" calcext:value-type="float">
            <text:p>-0.0484909326</text:p>
          </table:table-cell>
          <table:table-cell table:formula="of:=[.$U$5]*[.T40]" office:value-type="float" office:value="943.422481702285" calcext:value-type="float">
            <text:p>943.4224817023</text:p>
          </table:table-cell>
          <table:table-cell table:formula="of:=([.$U$5]*[.U40]*[.$U$5])+[.$S$5]" office:value-type="float" office:value="1.43308183405113" calcext:value-type="float">
            <text:p>1.4330818341</text:p>
          </table:table-cell>
          <table:table-cell table:formula="of:=[.R41]/([.R41]+[.$Q$5])" office:value-type="float" office:value="0.588998616485093" calcext:value-type="float">
            <text:p>0.5889986165</text:p>
          </table:table-cell>
          <table:table-cell table:formula="of:=[.Q41]+[.S41]*((([.M41]*[.B41])+[.E41])-[.Q41])" office:value-type="float" office:value="1100.21524111208" calcext:value-type="float">
            <text:p>1100.2152411121</text:p>
          </table:table-cell>
          <table:table-cell table:formula="of:=(1-[.S41])*[.R41]" office:value-type="float" office:value="0.588998616485093" calcext:value-type="float">
            <text:p>0.5889986165</text:p>
          </table:table-cell>
          <table:table-cell table:formula="of:=[.E42]-[.T41]" office:value-type="float" office:value="-0.514555705821067" calcext:value-type="float">
            <text:p>-0.5145557058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formula="of:=[.C41]+[.B42]" office:value-type="float" office:value="3.3" calcext:value-type="float">
            <text:p>3.3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1]*0.8+[.N41]*0.2" office:value-type="float" office:value="1099.70068540626" calcext:value-type="float">
            <text:p>1099.700685</text:p>
          </table:table-cell>
          <table:table-cell table:style-name="ce5" table:formula="of:=[.D42]-[.E42]" office:value-type="float" office:value="0.299314593741428" calcext:value-type="float">
            <text:p>0.299315</text:p>
          </table:table-cell>
          <table:table-cell table:style-name="ce5" table:formula="of:=ABS([.F42])" office:value-type="float" office:value="0.299314593741428" calcext:value-type="float">
            <text:p>0.299315</text:p>
          </table:table-cell>
          <table:table-cell table:style-name="ce5" table:formula="of:=[.$B$1]*[.F42]" office:value-type="float" office:value="1.19725837496571" calcext:value-type="float">
            <text:p>1.197258</text:p>
          </table:table-cell>
          <table:table-cell table:style-name="ce5" table:formula="of:=[.I41]+([.F42]*[.B42])" office:value-type="float" office:value="-39.5296066713025" calcext:value-type="float">
            <text:p>-39.529607</text:p>
          </table:table-cell>
          <table:table-cell table:style-name="ce5" table:formula="of:=[.I42]*[.$B$2]" office:value-type="float" office:value="-401.183092445762" calcext:value-type="float">
            <text:p>-401.183092</text:p>
          </table:table-cell>
          <table:table-cell table:style-name="ce5" table:formula="of:=([.F42]-[.F41])/[.B42]" office:value-type="float" office:value="-0.76696795379803" calcext:value-type="float">
            <text:p>-0.766968</text:p>
          </table:table-cell>
          <table:table-cell table:style-name="ce5" table:formula="of:=[.K42]*[.$B$3]" office:value-type="float" office:value="-0.0076696795379803" calcext:value-type="float">
            <text:p>-0.007670</text:p>
          </table:table-cell>
          <table:table-cell table:style-name="ce5" table:formula="of:=[.H42]+[.J42]+[.L42]+[.$B$4]" office:value-type="float" office:value="1100.00649624967" calcext:value-type="float">
            <text:p>1100.006496</text:p>
          </table:table-cell>
          <table:table-cell table:style-name="ce5" table:formula="of:=[.M42]" office:value-type="float" office:value="1100.00649624967" calcext:value-type="float">
            <text:p>1100.006496</text:p>
          </table:table-cell>
          <table:table-cell table:style-name="ce5" table:formula="of:=IF([.N42]&gt;[.$B$6];[.$B$6];IF([.N42]&lt;[.$B$5];[.$B$5];[.N42]))" office:value-type="float" office:value="1100.00649624967" calcext:value-type="float">
            <text:p>1100.006496</text:p>
          </table:table-cell>
          <table:table-cell table:formula="of:=([.N42]-[.N41])/[.B42]" office:value-type="float" office:value="-0.00976338111513542" calcext:value-type="float">
            <text:p>-0.0097633811</text:p>
          </table:table-cell>
          <table:table-cell table:formula="of:=[.$U$5]*[.T41]" office:value-type="float" office:value="943.420921860016" calcext:value-type="float">
            <text:p>943.42092186</text:p>
          </table:table-cell>
          <table:table-cell table:formula="of:=([.$U$5]*[.U41]*[.$U$5])+[.$S$5]" office:value-type="float" office:value="1.43308183405113" calcext:value-type="float">
            <text:p>1.4330818341</text:p>
          </table:table-cell>
          <table:table-cell table:formula="of:=[.R42]/([.R42]+[.$Q$5])" office:value-type="float" office:value="0.588998616485093" calcext:value-type="float">
            <text:p>0.5889986165</text:p>
          </table:table-cell>
          <table:table-cell table:formula="of:=[.Q42]+[.S42]*((([.M42]*[.B42])+[.E42])-[.Q42])" office:value-type="float" office:value="1100.25971681494" calcext:value-type="float">
            <text:p>1100.2597168149</text:p>
          </table:table-cell>
          <table:table-cell table:formula="of:=(1-[.S42])*[.R42]" office:value-type="float" office:value="0.588998616485093" calcext:value-type="float">
            <text:p>0.5889986165</text:p>
          </table:table-cell>
          <table:table-cell table:formula="of:=[.E43]-[.T42]" office:value-type="float" office:value="-0.497869239997044" calcext:value-type="float">
            <text:p>-0.49786924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table:formula="of:=[.C42]+[.B43]" office:value-type="float" office:value="3.4" calcext:value-type="float">
            <text:p>3.4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2]*0.8+[.N42]*0.2" office:value-type="float" office:value="1099.76184757494" calcext:value-type="float">
            <text:p>1099.761848</text:p>
          </table:table-cell>
          <table:table-cell table:style-name="ce5" table:formula="of:=[.D43]-[.E43]" office:value-type="float" office:value="0.23815242505998" calcext:value-type="float">
            <text:p>0.238152</text:p>
          </table:table-cell>
          <table:table-cell table:style-name="ce5" table:formula="of:=ABS([.F43])" office:value-type="float" office:value="0.23815242505998" calcext:value-type="float">
            <text:p>0.238152</text:p>
          </table:table-cell>
          <table:table-cell table:style-name="ce5" table:formula="of:=[.$B$1]*[.F43]" office:value-type="float" office:value="0.952609700239918" calcext:value-type="float">
            <text:p>0.952610</text:p>
          </table:table-cell>
          <table:table-cell table:style-name="ce5" table:formula="of:=[.I42]+([.F43]*[.B43])" office:value-type="float" office:value="-39.5057914287965" calcext:value-type="float">
            <text:p>-39.505791</text:p>
          </table:table-cell>
          <table:table-cell table:style-name="ce5" table:formula="of:=[.I43]*[.$B$2]" office:value-type="float" office:value="-400.941393288081" calcext:value-type="float">
            <text:p>-400.941393</text:p>
          </table:table-cell>
          <table:table-cell table:style-name="ce5" table:formula="of:=([.F43]-[.F42])/[.B43]" office:value-type="float" office:value="-0.611621686814488" calcext:value-type="float">
            <text:p>-0.611622</text:p>
          </table:table-cell>
          <table:table-cell table:style-name="ce5" table:formula="of:=[.K43]*[.$B$3]" office:value-type="float" office:value="-0.00611621686814488" calcext:value-type="float">
            <text:p>-0.006116</text:p>
          </table:table-cell>
          <table:table-cell table:style-name="ce5" table:formula="of:=[.H43]+[.J43]+[.L43]+[.$B$4]" office:value-type="float" office:value="1100.00510019529" calcext:value-type="float">
            <text:p>1100.005100</text:p>
          </table:table-cell>
          <table:table-cell table:style-name="ce5" table:formula="of:=[.M43]" office:value-type="float" office:value="1100.00510019529" calcext:value-type="float">
            <text:p>1100.005100</text:p>
          </table:table-cell>
          <table:table-cell table:style-name="ce5" table:formula="of:=IF([.N43]&gt;[.$B$6];[.$B$6];IF([.N43]&lt;[.$B$5];[.$B$5];[.N43]))" office:value-type="float" office:value="1100.00510019529" calcext:value-type="float">
            <text:p>1100.005100</text:p>
          </table:table-cell>
          <table:table-cell table:formula="of:=([.N43]-[.N42])/[.B43]" office:value-type="float" office:value="-0.0139605437539103" calcext:value-type="float">
            <text:p>-0.0139605438</text:p>
          </table:table-cell>
          <table:table-cell table:formula="of:=[.$U$5]*[.T42]" office:value-type="float" office:value="943.459059223527" calcext:value-type="float">
            <text:p>943.4590592235</text:p>
          </table:table-cell>
          <table:table-cell table:formula="of:=([.$U$5]*[.U42]*[.$U$5])+[.$S$5]" office:value-type="float" office:value="1.43308183405113" calcext:value-type="float">
            <text:p>1.4330818341</text:p>
          </table:table-cell>
          <table:table-cell table:formula="of:=[.R43]/([.R43]+[.$Q$5])" office:value-type="float" office:value="0.588998616485093" calcext:value-type="float">
            <text:p>0.5889986165</text:p>
          </table:table-cell>
          <table:table-cell table:formula="of:=[.Q43]+[.S43]*((([.M43]*[.B43])+[.E43])-[.Q43])" office:value-type="float" office:value="1100.31133352943" calcext:value-type="float">
            <text:p>1100.3113335294</text:p>
          </table:table-cell>
          <table:table-cell table:formula="of:=(1-[.S43])*[.R43]" office:value-type="float" office:value="0.588998616485093" calcext:value-type="float">
            <text:p>0.5889986165</text:p>
          </table:table-cell>
          <table:table-cell table:formula="of:=[.E44]-[.T43]" office:value-type="float" office:value="-0.50083543041842" calcext:value-type="float">
            <text:p>-0.5008354304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table:formula="of:=[.C43]+[.B44]" office:value-type="float" office:value="3.5" calcext:value-type="float">
            <text:p>3.5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3]*0.8+[.N43]*0.2" office:value-type="float" office:value="1099.81049809901" calcext:value-type="float">
            <text:p>1099.810498</text:p>
          </table:table-cell>
          <table:table-cell table:style-name="ce5" table:formula="of:=[.D44]-[.E44]" office:value-type="float" office:value="0.189501900989853" calcext:value-type="float">
            <text:p>0.189502</text:p>
          </table:table-cell>
          <table:table-cell table:style-name="ce5" table:formula="of:=ABS([.F44])" office:value-type="float" office:value="0.189501900989853" calcext:value-type="float">
            <text:p>0.189502</text:p>
          </table:table-cell>
          <table:table-cell table:style-name="ce5" table:formula="of:=[.$B$1]*[.F44]" office:value-type="float" office:value="0.758007603959413" calcext:value-type="float">
            <text:p>0.758008</text:p>
          </table:table-cell>
          <table:table-cell table:style-name="ce5" table:formula="of:=[.I43]+([.F44]*[.B44])" office:value-type="float" office:value="-39.4868412386975" calcext:value-type="float">
            <text:p>-39.486841</text:p>
          </table:table-cell>
          <table:table-cell table:style-name="ce5" table:formula="of:=[.I44]*[.$B$2]" office:value-type="float" office:value="-400.749069192131" calcext:value-type="float">
            <text:p>-400.749069</text:p>
          </table:table-cell>
          <table:table-cell table:style-name="ce5" table:formula="of:=([.F44]-[.F43])/[.B44]" office:value-type="float" office:value="-0.486505240701263" calcext:value-type="float">
            <text:p>-0.486505</text:p>
          </table:table-cell>
          <table:table-cell table:style-name="ce5" table:formula="of:=[.K44]*[.$B$3]" office:value-type="float" office:value="-0.00486505240701263" calcext:value-type="float">
            <text:p>-0.004865</text:p>
          </table:table-cell>
          <table:table-cell table:style-name="ce5" table:formula="of:=[.H44]+[.J44]+[.L44]+[.$B$4]" office:value-type="float" office:value="1100.00407335942" calcext:value-type="float">
            <text:p>1100.004073</text:p>
          </table:table-cell>
          <table:table-cell table:style-name="ce5" table:formula="of:=[.M44]" office:value-type="float" office:value="1100.00407335942" calcext:value-type="float">
            <text:p>1100.004073</text:p>
          </table:table-cell>
          <table:table-cell table:style-name="ce5" table:formula="of:=IF([.N44]&gt;[.$B$6];[.$B$6];IF([.N44]&lt;[.$B$5];[.$B$5];[.N44]))" office:value-type="float" office:value="1100.00407335942" calcext:value-type="float">
            <text:p>1100.004073</text:p>
          </table:table-cell>
          <table:table-cell table:formula="of:=([.N44]-[.N43])/[.B44]" office:value-type="float" office:value="-0.0102683586851526" calcext:value-type="float">
            <text:p>-0.0102683587</text:p>
          </table:table-cell>
          <table:table-cell table:formula="of:=[.$U$5]*[.T43]" office:value-type="float" office:value="943.503319915934" calcext:value-type="float">
            <text:p>943.5033199159</text:p>
          </table:table-cell>
          <table:table-cell table:formula="of:=([.$U$5]*[.U43]*[.$U$5])+[.$S$5]" office:value-type="float" office:value="1.43308183405113" calcext:value-type="float">
            <text:p>1.4330818341</text:p>
          </table:table-cell>
          <table:table-cell table:formula="of:=[.R44]/([.R44]+[.$Q$5])" office:value-type="float" office:value="0.588998616485093" calcext:value-type="float">
            <text:p>0.5889986165</text:p>
          </table:table-cell>
          <table:table-cell table:formula="of:=[.Q44]+[.S44]*((([.M44]*[.B44])+[.E44])-[.Q44])" office:value-type="float" office:value="1100.35811934612" calcext:value-type="float">
            <text:p>1100.3581193461</text:p>
          </table:table-cell>
          <table:table-cell table:formula="of:=(1-[.S44])*[.R44]" office:value-type="float" office:value="0.588998616485093" calcext:value-type="float">
            <text:p>0.5889986165</text:p>
          </table:table-cell>
          <table:table-cell table:formula="of:=[.E45]-[.T44]" office:value-type="float" office:value="-0.508906195028885" calcext:value-type="float">
            <text:p>-0.508906195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table:formula="of:=[.C44]+[.B45]" office:value-type="float" office:value="3.6" calcext:value-type="float">
            <text:p>3.6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4]*0.8+[.N44]*0.2" office:value-type="float" office:value="1099.84921315109" calcext:value-type="float">
            <text:p>1099.849213</text:p>
          </table:table-cell>
          <table:table-cell table:style-name="ce5" table:formula="of:=[.D45]-[.E45]" office:value-type="float" office:value="0.150786848907501" calcext:value-type="float">
            <text:p>0.150787</text:p>
          </table:table-cell>
          <table:table-cell table:style-name="ce5" table:formula="of:=ABS([.F45])" office:value-type="float" office:value="0.150786848907501" calcext:value-type="float">
            <text:p>0.150787</text:p>
          </table:table-cell>
          <table:table-cell table:style-name="ce5" table:formula="of:=[.$B$1]*[.F45]" office:value-type="float" office:value="0.603147395630003" calcext:value-type="float">
            <text:p>0.603147</text:p>
          </table:table-cell>
          <table:table-cell table:style-name="ce5" table:formula="of:=[.I44]+([.F45]*[.B45])" office:value-type="float" office:value="-39.4717625538068" calcext:value-type="float">
            <text:p>-39.471763</text:p>
          </table:table-cell>
          <table:table-cell table:style-name="ce5" table:formula="of:=[.I45]*[.$B$2]" office:value-type="float" office:value="-400.596036719918" calcext:value-type="float">
            <text:p>-400.596037</text:p>
          </table:table-cell>
          <table:table-cell table:style-name="ce5" table:formula="of:=([.F45]-[.F44])/[.B45]" office:value-type="float" office:value="-0.387150520823525" calcext:value-type="float">
            <text:p>-0.387151</text:p>
          </table:table-cell>
          <table:table-cell table:style-name="ce5" table:formula="of:=[.K45]*[.$B$3]" office:value-type="float" office:value="-0.00387150520823525" calcext:value-type="float">
            <text:p>-0.003872</text:p>
          </table:table-cell>
          <table:table-cell table:style-name="ce5" table:formula="of:=[.H45]+[.J45]+[.L45]+[.$B$4]" office:value-type="float" office:value="1100.0032391705" calcext:value-type="float">
            <text:p>1100.003239</text:p>
          </table:table-cell>
          <table:table-cell table:style-name="ce5" table:formula="of:=[.M45]" office:value-type="float" office:value="1100.0032391705" calcext:value-type="float">
            <text:p>1100.003239</text:p>
          </table:table-cell>
          <table:table-cell table:style-name="ce5" table:formula="of:=IF([.N45]&gt;[.$B$6];[.$B$6];IF([.N45]&lt;[.$B$5];[.$B$5];[.N45]))" office:value-type="float" office:value="1100.0032391705" calcext:value-type="float">
            <text:p>1100.003239</text:p>
          </table:table-cell>
          <table:table-cell table:formula="of:=([.N45]-[.N44])/[.B45]" office:value-type="float" office:value="-0.00834188918361178" calcext:value-type="float">
            <text:p>-0.0083418892</text:p>
          </table:table-cell>
          <table:table-cell table:formula="of:=[.$U$5]*[.T44]" office:value-type="float" office:value="943.543438173403" calcext:value-type="float">
            <text:p>943.5434381734</text:p>
          </table:table-cell>
          <table:table-cell table:formula="of:=([.$U$5]*[.U44]*[.$U$5])+[.$S$5]" office:value-type="float" office:value="1.43308183405113" calcext:value-type="float">
            <text:p>1.4330818341</text:p>
          </table:table-cell>
          <table:table-cell table:formula="of:=[.R45]/([.R45]+[.$Q$5])" office:value-type="float" office:value="0.588998616485093" calcext:value-type="float">
            <text:p>0.5889986165</text:p>
          </table:table-cell>
          <table:table-cell table:formula="of:=[.Q45]+[.S45]*((([.M45]*[.B45])+[.E45])-[.Q45])" office:value-type="float" office:value="1100.39736198395" calcext:value-type="float">
            <text:p>1100.397361984</text:p>
          </table:table-cell>
          <table:table-cell table:formula="of:=(1-[.S45])*[.R45]" office:value-type="float" office:value="0.588998616485093" calcext:value-type="float">
            <text:p>0.5889986165</text:p>
          </table:table-cell>
          <table:table-cell table:formula="of:=[.E46]-[.T45]" office:value-type="float" office:value="-0.517343628972412" calcext:value-type="float">
            <text:p>-0.517343629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table:formula="of:=[.C45]+[.B46]" office:value-type="float" office:value="3.7" calcext:value-type="float">
            <text:p>3.7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5]*0.8+[.N45]*0.2" office:value-type="float" office:value="1099.88001835497" calcext:value-type="float">
            <text:p>1099.880018</text:p>
          </table:table-cell>
          <table:table-cell table:style-name="ce5" table:formula="of:=[.D46]-[.E46]" office:value-type="float" office:value="0.119981645025291" calcext:value-type="float">
            <text:p>0.119982</text:p>
          </table:table-cell>
          <table:table-cell table:style-name="ce5" table:formula="of:=ABS([.F46])" office:value-type="float" office:value="0.119981645025291" calcext:value-type="float">
            <text:p>0.119982</text:p>
          </table:table-cell>
          <table:table-cell table:style-name="ce5" table:formula="of:=[.$B$1]*[.F46]" office:value-type="float" office:value="0.479926580101164" calcext:value-type="float">
            <text:p>0.479927</text:p>
          </table:table-cell>
          <table:table-cell table:style-name="ce5" table:formula="of:=[.I45]+([.F46]*[.B46])" office:value-type="float" office:value="-39.4597643893042" calcext:value-type="float">
            <text:p>-39.459764</text:p>
          </table:table-cell>
          <table:table-cell table:style-name="ce5" table:formula="of:=[.I46]*[.$B$2]" office:value-type="float" office:value="-400.474268224248" calcext:value-type="float">
            <text:p>-400.474268</text:p>
          </table:table-cell>
          <table:table-cell table:style-name="ce5" table:formula="of:=([.F46]-[.F45])/[.B46]" office:value-type="float" office:value="-0.308052038822098" calcext:value-type="float">
            <text:p>-0.308052</text:p>
          </table:table-cell>
          <table:table-cell table:style-name="ce5" table:formula="of:=[.K46]*[.$B$3]" office:value-type="float" office:value="-0.00308052038822098" calcext:value-type="float">
            <text:p>-0.003081</text:p>
          </table:table-cell>
          <table:table-cell table:style-name="ce5" table:formula="of:=[.H46]+[.J46]+[.L46]+[.$B$4]" office:value-type="float" office:value="1100.00257783546" calcext:value-type="float">
            <text:p>1100.002578</text:p>
          </table:table-cell>
          <table:table-cell table:style-name="ce5" table:formula="of:=[.M46]" office:value-type="float" office:value="1100.00257783546" calcext:value-type="float">
            <text:p>1100.002578</text:p>
          </table:table-cell>
          <table:table-cell table:style-name="ce5" table:formula="of:=IF([.N46]&gt;[.$B$6];[.$B$6];IF([.N46]&lt;[.$B$5];[.$B$5];[.N46]))" office:value-type="float" office:value="1100.00257783546" calcext:value-type="float">
            <text:p>1100.002578</text:p>
          </table:table-cell>
          <table:table-cell table:formula="of:=([.N46]-[.N45])/[.B46]" office:value-type="float" office:value="-0.00661335038785182" calcext:value-type="float">
            <text:p>-0.0066133504</text:p>
          </table:table-cell>
          <table:table-cell table:formula="of:=[.$U$5]*[.T45]" office:value-type="float" office:value="943.577088248562" calcext:value-type="float">
            <text:p>943.5770882486</text:p>
          </table:table-cell>
          <table:table-cell table:formula="of:=([.$U$5]*[.U45]*[.$U$5])+[.$S$5]" office:value-type="float" office:value="1.43308183405113" calcext:value-type="float">
            <text:p>1.4330818341</text:p>
          </table:table-cell>
          <table:table-cell table:formula="of:=[.R46]/([.R46]+[.$Q$5])" office:value-type="float" office:value="0.588998616485093" calcext:value-type="float">
            <text:p>0.5889986165</text:p>
          </table:table-cell>
          <table:table-cell table:formula="of:=[.Q46]+[.S46]*((([.M46]*[.B46])+[.E46])-[.Q46])" office:value-type="float" office:value="1100.42929748132" calcext:value-type="float">
            <text:p>1100.4292974813</text:p>
          </table:table-cell>
          <table:table-cell table:formula="of:=(1-[.S46])*[.R46]" office:value-type="float" office:value="0.588998616485093" calcext:value-type="float">
            <text:p>0.5889986165</text:p>
          </table:table-cell>
          <table:table-cell table:formula="of:=[.E47]-[.T46]" office:value-type="float" office:value="-0.524767230244834" calcext:value-type="float">
            <text:p>-0.5247672302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table:formula="of:=[.C46]+[.B47]" office:value-type="float" office:value="3.8" calcext:value-type="float">
            <text:p>3.8</text:p>
          </table:table-cell>
          <table:table-cell office:value-type="float" office:value="1100" calcext:value-type="float">
            <text:p>1100</text:p>
          </table:table-cell>
          <table:table-cell table:style-name="ce5" table:formula="of:=[.E46]*0.8+[.N46]*0.2" office:value-type="float" office:value="1099.90453025107" calcext:value-type="float">
            <text:p>1099.904530</text:p>
          </table:table-cell>
          <table:table-cell table:style-name="ce5" table:formula="of:=[.D47]-[.E47]" office:value-type="float" office:value="0.0954697489273713" calcext:value-type="float">
            <text:p>0.095470</text:p>
          </table:table-cell>
          <table:table-cell table:style-name="ce5" table:formula="of:=ABS([.F47])" office:value-type="float" office:value="0.0954697489273713" calcext:value-type="float">
            <text:p>0.095470</text:p>
          </table:table-cell>
          <table:table-cell table:style-name="ce5" table:formula="of:=[.$B$1]*[.F47]" office:value-type="float" office:value="0.381878995709485" calcext:value-type="float">
            <text:p>0.381879</text:p>
          </table:table-cell>
          <table:table-cell table:style-name="ce5" table:formula="of:=[.I46]+([.F47]*[.B47])" office:value-type="float" office:value="-39.4502174144115" calcext:value-type="float">
            <text:p>-39.450217</text:p>
          </table:table-cell>
          <table:table-cell table:style-name="ce5" table:formula="of:=[.I47]*[.$B$2]" office:value-type="float" office:value="-400.377376672991" calcext:value-type="float">
            <text:p>-400.377377</text:p>
          </table:table-cell>
          <table:table-cell table:style-name="ce5" table:formula="of:=([.F47]-[.F46])/[.B47]" office:value-type="float" office:value="-0.245118960979198" calcext:value-type="float">
            <text:p>-0.245119</text:p>
          </table:table-cell>
          <table:table-cell table:style-name="ce5" table:formula="of:=[.K47]*[.$B$3]" office:value-type="float" office:value="-0.00245118960979198" calcext:value-type="float">
            <text:p>-0.002451</text:p>
          </table:table-cell>
          <table:table-cell table:style-name="ce5" table:formula="of:=[.H47]+[.J47]+[.L47]+[.$B$4]" office:value-type="float" office:value="1100.00205113311" calcext:value-type="float">
            <text:p>1100.002051</text:p>
          </table:table-cell>
          <table:table-cell table:style-name="ce5" table:formula="of:=[.M47]" office:value-type="float" office:value="1100.00205113311" calcext:value-type="float">
            <text:p>1100.002051</text:p>
          </table:table-cell>
          <table:table-cell table:style-name="ce5" table:formula="of:=IF([.N47]&gt;[.$B$6];[.$B$6];IF([.N47]&lt;[.$B$5];[.$B$5];[.N47]))" office:value-type="float" office:value="1100.00205113311" calcext:value-type="float">
            <text:p>1100.002051</text:p>
          </table:table-cell>
          <table:table-cell table:formula="of:=([.N47]-[.N46])/[.B47]" office:value-type="float" office:value="-0.00526702356182796" calcext:value-type="float">
            <text:p>-0.0052670236</text:p>
          </table:table-cell>
          <table:table-cell table:formula="of:=[.$U$5]*[.T46]" office:value-type="float" office:value="943.604472541419" calcext:value-type="float">
            <text:p>943.6044725414</text:p>
          </table:table-cell>
          <table:table-cell table:formula="of:=([.$U$5]*[.U46]*[.$U$5])+[.$S$5]" office:value-type="float" office:value="1.43308183405113" calcext:value-type="float">
            <text:p>1.4330818341</text:p>
          </table:table-cell>
          <table:table-cell table:formula="of:=[.R47]/([.R47]+[.$Q$5])" office:value-type="float" office:value="0.588998616485093" calcext:value-type="float">
            <text:p>0.5889986165</text:p>
          </table:table-cell>
          <table:table-cell table:formula="of:=[.Q47]+[.S47]*((([.M47]*[.B47])+[.E47])-[.Q47])" office:value-type="float" office:value="1100.45495891376" calcext:value-type="float">
            <text:p>1100.4549589138</text:p>
          </table:table-cell>
          <table:table-cell table:formula="of:=(1-[.S47])*[.R47]" office:value-type="float" office:value="0.588998616485093" calcext:value-type="float">
            <text:p>0.5889986165</text:p>
          </table:table-cell>
          <table:table-cell table:formula="of:=[.E48]-[.T47]" office:value-type="float" office:value="-0.530924486281947" calcext:value-type="float">
            <text:p>-0.5309244863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table:formula="of:=[.C47]+[.B48]" office:value-type="float" office:value="3.9" calcext:value-type="float">
            <text:p>3.9</text:p>
          </table:table-cell>
          <table:table-cell office:value-type="float" office:value="1700" calcext:value-type="float">
            <text:p>1700</text:p>
          </table:table-cell>
          <table:table-cell table:style-name="ce5" table:formula="of:=[.E47]*0.8+[.N47]*0.2" office:value-type="float" office:value="1099.92403442748" calcext:value-type="float">
            <text:p>1099.924034</text:p>
          </table:table-cell>
          <table:table-cell table:style-name="ce5" table:formula="of:=[.D48]-[.E48]" office:value-type="float" office:value="600.07596557252" calcext:value-type="float">
            <text:p>600.075966</text:p>
          </table:table-cell>
          <table:table-cell table:style-name="ce5" table:formula="of:=ABS([.F48])" office:value-type="float" office:value="600.07596557252" calcext:value-type="float">
            <text:p>600.075966</text:p>
          </table:table-cell>
          <table:table-cell table:style-name="ce5" table:formula="of:=[.$B$1]*[.F48]" office:value-type="float" office:value="2400.30386229008" calcext:value-type="float">
            <text:p>2400.303862</text:p>
          </table:table-cell>
          <table:table-cell table:style-name="ce5" table:formula="of:=[.I47]+([.F48]*[.B48])" office:value-type="float" office:value="20.5573791428405" calcext:value-type="float">
            <text:p>20.557379</text:p>
          </table:table-cell>
          <table:table-cell table:style-name="ce5" table:formula="of:=[.I48]*[.$B$2]" office:value-type="float" office:value="208.635340232011" calcext:value-type="float">
            <text:p>208.635340</text:p>
          </table:table-cell>
          <table:table-cell table:style-name="ce5" table:formula="of:=([.F48]-[.F47])/[.B48]" office:value-type="float" office:value="5999.80495823593" calcext:value-type="float">
            <text:p>5999.804958</text:p>
          </table:table-cell>
          <table:table-cell table:style-name="ce5" table:formula="of:=[.K48]*[.$B$3]" office:value-type="float" office:value="59.9980495823593" calcext:value-type="float">
            <text:p>59.998050</text:p>
          </table:table-cell>
          <table:table-cell table:style-name="ce5" table:formula="of:=[.H48]+[.J48]+[.L48]+[.$B$4]" office:value-type="float" office:value="4168.93725210445" calcext:value-type="float">
            <text:p>4168.937252</text:p>
          </table:table-cell>
          <table:table-cell table:style-name="ce5" table:formula="of:=[.M48]" office:value-type="float" office:value="4168.93725210445" calcext:value-type="float">
            <text:p>4168.937252</text:p>
          </table:table-cell>
          <table:table-cell table:style-name="ce5" table:formula="of:=IF([.N48]&gt;[.$B$6];[.$B$6];IF([.N48]&lt;[.$B$5];[.$B$5];[.N48]))" office:value-type="float" office:value="2000" calcext:value-type="float">
            <text:p>2000.000000</text:p>
          </table:table-cell>
          <table:table-cell table:formula="of:=([.N48]-[.N47])/[.B48]" office:value-type="float" office:value="30689.3520097134" calcext:value-type="float">
            <text:p>30689.3520097134</text:p>
          </table:table-cell>
          <table:table-cell table:formula="of:=[.$U$5]*[.T47]" office:value-type="float" office:value="943.626476901428" calcext:value-type="float">
            <text:p>943.6264769014</text:p>
          </table:table-cell>
          <table:table-cell table:formula="of:=([.$U$5]*[.U47]*[.$U$5])+[.$S$5]" office:value-type="float" office:value="1.43308183405113" calcext:value-type="float">
            <text:p>1.4330818341</text:p>
          </table:table-cell>
          <table:table-cell table:formula="of:=[.R48]/([.R48]+[.$Q$5])" office:value-type="float" office:value="0.588998616485093" calcext:value-type="float">
            <text:p>0.5889986165</text:p>
          </table:table-cell>
          <table:table-cell table:formula="of:=[.Q48]+[.S48]*((([.M48]*[.B48])+[.E48])-[.Q48])" office:value-type="float" office:value="1281.23534941454" calcext:value-type="float">
            <text:p>1281.2353494145</text:p>
          </table:table-cell>
          <table:table-cell table:formula="of:=(1-[.S48])*[.R48]" office:value-type="float" office:value="0.588998616485093" calcext:value-type="float">
            <text:p>0.5889986165</text:p>
          </table:table-cell>
          <table:table-cell table:formula="of:=[.E49]-[.T48]" office:value-type="float" office:value="432.491328548334" calcext:value-type="float">
            <text:p>432.4913285483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table:formula="of:=[.C48]+[.B49]"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5" table:formula="of:=[.E48]*0.8+[.N48]*0.2" office:value-type="float" office:value="1713.72667796287" calcext:value-type="float">
            <text:p>1713.726678</text:p>
          </table:table-cell>
          <table:table-cell table:style-name="ce5" table:formula="of:=[.D49]-[.E49]" office:value-type="float" office:value="-13.7266779628742" calcext:value-type="float">
            <text:p>-13.726678</text:p>
          </table:table-cell>
          <table:table-cell table:style-name="ce5" table:formula="of:=ABS([.F49])" office:value-type="float" office:value="13.7266779628742" calcext:value-type="float">
            <text:p>13.726678</text:p>
          </table:table-cell>
          <table:table-cell table:style-name="ce5" table:formula="of:=[.$B$1]*[.F49]" office:value-type="float" office:value="-54.9067118514968" calcext:value-type="float">
            <text:p>-54.906712</text:p>
          </table:table-cell>
          <table:table-cell table:style-name="ce5" table:formula="of:=[.I48]+([.F49]*[.B49])" office:value-type="float" office:value="19.1847113465531" calcext:value-type="float">
            <text:p>19.184711</text:p>
          </table:table-cell>
          <table:table-cell table:style-name="ce5" table:formula="of:=[.I49]*[.$B$2]" office:value-type="float" office:value="194.704234972239" calcext:value-type="float">
            <text:p>194.704235</text:p>
          </table:table-cell>
          <table:table-cell table:style-name="ce5" table:formula="of:=([.F49]-[.F48])/[.B49]" office:value-type="float" office:value="-6138.02643535394" calcext:value-type="float">
            <text:p>-6138.026435</text:p>
          </table:table-cell>
          <table:table-cell table:style-name="ce5" table:formula="of:=[.K49]*[.$B$3]" office:value-type="float" office:value="-61.3802643535394" calcext:value-type="float">
            <text:p>-61.380264</text:p>
          </table:table-cell>
          <table:table-cell table:style-name="ce5" table:formula="of:=[.H49]+[.J49]+[.L49]+[.$B$4]" office:value-type="float" office:value="1578.4172587672" calcext:value-type="float">
            <text:p>1578.417259</text:p>
          </table:table-cell>
          <table:table-cell table:style-name="ce5" table:formula="of:=[.M49]" office:value-type="float" office:value="1578.4172587672" calcext:value-type="float">
            <text:p>1578.417259</text:p>
          </table:table-cell>
          <table:table-cell table:style-name="ce5" table:formula="of:=IF([.N49]&gt;[.$B$6];[.$B$6];IF([.N49]&lt;[.$B$5];[.$B$5];[.N49]))" office:value-type="float" office:value="1578.4172587672" calcext:value-type="float">
            <text:p>1578.417259</text:p>
          </table:table-cell>
          <table:table-cell table:formula="of:=([.N49]-[.N48])/[.B49]" office:value-type="float" office:value="-25905.1999333725" calcext:value-type="float">
            <text:p>-25905.1999333725</text:p>
          </table:table-cell>
          <table:table-cell table:formula="of:=[.$U$5]*[.T48]" office:value-type="float" office:value="1098.64341930269" calcext:value-type="float">
            <text:p>1098.6434193027</text:p>
          </table:table-cell>
          <table:table-cell table:formula="of:=([.$U$5]*[.U48]*[.$U$5])+[.$S$5]" office:value-type="float" office:value="1.43308183405113" calcext:value-type="float">
            <text:p>1.4330818341</text:p>
          </table:table-cell>
          <table:table-cell table:formula="of:=[.R49]/([.R49]+[.$Q$5])" office:value-type="float" office:value="0.588998616485093" calcext:value-type="float">
            <text:p>0.5889986165</text:p>
          </table:table-cell>
          <table:table-cell table:formula="of:=[.Q49]+[.S49]*((([.M49]*[.B49])+[.E49])-[.Q49])" office:value-type="float" office:value="1553.89516584169" calcext:value-type="float">
            <text:p>1553.8951658417</text:p>
          </table:table-cell>
          <table:table-cell table:formula="of:=(1-[.S49])*[.R49]" office:value-type="float" office:value="0.588998616485093" calcext:value-type="float">
            <text:p>0.5889986165</text:p>
          </table:table-cell>
          <table:table-cell table:formula="of:=[.E50]-[.T49]" office:value-type="float" office:value="132.769628282052" calcext:value-type="float">
            <text:p>132.7696282821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table:formula="of:=[.C49]+[.B50]" office:value-type="float" office:value="4.1" calcext:value-type="float">
            <text:p>4.1</text:p>
          </table:table-cell>
          <table:table-cell office:value-type="float" office:value="1700" calcext:value-type="float">
            <text:p>1700</text:p>
          </table:table-cell>
          <table:table-cell table:style-name="ce5" table:formula="of:=[.E49]*0.8+[.N49]*0.2" office:value-type="float" office:value="1686.66479412374" calcext:value-type="float">
            <text:p>1686.664794</text:p>
          </table:table-cell>
          <table:table-cell table:style-name="ce5" table:formula="of:=[.D50]-[.E50]" office:value-type="float" office:value="13.33520587626" calcext:value-type="float">
            <text:p>13.335206</text:p>
          </table:table-cell>
          <table:table-cell table:style-name="ce5" table:formula="of:=ABS([.F50])" office:value-type="float" office:value="13.33520587626" calcext:value-type="float">
            <text:p>13.335206</text:p>
          </table:table-cell>
          <table:table-cell table:style-name="ce5" table:formula="of:=[.$B$1]*[.F50]" office:value-type="float" office:value="53.3408235050401" calcext:value-type="float">
            <text:p>53.340824</text:p>
          </table:table-cell>
          <table:table-cell table:style-name="ce5" table:formula="of:=[.I49]+([.F50]*[.B50])" office:value-type="float" office:value="20.5182319341791" calcext:value-type="float">
            <text:p>20.518232</text:p>
          </table:table-cell>
          <table:table-cell table:style-name="ce5" table:formula="of:=[.I50]*[.$B$2]" office:value-type="float" office:value="208.238038069052" calcext:value-type="float">
            <text:p>208.238038</text:p>
          </table:table-cell>
          <table:table-cell table:style-name="ce5" table:formula="of:=([.F50]-[.F49])/[.B50]" office:value-type="float" office:value="270.618838391342" calcext:value-type="float">
            <text:p>270.618838</text:p>
          </table:table-cell>
          <table:table-cell table:style-name="ce5" table:formula="of:=[.K50]*[.$B$3]" office:value-type="float" office:value="2.70618838391342" calcext:value-type="float">
            <text:p>2.706188</text:p>
          </table:table-cell>
          <table:table-cell table:style-name="ce5" table:formula="of:=[.H50]+[.J50]+[.L50]+[.$B$4]" office:value-type="float" office:value="1764.28504995801" calcext:value-type="float">
            <text:p>1764.285050</text:p>
          </table:table-cell>
          <table:table-cell table:style-name="ce5" table:formula="of:=[.M50]" office:value-type="float" office:value="1764.28504995801" calcext:value-type="float">
            <text:p>1764.285050</text:p>
          </table:table-cell>
          <table:table-cell table:style-name="ce5" table:formula="of:=IF([.N50]&gt;[.$B$6];[.$B$6];IF([.N50]&lt;[.$B$5];[.$B$5];[.N50]))" office:value-type="float" office:value="1764.28504995801" calcext:value-type="float">
            <text:p>1764.285050</text:p>
          </table:table-cell>
          <table:table-cell table:formula="of:=([.N50]-[.N49])/[.B50]" office:value-type="float" office:value="1858.67791190803" calcext:value-type="float">
            <text:p>1858.677911908</text:p>
          </table:table-cell>
          <table:table-cell table:formula="of:=[.$U$5]*[.T49]" office:value-type="float" office:value="1332.44582973637" calcext:value-type="float">
            <text:p>1332.4458297364</text:p>
          </table:table-cell>
          <table:table-cell table:formula="of:=([.$U$5]*[.U49]*[.$U$5])+[.$S$5]" office:value-type="float" office:value="1.43308183405113" calcext:value-type="float">
            <text:p>1.4330818341</text:p>
          </table:table-cell>
          <table:table-cell table:formula="of:=[.R50]/([.R50]+[.$Q$5])" office:value-type="float" office:value="0.588998616485093" calcext:value-type="float">
            <text:p>0.5889986165</text:p>
          </table:table-cell>
          <table:table-cell table:formula="of:=[.Q50]+[.S50]*((([.M50]*[.B50])+[.E50])-[.Q50])" office:value-type="float" office:value="1644.99645504437" calcext:value-type="float">
            <text:p>1644.9964550444</text:p>
          </table:table-cell>
          <table:table-cell table:formula="of:=(1-[.S50])*[.R50]" office:value-type="float" office:value="0.588998616485093" calcext:value-type="float">
            <text:p>0.5889986165</text:p>
          </table:table-cell>
          <table:table-cell table:formula="of:=[.E51]-[.T50]" office:value-type="float" office:value="57.1923902462193" calcext:value-type="float">
            <text:p>57.1923902462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table:formula="of:=[.C50]+[.B51]" office:value-type="float" office:value="4.2" calcext:value-type="float">
            <text:p>4.2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0]*0.8+[.N50]*0.2" office:value-type="float" office:value="1702.18884529059" calcext:value-type="float">
            <text:p>1702.188845</text:p>
          </table:table-cell>
          <table:table-cell table:style-name="ce5" table:formula="of:=[.D51]-[.E51]" office:value-type="float" office:value="-2.18884529059324" calcext:value-type="float">
            <text:p>-2.188845</text:p>
          </table:table-cell>
          <table:table-cell table:style-name="ce5" table:formula="of:=ABS([.F51])" office:value-type="float" office:value="2.18884529059324" calcext:value-type="float">
            <text:p>2.188845</text:p>
          </table:table-cell>
          <table:table-cell table:style-name="ce5" table:formula="of:=[.$B$1]*[.F51]" office:value-type="float" office:value="-8.75538116237294" calcext:value-type="float">
            <text:p>-8.755381</text:p>
          </table:table-cell>
          <table:table-cell table:style-name="ce5" table:formula="of:=[.I50]+([.F51]*[.B51])" office:value-type="float" office:value="20.2993474051198" calcext:value-type="float">
            <text:p>20.299347</text:p>
          </table:table-cell>
          <table:table-cell table:style-name="ce5" table:formula="of:=[.I51]*[.$B$2]" office:value-type="float" office:value="206.0165949622" calcext:value-type="float">
            <text:p>206.016595</text:p>
          </table:table-cell>
          <table:table-cell table:style-name="ce5" table:formula="of:=([.F51]-[.F50])/[.B51]" office:value-type="float" office:value="-155.240511668533" calcext:value-type="float">
            <text:p>-155.240512</text:p>
          </table:table-cell>
          <table:table-cell table:style-name="ce5" table:formula="of:=[.K51]*[.$B$3]" office:value-type="float" office:value="-1.55240511668533" calcext:value-type="float">
            <text:p>-1.552405</text:p>
          </table:table-cell>
          <table:table-cell table:style-name="ce5" table:formula="of:=[.H51]+[.J51]+[.L51]+[.$B$4]" office:value-type="float" office:value="1695.70880868314" calcext:value-type="float">
            <text:p>1695.708809</text:p>
          </table:table-cell>
          <table:table-cell table:style-name="ce5" table:formula="of:=[.M51]" office:value-type="float" office:value="1695.70880868314" calcext:value-type="float">
            <text:p>1695.708809</text:p>
          </table:table-cell>
          <table:table-cell table:style-name="ce5" table:formula="of:=IF([.N51]&gt;[.$B$6];[.$B$6];IF([.N51]&lt;[.$B$5];[.$B$5];[.N51]))" office:value-type="float" office:value="1695.70880868314" calcext:value-type="float">
            <text:p>1695.708809</text:p>
          </table:table-cell>
          <table:table-cell table:formula="of:=([.N51]-[.N50])/[.B51]" office:value-type="float" office:value="-685.762412748643" calcext:value-type="float">
            <text:p>-685.7624127486</text:p>
          </table:table-cell>
          <table:table-cell table:formula="of:=[.$U$5]*[.T50]" office:value-type="float" office:value="1410.56405518048" calcext:value-type="float">
            <text:p>1410.5640551805</text:p>
          </table:table-cell>
          <table:table-cell table:formula="of:=([.$U$5]*[.U50]*[.$U$5])+[.$S$5]" office:value-type="float" office:value="1.43308183405113" calcext:value-type="float">
            <text:p>1.4330818341</text:p>
          </table:table-cell>
          <table:table-cell table:formula="of:=[.R51]/([.R51]+[.$Q$5])" office:value-type="float" office:value="0.588998616485093" calcext:value-type="float">
            <text:p>0.5889986165</text:p>
          </table:table-cell>
          <table:table-cell table:formula="of:=[.Q51]+[.S51]*((([.M51]*[.B51])+[.E51])-[.Q51])" office:value-type="float" office:value="1682.20766731569" calcext:value-type="float">
            <text:p>1682.2076673157</text:p>
          </table:table-cell>
          <table:table-cell table:formula="of:=(1-[.S51])*[.R51]" office:value-type="float" office:value="0.588998616485093" calcext:value-type="float">
            <text:p>0.5889986165</text:p>
          </table:table-cell>
          <table:table-cell table:formula="of:=[.E52]-[.T51]" office:value-type="float" office:value="18.6851706534162" calcext:value-type="float">
            <text:p>18.6851706534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table:formula="of:=[.C51]+[.B52]" office:value-type="float" office:value="4.3" calcext:value-type="float">
            <text:p>4.3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1]*0.8+[.N51]*0.2" office:value-type="float" office:value="1700.8928379691" calcext:value-type="float">
            <text:p>1700.892838</text:p>
          </table:table-cell>
          <table:table-cell table:style-name="ce5" table:formula="of:=[.D52]-[.E52]" office:value-type="float" office:value="-0.892837969102857" calcext:value-type="float">
            <text:p>-0.892838</text:p>
          </table:table-cell>
          <table:table-cell table:style-name="ce5" table:formula="of:=ABS([.F52])" office:value-type="float" office:value="0.892837969102857" calcext:value-type="float">
            <text:p>0.892838</text:p>
          </table:table-cell>
          <table:table-cell table:style-name="ce5" table:formula="of:=[.$B$1]*[.F52]" office:value-type="float" office:value="-3.57135187641143" calcext:value-type="float">
            <text:p>-3.571352</text:p>
          </table:table-cell>
          <table:table-cell table:style-name="ce5" table:formula="of:=[.I51]+([.F52]*[.B52])" office:value-type="float" office:value="20.2100636082095" calcext:value-type="float">
            <text:p>20.210064</text:p>
          </table:table-cell>
          <table:table-cell table:style-name="ce5" table:formula="of:=[.I52]*[.$B$2]" office:value-type="float" office:value="205.110460225075" calcext:value-type="float">
            <text:p>205.110460</text:p>
          </table:table-cell>
          <table:table-cell table:style-name="ce5" table:formula="of:=([.F52]-[.F51])/[.B52]" office:value-type="float" office:value="12.9600732149038" calcext:value-type="float">
            <text:p>12.960073</text:p>
          </table:table-cell>
          <table:table-cell table:style-name="ce5" table:formula="of:=[.K52]*[.$B$3]" office:value-type="float" office:value="0.129600732149038" calcext:value-type="float">
            <text:p>0.129601</text:p>
          </table:table-cell>
          <table:table-cell table:style-name="ce5" table:formula="of:=[.H52]+[.J52]+[.L52]+[.$B$4]" office:value-type="float" office:value="1701.66870908081" calcext:value-type="float">
            <text:p>1701.668709</text:p>
          </table:table-cell>
          <table:table-cell table:style-name="ce5" table:formula="of:=[.M52]" office:value-type="float" office:value="1701.66870908081" calcext:value-type="float">
            <text:p>1701.668709</text:p>
          </table:table-cell>
          <table:table-cell table:style-name="ce5" table:formula="of:=IF([.N52]&gt;[.$B$6];[.$B$6];IF([.N52]&lt;[.$B$5];[.$B$5];[.N52]))" office:value-type="float" office:value="1701.66870908081" calcext:value-type="float">
            <text:p>1701.668709</text:p>
          </table:table-cell>
          <table:table-cell table:formula="of:=([.N52]-[.N51])/[.B52]" office:value-type="float" office:value="59.5990039767048" calcext:value-type="float">
            <text:p>59.5990039767</text:p>
          </table:table-cell>
          <table:table-cell table:formula="of:=[.$U$5]*[.T51]" office:value-type="float" office:value="1442.4722081243" calcext:value-type="float">
            <text:p>1442.4722081243</text:p>
          </table:table-cell>
          <table:table-cell table:formula="of:=([.$U$5]*[.U51]*[.$U$5])+[.$S$5]" office:value-type="float" office:value="1.43308183405113" calcext:value-type="float">
            <text:p>1.4330818341</text:p>
          </table:table-cell>
          <table:table-cell table:formula="of:=[.R52]/([.R52]+[.$Q$5])" office:value-type="float" office:value="0.588998616485093" calcext:value-type="float">
            <text:p>0.5889986165</text:p>
          </table:table-cell>
          <table:table-cell table:formula="of:=[.Q52]+[.S52]*((([.M52]*[.B52])+[.E52])-[.Q52])" office:value-type="float" office:value="1694.90965311055" calcext:value-type="float">
            <text:p>1694.9096531106</text:p>
          </table:table-cell>
          <table:table-cell table:formula="of:=(1-[.S52])*[.R52]" office:value-type="float" office:value="0.588998616485093" calcext:value-type="float">
            <text:p>0.5889986165</text:p>
          </table:table-cell>
          <table:table-cell table:formula="of:=[.E53]-[.T52]" office:value-type="float" office:value="6.13835908089186" calcext:value-type="float">
            <text:p>6.1383590809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table:formula="of:=[.C52]+[.B53]" office:value-type="float" office:value="4.4" calcext:value-type="float">
            <text:p>4.4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2]*0.8+[.N52]*0.2" office:value-type="float" office:value="1701.04801219144" calcext:value-type="float">
            <text:p>1701.048012</text:p>
          </table:table-cell>
          <table:table-cell table:style-name="ce5" table:formula="of:=[.D53]-[.E53]" office:value-type="float" office:value="-1.04801219144497" calcext:value-type="float">
            <text:p>-1.048012</text:p>
          </table:table-cell>
          <table:table-cell table:style-name="ce5" table:formula="of:=ABS([.F53])" office:value-type="float" office:value="1.04801219144497" calcext:value-type="float">
            <text:p>1.048012</text:p>
          </table:table-cell>
          <table:table-cell table:style-name="ce5" table:formula="of:=[.$B$1]*[.F53]" office:value-type="float" office:value="-4.19204876577987" calcext:value-type="float">
            <text:p>-4.192049</text:p>
          </table:table-cell>
          <table:table-cell table:style-name="ce5" table:formula="of:=[.I52]+([.F53]*[.B53])" office:value-type="float" office:value="20.105262389065" calcext:value-type="float">
            <text:p>20.105262</text:p>
          </table:table-cell>
          <table:table-cell table:style-name="ce5" table:formula="of:=[.I53]*[.$B$2]" office:value-type="float" office:value="204.046840302466" calcext:value-type="float">
            <text:p>204.046840</text:p>
          </table:table-cell>
          <table:table-cell table:style-name="ce5" table:formula="of:=([.F53]-[.F52])/[.B53]" office:value-type="float" office:value="-1.55174222342112" calcext:value-type="float">
            <text:p>-1.551742</text:p>
          </table:table-cell>
          <table:table-cell table:style-name="ce5" table:formula="of:=[.K53]*[.$B$3]" office:value-type="float" office:value="-0.0155174222342112" calcext:value-type="float">
            <text:p>-0.015517</text:p>
          </table:table-cell>
          <table:table-cell table:style-name="ce5" table:formula="of:=[.H53]+[.J53]+[.L53]+[.$B$4]" office:value-type="float" office:value="1699.83927411445" calcext:value-type="float">
            <text:p>1699.839274</text:p>
          </table:table-cell>
          <table:table-cell table:style-name="ce5" table:formula="of:=[.M53]" office:value-type="float" office:value="1699.83927411445" calcext:value-type="float">
            <text:p>1699.839274</text:p>
          </table:table-cell>
          <table:table-cell table:style-name="ce5" table:formula="of:=IF([.N53]&gt;[.$B$6];[.$B$6];IF([.N53]&lt;[.$B$5];[.$B$5];[.N53]))" office:value-type="float" office:value="1699.83927411445" calcext:value-type="float">
            <text:p>1699.839274</text:p>
          </table:table-cell>
          <table:table-cell table:formula="of:=([.N53]-[.N52])/[.B53]" office:value-type="float" office:value="-18.2943496636017" calcext:value-type="float">
            <text:p>-18.2943496636</text:p>
          </table:table-cell>
          <table:table-cell table:formula="of:=[.$U$5]*[.T52]" office:value-type="float" office:value="1453.36400338423" calcext:value-type="float">
            <text:p>1453.3640033842</text:p>
          </table:table-cell>
          <table:table-cell table:formula="of:=([.$U$5]*[.U52]*[.$U$5])+[.$S$5]" office:value-type="float" office:value="1.43308183405113" calcext:value-type="float">
            <text:p>1.4330818341</text:p>
          </table:table-cell>
          <table:table-cell table:formula="of:=[.R53]/([.R53]+[.$Q$5])" office:value-type="float" office:value="0.588998616485093" calcext:value-type="float">
            <text:p>0.5889986165</text:p>
          </table:table-cell>
          <table:table-cell table:formula="of:=[.Q53]+[.S53]*((([.M53]*[.B53])+[.E53])-[.Q53])" office:value-type="float" office:value="1699.3698399672" calcext:value-type="float">
            <text:p>1699.3698399672</text:p>
          </table:table-cell>
          <table:table-cell table:formula="of:=(1-[.S53])*[.R53]" office:value-type="float" office:value="0.588998616485093" calcext:value-type="float">
            <text:p>0.5889986165</text:p>
          </table:table-cell>
          <table:table-cell table:formula="of:=[.E54]-[.T53]" office:value-type="float" office:value="1.43642460884166" calcext:value-type="float">
            <text:p>1.4364246088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table:formula="of:=[.C53]+[.B54]" office:value-type="float" office:value="4.5" calcext:value-type="float">
            <text:p>4.5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3]*0.8+[.N53]*0.2" office:value-type="float" office:value="1700.80626457605" calcext:value-type="float">
            <text:p>1700.806265</text:p>
          </table:table-cell>
          <table:table-cell table:style-name="ce5" table:formula="of:=[.D54]-[.E54]" office:value-type="float" office:value="-0.806264576046488" calcext:value-type="float">
            <text:p>-0.806265</text:p>
          </table:table-cell>
          <table:table-cell table:style-name="ce5" table:formula="of:=ABS([.F54])" office:value-type="float" office:value="0.806264576046488" calcext:value-type="float">
            <text:p>0.806265</text:p>
          </table:table-cell>
          <table:table-cell table:style-name="ce5" table:formula="of:=[.$B$1]*[.F54]" office:value-type="float" office:value="-3.22505830418595" calcext:value-type="float">
            <text:p>-3.225058</text:p>
          </table:table-cell>
          <table:table-cell table:style-name="ce5" table:formula="of:=[.I53]+([.F54]*[.B54])" office:value-type="float" office:value="20.0246359314603" calcext:value-type="float">
            <text:p>20.024636</text:p>
          </table:table-cell>
          <table:table-cell table:style-name="ce5" table:formula="of:=[.I54]*[.$B$2]" office:value-type="float" office:value="203.228568269968" calcext:value-type="float">
            <text:p>203.228568</text:p>
          </table:table-cell>
          <table:table-cell table:style-name="ce5" table:formula="of:=([.F54]-[.F53])/[.B54]" office:value-type="float" office:value="2.41747615398481" calcext:value-type="float">
            <text:p>2.417476</text:p>
          </table:table-cell>
          <table:table-cell table:style-name="ce5" table:formula="of:=[.K54]*[.$B$3]" office:value-type="float" office:value="0.0241747615398481" calcext:value-type="float">
            <text:p>0.024175</text:p>
          </table:table-cell>
          <table:table-cell table:style-name="ce5" table:formula="of:=[.H54]+[.J54]+[.L54]+[.$B$4]" office:value-type="float" office:value="1700.02768472732" calcext:value-type="float">
            <text:p>1700.027685</text:p>
          </table:table-cell>
          <table:table-cell table:style-name="ce5" table:formula="of:=[.M54]" office:value-type="float" office:value="1700.02768472732" calcext:value-type="float">
            <text:p>1700.027685</text:p>
          </table:table-cell>
          <table:table-cell table:style-name="ce5" table:formula="of:=IF([.N54]&gt;[.$B$6];[.$B$6];IF([.N54]&lt;[.$B$5];[.$B$5];[.N54]))" office:value-type="float" office:value="1700.02768472732" calcext:value-type="float">
            <text:p>1700.027685</text:p>
          </table:table-cell>
          <table:table-cell table:formula="of:=([.N54]-[.N53])/[.B54]" office:value-type="float" office:value="1.88410612869802" calcext:value-type="float">
            <text:p>1.8841061287</text:p>
          </table:table-cell>
          <table:table-cell table:formula="of:=[.$U$5]*[.T53]" office:value-type="float" office:value="1457.18855828834" calcext:value-type="float">
            <text:p>1457.1885582883</text:p>
          </table:table-cell>
          <table:table-cell table:formula="of:=([.$U$5]*[.U53]*[.$U$5])+[.$S$5]" office:value-type="float" office:value="1.43308183405113" calcext:value-type="float">
            <text:p>1.4330818341</text:p>
          </table:table-cell>
          <table:table-cell table:formula="of:=[.R54]/([.R54]+[.$Q$5])" office:value-type="float" office:value="0.588998616485093" calcext:value-type="float">
            <text:p>0.5889986165</text:p>
          </table:table-cell>
          <table:table-cell table:formula="of:=[.Q54]+[.S54]*((([.M54]*[.B54])+[.E54])-[.Q54])" office:value-type="float" office:value="1700.81044567215" calcext:value-type="float">
            <text:p>1700.8104456722</text:p>
          </table:table-cell>
          <table:table-cell table:formula="of:=(1-[.S54])*[.R54]" office:value-type="float" office:value="0.588998616485093" calcext:value-type="float">
            <text:p>0.5889986165</text:p>
          </table:table-cell>
          <table:table-cell table:formula="of:=[.E55]-[.T54]" office:value-type="float" office:value="-0.159897065843325" calcext:value-type="float">
            <text:p>-0.1598970658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table:formula="of:=[.C54]+[.B55]" office:value-type="float" office:value="4.6" calcext:value-type="float">
            <text:p>4.6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4]*0.8+[.N54]*0.2" office:value-type="float" office:value="1700.6505486063" calcext:value-type="float">
            <text:p>1700.650549</text:p>
          </table:table-cell>
          <table:table-cell table:style-name="ce5" table:formula="of:=[.D55]-[.E55]" office:value-type="float" office:value="-0.650548606301754" calcext:value-type="float">
            <text:p>-0.650549</text:p>
          </table:table-cell>
          <table:table-cell table:style-name="ce5" table:formula="of:=ABS([.F55])" office:value-type="float" office:value="0.650548606301754" calcext:value-type="float">
            <text:p>0.650549</text:p>
          </table:table-cell>
          <table:table-cell table:style-name="ce5" table:formula="of:=[.$B$1]*[.F55]" office:value-type="float" office:value="-2.60219442520702" calcext:value-type="float">
            <text:p>-2.602194</text:p>
          </table:table-cell>
          <table:table-cell table:style-name="ce5" table:formula="of:=[.I54]+([.F55]*[.B55])" office:value-type="float" office:value="19.9595810708302" calcext:value-type="float">
            <text:p>19.959581</text:p>
          </table:table-cell>
          <table:table-cell table:style-name="ce5" table:formula="of:=[.I55]*[.$B$2]" office:value-type="float" office:value="202.568331238437" calcext:value-type="float">
            <text:p>202.568331</text:p>
          </table:table-cell>
          <table:table-cell table:style-name="ce5" table:formula="of:=([.F55]-[.F54])/[.B55]" office:value-type="float" office:value="1.55715969744733" calcext:value-type="float">
            <text:p>1.557160</text:p>
          </table:table-cell>
          <table:table-cell table:style-name="ce5" table:formula="of:=[.K55]*[.$B$3]" office:value-type="float" office:value="0.0155715969744733" calcext:value-type="float">
            <text:p>0.015572</text:p>
          </table:table-cell>
          <table:table-cell table:style-name="ce5" table:formula="of:=[.H55]+[.J55]+[.L55]+[.$B$4]" office:value-type="float" office:value="1699.9817084102" calcext:value-type="float">
            <text:p>1699.981708</text:p>
          </table:table-cell>
          <table:table-cell table:style-name="ce5" table:formula="of:=[.M55]" office:value-type="float" office:value="1699.9817084102" calcext:value-type="float">
            <text:p>1699.981708</text:p>
          </table:table-cell>
          <table:table-cell table:style-name="ce5" table:formula="of:=IF([.N55]&gt;[.$B$6];[.$B$6];IF([.N55]&lt;[.$B$5];[.$B$5];[.N55]))" office:value-type="float" office:value="1699.9817084102" calcext:value-type="float">
            <text:p>1699.981708</text:p>
          </table:table-cell>
          <table:table-cell table:formula="of:=([.N55]-[.N54])/[.B55]" office:value-type="float" office:value="-0.459763171172654" calcext:value-type="float">
            <text:p>-0.4597631712</text:p>
          </table:table-cell>
          <table:table-cell table:formula="of:=[.$U$5]*[.T54]" office:value-type="float" office:value="1458.42385981063" calcext:value-type="float">
            <text:p>1458.4238598106</text:p>
          </table:table-cell>
          <table:table-cell table:formula="of:=([.$U$5]*[.U54]*[.$U$5])+[.$S$5]" office:value-type="float" office:value="1.43308183405113" calcext:value-type="float">
            <text:p>1.4330818341</text:p>
          </table:table-cell>
          <table:table-cell table:formula="of:=[.R55]/([.R55]+[.$Q$5])" office:value-type="float" office:value="0.588998616485093" calcext:value-type="float">
            <text:p>0.5889986165</text:p>
          </table:table-cell>
          <table:table-cell table:formula="of:=[.Q55]+[.S55]*((([.M55]*[.B55])+[.E55])-[.Q55])" office:value-type="float" office:value="1701.2237318174" calcext:value-type="float">
            <text:p>1701.2237318174</text:p>
          </table:table-cell>
          <table:table-cell table:formula="of:=(1-[.S55])*[.R55]" office:value-type="float" office:value="0.588998616485093" calcext:value-type="float">
            <text:p>0.5889986165</text:p>
          </table:table-cell>
          <table:table-cell table:formula="of:=[.E56]-[.T55]" office:value-type="float" office:value="-0.706951250319889" calcext:value-type="float">
            <text:p>-0.7069512503</text:p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.1</text:p>
          </table:table-cell>
          <table:table-cell table:formula="of:=[.C55]+[.B56]" office:value-type="float" office:value="4.7" calcext:value-type="float">
            <text:p>4.7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5]*0.8+[.N55]*0.2" office:value-type="float" office:value="1700.51678056708" calcext:value-type="float">
            <text:p>1700.516781</text:p>
          </table:table-cell>
          <table:table-cell table:style-name="ce5" table:formula="of:=[.D56]-[.E56]" office:value-type="float" office:value="-0.516780567082606" calcext:value-type="float">
            <text:p>-0.516781</text:p>
          </table:table-cell>
          <table:table-cell table:style-name="ce5" table:formula="of:=ABS([.F56])" office:value-type="float" office:value="0.516780567082606" calcext:value-type="float">
            <text:p>0.516781</text:p>
          </table:table-cell>
          <table:table-cell table:style-name="ce5" table:formula="of:=[.$B$1]*[.F56]" office:value-type="float" office:value="-2.06712226833042" calcext:value-type="float">
            <text:p>-2.067122</text:p>
          </table:table-cell>
          <table:table-cell table:style-name="ce5" table:formula="of:=[.I55]+([.F56]*[.B56])" office:value-type="float" office:value="19.9079030141219" calcext:value-type="float">
            <text:p>19.907903</text:p>
          </table:table-cell>
          <table:table-cell table:style-name="ce5" table:formula="of:=[.I56]*[.$B$2]" office:value-type="float" office:value="202.043854413403" calcext:value-type="float">
            <text:p>202.043854</text:p>
          </table:table-cell>
          <table:table-cell table:style-name="ce5" table:formula="of:=([.F56]-[.F55])/[.B56]" office:value-type="float" office:value="1.33768039219149" calcext:value-type="float">
            <text:p>1.337680</text:p>
          </table:table-cell>
          <table:table-cell table:style-name="ce5" table:formula="of:=[.K56]*[.$B$3]" office:value-type="float" office:value="0.0133768039219149" calcext:value-type="float">
            <text:p>0.013377</text:p>
          </table:table-cell>
          <table:table-cell table:style-name="ce5" table:formula="of:=[.H56]+[.J56]+[.L56]+[.$B$4]" office:value-type="float" office:value="1699.99010894899" calcext:value-type="float">
            <text:p>1699.990109</text:p>
          </table:table-cell>
          <table:table-cell table:style-name="ce5" table:formula="of:=[.M56]" office:value-type="float" office:value="1699.99010894899" calcext:value-type="float">
            <text:p>1699.990109</text:p>
          </table:table-cell>
          <table:table-cell table:style-name="ce5" table:formula="of:=IF([.N56]&gt;[.$B$6];[.$B$6];IF([.N56]&lt;[.$B$5];[.$B$5];[.N56]))" office:value-type="float" office:value="1699.99010894899" calcext:value-type="float">
            <text:p>1699.990109</text:p>
          </table:table-cell>
          <table:table-cell table:formula="of:=([.N56]-[.N55])/[.B56]" office:value-type="float" office:value="0.0840053879005609" calcext:value-type="float">
            <text:p>0.0840053879</text:p>
          </table:table-cell>
          <table:table-cell table:formula="of:=[.$U$5]*[.T55]" office:value-type="float" office:value="1458.77824755366" calcext:value-type="float">
            <text:p>1458.7782475537</text:p>
          </table:table-cell>
          <table:table-cell table:formula="of:=([.$U$5]*[.U55]*[.$U$5])+[.$S$5]" office:value-type="float" office:value="1.43308183405113" calcext:value-type="float">
            <text:p>1.4330818341</text:p>
          </table:table-cell>
          <table:table-cell table:formula="of:=[.R56]/([.R56]+[.$Q$5])" office:value-type="float" office:value="0.588998616485093" calcext:value-type="float">
            <text:p>0.5889986165</text:p>
          </table:table-cell>
          <table:table-cell table:formula="of:=[.Q56]+[.S56]*((([.M56]*[.B56])+[.E56])-[.Q56])" office:value-type="float" office:value="1701.29109127063" calcext:value-type="float">
            <text:p>1701.2910912706</text:p>
          </table:table-cell>
          <table:table-cell table:formula="of:=(1-[.S56])*[.R56]" office:value-type="float" office:value="0.588998616485093" calcext:value-type="float">
            <text:p>0.5889986165</text:p>
          </table:table-cell>
          <table:table-cell table:formula="of:=[.E57]-[.T56]" office:value-type="float" office:value="-0.879645027168181" calcext:value-type="float">
            <text:p>-0.8796450272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table:formula="of:=[.C56]+[.B57]" office:value-type="float" office:value="4.8" calcext:value-type="float">
            <text:p>4.8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6]*0.8+[.N56]*0.2" office:value-type="float" office:value="1700.41144624347" calcext:value-type="float">
            <text:p>1700.411446</text:p>
          </table:table-cell>
          <table:table-cell table:style-name="ce5" table:formula="of:=[.D57]-[.E57]" office:value-type="float" office:value="-0.411446243465207" calcext:value-type="float">
            <text:p>-0.411446</text:p>
          </table:table-cell>
          <table:table-cell table:style-name="ce5" table:formula="of:=ABS([.F57])" office:value-type="float" office:value="0.411446243465207" calcext:value-type="float">
            <text:p>0.411446</text:p>
          </table:table-cell>
          <table:table-cell table:style-name="ce5" table:formula="of:=[.$B$1]*[.F57]" office:value-type="float" office:value="-1.64578497386083" calcext:value-type="float">
            <text:p>-1.645785</text:p>
          </table:table-cell>
          <table:table-cell table:style-name="ce5" table:formula="of:=[.I56]+([.F57]*[.B57])" office:value-type="float" office:value="19.8667583897754" calcext:value-type="float">
            <text:p>19.866758</text:p>
          </table:table-cell>
          <table:table-cell table:style-name="ce5" table:formula="of:=[.I57]*[.$B$2]" office:value-type="float" office:value="201.626280624468" calcext:value-type="float">
            <text:p>201.626281</text:p>
          </table:table-cell>
          <table:table-cell table:style-name="ce5" table:formula="of:=([.F57]-[.F56])/[.B57]" office:value-type="float" office:value="1.05334323617399" calcext:value-type="float">
            <text:p>1.053343</text:p>
          </table:table-cell>
          <table:table-cell table:style-name="ce5" table:formula="of:=[.K57]*[.$B$3]" office:value-type="float" office:value="0.0105334323617399" calcext:value-type="float">
            <text:p>0.010533</text:p>
          </table:table-cell>
          <table:table-cell table:style-name="ce5" table:formula="of:=[.H57]+[.J57]+[.L57]+[.$B$4]" office:value-type="float" office:value="1699.99102908297" calcext:value-type="float">
            <text:p>1699.991029</text:p>
          </table:table-cell>
          <table:table-cell table:style-name="ce5" table:formula="of:=[.M57]" office:value-type="float" office:value="1699.99102908297" calcext:value-type="float">
            <text:p>1699.991029</text:p>
          </table:table-cell>
          <table:table-cell table:style-name="ce5" table:formula="of:=IF([.N57]&gt;[.$B$6];[.$B$6];IF([.N57]&lt;[.$B$5];[.$B$5];[.N57]))" office:value-type="float" office:value="1699.99102908297" calcext:value-type="float">
            <text:p>1699.991029</text:p>
          </table:table-cell>
          <table:table-cell table:formula="of:=([.N57]-[.N56])/[.B57]" office:value-type="float" office:value="0.00920133974204873" calcext:value-type="float">
            <text:p>0.0092013397</text:p>
          </table:table-cell>
          <table:table-cell table:formula="of:=[.$U$5]*[.T56]" office:value-type="float" office:value="1458.83600744926" calcext:value-type="float">
            <text:p>1458.8360074493</text:p>
          </table:table-cell>
          <table:table-cell table:formula="of:=([.$U$5]*[.U56]*[.$U$5])+[.$S$5]" office:value-type="float" office:value="1.43308183405113" calcext:value-type="float">
            <text:p>1.4330818341</text:p>
          </table:table-cell>
          <table:table-cell table:formula="of:=[.R57]/([.R57]+[.$Q$5])" office:value-type="float" office:value="0.588998616485093" calcext:value-type="float">
            <text:p>0.5889986165</text:p>
          </table:table-cell>
          <table:table-cell table:formula="of:=[.Q57]+[.S57]*((([.M57]*[.B57])+[.E57])-[.Q57])" office:value-type="float" office:value="1701.25284309252" calcext:value-type="float">
            <text:p>1701.2528430925</text:p>
          </table:table-cell>
          <table:table-cell table:formula="of:=(1-[.S57])*[.R57]" office:value-type="float" office:value="0.588998616485093" calcext:value-type="float">
            <text:p>0.5889986165</text:p>
          </table:table-cell>
          <table:table-cell table:formula="of:=[.E58]-[.T57]" office:value-type="float" office:value="-0.925480281154705" calcext:value-type="float">
            <text:p>-0.9254802812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formula="of:=[.C57]+[.B58]" office:value-type="float" office:value="4.9" calcext:value-type="float">
            <text:p>4.9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7]*0.8+[.N57]*0.2" office:value-type="float" office:value="1700.32736281137" calcext:value-type="float">
            <text:p>1700.327363</text:p>
          </table:table-cell>
          <table:table-cell table:style-name="ce5" table:formula="of:=[.D58]-[.E58]" office:value-type="float" office:value="-0.327362811366129" calcext:value-type="float">
            <text:p>-0.327363</text:p>
          </table:table-cell>
          <table:table-cell table:style-name="ce5" table:formula="of:=ABS([.F58])" office:value-type="float" office:value="0.327362811366129" calcext:value-type="float">
            <text:p>0.327363</text:p>
          </table:table-cell>
          <table:table-cell table:style-name="ce5" table:formula="of:=[.$B$1]*[.F58]" office:value-type="float" office:value="-1.30945124546452" calcext:value-type="float">
            <text:p>-1.309451</text:p>
          </table:table-cell>
          <table:table-cell table:style-name="ce5" table:formula="of:=[.I57]+([.F58]*[.B58])" office:value-type="float" office:value="19.8340221086388" calcext:value-type="float">
            <text:p>19.834022</text:p>
          </table:table-cell>
          <table:table-cell table:style-name="ce5" table:formula="of:=[.I58]*[.$B$2]" office:value-type="float" office:value="201.294042496961" calcext:value-type="float">
            <text:p>201.294042</text:p>
          </table:table-cell>
          <table:table-cell table:style-name="ce5" table:formula="of:=([.F58]-[.F57])/[.B58]" office:value-type="float" office:value="0.84083432099078" calcext:value-type="float">
            <text:p>0.840834</text:p>
          </table:table-cell>
          <table:table-cell table:style-name="ce5" table:formula="of:=[.K58]*[.$B$3]" office:value-type="float" office:value="0.0084083432099078" calcext:value-type="float">
            <text:p>0.008408</text:p>
          </table:table-cell>
          <table:table-cell table:style-name="ce5" table:formula="of:=[.H58]+[.J58]+[.L58]+[.$B$4]" office:value-type="float" office:value="1699.99299959471" calcext:value-type="float">
            <text:p>1699.993000</text:p>
          </table:table-cell>
          <table:table-cell table:style-name="ce5" table:formula="of:=[.M58]" office:value-type="float" office:value="1699.99299959471" calcext:value-type="float">
            <text:p>1699.993000</text:p>
          </table:table-cell>
          <table:table-cell table:style-name="ce5" table:formula="of:=IF([.N58]&gt;[.$B$6];[.$B$6];IF([.N58]&lt;[.$B$5];[.$B$5];[.N58]))" office:value-type="float" office:value="1699.99299959471" calcext:value-type="float">
            <text:p>1699.993000</text:p>
          </table:table-cell>
          <table:table-cell table:formula="of:=([.N58]-[.N57])/[.B58]" office:value-type="float" office:value="0.0197051173745422" calcext:value-type="float">
            <text:p>0.0197051174</text:p>
          </table:table-cell>
          <table:table-cell table:formula="of:=[.$U$5]*[.T57]" office:value-type="float" office:value="1458.80321011097" calcext:value-type="float">
            <text:p>1458.803210111</text:p>
          </table:table-cell>
          <table:table-cell table:formula="of:=([.$U$5]*[.U57]*[.$U$5])+[.$S$5]" office:value-type="float" office:value="1.43308183405113" calcext:value-type="float">
            <text:p>1.4330818341</text:p>
          </table:table-cell>
          <table:table-cell table:formula="of:=[.R58]/([.R58]+[.$Q$5])" office:value-type="float" office:value="0.588998616485093" calcext:value-type="float">
            <text:p>0.5889986165</text:p>
          </table:table-cell>
          <table:table-cell table:formula="of:=[.Q58]+[.S58]*((([.M58]*[.B58])+[.E58])-[.Q58])" office:value-type="float" office:value="1701.1899543788" calcext:value-type="float">
            <text:p>1701.1899543788</text:p>
          </table:table-cell>
          <table:table-cell table:formula="of:=(1-[.S58])*[.R58]" office:value-type="float" office:value="0.588998616485093" calcext:value-type="float">
            <text:p>0.5889986165</text:p>
          </table:table-cell>
          <table:table-cell table:formula="of:=[.E59]-[.T58]" office:value-type="float" office:value="-0.92946421076681" calcext:value-type="float">
            <text:p>-0.9294642108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[.C58]+[.B59]"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8]*0.8+[.N58]*0.2" office:value-type="float" office:value="1700.26049016803" calcext:value-type="float">
            <text:p>1700.260490</text:p>
          </table:table-cell>
          <table:table-cell table:style-name="ce5" table:formula="of:=[.D59]-[.E59]" office:value-type="float" office:value="-0.260490168034266" calcext:value-type="float">
            <text:p>-0.260490</text:p>
          </table:table-cell>
          <table:table-cell table:style-name="ce5" table:formula="of:=ABS([.F59])" office:value-type="float" office:value="0.260490168034266" calcext:value-type="float">
            <text:p>0.260490</text:p>
          </table:table-cell>
          <table:table-cell table:style-name="ce5" table:formula="of:=[.$B$1]*[.F59]" office:value-type="float" office:value="-1.04196067213707" calcext:value-type="float">
            <text:p>-1.041961</text:p>
          </table:table-cell>
          <table:table-cell table:style-name="ce5" table:formula="of:=[.I58]+([.F59]*[.B59])" office:value-type="float" office:value="19.8079730918353" calcext:value-type="float">
            <text:p>19.807973</text:p>
          </table:table-cell>
          <table:table-cell table:style-name="ce5" table:formula="of:=[.I59]*[.$B$2]" office:value-type="float" office:value="201.029672927001" calcext:value-type="float">
            <text:p>201.029673</text:p>
          </table:table-cell>
          <table:table-cell table:style-name="ce5" table:formula="of:=([.F59]-[.F58])/[.B59]" office:value-type="float" office:value="0.668726433318625" calcext:value-type="float">
            <text:p>0.668726</text:p>
          </table:table-cell>
          <table:table-cell table:style-name="ce5" table:formula="of:=[.K59]*[.$B$3]" office:value-type="float" office:value="0.00668726433318625" calcext:value-type="float">
            <text:p>0.006687</text:p>
          </table:table-cell>
          <table:table-cell table:style-name="ce5" table:formula="of:=[.H59]+[.J59]+[.L59]+[.$B$4]" office:value-type="float" office:value="1699.9943995192" calcext:value-type="float">
            <text:p>1699.994400</text:p>
          </table:table-cell>
          <table:table-cell table:style-name="ce5" table:formula="of:=[.M59]" office:value-type="float" office:value="1699.9943995192" calcext:value-type="float">
            <text:p>1699.994400</text:p>
          </table:table-cell>
          <table:table-cell table:style-name="ce5" table:formula="of:=IF([.N59]&gt;[.$B$6];[.$B$6];IF([.N59]&lt;[.$B$5];[.$B$5];[.N59]))" office:value-type="float" office:value="1699.9943995192" calcext:value-type="float">
            <text:p>1699.994400</text:p>
          </table:table-cell>
          <table:table-cell table:formula="of:=([.N59]-[.N58])/[.B59]" office:value-type="float" office:value="0.0139992449089732" calcext:value-type="float">
            <text:p>0.0139992449</text:p>
          </table:table-cell>
          <table:table-cell table:formula="of:=[.$U$5]*[.T58]" office:value-type="float" office:value="1458.74928381905" calcext:value-type="float">
            <text:p>1458.7492838191</text:p>
          </table:table-cell>
          <table:table-cell table:formula="of:=([.$U$5]*[.U58]*[.$U$5])+[.$S$5]" office:value-type="float" office:value="1.43308183405113" calcext:value-type="float">
            <text:p>1.4330818341</text:p>
          </table:table-cell>
          <table:table-cell table:formula="of:=[.R59]/([.R59]+[.$Q$5])" office:value-type="float" office:value="0.588998616485093" calcext:value-type="float">
            <text:p>0.5889986165</text:p>
          </table:table-cell>
          <table:table-cell table:formula="of:=[.Q59]+[.S59]*((([.M59]*[.B59])+[.E59])-[.Q59])" office:value-type="float" office:value="1701.12848515917" calcext:value-type="float">
            <text:p>1701.1284851592</text:p>
          </table:table-cell>
          <table:table-cell table:formula="of:=(1-[.S59])*[.R59]" office:value-type="float" office:value="0.588998616485093" calcext:value-type="float">
            <text:p>0.5889986165</text:p>
          </table:table-cell>
          <table:table-cell table:formula="of:=[.E60]-[.T59]" office:value-type="float" office:value="-0.92121312090103" calcext:value-type="float">
            <text:p>-0.9212131209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.1</text:p>
          </table:table-cell>
          <table:table-cell table:formula="of:=[.C59]+[.B60]" office:value-type="float" office:value="5.1" calcext:value-type="float">
            <text:p>5.1</text:p>
          </table:table-cell>
          <table:table-cell office:value-type="float" office:value="1700" calcext:value-type="float">
            <text:p>1700</text:p>
          </table:table-cell>
          <table:table-cell table:style-name="ce5" table:formula="of:=[.E59]*0.8+[.N59]*0.2" office:value-type="float" office:value="1700.20727203827" calcext:value-type="float">
            <text:p>1700.207272</text:p>
          </table:table-cell>
          <table:table-cell table:style-name="ce5" table:formula="of:=[.D60]-[.E60]" office:value-type="float" office:value="-0.207272038266865" calcext:value-type="float">
            <text:p>-0.207272</text:p>
          </table:table-cell>
          <table:table-cell table:style-name="ce5" table:formula="of:=ABS([.F60])" office:value-type="float" office:value="0.207272038266865" calcext:value-type="float">
            <text:p>0.207272</text:p>
          </table:table-cell>
          <table:table-cell table:style-name="ce5" table:formula="of:=[.$B$1]*[.F60]" office:value-type="float" office:value="-0.82908815306746" calcext:value-type="float">
            <text:p>-0.829088</text:p>
          </table:table-cell>
          <table:table-cell table:style-name="ce5" table:formula="of:=[.I59]+([.F60]*[.B60])" office:value-type="float" office:value="19.7872458880087" calcext:value-type="float">
            <text:p>19.787246</text:p>
          </table:table-cell>
          <table:table-cell table:style-name="ce5" table:formula="of:=[.I60]*[.$B$2]" office:value-type="float" office:value="200.81931404845" calcext:value-type="float">
            <text:p>200.819314</text:p>
          </table:table-cell>
          <table:table-cell table:style-name="ce5" table:formula="of:=([.F60]-[.F59])/[.B60]" office:value-type="float" office:value="0.532181297674015" calcext:value-type="float">
            <text:p>0.532181</text:p>
          </table:table-cell>
          <table:table-cell table:style-name="ce5" table:formula="of:=[.K60]*[.$B$3]" office:value-type="float" office:value="0.00532181297674015" calcext:value-type="float">
            <text:p>0.005322</text:p>
          </table:table-cell>
          <table:table-cell table:style-name="ce5" table:formula="of:=[.H60]+[.J60]+[.L60]+[.$B$4]" office:value-type="float" office:value="1699.99554770836" calcext:value-type="float">
            <text:p>1699.995548</text:p>
          </table:table-cell>
          <table:table-cell table:style-name="ce5" table:formula="of:=[.M60]" office:value-type="float" office:value="1699.99554770836" calcext:value-type="float">
            <text:p>1699.995548</text:p>
          </table:table-cell>
          <table:table-cell table:style-name="ce5" table:formula="of:=IF([.N60]&gt;[.$B$6];[.$B$6];IF([.N60]&lt;[.$B$5];[.$B$5];[.N60]))" office:value-type="float" office:value="1699.99554770836" calcext:value-type="float">
            <text:p>1699.995548</text:p>
          </table:table-cell>
          <table:table-cell table:formula="of:=([.N60]-[.N59])/[.B60]" office:value-type="float" office:value="0.0114818916199511" calcext:value-type="float">
            <text:p>0.0114818916</text:p>
          </table:table-cell>
          <table:table-cell table:formula="of:=[.$U$5]*[.T59]" office:value-type="float" office:value="1458.69657472569" calcext:value-type="float">
            <text:p>1458.6965747257</text:p>
          </table:table-cell>
          <table:table-cell table:formula="of:=([.$U$5]*[.U59]*[.$U$5])+[.$S$5]" office:value-type="float" office:value="1.43308183405113" calcext:value-type="float">
            <text:p>1.4330818341</text:p>
          </table:table-cell>
          <table:table-cell table:formula="of:=[.R60]/([.R60]+[.$Q$5])" office:value-type="float" office:value="0.588998616485093" calcext:value-type="float">
            <text:p>0.5889986165</text:p>
          </table:table-cell>
          <table:table-cell table:formula="of:=[.Q60]+[.S60]*((([.M60]*[.B60])+[.E60])-[.Q60])" office:value-type="float" office:value="1701.07554387225" calcext:value-type="float">
            <text:p>1701.0755438723</text:p>
          </table:table-cell>
          <table:table-cell table:formula="of:=(1-[.S60])*[.R60]" office:value-type="float" office:value="0.588998616485093" calcext:value-type="float">
            <text:p>0.5889986165</text:p>
          </table:table-cell>
          <table:table-cell table:formula="of:=[.E61]-[.T60]" office:value-type="float" office:value="-0.910616699968159" calcext:value-type="float">
            <text:p>-0.9106167</text:p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.1</text:p>
          </table:table-cell>
          <table:table-cell table:formula="of:=[.C60]+[.B61]" office:value-type="float" office:value="5.2" calcext:value-type="float">
            <text:p>5.2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0]*0.8+[.N60]*0.2" office:value-type="float" office:value="1700.16492717229" calcext:value-type="float">
            <text:p>1700.164927</text:p>
          </table:table-cell>
          <table:table-cell table:style-name="ce5" table:formula="of:=[.D61]-[.E61]" office:value-type="float" office:value="-0.164927172285616" calcext:value-type="float">
            <text:p>-0.164927</text:p>
          </table:table-cell>
          <table:table-cell table:style-name="ce5" table:formula="of:=ABS([.F61])" office:value-type="float" office:value="0.164927172285616" calcext:value-type="float">
            <text:p>0.164927</text:p>
          </table:table-cell>
          <table:table-cell table:style-name="ce5" table:formula="of:=[.$B$1]*[.F61]" office:value-type="float" office:value="-0.659708689142462" calcext:value-type="float">
            <text:p>-0.659709</text:p>
          </table:table-cell>
          <table:table-cell table:style-name="ce5" table:formula="of:=[.I60]+([.F61]*[.B61])" office:value-type="float" office:value="19.7707531707801" calcext:value-type="float">
            <text:p>19.770753</text:p>
          </table:table-cell>
          <table:table-cell table:style-name="ce5" table:formula="of:=[.I61]*[.$B$2]" office:value-type="float" office:value="200.651930665266" calcext:value-type="float">
            <text:p>200.651931</text:p>
          </table:table-cell>
          <table:table-cell table:style-name="ce5" table:formula="of:=([.F61]-[.F60])/[.B61]" office:value-type="float" office:value="0.423448659812493" calcext:value-type="float">
            <text:p>0.423449</text:p>
          </table:table-cell>
          <table:table-cell table:style-name="ce5" table:formula="of:=[.K61]*[.$B$3]" office:value-type="float" office:value="0.00423448659812493" calcext:value-type="float">
            <text:p>0.004234</text:p>
          </table:table-cell>
          <table:table-cell table:style-name="ce5" table:formula="of:=[.H61]+[.J61]+[.L61]+[.$B$4]" office:value-type="float" office:value="1699.99645646272" calcext:value-type="float">
            <text:p>1699.996456</text:p>
          </table:table-cell>
          <table:table-cell table:style-name="ce5" table:formula="of:=[.M61]" office:value-type="float" office:value="1699.99645646272" calcext:value-type="float">
            <text:p>1699.996456</text:p>
          </table:table-cell>
          <table:table-cell table:style-name="ce5" table:formula="of:=IF([.N61]&gt;[.$B$6];[.$B$6];IF([.N61]&lt;[.$B$5];[.$B$5];[.N61]))" office:value-type="float" office:value="1699.99645646272" calcext:value-type="float">
            <text:p>1699.996456</text:p>
          </table:table-cell>
          <table:table-cell table:formula="of:=([.N61]-[.N60])/[.B61]" office:value-type="float" office:value="0.00908754362171749" calcext:value-type="float">
            <text:p>0.0090875436</text:p>
          </table:table-cell>
          <table:table-cell table:formula="of:=[.$U$5]*[.T60]" office:value-type="float" office:value="1458.65117822887" calcext:value-type="float">
            <text:p>1458.6511782289</text:p>
          </table:table-cell>
          <table:table-cell table:formula="of:=([.$U$5]*[.U60]*[.$U$5])+[.$S$5]" office:value-type="float" office:value="1.43308183405113" calcext:value-type="float">
            <text:p>1.4330818341</text:p>
          </table:table-cell>
          <table:table-cell table:formula="of:=[.R61]/([.R61]+[.$Q$5])" office:value-type="float" office:value="0.588998616485093" calcext:value-type="float">
            <text:p>0.5889986165</text:p>
          </table:table-cell>
          <table:table-cell table:formula="of:=[.Q61]+[.S61]*((([.M61]*[.B61])+[.E61])-[.Q61])" office:value-type="float" office:value="1701.03199830728" calcext:value-type="float">
            <text:p>1701.0319983073</text:p>
          </table:table-cell>
          <table:table-cell table:formula="of:=(1-[.S61])*[.R61]" office:value-type="float" office:value="0.588998616485093" calcext:value-type="float">
            <text:p>0.5889986165</text:p>
          </table:table-cell>
          <table:table-cell table:formula="of:=[.E62]-[.T61]" office:value-type="float" office:value="-0.900765276905304" calcext:value-type="float">
            <text:p>-0.9007652769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.1</text:p>
          </table:table-cell>
          <table:table-cell table:formula="of:=[.C61]+[.B62]" office:value-type="float" office:value="5.3" calcext:value-type="float">
            <text:p>5.3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1]*0.8+[.N61]*0.2" office:value-type="float" office:value="1700.13123303037" calcext:value-type="float">
            <text:p>1700.131233</text:p>
          </table:table-cell>
          <table:table-cell table:style-name="ce5" table:formula="of:=[.D62]-[.E62]" office:value-type="float" office:value="-0.131233030372869" calcext:value-type="float">
            <text:p>-0.131233</text:p>
          </table:table-cell>
          <table:table-cell table:style-name="ce5" table:formula="of:=ABS([.F62])" office:value-type="float" office:value="0.131233030372869" calcext:value-type="float">
            <text:p>0.131233</text:p>
          </table:table-cell>
          <table:table-cell table:style-name="ce5" table:formula="of:=[.$B$1]*[.F62]" office:value-type="float" office:value="-0.524932121491474" calcext:value-type="float">
            <text:p>-0.524932</text:p>
          </table:table-cell>
          <table:table-cell table:style-name="ce5" table:formula="of:=[.I61]+([.F62]*[.B62])" office:value-type="float" office:value="19.7576298677428" calcext:value-type="float">
            <text:p>19.757630</text:p>
          </table:table-cell>
          <table:table-cell table:style-name="ce5" table:formula="of:=[.I62]*[.$B$2]" office:value-type="float" office:value="200.518743220741" calcext:value-type="float">
            <text:p>200.518743</text:p>
          </table:table-cell>
          <table:table-cell table:style-name="ce5" table:formula="of:=([.F62]-[.F61])/[.B62]" office:value-type="float" office:value="0.33694141912747" calcext:value-type="float">
            <text:p>0.336941</text:p>
          </table:table-cell>
          <table:table-cell table:style-name="ce5" table:formula="of:=[.K62]*[.$B$3]" office:value-type="float" office:value="0.0033694141912747" calcext:value-type="float">
            <text:p>0.003369</text:p>
          </table:table-cell>
          <table:table-cell table:style-name="ce5" table:formula="of:=[.H62]+[.J62]+[.L62]+[.$B$4]" office:value-type="float" office:value="1699.99718051344" calcext:value-type="float">
            <text:p>1699.997181</text:p>
          </table:table-cell>
          <table:table-cell table:style-name="ce5" table:formula="of:=[.M62]" office:value-type="float" office:value="1699.99718051344" calcext:value-type="float">
            <text:p>1699.997181</text:p>
          </table:table-cell>
          <table:table-cell table:style-name="ce5" table:formula="of:=IF([.N62]&gt;[.$B$6];[.$B$6];IF([.N62]&lt;[.$B$5];[.$B$5];[.N62]))" office:value-type="float" office:value="1699.99718051344" calcext:value-type="float">
            <text:p>1699.997181</text:p>
          </table:table-cell>
          <table:table-cell table:formula="of:=([.N62]-[.N61])/[.B62]" office:value-type="float" office:value="0.00724050719782099" calcext:value-type="float">
            <text:p>0.0072405072</text:p>
          </table:table-cell>
          <table:table-cell table:formula="of:=[.$U$5]*[.T61]" office:value-type="float" office:value="1458.61383844705" calcext:value-type="float">
            <text:p>1458.6138384471</text:p>
          </table:table-cell>
          <table:table-cell table:formula="of:=([.$U$5]*[.U61]*[.$U$5])+[.$S$5]" office:value-type="float" office:value="1.43308183405113" calcext:value-type="float">
            <text:p>1.4330818341</text:p>
          </table:table-cell>
          <table:table-cell table:formula="of:=[.R62]/([.R62]+[.$Q$5])" office:value-type="float" office:value="0.588998616485093" calcext:value-type="float">
            <text:p>0.5889986165</text:p>
          </table:table-cell>
          <table:table-cell table:formula="of:=[.Q62]+[.S62]*((([.M62]*[.B62])+[.E62])-[.Q62])" office:value-type="float" office:value="1700.99684844881" calcext:value-type="float">
            <text:p>1700.9968484488</text:p>
          </table:table-cell>
          <table:table-cell table:formula="of:=(1-[.S62])*[.R62]" office:value-type="float" office:value="0.588998616485093" calcext:value-type="float">
            <text:p>0.5889986165</text:p>
          </table:table-cell>
          <table:table-cell table:formula="of:=[.E63]-[.T62]" office:value-type="float" office:value="-0.892425921822678" calcext:value-type="float">
            <text:p>-0.8924259218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table:formula="of:=[.C62]+[.B63]" office:value-type="float" office:value="5.4" calcext:value-type="float">
            <text:p>5.4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2]*0.8+[.N62]*0.2" office:value-type="float" office:value="1700.10442252699" calcext:value-type="float">
            <text:p>1700.104423</text:p>
          </table:table-cell>
          <table:table-cell table:style-name="ce5" table:formula="of:=[.D63]-[.E63]" office:value-type="float" office:value="-0.104422526986582" calcext:value-type="float">
            <text:p>-0.104423</text:p>
          </table:table-cell>
          <table:table-cell table:style-name="ce5" table:formula="of:=ABS([.F63])" office:value-type="float" office:value="0.104422526986582" calcext:value-type="float">
            <text:p>0.104423</text:p>
          </table:table-cell>
          <table:table-cell table:style-name="ce5" table:formula="of:=[.$B$1]*[.F63]" office:value-type="float" office:value="-0.417690107946328" calcext:value-type="float">
            <text:p>-0.417690</text:p>
          </table:table-cell>
          <table:table-cell table:style-name="ce5" table:formula="of:=[.I62]+([.F63]*[.B63])" office:value-type="float" office:value="19.7471876150441" calcext:value-type="float">
            <text:p>19.747188</text:p>
          </table:table-cell>
          <table:table-cell table:style-name="ce5" table:formula="of:=[.I63]*[.$B$2]" office:value-type="float" office:value="200.412765560387" calcext:value-type="float">
            <text:p>200.412766</text:p>
          </table:table-cell>
          <table:table-cell table:style-name="ce5" table:formula="of:=([.F63]-[.F62])/[.B63]" office:value-type="float" office:value="0.268105033862867" calcext:value-type="float">
            <text:p>0.268105</text:p>
          </table:table-cell>
          <table:table-cell table:style-name="ce5" table:formula="of:=[.K63]*[.$B$3]" office:value-type="float" office:value="0.00268105033862867" calcext:value-type="float">
            <text:p>0.002681</text:p>
          </table:table-cell>
          <table:table-cell table:style-name="ce5" table:formula="of:=[.H63]+[.J63]+[.L63]+[.$B$4]" office:value-type="float" office:value="1699.99775650278" calcext:value-type="float">
            <text:p>1699.997757</text:p>
          </table:table-cell>
          <table:table-cell table:style-name="ce5" table:formula="of:=[.M63]" office:value-type="float" office:value="1699.99775650278" calcext:value-type="float">
            <text:p>1699.997757</text:p>
          </table:table-cell>
          <table:table-cell table:style-name="ce5" table:formula="of:=IF([.N63]&gt;[.$B$6];[.$B$6];IF([.N63]&lt;[.$B$5];[.$B$5];[.N63]))" office:value-type="float" office:value="1699.99775650278" calcext:value-type="float">
            <text:p>1699.997757</text:p>
          </table:table-cell>
          <table:table-cell table:formula="of:=([.N63]-[.N62])/[.B63]" office:value-type="float" office:value="0.00575989338130967" calcext:value-type="float">
            <text:p>0.0057598934</text:p>
          </table:table-cell>
          <table:table-cell table:formula="of:=[.$U$5]*[.T62]" office:value-type="float" office:value="1458.58369787942" calcext:value-type="float">
            <text:p>1458.5836978794</text:p>
          </table:table-cell>
          <table:table-cell table:formula="of:=([.$U$5]*[.U62]*[.$U$5])+[.$S$5]" office:value-type="float" office:value="1.43308183405113" calcext:value-type="float">
            <text:p>1.4330818341</text:p>
          </table:table-cell>
          <table:table-cell table:formula="of:=[.R63]/([.R63]+[.$Q$5])" office:value-type="float" office:value="0.588998616485093" calcext:value-type="float">
            <text:p>0.5889986165</text:p>
          </table:table-cell>
          <table:table-cell table:formula="of:=[.Q63]+[.S63]*((([.M63]*[.B63])+[.E63])-[.Q63])" office:value-type="float" office:value="1700.96870321011" calcext:value-type="float">
            <text:p>1700.9687032101</text:p>
          </table:table-cell>
          <table:table-cell table:formula="of:=(1-[.S63])*[.R63]" office:value-type="float" office:value="0.588998616485093" calcext:value-type="float">
            <text:p>0.5889986165</text:p>
          </table:table-cell>
          <table:table-cell table:formula="of:=[.E64]-[.T63]" office:value-type="float" office:value="-0.885613887959607" calcext:value-type="float">
            <text:p>-0.885613888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table:formula="of:=[.C63]+[.B64]" office:value-type="float" office:value="5.5" calcext:value-type="float">
            <text:p>5.5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3]*0.8+[.N63]*0.2" office:value-type="float" office:value="1700.08308932215" calcext:value-type="float">
            <text:p>1700.083089</text:p>
          </table:table-cell>
          <table:table-cell table:style-name="ce5" table:formula="of:=[.D64]-[.E64]" office:value-type="float" office:value="-0.0830893221452698" calcext:value-type="float">
            <text:p>-0.083089</text:p>
          </table:table-cell>
          <table:table-cell table:style-name="ce5" table:formula="of:=ABS([.F64])" office:value-type="float" office:value="0.0830893221452698" calcext:value-type="float">
            <text:p>0.083089</text:p>
          </table:table-cell>
          <table:table-cell table:style-name="ce5" table:formula="of:=[.$B$1]*[.F64]" office:value-type="float" office:value="-0.332357288581079" calcext:value-type="float">
            <text:p>-0.332357</text:p>
          </table:table-cell>
          <table:table-cell table:style-name="ce5" table:formula="of:=[.I63]+([.F64]*[.B64])" office:value-type="float" office:value="19.7388786828296" calcext:value-type="float">
            <text:p>19.738879</text:p>
          </table:table-cell>
          <table:table-cell table:style-name="ce5" table:formula="of:=[.I64]*[.$B$2]" office:value-type="float" office:value="200.328438813894" calcext:value-type="float">
            <text:p>200.328439</text:p>
          </table:table-cell>
          <table:table-cell table:style-name="ce5" table:formula="of:=([.F64]-[.F63])/[.B64]" office:value-type="float" office:value="0.213332048413122" calcext:value-type="float">
            <text:p>0.213332</text:p>
          </table:table-cell>
          <table:table-cell table:style-name="ce5" table:formula="of:=[.K64]*[.$B$3]" office:value-type="float" office:value="0.00213332048413122" calcext:value-type="float">
            <text:p>0.002133</text:p>
          </table:table-cell>
          <table:table-cell table:style-name="ce5" table:formula="of:=[.H64]+[.J64]+[.L64]+[.$B$4]" office:value-type="float" office:value="1699.9982148458" calcext:value-type="float">
            <text:p>1699.998215</text:p>
          </table:table-cell>
          <table:table-cell table:style-name="ce5" table:formula="of:=[.M64]" office:value-type="float" office:value="1699.9982148458" calcext:value-type="float">
            <text:p>1699.998215</text:p>
          </table:table-cell>
          <table:table-cell table:style-name="ce5" table:formula="of:=IF([.N64]&gt;[.$B$6];[.$B$6];IF([.N64]&lt;[.$B$5];[.$B$5];[.N64]))" office:value-type="float" office:value="1699.9982148458" calcext:value-type="float">
            <text:p>1699.998215</text:p>
          </table:table-cell>
          <table:table-cell table:formula="of:=([.N64]-[.N63])/[.B64]" office:value-type="float" office:value="0.00458343017726293" calcext:value-type="float">
            <text:p>0.0045834302</text:p>
          </table:table-cell>
          <table:table-cell table:formula="of:=[.$U$5]*[.T63]" office:value-type="float" office:value="1458.55956368636" calcext:value-type="float">
            <text:p>1458.5595636864</text:p>
          </table:table-cell>
          <table:table-cell table:formula="of:=([.$U$5]*[.U63]*[.$U$5])+[.$S$5]" office:value-type="float" office:value="1.43308183405113" calcext:value-type="float">
            <text:p>1.4330818341</text:p>
          </table:table-cell>
          <table:table-cell table:formula="of:=[.R64]/([.R64]+[.$Q$5])" office:value-type="float" office:value="0.588998616485093" calcext:value-type="float">
            <text:p>0.5889986165</text:p>
          </table:table-cell>
          <table:table-cell table:formula="of:=[.Q64]+[.S64]*((([.M64]*[.B64])+[.E64])-[.Q64])" office:value-type="float" office:value="1700.94624579157" calcext:value-type="float">
            <text:p>1700.9462457916</text:p>
          </table:table-cell>
          <table:table-cell table:formula="of:=(1-[.S64])*[.R64]" office:value-type="float" office:value="0.588998616485093" calcext:value-type="float">
            <text:p>0.5889986165</text:p>
          </table:table-cell>
          <table:table-cell table:formula="of:=[.E65]-[.T64]" office:value-type="float" office:value="-0.880131364692261" calcext:value-type="float">
            <text:p>-0.8801313647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table:formula="of:=[.C64]+[.B65]" office:value-type="float" office:value="5.6" calcext:value-type="float">
            <text:p>5.6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4]*0.8+[.N64]*0.2" office:value-type="float" office:value="1700.06611442688" calcext:value-type="float">
            <text:p>1700.066114</text:p>
          </table:table-cell>
          <table:table-cell table:style-name="ce5" table:formula="of:=[.D65]-[.E65]" office:value-type="float" office:value="-0.0661144268756289" calcext:value-type="float">
            <text:p>-0.066114</text:p>
          </table:table-cell>
          <table:table-cell table:style-name="ce5" table:formula="of:=ABS([.F65])" office:value-type="float" office:value="0.0661144268756289" calcext:value-type="float">
            <text:p>0.066114</text:p>
          </table:table-cell>
          <table:table-cell table:style-name="ce5" table:formula="of:=[.$B$1]*[.F65]" office:value-type="float" office:value="-0.264457707502515" calcext:value-type="float">
            <text:p>-0.264458</text:p>
          </table:table-cell>
          <table:table-cell table:style-name="ce5" table:formula="of:=[.I64]+([.F65]*[.B65])" office:value-type="float" office:value="19.7322672401421" calcext:value-type="float">
            <text:p>19.732267</text:p>
          </table:table-cell>
          <table:table-cell table:style-name="ce5" table:formula="of:=[.I65]*[.$B$2]" office:value-type="float" office:value="200.261339764693" calcext:value-type="float">
            <text:p>200.261340</text:p>
          </table:table-cell>
          <table:table-cell table:style-name="ce5" table:formula="of:=([.F65]-[.F64])/[.B65]" office:value-type="float" office:value="0.169748952696409" calcext:value-type="float">
            <text:p>0.169749</text:p>
          </table:table-cell>
          <table:table-cell table:style-name="ce5" table:formula="of:=[.K65]*[.$B$3]" office:value-type="float" office:value="0.00169748952696409" calcext:value-type="float">
            <text:p>0.001697</text:p>
          </table:table-cell>
          <table:table-cell table:style-name="ce5" table:formula="of:=[.H65]+[.J65]+[.L65]+[.$B$4]" office:value-type="float" office:value="1699.99857954672" calcext:value-type="float">
            <text:p>1699.998580</text:p>
          </table:table-cell>
          <table:table-cell table:style-name="ce5" table:formula="of:=[.M65]" office:value-type="float" office:value="1699.99857954672" calcext:value-type="float">
            <text:p>1699.998580</text:p>
          </table:table-cell>
          <table:table-cell table:style-name="ce5" table:formula="of:=IF([.N65]&gt;[.$B$6];[.$B$6];IF([.N65]&lt;[.$B$5];[.$B$5];[.N65]))" office:value-type="float" office:value="1699.99857954672" calcext:value-type="float">
            <text:p>1699.998580</text:p>
          </table:table-cell>
          <table:table-cell table:formula="of:=([.N65]-[.N64])/[.B65]" office:value-type="float" office:value="0.00364700920499672" calcext:value-type="float">
            <text:p>0.0036470092</text:p>
          </table:table-cell>
          <table:table-cell table:formula="of:=[.$U$5]*[.T64]" office:value-type="float" office:value="1458.54030672853" calcext:value-type="float">
            <text:p>1458.5403067285</text:p>
          </table:table-cell>
          <table:table-cell table:formula="of:=([.$U$5]*[.U64]*[.$U$5])+[.$S$5]" office:value-type="float" office:value="1.43308183405113" calcext:value-type="float">
            <text:p>1.4330818341</text:p>
          </table:table-cell>
          <table:table-cell table:formula="of:=[.R65]/([.R65]+[.$Q$5])" office:value-type="float" office:value="0.588998616485093" calcext:value-type="float">
            <text:p>0.5889986165</text:p>
          </table:table-cell>
          <table:table-cell table:formula="of:=[.Q65]+[.S65]*((([.M65]*[.B65])+[.E65])-[.Q65])" office:value-type="float" office:value="1700.92835444626" calcext:value-type="float">
            <text:p>1700.9283544463</text:p>
          </table:table-cell>
          <table:table-cell table:formula="of:=(1-[.S65])*[.R65]" office:value-type="float" office:value="0.588998616485093" calcext:value-type="float">
            <text:p>0.5889986165</text:p>
          </table:table-cell>
          <table:table-cell table:formula="of:=[.E66]-[.T65]" office:value-type="float" office:value="-0.875746995419377" calcext:value-type="float">
            <text:p>-0.8757469954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.1</text:p>
          </table:table-cell>
          <table:table-cell table:formula="of:=[.C65]+[.B66]" office:value-type="float" office:value="5.7" calcext:value-type="float">
            <text:p>5.7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5]*0.8+[.N65]*0.2" office:value-type="float" office:value="1700.05260745084" calcext:value-type="float">
            <text:p>1700.052607</text:p>
          </table:table-cell>
          <table:table-cell table:style-name="ce5" table:formula="of:=[.D66]-[.E66]" office:value-type="float" office:value="-0.0526074508443344" calcext:value-type="float">
            <text:p>-0.052607</text:p>
          </table:table-cell>
          <table:table-cell table:style-name="ce5" table:formula="of:=ABS([.F66])" office:value-type="float" office:value="0.0526074508443344" calcext:value-type="float">
            <text:p>0.052607</text:p>
          </table:table-cell>
          <table:table-cell table:style-name="ce5" table:formula="of:=[.$B$1]*[.F66]" office:value-type="float" office:value="-0.210429803377338" calcext:value-type="float">
            <text:p>-0.210430</text:p>
          </table:table-cell>
          <table:table-cell table:style-name="ce5" table:formula="of:=[.I65]+([.F66]*[.B66])" office:value-type="float" office:value="19.7270064950576" calcext:value-type="float">
            <text:p>19.727006</text:p>
          </table:table-cell>
          <table:table-cell table:style-name="ce5" table:formula="of:=[.I66]*[.$B$2]" office:value-type="float" office:value="200.207948846866" calcext:value-type="float">
            <text:p>200.207949</text:p>
          </table:table-cell>
          <table:table-cell table:style-name="ce5" table:formula="of:=([.F66]-[.F65])/[.B66]" office:value-type="float" office:value="0.135069760312945" calcext:value-type="float">
            <text:p>0.135070</text:p>
          </table:table-cell>
          <table:table-cell table:style-name="ce5" table:formula="of:=[.K66]*[.$B$3]" office:value-type="float" office:value="0.00135069760312945" calcext:value-type="float">
            <text:p>0.001351</text:p>
          </table:table-cell>
          <table:table-cell table:style-name="ce5" table:formula="of:=[.H66]+[.J66]+[.L66]+[.$B$4]" office:value-type="float" office:value="1699.99886974109" calcext:value-type="float">
            <text:p>1699.998870</text:p>
          </table:table-cell>
          <table:table-cell table:style-name="ce5" table:formula="of:=[.M66]" office:value-type="float" office:value="1699.99886974109" calcext:value-type="float">
            <text:p>1699.998870</text:p>
          </table:table-cell>
          <table:table-cell table:style-name="ce5" table:formula="of:=IF([.N66]&gt;[.$B$6];[.$B$6];IF([.N66]&lt;[.$B$5];[.$B$5];[.N66]))" office:value-type="float" office:value="1699.99886974109" calcext:value-type="float">
            <text:p>1699.998870</text:p>
          </table:table-cell>
          <table:table-cell table:formula="of:=([.N66]-[.N65])/[.B66]" office:value-type="float" office:value="0.00290194373974373" calcext:value-type="float">
            <text:p>0.0029019437</text:p>
          </table:table-cell>
          <table:table-cell table:formula="of:=[.$U$5]*[.T65]" office:value-type="float" office:value="1458.52496512186" calcext:value-type="float">
            <text:p>1458.5249651219</text:p>
          </table:table-cell>
          <table:table-cell table:formula="of:=([.$U$5]*[.U65]*[.$U$5])+[.$S$5]" office:value-type="float" office:value="1.43308183405113" calcext:value-type="float">
            <text:p>1.4330818341</text:p>
          </table:table-cell>
          <table:table-cell table:formula="of:=[.R66]/([.R66]+[.$Q$5])" office:value-type="float" office:value="0.588998616485093" calcext:value-type="float">
            <text:p>0.5889986165</text:p>
          </table:table-cell>
          <table:table-cell table:formula="of:=[.Q66]+[.S66]*((([.M66]*[.B66])+[.E66])-[.Q66])" office:value-type="float" office:value="1700.91411052691" calcext:value-type="float">
            <text:p>1700.9141105269</text:p>
          </table:table-cell>
          <table:table-cell table:formula="of:=(1-[.S66])*[.R66]" office:value-type="float" office:value="0.588998616485093" calcext:value-type="float">
            <text:p>0.5889986165</text:p>
          </table:table-cell>
          <table:table-cell table:formula="of:=[.E67]-[.T66]" office:value-type="float" office:value="-0.872250618016551" calcext:value-type="float">
            <text:p>-0.872250618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table:formula="of:=[.C66]+[.B67]" office:value-type="float" office:value="5.8" calcext:value-type="float">
            <text:p>5.8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6]*0.8+[.N66]*0.2" office:value-type="float" office:value="1700.04185990889" calcext:value-type="float">
            <text:p>1700.041860</text:p>
          </table:table-cell>
          <table:table-cell table:style-name="ce5" table:formula="of:=[.D67]-[.E67]" office:value-type="float" office:value="-0.0418599088939118" calcext:value-type="float">
            <text:p>-0.041860</text:p>
          </table:table-cell>
          <table:table-cell table:style-name="ce5" table:formula="of:=ABS([.F67])" office:value-type="float" office:value="0.0418599088939118" calcext:value-type="float">
            <text:p>0.041860</text:p>
          </table:table-cell>
          <table:table-cell table:style-name="ce5" table:formula="of:=[.$B$1]*[.F67]" office:value-type="float" office:value="-0.167439635575647" calcext:value-type="float">
            <text:p>-0.167440</text:p>
          </table:table-cell>
          <table:table-cell table:style-name="ce5" table:formula="of:=[.I66]+([.F67]*[.B67])" office:value-type="float" office:value="19.7228205041682" calcext:value-type="float">
            <text:p>19.722821</text:p>
          </table:table-cell>
          <table:table-cell table:style-name="ce5" table:formula="of:=[.I67]*[.$B$2]" office:value-type="float" office:value="200.165465530907" calcext:value-type="float">
            <text:p>200.165466</text:p>
          </table:table-cell>
          <table:table-cell table:style-name="ce5" table:formula="of:=([.F67]-[.F66])/[.B67]" office:value-type="float" office:value="0.107475419504226" calcext:value-type="float">
            <text:p>0.107475</text:p>
          </table:table-cell>
          <table:table-cell table:style-name="ce5" table:formula="of:=[.K67]*[.$B$3]" office:value-type="float" office:value="0.00107475419504226" calcext:value-type="float">
            <text:p>0.001075</text:p>
          </table:table-cell>
          <table:table-cell table:style-name="ce5" table:formula="of:=[.H67]+[.J67]+[.L67]+[.$B$4]" office:value-type="float" office:value="1699.99910064953" calcext:value-type="float">
            <text:p>1699.999101</text:p>
          </table:table-cell>
          <table:table-cell table:style-name="ce5" table:formula="of:=[.M67]" office:value-type="float" office:value="1699.99910064953" calcext:value-type="float">
            <text:p>1699.999101</text:p>
          </table:table-cell>
          <table:table-cell table:style-name="ce5" table:formula="of:=IF([.N67]&gt;[.$B$6];[.$B$6];IF([.N67]&lt;[.$B$5];[.$B$5];[.N67]))" office:value-type="float" office:value="1699.99910064953" calcext:value-type="float">
            <text:p>1699.999101</text:p>
          </table:table-cell>
          <table:table-cell table:formula="of:=([.N67]-[.N66])/[.B67]" office:value-type="float" office:value="0.00230908434332377" calcext:value-type="float">
            <text:p>0.0023090843</text:p>
          </table:table-cell>
          <table:table-cell table:formula="of:=[.$U$5]*[.T66]" office:value-type="float" office:value="1458.5127511377" calcext:value-type="float">
            <text:p>1458.5127511377</text:p>
          </table:table-cell>
          <table:table-cell table:formula="of:=([.$U$5]*[.U66]*[.$U$5])+[.$S$5]" office:value-type="float" office:value="1.43308183405113" calcext:value-type="float">
            <text:p>1.4330818341</text:p>
          </table:table-cell>
          <table:table-cell table:formula="of:=[.R67]/([.R67]+[.$Q$5])" office:value-type="float" office:value="0.588998616485093" calcext:value-type="float">
            <text:p>0.5889986165</text:p>
          </table:table-cell>
          <table:table-cell table:formula="of:=[.Q67]+[.S67]*((([.M67]*[.B67])+[.E67])-[.Q67])" office:value-type="float" office:value="1700.90277387566" calcext:value-type="float">
            <text:p>1700.9027738757</text:p>
          </table:table-cell>
          <table:table-cell table:formula="of:=(1-[.S67])*[.R67]" office:value-type="float" office:value="0.588998616485093" calcext:value-type="float">
            <text:p>0.5889986165</text:p>
          </table:table-cell>
          <table:table-cell table:formula="of:=[.E68]-[.T67]" office:value-type="float" office:value="-0.869465818637536" calcext:value-type="float">
            <text:p>-0.8694658186</text:p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.1</text:p>
          </table:table-cell>
          <table:table-cell table:formula="of:=[.C67]+[.B68]" office:value-type="float" office:value="5.9" calcext:value-type="float">
            <text:p>5.9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7]*0.8+[.N67]*0.2" office:value-type="float" office:value="1700.03330805702" calcext:value-type="float">
            <text:p>1700.033308</text:p>
          </table:table-cell>
          <table:table-cell table:style-name="ce5" table:formula="of:=[.D68]-[.E68]" office:value-type="float" office:value="-0.0333080570203492" calcext:value-type="float">
            <text:p>-0.033308</text:p>
          </table:table-cell>
          <table:table-cell table:style-name="ce5" table:formula="of:=ABS([.F68])" office:value-type="float" office:value="0.0333080570203492" calcext:value-type="float">
            <text:p>0.033308</text:p>
          </table:table-cell>
          <table:table-cell table:style-name="ce5" table:formula="of:=[.$B$1]*[.F68]" office:value-type="float" office:value="-0.133232228081397" calcext:value-type="float">
            <text:p>-0.133232</text:p>
          </table:table-cell>
          <table:table-cell table:style-name="ce5" table:formula="of:=[.I67]+([.F68]*[.B68])" office:value-type="float" office:value="19.7194896984662" calcext:value-type="float">
            <text:p>19.719490</text:p>
          </table:table-cell>
          <table:table-cell table:style-name="ce5" table:formula="of:=[.I68]*[.$B$2]" office:value-type="float" office:value="200.131661426985" calcext:value-type="float">
            <text:p>200.131661</text:p>
          </table:table-cell>
          <table:table-cell table:style-name="ce5" table:formula="of:=([.F68]-[.F67])/[.B68]" office:value-type="float" office:value="0.0855185187356256" calcext:value-type="float">
            <text:p>0.085519</text:p>
          </table:table-cell>
          <table:table-cell table:style-name="ce5" table:formula="of:=[.K68]*[.$B$3]" office:value-type="float" office:value="0.000855185187356256" calcext:value-type="float">
            <text:p>0.000855</text:p>
          </table:table-cell>
          <table:table-cell table:style-name="ce5" table:formula="of:=[.H68]+[.J68]+[.L68]+[.$B$4]" office:value-type="float" office:value="1699.99928438409" calcext:value-type="float">
            <text:p>1699.999284</text:p>
          </table:table-cell>
          <table:table-cell table:style-name="ce5" table:formula="of:=[.M68]" office:value-type="float" office:value="1699.99928438409" calcext:value-type="float">
            <text:p>1699.999284</text:p>
          </table:table-cell>
          <table:table-cell table:style-name="ce5" table:formula="of:=IF([.N68]&gt;[.$B$6];[.$B$6];IF([.N68]&lt;[.$B$5];[.$B$5];[.N68]))" office:value-type="float" office:value="1699.99928438409" calcext:value-type="float">
            <text:p>1699.999284</text:p>
          </table:table-cell>
          <table:table-cell table:formula="of:=([.N68]-[.N67])/[.B68]" office:value-type="float" office:value="0.00183734565553095" calcext:value-type="float">
            <text:p>0.0018373457</text:p>
          </table:table-cell>
          <table:table-cell table:formula="of:=[.$U$5]*[.T67]" office:value-type="float" office:value="1458.50303009987" calcext:value-type="float">
            <text:p>1458.5030300999</text:p>
          </table:table-cell>
          <table:table-cell table:formula="of:=([.$U$5]*[.U67]*[.$U$5])+[.$S$5]" office:value-type="float" office:value="1.43308183405113" calcext:value-type="float">
            <text:p>1.4330818341</text:p>
          </table:table-cell>
          <table:table-cell table:formula="of:=[.R68]/([.R68]+[.$Q$5])" office:value-type="float" office:value="0.588998616485093" calcext:value-type="float">
            <text:p>0.5889986165</text:p>
          </table:table-cell>
          <table:table-cell table:formula="of:=[.Q68]+[.S68]*((([.M68]*[.B68])+[.E68])-[.Q68])" office:value-type="float" office:value="1700.89375230868" calcext:value-type="float">
            <text:p>1700.8937523087</text:p>
          </table:table-cell>
          <table:table-cell table:formula="of:=(1-[.S68])*[.R68]" office:value-type="float" office:value="0.588998616485093" calcext:value-type="float">
            <text:p>0.5889986165</text:p>
          </table:table-cell>
          <table:table-cell table:formula="of:=[.E69]-[.T68]" office:value-type="float" office:value="-0.867248986246295" calcext:value-type="float">
            <text:p>-0.8672489862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table:formula="of:=[.C68]+[.B69]"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8]*0.8+[.N68]*0.2" office:value-type="float" office:value="1700.02650332243" calcext:value-type="float">
            <text:p>1700.026503</text:p>
          </table:table-cell>
          <table:table-cell table:style-name="ce5" table:formula="of:=[.D69]-[.E69]" office:value-type="float" office:value="-0.0265033224345643" calcext:value-type="float">
            <text:p>-0.026503</text:p>
          </table:table-cell>
          <table:table-cell table:style-name="ce5" table:formula="of:=ABS([.F69])" office:value-type="float" office:value="0.0265033224345643" calcext:value-type="float">
            <text:p>0.026503</text:p>
          </table:table-cell>
          <table:table-cell table:style-name="ce5" table:formula="of:=[.$B$1]*[.F69]" office:value-type="float" office:value="-0.106013289738257" calcext:value-type="float">
            <text:p>-0.106013</text:p>
          </table:table-cell>
          <table:table-cell table:style-name="ce5" table:formula="of:=[.I68]+([.F69]*[.B69])" office:value-type="float" office:value="19.7168393662227" calcext:value-type="float">
            <text:p>19.716839</text:p>
          </table:table-cell>
          <table:table-cell table:style-name="ce5" table:formula="of:=[.I69]*[.$B$2]" office:value-type="float" office:value="200.104763398521" calcext:value-type="float">
            <text:p>200.104763</text:p>
          </table:table-cell>
          <table:table-cell table:style-name="ce5" table:formula="of:=([.F69]-[.F68])/[.B69]" office:value-type="float" office:value="0.068047345857849" calcext:value-type="float">
            <text:p>0.068047</text:p>
          </table:table-cell>
          <table:table-cell table:style-name="ce5" table:formula="of:=[.K69]*[.$B$3]" office:value-type="float" office:value="0.00068047345857849" calcext:value-type="float">
            <text:p>0.000680</text:p>
          </table:table-cell>
          <table:table-cell table:style-name="ce5" table:formula="of:=[.H69]+[.J69]+[.L69]+[.$B$4]" office:value-type="float" office:value="1699.99943058224" calcext:value-type="float">
            <text:p>1699.999431</text:p>
          </table:table-cell>
          <table:table-cell table:style-name="ce5" table:formula="of:=[.M69]" office:value-type="float" office:value="1699.99943058224" calcext:value-type="float">
            <text:p>1699.999431</text:p>
          </table:table-cell>
          <table:table-cell table:style-name="ce5" table:formula="of:=IF([.N69]&gt;[.$B$6];[.$B$6];IF([.N69]&lt;[.$B$5];[.$B$5];[.N69]))" office:value-type="float" office:value="1699.99943058224" calcext:value-type="float">
            <text:p>1699.999431</text:p>
          </table:table-cell>
          <table:table-cell table:formula="of:=([.N69]-[.N68])/[.B69]" office:value-type="float" office:value="0.00146198149650445" calcext:value-type="float">
            <text:p>0.0014619815</text:p>
          </table:table-cell>
          <table:table-cell table:formula="of:=[.$U$5]*[.T68]" office:value-type="float" office:value="1458.4952942181" calcext:value-type="float">
            <text:p>1458.4952942181</text:p>
          </table:table-cell>
          <table:table-cell table:formula="of:=([.$U$5]*[.U68]*[.$U$5])+[.$S$5]" office:value-type="float" office:value="1.43308183405113" calcext:value-type="float">
            <text:p>1.4330818341</text:p>
          </table:table-cell>
          <table:table-cell table:formula="of:=[.R69]/([.R69]+[.$Q$5])" office:value-type="float" office:value="0.588998616485093" calcext:value-type="float">
            <text:p>0.5889986165</text:p>
          </table:table-cell>
          <table:table-cell table:formula="of:=[.Q69]+[.S69]*((([.M69]*[.B69])+[.E69])-[.Q69])" office:value-type="float" office:value="1700.88657348236" calcext:value-type="float">
            <text:p>1700.8865734824</text:p>
          </table:table-cell>
          <table:table-cell table:formula="of:=(1-[.S69])*[.R69]" office:value-type="float" office:value="0.588998616485093" calcext:value-type="float">
            <text:p>0.5889986165</text:p>
          </table:table-cell>
          <table:table-cell table:formula="of:=[.E70]-[.T69]" office:value-type="float" office:value="-0.865484707966061" calcext:value-type="float">
            <text:p>-0.865484708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table:formula="of:=[.C69]+[.B70]" office:value-type="float" office:value="6.09999999999999" calcext:value-type="float">
            <text:p>6.1</text:p>
          </table:table-cell>
          <table:table-cell office:value-type="float" office:value="1700" calcext:value-type="float">
            <text:p>1700</text:p>
          </table:table-cell>
          <table:table-cell table:style-name="ce5" table:formula="of:=[.E69]*0.8+[.N69]*0.2" office:value-type="float" office:value="1700.0210887744" calcext:value-type="float">
            <text:p>1700.021089</text:p>
          </table:table-cell>
          <table:table-cell table:style-name="ce5" table:formula="of:=[.D70]-[.E70]" office:value-type="float" office:value="-0.0210887743960484" calcext:value-type="float">
            <text:p>-0.021089</text:p>
          </table:table-cell>
          <table:table-cell table:style-name="ce5" table:formula="of:=ABS([.F70])" office:value-type="float" office:value="0.0210887743960484" calcext:value-type="float">
            <text:p>0.021089</text:p>
          </table:table-cell>
          <table:table-cell table:style-name="ce5" table:formula="of:=[.$B$1]*[.F70]" office:value-type="float" office:value="-0.0843550975841936" calcext:value-type="float">
            <text:p>-0.084355</text:p>
          </table:table-cell>
          <table:table-cell table:style-name="ce5" table:formula="of:=[.I69]+([.F70]*[.B70])" office:value-type="float" office:value="19.7147304887831" calcext:value-type="float">
            <text:p>19.714730</text:p>
          </table:table-cell>
          <table:table-cell table:style-name="ce5" table:formula="of:=[.I70]*[.$B$2]" office:value-type="float" office:value="200.083360555334" calcext:value-type="float">
            <text:p>200.083361</text:p>
          </table:table-cell>
          <table:table-cell table:style-name="ce5" table:formula="of:=([.F70]-[.F69])/[.B70]" office:value-type="float" office:value="0.0541454803851593" calcext:value-type="float">
            <text:p>0.054145</text:p>
          </table:table-cell>
          <table:table-cell table:style-name="ce5" table:formula="of:=[.K70]*[.$B$3]" office:value-type="float" office:value="0.000541454803851593" calcext:value-type="float">
            <text:p>0.000541</text:p>
          </table:table-cell>
          <table:table-cell table:style-name="ce5" table:formula="of:=[.H70]+[.J70]+[.L70]+[.$B$4]" office:value-type="float" office:value="1699.99954691255" calcext:value-type="float">
            <text:p>1699.999547</text:p>
          </table:table-cell>
          <table:table-cell table:style-name="ce5" table:formula="of:=[.M70]" office:value-type="float" office:value="1699.99954691255" calcext:value-type="float">
            <text:p>1699.999547</text:p>
          </table:table-cell>
          <table:table-cell table:style-name="ce5" table:formula="of:=IF([.N70]&gt;[.$B$6];[.$B$6];IF([.N70]&lt;[.$B$5];[.$B$5];[.N70]))" office:value-type="float" office:value="1699.99954691255" calcext:value-type="float">
            <text:p>1699.999547</text:p>
          </table:table-cell>
          <table:table-cell table:formula="of:=([.N70]-[.N69])/[.B70]" office:value-type="float" office:value="0.00116330312948776" calcext:value-type="float">
            <text:p>0.0011633031</text:p>
          </table:table-cell>
          <table:table-cell table:formula="of:=[.$U$5]*[.T69]" office:value-type="float" office:value="1458.48913846358" calcext:value-type="float">
            <text:p>1458.4891384636</text:p>
          </table:table-cell>
          <table:table-cell table:formula="of:=([.$U$5]*[.U69]*[.$U$5])+[.$S$5]" office:value-type="float" office:value="1.43308183405113" calcext:value-type="float">
            <text:p>1.4330818341</text:p>
          </table:table-cell>
          <table:table-cell table:formula="of:=[.R70]/([.R70]+[.$Q$5])" office:value-type="float" office:value="0.588998616485093" calcext:value-type="float">
            <text:p>0.5889986165</text:p>
          </table:table-cell>
          <table:table-cell table:formula="of:=[.Q70]+[.S70]*((([.M70]*[.B70])+[.E70])-[.Q70])" office:value-type="float" office:value="1700.88086114927" calcext:value-type="float">
            <text:p>1700.8808611493</text:p>
          </table:table-cell>
          <table:table-cell table:formula="of:=(1-[.S70])*[.R70]" office:value-type="float" office:value="0.588998616485093" calcext:value-type="float">
            <text:p>0.5889986165</text:p>
          </table:table-cell>
          <table:table-cell table:formula="of:=[.E71]-[.T70]" office:value-type="float" office:value="-0.864080747245907" calcext:value-type="float">
            <text:p>-0.8640807472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table:formula="of:=[.C70]+[.B71]" office:value-type="float" office:value="6.19999999999999" calcext:value-type="float">
            <text:p>6.2</text:p>
          </table:table-cell>
          <table:table-cell office:value-type="float" office:value="1700" calcext:value-type="float">
            <text:p>1700</text:p>
          </table:table-cell>
          <table:table-cell table:style-name="ce5" table:formula="of:=[.E70]*0.8+[.N70]*0.2" office:value-type="float" office:value="1700.01678040203" calcext:value-type="float">
            <text:p>1700.016780</text:p>
          </table:table-cell>
          <table:table-cell table:style-name="ce5" table:formula="of:=[.D71]-[.E71]" office:value-type="float" office:value="-0.0167804020277345" calcext:value-type="float">
            <text:p>-0.016780</text:p>
          </table:table-cell>
          <table:table-cell table:style-name="ce5" table:formula="of:=ABS([.F71])" office:value-type="float" office:value="0.0167804020277345" calcext:value-type="float">
            <text:p>0.016780</text:p>
          </table:table-cell>
          <table:table-cell table:style-name="ce5" table:formula="of:=[.$B$1]*[.F71]" office:value-type="float" office:value="-0.0671216081109378" calcext:value-type="float">
            <text:p>-0.067122</text:p>
          </table:table-cell>
          <table:table-cell table:style-name="ce5" table:formula="of:=[.I70]+([.F71]*[.B71])" office:value-type="float" office:value="19.7130524485804" calcext:value-type="float">
            <text:p>19.713052</text:p>
          </table:table-cell>
          <table:table-cell table:style-name="ce5" table:formula="of:=[.I71]*[.$B$2]" office:value-type="float" office:value="200.066330247813" calcext:value-type="float">
            <text:p>200.066330</text:p>
          </table:table-cell>
          <table:table-cell table:style-name="ce5" table:formula="of:=([.F71]-[.F70])/[.B71]" office:value-type="float" office:value="0.0430837236831394" calcext:value-type="float">
            <text:p>0.043084</text:p>
          </table:table-cell>
          <table:table-cell table:style-name="ce5" table:formula="of:=[.K71]*[.$B$3]" office:value-type="float" office:value="0.000430837236831394" calcext:value-type="float">
            <text:p>0.000431</text:p>
          </table:table-cell>
          <table:table-cell table:style-name="ce5" table:formula="of:=[.H71]+[.J71]+[.L71]+[.$B$4]" office:value-type="float" office:value="1699.99963947694" calcext:value-type="float">
            <text:p>1699.999639</text:p>
          </table:table-cell>
          <table:table-cell table:style-name="ce5" table:formula="of:=[.M71]" office:value-type="float" office:value="1699.99963947694" calcext:value-type="float">
            <text:p>1699.999639</text:p>
          </table:table-cell>
          <table:table-cell table:style-name="ce5" table:formula="of:=IF([.N71]&gt;[.$B$6];[.$B$6];IF([.N71]&lt;[.$B$5];[.$B$5];[.N71]))" office:value-type="float" office:value="1699.99963947694" calcext:value-type="float">
            <text:p>1699.999639</text:p>
          </table:table-cell>
          <table:table-cell table:formula="of:=([.N71]-[.N70])/[.B71]" office:value-type="float" office:value="0.000925643851132918" calcext:value-type="float">
            <text:p>0.0009256439</text:p>
          </table:table-cell>
          <table:table-cell table:formula="of:=[.$U$5]*[.T70]" office:value-type="float" office:value="1458.48424020881" calcext:value-type="float">
            <text:p>1458.4842402088</text:p>
          </table:table-cell>
          <table:table-cell table:formula="of:=([.$U$5]*[.U70]*[.$U$5])+[.$S$5]" office:value-type="float" office:value="1.43308183405113" calcext:value-type="float">
            <text:p>1.4330818341</text:p>
          </table:table-cell>
          <table:table-cell table:formula="of:=[.R71]/([.R71]+[.$Q$5])" office:value-type="float" office:value="0.588998616485093" calcext:value-type="float">
            <text:p>0.5889986165</text:p>
          </table:table-cell>
          <table:table-cell table:formula="of:=[.Q71]+[.S71]*((([.M71]*[.B71])+[.E71])-[.Q71])" office:value-type="float" office:value="1700.87631578645" calcext:value-type="float">
            <text:p>1700.8763157865</text:p>
          </table:table-cell>
          <table:table-cell table:formula="of:=(1-[.S71])*[.R71]" office:value-type="float" office:value="0.588998616485093" calcext:value-type="float">
            <text:p>0.5889986165</text:p>
          </table:table-cell>
          <table:table-cell table:formula="of:=[.E72]-[.T71]" office:value-type="float" office:value="-0.862963569443309" calcext:value-type="float">
            <text:p>-0.8629635694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.1</text:p>
          </table:table-cell>
          <table:table-cell table:formula="of:=[.C71]+[.B72]" office:value-type="float" office:value="6.29999999999999" calcext:value-type="float">
            <text:p>6.3</text:p>
          </table:table-cell>
          <table:table-cell office:value-type="float" office:value="1700" calcext:value-type="float">
            <text:p>1700</text:p>
          </table:table-cell>
          <table:table-cell table:style-name="ce5" table:formula="of:=[.E71]*0.8+[.N71]*0.2" office:value-type="float" office:value="1700.01335221701" calcext:value-type="float">
            <text:p>1700.013352</text:p>
          </table:table-cell>
          <table:table-cell table:style-name="ce5" table:formula="of:=[.D72]-[.E72]" office:value-type="float" office:value="-0.0133522170101514" calcext:value-type="float">
            <text:p>-0.013352</text:p>
          </table:table-cell>
          <table:table-cell table:style-name="ce5" table:formula="of:=ABS([.F72])" office:value-type="float" office:value="0.0133522170101514" calcext:value-type="float">
            <text:p>0.013352</text:p>
          </table:table-cell>
          <table:table-cell table:style-name="ce5" table:formula="of:=[.$B$1]*[.F72]" office:value-type="float" office:value="-0.0534088680406057" calcext:value-type="float">
            <text:p>-0.053409</text:p>
          </table:table-cell>
          <table:table-cell table:style-name="ce5" table:formula="of:=[.I71]+([.F72]*[.B72])" office:value-type="float" office:value="19.7117172268794" calcext:value-type="float">
            <text:p>19.711717</text:p>
          </table:table-cell>
          <table:table-cell table:style-name="ce5" table:formula="of:=[.I72]*[.$B$2]" office:value-type="float" office:value="200.052779180241" calcext:value-type="float">
            <text:p>200.052779</text:p>
          </table:table-cell>
          <table:table-cell table:style-name="ce5" table:formula="of:=([.F72]-[.F71])/[.B72]" office:value-type="float" office:value="0.0342818501758302" calcext:value-type="float">
            <text:p>0.034282</text:p>
          </table:table-cell>
          <table:table-cell table:style-name="ce5" table:formula="of:=[.K72]*[.$B$3]" office:value-type="float" office:value="0.000342818501758302" calcext:value-type="float">
            <text:p>0.000343</text:p>
          </table:table-cell>
          <table:table-cell table:style-name="ce5" table:formula="of:=[.H72]+[.J72]+[.L72]+[.$B$4]" office:value-type="float" office:value="1699.9997131307" calcext:value-type="float">
            <text:p>1699.999713</text:p>
          </table:table-cell>
          <table:table-cell table:style-name="ce5" table:formula="of:=[.M72]" office:value-type="float" office:value="1699.9997131307" calcext:value-type="float">
            <text:p>1699.999713</text:p>
          </table:table-cell>
          <table:table-cell table:style-name="ce5" table:formula="of:=IF([.N72]&gt;[.$B$6];[.$B$6];IF([.N72]&lt;[.$B$5];[.$B$5];[.N72]))" office:value-type="float" office:value="1699.9997131307" calcext:value-type="float">
            <text:p>1699.999713</text:p>
          </table:table-cell>
          <table:table-cell table:formula="of:=([.N72]-[.N71])/[.B72]" office:value-type="float" office:value="0.00073653762910908" calcext:value-type="float">
            <text:p>0.0007365376</text:p>
          </table:table-cell>
          <table:table-cell table:formula="of:=[.$U$5]*[.T71]" office:value-type="float" office:value="1458.48034261658" calcext:value-type="float">
            <text:p>1458.4803426166</text:p>
          </table:table-cell>
          <table:table-cell table:formula="of:=([.$U$5]*[.U71]*[.$U$5])+[.$S$5]" office:value-type="float" office:value="1.43308183405113" calcext:value-type="float">
            <text:p>1.4330818341</text:p>
          </table:table-cell>
          <table:table-cell table:formula="of:=[.R72]/([.R72]+[.$Q$5])" office:value-type="float" office:value="0.588998616485093" calcext:value-type="float">
            <text:p>0.5889986165</text:p>
          </table:table-cell>
          <table:table-cell table:formula="of:=[.Q72]+[.S72]*((([.M72]*[.B72])+[.E72])-[.Q72])" office:value-type="float" office:value="1700.87269901262" calcext:value-type="float">
            <text:p>1700.8726990126</text:p>
          </table:table-cell>
          <table:table-cell table:formula="of:=(1-[.S72])*[.R72]" office:value-type="float" office:value="0.588998616485093" calcext:value-type="float">
            <text:p>0.5889986165</text:p>
          </table:table-cell>
          <table:table-cell table:formula="of:=[.E73]-[.T72]" office:value-type="float" office:value="-0.862074612867218" calcext:value-type="float">
            <text:p>-0.8620746129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table:formula="of:=[.C72]+[.B73]" office:value-type="float" office:value="6.39999999999999" calcext:value-type="float">
            <text:p>6.4</text:p>
          </table:table-cell>
          <table:table-cell office:value-type="float" office:value="1700" calcext:value-type="float">
            <text:p>1700</text:p>
          </table:table-cell>
          <table:table-cell table:style-name="ce5" table:formula="of:=[.E72]*0.8+[.N72]*0.2" office:value-type="float" office:value="1700.01062439975" calcext:value-type="float">
            <text:p>1700.010624</text:p>
          </table:table-cell>
          <table:table-cell table:style-name="ce5" table:formula="of:=[.D73]-[.E73]" office:value-type="float" office:value="-0.0106243997486217" calcext:value-type="float">
            <text:p>-0.010624</text:p>
          </table:table-cell>
          <table:table-cell table:style-name="ce5" table:formula="of:=ABS([.F73])" office:value-type="float" office:value="0.0106243997486217" calcext:value-type="float">
            <text:p>0.010624</text:p>
          </table:table-cell>
          <table:table-cell table:style-name="ce5" table:formula="of:=[.$B$1]*[.F73]" office:value-type="float" office:value="-0.0424975989944869" calcext:value-type="float">
            <text:p>-0.042498</text:p>
          </table:table-cell>
          <table:table-cell table:style-name="ce5" table:formula="of:=[.I72]+([.F73]*[.B73])" office:value-type="float" office:value="19.7106547869045" calcext:value-type="float">
            <text:p>19.710655</text:p>
          </table:table-cell>
          <table:table-cell table:style-name="ce5" table:formula="of:=[.I73]*[.$B$2]" office:value-type="float" office:value="200.041996554494" calcext:value-type="float">
            <text:p>200.041997</text:p>
          </table:table-cell>
          <table:table-cell table:style-name="ce5" table:formula="of:=([.F73]-[.F72])/[.B73]" office:value-type="float" office:value="0.0272781726152971" calcext:value-type="float">
            <text:p>0.027278</text:p>
          </table:table-cell>
          <table:table-cell table:style-name="ce5" table:formula="of:=[.K73]*[.$B$3]" office:value-type="float" office:value="0.000272781726152971" calcext:value-type="float">
            <text:p>0.000273</text:p>
          </table:table-cell>
          <table:table-cell table:style-name="ce5" table:formula="of:=[.H73]+[.J73]+[.L73]+[.$B$4]" office:value-type="float" office:value="1699.99977173723" calcext:value-type="float">
            <text:p>1699.999772</text:p>
          </table:table-cell>
          <table:table-cell table:style-name="ce5" table:formula="of:=[.M73]" office:value-type="float" office:value="1699.99977173723" calcext:value-type="float">
            <text:p>1699.999772</text:p>
          </table:table-cell>
          <table:table-cell table:style-name="ce5" table:formula="of:=IF([.N73]&gt;[.$B$6];[.$B$6];IF([.N73]&lt;[.$B$5];[.$B$5];[.N73]))" office:value-type="float" office:value="1699.99977173723" calcext:value-type="float">
            <text:p>1699.999772</text:p>
          </table:table-cell>
          <table:table-cell table:formula="of:=([.N73]-[.N72])/[.B73]" office:value-type="float" office:value="0.000586065236802824" calcext:value-type="float">
            <text:p>0.0005860652</text:p>
          </table:table-cell>
          <table:table-cell table:formula="of:=[.$U$5]*[.T72]" office:value-type="float" office:value="1458.47724127787" calcext:value-type="float">
            <text:p>1458.4772412779</text:p>
          </table:table-cell>
          <table:table-cell table:formula="of:=([.$U$5]*[.U72]*[.$U$5])+[.$S$5]" office:value-type="float" office:value="1.43308183405113" calcext:value-type="float">
            <text:p>1.4330818341</text:p>
          </table:table-cell>
          <table:table-cell table:formula="of:=[.R73]/([.R73]+[.$Q$5])" office:value-type="float" office:value="0.588998616485093" calcext:value-type="float">
            <text:p>0.5889986165</text:p>
          </table:table-cell>
          <table:table-cell table:formula="of:=[.Q73]+[.S73]*((([.M73]*[.B73])+[.E73])-[.Q73])" office:value-type="float" office:value="1700.86982112944" calcext:value-type="float">
            <text:p>1700.8698211295</text:p>
          </table:table-cell>
          <table:table-cell table:formula="of:=(1-[.S73])*[.R73]" office:value-type="float" office:value="0.588998616485093" calcext:value-type="float">
            <text:p>0.5889986165</text:p>
          </table:table-cell>
          <table:table-cell table:formula="of:=[.E74]-[.T73]" office:value-type="float" office:value="-0.861367262197518" calcext:value-type="float">
            <text:p>-0.8613672622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table:formula="of:=[.C73]+[.B74]" office:value-type="float" office:value="6.49999999999999" calcext:value-type="float">
            <text:p>6.5</text:p>
          </table:table-cell>
          <table:table-cell office:value-type="float" office:value="1695" calcext:value-type="float">
            <text:p>1695</text:p>
          </table:table-cell>
          <table:table-cell table:style-name="ce5" table:formula="of:=[.E73]*0.8+[.N73]*0.2" office:value-type="float" office:value="1700.00845386724" calcext:value-type="float">
            <text:p>1700.008454</text:p>
          </table:table-cell>
          <table:table-cell table:style-name="ce5" table:formula="of:=[.D74]-[.E74]" office:value-type="float" office:value="-5.00845386724404" calcext:value-type="float">
            <text:p>-5.008454</text:p>
          </table:table-cell>
          <table:table-cell table:style-name="ce5" table:formula="of:=ABS([.F74])" office:value-type="float" office:value="5.00845386724404" calcext:value-type="float">
            <text:p>5.008454</text:p>
          </table:table-cell>
          <table:table-cell table:style-name="ce5" table:formula="of:=[.$B$1]*[.F74]" office:value-type="float" office:value="-20.0338154689762" calcext:value-type="float">
            <text:p>-20.033815</text:p>
          </table:table-cell>
          <table:table-cell table:style-name="ce5" table:formula="of:=[.I73]+([.F74]*[.B74])" office:value-type="float" office:value="19.2098094001801" calcext:value-type="float">
            <text:p>19.209809</text:p>
          </table:table-cell>
          <table:table-cell table:style-name="ce5" table:formula="of:=[.I74]*[.$B$2]" office:value-type="float" office:value="194.958953286341" calcext:value-type="float">
            <text:p>194.958953</text:p>
          </table:table-cell>
          <table:table-cell table:style-name="ce5" table:formula="of:=([.F74]-[.F73])/[.B74]" office:value-type="float" office:value="-49.9782946749542" calcext:value-type="float">
            <text:p>-49.978295</text:p>
          </table:table-cell>
          <table:table-cell table:style-name="ce5" table:formula="of:=[.K74]*[.$B$3]" office:value-type="float" office:value="-0.499782946749542" calcext:value-type="float">
            <text:p>-0.499783</text:p>
          </table:table-cell>
          <table:table-cell table:style-name="ce5" table:formula="of:=[.H74]+[.J74]+[.L74]+[.$B$4]" office:value-type="float" office:value="1674.42535487062" calcext:value-type="float">
            <text:p>1674.425355</text:p>
          </table:table-cell>
          <table:table-cell table:style-name="ce5" table:formula="of:=[.M74]" office:value-type="float" office:value="1674.42535487062" calcext:value-type="float">
            <text:p>1674.425355</text:p>
          </table:table-cell>
          <table:table-cell table:style-name="ce5" table:formula="of:=IF([.N74]&gt;[.$B$6];[.$B$6];IF([.N74]&lt;[.$B$5];[.$B$5];[.N74]))" office:value-type="float" office:value="1674.42535487062" calcext:value-type="float">
            <text:p>1674.425355</text:p>
          </table:table-cell>
          <table:table-cell table:formula="of:=([.N74]-[.N73])/[.B74]" office:value-type="float" office:value="-255.744168666101" calcext:value-type="float">
            <text:p>-255.7441686661</text:p>
          </table:table-cell>
          <table:table-cell table:formula="of:=[.$U$5]*[.T73]" office:value-type="float" office:value="1458.47477352875" calcext:value-type="float">
            <text:p>1458.4747735288</text:p>
          </table:table-cell>
          <table:table-cell table:formula="of:=([.$U$5]*[.U73]*[.$U$5])+[.$S$5]" office:value-type="float" office:value="1.43308183405113" calcext:value-type="float">
            <text:p>1.4330818341</text:p>
          </table:table-cell>
          <table:table-cell table:formula="of:=[.R74]/([.R74]+[.$Q$5])" office:value-type="float" office:value="0.588998616485093" calcext:value-type="float">
            <text:p>0.5889986165</text:p>
          </table:table-cell>
          <table:table-cell table:formula="of:=[.Q74]+[.S74]*((([.M74]*[.B74])+[.E74])-[.Q74])" office:value-type="float" office:value="1699.36119882531" calcext:value-type="float">
            <text:p>1699.3611988253</text:p>
          </table:table-cell>
          <table:table-cell table:formula="of:=(1-[.S74])*[.R74]" office:value-type="float" office:value="0.588998616485093" calcext:value-type="float">
            <text:p>0.5889986165</text:p>
          </table:table-cell>
          <table:table-cell table:formula="of:=[.E75]-[.T74]" office:value-type="float" office:value="-4.46936475739221" calcext:value-type="float">
            <text:p>-4.4693647574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.1</text:p>
          </table:table-cell>
          <table:table-cell table:formula="of:=[.C74]+[.B75]" office:value-type="float" office:value="6.59999999999999" calcext:value-type="float">
            <text:p>6.6</text:p>
          </table:table-cell>
          <table:table-cell office:value-type="float" office:value="1690" calcext:value-type="float">
            <text:p>1690</text:p>
          </table:table-cell>
          <table:table-cell table:style-name="ce5" table:formula="of:=[.E74]*0.8+[.N74]*0.2" office:value-type="float" office:value="1694.89183406792" calcext:value-type="float">
            <text:p>1694.891834</text:p>
          </table:table-cell>
          <table:table-cell table:style-name="ce5" table:formula="of:=[.D75]-[.E75]" office:value-type="float" office:value="-4.89183406791858" calcext:value-type="float">
            <text:p>-4.891834</text:p>
          </table:table-cell>
          <table:table-cell table:style-name="ce5" table:formula="of:=ABS([.F75])" office:value-type="float" office:value="4.89183406791858" calcext:value-type="float">
            <text:p>4.891834</text:p>
          </table:table-cell>
          <table:table-cell table:style-name="ce5" table:formula="of:=[.$B$1]*[.F75]" office:value-type="float" office:value="-19.5673362716743" calcext:value-type="float">
            <text:p>-19.567336</text:p>
          </table:table-cell>
          <table:table-cell table:style-name="ce5" table:formula="of:=[.I74]+([.F75]*[.B75])" office:value-type="float" office:value="18.7206259933882" calcext:value-type="float">
            <text:p>18.720626</text:p>
          </table:table-cell>
          <table:table-cell table:style-name="ce5" table:formula="of:=[.I75]*[.$B$2]" office:value-type="float" office:value="189.9942666012" calcext:value-type="float">
            <text:p>189.994267</text:p>
          </table:table-cell>
          <table:table-cell table:style-name="ce5" table:formula="of:=([.F75]-[.F74])/[.B75]" office:value-type="float" office:value="1.16619799325463" calcext:value-type="float">
            <text:p>1.166198</text:p>
          </table:table-cell>
          <table:table-cell table:style-name="ce5" table:formula="of:=[.K75]*[.$B$3]" office:value-type="float" office:value="0.0116619799325463" calcext:value-type="float">
            <text:p>0.011662</text:p>
          </table:table-cell>
          <table:table-cell table:style-name="ce5" table:formula="of:=[.H75]+[.J75]+[.L75]+[.$B$4]" office:value-type="float" office:value="1670.43859230946" calcext:value-type="float">
            <text:p>1670.438592</text:p>
          </table:table-cell>
          <table:table-cell table:style-name="ce5" table:formula="of:=[.M75]" office:value-type="float" office:value="1670.43859230946" calcext:value-type="float">
            <text:p>1670.438592</text:p>
          </table:table-cell>
          <table:table-cell table:style-name="ce5" table:formula="of:=IF([.N75]&gt;[.$B$6];[.$B$6];IF([.N75]&lt;[.$B$5];[.$B$5];[.N75]))" office:value-type="float" office:value="1670.43859230946" calcext:value-type="float">
            <text:p>1670.438592</text:p>
          </table:table-cell>
          <table:table-cell table:formula="of:=([.N75]-[.N74])/[.B75]" office:value-type="float" office:value="-39.8676256115778" calcext:value-type="float">
            <text:p>-39.8676256116</text:p>
          </table:table-cell>
          <table:table-cell table:formula="of:=[.$U$5]*[.T74]" office:value-type="float" office:value="1457.18114861635" calcext:value-type="float">
            <text:p>1457.1811486164</text:p>
          </table:table-cell>
          <table:table-cell table:formula="of:=([.$U$5]*[.U74]*[.$U$5])+[.$S$5]" office:value-type="float" office:value="1.43308183405113" calcext:value-type="float">
            <text:p>1.4330818341</text:p>
          </table:table-cell>
          <table:table-cell table:formula="of:=[.R75]/([.R75]+[.$Q$5])" office:value-type="float" office:value="0.588998616485093" calcext:value-type="float">
            <text:p>0.5889986165</text:p>
          </table:table-cell>
          <table:table-cell table:formula="of:=[.Q75]+[.S75]*((([.M75]*[.B75])+[.E75])-[.Q75])" office:value-type="float" office:value="1695.58101545041" calcext:value-type="float">
            <text:p>1695.5810154504</text:p>
          </table:table-cell>
          <table:table-cell table:formula="of:=(1-[.S75])*[.R75]" office:value-type="float" office:value="0.588998616485093" calcext:value-type="float">
            <text:p>0.5889986165</text:p>
          </table:table-cell>
          <table:table-cell table:formula="of:=[.E76]-[.T75]" office:value-type="float" office:value="-5.5798297341787" calcext:value-type="float">
            <text:p>-5.5798297342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table:formula="of:=[.C75]+[.B76]" office:value-type="float" office:value="6.69999999999999" calcext:value-type="float">
            <text:p>6.7</text:p>
          </table:table-cell>
          <table:table-cell office:value-type="float" office:value="1685" calcext:value-type="float">
            <text:p>1685</text:p>
          </table:table-cell>
          <table:table-cell table:style-name="ce5" table:formula="of:=[.E75]*0.8+[.N75]*0.2" office:value-type="float" office:value="1690.00118571623" calcext:value-type="float">
            <text:p>1690.001186</text:p>
          </table:table-cell>
          <table:table-cell table:style-name="ce5" table:formula="of:=[.D76]-[.E76]" office:value-type="float" office:value="-5.0011857162267" calcext:value-type="float">
            <text:p>-5.001186</text:p>
          </table:table-cell>
          <table:table-cell table:style-name="ce5" table:formula="of:=ABS([.F76])" office:value-type="float" office:value="5.0011857162267" calcext:value-type="float">
            <text:p>5.001186</text:p>
          </table:table-cell>
          <table:table-cell table:style-name="ce5" table:formula="of:=[.$B$1]*[.F76]" office:value-type="float" office:value="-20.0047428649068" calcext:value-type="float">
            <text:p>-20.004743</text:p>
          </table:table-cell>
          <table:table-cell table:style-name="ce5" table:formula="of:=[.I75]+([.F76]*[.B76])" office:value-type="float" office:value="18.2205074217656" calcext:value-type="float">
            <text:p>18.220507</text:p>
          </table:table-cell>
          <table:table-cell table:style-name="ce5" table:formula="of:=[.I76]*[.$B$2]" office:value-type="float" office:value="184.918599726457" calcext:value-type="float">
            <text:p>184.918600</text:p>
          </table:table-cell>
          <table:table-cell table:style-name="ce5" table:formula="of:=([.F76]-[.F75])/[.B76]" office:value-type="float" office:value="-1.0935164830812" calcext:value-type="float">
            <text:p>-1.093516</text:p>
          </table:table-cell>
          <table:table-cell table:style-name="ce5" table:formula="of:=[.K76]*[.$B$3]" office:value-type="float" office:value="-0.010935164830812" calcext:value-type="float">
            <text:p>-0.010935</text:p>
          </table:table-cell>
          <table:table-cell table:style-name="ce5" table:formula="of:=[.H76]+[.J76]+[.L76]+[.$B$4]" office:value-type="float" office:value="1664.90292169672" calcext:value-type="float">
            <text:p>1664.902922</text:p>
          </table:table-cell>
          <table:table-cell table:style-name="ce5" table:formula="of:=[.M76]" office:value-type="float" office:value="1664.90292169672" calcext:value-type="float">
            <text:p>1664.902922</text:p>
          </table:table-cell>
          <table:table-cell table:style-name="ce5" table:formula="of:=IF([.N76]&gt;[.$B$6];[.$B$6];IF([.N76]&lt;[.$B$5];[.$B$5];[.N76]))" office:value-type="float" office:value="1664.90292169672" calcext:value-type="float">
            <text:p>1664.902922</text:p>
          </table:table-cell>
          <table:table-cell table:formula="of:=([.N76]-[.N75])/[.B76]" office:value-type="float" office:value="-55.3567061273861" calcext:value-type="float">
            <text:p>-55.3567061274</text:p>
          </table:table-cell>
          <table:table-cell table:formula="of:=[.$U$5]*[.T75]" office:value-type="float" office:value="1453.93968826288" calcext:value-type="float">
            <text:p>1453.9396882629</text:p>
          </table:table-cell>
          <table:table-cell table:formula="of:=([.$U$5]*[.U75]*[.$U$5])+[.$S$5]" office:value-type="float" office:value="1.43308183405113" calcext:value-type="float">
            <text:p>1.4330818341</text:p>
          </table:table-cell>
          <table:table-cell table:formula="of:=[.R76]/([.R76]+[.$Q$5])" office:value-type="float" office:value="0.588998616485093" calcext:value-type="float">
            <text:p>0.5889986165</text:p>
          </table:table-cell>
          <table:table-cell table:formula="of:=[.Q76]+[.S76]*((([.M76]*[.B76])+[.E76])-[.Q76])" office:value-type="float" office:value="1691.04213541444" calcext:value-type="float">
            <text:p>1691.0421354144</text:p>
          </table:table-cell>
          <table:table-cell table:formula="of:=(1-[.S76])*[.R76]" office:value-type="float" office:value="0.588998616485093" calcext:value-type="float">
            <text:p>0.5889986165</text:p>
          </table:table-cell>
          <table:table-cell table:formula="of:=[.E77]-[.T76]" office:value-type="float" office:value="-6.06060250210976" calcext:value-type="float">
            <text:p>-6.060602502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.1</text:p>
          </table:table-cell>
          <table:table-cell table:formula="of:=[.C76]+[.B77]" office:value-type="float" office:value="6.79999999999999" calcext:value-type="float">
            <text:p>6.8</text:p>
          </table:table-cell>
          <table:table-cell office:value-type="float" office:value="1680" calcext:value-type="float">
            <text:p>1680</text:p>
          </table:table-cell>
          <table:table-cell table:style-name="ce5" table:formula="of:=[.E76]*0.8+[.N76]*0.2" office:value-type="float" office:value="1684.98153291233" calcext:value-type="float">
            <text:p>1684.981533</text:p>
          </table:table-cell>
          <table:table-cell table:style-name="ce5" table:formula="of:=[.D77]-[.E77]" office:value-type="float" office:value="-4.98153291232529" calcext:value-type="float">
            <text:p>-4.981533</text:p>
          </table:table-cell>
          <table:table-cell table:style-name="ce5" table:formula="of:=ABS([.F77])" office:value-type="float" office:value="4.98153291232529" calcext:value-type="float">
            <text:p>4.981533</text:p>
          </table:table-cell>
          <table:table-cell table:style-name="ce5" table:formula="of:=[.$B$1]*[.F77]" office:value-type="float" office:value="-19.9261316493012" calcext:value-type="float">
            <text:p>-19.926132</text:p>
          </table:table-cell>
          <table:table-cell table:style-name="ce5" table:formula="of:=[.I76]+([.F77]*[.B77])" office:value-type="float" office:value="17.722354130533" calcext:value-type="float">
            <text:p>17.722354</text:p>
          </table:table-cell>
          <table:table-cell table:style-name="ce5" table:formula="of:=[.I77]*[.$B$2]" office:value-type="float" office:value="179.862878338928" calcext:value-type="float">
            <text:p>179.862878</text:p>
          </table:table-cell>
          <table:table-cell table:style-name="ce5" table:formula="of:=([.F77]-[.F76])/[.B77]" office:value-type="float" office:value="0.196528039014083" calcext:value-type="float">
            <text:p>0.196528</text:p>
          </table:table-cell>
          <table:table-cell table:style-name="ce5" table:formula="of:=[.K77]*[.$B$3]" office:value-type="float" office:value="0.00196528039014083" calcext:value-type="float">
            <text:p>0.001965</text:p>
          </table:table-cell>
          <table:table-cell table:style-name="ce5" table:formula="of:=[.H77]+[.J77]+[.L77]+[.$B$4]" office:value-type="float" office:value="1659.93871197002" calcext:value-type="float">
            <text:p>1659.938712</text:p>
          </table:table-cell>
          <table:table-cell table:style-name="ce5" table:formula="of:=[.M77]" office:value-type="float" office:value="1659.93871197002" calcext:value-type="float">
            <text:p>1659.938712</text:p>
          </table:table-cell>
          <table:table-cell table:style-name="ce5" table:formula="of:=IF([.N77]&gt;[.$B$6];[.$B$6];IF([.N77]&lt;[.$B$5];[.$B$5];[.N77]))" office:value-type="float" office:value="1659.93871197002" calcext:value-type="float">
            <text:p>1659.938712</text:p>
          </table:table-cell>
          <table:table-cell table:formula="of:=([.N77]-[.N76])/[.B77]" office:value-type="float" office:value="-49.6420972670217" calcext:value-type="float">
            <text:p>-49.642097267</text:p>
          </table:table-cell>
          <table:table-cell table:formula="of:=[.$U$5]*[.T76]" office:value-type="float" office:value="1450.04765493364" calcext:value-type="float">
            <text:p>1450.0476549336</text:p>
          </table:table-cell>
          <table:table-cell table:formula="of:=([.$U$5]*[.U76]*[.$U$5])+[.$S$5]" office:value-type="float" office:value="1.43308183405113" calcext:value-type="float">
            <text:p>1.4330818341</text:p>
          </table:table-cell>
          <table:table-cell table:formula="of:=[.R77]/([.R77]+[.$Q$5])" office:value-type="float" office:value="0.588998616485093" calcext:value-type="float">
            <text:p>0.5889986165</text:p>
          </table:table-cell>
          <table:table-cell table:formula="of:=[.Q77]+[.S77]*((([.M77]*[.B77])+[.E77])-[.Q77])" office:value-type="float" office:value="1686.1935445086" calcext:value-type="float">
            <text:p>1686.1935445086</text:p>
          </table:table-cell>
          <table:table-cell table:formula="of:=(1-[.S77])*[.R77]" office:value-type="float" office:value="0.588998616485093" calcext:value-type="float">
            <text:p>0.5889986165</text:p>
          </table:table-cell>
          <table:table-cell table:formula="of:=[.E78]-[.T77]" office:value-type="float" office:value="-6.22057578473687" calcext:value-type="float">
            <text:p>-6.2205757847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.1</text:p>
          </table:table-cell>
          <table:table-cell table:formula="of:=[.C77]+[.B78]" office:value-type="float" office:value="6.89999999999999" calcext:value-type="float">
            <text:p>6.9</text:p>
          </table:table-cell>
          <table:table-cell office:value-type="float" office:value="1675" calcext:value-type="float">
            <text:p>1675</text:p>
          </table:table-cell>
          <table:table-cell table:style-name="ce5" table:formula="of:=[.E77]*0.8+[.N77]*0.2" office:value-type="float" office:value="1679.97296872386" calcext:value-type="float">
            <text:p>1679.972969</text:p>
          </table:table-cell>
          <table:table-cell table:style-name="ce5" table:formula="of:=[.D78]-[.E78]" office:value-type="float" office:value="-4.97296872386369" calcext:value-type="float">
            <text:p>-4.972969</text:p>
          </table:table-cell>
          <table:table-cell table:style-name="ce5" table:formula="of:=ABS([.F78])" office:value-type="float" office:value="4.97296872386369" calcext:value-type="float">
            <text:p>4.972969</text:p>
          </table:table-cell>
          <table:table-cell table:style-name="ce5" table:formula="of:=[.$B$1]*[.F78]" office:value-type="float" office:value="-19.8918748954547" calcext:value-type="float">
            <text:p>-19.891875</text:p>
          </table:table-cell>
          <table:table-cell table:style-name="ce5" table:formula="of:=[.I77]+([.F78]*[.B78])" office:value-type="float" office:value="17.2250572581467" calcext:value-type="float">
            <text:p>17.225057</text:p>
          </table:table-cell>
          <table:table-cell table:style-name="ce5" table:formula="of:=[.I78]*[.$B$2]" office:value-type="float" office:value="174.815848683751" calcext:value-type="float">
            <text:p>174.815849</text:p>
          </table:table-cell>
          <table:table-cell table:style-name="ce5" table:formula="of:=([.F78]-[.F77])/[.B78]" office:value-type="float" office:value="0.0856418846160523" calcext:value-type="float">
            <text:p>0.085642</text:p>
          </table:table-cell>
          <table:table-cell table:style-name="ce5" table:formula="of:=[.K78]*[.$B$3]" office:value-type="float" office:value="0.000856418846160523" calcext:value-type="float">
            <text:p>0.000856</text:p>
          </table:table-cell>
          <table:table-cell table:style-name="ce5" table:formula="of:=[.H78]+[.J78]+[.L78]+[.$B$4]" office:value-type="float" office:value="1654.92483020714" calcext:value-type="float">
            <text:p>1654.924830</text:p>
          </table:table-cell>
          <table:table-cell table:style-name="ce5" table:formula="of:=[.M78]" office:value-type="float" office:value="1654.92483020714" calcext:value-type="float">
            <text:p>1654.924830</text:p>
          </table:table-cell>
          <table:table-cell table:style-name="ce5" table:formula="of:=IF([.N78]&gt;[.$B$6];[.$B$6];IF([.N78]&lt;[.$B$5];[.$B$5];[.N78]))" office:value-type="float" office:value="1654.92483020714" calcext:value-type="float">
            <text:p>1654.924830</text:p>
          </table:table-cell>
          <table:table-cell table:formula="of:=([.N78]-[.N77])/[.B78]" office:value-type="float" office:value="-50.1388176287514" calcext:value-type="float">
            <text:p>-50.1388176288</text:p>
          </table:table-cell>
          <table:table-cell table:formula="of:=[.$U$5]*[.T77]" office:value-type="float" office:value="1445.89004837523" calcext:value-type="float">
            <text:p>1445.8900483752</text:p>
          </table:table-cell>
          <table:table-cell table:formula="of:=([.$U$5]*[.U77]*[.$U$5])+[.$S$5]" office:value-type="float" office:value="1.43308183405113" calcext:value-type="float">
            <text:p>1.4330818341</text:p>
          </table:table-cell>
          <table:table-cell table:formula="of:=[.R78]/([.R78]+[.$Q$5])" office:value-type="float" office:value="0.588998616485093" calcext:value-type="float">
            <text:p>0.5889986165</text:p>
          </table:table-cell>
          <table:table-cell table:formula="of:=[.Q78]+[.S78]*((([.M78]*[.B78])+[.E78])-[.Q78])" office:value-type="float" office:value="1681.23940814125" calcext:value-type="float">
            <text:p>1681.2394081413</text:p>
          </table:table-cell>
          <table:table-cell table:formula="of:=(1-[.S78])*[.R78]" office:value-type="float" office:value="0.588998616485093" calcext:value-type="float">
            <text:p>0.5889986165</text:p>
          </table:table-cell>
          <table:table-cell table:formula="of:=[.E79]-[.T78]" office:value-type="float" office:value="-6.27606712072998" calcext:value-type="float">
            <text:p>-6.2760671207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table:formula="of:=[.C78]+[.B79]" office:value-type="float" office:value="6.99999999999999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table:style-name="ce5" table:formula="of:=[.E78]*0.8+[.N78]*0.2" office:value-type="float" office:value="1674.96334102052" calcext:value-type="float">
            <text:p>1674.963341</text:p>
          </table:table-cell>
          <table:table-cell table:style-name="ce5" table:formula="of:=[.D79]-[.E79]" office:value-type="float" office:value="-4.96334102051947" calcext:value-type="float">
            <text:p>-4.963341</text:p>
          </table:table-cell>
          <table:table-cell table:style-name="ce5" table:formula="of:=ABS([.F79])" office:value-type="float" office:value="4.96334102051947" calcext:value-type="float">
            <text:p>4.963341</text:p>
          </table:table-cell>
          <table:table-cell table:style-name="ce5" table:formula="of:=[.$B$1]*[.F79]" office:value-type="float" office:value="-19.8533640820779" calcext:value-type="float">
            <text:p>-19.853364</text:p>
          </table:table-cell>
          <table:table-cell table:style-name="ce5" table:formula="of:=[.I78]+([.F79]*[.B79])" office:value-type="float" office:value="16.7287231560947" calcext:value-type="float">
            <text:p>16.728723</text:p>
          </table:table-cell>
          <table:table-cell table:style-name="ce5" table:formula="of:=[.I79]*[.$B$2]" office:value-type="float" office:value="169.778590114415" calcext:value-type="float">
            <text:p>169.778590</text:p>
          </table:table-cell>
          <table:table-cell table:style-name="ce5" table:formula="of:=([.F79]-[.F78])/[.B79]" office:value-type="float" office:value="0.0962770334422203" calcext:value-type="float">
            <text:p>0.096277</text:p>
          </table:table-cell>
          <table:table-cell table:style-name="ce5" table:formula="of:=[.K79]*[.$B$3]" office:value-type="float" office:value="0.000962770334422203" calcext:value-type="float">
            <text:p>0.000963</text:p>
          </table:table-cell>
          <table:table-cell table:style-name="ce5" table:formula="of:=[.H79]+[.J79]+[.L79]+[.$B$4]" office:value-type="float" office:value="1649.92618880267" calcext:value-type="float">
            <text:p>1649.926189</text:p>
          </table:table-cell>
          <table:table-cell table:style-name="ce5" table:formula="of:=[.M79]" office:value-type="float" office:value="1649.92618880267" calcext:value-type="float">
            <text:p>1649.926189</text:p>
          </table:table-cell>
          <table:table-cell table:style-name="ce5" table:formula="of:=IF([.N79]&gt;[.$B$6];[.$B$6];IF([.N79]&lt;[.$B$5];[.$B$5];[.N79]))" office:value-type="float" office:value="1649.92618880267" calcext:value-type="float">
            <text:p>1649.926189</text:p>
          </table:table-cell>
          <table:table-cell table:formula="of:=([.N79]-[.N78])/[.B79]" office:value-type="float" office:value="-49.9864140447062" calcext:value-type="float">
            <text:p>-49.9864140447</text:p>
          </table:table-cell>
          <table:table-cell table:formula="of:=[.$U$5]*[.T78]" office:value-type="float" office:value="1441.64193789279" calcext:value-type="float">
            <text:p>1441.6419378928</text:p>
          </table:table-cell>
          <table:table-cell table:formula="of:=([.$U$5]*[.U78]*[.$U$5])+[.$S$5]" office:value-type="float" office:value="1.43308183405113" calcext:value-type="float">
            <text:p>1.4330818341</text:p>
          </table:table-cell>
          <table:table-cell table:formula="of:=[.R79]/([.R79]+[.$Q$5])" office:value-type="float" office:value="0.588998616485093" calcext:value-type="float">
            <text:p>0.5889986165</text:p>
          </table:table-cell>
          <table:table-cell table:formula="of:=[.Q79]+[.S79]*((([.M79]*[.B79])+[.E79])-[.Q79])" office:value-type="float" office:value="1676.24834578211" calcext:value-type="float">
            <text:p>1676.2483457821</text:p>
          </table:table-cell>
          <table:table-cell table:formula="of:=(1-[.S79])*[.R79]" office:value-type="float" office:value="0.588998616485093" calcext:value-type="float">
            <text:p>0.5889986165</text:p>
          </table:table-cell>
          <table:table-cell table:formula="of:=[.E80]-[.T79]" office:value-type="float" office:value="-6.29243520516434" calcext:value-type="float">
            <text:p>-6.2924352052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table:formula="of:=[.C79]+[.B80]" office:value-type="float" office:value="7.09999999999999" calcext:value-type="float">
            <text:p>7.1</text:p>
          </table:table-cell>
          <table:table-cell office:value-type="float" office:value="1665" calcext:value-type="float">
            <text:p>1665</text:p>
          </table:table-cell>
          <table:table-cell table:style-name="ce5" table:formula="of:=[.E79]*0.8+[.N79]*0.2" office:value-type="float" office:value="1669.95591057695" calcext:value-type="float">
            <text:p>1669.955911</text:p>
          </table:table-cell>
          <table:table-cell table:style-name="ce5" table:formula="of:=[.D80]-[.E80]" office:value-type="float" office:value="-4.95591057694992" calcext:value-type="float">
            <text:p>-4.955911</text:p>
          </table:table-cell>
          <table:table-cell table:style-name="ce5" table:formula="of:=ABS([.F80])" office:value-type="float" office:value="4.95591057694992" calcext:value-type="float">
            <text:p>4.955911</text:p>
          </table:table-cell>
          <table:table-cell table:style-name="ce5" table:formula="of:=[.$B$1]*[.F80]" office:value-type="float" office:value="-19.8236423077997" calcext:value-type="float">
            <text:p>-19.823642</text:p>
          </table:table-cell>
          <table:table-cell table:style-name="ce5" table:formula="of:=[.I79]+([.F80]*[.B80])" office:value-type="float" office:value="16.2331320983997" calcext:value-type="float">
            <text:p>16.233132</text:p>
          </table:table-cell>
          <table:table-cell table:style-name="ce5" table:formula="of:=[.I80]*[.$B$2]" office:value-type="float" office:value="164.748872648016" calcext:value-type="float">
            <text:p>164.748873</text:p>
          </table:table-cell>
          <table:table-cell table:style-name="ce5" table:formula="of:=([.F80]-[.F79])/[.B80]" office:value-type="float" office:value="0.074304435695467" calcext:value-type="float">
            <text:p>0.074304</text:p>
          </table:table-cell>
          <table:table-cell table:style-name="ce5" table:formula="of:=[.K80]*[.$B$3]" office:value-type="float" office:value="0.00074304435695467" calcext:value-type="float">
            <text:p>0.000743</text:p>
          </table:table-cell>
          <table:table-cell table:style-name="ce5" table:formula="of:=[.H80]+[.J80]+[.L80]+[.$B$4]" office:value-type="float" office:value="1644.92597338457" calcext:value-type="float">
            <text:p>1644.925973</text:p>
          </table:table-cell>
          <table:table-cell table:style-name="ce5" table:formula="of:=[.M80]" office:value-type="float" office:value="1644.92597338457" calcext:value-type="float">
            <text:p>1644.925973</text:p>
          </table:table-cell>
          <table:table-cell table:style-name="ce5" table:formula="of:=IF([.N80]&gt;[.$B$6];[.$B$6];IF([.N80]&lt;[.$B$5];[.$B$5];[.N80]))" office:value-type="float" office:value="1644.92597338457" calcext:value-type="float">
            <text:p>1644.925973</text:p>
          </table:table-cell>
          <table:table-cell table:formula="of:=([.N80]-[.N79])/[.B80]" office:value-type="float" office:value="-50.0021541809838" calcext:value-type="float">
            <text:p>-50.002154181</text:p>
          </table:table-cell>
          <table:table-cell table:formula="of:=[.$U$5]*[.T79]" office:value-type="float" office:value="1437.36216383044" calcext:value-type="float">
            <text:p>1437.3621638304</text:p>
          </table:table-cell>
          <table:table-cell table:formula="of:=([.$U$5]*[.U79]*[.$U$5])+[.$S$5]" office:value-type="float" office:value="1.43308183405113" calcext:value-type="float">
            <text:p>1.4330818341</text:p>
          </table:table-cell>
          <table:table-cell table:formula="of:=[.R80]/([.R80]+[.$Q$5])" office:value-type="float" office:value="0.588998616485093" calcext:value-type="float">
            <text:p>0.5889986165</text:p>
          </table:table-cell>
          <table:table-cell table:formula="of:=[.Q80]+[.S80]*((([.M80]*[.B80])+[.E80])-[.Q80])" office:value-type="float" office:value="1671.24547112161" calcext:value-type="float">
            <text:p>1671.2454711216</text:p>
          </table:table-cell>
          <table:table-cell table:formula="of:=(1-[.S80])*[.R80]" office:value-type="float" office:value="0.588998616485093" calcext:value-type="float">
            <text:p>0.5889986165</text:p>
          </table:table-cell>
          <table:table-cell table:formula="of:=[.E81]-[.T80]" office:value-type="float" office:value="-6.29554798313484" calcext:value-type="float">
            <text:p>-6.2955479831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  <table:table-cell table:formula="of:=[.C80]+[.B81]" office:value-type="float" office:value="7.19999999999999" calcext:value-type="float">
            <text:p>7.2</text:p>
          </table:table-cell>
          <table:table-cell office:value-type="float" office:value="1660" calcext:value-type="float">
            <text:p>1660</text:p>
          </table:table-cell>
          <table:table-cell table:style-name="ce5" table:formula="of:=[.E80]*0.8+[.N80]*0.2" office:value-type="float" office:value="1664.94992313847" calcext:value-type="float">
            <text:p>1664.949923</text:p>
          </table:table-cell>
          <table:table-cell table:style-name="ce5" table:formula="of:=[.D81]-[.E81]" office:value-type="float" office:value="-4.94992313847479" calcext:value-type="float">
            <text:p>-4.949923</text:p>
          </table:table-cell>
          <table:table-cell table:style-name="ce5" table:formula="of:=ABS([.F81])" office:value-type="float" office:value="4.94992313847479" calcext:value-type="float">
            <text:p>4.949923</text:p>
          </table:table-cell>
          <table:table-cell table:style-name="ce5" table:formula="of:=[.$B$1]*[.F81]" office:value-type="float" office:value="-19.7996925538991" calcext:value-type="float">
            <text:p>-19.799693</text:p>
          </table:table-cell>
          <table:table-cell table:style-name="ce5" table:formula="of:=[.I80]+([.F81]*[.B81])" office:value-type="float" office:value="15.7381397845522" calcext:value-type="float">
            <text:p>15.738140</text:p>
          </table:table-cell>
          <table:table-cell table:style-name="ce5" table:formula="of:=[.I81]*[.$B$2]" office:value-type="float" office:value="159.725231789216" calcext:value-type="float">
            <text:p>159.725232</text:p>
          </table:table-cell>
          <table:table-cell table:style-name="ce5" table:formula="of:=([.F81]-[.F80])/[.B81]" office:value-type="float" office:value="0.0598743847513106" calcext:value-type="float">
            <text:p>0.059874</text:p>
          </table:table-cell>
          <table:table-cell table:style-name="ce5" table:formula="of:=[.K81]*[.$B$3]" office:value-type="float" office:value="0.000598743847513106" calcext:value-type="float">
            <text:p>0.000599</text:p>
          </table:table-cell>
          <table:table-cell table:style-name="ce5" table:formula="of:=[.H81]+[.J81]+[.L81]+[.$B$4]" office:value-type="float" office:value="1639.92613797916" calcext:value-type="float">
            <text:p>1639.926138</text:p>
          </table:table-cell>
          <table:table-cell table:style-name="ce5" table:formula="of:=[.M81]" office:value-type="float" office:value="1639.92613797916" calcext:value-type="float">
            <text:p>1639.926138</text:p>
          </table:table-cell>
          <table:table-cell table:style-name="ce5" table:formula="of:=IF([.N81]&gt;[.$B$6];[.$B$6];IF([.N81]&lt;[.$B$5];[.$B$5];[.N81]))" office:value-type="float" office:value="1639.92613797916" calcext:value-type="float">
            <text:p>1639.926138</text:p>
          </table:table-cell>
          <table:table-cell table:formula="of:=([.N81]-[.N80])/[.B81]" office:value-type="float" office:value="-49.9983540540825" calcext:value-type="float">
            <text:p>-49.9983540541</text:p>
          </table:table-cell>
          <table:table-cell table:formula="of:=[.$U$5]*[.T80]" office:value-type="float" office:value="1433.07226086619" calcext:value-type="float">
            <text:p>1433.0722608662</text:p>
          </table:table-cell>
          <table:table-cell table:formula="of:=([.$U$5]*[.U80]*[.$U$5])+[.$S$5]" office:value-type="float" office:value="1.43308183405113" calcext:value-type="float">
            <text:p>1.4330818341</text:p>
          </table:table-cell>
          <table:table-cell table:formula="of:=[.R81]/([.R81]+[.$Q$5])" office:value-type="float" office:value="0.588998616485093" calcext:value-type="float">
            <text:p>0.5889986165</text:p>
          </table:table-cell>
          <table:table-cell table:formula="of:=[.Q81]+[.S81]*((([.M81]*[.B81])+[.E81])-[.Q81])" office:value-type="float" office:value="1666.23930577911" calcext:value-type="float">
            <text:p>1666.2393057791</text:p>
          </table:table-cell>
          <table:table-cell table:formula="of:=(1-[.S81])*[.R81]" office:value-type="float" office:value="0.588998616485093" calcext:value-type="float">
            <text:p>0.5889986165</text:p>
          </table:table-cell>
          <table:table-cell table:formula="of:=[.E82]-[.T81]" office:value-type="float" office:value="-6.29413967249661" calcext:value-type="float">
            <text:p>-6.2941396725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formula="of:=[.C81]+[.B82]" office:value-type="float" office:value="7.29999999999999" calcext:value-type="float">
            <text:p>7.3</text:p>
          </table:table-cell>
          <table:table-cell office:value-type="float" office:value="1655" calcext:value-type="float">
            <text:p>1655</text:p>
          </table:table-cell>
          <table:table-cell table:style-name="ce5" table:formula="of:=[.E81]*0.8+[.N81]*0.2" office:value-type="float" office:value="1659.94516610661" calcext:value-type="float">
            <text:p>1659.945166</text:p>
          </table:table-cell>
          <table:table-cell table:style-name="ce5" table:formula="of:=[.D82]-[.E82]" office:value-type="float" office:value="-4.94516610661276" calcext:value-type="float">
            <text:p>-4.945166</text:p>
          </table:table-cell>
          <table:table-cell table:style-name="ce5" table:formula="of:=ABS([.F82])" office:value-type="float" office:value="4.94516610661276" calcext:value-type="float">
            <text:p>4.945166</text:p>
          </table:table-cell>
          <table:table-cell table:style-name="ce5" table:formula="of:=[.$B$1]*[.F82]" office:value-type="float" office:value="-19.780664426451" calcext:value-type="float">
            <text:p>-19.780664</text:p>
          </table:table-cell>
          <table:table-cell table:style-name="ce5" table:formula="of:=[.I81]+([.F82]*[.B82])" office:value-type="float" office:value="15.243623173891" calcext:value-type="float">
            <text:p>15.243623</text:p>
          </table:table-cell>
          <table:table-cell table:style-name="ce5" table:formula="of:=[.I82]*[.$B$2]" office:value-type="float" office:value="154.706418807328" calcext:value-type="float">
            <text:p>154.706419</text:p>
          </table:table-cell>
          <table:table-cell table:style-name="ce5" table:formula="of:=([.F82]-[.F81])/[.B82]" office:value-type="float" office:value="0.0475703186202736" calcext:value-type="float">
            <text:p>0.047570</text:p>
          </table:table-cell>
          <table:table-cell table:style-name="ce5" table:formula="of:=[.K82]*[.$B$3]" office:value-type="float" office:value="0.000475703186202736" calcext:value-type="float">
            <text:p>0.000476</text:p>
          </table:table-cell>
          <table:table-cell table:style-name="ce5" table:formula="of:=[.H82]+[.J82]+[.L82]+[.$B$4]" office:value-type="float" office:value="1634.92623008406" calcext:value-type="float">
            <text:p>1634.926230</text:p>
          </table:table-cell>
          <table:table-cell table:style-name="ce5" table:formula="of:=[.M82]" office:value-type="float" office:value="1634.92623008406" calcext:value-type="float">
            <text:p>1634.926230</text:p>
          </table:table-cell>
          <table:table-cell table:style-name="ce5" table:formula="of:=IF([.N82]&gt;[.$B$6];[.$B$6];IF([.N82]&lt;[.$B$5];[.$B$5];[.N82]))" office:value-type="float" office:value="1634.92623008406" calcext:value-type="float">
            <text:p>1634.926230</text:p>
          </table:table-cell>
          <table:table-cell table:formula="of:=([.N82]-[.N81])/[.B82]" office:value-type="float" office:value="-49.9990789510184" calcext:value-type="float">
            <text:p>-49.999078951</text:p>
          </table:table-cell>
          <table:table-cell table:formula="of:=[.$U$5]*[.T81]" office:value-type="float" office:value="1428.77953618294" calcext:value-type="float">
            <text:p>1428.779536183</text:p>
          </table:table-cell>
          <table:table-cell table:formula="of:=([.$U$5]*[.U81]*[.$U$5])+[.$S$5]" office:value-type="float" office:value="1.43308183405113" calcext:value-type="float">
            <text:p>1.4330818341</text:p>
          </table:table-cell>
          <table:table-cell table:formula="of:=[.R82]/([.R82]+[.$Q$5])" office:value-type="float" office:value="0.588998616485093" calcext:value-type="float">
            <text:p>0.5889986165</text:p>
          </table:table-cell>
          <table:table-cell table:formula="of:=[.Q82]+[.S82]*((([.M82]*[.B82])+[.E82])-[.Q82])" office:value-type="float" office:value="1661.23270114436" calcext:value-type="float">
            <text:p>1661.2327011444</text:p>
          </table:table-cell>
          <table:table-cell table:formula="of:=(1-[.S82])*[.R82]" office:value-type="float" office:value="0.588998616485093" calcext:value-type="float">
            <text:p>0.5889986165</text:p>
          </table:table-cell>
          <table:table-cell table:formula="of:=[.E83]-[.T82]" office:value-type="float" office:value="-6.29132224225623" calcext:value-type="float">
            <text:p>-6.2913222423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.1</text:p>
          </table:table-cell>
          <table:table-cell table:formula="of:=[.C82]+[.B83]" office:value-type="float" office:value="7.39999999999999" calcext:value-type="float">
            <text:p>7.4</text:p>
          </table:table-cell>
          <table:table-cell office:value-type="float" office:value="1650" calcext:value-type="float">
            <text:p>1650</text:p>
          </table:table-cell>
          <table:table-cell table:style-name="ce5" table:formula="of:=[.E82]*0.8+[.N82]*0.2" office:value-type="float" office:value="1654.9413789021" calcext:value-type="float">
            <text:p>1654.941379</text:p>
          </table:table-cell>
          <table:table-cell table:style-name="ce5" table:formula="of:=[.D83]-[.E83]" office:value-type="float" office:value="-4.941378902103" calcext:value-type="float">
            <text:p>-4.941379</text:p>
          </table:table-cell>
          <table:table-cell table:style-name="ce5" table:formula="of:=ABS([.F83])" office:value-type="float" office:value="4.941378902103" calcext:value-type="float">
            <text:p>4.941379</text:p>
          </table:table-cell>
          <table:table-cell table:style-name="ce5" table:formula="of:=[.$B$1]*[.F83]" office:value-type="float" office:value="-19.765515608412" calcext:value-type="float">
            <text:p>-19.765516</text:p>
          </table:table-cell>
          <table:table-cell table:style-name="ce5" table:formula="of:=[.I82]+([.F83]*[.B83])" office:value-type="float" office:value="14.7494852836807" calcext:value-type="float">
            <text:p>14.749485</text:p>
          </table:table-cell>
          <table:table-cell table:style-name="ce5" table:formula="of:=[.I83]*[.$B$2]" office:value-type="float" office:value="149.691449431649" calcext:value-type="float">
            <text:p>149.691449</text:p>
          </table:table-cell>
          <table:table-cell table:style-name="ce5" table:formula="of:=([.F83]-[.F82])/[.B83]" office:value-type="float" office:value="0.0378720450976289" calcext:value-type="float">
            <text:p>0.037872</text:p>
          </table:table-cell>
          <table:table-cell table:style-name="ce5" table:formula="of:=[.K83]*[.$B$3]" office:value-type="float" office:value="0.000378720450976289" calcext:value-type="float">
            <text:p>0.000379</text:p>
          </table:table-cell>
          <table:table-cell table:style-name="ce5" table:formula="of:=[.H83]+[.J83]+[.L83]+[.$B$4]" office:value-type="float" office:value="1629.92631254369" calcext:value-type="float">
            <text:p>1629.926313</text:p>
          </table:table-cell>
          <table:table-cell table:style-name="ce5" table:formula="of:=[.M83]" office:value-type="float" office:value="1629.92631254369" calcext:value-type="float">
            <text:p>1629.926313</text:p>
          </table:table-cell>
          <table:table-cell table:style-name="ce5" table:formula="of:=IF([.N83]&gt;[.$B$6];[.$B$6];IF([.N83]&lt;[.$B$5];[.$B$5];[.N83]))" office:value-type="float" office:value="1629.92631254369" calcext:value-type="float">
            <text:p>1629.926313</text:p>
          </table:table-cell>
          <table:table-cell table:formula="of:=([.N83]-[.N82])/[.B83]" office:value-type="float" office:value="-49.9991754037455" calcext:value-type="float">
            <text:p>-49.9991754037</text:p>
          </table:table-cell>
          <table:table-cell table:formula="of:=[.$U$5]*[.T82]" office:value-type="float" office:value="1424.48643481204" calcext:value-type="float">
            <text:p>1424.486434812</text:p>
          </table:table-cell>
          <table:table-cell table:formula="of:=([.$U$5]*[.U82]*[.$U$5])+[.$S$5]" office:value-type="float" office:value="1.43308183405113" calcext:value-type="float">
            <text:p>1.4330818341</text:p>
          </table:table-cell>
          <table:table-cell table:formula="of:=[.R83]/([.R83]+[.$Q$5])" office:value-type="float" office:value="0.588998616485093" calcext:value-type="float">
            <text:p>0.5889986165</text:p>
          </table:table-cell>
          <table:table-cell table:formula="of:=[.Q83]+[.S83]*((([.M83]*[.B83])+[.E83])-[.Q83])" office:value-type="float" office:value="1656.22651234933" calcext:value-type="float">
            <text:p>1656.2265123493</text:p>
          </table:table-cell>
          <table:table-cell table:formula="of:=(1-[.S83])*[.R83]" office:value-type="float" office:value="0.588998616485093" calcext:value-type="float">
            <text:p>0.5889986165</text:p>
          </table:table-cell>
          <table:table-cell table:formula="of:=[.E84]-[.T83]" office:value-type="float" office:value="-6.28814671890495" calcext:value-type="float">
            <text:p>-6.2881467189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formula="of:=[.C83]+[.B84]" office:value-type="float" office:value="7.49999999999999" calcext:value-type="float">
            <text:p>7.5</text:p>
          </table:table-cell>
          <table:table-cell office:value-type="float" office:value="1645" calcext:value-type="float">
            <text:p>1645</text:p>
          </table:table-cell>
          <table:table-cell table:style-name="ce5" table:formula="of:=[.E83]*0.8+[.N83]*0.2" office:value-type="float" office:value="1649.93836563042" calcext:value-type="float">
            <text:p>1649.938366</text:p>
          </table:table-cell>
          <table:table-cell table:style-name="ce5" table:formula="of:=[.D84]-[.E84]" office:value-type="float" office:value="-4.93836563042009" calcext:value-type="float">
            <text:p>-4.938366</text:p>
          </table:table-cell>
          <table:table-cell table:style-name="ce5" table:formula="of:=ABS([.F84])" office:value-type="float" office:value="4.93836563042009" calcext:value-type="float">
            <text:p>4.938366</text:p>
          </table:table-cell>
          <table:table-cell table:style-name="ce5" table:formula="of:=[.$B$1]*[.F84]" office:value-type="float" office:value="-19.7534625216804" calcext:value-type="float">
            <text:p>-19.753463</text:p>
          </table:table-cell>
          <table:table-cell table:style-name="ce5" table:formula="of:=[.I83]+([.F84]*[.B84])" office:value-type="float" office:value="14.2556487206387" calcext:value-type="float">
            <text:p>14.255649</text:p>
          </table:table-cell>
          <table:table-cell table:style-name="ce5" table:formula="of:=[.I84]*[.$B$2]" office:value-type="float" office:value="144.679538203405" calcext:value-type="float">
            <text:p>144.679538</text:p>
          </table:table-cell>
          <table:table-cell table:style-name="ce5" table:formula="of:=([.F84]-[.F83])/[.B84]" office:value-type="float" office:value="0.03013271682903" calcext:value-type="float">
            <text:p>0.030133</text:p>
          </table:table-cell>
          <table:table-cell table:style-name="ce5" table:formula="of:=[.K84]*[.$B$3]" office:value-type="float" office:value="0.0003013271682903" calcext:value-type="float">
            <text:p>0.000301</text:p>
          </table:table-cell>
          <table:table-cell table:style-name="ce5" table:formula="of:=[.H84]+[.J84]+[.L84]+[.$B$4]" office:value-type="float" office:value="1624.92637700889" calcext:value-type="float">
            <text:p>1624.926377</text:p>
          </table:table-cell>
          <table:table-cell table:style-name="ce5" table:formula="of:=[.M84]" office:value-type="float" office:value="1624.92637700889" calcext:value-type="float">
            <text:p>1624.926377</text:p>
          </table:table-cell>
          <table:table-cell table:style-name="ce5" table:formula="of:=IF([.N84]&gt;[.$B$6];[.$B$6];IF([.N84]&lt;[.$B$5];[.$B$5];[.N84]))" office:value-type="float" office:value="1624.92637700889" calcext:value-type="float">
            <text:p>1624.926377</text:p>
          </table:table-cell>
          <table:table-cell table:formula="of:=([.N84]-[.N83])/[.B84]" office:value-type="float" office:value="-49.9993553479521" calcext:value-type="float">
            <text:p>-49.999355348</text:p>
          </table:table-cell>
          <table:table-cell table:formula="of:=[.$U$5]*[.T83]" office:value-type="float" office:value="1420.19369001854" calcext:value-type="float">
            <text:p>1420.1936900185</text:p>
          </table:table-cell>
          <table:table-cell table:formula="of:=([.$U$5]*[.U83]*[.$U$5])+[.$S$5]" office:value-type="float" office:value="1.43308183405113" calcext:value-type="float">
            <text:p>1.4330818341</text:p>
          </table:table-cell>
          <table:table-cell table:formula="of:=[.R84]/([.R84]+[.$Q$5])" office:value-type="float" office:value="0.588998616485093" calcext:value-type="float">
            <text:p>0.5889986165</text:p>
          </table:table-cell>
          <table:table-cell table:formula="of:=[.Q84]+[.S84]*((([.M84]*[.B84])+[.E84])-[.Q84])" office:value-type="float" office:value="1651.22092489359" calcext:value-type="float">
            <text:p>1651.2209248936</text:p>
          </table:table-cell>
          <table:table-cell table:formula="of:=(1-[.S84])*[.R84]" office:value-type="float" office:value="0.588998616485093" calcext:value-type="float">
            <text:p>0.5889986165</text:p>
          </table:table-cell>
          <table:table-cell table:formula="of:=[.E85]-[.T84]" office:value-type="float" office:value="-6.28495698747565" calcext:value-type="float">
            <text:p>-6.2849569875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.1</text:p>
          </table:table-cell>
          <table:table-cell table:formula="of:=[.C84]+[.B85]" office:value-type="float" office:value="7.59999999999999" calcext:value-type="float">
            <text:p>7.6</text:p>
          </table:table-cell>
          <table:table-cell office:value-type="float" office:value="1640" calcext:value-type="float">
            <text:p>1640</text:p>
          </table:table-cell>
          <table:table-cell table:style-name="ce5" table:formula="of:=[.E84]*0.8+[.N84]*0.2" office:value-type="float" office:value="1644.93596790611" calcext:value-type="float">
            <text:p>1644.935968</text:p>
          </table:table-cell>
          <table:table-cell table:style-name="ce5" table:formula="of:=[.D85]-[.E85]" office:value-type="float" office:value="-4.93596790611468" calcext:value-type="float">
            <text:p>-4.935968</text:p>
          </table:table-cell>
          <table:table-cell table:style-name="ce5" table:formula="of:=ABS([.F85])" office:value-type="float" office:value="4.93596790611468" calcext:value-type="float">
            <text:p>4.935968</text:p>
          </table:table-cell>
          <table:table-cell table:style-name="ce5" table:formula="of:=[.$B$1]*[.F85]" office:value-type="float" office:value="-19.7438716244587" calcext:value-type="float">
            <text:p>-19.743872</text:p>
          </table:table-cell>
          <table:table-cell table:style-name="ce5" table:formula="of:=[.I84]+([.F85]*[.B85])" office:value-type="float" office:value="13.7620519300272" calcext:value-type="float">
            <text:p>13.762052</text:p>
          </table:table-cell>
          <table:table-cell table:style-name="ce5" table:formula="of:=[.I85]*[.$B$2]" office:value-type="float" office:value="139.670060408055" calcext:value-type="float">
            <text:p>139.670060</text:p>
          </table:table-cell>
          <table:table-cell table:style-name="ce5" table:formula="of:=([.F85]-[.F84])/[.B85]" office:value-type="float" office:value="0.0239772430541052" calcext:value-type="float">
            <text:p>0.023977</text:p>
          </table:table-cell>
          <table:table-cell table:style-name="ce5" table:formula="of:=[.K85]*[.$B$3]" office:value-type="float" office:value="0.000239772430541052" calcext:value-type="float">
            <text:p>0.000240</text:p>
          </table:table-cell>
          <table:table-cell table:style-name="ce5" table:formula="of:=[.H85]+[.J85]+[.L85]+[.$B$4]" office:value-type="float" office:value="1619.92642855603" calcext:value-type="float">
            <text:p>1619.926429</text:p>
          </table:table-cell>
          <table:table-cell table:style-name="ce5" table:formula="of:=[.M85]" office:value-type="float" office:value="1619.92642855603" calcext:value-type="float">
            <text:p>1619.926429</text:p>
          </table:table-cell>
          <table:table-cell table:style-name="ce5" table:formula="of:=IF([.N85]&gt;[.$B$6];[.$B$6];IF([.N85]&lt;[.$B$5];[.$B$5];[.N85]))" office:value-type="float" office:value="1619.92642855603" calcext:value-type="float">
            <text:p>1619.926429</text:p>
          </table:table-cell>
          <table:table-cell table:formula="of:=([.N85]-[.N84])/[.B85]" office:value-type="float" office:value="-49.9994845286619" calcext:value-type="float">
            <text:p>-49.9994845287</text:p>
          </table:table-cell>
          <table:table-cell table:formula="of:=[.$U$5]*[.T84]" office:value-type="float" office:value="1415.90146086602" calcext:value-type="float">
            <text:p>1415.901460866</text:p>
          </table:table-cell>
          <table:table-cell table:formula="of:=([.$U$5]*[.U84]*[.$U$5])+[.$S$5]" office:value-type="float" office:value="1.43308183405113" calcext:value-type="float">
            <text:p>1.4330818341</text:p>
          </table:table-cell>
          <table:table-cell table:formula="of:=[.R85]/([.R85]+[.$Q$5])" office:value-type="float" office:value="0.588998616485093" calcext:value-type="float">
            <text:p>0.5889986165</text:p>
          </table:table-cell>
          <table:table-cell table:formula="of:=[.Q85]+[.S85]*((([.M85]*[.B85])+[.E85])-[.Q85])" office:value-type="float" office:value="1646.2159111627" calcext:value-type="float">
            <text:p>1646.2159111627</text:p>
          </table:table-cell>
          <table:table-cell table:formula="of:=(1-[.S85])*[.R85]" office:value-type="float" office:value="0.588998616485093" calcext:value-type="float">
            <text:p>0.5889986165</text:p>
          </table:table-cell>
          <table:table-cell table:formula="of:=[.E86]-[.T85]" office:value-type="float" office:value="-6.28185112659935" calcext:value-type="float">
            <text:p>-6.2818511266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.1</text:p>
          </table:table-cell>
          <table:table-cell table:formula="of:=[.C85]+[.B86]" office:value-type="float" office:value="7.69999999999999" calcext:value-type="float">
            <text:p>7.7</text:p>
          </table:table-cell>
          <table:table-cell office:value-type="float" office:value="1635" calcext:value-type="float">
            <text:p>1635</text:p>
          </table:table-cell>
          <table:table-cell table:style-name="ce5" table:formula="of:=[.E85]*0.8+[.N85]*0.2" office:value-type="float" office:value="1639.9340600361" calcext:value-type="float">
            <text:p>1639.934060</text:p>
          </table:table-cell>
          <table:table-cell table:style-name="ce5" table:formula="of:=[.D86]-[.E86]" office:value-type="float" office:value="-4.93406003609744" calcext:value-type="float">
            <text:p>-4.934060</text:p>
          </table:table-cell>
          <table:table-cell table:style-name="ce5" table:formula="of:=ABS([.F86])" office:value-type="float" office:value="4.93406003609744" calcext:value-type="float">
            <text:p>4.934060</text:p>
          </table:table-cell>
          <table:table-cell table:style-name="ce5" table:formula="of:=[.$B$1]*[.F86]" office:value-type="float" office:value="-19.7362401443897" calcext:value-type="float">
            <text:p>-19.736240</text:p>
          </table:table-cell>
          <table:table-cell table:style-name="ce5" table:formula="of:=[.I85]+([.F86]*[.B86])" office:value-type="float" office:value="13.2686459264174" calcext:value-type="float">
            <text:p>13.268646</text:p>
          </table:table-cell>
          <table:table-cell table:style-name="ce5" table:formula="of:=[.I86]*[.$B$2]" office:value-type="float" office:value="134.662518896058" calcext:value-type="float">
            <text:p>134.662519</text:p>
          </table:table-cell>
          <table:table-cell table:style-name="ce5" table:formula="of:=([.F86]-[.F85])/[.B86]" office:value-type="float" office:value="0.0190787001724857" calcext:value-type="float">
            <text:p>0.019079</text:p>
          </table:table-cell>
          <table:table-cell table:style-name="ce5" table:formula="of:=[.K86]*[.$B$3]" office:value-type="float" office:value="0.000190787001724857" calcext:value-type="float">
            <text:p>0.000191</text:p>
          </table:table-cell>
          <table:table-cell table:style-name="ce5" table:formula="of:=[.H86]+[.J86]+[.L86]+[.$B$4]" office:value-type="float" office:value="1614.92646953867" calcext:value-type="float">
            <text:p>1614.926470</text:p>
          </table:table-cell>
          <table:table-cell table:style-name="ce5" table:formula="of:=[.M86]" office:value-type="float" office:value="1614.92646953867" calcext:value-type="float">
            <text:p>1614.926470</text:p>
          </table:table-cell>
          <table:table-cell table:style-name="ce5" table:formula="of:=IF([.N86]&gt;[.$B$6];[.$B$6];IF([.N86]&lt;[.$B$5];[.$B$5];[.N86]))" office:value-type="float" office:value="1614.92646953867" calcext:value-type="float">
            <text:p>1614.926470</text:p>
          </table:table-cell>
          <table:table-cell table:formula="of:=([.N86]-[.N85])/[.B86]" office:value-type="float" office:value="-49.9995901735679" calcext:value-type="float">
            <text:p>-49.9995901736</text:p>
          </table:table-cell>
          <table:table-cell table:formula="of:=[.$U$5]*[.T85]" office:value-type="float" office:value="1411.60972367545" calcext:value-type="float">
            <text:p>1411.6097236755</text:p>
          </table:table-cell>
          <table:table-cell table:formula="of:=([.$U$5]*[.U85]*[.$U$5])+[.$S$5]" office:value-type="float" office:value="1.43308183405113" calcext:value-type="float">
            <text:p>1.4330818341</text:p>
          </table:table-cell>
          <table:table-cell table:formula="of:=[.R86]/([.R86]+[.$Q$5])" office:value-type="float" office:value="0.588998616485093" calcext:value-type="float">
            <text:p>0.5889986165</text:p>
          </table:table-cell>
          <table:table-cell table:formula="of:=[.Q86]+[.S86]*((([.M86]*[.B86])+[.E86])-[.Q86])" office:value-type="float" office:value="1641.21138753009" calcext:value-type="float">
            <text:p>1641.2113875301</text:p>
          </table:table-cell>
          <table:table-cell table:formula="of:=(1-[.S86])*[.R86]" office:value-type="float" office:value="0.588998616485093" calcext:value-type="float">
            <text:p>0.5889986165</text:p>
          </table:table-cell>
          <table:table-cell table:formula="of:=[.E87]-[.T86]" office:value-type="float" office:value="-6.27884559347808" calcext:value-type="float">
            <text:p>-6.2788455935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.1</text:p>
          </table:table-cell>
          <table:table-cell table:formula="of:=[.C86]+[.B87]" office:value-type="float" office:value="7.79999999999999" calcext:value-type="float">
            <text:p>7.8</text:p>
          </table:table-cell>
          <table:table-cell office:value-type="float" office:value="1630" calcext:value-type="float">
            <text:p>1630</text:p>
          </table:table-cell>
          <table:table-cell table:style-name="ce5" table:formula="of:=[.E86]*0.8+[.N86]*0.2" office:value-type="float" office:value="1634.93254193661" calcext:value-type="float">
            <text:p>1634.932542</text:p>
          </table:table-cell>
          <table:table-cell table:style-name="ce5" table:formula="of:=[.D87]-[.E87]" office:value-type="float" office:value="-4.9325419366121" calcext:value-type="float">
            <text:p>-4.932542</text:p>
          </table:table-cell>
          <table:table-cell table:style-name="ce5" table:formula="of:=ABS([.F87])" office:value-type="float" office:value="4.9325419366121" calcext:value-type="float">
            <text:p>4.932542</text:p>
          </table:table-cell>
          <table:table-cell table:style-name="ce5" table:formula="of:=[.$B$1]*[.F87]" office:value-type="float" office:value="-19.7301677464484" calcext:value-type="float">
            <text:p>-19.730168</text:p>
          </table:table-cell>
          <table:table-cell table:style-name="ce5" table:formula="of:=[.I86]+([.F87]*[.B87])" office:value-type="float" office:value="12.7753917327562" calcext:value-type="float">
            <text:p>12.775392</text:p>
          </table:table-cell>
          <table:table-cell table:style-name="ce5" table:formula="of:=[.I87]*[.$B$2]" office:value-type="float" office:value="129.656518092146" calcext:value-type="float">
            <text:p>129.656518</text:p>
          </table:table-cell>
          <table:table-cell table:style-name="ce5" table:formula="of:=([.F87]-[.F86])/[.B87]" office:value-type="float" office:value="0.015180994853381" calcext:value-type="float">
            <text:p>0.015181</text:p>
          </table:table-cell>
          <table:table-cell table:style-name="ce5" table:formula="of:=[.K87]*[.$B$3]" office:value-type="float" office:value="0.00015180994853381" calcext:value-type="float">
            <text:p>0.000152</text:p>
          </table:table-cell>
          <table:table-cell table:style-name="ce5" table:formula="of:=[.H87]+[.J87]+[.L87]+[.$B$4]" office:value-type="float" office:value="1609.92650215565" calcext:value-type="float">
            <text:p>1609.926502</text:p>
          </table:table-cell>
          <table:table-cell table:style-name="ce5" table:formula="of:=[.M87]" office:value-type="float" office:value="1609.92650215565" calcext:value-type="float">
            <text:p>1609.926502</text:p>
          </table:table-cell>
          <table:table-cell table:style-name="ce5" table:formula="of:=IF([.N87]&gt;[.$B$6];[.$B$6];IF([.N87]&lt;[.$B$5];[.$B$5];[.N87]))" office:value-type="float" office:value="1609.92650215565" calcext:value-type="float">
            <text:p>1609.926502</text:p>
          </table:table-cell>
          <table:table-cell table:formula="of:=([.N87]-[.N86])/[.B87]" office:value-type="float" office:value="-49.9996738302343" calcext:value-type="float">
            <text:p>-49.9996738302</text:p>
          </table:table-cell>
          <table:table-cell table:formula="of:=[.$U$5]*[.T86]" office:value-type="float" office:value="1407.31840673807" calcext:value-type="float">
            <text:p>1407.3184067381</text:p>
          </table:table-cell>
          <table:table-cell table:formula="of:=([.$U$5]*[.U86]*[.$U$5])+[.$S$5]" office:value-type="float" office:value="1.43308183405113" calcext:value-type="float">
            <text:p>1.4330818341</text:p>
          </table:table-cell>
          <table:table-cell table:formula="of:=[.R87]/([.R87]+[.$Q$5])" office:value-type="float" office:value="0.588998616485093" calcext:value-type="float">
            <text:p>0.5889986165</text:p>
          </table:table-cell>
          <table:table-cell table:formula="of:=[.Q87]+[.S87]*((([.M87]*[.B87])+[.E87])-[.Q87])" office:value-type="float" office:value="1636.2072657037" calcext:value-type="float">
            <text:p>1636.2072657037</text:p>
          </table:table-cell>
          <table:table-cell table:formula="of:=(1-[.S87])*[.R87]" office:value-type="float" office:value="0.588998616485093" calcext:value-type="float">
            <text:p>0.5889986165</text:p>
          </table:table-cell>
          <table:table-cell table:formula="of:=[.E88]-[.T87]" office:value-type="float" office:value="-6.2759317232792" calcext:value-type="float">
            <text:p>-6.2759317233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.1</text:p>
          </table:table-cell>
          <table:table-cell table:formula="of:=[.C87]+[.B88]" office:value-type="float" office:value="7.89999999999999" calcext:value-type="float">
            <text:p>7.9</text:p>
          </table:table-cell>
          <table:table-cell office:value-type="float" office:value="1625" calcext:value-type="float">
            <text:p>1625</text:p>
          </table:table-cell>
          <table:table-cell table:style-name="ce5" table:formula="of:=[.E87]*0.8+[.N87]*0.2" office:value-type="float" office:value="1629.93133398042" calcext:value-type="float">
            <text:p>1629.931334</text:p>
          </table:table-cell>
          <table:table-cell table:style-name="ce5" table:formula="of:=[.D88]-[.E88]" office:value-type="float" office:value="-4.93133398041914" calcext:value-type="float">
            <text:p>-4.931334</text:p>
          </table:table-cell>
          <table:table-cell table:style-name="ce5" table:formula="of:=ABS([.F88])" office:value-type="float" office:value="4.93133398041914" calcext:value-type="float">
            <text:p>4.931334</text:p>
          </table:table-cell>
          <table:table-cell table:style-name="ce5" table:formula="of:=[.$B$1]*[.F88]" office:value-type="float" office:value="-19.7253359216766" calcext:value-type="float">
            <text:p>-19.725336</text:p>
          </table:table-cell>
          <table:table-cell table:style-name="ce5" table:formula="of:=[.I87]+([.F88]*[.B88])" office:value-type="float" office:value="12.2822583347143" calcext:value-type="float">
            <text:p>12.282258</text:p>
          </table:table-cell>
          <table:table-cell table:style-name="ce5" table:formula="of:=[.I88]*[.$B$2]" office:value-type="float" office:value="124.651743234157" calcext:value-type="float">
            <text:p>124.651743</text:p>
          </table:table-cell>
          <table:table-cell table:style-name="ce5" table:formula="of:=([.F88]-[.F87])/[.B88]" office:value-type="float" office:value="0.0120795619295677" calcext:value-type="float">
            <text:p>0.012080</text:p>
          </table:table-cell>
          <table:table-cell table:style-name="ce5" table:formula="of:=[.K88]*[.$B$3]" office:value-type="float" office:value="0.000120795619295677" calcext:value-type="float">
            <text:p>0.000121</text:p>
          </table:table-cell>
          <table:table-cell table:style-name="ce5" table:formula="of:=[.H88]+[.J88]+[.L88]+[.$B$4]" office:value-type="float" office:value="1604.9265281081" calcext:value-type="float">
            <text:p>1604.926528</text:p>
          </table:table-cell>
          <table:table-cell table:style-name="ce5" table:formula="of:=[.M88]" office:value-type="float" office:value="1604.9265281081" calcext:value-type="float">
            <text:p>1604.926528</text:p>
          </table:table-cell>
          <table:table-cell table:style-name="ce5" table:formula="of:=IF([.N88]&gt;[.$B$6];[.$B$6];IF([.N88]&lt;[.$B$5];[.$B$5];[.N88]))" office:value-type="float" office:value="1604.9265281081" calcext:value-type="float">
            <text:p>1604.926528</text:p>
          </table:table-cell>
          <table:table-cell table:formula="of:=([.N88]-[.N87])/[.B88]" office:value-type="float" office:value="-49.9997404754686" calcext:value-type="float">
            <text:p>-49.9997404755</text:p>
          </table:table-cell>
          <table:table-cell table:formula="of:=[.$U$5]*[.T87]" office:value-type="float" office:value="1403.02743434454" calcext:value-type="float">
            <text:p>1403.0274343445</text:p>
          </table:table-cell>
          <table:table-cell table:formula="of:=([.$U$5]*[.U87]*[.$U$5])+[.$S$5]" office:value-type="float" office:value="1.43308183405113" calcext:value-type="float">
            <text:p>1.4330818341</text:p>
          </table:table-cell>
          <table:table-cell table:formula="of:=[.R88]/([.R88]+[.$Q$5])" office:value-type="float" office:value="0.588998616485093" calcext:value-type="float">
            <text:p>0.5889986165</text:p>
          </table:table-cell>
          <table:table-cell table:formula="of:=[.Q88]+[.S88]*((([.M88]*[.B88])+[.E88])-[.Q88])" office:value-type="float" office:value="1631.20346776673" calcext:value-type="float">
            <text:p>1631.2034677667</text:p>
          </table:table-cell>
          <table:table-cell table:formula="of:=(1-[.S88])*[.R88]" office:value-type="float" office:value="0.588998616485093" calcext:value-type="float">
            <text:p>0.5889986165</text:p>
          </table:table-cell>
          <table:table-cell table:formula="of:=[.E89]-[.T88]" office:value-type="float" office:value="-6.27309496077896" calcext:value-type="float">
            <text:p>-6.2730949608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table:formula="of:=[.C88]+[.B89]" office:value-type="float" office:value="7.99999999999999" calcext:value-type="float">
            <text:p>8</text:p>
          </table:table-cell>
          <table:table-cell office:value-type="float" office:value="1620" calcext:value-type="float">
            <text:p>1620</text:p>
          </table:table-cell>
          <table:table-cell table:style-name="ce5" table:formula="of:=[.E88]*0.8+[.N88]*0.2" office:value-type="float" office:value="1624.93037280596" calcext:value-type="float">
            <text:p>1624.930373</text:p>
          </table:table-cell>
          <table:table-cell table:style-name="ce5" table:formula="of:=[.D89]-[.E89]" office:value-type="float" office:value="-4.93037280595536" calcext:value-type="float">
            <text:p>-4.930373</text:p>
          </table:table-cell>
          <table:table-cell table:style-name="ce5" table:formula="of:=ABS([.F89])" office:value-type="float" office:value="4.93037280595536" calcext:value-type="float">
            <text:p>4.930373</text:p>
          </table:table-cell>
          <table:table-cell table:style-name="ce5" table:formula="of:=[.$B$1]*[.F89]" office:value-type="float" office:value="-19.7214912238214" calcext:value-type="float">
            <text:p>-19.721491</text:p>
          </table:table-cell>
          <table:table-cell table:style-name="ce5" table:formula="of:=[.I88]+([.F89]*[.B89])" office:value-type="float" office:value="11.7892210541188" calcext:value-type="float">
            <text:p>11.789221</text:p>
          </table:table-cell>
          <table:table-cell table:style-name="ce5" table:formula="of:=[.I89]*[.$B$2]" office:value-type="float" office:value="119.647943865115" calcext:value-type="float">
            <text:p>119.647944</text:p>
          </table:table-cell>
          <table:table-cell table:style-name="ce5" table:formula="of:=([.F89]-[.F88])/[.B89]" office:value-type="float" office:value="0.00961174463782299" calcext:value-type="float">
            <text:p>0.009612</text:p>
          </table:table-cell>
          <table:table-cell table:style-name="ce5" table:formula="of:=[.K89]*[.$B$3]" office:value-type="float" office:value="0.0000961174463782299" calcext:value-type="float">
            <text:p>0.000096</text:p>
          </table:table-cell>
          <table:table-cell table:style-name="ce5" table:formula="of:=[.H89]+[.J89]+[.L89]+[.$B$4]" office:value-type="float" office:value="1599.92654875874" calcext:value-type="float">
            <text:p>1599.926549</text:p>
          </table:table-cell>
          <table:table-cell table:style-name="ce5" table:formula="of:=[.M89]" office:value-type="float" office:value="1599.92654875874" calcext:value-type="float">
            <text:p>1599.926549</text:p>
          </table:table-cell>
          <table:table-cell table:style-name="ce5" table:formula="of:=IF([.N89]&gt;[.$B$6];[.$B$6];IF([.N89]&lt;[.$B$5];[.$B$5];[.N89]))" office:value-type="float" office:value="1599.92654875874" calcext:value-type="float">
            <text:p>1599.926549</text:p>
          </table:table-cell>
          <table:table-cell table:formula="of:=([.N89]-[.N88])/[.B89]" office:value-type="float" office:value="-49.9997934936027" calcext:value-type="float">
            <text:p>-49.9997934936</text:p>
          </table:table-cell>
          <table:table-cell table:formula="of:=[.$U$5]*[.T88]" office:value-type="float" office:value="1398.73673968217" calcext:value-type="float">
            <text:p>1398.7367396822</text:p>
          </table:table-cell>
          <table:table-cell table:formula="of:=([.$U$5]*[.U88]*[.$U$5])+[.$S$5]" office:value-type="float" office:value="1.43308183405113" calcext:value-type="float">
            <text:p>1.4330818341</text:p>
          </table:table-cell>
          <table:table-cell table:formula="of:=[.R89]/([.R89]+[.$Q$5])" office:value-type="float" office:value="0.588998616485093" calcext:value-type="float">
            <text:p>0.5889986165</text:p>
          </table:table-cell>
          <table:table-cell table:formula="of:=[.Q89]+[.S89]*((([.M89]*[.B89])+[.E89])-[.Q89])" office:value-type="float" office:value="1626.19992901948" calcext:value-type="float">
            <text:p>1626.1999290195</text:p>
          </table:table-cell>
          <table:table-cell table:formula="of:=(1-[.S89])*[.R89]" office:value-type="float" office:value="0.588998616485093" calcext:value-type="float">
            <text:p>0.5889986165</text:p>
          </table:table-cell>
          <table:table-cell table:formula="of:=[.E90]-[.T89]" office:value-type="float" office:value="-6.27032102297244" calcext:value-type="float">
            <text:p>-6.270321023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.1</text:p>
          </table:table-cell>
          <table:table-cell table:formula="of:=[.C89]+[.B90]" office:value-type="float" office:value="8.09999999999999" calcext:value-type="float">
            <text:p>8.1</text:p>
          </table:table-cell>
          <table:table-cell office:value-type="float" office:value="1615" calcext:value-type="float">
            <text:p>1615</text:p>
          </table:table-cell>
          <table:table-cell table:style-name="ce5" table:formula="of:=[.E89]*0.8+[.N89]*0.2" office:value-type="float" office:value="1619.92960799651" calcext:value-type="float">
            <text:p>1619.929608</text:p>
          </table:table-cell>
          <table:table-cell table:style-name="ce5" table:formula="of:=[.D90]-[.E90]" office:value-type="float" office:value="-4.92960799651246" calcext:value-type="float">
            <text:p>-4.929608</text:p>
          </table:table-cell>
          <table:table-cell table:style-name="ce5" table:formula="of:=ABS([.F90])" office:value-type="float" office:value="4.92960799651246" calcext:value-type="float">
            <text:p>4.929608</text:p>
          </table:table-cell>
          <table:table-cell table:style-name="ce5" table:formula="of:=[.$B$1]*[.F90]" office:value-type="float" office:value="-19.7184319860498" calcext:value-type="float">
            <text:p>-19.718432</text:p>
          </table:table-cell>
          <table:table-cell table:style-name="ce5" table:formula="of:=[.I89]+([.F90]*[.B90])" office:value-type="float" office:value="11.2962602544675" calcext:value-type="float">
            <text:p>11.296260</text:p>
          </table:table-cell>
          <table:table-cell table:style-name="ce5" table:formula="of:=[.I90]*[.$B$2]" office:value-type="float" office:value="114.644920695592" calcext:value-type="float">
            <text:p>114.644921</text:p>
          </table:table-cell>
          <table:table-cell table:style-name="ce5" table:formula="of:=([.F90]-[.F89])/[.B90]" office:value-type="float" office:value="0.00764809442898695" calcext:value-type="float">
            <text:p>0.007648</text:p>
          </table:table-cell>
          <table:table-cell table:style-name="ce5" table:formula="of:=[.K90]*[.$B$3]" office:value-type="float" office:value="0.0000764809442898695" calcext:value-type="float">
            <text:p>0.000076</text:p>
          </table:table-cell>
          <table:table-cell table:style-name="ce5" table:formula="of:=[.H90]+[.J90]+[.L90]+[.$B$4]" office:value-type="float" office:value="1594.92656519049" calcext:value-type="float">
            <text:p>1594.926565</text:p>
          </table:table-cell>
          <table:table-cell table:style-name="ce5" table:formula="of:=[.M90]" office:value-type="float" office:value="1594.92656519049" calcext:value-type="float">
            <text:p>1594.926565</text:p>
          </table:table-cell>
          <table:table-cell table:style-name="ce5" table:formula="of:=IF([.N90]&gt;[.$B$6];[.$B$6];IF([.N90]&lt;[.$B$5];[.$B$5];[.N90]))" office:value-type="float" office:value="1594.92656519049" calcext:value-type="float">
            <text:p>1594.926565</text:p>
          </table:table-cell>
          <table:table-cell table:formula="of:=([.N90]-[.N89])/[.B90]" office:value-type="float" office:value="-49.9998356825267" calcext:value-type="float">
            <text:p>-49.9998356825</text:p>
          </table:table-cell>
          <table:table-cell table:formula="of:=[.$U$5]*[.T89]" office:value-type="float" office:value="1394.44626727177" calcext:value-type="float">
            <text:p>1394.4462672718</text:p>
          </table:table-cell>
          <table:table-cell table:formula="of:=([.$U$5]*[.U89]*[.$U$5])+[.$S$5]" office:value-type="float" office:value="1.43308183405113" calcext:value-type="float">
            <text:p>1.4330818341</text:p>
          </table:table-cell>
          <table:table-cell table:formula="of:=[.R90]/([.R90]+[.$Q$5])" office:value-type="float" office:value="0.588998616485093" calcext:value-type="float">
            <text:p>0.5889986165</text:p>
          </table:table-cell>
          <table:table-cell table:formula="of:=[.Q90]+[.S90]*((([.M90]*[.B90])+[.E90])-[.Q90])" office:value-type="float" office:value="1621.19659702833" calcext:value-type="float">
            <text:p>1621.1965970283</text:p>
          </table:table-cell>
          <table:table-cell table:formula="of:=(1-[.S90])*[.R90]" office:value-type="float" office:value="0.588998616485093" calcext:value-type="float">
            <text:p>0.5889986165</text:p>
          </table:table-cell>
          <table:table-cell table:formula="of:=[.E91]-[.T90]" office:value-type="float" office:value="-6.26759759302627" calcext:value-type="float">
            <text:p>-6.267597593</text:p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.1</text:p>
          </table:table-cell>
          <table:table-cell table:formula="of:=[.C90]+[.B91]" office:value-type="float" office:value="8.19999999999999" calcext:value-type="float">
            <text:p>8.2</text:p>
          </table:table-cell>
          <table:table-cell office:value-type="float" office:value="1610" calcext:value-type="float">
            <text:p>1610</text:p>
          </table:table-cell>
          <table:table-cell table:style-name="ce5" table:formula="of:=[.E90]*0.8+[.N90]*0.2" office:value-type="float" office:value="1614.92899943531" calcext:value-type="float">
            <text:p>1614.928999</text:p>
          </table:table-cell>
          <table:table-cell table:style-name="ce5" table:formula="of:=[.D91]-[.E91]" office:value-type="float" office:value="-4.92899943530756" calcext:value-type="float">
            <text:p>-4.928999</text:p>
          </table:table-cell>
          <table:table-cell table:style-name="ce5" table:formula="of:=ABS([.F91])" office:value-type="float" office:value="4.92899943530756" calcext:value-type="float">
            <text:p>4.928999</text:p>
          </table:table-cell>
          <table:table-cell table:style-name="ce5" table:formula="of:=[.$B$1]*[.F91]" office:value-type="float" office:value="-19.7159977412302" calcext:value-type="float">
            <text:p>-19.715998</text:p>
          </table:table-cell>
          <table:table-cell table:style-name="ce5" table:formula="of:=[.I90]+([.F91]*[.B91])" office:value-type="float" office:value="10.8033603109368" calcext:value-type="float">
            <text:p>10.803360</text:p>
          </table:table-cell>
          <table:table-cell table:style-name="ce5" table:formula="of:=[.I91]*[.$B$2]" office:value-type="float" office:value="109.642515150395" calcext:value-type="float">
            <text:p>109.642515</text:p>
          </table:table-cell>
          <table:table-cell table:style-name="ce5" table:formula="of:=([.F91]-[.F90])/[.B91]" office:value-type="float" office:value="0.00608561204899161" calcext:value-type="float">
            <text:p>0.006086</text:p>
          </table:table-cell>
          <table:table-cell table:style-name="ce5" table:formula="of:=[.K91]*[.$B$3]" office:value-type="float" office:value="0.0000608561204899161" calcext:value-type="float">
            <text:p>0.000061</text:p>
          </table:table-cell>
          <table:table-cell table:style-name="ce5" table:formula="of:=[.H91]+[.J91]+[.L91]+[.$B$4]" office:value-type="float" office:value="1589.92657826529" calcext:value-type="float">
            <text:p>1589.926578</text:p>
          </table:table-cell>
          <table:table-cell table:style-name="ce5" table:formula="of:=[.M91]" office:value-type="float" office:value="1589.92657826529" calcext:value-type="float">
            <text:p>1589.926578</text:p>
          </table:table-cell>
          <table:table-cell table:style-name="ce5" table:formula="of:=IF([.N91]&gt;[.$B$6];[.$B$6];IF([.N91]&lt;[.$B$5];[.$B$5];[.N91]))" office:value-type="float" office:value="1589.92657826529" calcext:value-type="float">
            <text:p>1589.926578</text:p>
          </table:table-cell>
          <table:table-cell table:formula="of:=([.N91]-[.N90])/[.B91]" office:value-type="float" office:value="-49.9998692520194" calcext:value-type="float">
            <text:p>-49.999869252</text:p>
          </table:table-cell>
          <table:table-cell table:formula="of:=[.$U$5]*[.T90]" office:value-type="float" office:value="1390.15597215216" calcext:value-type="float">
            <text:p>1390.1559721522</text:p>
          </table:table-cell>
          <table:table-cell table:formula="of:=([.$U$5]*[.U90]*[.$U$5])+[.$S$5]" office:value-type="float" office:value="1.43308183405113" calcext:value-type="float">
            <text:p>1.4330818341</text:p>
          </table:table-cell>
          <table:table-cell table:formula="of:=[.R91]/([.R91]+[.$Q$5])" office:value-type="float" office:value="0.588998616485093" calcext:value-type="float">
            <text:p>0.5889986165</text:p>
          </table:table-cell>
          <table:table-cell table:formula="of:=[.Q91]+[.S91]*((([.M91]*[.B91])+[.E91])-[.Q91])" office:value-type="float" office:value="1616.19342973622" calcext:value-type="float">
            <text:p>1616.1934297362</text:p>
          </table:table-cell>
          <table:table-cell table:formula="of:=(1-[.S91])*[.R91]" office:value-type="float" office:value="0.588998616485093" calcext:value-type="float">
            <text:p>0.5889986165</text:p>
          </table:table-cell>
          <table:table-cell table:formula="of:=[.E92]-[.T91]" office:value-type="float" office:value="-6.26491453491212" calcext:value-type="float">
            <text:p>-6.2649145349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.1</text:p>
          </table:table-cell>
          <table:table-cell table:formula="of:=[.C91]+[.B92]" office:value-type="float" office:value="8.29999999999999" calcext:value-type="float">
            <text:p>8.3</text:p>
          </table:table-cell>
          <table:table-cell office:value-type="float" office:value="1605" calcext:value-type="float">
            <text:p>1605</text:p>
          </table:table-cell>
          <table:table-cell table:style-name="ce5" table:formula="of:=[.E91]*0.8+[.N91]*0.2" office:value-type="float" office:value="1609.9285152013" calcext:value-type="float">
            <text:p>1609.928515</text:p>
          </table:table-cell>
          <table:table-cell table:style-name="ce5" table:formula="of:=[.D92]-[.E92]" office:value-type="float" office:value="-4.92851520130307" calcext:value-type="float">
            <text:p>-4.928515</text:p>
          </table:table-cell>
          <table:table-cell table:style-name="ce5" table:formula="of:=ABS([.F92])" office:value-type="float" office:value="4.92851520130307" calcext:value-type="float">
            <text:p>4.928515</text:p>
          </table:table-cell>
          <table:table-cell table:style-name="ce5" table:formula="of:=[.$B$1]*[.F92]" office:value-type="float" office:value="-19.7140608052123" calcext:value-type="float">
            <text:p>-19.714061</text:p>
          </table:table-cell>
          <table:table-cell table:style-name="ce5" table:formula="of:=[.I91]+([.F92]*[.B92])" office:value-type="float" office:value="10.3105087908065" calcext:value-type="float">
            <text:p>10.310509</text:p>
          </table:table-cell>
          <table:table-cell table:style-name="ce5" table:formula="of:=[.I92]*[.$B$2]" office:value-type="float" office:value="104.640601050753" calcext:value-type="float">
            <text:p>104.640601</text:p>
          </table:table-cell>
          <table:table-cell table:style-name="ce5" table:formula="of:=([.F92]-[.F91])/[.B92]" office:value-type="float" office:value="0.00484234004488826" calcext:value-type="float">
            <text:p>0.004842</text:p>
          </table:table-cell>
          <table:table-cell table:style-name="ce5" table:formula="of:=[.K92]*[.$B$3]" office:value-type="float" office:value="0.0000484234004488826" calcext:value-type="float">
            <text:p>0.000048</text:p>
          </table:table-cell>
          <table:table-cell table:style-name="ce5" table:formula="of:=[.H92]+[.J92]+[.L92]+[.$B$4]" office:value-type="float" office:value="1584.92658866894" calcext:value-type="float">
            <text:p>1584.926589</text:p>
          </table:table-cell>
          <table:table-cell table:style-name="ce5" table:formula="of:=[.M92]" office:value-type="float" office:value="1584.92658866894" calcext:value-type="float">
            <text:p>1584.926589</text:p>
          </table:table-cell>
          <table:table-cell table:style-name="ce5" table:formula="of:=IF([.N92]&gt;[.$B$6];[.$B$6];IF([.N92]&lt;[.$B$5];[.$B$5];[.N92]))" office:value-type="float" office:value="1584.92658866894" calcext:value-type="float">
            <text:p>1584.926589</text:p>
          </table:table-cell>
          <table:table-cell table:formula="of:=([.N92]-[.N91])/[.B92]" office:value-type="float" office:value="-49.9998959634354" calcext:value-type="float">
            <text:p>-49.9998959634</text:p>
          </table:table-cell>
          <table:table-cell table:formula="of:=[.$U$5]*[.T91]" office:value-type="float" office:value="1385.86581825993" calcext:value-type="float">
            <text:p>1385.8658182599</text:p>
          </table:table-cell>
          <table:table-cell table:formula="of:=([.$U$5]*[.U91]*[.$U$5])+[.$S$5]" office:value-type="float" office:value="1.43308183405113" calcext:value-type="float">
            <text:p>1.4330818341</text:p>
          </table:table-cell>
          <table:table-cell table:formula="of:=[.R92]/([.R92]+[.$Q$5])" office:value-type="float" office:value="0.588998616485093" calcext:value-type="float">
            <text:p>0.5889986165</text:p>
          </table:table-cell>
          <table:table-cell table:formula="of:=[.Q92]+[.S92]*((([.M92]*[.B92])+[.E92])-[.Q92])" office:value-type="float" office:value="1611.19039355996" calcext:value-type="float">
            <text:p>1611.19039356</text:p>
          </table:table-cell>
          <table:table-cell table:formula="of:=(1-[.S92])*[.R92]" office:value-type="float" office:value="0.588998616485093" calcext:value-type="float">
            <text:p>0.5889986165</text:p>
          </table:table-cell>
          <table:table-cell table:formula="of:=[.E93]-[.T92]" office:value-type="float" office:value="-6.2622636651322" calcext:value-type="float">
            <text:p>-6.2622636651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.1</text:p>
          </table:table-cell>
          <table:table-cell table:formula="of:=[.C92]+[.B93]" office:value-type="float" office:value="8.39999999999999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table:style-name="ce5" table:formula="of:=[.E92]*0.8+[.N92]*0.2" office:value-type="float" office:value="1604.92812989483" calcext:value-type="float">
            <text:p>1604.928130</text:p>
          </table:table-cell>
          <table:table-cell table:style-name="ce5" table:formula="of:=[.D93]-[.E93]" office:value-type="float" office:value="-4.92812989483082" calcext:value-type="float">
            <text:p>-4.928130</text:p>
          </table:table-cell>
          <table:table-cell table:style-name="ce5" table:formula="of:=ABS([.F93])" office:value-type="float" office:value="4.92812989483082" calcext:value-type="float">
            <text:p>4.928130</text:p>
          </table:table-cell>
          <table:table-cell table:style-name="ce5" table:formula="of:=[.$B$1]*[.F93]" office:value-type="float" office:value="-19.7125195793233" calcext:value-type="float">
            <text:p>-19.712520</text:p>
          </table:table-cell>
          <table:table-cell table:style-name="ce5" table:formula="of:=[.I92]+([.F93]*[.B93])" office:value-type="float" office:value="9.81769580132339" calcext:value-type="float">
            <text:p>9.817696</text:p>
          </table:table-cell>
          <table:table-cell table:style-name="ce5" table:formula="of:=[.I93]*[.$B$2]" office:value-type="float" office:value="99.6390779958376" calcext:value-type="float">
            <text:p>99.639078</text:p>
          </table:table-cell>
          <table:table-cell table:style-name="ce5" table:formula="of:=([.F93]-[.F92])/[.B93]" office:value-type="float" office:value="0.00385306472253433" calcext:value-type="float">
            <text:p>0.003853</text:p>
          </table:table-cell>
          <table:table-cell table:style-name="ce5" table:formula="of:=[.K93]*[.$B$3]" office:value-type="float" office:value="0.0000385306472253433" calcext:value-type="float">
            <text:p>0.000039</text:p>
          </table:table-cell>
          <table:table-cell table:style-name="ce5" table:formula="of:=[.H93]+[.J93]+[.L93]+[.$B$4]" office:value-type="float" office:value="1579.92659694716" calcext:value-type="float">
            <text:p>1579.926597</text:p>
          </table:table-cell>
          <table:table-cell table:style-name="ce5" table:formula="of:=[.M93]" office:value-type="float" office:value="1579.92659694716" calcext:value-type="float">
            <text:p>1579.926597</text:p>
          </table:table-cell>
          <table:table-cell table:style-name="ce5" table:formula="of:=IF([.N93]&gt;[.$B$6];[.$B$6];IF([.N93]&lt;[.$B$5];[.$B$5];[.N93]))" office:value-type="float" office:value="1579.92659694716" calcext:value-type="float">
            <text:p>1579.926597</text:p>
          </table:table-cell>
          <table:table-cell table:formula="of:=([.N93]-[.N92])/[.B93]" office:value-type="float" office:value="-49.9999172177968" calcext:value-type="float">
            <text:p>-49.9999172178</text:p>
          </table:table-cell>
          <table:table-cell table:formula="of:=[.$U$5]*[.T92]" office:value-type="float" office:value="1381.57577679793" calcext:value-type="float">
            <text:p>1381.5757767979</text:p>
          </table:table-cell>
          <table:table-cell table:formula="of:=([.$U$5]*[.U92]*[.$U$5])+[.$S$5]" office:value-type="float" office:value="1.43308183405113" calcext:value-type="float">
            <text:p>1.4330818341</text:p>
          </table:table-cell>
          <table:table-cell table:formula="of:=[.R93]/([.R93]+[.$Q$5])" office:value-type="float" office:value="0.588998616485093" calcext:value-type="float">
            <text:p>0.5889986165</text:p>
          </table:table-cell>
          <table:table-cell table:formula="of:=[.Q93]+[.S93]*((([.M93]*[.B93])+[.E93])-[.Q93])" office:value-type="float" office:value="1606.18746173568" calcext:value-type="float">
            <text:p>1606.1874617357</text:p>
          </table:table-cell>
          <table:table-cell table:formula="of:=(1-[.S93])*[.R93]" office:value-type="float" office:value="0.588998616485093" calcext:value-type="float">
            <text:p>0.5889986165</text:p>
          </table:table-cell>
          <table:table-cell table:formula="of:=[.E94]-[.T93]" office:value-type="float" office:value="-6.25963843038517" calcext:value-type="float">
            <text:p>-6.2596384304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.1</text:p>
          </table:table-cell>
          <table:table-cell table:formula="of:=[.C93]+[.B94]" office:value-type="float" office:value="8.49999999999999" calcext:value-type="float">
            <text:p>8.5</text:p>
          </table:table-cell>
          <table:table-cell office:value-type="float" office:value="1595" calcext:value-type="float">
            <text:p>1595</text:p>
          </table:table-cell>
          <table:table-cell table:style-name="ce5" table:formula="of:=[.E93]*0.8+[.N93]*0.2" office:value-type="float" office:value="1599.9278233053" calcext:value-type="float">
            <text:p>1599.927823</text:p>
          </table:table-cell>
          <table:table-cell table:style-name="ce5" table:formula="of:=[.D94]-[.E94]" office:value-type="float" office:value="-4.92782330529712" calcext:value-type="float">
            <text:p>-4.927823</text:p>
          </table:table-cell>
          <table:table-cell table:style-name="ce5" table:formula="of:=ABS([.F94])" office:value-type="float" office:value="4.92782330529712" calcext:value-type="float">
            <text:p>4.927823</text:p>
          </table:table-cell>
          <table:table-cell table:style-name="ce5" table:formula="of:=[.$B$1]*[.F94]" office:value-type="float" office:value="-19.7112932211885" calcext:value-type="float">
            <text:p>-19.711293</text:p>
          </table:table-cell>
          <table:table-cell table:style-name="ce5" table:formula="of:=[.I93]+([.F94]*[.B94])" office:value-type="float" office:value="9.32491347079368" calcext:value-type="float">
            <text:p>9.324913</text:p>
          </table:table-cell>
          <table:table-cell table:style-name="ce5" table:formula="of:=[.I94]*[.$B$2]" office:value-type="float" office:value="94.6378660964017" calcext:value-type="float">
            <text:p>94.637866</text:p>
          </table:table-cell>
          <table:table-cell table:style-name="ce5" table:formula="of:=([.F94]-[.F93])/[.B94]" office:value-type="float" office:value="0.00306589533693113" calcext:value-type="float">
            <text:p>0.003066</text:p>
          </table:table-cell>
          <table:table-cell table:style-name="ce5" table:formula="of:=[.K94]*[.$B$3]" office:value-type="float" office:value="0.0000306589533693113" calcext:value-type="float">
            <text:p>0.000031</text:p>
          </table:table-cell>
          <table:table-cell table:style-name="ce5" table:formula="of:=[.H94]+[.J94]+[.L94]+[.$B$4]" office:value-type="float" office:value="1574.92660353417" calcext:value-type="float">
            <text:p>1574.926604</text:p>
          </table:table-cell>
          <table:table-cell table:style-name="ce5" table:formula="of:=[.M94]" office:value-type="float" office:value="1574.92660353417" calcext:value-type="float">
            <text:p>1574.926604</text:p>
          </table:table-cell>
          <table:table-cell table:style-name="ce5" table:formula="of:=IF([.N94]&gt;[.$B$6];[.$B$6];IF([.N94]&lt;[.$B$5];[.$B$5];[.N94]))" office:value-type="float" office:value="1574.92660353417" calcext:value-type="float">
            <text:p>1574.926604</text:p>
          </table:table-cell>
          <table:table-cell table:formula="of:=([.N94]-[.N93])/[.B94]" office:value-type="float" office:value="-49.9999341299508" calcext:value-type="float">
            <text:p>-49.99993413</text:p>
          </table:table-cell>
          <table:table-cell table:formula="of:=[.$U$5]*[.T93]" office:value-type="float" office:value="1377.28582481645" calcext:value-type="float">
            <text:p>1377.2858248165</text:p>
          </table:table-cell>
          <table:table-cell table:formula="of:=([.$U$5]*[.U93]*[.$U$5])+[.$S$5]" office:value-type="float" office:value="1.43308183405113" calcext:value-type="float">
            <text:p>1.4330818341</text:p>
          </table:table-cell>
          <table:table-cell table:formula="of:=[.R94]/([.R94]+[.$Q$5])" office:value-type="float" office:value="0.588998616485093" calcext:value-type="float">
            <text:p>0.5889986165</text:p>
          </table:table-cell>
          <table:table-cell table:formula="of:=[.Q94]+[.S94]*((([.M94]*[.B94])+[.E94])-[.Q94])" office:value-type="float" office:value="1601.18461295258" calcext:value-type="float">
            <text:p>1601.1846129526</text:p>
          </table:table-cell>
          <table:table-cell table:formula="of:=(1-[.S94])*[.R94]" office:value-type="float" office:value="0.588998616485093" calcext:value-type="float">
            <text:p>0.5889986165</text:p>
          </table:table-cell>
          <table:table-cell table:formula="of:=[.E95]-[.T94]" office:value-type="float" office:value="-6.25703360150374" calcext:value-type="float">
            <text:p>-6.2570336015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.1</text:p>
          </table:table-cell>
          <table:table-cell table:formula="of:=[.C94]+[.B95]" office:value-type="float" office:value="8.59999999999999" calcext:value-type="float">
            <text:p>8.6</text:p>
          </table:table-cell>
          <table:table-cell office:value-type="float" office:value="1590" calcext:value-type="float">
            <text:p>1590</text:p>
          </table:table-cell>
          <table:table-cell table:style-name="ce5" table:formula="of:=[.E94]*0.8+[.N94]*0.2" office:value-type="float" office:value="1594.92757935107" calcext:value-type="float">
            <text:p>1594.927579</text:p>
          </table:table-cell>
          <table:table-cell table:style-name="ce5" table:formula="of:=[.D95]-[.E95]" office:value-type="float" office:value="-4.92757935107125" calcext:value-type="float">
            <text:p>-4.927579</text:p>
          </table:table-cell>
          <table:table-cell table:style-name="ce5" table:formula="of:=ABS([.F95])" office:value-type="float" office:value="4.92757935107125" calcext:value-type="float">
            <text:p>4.927579</text:p>
          </table:table-cell>
          <table:table-cell table:style-name="ce5" table:formula="of:=[.$B$1]*[.F95]" office:value-type="float" office:value="-19.710317404285" calcext:value-type="float">
            <text:p>-19.710317</text:p>
          </table:table-cell>
          <table:table-cell table:style-name="ce5" table:formula="of:=[.I94]+([.F95]*[.B95])" office:value-type="float" office:value="8.83215553568656" calcext:value-type="float">
            <text:p>8.832156</text:p>
          </table:table-cell>
          <table:table-cell table:style-name="ce5" table:formula="of:=[.I95]*[.$B$2]" office:value-type="float" office:value="89.6369017843287" calcext:value-type="float">
            <text:p>89.636902</text:p>
          </table:table-cell>
          <table:table-cell table:style-name="ce5" table:formula="of:=([.F95]-[.F94])/[.B95]" office:value-type="float" office:value="0.00243954225879861" calcext:value-type="float">
            <text:p>0.002440</text:p>
          </table:table-cell>
          <table:table-cell table:style-name="ce5" table:formula="of:=[.K95]*[.$B$3]" office:value-type="float" office:value="0.0000243954225879861" calcext:value-type="float">
            <text:p>0.000024</text:p>
          </table:table-cell>
          <table:table-cell table:style-name="ce5" table:formula="of:=[.H95]+[.J95]+[.L95]+[.$B$4]" office:value-type="float" office:value="1569.92660877547" calcext:value-type="float">
            <text:p>1569.926609</text:p>
          </table:table-cell>
          <table:table-cell table:style-name="ce5" table:formula="of:=[.M95]" office:value-type="float" office:value="1569.92660877547" calcext:value-type="float">
            <text:p>1569.926609</text:p>
          </table:table-cell>
          <table:table-cell table:style-name="ce5" table:formula="of:=IF([.N95]&gt;[.$B$6];[.$B$6];IF([.N95]&lt;[.$B$5];[.$B$5];[.N95]))" office:value-type="float" office:value="1569.92660877547" calcext:value-type="float">
            <text:p>1569.926609</text:p>
          </table:table-cell>
          <table:table-cell table:formula="of:=([.N95]-[.N94])/[.B95]" office:value-type="float" office:value="-49.9999475870027" calcext:value-type="float">
            <text:p>-49.999947587</text:p>
          </table:table-cell>
          <table:table-cell table:formula="of:=[.$U$5]*[.T94]" office:value-type="float" office:value="1372.99594404174" calcext:value-type="float">
            <text:p>1372.9959440417</text:p>
          </table:table-cell>
          <table:table-cell table:formula="of:=([.$U$5]*[.U94]*[.$U$5])+[.$S$5]" office:value-type="float" office:value="1.43308183405113" calcext:value-type="float">
            <text:p>1.4330818341</text:p>
          </table:table-cell>
          <table:table-cell table:formula="of:=[.R95]/([.R95]+[.$Q$5])" office:value-type="float" office:value="0.588998616485093" calcext:value-type="float">
            <text:p>0.5889986165</text:p>
          </table:table-cell>
          <table:table-cell table:formula="of:=[.Q95]+[.S95]*((([.M95]*[.B95])+[.E95])-[.Q95])" office:value-type="float" office:value="1596.1818302484" calcext:value-type="float">
            <text:p>1596.1818302484</text:p>
          </table:table-cell>
          <table:table-cell table:formula="of:=(1-[.S95])*[.R95]" office:value-type="float" office:value="0.588998616485093" calcext:value-type="float">
            <text:p>0.5889986165</text:p>
          </table:table-cell>
          <table:table-cell table:formula="of:=[.E96]-[.T95]" office:value-type="float" office:value="-6.25444501244851" calcext:value-type="float">
            <text:p>-6.2544450124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.1</text:p>
          </table:table-cell>
          <table:table-cell table:formula="of:=[.C95]+[.B96]" office:value-type="float" office:value="8.69999999999999" calcext:value-type="float">
            <text:p>8.7</text:p>
          </table:table-cell>
          <table:table-cell office:value-type="float" office:value="1585" calcext:value-type="float">
            <text:p>1585</text:p>
          </table:table-cell>
          <table:table-cell table:style-name="ce5" table:formula="of:=[.E95]*0.8+[.N95]*0.2" office:value-type="float" office:value="1589.92738523595" calcext:value-type="float">
            <text:p>1589.927385</text:p>
          </table:table-cell>
          <table:table-cell table:style-name="ce5" table:formula="of:=[.D96]-[.E96]" office:value-type="float" office:value="-4.9273852359504" calcext:value-type="float">
            <text:p>-4.927385</text:p>
          </table:table-cell>
          <table:table-cell table:style-name="ce5" table:formula="of:=ABS([.F96])" office:value-type="float" office:value="4.9273852359504" calcext:value-type="float">
            <text:p>4.927385</text:p>
          </table:table-cell>
          <table:table-cell table:style-name="ce5" table:formula="of:=[.$B$1]*[.F96]" office:value-type="float" office:value="-19.7095409438016" calcext:value-type="float">
            <text:p>-19.709541</text:p>
          </table:table-cell>
          <table:table-cell table:style-name="ce5" table:formula="of:=[.I95]+([.F96]*[.B96])" office:value-type="float" office:value="8.33941701209151" calcext:value-type="float">
            <text:p>8.339417</text:p>
          </table:table-cell>
          <table:table-cell table:style-name="ce5" table:formula="of:=[.I96]*[.$B$2]" office:value-type="float" office:value="84.6361344782749" calcext:value-type="float">
            <text:p>84.636134</text:p>
          </table:table-cell>
          <table:table-cell table:style-name="ce5" table:formula="of:=([.F96]-[.F95])/[.B96]" office:value-type="float" office:value="0.00194115120848437" calcext:value-type="float">
            <text:p>0.001941</text:p>
          </table:table-cell>
          <table:table-cell table:style-name="ce5" table:formula="of:=[.K96]*[.$B$3]" office:value-type="float" office:value="0.0000194115120848437" calcext:value-type="float">
            <text:p>0.000019</text:p>
          </table:table-cell>
          <table:table-cell table:style-name="ce5" table:formula="of:=[.H96]+[.J96]+[.L96]+[.$B$4]" office:value-type="float" office:value="1564.92661294599" calcext:value-type="float">
            <text:p>1564.926613</text:p>
          </table:table-cell>
          <table:table-cell table:style-name="ce5" table:formula="of:=[.M96]" office:value-type="float" office:value="1564.92661294599" calcext:value-type="float">
            <text:p>1564.926613</text:p>
          </table:table-cell>
          <table:table-cell table:style-name="ce5" table:formula="of:=IF([.N96]&gt;[.$B$6];[.$B$6];IF([.N96]&lt;[.$B$5];[.$B$5];[.N96]))" office:value-type="float" office:value="1564.92661294599" calcext:value-type="float">
            <text:p>1564.926613</text:p>
          </table:table-cell>
          <table:table-cell table:formula="of:=([.N96]-[.N95])/[.B96]" office:value-type="float" office:value="-49.999958294809" calcext:value-type="float">
            <text:p>-49.9999582948</text:p>
          </table:table-cell>
          <table:table-cell table:formula="of:=[.$U$5]*[.T95]" office:value-type="float" office:value="1368.7061199289" calcext:value-type="float">
            <text:p>1368.7061199289</text:p>
          </table:table-cell>
          <table:table-cell table:formula="of:=([.$U$5]*[.U95]*[.$U$5])+[.$S$5]" office:value-type="float" office:value="1.43308183405113" calcext:value-type="float">
            <text:p>1.4330818341</text:p>
          </table:table-cell>
          <table:table-cell table:formula="of:=[.R96]/([.R96]+[.$Q$5])" office:value-type="float" office:value="0.588998616485093" calcext:value-type="float">
            <text:p>0.5889986165</text:p>
          </table:table-cell>
          <table:table-cell table:formula="of:=[.Q96]+[.S96]*((([.M96]*[.B96])+[.E96])-[.Q96])" office:value-type="float" office:value="1591.17910012442" calcext:value-type="float">
            <text:p>1591.1791001244</text:p>
          </table:table-cell>
          <table:table-cell table:formula="of:=(1-[.S96])*[.R96]" office:value-type="float" office:value="0.588998616485093" calcext:value-type="float">
            <text:p>0.5889986165</text:p>
          </table:table-cell>
          <table:table-cell table:formula="of:=[.E97]-[.T96]" office:value-type="float" office:value="-6.25186934646513" calcext:value-type="float">
            <text:p>-6.2518693465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.1</text:p>
          </table:table-cell>
          <table:table-cell table:formula="of:=[.C96]+[.B97]" office:value-type="float" office:value="8.79999999999999" calcext:value-type="float">
            <text:p>8.8</text:p>
          </table:table-cell>
          <table:table-cell office:value-type="float" office:value="1580" calcext:value-type="float">
            <text:p>1580</text:p>
          </table:table-cell>
          <table:table-cell table:style-name="ce5" table:formula="of:=[.E96]*0.8+[.N96]*0.2" office:value-type="float" office:value="1584.92723077796" calcext:value-type="float">
            <text:p>1584.927231</text:p>
          </table:table-cell>
          <table:table-cell table:style-name="ce5" table:formula="of:=[.D97]-[.E97]" office:value-type="float" office:value="-4.92723077795745" calcext:value-type="float">
            <text:p>-4.927231</text:p>
          </table:table-cell>
          <table:table-cell table:style-name="ce5" table:formula="of:=ABS([.F97])" office:value-type="float" office:value="4.92723077795745" calcext:value-type="float">
            <text:p>4.927231</text:p>
          </table:table-cell>
          <table:table-cell table:style-name="ce5" table:formula="of:=[.$B$1]*[.F97]" office:value-type="float" office:value="-19.7089231118298" calcext:value-type="float">
            <text:p>-19.708923</text:p>
          </table:table-cell>
          <table:table-cell table:style-name="ce5" table:formula="of:=[.I96]+([.F97]*[.B97])" office:value-type="float" office:value="7.84669393429577" calcext:value-type="float">
            <text:p>7.846694</text:p>
          </table:table-cell>
          <table:table-cell table:style-name="ce5" table:formula="of:=[.I97]*[.$B$2]" office:value-type="float" office:value="79.6355239305106" calcext:value-type="float">
            <text:p>79.635524</text:p>
          </table:table-cell>
          <table:table-cell table:style-name="ce5" table:formula="of:=([.F97]-[.F96])/[.B97]" office:value-type="float" office:value="0.00154457992948664" calcext:value-type="float">
            <text:p>0.001545</text:p>
          </table:table-cell>
          <table:table-cell table:style-name="ce5" table:formula="of:=[.K97]*[.$B$3]" office:value-type="float" office:value="0.0000154457992948664" calcext:value-type="float">
            <text:p>0.000015</text:p>
          </table:table-cell>
          <table:table-cell table:style-name="ce5" table:formula="of:=[.H97]+[.J97]+[.L97]+[.$B$4]" office:value-type="float" office:value="1559.92661626448" calcext:value-type="float">
            <text:p>1559.926616</text:p>
          </table:table-cell>
          <table:table-cell table:style-name="ce5" table:formula="of:=[.M97]" office:value-type="float" office:value="1559.92661626448" calcext:value-type="float">
            <text:p>1559.926616</text:p>
          </table:table-cell>
          <table:table-cell table:style-name="ce5" table:formula="of:=IF([.N97]&gt;[.$B$6];[.$B$6];IF([.N97]&lt;[.$B$5];[.$B$5];[.N97]))" office:value-type="float" office:value="1559.92661626448" calcext:value-type="float">
            <text:p>1559.926616</text:p>
          </table:table-cell>
          <table:table-cell table:formula="of:=([.N97]-[.N96])/[.B97]" office:value-type="float" office:value="-49.9999668150531" calcext:value-type="float">
            <text:p>-49.9999668151</text:p>
          </table:table-cell>
          <table:table-cell table:formula="of:=[.$U$5]*[.T96]" office:value-type="float" office:value="1364.41634090293" calcext:value-type="float">
            <text:p>1364.4163409029</text:p>
          </table:table-cell>
          <table:table-cell table:formula="of:=([.$U$5]*[.U96]*[.$U$5])+[.$S$5]" office:value-type="float" office:value="1.43308183405113" calcext:value-type="float">
            <text:p>1.4330818341</text:p>
          </table:table-cell>
          <table:table-cell table:formula="of:=[.R97]/([.R97]+[.$Q$5])" office:value-type="float" office:value="0.588998616485093" calcext:value-type="float">
            <text:p>0.5889986165</text:p>
          </table:table-cell>
          <table:table-cell table:formula="of:=[.Q97]+[.S97]*((([.M97]*[.B97])+[.E97])-[.Q97])" office:value-type="float" office:value="1586.17641183902" calcext:value-type="float">
            <text:p>1586.176411839</text:p>
          </table:table-cell>
          <table:table-cell table:formula="of:=(1-[.S97])*[.R97]" office:value-type="float" office:value="0.588998616485093" calcext:value-type="float">
            <text:p>0.5889986165</text:p>
          </table:table-cell>
          <table:table-cell table:formula="of:=[.E98]-[.T97]" office:value-type="float" office:value="-6.24930396375908" calcext:value-type="float">
            <text:p>-6.2493039638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.1</text:p>
          </table:table-cell>
          <table:table-cell table:formula="of:=[.C97]+[.B98]" office:value-type="float" office:value="8.89999999999998" calcext:value-type="float">
            <text:p>8.9</text:p>
          </table:table-cell>
          <table:table-cell office:value-type="float" office:value="1575" calcext:value-type="float">
            <text:p>1575</text:p>
          </table:table-cell>
          <table:table-cell table:style-name="ce5" table:formula="of:=[.E97]*0.8+[.N97]*0.2" office:value-type="float" office:value="1579.92710787526" calcext:value-type="float">
            <text:p>1579.927108</text:p>
          </table:table-cell>
          <table:table-cell table:style-name="ce5" table:formula="of:=[.D98]-[.E98]" office:value-type="float" office:value="-4.92710787526198" calcext:value-type="float">
            <text:p>-4.927108</text:p>
          </table:table-cell>
          <table:table-cell table:style-name="ce5" table:formula="of:=ABS([.F98])" office:value-type="float" office:value="4.92710787526198" calcext:value-type="float">
            <text:p>4.927108</text:p>
          </table:table-cell>
          <table:table-cell table:style-name="ce5" table:formula="of:=[.$B$1]*[.F98]" office:value-type="float" office:value="-19.7084315010479" calcext:value-type="float">
            <text:p>-19.708432</text:p>
          </table:table-cell>
          <table:table-cell table:style-name="ce5" table:formula="of:=[.I97]+([.F98]*[.B98])" office:value-type="float" office:value="7.35398314676957" calcext:value-type="float">
            <text:p>7.353983</text:p>
          </table:table-cell>
          <table:table-cell table:style-name="ce5" table:formula="of:=[.I98]*[.$B$2]" office:value-type="float" office:value="74.6350381157947" calcext:value-type="float">
            <text:p>74.635038</text:p>
          </table:table-cell>
          <table:table-cell table:style-name="ce5" table:formula="of:=([.F98]-[.F97])/[.B98]" office:value-type="float" office:value="0.00122902695466109" calcext:value-type="float">
            <text:p>0.001229</text:p>
          </table:table-cell>
          <table:table-cell table:style-name="ce5" table:formula="of:=[.K98]*[.$B$3]" office:value-type="float" office:value="0.0000122902695466109" calcext:value-type="float">
            <text:p>0.000012</text:p>
          </table:table-cell>
          <table:table-cell table:style-name="ce5" table:formula="of:=[.H98]+[.J98]+[.L98]+[.$B$4]" office:value-type="float" office:value="1554.92661890502" calcext:value-type="float">
            <text:p>1554.926619</text:p>
          </table:table-cell>
          <table:table-cell table:style-name="ce5" table:formula="of:=[.M98]" office:value-type="float" office:value="1554.92661890502" calcext:value-type="float">
            <text:p>1554.926619</text:p>
          </table:table-cell>
          <table:table-cell table:style-name="ce5" table:formula="of:=IF([.N98]&gt;[.$B$6];[.$B$6];IF([.N98]&lt;[.$B$5];[.$B$5];[.N98]))" office:value-type="float" office:value="1554.92661890502" calcext:value-type="float">
            <text:p>1554.926619</text:p>
          </table:table-cell>
          <table:table-cell table:formula="of:=([.N98]-[.N97])/[.B98]" office:value-type="float" office:value="-49.9999735946381" calcext:value-type="float">
            <text:p>-49.9999735946</text:p>
          </table:table-cell>
          <table:table-cell table:formula="of:=[.$U$5]*[.T97]" office:value-type="float" office:value="1360.12659775301" calcext:value-type="float">
            <text:p>1360.126597753</text:p>
          </table:table-cell>
          <table:table-cell table:formula="of:=([.$U$5]*[.U97]*[.$U$5])+[.$S$5]" office:value-type="float" office:value="1.43308183405113" calcext:value-type="float">
            <text:p>1.4330818341</text:p>
          </table:table-cell>
          <table:table-cell table:formula="of:=[.R98]/([.R98]+[.$Q$5])" office:value-type="float" office:value="0.588998616485093" calcext:value-type="float">
            <text:p>0.5889986165</text:p>
          </table:table-cell>
          <table:table-cell table:formula="of:=[.Q98]+[.S98]*((([.M98]*[.B98])+[.E98])-[.Q98])" office:value-type="float" office:value="1581.17375684482" calcext:value-type="float">
            <text:p>1581.1737568448</text:p>
          </table:table-cell>
          <table:table-cell table:formula="of:=(1-[.S98])*[.R98]" office:value-type="float" office:value="0.588998616485093" calcext:value-type="float">
            <text:p>0.5889986165</text:p>
          </table:table-cell>
          <table:table-cell table:formula="of:=[.E99]-[.T98]" office:value-type="float" office:value="-6.24674676361155" calcext:value-type="float">
            <text:p>-6.2467467636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formula="of:=[.C98]+[.B99]" office:value-type="float" office:value="8.99999999999998" calcext:value-type="float">
            <text:p>9</text:p>
          </table:table-cell>
          <table:table-cell office:value-type="float" office:value="1570" calcext:value-type="float">
            <text:p>1570</text:p>
          </table:table-cell>
          <table:table-cell table:style-name="ce5" table:formula="of:=[.E98]*0.8+[.N98]*0.2" office:value-type="float" office:value="1574.92701008121" calcext:value-type="float">
            <text:p>1574.927010</text:p>
          </table:table-cell>
          <table:table-cell table:style-name="ce5" table:formula="of:=[.D99]-[.E99]" office:value-type="float" office:value="-4.92701008121298" calcext:value-type="float">
            <text:p>-4.927010</text:p>
          </table:table-cell>
          <table:table-cell table:style-name="ce5" table:formula="of:=ABS([.F99])" office:value-type="float" office:value="4.92701008121298" calcext:value-type="float">
            <text:p>4.927010</text:p>
          </table:table-cell>
          <table:table-cell table:style-name="ce5" table:formula="of:=[.$B$1]*[.F99]" office:value-type="float" office:value="-19.7080403248519" calcext:value-type="float">
            <text:p>-19.708040</text:p>
          </table:table-cell>
          <table:table-cell table:style-name="ce5" table:formula="of:=[.I98]+([.F99]*[.B99])" office:value-type="float" office:value="6.86128213864827" calcext:value-type="float">
            <text:p>6.861282</text:p>
          </table:table-cell>
          <table:table-cell table:style-name="ce5" table:formula="of:=[.I99]*[.$B$2]" office:value-type="float" office:value="69.6346515515452" calcext:value-type="float">
            <text:p>69.634652</text:p>
          </table:table-cell>
          <table:table-cell table:style-name="ce5" table:formula="of:=([.F99]-[.F98])/[.B99]" office:value-type="float" office:value="0.000977940489974571" calcext:value-type="float">
            <text:p>0.000978</text:p>
          </table:table-cell>
          <table:table-cell table:style-name="ce5" table:formula="of:=[.K99]*[.$B$3]" office:value-type="float" office:value="0.00000977940489974571" calcext:value-type="float">
            <text:p>0.000010</text:p>
          </table:table-cell>
          <table:table-cell table:style-name="ce5" table:formula="of:=[.H99]+[.J99]+[.L99]+[.$B$4]" office:value-type="float" office:value="1549.9266210061" calcext:value-type="float">
            <text:p>1549.926621</text:p>
          </table:table-cell>
          <table:table-cell table:style-name="ce5" table:formula="of:=[.M99]" office:value-type="float" office:value="1549.9266210061" calcext:value-type="float">
            <text:p>1549.926621</text:p>
          </table:table-cell>
          <table:table-cell table:style-name="ce5" table:formula="of:=IF([.N99]&gt;[.$B$6];[.$B$6];IF([.N99]&lt;[.$B$5];[.$B$5];[.N99]))" office:value-type="float" office:value="1549.9266210061" calcext:value-type="float">
            <text:p>1549.926621</text:p>
          </table:table-cell>
          <table:table-cell table:formula="of:=([.N99]-[.N98])/[.B99]" office:value-type="float" office:value="-49.9999789891808" calcext:value-type="float">
            <text:p>-49.9999789892</text:p>
          </table:table-cell>
          <table:table-cell table:formula="of:=[.$U$5]*[.T98]" office:value-type="float" office:value="1355.83688314989" calcext:value-type="float">
            <text:p>1355.8368831499</text:p>
          </table:table-cell>
          <table:table-cell table:formula="of:=([.$U$5]*[.U98]*[.$U$5])+[.$S$5]" office:value-type="float" office:value="1.43308183405113" calcext:value-type="float">
            <text:p>1.4330818341</text:p>
          </table:table-cell>
          <table:table-cell table:formula="of:=[.R99]/([.R99]+[.$Q$5])" office:value-type="float" office:value="0.588998616485093" calcext:value-type="float">
            <text:p>0.5889986165</text:p>
          </table:table-cell>
          <table:table-cell table:formula="of:=[.Q99]+[.S99]*((([.M99]*[.B99])+[.E99])-[.Q99])" office:value-type="float" office:value="1576.17112834058" calcext:value-type="float">
            <text:p>1576.1711283406</text:p>
          </table:table-cell>
          <table:table-cell table:formula="of:=(1-[.S99])*[.R99]" office:value-type="float" office:value="0.588998616485093" calcext:value-type="float">
            <text:p>0.5889986165</text:p>
          </table:table-cell>
          <table:table-cell table:formula="of:=[.E100]-[.T99]" office:value-type="float" office:value="-6.24419607439404" calcext:value-type="float">
            <text:p>-6.2441960744</text:p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.1</text:p>
          </table:table-cell>
          <table:table-cell table:formula="of:=[.C99]+[.B100]" office:value-type="float" office:value="9.09999999999998" calcext:value-type="float">
            <text:p>9.1</text:p>
          </table:table-cell>
          <table:table-cell office:value-type="float" office:value="1565" calcext:value-type="float">
            <text:p>1565</text:p>
          </table:table-cell>
          <table:table-cell table:style-name="ce5" table:formula="of:=[.E99]*0.8+[.N99]*0.2" office:value-type="float" office:value="1569.92693226619" calcext:value-type="float">
            <text:p>1569.926932</text:p>
          </table:table-cell>
          <table:table-cell table:style-name="ce5" table:formula="of:=[.D100]-[.E100]" office:value-type="float" office:value="-4.92693226619031" calcext:value-type="float">
            <text:p>-4.926932</text:p>
          </table:table-cell>
          <table:table-cell table:style-name="ce5" table:formula="of:=ABS([.F100])" office:value-type="float" office:value="4.92693226619031" calcext:value-type="float">
            <text:p>4.926932</text:p>
          </table:table-cell>
          <table:table-cell table:style-name="ce5" table:formula="of:=[.$B$1]*[.F100]" office:value-type="float" office:value="-19.7077290647612" calcext:value-type="float">
            <text:p>-19.707729</text:p>
          </table:table-cell>
          <table:table-cell table:style-name="ce5" table:formula="of:=[.I99]+([.F100]*[.B100])" office:value-type="float" office:value="6.36858891202924" calcext:value-type="float">
            <text:p>6.368589</text:p>
          </table:table-cell>
          <table:table-cell table:style-name="ce5" table:formula="of:=[.I100]*[.$B$2]" office:value-type="float" office:value="64.6343439611942" calcext:value-type="float">
            <text:p>64.634344</text:p>
          </table:table-cell>
          <table:table-cell table:style-name="ce5" table:formula="of:=([.F100]-[.F99])/[.B100]" office:value-type="float" office:value="0.000778150226778962" calcext:value-type="float">
            <text:p>0.000778</text:p>
          </table:table-cell>
          <table:table-cell table:style-name="ce5" table:formula="of:=[.K100]*[.$B$3]" office:value-type="float" office:value="0.00000778150226778962" calcext:value-type="float">
            <text:p>0.000008</text:p>
          </table:table-cell>
          <table:table-cell table:style-name="ce5" table:formula="of:=[.H100]+[.J100]+[.L100]+[.$B$4]" office:value-type="float" office:value="1544.92662267794" calcext:value-type="float">
            <text:p>1544.926623</text:p>
          </table:table-cell>
          <table:table-cell table:style-name="ce5" table:formula="of:=[.M100]" office:value-type="float" office:value="1544.92662267794" calcext:value-type="float">
            <text:p>1544.926623</text:p>
          </table:table-cell>
          <table:table-cell table:style-name="ce5" table:formula="of:=IF([.N100]&gt;[.$B$6];[.$B$6];IF([.N100]&lt;[.$B$5];[.$B$5];[.N100]))" office:value-type="float" office:value="1544.92662267794" calcext:value-type="float">
            <text:p>1544.926623</text:p>
          </table:table-cell>
          <table:table-cell table:formula="of:=([.N100]-[.N99])/[.B100]" office:value-type="float" office:value="-49.9999832816297" calcext:value-type="float">
            <text:p>-49.9999832816</text:p>
          </table:table-cell>
          <table:table-cell table:formula="of:=[.$U$5]*[.T99]" office:value-type="float" office:value="1351.54719126158" calcext:value-type="float">
            <text:p>1351.5471912616</text:p>
          </table:table-cell>
          <table:table-cell table:formula="of:=([.$U$5]*[.U99]*[.$U$5])+[.$S$5]" office:value-type="float" office:value="1.43308183405113" calcext:value-type="float">
            <text:p>1.4330818341</text:p>
          </table:table-cell>
          <table:table-cell table:formula="of:=[.R100]/([.R100]+[.$Q$5])" office:value-type="float" office:value="0.588998616485093" calcext:value-type="float">
            <text:p>0.5889986165</text:p>
          </table:table-cell>
          <table:table-cell table:formula="of:=[.Q100]+[.S100]*((([.M100]*[.B100])+[.E100])-[.Q100])" office:value-type="float" office:value="1571.1685209145" calcext:value-type="float">
            <text:p>1571.1685209145</text:p>
          </table:table-cell>
          <table:table-cell table:formula="of:=(1-[.S100])*[.R100]" office:value-type="float" office:value="0.588998616485093" calcext:value-type="float">
            <text:p>0.5889986165</text:p>
          </table:table-cell>
          <table:table-cell table:formula="of:=[.E101]-[.T100]" office:value-type="float" office:value="-6.24165056595894" calcext:value-type="float">
            <text:p>-6.241650566</text:p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table:formula="of:=[.C100]+[.B101]" office:value-type="float" office:value="9.19999999999998" calcext:value-type="float">
            <text:p>9.2</text:p>
          </table:table-cell>
          <table:table-cell office:value-type="float" office:value="1560" calcext:value-type="float">
            <text:p>1560</text:p>
          </table:table-cell>
          <table:table-cell table:style-name="ce5" table:formula="of:=[.E100]*0.8+[.N100]*0.2" office:value-type="float" office:value="1564.92687034854" calcext:value-type="float">
            <text:p>1564.926870</text:p>
          </table:table-cell>
          <table:table-cell table:style-name="ce5" table:formula="of:=[.D101]-[.E101]" office:value-type="float" office:value="-4.92687034853952" calcext:value-type="float">
            <text:p>-4.926870</text:p>
          </table:table-cell>
          <table:table-cell table:style-name="ce5" table:formula="of:=ABS([.F101])" office:value-type="float" office:value="4.92687034853952" calcext:value-type="float">
            <text:p>4.926870</text:p>
          </table:table-cell>
          <table:table-cell table:style-name="ce5" table:formula="of:=[.$B$1]*[.F101]" office:value-type="float" office:value="-19.7074813941581" calcext:value-type="float">
            <text:p>-19.707481</text:p>
          </table:table-cell>
          <table:table-cell table:style-name="ce5" table:formula="of:=[.I100]+([.F101]*[.B101])" office:value-type="float" office:value="5.87590187717529" calcext:value-type="float">
            <text:p>5.875902</text:p>
          </table:table-cell>
          <table:table-cell table:style-name="ce5" table:formula="of:=[.I101]*[.$B$2]" office:value-type="float" office:value="59.634099210615" calcext:value-type="float">
            <text:p>59.634099</text:p>
          </table:table-cell>
          <table:table-cell table:style-name="ce5" table:formula="of:=([.F101]-[.F100])/[.B101]" office:value-type="float" office:value="0.000619176507825614" calcext:value-type="float">
            <text:p>0.000619</text:p>
          </table:table-cell>
          <table:table-cell table:style-name="ce5" table:formula="of:=[.K101]*[.$B$3]" office:value-type="float" office:value="0.00000619176507825614" calcext:value-type="float">
            <text:p>0.000006</text:p>
          </table:table-cell>
          <table:table-cell table:style-name="ce5" table:formula="of:=[.H101]+[.J101]+[.L101]+[.$B$4]" office:value-type="float" office:value="1539.92662400822" calcext:value-type="float">
            <text:p>1539.926624</text:p>
          </table:table-cell>
          <table:table-cell table:style-name="ce5" table:formula="of:=[.M101]" office:value-type="float" office:value="1539.92662400822" calcext:value-type="float">
            <text:p>1539.926624</text:p>
          </table:table-cell>
          <table:table-cell table:style-name="ce5" table:formula="of:=IF([.N101]&gt;[.$B$6];[.$B$6];IF([.N101]&lt;[.$B$5];[.$B$5];[.N101]))" office:value-type="float" office:value="1539.92662400822" calcext:value-type="float">
            <text:p>1539.926624</text:p>
          </table:table-cell>
          <table:table-cell table:formula="of:=([.N101]-[.N100])/[.B101]" office:value-type="float" office:value="-49.9999866971325" calcext:value-type="float">
            <text:p>-49.9999866971</text:p>
          </table:table-cell>
          <table:table-cell table:formula="of:=[.$U$5]*[.T100]" office:value-type="float" office:value="1347.25751744753" calcext:value-type="float">
            <text:p>1347.2575174475</text:p>
          </table:table-cell>
          <table:table-cell table:formula="of:=([.$U$5]*[.U100]*[.$U$5])+[.$S$5]" office:value-type="float" office:value="1.43308183405113" calcext:value-type="float">
            <text:p>1.4330818341</text:p>
          </table:table-cell>
          <table:table-cell table:formula="of:=[.R101]/([.R101]+[.$Q$5])" office:value-type="float" office:value="0.588998616485093" calcext:value-type="float">
            <text:p>0.5889986165</text:p>
          </table:table-cell>
          <table:table-cell table:formula="of:=[.Q101]+[.S101]*((([.M101]*[.B101])+[.E101])-[.Q101])" office:value-type="float" office:value="1566.16593026037" calcext:value-type="float">
            <text:p>1566.1659302604</text:p>
          </table:table-cell>
          <table:table-cell table:formula="of:=(1-[.S101])*[.R101]" office:value-type="float" office:value="0.588998616485093" calcext:value-type="float">
            <text:p>0.5889986165</text:p>
          </table:table-cell>
          <table:table-cell table:formula="of:=[.E102]-[.T101]" office:value-type="float" office:value="-6.23910917989338" calcext:value-type="float">
            <text:p>-6.2391091799</text:p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  <table:table-cell table:formula="of:=[.C101]+[.B102]" office:value-type="float" office:value="9.29999999999998" calcext:value-type="float">
            <text:p>9.3</text:p>
          </table:table-cell>
          <table:table-cell office:value-type="float" office:value="1555" calcext:value-type="float">
            <text:p>1555</text:p>
          </table:table-cell>
          <table:table-cell table:style-name="ce5" table:formula="of:=[.E101]*0.8+[.N101]*0.2" office:value-type="float" office:value="1559.92682108048" calcext:value-type="float">
            <text:p>1559.926821</text:p>
          </table:table-cell>
          <table:table-cell table:style-name="ce5" table:formula="of:=[.D102]-[.E102]" office:value-type="float" office:value="-4.9268210804762" calcext:value-type="float">
            <text:p>-4.926821</text:p>
          </table:table-cell>
          <table:table-cell table:style-name="ce5" table:formula="of:=ABS([.F102])" office:value-type="float" office:value="4.9268210804762" calcext:value-type="float">
            <text:p>4.926821</text:p>
          </table:table-cell>
          <table:table-cell table:style-name="ce5" table:formula="of:=[.$B$1]*[.F102]" office:value-type="float" office:value="-19.7072843219048" calcext:value-type="float">
            <text:p>-19.707284</text:p>
          </table:table-cell>
          <table:table-cell table:style-name="ce5" table:formula="of:=[.I101]+([.F102]*[.B102])" office:value-type="float" office:value="5.38321976912767" calcext:value-type="float">
            <text:p>5.383220</text:p>
          </table:table-cell>
          <table:table-cell table:style-name="ce5" table:formula="of:=[.I102]*[.$B$2]" office:value-type="float" office:value="54.6339044618336" calcext:value-type="float">
            <text:p>54.633904</text:p>
          </table:table-cell>
          <table:table-cell table:style-name="ce5" table:formula="of:=([.F102]-[.F101])/[.B102]" office:value-type="float" office:value="0.000492680633215059" calcext:value-type="float">
            <text:p>0.000493</text:p>
          </table:table-cell>
          <table:table-cell table:style-name="ce5" table:formula="of:=[.K102]*[.$B$3]" office:value-type="float" office:value="0.00000492680633215059" calcext:value-type="float">
            <text:p>0.000005</text:p>
          </table:table-cell>
          <table:table-cell table:style-name="ce5" table:formula="of:=[.H102]+[.J102]+[.L102]+[.$B$4]" office:value-type="float" office:value="1534.92662506674" calcext:value-type="float">
            <text:p>1534.926625</text:p>
          </table:table-cell>
          <table:table-cell table:style-name="ce5" table:formula="of:=[.M102]" office:value-type="float" office:value="1534.92662506674" calcext:value-type="float">
            <text:p>1534.926625</text:p>
          </table:table-cell>
          <table:table-cell table:style-name="ce5" table:formula="of:=IF([.N102]&gt;[.$B$6];[.$B$6];IF([.N102]&lt;[.$B$5];[.$B$5];[.N102]))" office:value-type="float" office:value="1534.92662506674" calcext:value-type="float">
            <text:p>1534.926625</text:p>
          </table:table-cell>
          <table:table-cell table:formula="of:=([.N102]-[.N101])/[.B102]" office:value-type="float" office:value="-49.9999894148687" calcext:value-type="float">
            <text:p>-49.9999894149</text:p>
          </table:table-cell>
          <table:table-cell table:formula="of:=[.$U$5]*[.T101]" office:value-type="float" office:value="1342.96785801522" calcext:value-type="float">
            <text:p>1342.9678580152</text:p>
          </table:table-cell>
          <table:table-cell table:formula="of:=([.$U$5]*[.U101]*[.$U$5])+[.$S$5]" office:value-type="float" office:value="1.43308183405113" calcext:value-type="float">
            <text:p>1.4330818341</text:p>
          </table:table-cell>
          <table:table-cell table:formula="of:=[.R102]/([.R102]+[.$Q$5])" office:value-type="float" office:value="0.588998616485093" calcext:value-type="float">
            <text:p>0.5889986165</text:p>
          </table:table-cell>
          <table:table-cell table:formula="of:=[.Q102]+[.S102]*((([.M102]*[.B102])+[.E102])-[.Q102])" office:value-type="float" office:value="1561.16335295174" calcext:value-type="float">
            <text:p>1561.1633529517</text:p>
          </table:table-cell>
          <table:table-cell table:formula="of:=(1-[.S102])*[.R102]" office:value-type="float" office:value="0.588998616485093" calcext:value-type="float">
            <text:p>0.5889986165</text:p>
          </table:table-cell>
          <table:table-cell table:formula="of:=[.E103]-[.T102]" office:value-type="float" office:value="-6.23657107401186" calcext:value-type="float">
            <text:p>-6.236571074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table:formula="of:=[.C102]+[.B103]" office:value-type="float" office:value="9.39999999999998" calcext:value-type="float">
            <text:p>9.4</text:p>
          </table:table-cell>
          <table:table-cell office:value-type="float" office:value="1550" calcext:value-type="float">
            <text:p>1550</text:p>
          </table:table-cell>
          <table:table-cell table:style-name="ce5" table:formula="of:=[.E102]*0.8+[.N102]*0.2" office:value-type="float" office:value="1554.92678187773" calcext:value-type="float">
            <text:p>1554.926782</text:p>
          </table:table-cell>
          <table:table-cell table:style-name="ce5" table:formula="of:=[.D103]-[.E103]" office:value-type="float" office:value="-4.92678187772799" calcext:value-type="float">
            <text:p>-4.926782</text:p>
          </table:table-cell>
          <table:table-cell table:style-name="ce5" table:formula="of:=ABS([.F103])" office:value-type="float" office:value="4.92678187772799" calcext:value-type="float">
            <text:p>4.926782</text:p>
          </table:table-cell>
          <table:table-cell table:style-name="ce5" table:formula="of:=[.$B$1]*[.F103]" office:value-type="float" office:value="-19.707127510912" calcext:value-type="float">
            <text:p>-19.707128</text:p>
          </table:table-cell>
          <table:table-cell table:style-name="ce5" table:formula="of:=[.I102]+([.F103]*[.B103])" office:value-type="float" office:value="4.89054158135487" calcext:value-type="float">
            <text:p>4.890542</text:p>
          </table:table-cell>
          <table:table-cell table:style-name="ce5" table:formula="of:=[.I103]*[.$B$2]" office:value-type="float" office:value="49.6337494996351" calcext:value-type="float">
            <text:p>49.633749</text:p>
          </table:table-cell>
          <table:table-cell table:style-name="ce5" table:formula="of:=([.F103]-[.F102])/[.B103]" office:value-type="float" office:value="0.000392027482121193" calcext:value-type="float">
            <text:p>0.000392</text:p>
          </table:table-cell>
          <table:table-cell table:style-name="ce5" table:formula="of:=[.K103]*[.$B$3]" office:value-type="float" office:value="0.00000392027482121193" calcext:value-type="float">
            <text:p>0.000004</text:p>
          </table:table-cell>
          <table:table-cell table:style-name="ce5" table:formula="of:=[.H103]+[.J103]+[.L103]+[.$B$4]" office:value-type="float" office:value="1529.926625909" calcext:value-type="float">
            <text:p>1529.926626</text:p>
          </table:table-cell>
          <table:table-cell table:style-name="ce5" table:formula="of:=[.M103]" office:value-type="float" office:value="1529.926625909" calcext:value-type="float">
            <text:p>1529.926626</text:p>
          </table:table-cell>
          <table:table-cell table:style-name="ce5" table:formula="of:=IF([.N103]&gt;[.$B$6];[.$B$6];IF([.N103]&lt;[.$B$5];[.$B$5];[.N103]))" office:value-type="float" office:value="1529.926625909" calcext:value-type="float">
            <text:p>1529.926626</text:p>
          </table:table-cell>
          <table:table-cell table:formula="of:=([.N103]-[.N102])/[.B103]" office:value-type="float" office:value="-49.9999915773719" calcext:value-type="float">
            <text:p>-49.9999915774</text:p>
          </table:table-cell>
          <table:table-cell table:formula="of:=[.$U$5]*[.T102]" office:value-type="float" office:value="1338.67821002651" calcext:value-type="float">
            <text:p>1338.6782100265</text:p>
          </table:table-cell>
          <table:table-cell table:formula="of:=([.$U$5]*[.U102]*[.$U$5])+[.$S$5]" office:value-type="float" office:value="1.43308183405113" calcext:value-type="float">
            <text:p>1.4330818341</text:p>
          </table:table-cell>
          <table:table-cell table:formula="of:=[.R103]/([.R103]+[.$Q$5])" office:value-type="float" office:value="0.588998616485093" calcext:value-type="float">
            <text:p>0.5889986165</text:p>
          </table:table-cell>
          <table:table-cell table:formula="of:=[.Q103]+[.S103]*((([.M103]*[.B103])+[.E103])-[.Q103])" office:value-type="float" office:value="1556.16078626217" calcext:value-type="float">
            <text:p>1556.1607862622</text:p>
          </table:table-cell>
          <table:table-cell table:formula="of:=(1-[.S103])*[.R103]" office:value-type="float" office:value="0.588998616485093" calcext:value-type="float">
            <text:p>0.5889986165</text:p>
          </table:table-cell>
          <table:table-cell table:formula="of:=[.E104]-[.T103]" office:value-type="float" office:value="-6.23403557818301" calcext:value-type="float">
            <text:p>-6.2340355782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.1</text:p>
          </table:table-cell>
          <table:table-cell table:formula="of:=[.C103]+[.B104]" office:value-type="float" office:value="9.49999999999998" calcext:value-type="float">
            <text:p>9.5</text:p>
          </table:table-cell>
          <table:table-cell office:value-type="float" office:value="1545" calcext:value-type="float">
            <text:p>1545</text:p>
          </table:table-cell>
          <table:table-cell table:style-name="ce5" table:formula="of:=[.E103]*0.8+[.N103]*0.2" office:value-type="float" office:value="1549.92675068398" calcext:value-type="float">
            <text:p>1549.926751</text:p>
          </table:table-cell>
          <table:table-cell table:style-name="ce5" table:formula="of:=[.D104]-[.E104]" office:value-type="float" office:value="-4.92675068398216" calcext:value-type="float">
            <text:p>-4.926751</text:p>
          </table:table-cell>
          <table:table-cell table:style-name="ce5" table:formula="of:=ABS([.F104])" office:value-type="float" office:value="4.92675068398216" calcext:value-type="float">
            <text:p>4.926751</text:p>
          </table:table-cell>
          <table:table-cell table:style-name="ce5" table:formula="of:=[.$B$1]*[.F104]" office:value-type="float" office:value="-19.7070027359287" calcext:value-type="float">
            <text:p>-19.707003</text:p>
          </table:table-cell>
          <table:table-cell table:style-name="ce5" table:formula="of:=[.I103]+([.F104]*[.B104])" office:value-type="float" office:value="4.39786651295666" calcext:value-type="float">
            <text:p>4.397867</text:p>
          </table:table-cell>
          <table:table-cell table:style-name="ce5" table:formula="of:=[.I104]*[.$B$2]" office:value-type="float" office:value="44.6336261957416" calcext:value-type="float">
            <text:p>44.633626</text:p>
          </table:table-cell>
          <table:table-cell table:style-name="ce5" table:formula="of:=([.F104]-[.F103])/[.B104]" office:value-type="float" office:value="0.000311937458263856" calcext:value-type="float">
            <text:p>0.000312</text:p>
          </table:table-cell>
          <table:table-cell table:style-name="ce5" table:formula="of:=[.K104]*[.$B$3]" office:value-type="float" office:value="0.00000311937458263856" calcext:value-type="float">
            <text:p>0.000003</text:p>
          </table:table-cell>
          <table:table-cell table:style-name="ce5" table:formula="of:=[.H104]+[.J104]+[.L104]+[.$B$4]" office:value-type="float" office:value="1524.92662657919" calcext:value-type="float">
            <text:p>1524.926627</text:p>
          </table:table-cell>
          <table:table-cell table:style-name="ce5" table:formula="of:=[.M104]" office:value-type="float" office:value="1524.92662657919" calcext:value-type="float">
            <text:p>1524.926627</text:p>
          </table:table-cell>
          <table:table-cell table:style-name="ce5" table:formula="of:=IF([.N104]&gt;[.$B$6];[.$B$6];IF([.N104]&lt;[.$B$5];[.$B$5];[.N104]))" office:value-type="float" office:value="1524.92662657919" calcext:value-type="float">
            <text:p>1524.926627</text:p>
          </table:table-cell>
          <table:table-cell table:formula="of:=([.N104]-[.N103])/[.B104]" office:value-type="float" office:value="-49.9999932981041" calcext:value-type="float">
            <text:p>-49.9999932981</text:p>
          </table:table-cell>
          <table:table-cell table:formula="of:=[.$U$5]*[.T103]" office:value-type="float" office:value="1334.38857114351" calcext:value-type="float">
            <text:p>1334.3885711435</text:p>
          </table:table-cell>
          <table:table-cell table:formula="of:=([.$U$5]*[.U103]*[.$U$5])+[.$S$5]" office:value-type="float" office:value="1.43308183405113" calcext:value-type="float">
            <text:p>1.4330818341</text:p>
          </table:table-cell>
          <table:table-cell table:formula="of:=[.R104]/([.R104]+[.$Q$5])" office:value-type="float" office:value="0.588998616485093" calcext:value-type="float">
            <text:p>0.5889986165</text:p>
          </table:table-cell>
          <table:table-cell table:formula="of:=[.Q104]+[.S104]*((([.M104]*[.B104])+[.E104])-[.Q104])" office:value-type="float" office:value="1551.15822802221" calcext:value-type="float">
            <text:p>1551.1582280222</text:p>
          </table:table-cell>
          <table:table-cell table:formula="of:=(1-[.S104])*[.R104]" office:value-type="float" office:value="0.588998616485093" calcext:value-type="float">
            <text:p>0.5889986165</text:p>
          </table:table-cell>
          <table:table-cell table:formula="of:=[.E105]-[.T104]" office:value-type="float" office:value="-6.23150215918213" calcext:value-type="float">
            <text:p>-6.2315021592</text:p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  <table:table-cell table:formula="of:=[.C104]+[.B105]" office:value-type="float" office:value="9.59999999999998" calcext:value-type="float">
            <text:p>9.6</text:p>
          </table:table-cell>
          <table:table-cell office:value-type="float" office:value="1540" calcext:value-type="float">
            <text:p>1540</text:p>
          </table:table-cell>
          <table:table-cell table:style-name="ce5" table:formula="of:=[.E104]*0.8+[.N104]*0.2" office:value-type="float" office:value="1544.92672586302" calcext:value-type="float">
            <text:p>1544.926726</text:p>
          </table:table-cell>
          <table:table-cell table:style-name="ce5" table:formula="of:=[.D105]-[.E105]" office:value-type="float" office:value="-4.92672586302342" calcext:value-type="float">
            <text:p>-4.926726</text:p>
          </table:table-cell>
          <table:table-cell table:style-name="ce5" table:formula="of:=ABS([.F105])" office:value-type="float" office:value="4.92672586302342" calcext:value-type="float">
            <text:p>4.926726</text:p>
          </table:table-cell>
          <table:table-cell table:style-name="ce5" table:formula="of:=[.$B$1]*[.F105]" office:value-type="float" office:value="-19.7069034520937" calcext:value-type="float">
            <text:p>-19.706903</text:p>
          </table:table-cell>
          <table:table-cell table:style-name="ce5" table:formula="of:=[.I104]+([.F105]*[.B105])" office:value-type="float" office:value="3.90519392665431" calcext:value-type="float">
            <text:p>3.905194</text:p>
          </table:table-cell>
          <table:table-cell table:style-name="ce5" table:formula="of:=[.I105]*[.$B$2]" office:value-type="float" office:value="39.633528082458" calcext:value-type="float">
            <text:p>39.633528</text:p>
          </table:table-cell>
          <table:table-cell table:style-name="ce5" table:formula="of:=([.F105]-[.F104])/[.B105]" office:value-type="float" office:value="0.000248209587425663" calcext:value-type="float">
            <text:p>0.000248</text:p>
          </table:table-cell>
          <table:table-cell table:style-name="ce5" table:formula="of:=[.K105]*[.$B$3]" office:value-type="float" office:value="0.00000248209587425663" calcext:value-type="float">
            <text:p>0.000002</text:p>
          </table:table-cell>
          <table:table-cell table:style-name="ce5" table:formula="of:=[.H105]+[.J105]+[.L105]+[.$B$4]" office:value-type="float" office:value="1519.92662711246" calcext:value-type="float">
            <text:p>1519.926627</text:p>
          </table:table-cell>
          <table:table-cell table:style-name="ce5" table:formula="of:=[.M105]" office:value-type="float" office:value="1519.92662711246" calcext:value-type="float">
            <text:p>1519.926627</text:p>
          </table:table-cell>
          <table:table-cell table:style-name="ce5" table:formula="of:=IF([.N105]&gt;[.$B$6];[.$B$6];IF([.N105]&lt;[.$B$5];[.$B$5];[.N105]))" office:value-type="float" office:value="1519.92662711246" calcext:value-type="float">
            <text:p>1519.926627</text:p>
          </table:table-cell>
          <table:table-cell table:formula="of:=([.N105]-[.N104])/[.B105]" office:value-type="float" office:value="-49.9999946672733" calcext:value-type="float">
            <text:p>-49.9999946673</text:p>
          </table:table-cell>
          <table:table-cell table:formula="of:=[.$U$5]*[.T104]" office:value-type="float" office:value="1330.09893950595" calcext:value-type="float">
            <text:p>1330.098939506</text:p>
          </table:table-cell>
          <table:table-cell table:formula="of:=([.$U$5]*[.U104]*[.$U$5])+[.$S$5]" office:value-type="float" office:value="1.43308183405113" calcext:value-type="float">
            <text:p>1.4330818341</text:p>
          </table:table-cell>
          <table:table-cell table:formula="of:=[.R105]/([.R105]+[.$Q$5])" office:value-type="float" office:value="0.588998616485093" calcext:value-type="float">
            <text:p>0.5889986165</text:p>
          </table:table-cell>
          <table:table-cell table:formula="of:=[.Q105]+[.S105]*((([.M105]*[.B105])+[.E105])-[.Q105])" office:value-type="float" office:value="1546.15567650563" calcext:value-type="float">
            <text:p>1546.1556765056</text:p>
          </table:table-cell>
          <table:table-cell table:formula="of:=(1-[.S105])*[.R105]" office:value-type="float" office:value="0.588998616485093" calcext:value-type="float">
            <text:p>0.5889986165</text:p>
          </table:table-cell>
          <table:table-cell table:formula="of:=[.E106]-[.T105]" office:value-type="float" office:value="-6.22897039271925" calcext:value-type="float">
            <text:p>-6.2289703927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 table:formula="of:=[.C105]+[.B106]" office:value-type="float" office:value="9.69999999999998" calcext:value-type="float">
            <text:p>9.7</text:p>
          </table:table-cell>
          <table:table-cell office:value-type="float" office:value="1535" calcext:value-type="float">
            <text:p>1535</text:p>
          </table:table-cell>
          <table:table-cell table:style-name="ce5" table:formula="of:=[.E105]*0.8+[.N105]*0.2" office:value-type="float" office:value="1539.92670611291" calcext:value-type="float">
            <text:p>1539.926706</text:p>
          </table:table-cell>
          <table:table-cell table:style-name="ce5" table:formula="of:=[.D106]-[.E106]" office:value-type="float" office:value="-4.92670611291078" calcext:value-type="float">
            <text:p>-4.926706</text:p>
          </table:table-cell>
          <table:table-cell table:style-name="ce5" table:formula="of:=ABS([.F106])" office:value-type="float" office:value="4.92670611291078" calcext:value-type="float">
            <text:p>4.926706</text:p>
          </table:table-cell>
          <table:table-cell table:style-name="ce5" table:formula="of:=[.$B$1]*[.F106]" office:value-type="float" office:value="-19.7068244516431" calcext:value-type="float">
            <text:p>-19.706824</text:p>
          </table:table-cell>
          <table:table-cell table:style-name="ce5" table:formula="of:=[.I105]+([.F106]*[.B106])" office:value-type="float" office:value="3.41252331536324" calcext:value-type="float">
            <text:p>3.412523</text:p>
          </table:table-cell>
          <table:table-cell table:style-name="ce5" table:formula="of:=[.I106]*[.$B$2]" office:value-type="float" office:value="34.6334500134194" calcext:value-type="float">
            <text:p>34.633450</text:p>
          </table:table-cell>
          <table:table-cell table:style-name="ce5" table:formula="of:=([.F106]-[.F105])/[.B106]" office:value-type="float" office:value="0.000197501126422139" calcext:value-type="float">
            <text:p>0.000198</text:p>
          </table:table-cell>
          <table:table-cell table:style-name="ce5" table:formula="of:=[.K106]*[.$B$3]" office:value-type="float" office:value="0.00000197501126422139" calcext:value-type="float">
            <text:p>0.000002</text:p>
          </table:table-cell>
          <table:table-cell table:style-name="ce5" table:formula="of:=[.H106]+[.J106]+[.L106]+[.$B$4]" office:value-type="float" office:value="1514.92662753679" calcext:value-type="float">
            <text:p>1514.926628</text:p>
          </table:table-cell>
          <table:table-cell table:style-name="ce5" table:formula="of:=[.M106]" office:value-type="float" office:value="1514.92662753679" calcext:value-type="float">
            <text:p>1514.926628</text:p>
          </table:table-cell>
          <table:table-cell table:style-name="ce5" table:formula="of:=IF([.N106]&gt;[.$B$6];[.$B$6];IF([.N106]&lt;[.$B$5];[.$B$5];[.N106]))" office:value-type="float" office:value="1514.92662753679" calcext:value-type="float">
            <text:p>1514.926628</text:p>
          </table:table-cell>
          <table:table-cell table:formula="of:=([.N106]-[.N105])/[.B106]" office:value-type="float" office:value="-49.9999957567252" calcext:value-type="float">
            <text:p>-49.9999957567</text:p>
          </table:table-cell>
          <table:table-cell table:formula="of:=[.$U$5]*[.T105]" office:value-type="float" office:value="1325.80931363361" calcext:value-type="float">
            <text:p>1325.8093136336</text:p>
          </table:table-cell>
          <table:table-cell table:formula="of:=([.$U$5]*[.U105]*[.$U$5])+[.$S$5]" office:value-type="float" office:value="1.43308183405113" calcext:value-type="float">
            <text:p>1.4330818341</text:p>
          </table:table-cell>
          <table:table-cell table:formula="of:=[.R106]/([.R106]+[.$Q$5])" office:value-type="float" office:value="0.588998616485093" calcext:value-type="float">
            <text:p>0.5889986165</text:p>
          </table:table-cell>
          <table:table-cell table:formula="of:=[.Q106]+[.S106]*((([.M106]*[.B106])+[.E106])-[.Q106])" office:value-type="float" office:value="1541.15313033887" calcext:value-type="float">
            <text:p>1541.1531303389</text:p>
          </table:table-cell>
          <table:table-cell table:formula="of:=(1-[.S106])*[.R106]" office:value-type="float" office:value="0.588998616485093" calcext:value-type="float">
            <text:p>0.5889986165</text:p>
          </table:table-cell>
          <table:table-cell table:formula="of:=[.E107]-[.T106]" office:value-type="float" office:value="-6.22643994118539" calcext:value-type="float">
            <text:p>-6.2264399412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 table:formula="of:=[.C106]+[.B107]" office:value-type="float" office:value="9.79999999999998" calcext:value-type="float">
            <text:p>9.8</text:p>
          </table:table-cell>
          <table:table-cell office:value-type="float" office:value="1530" calcext:value-type="float">
            <text:p>1530</text:p>
          </table:table-cell>
          <table:table-cell table:style-name="ce5" table:formula="of:=[.E106]*0.8+[.N106]*0.2" office:value-type="float" office:value="1534.92669039769" calcext:value-type="float">
            <text:p>1534.926690</text:p>
          </table:table-cell>
          <table:table-cell table:style-name="ce5" table:formula="of:=[.D107]-[.E107]" office:value-type="float" office:value="-4.92669039768634" calcext:value-type="float">
            <text:p>-4.926690</text:p>
          </table:table-cell>
          <table:table-cell table:style-name="ce5" table:formula="of:=ABS([.F107])" office:value-type="float" office:value="4.92669039768634" calcext:value-type="float">
            <text:p>4.926690</text:p>
          </table:table-cell>
          <table:table-cell table:style-name="ce5" table:formula="of:=[.$B$1]*[.F107]" office:value-type="float" office:value="-19.7067615907454" calcext:value-type="float">
            <text:p>-19.706762</text:p>
          </table:table-cell>
          <table:table-cell table:style-name="ce5" table:formula="of:=[.I106]+([.F107]*[.B107])" office:value-type="float" office:value="2.9198542755946" calcext:value-type="float">
            <text:p>2.919854</text:p>
          </table:table-cell>
          <table:table-cell table:style-name="ce5" table:formula="of:=[.I107]*[.$B$2]" office:value-type="float" office:value="29.6333878936475" calcext:value-type="float">
            <text:p>29.633388</text:p>
          </table:table-cell>
          <table:table-cell table:style-name="ce5" table:formula="of:=([.F107]-[.F106])/[.B107]" office:value-type="float" office:value="0.00015715224435553" calcext:value-type="float">
            <text:p>0.000157</text:p>
          </table:table-cell>
          <table:table-cell table:style-name="ce5" table:formula="of:=[.K107]*[.$B$3]" office:value-type="float" office:value="0.0000015715224435553" calcext:value-type="float">
            <text:p>0.000002</text:p>
          </table:table-cell>
          <table:table-cell table:style-name="ce5" table:formula="of:=[.H107]+[.J107]+[.L107]+[.$B$4]" office:value-type="float" office:value="1509.92662787442" calcext:value-type="float">
            <text:p>1509.926628</text:p>
          </table:table-cell>
          <table:table-cell table:style-name="ce5" table:formula="of:=[.M107]" office:value-type="float" office:value="1509.92662787442" calcext:value-type="float">
            <text:p>1509.926628</text:p>
          </table:table-cell>
          <table:table-cell table:style-name="ce5" table:formula="of:=IF([.N107]&gt;[.$B$6];[.$B$6];IF([.N107]&lt;[.$B$5];[.$B$5];[.N107]))" office:value-type="float" office:value="1509.92662787442" calcext:value-type="float">
            <text:p>1509.926628</text:p>
          </table:table-cell>
          <table:table-cell table:formula="of:=([.N107]-[.N106])/[.B107]" office:value-type="float" office:value="-49.9999966236305" calcext:value-type="float">
            <text:p>-49.9999966236</text:p>
          </table:table-cell>
          <table:table-cell table:formula="of:=[.$U$5]*[.T106]" office:value-type="float" office:value="1321.51969234867" calcext:value-type="float">
            <text:p>1321.5196923487</text:p>
          </table:table-cell>
          <table:table-cell table:formula="of:=([.$U$5]*[.U106]*[.$U$5])+[.$S$5]" office:value-type="float" office:value="1.43308183405113" calcext:value-type="float">
            <text:p>1.4330818341</text:p>
          </table:table-cell>
          <table:table-cell table:formula="of:=[.R107]/([.R107]+[.$Q$5])" office:value-type="float" office:value="0.588998616485093" calcext:value-type="float">
            <text:p>0.5889986165</text:p>
          </table:table-cell>
          <table:table-cell table:formula="of:=[.Q107]+[.S107]*((([.M107]*[.B107])+[.E107])-[.Q107])" office:value-type="float" office:value="1536.15058842898" calcext:value-type="float">
            <text:p>1536.150588429</text:p>
          </table:table-cell>
          <table:table-cell table:formula="of:=(1-[.S107])*[.R107]" office:value-type="float" office:value="0.588998616485093" calcext:value-type="float">
            <text:p>0.5889986165</text:p>
          </table:table-cell>
          <table:table-cell table:formula="of:=[.E108]-[.T107]" office:value-type="float" office:value="-6.22391053594538" calcext:value-type="float">
            <text:p>-6.2239105359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table:formula="of:=[.C107]+[.B108]" office:value-type="float" office:value="9.89999999999998" calcext:value-type="float">
            <text:p>9.9</text:p>
          </table:table-cell>
          <table:table-cell office:value-type="float" office:value="1525" calcext:value-type="float">
            <text:p>1525</text:p>
          </table:table-cell>
          <table:table-cell table:style-name="ce5" table:formula="of:=[.E107]*0.8+[.N107]*0.2" office:value-type="float" office:value="1529.92667789303" calcext:value-type="float">
            <text:p>1529.926678</text:p>
          </table:table-cell>
          <table:table-cell table:style-name="ce5" table:formula="of:=[.D108]-[.E108]" office:value-type="float" office:value="-4.92667789303391" calcext:value-type="float">
            <text:p>-4.926678</text:p>
          </table:table-cell>
          <table:table-cell table:style-name="ce5" table:formula="of:=ABS([.F108])" office:value-type="float" office:value="4.92667789303391" calcext:value-type="float">
            <text:p>4.926678</text:p>
          </table:table-cell>
          <table:table-cell table:style-name="ce5" table:formula="of:=[.$B$1]*[.F108]" office:value-type="float" office:value="-19.7067115721356" calcext:value-type="float">
            <text:p>-19.706712</text:p>
          </table:table-cell>
          <table:table-cell table:style-name="ce5" table:formula="of:=[.I107]+([.F108]*[.B108])" office:value-type="float" office:value="2.42718648629121" calcext:value-type="float">
            <text:p>2.427186</text:p>
          </table:table-cell>
          <table:table-cell table:style-name="ce5" table:formula="of:=[.I108]*[.$B$2]" office:value-type="float" office:value="24.633338464756" calcext:value-type="float">
            <text:p>24.633338</text:p>
          </table:table-cell>
          <table:table-cell table:style-name="ce5" table:formula="of:=([.F108]-[.F107])/[.B108]" office:value-type="float" office:value="0.00012504652431744" calcext:value-type="float">
            <text:p>0.000125</text:p>
          </table:table-cell>
          <table:table-cell table:style-name="ce5" table:formula="of:=[.K108]*[.$B$3]" office:value-type="float" office:value="0.0000012504652431744" calcext:value-type="float">
            <text:p>0.000001</text:p>
          </table:table-cell>
          <table:table-cell table:style-name="ce5" table:formula="of:=[.H108]+[.J108]+[.L108]+[.$B$4]" office:value-type="float" office:value="1504.92662814309" calcext:value-type="float">
            <text:p>1504.926628</text:p>
          </table:table-cell>
          <table:table-cell table:style-name="ce5" table:formula="of:=[.M108]" office:value-type="float" office:value="1504.92662814309" calcext:value-type="float">
            <text:p>1504.926628</text:p>
          </table:table-cell>
          <table:table-cell table:style-name="ce5" table:formula="of:=IF([.N108]&gt;[.$B$6];[.$B$6];IF([.N108]&lt;[.$B$5];[.$B$5];[.N108]))" office:value-type="float" office:value="1504.92662814309" calcext:value-type="float">
            <text:p>1504.926628</text:p>
          </table:table-cell>
          <table:table-cell table:formula="of:=([.N108]-[.N107])/[.B108]" office:value-type="float" office:value="-49.9999973133913" calcext:value-type="float">
            <text:p>-49.9999973134</text:p>
          </table:table-cell>
          <table:table-cell table:formula="of:=[.$U$5]*[.T107]" office:value-type="float" office:value="1317.23007471393" calcext:value-type="float">
            <text:p>1317.2300747139</text:p>
          </table:table-cell>
          <table:table-cell table:formula="of:=([.$U$5]*[.U107]*[.$U$5])+[.$S$5]" office:value-type="float" office:value="1.43308183405113" calcext:value-type="float">
            <text:p>1.4330818341</text:p>
          </table:table-cell>
          <table:table-cell table:formula="of:=[.R108]/([.R108]+[.$Q$5])" office:value-type="float" office:value="0.588998616485093" calcext:value-type="float">
            <text:p>0.5889986165</text:p>
          </table:table-cell>
          <table:table-cell table:formula="of:=[.Q108]+[.S108]*((([.M108]*[.B108])+[.E108])-[.Q108])" office:value-type="float" office:value="1531.14804990629" calcext:value-type="float">
            <text:p>1531.1480499063</text:p>
          </table:table-cell>
          <table:table-cell table:formula="of:=(1-[.S108])*[.R108]" office:value-type="float" office:value="0.588998616485093" calcext:value-type="float">
            <text:p>0.5889986165</text:p>
          </table:table-cell>
          <table:table-cell table:formula="of:=[.E109]-[.T108]" office:value-type="float" office:value="-6.22138196324363" calcext:value-type="float">
            <text:p>-6.2213819632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[.C108]+[.B109]" office:value-type="float" office:value="9.99999999999998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table:style-name="ce5" table:formula="of:=[.E108]*0.8+[.N108]*0.2" office:value-type="float" office:value="1524.92666794304" calcext:value-type="float">
            <text:p>1524.926668</text:p>
          </table:table-cell>
          <table:table-cell table:style-name="ce5" table:formula="of:=[.D109]-[.E109]" office:value-type="float" office:value="-4.92666794304432" calcext:value-type="float">
            <text:p>-4.926668</text:p>
          </table:table-cell>
          <table:table-cell table:style-name="ce5" table:formula="of:=ABS([.F109])" office:value-type="float" office:value="4.92666794304432" calcext:value-type="float">
            <text:p>4.926668</text:p>
          </table:table-cell>
          <table:table-cell table:style-name="ce5" table:formula="of:=[.$B$1]*[.F109]" office:value-type="float" office:value="-19.7066717721773" calcext:value-type="float">
            <text:p>-19.706672</text:p>
          </table:table-cell>
          <table:table-cell table:style-name="ce5" table:formula="of:=[.I108]+([.F109]*[.B109])" office:value-type="float" office:value="1.93451969198678" calcext:value-type="float">
            <text:p>1.934520</text:p>
          </table:table-cell>
          <table:table-cell table:style-name="ce5" table:formula="of:=[.I109]*[.$B$2]" office:value-type="float" office:value="19.6332991340363" calcext:value-type="float">
            <text:p>19.633299</text:p>
          </table:table-cell>
          <table:table-cell table:style-name="ce5" table:formula="of:=([.F109]-[.F108])/[.B109]" office:value-type="float" office:value="0.0000994998958958604" calcext:value-type="float">
            <text:p>0.000099</text:p>
          </table:table-cell>
          <table:table-cell table:style-name="ce5" table:formula="of:=[.K109]*[.$B$3]" office:value-type="float" office:value="0.000000994998958958604" calcext:value-type="float">
            <text:p>0.000001</text:p>
          </table:table-cell>
          <table:table-cell table:style-name="ce5" table:formula="of:=[.H109]+[.J109]+[.L109]+[.$B$4]" office:value-type="float" office:value="1499.92662835686" calcext:value-type="float">
            <text:p>1499.926628</text:p>
          </table:table-cell>
          <table:table-cell table:style-name="ce5" table:formula="of:=[.M109]" office:value-type="float" office:value="1499.92662835686" calcext:value-type="float">
            <text:p>1499.926628</text:p>
          </table:table-cell>
          <table:table-cell table:style-name="ce5" table:formula="of:=IF([.N109]&gt;[.$B$6];[.$B$6];IF([.N109]&lt;[.$B$5];[.$B$5];[.N109]))" office:value-type="float" office:value="1499.92662835686" calcext:value-type="float">
            <text:p>1499.926628</text:p>
          </table:table-cell>
          <table:table-cell table:formula="of:=([.N109]-[.N108])/[.B109]" office:value-type="float" office:value="-49.9999978622759" calcext:value-type="float">
            <text:p>-49.9999978623</text:p>
          </table:table-cell>
          <table:table-cell table:formula="of:=[.$U$5]*[.T108]" office:value-type="float" office:value="1312.94045998369" calcext:value-type="float">
            <text:p>1312.9404599837</text:p>
          </table:table-cell>
          <table:table-cell table:formula="of:=([.$U$5]*[.U108]*[.$U$5])+[.$S$5]" office:value-type="float" office:value="1.43308183405113" calcext:value-type="float">
            <text:p>1.4330818341</text:p>
          </table:table-cell>
          <table:table-cell table:formula="of:=[.R109]/([.R109]+[.$Q$5])" office:value-type="float" office:value="0.588998616485093" calcext:value-type="float">
            <text:p>0.5889986165</text:p>
          </table:table-cell>
          <table:table-cell table:formula="of:=[.Q109]+[.S109]*((([.M109]*[.B109])+[.E109])-[.Q109])" office:value-type="float" office:value="1526.1455140788" calcext:value-type="float">
            <text:p>1526.1455140788</text:p>
          </table:table-cell>
          <table:table-cell table:formula="of:=(1-[.S109])*[.R109]" office:value-type="float" office:value="0.588998616485093" calcext:value-type="float">
            <text:p>0.5889986165</text:p>
          </table:table-cell>
          <table:table-cell table:formula="of:=[.E110]-[.T109]" office:value-type="float" office:value="-6.21885405299622" calcext:value-type="float">
            <text:p>-6.218854053</text:p>
          </table:table-cell>
          <table:table-cell table:number-columns-repeated="100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table:formula="of:=[.C109]+[.B110]" office:value-type="float" office:value="10.1" calcext:value-type="float">
            <text:p>10.1</text:p>
          </table:table-cell>
          <table:table-cell office:value-type="float" office:value="1525" calcext:value-type="float">
            <text:p>1525</text:p>
          </table:table-cell>
          <table:table-cell table:style-name="ce5" table:formula="of:=[.E109]*0.8+[.N109]*0.2" office:value-type="float" office:value="1519.92666002581" calcext:value-type="float">
            <text:p>1519.926660</text:p>
          </table:table-cell>
          <table:table-cell table:style-name="ce5" table:formula="of:=[.D110]-[.E110]" office:value-type="float" office:value="5.073339974193" calcext:value-type="float">
            <text:p>5.073340</text:p>
          </table:table-cell>
          <table:table-cell table:style-name="ce5" table:formula="of:=ABS([.F110])" office:value-type="float" office:value="5.073339974193" calcext:value-type="float">
            <text:p>5.073340</text:p>
          </table:table-cell>
          <table:table-cell table:style-name="ce5" table:formula="of:=[.$B$1]*[.F110]" office:value-type="float" office:value="20.293359896772" calcext:value-type="float">
            <text:p>20.293360</text:p>
          </table:table-cell>
          <table:table-cell table:style-name="ce5" table:formula="of:=[.I109]+([.F110]*[.B110])" office:value-type="float" office:value="2.44185368940608" calcext:value-type="float">
            <text:p>2.441854</text:p>
          </table:table-cell>
          <table:table-cell table:style-name="ce5" table:formula="of:=[.I110]*[.$B$2]" office:value-type="float" office:value="24.782194838463" calcext:value-type="float">
            <text:p>24.782195</text:p>
          </table:table-cell>
          <table:table-cell table:style-name="ce5" table:formula="of:=([.F110]-[.F109])/[.B110]" office:value-type="float" office:value="100.000079172373" calcext:value-type="float">
            <text:p>100.000079</text:p>
          </table:table-cell>
          <table:table-cell table:style-name="ce5" table:formula="of:=[.K110]*[.$B$3]" office:value-type="float" office:value="1.00000079172373" calcext:value-type="float">
            <text:p>1.000001</text:p>
          </table:table-cell>
          <table:table-cell table:style-name="ce5" table:formula="of:=[.H110]+[.J110]+[.L110]+[.$B$4]" office:value-type="float" office:value="1546.07555552696" calcext:value-type="float">
            <text:p>1546.075556</text:p>
          </table:table-cell>
          <table:table-cell table:style-name="ce5" table:formula="of:=[.M110]" office:value-type="float" office:value="1546.07555552696" calcext:value-type="float">
            <text:p>1546.075556</text:p>
          </table:table-cell>
          <table:table-cell table:style-name="ce5" table:formula="of:=IF([.N110]&gt;[.$B$6];[.$B$6];IF([.N110]&lt;[.$B$5];[.$B$5];[.N110]))" office:value-type="float" office:value="1546.07555552696" calcext:value-type="float">
            <text:p>1546.075556</text:p>
          </table:table-cell>
          <table:table-cell table:formula="of:=([.N110]-[.N109])/[.B110]" office:value-type="float" office:value="461.489271701007" calcext:value-type="float">
            <text:p>461.489271701</text:p>
          </table:table-cell>
          <table:table-cell table:formula="of:=[.$U$5]*[.T109]" office:value-type="float" office:value="1308.65084756454" calcext:value-type="float">
            <text:p>1308.6508475646</text:p>
          </table:table-cell>
          <table:table-cell table:formula="of:=([.$U$5]*[.U109]*[.$U$5])+[.$S$5]" office:value-type="float" office:value="1.43308183405113" calcext:value-type="float">
            <text:p>1.4330818341</text:p>
          </table:table-cell>
          <table:table-cell table:formula="of:=[.R110]/([.R110]+[.$Q$5])" office:value-type="float" office:value="0.588998616485093" calcext:value-type="float">
            <text:p>0.5889986165</text:p>
          </table:table-cell>
          <table:table-cell table:formula="of:=[.Q110]+[.S110]*((([.M110]*[.B110])+[.E110])-[.Q110])" office:value-type="float" office:value="1524.15564511967" calcext:value-type="float">
            <text:p>1524.1556451197</text:p>
          </table:table-cell>
          <table:table-cell table:formula="of:=(1-[.S110])*[.R110]" office:value-type="float" office:value="0.588998616485093" calcext:value-type="float">
            <text:p>0.5889986165</text:p>
          </table:table-cell>
          <table:table-cell table:formula="of:=[.E111]-[.T110]" office:value-type="float" office:value="1.00079400636537" calcext:value-type="float">
            <text:p>1.0007940064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table:formula="of:=[.C110]+[.B111]" office:value-type="float" office:value="10.2" calcext:value-type="float">
            <text:p>10.2</text:p>
          </table:table-cell>
          <table:table-cell office:value-type="float" office:value="1530" calcext:value-type="float">
            <text:p>1530</text:p>
          </table:table-cell>
          <table:table-cell table:style-name="ce5" table:formula="of:=[.E110]*0.8+[.N110]*0.2" office:value-type="float" office:value="1525.15643912604" calcext:value-type="float">
            <text:p>1525.156439</text:p>
          </table:table-cell>
          <table:table-cell table:style-name="ce5" table:formula="of:=[.D111]-[.E111]" office:value-type="float" office:value="4.84356087396259" calcext:value-type="float">
            <text:p>4.843561</text:p>
          </table:table-cell>
          <table:table-cell table:style-name="ce5" table:formula="of:=ABS([.F111])" office:value-type="float" office:value="4.84356087396259" calcext:value-type="float">
            <text:p>4.843561</text:p>
          </table:table-cell>
          <table:table-cell table:style-name="ce5" table:formula="of:=[.$B$1]*[.F111]" office:value-type="float" office:value="19.3742434958504" calcext:value-type="float">
            <text:p>19.374243</text:p>
          </table:table-cell>
          <table:table-cell table:style-name="ce5" table:formula="of:=[.I110]+([.F111]*[.B111])" office:value-type="float" office:value="2.92620977680234" calcext:value-type="float">
            <text:p>2.926210</text:p>
          </table:table-cell>
          <table:table-cell table:style-name="ce5" table:formula="of:=[.I111]*[.$B$2]" office:value-type="float" office:value="29.6978894114532" calcext:value-type="float">
            <text:p>29.697889</text:p>
          </table:table-cell>
          <table:table-cell table:style-name="ce5" table:formula="of:=([.F111]-[.F110])/[.B111]" office:value-type="float" office:value="-2.29779100230417" calcext:value-type="float">
            <text:p>-2.297791</text:p>
          </table:table-cell>
          <table:table-cell table:style-name="ce5" table:formula="of:=[.K111]*[.$B$3]" office:value-type="float" office:value="-0.0229779100230417" calcext:value-type="float">
            <text:p>-0.022978</text:p>
          </table:table-cell>
          <table:table-cell table:style-name="ce5" table:formula="of:=[.H111]+[.J111]+[.L111]+[.$B$4]" office:value-type="float" office:value="1549.04915499728" calcext:value-type="float">
            <text:p>1549.049155</text:p>
          </table:table-cell>
          <table:table-cell table:style-name="ce5" table:formula="of:=[.M111]" office:value-type="float" office:value="1549.04915499728" calcext:value-type="float">
            <text:p>1549.049155</text:p>
          </table:table-cell>
          <table:table-cell table:style-name="ce5" table:formula="of:=IF([.N111]&gt;[.$B$6];[.$B$6];IF([.N111]&lt;[.$B$5];[.$B$5];[.N111]))" office:value-type="float" office:value="1549.04915499728" calcext:value-type="float">
            <text:p>1549.049155</text:p>
          </table:table-cell>
          <table:table-cell table:formula="of:=([.N111]-[.N110])/[.B111]" office:value-type="float" office:value="29.7359947032191" calcext:value-type="float">
            <text:p>29.7359947032</text:p>
          </table:table-cell>
          <table:table-cell table:formula="of:=[.$U$5]*[.T110]" office:value-type="float" office:value="1306.94455961501" calcext:value-type="float">
            <text:p>1306.944559615</text:p>
          </table:table-cell>
          <table:table-cell table:formula="of:=([.$U$5]*[.U110]*[.$U$5])+[.$S$5]" office:value-type="float" office:value="1.43308183405113" calcext:value-type="float">
            <text:p>1.4330818341</text:p>
          </table:table-cell>
          <table:table-cell table:formula="of:=[.R111]/([.R111]+[.$Q$5])" office:value-type="float" office:value="0.588998616485093" calcext:value-type="float">
            <text:p>0.5889986165</text:p>
          </table:table-cell>
          <table:table-cell table:formula="of:=[.Q111]+[.S111]*((([.M111]*[.B111])+[.E111])-[.Q111])" office:value-type="float" office:value="1526.7098356637" calcext:value-type="float">
            <text:p>1526.7098356637</text:p>
          </table:table-cell>
          <table:table-cell table:formula="of:=(1-[.S111])*[.R111]" office:value-type="float" office:value="0.588998616485093" calcext:value-type="float">
            <text:p>0.5889986165</text:p>
          </table:table-cell>
          <table:table-cell table:formula="of:=[.E112]-[.T111]" office:value-type="float" office:value="3.22514663658922" calcext:value-type="float">
            <text:p>3.2251466366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" calcext:value-type="float">
            <text:p>0.1</text:p>
          </table:table-cell>
          <table:table-cell table:formula="of:=[.C111]+[.B112]" office:value-type="float" office:value="10.3" calcext:value-type="float">
            <text:p>10.3</text:p>
          </table:table-cell>
          <table:table-cell office:value-type="float" office:value="1540" calcext:value-type="float">
            <text:p>1540</text:p>
          </table:table-cell>
          <table:table-cell table:style-name="ce5" table:formula="of:=[.E111]*0.8+[.N111]*0.2" office:value-type="float" office:value="1529.93498230029" calcext:value-type="float">
            <text:p>1529.934982</text:p>
          </table:table-cell>
          <table:table-cell table:style-name="ce5" table:formula="of:=[.D112]-[.E112]" office:value-type="float" office:value="10.065017699714" calcext:value-type="float">
            <text:p>10.065018</text:p>
          </table:table-cell>
          <table:table-cell table:style-name="ce5" table:formula="of:=ABS([.F112])" office:value-type="float" office:value="10.065017699714" calcext:value-type="float">
            <text:p>10.065018</text:p>
          </table:table-cell>
          <table:table-cell table:style-name="ce5" table:formula="of:=[.$B$1]*[.F112]" office:value-type="float" office:value="40.2600707988559" calcext:value-type="float">
            <text:p>40.260071</text:p>
          </table:table-cell>
          <table:table-cell table:style-name="ce5" table:formula="of:=[.I111]+([.F112]*[.B112])" office:value-type="float" office:value="3.93271154677373" calcext:value-type="float">
            <text:p>3.932712</text:p>
          </table:table-cell>
          <table:table-cell table:style-name="ce5" table:formula="of:=[.I112]*[.$B$2]" office:value-type="float" office:value="39.9128024002637" calcext:value-type="float">
            <text:p>39.912802</text:p>
          </table:table-cell>
          <table:table-cell table:style-name="ce5" table:formula="of:=([.F112]-[.F111])/[.B112]" office:value-type="float" office:value="52.2145682575138" calcext:value-type="float">
            <text:p>52.214568</text:p>
          </table:table-cell>
          <table:table-cell table:style-name="ce5" table:formula="of:=[.K112]*[.$B$3]" office:value-type="float" office:value="0.522145682575138" calcext:value-type="float">
            <text:p>0.522146</text:p>
          </table:table-cell>
          <table:table-cell table:style-name="ce5" table:formula="of:=[.H112]+[.J112]+[.L112]+[.$B$4]" office:value-type="float" office:value="1580.69501888169" calcext:value-type="float">
            <text:p>1580.695019</text:p>
          </table:table-cell>
          <table:table-cell table:style-name="ce5" table:formula="of:=[.M112]" office:value-type="float" office:value="1580.69501888169" calcext:value-type="float">
            <text:p>1580.695019</text:p>
          </table:table-cell>
          <table:table-cell table:style-name="ce5" table:formula="of:=IF([.N112]&gt;[.$B$6];[.$B$6];IF([.N112]&lt;[.$B$5];[.$B$5];[.N112]))" office:value-type="float" office:value="1580.69501888169" calcext:value-type="float">
            <text:p>1580.695019</text:p>
          </table:table-cell>
          <table:table-cell table:formula="of:=([.N112]-[.N111])/[.B112]" office:value-type="float" office:value="316.458638844142" calcext:value-type="float">
            <text:p>316.4586388441</text:p>
          </table:table-cell>
          <table:table-cell table:formula="of:=[.$U$5]*[.T111]" office:value-type="float" office:value="1309.13474632358" calcext:value-type="float">
            <text:p>1309.1347463236</text:p>
          </table:table-cell>
          <table:table-cell table:formula="of:=([.$U$5]*[.U111]*[.$U$5])+[.$S$5]" office:value-type="float" office:value="1.43308183405113" calcext:value-type="float">
            <text:p>1.4330818341</text:p>
          </table:table-cell>
          <table:table-cell table:formula="of:=[.R112]/([.R112]+[.$Q$5])" office:value-type="float" office:value="0.588998616485093" calcext:value-type="float">
            <text:p>0.5889986165</text:p>
          </table:table-cell>
          <table:table-cell table:formula="of:=[.Q112]+[.S112]*((([.M112]*[.B112])+[.E112])-[.Q112])" office:value-type="float" office:value="1532.28849775406" calcext:value-type="float">
            <text:p>1532.2884977541</text:p>
          </table:table-cell>
          <table:table-cell table:formula="of:=(1-[.S112])*[.R112]" office:value-type="float" office:value="0.588998616485093" calcext:value-type="float">
            <text:p>0.5889986165</text:p>
          </table:table-cell>
          <table:table-cell table:formula="of:=[.E113]-[.T112]" office:value-type="float" office:value="7.79849186250658" calcext:value-type="float">
            <text:p>7.7984918625</text:p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" calcext:value-type="float">
            <text:p>0.1</text:p>
          </table:table-cell>
          <table:table-cell table:formula="of:=[.C112]+[.B113]" office:value-type="float" office:value="10.4" calcext:value-type="float">
            <text:p>10.4</text:p>
          </table:table-cell>
          <table:table-cell office:value-type="float" office:value="1550" calcext:value-type="float">
            <text:p>1550</text:p>
          </table:table-cell>
          <table:table-cell table:style-name="ce5" table:formula="of:=[.E112]*0.8+[.N112]*0.2" office:value-type="float" office:value="1540.08698961657" calcext:value-type="float">
            <text:p>1540.086990</text:p>
          </table:table-cell>
          <table:table-cell table:style-name="ce5" table:formula="of:=[.D113]-[.E113]" office:value-type="float" office:value="9.91301038343204" calcext:value-type="float">
            <text:p>9.913010</text:p>
          </table:table-cell>
          <table:table-cell table:style-name="ce5" table:formula="of:=ABS([.F113])" office:value-type="float" office:value="9.91301038343204" calcext:value-type="float">
            <text:p>9.913010</text:p>
          </table:table-cell>
          <table:table-cell table:style-name="ce5" table:formula="of:=[.$B$1]*[.F113]" office:value-type="float" office:value="39.6520415337282" calcext:value-type="float">
            <text:p>39.652042</text:p>
          </table:table-cell>
          <table:table-cell table:style-name="ce5" table:formula="of:=[.I112]+([.F113]*[.B113])" office:value-type="float" office:value="4.92401258511694" calcext:value-type="float">
            <text:p>4.924013</text:p>
          </table:table-cell>
          <table:table-cell table:style-name="ce5" table:formula="of:=[.I113]*[.$B$2]" office:value-type="float" office:value="49.9734442734331" calcext:value-type="float">
            <text:p>49.973444</text:p>
          </table:table-cell>
          <table:table-cell table:style-name="ce5" table:formula="of:=([.F113]-[.F112])/[.B113]" office:value-type="float" office:value="-1.52007316281924" calcext:value-type="float">
            <text:p>-1.520073</text:p>
          </table:table-cell>
          <table:table-cell table:style-name="ce5" table:formula="of:=[.K113]*[.$B$3]" office:value-type="float" office:value="-0.0152007316281924" calcext:value-type="float">
            <text:p>-0.015201</text:p>
          </table:table-cell>
          <table:table-cell table:style-name="ce5" table:formula="of:=[.H113]+[.J113]+[.L113]+[.$B$4]" office:value-type="float" office:value="1589.61028507553" calcext:value-type="float">
            <text:p>1589.610285</text:p>
          </table:table-cell>
          <table:table-cell table:style-name="ce5" table:formula="of:=[.M113]" office:value-type="float" office:value="1589.61028507553" calcext:value-type="float">
            <text:p>1589.610285</text:p>
          </table:table-cell>
          <table:table-cell table:style-name="ce5" table:formula="of:=IF([.N113]&gt;[.$B$6];[.$B$6];IF([.N113]&lt;[.$B$5];[.$B$5];[.N113]))" office:value-type="float" office:value="1589.61028507553" calcext:value-type="float">
            <text:p>1589.610285</text:p>
          </table:table-cell>
          <table:table-cell table:formula="of:=([.N113]-[.N112])/[.B113]" office:value-type="float" office:value="89.1526619383831" calcext:value-type="float">
            <text:p>89.1526619384</text:p>
          </table:table-cell>
          <table:table-cell table:formula="of:=[.$U$5]*[.T112]" office:value-type="float" office:value="1313.9183798667" calcext:value-type="float">
            <text:p>1313.9183798667</text:p>
          </table:table-cell>
          <table:table-cell table:formula="of:=([.$U$5]*[.U112]*[.$U$5])+[.$S$5]" office:value-type="float" office:value="1.43308183405113" calcext:value-type="float">
            <text:p>1.4330818341</text:p>
          </table:table-cell>
          <table:table-cell table:formula="of:=[.R113]/([.R113]+[.$Q$5])" office:value-type="float" office:value="0.588998616485093" calcext:value-type="float">
            <text:p>0.5889986165</text:p>
          </table:table-cell>
          <table:table-cell table:formula="of:=[.Q113]+[.S113]*((([.M113]*[.B113])+[.E113])-[.Q113])" office:value-type="float" office:value="1540.75920396773" calcext:value-type="float">
            <text:p>1540.7592039677</text:p>
          </table:table-cell>
          <table:table-cell table:formula="of:=(1-[.S113])*[.R113]" office:value-type="float" office:value="0.588998616485093" calcext:value-type="float">
            <text:p>0.5889986165</text:p>
          </table:table-cell>
          <table:table-cell table:formula="of:=[.E114]-[.T113]" office:value-type="float" office:value="9.2324447406354" calcext:value-type="float">
            <text:p>9.2324447406</text:p>
          </table:table-cell>
          <table:table-cell table:number-columns-repeated="100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" calcext:value-type="float">
            <text:p>0.1</text:p>
          </table:table-cell>
          <table:table-cell table:formula="of:=[.C113]+[.B114]" office:value-type="float" office:value="10.5" calcext:value-type="float">
            <text:p>10.5</text:p>
          </table:table-cell>
          <table:table-cell office:value-type="float" office:value="1560" calcext:value-type="float">
            <text:p>1560</text:p>
          </table:table-cell>
          <table:table-cell table:style-name="ce5" table:formula="of:=[.E113]*0.8+[.N113]*0.2" office:value-type="float" office:value="1549.99164870836" calcext:value-type="float">
            <text:p>1549.991649</text:p>
          </table:table-cell>
          <table:table-cell table:style-name="ce5" table:formula="of:=[.D114]-[.E114]" office:value-type="float" office:value="10.0083512916387" calcext:value-type="float">
            <text:p>10.008351</text:p>
          </table:table-cell>
          <table:table-cell table:style-name="ce5" table:formula="of:=ABS([.F114])" office:value-type="float" office:value="10.0083512916387" calcext:value-type="float">
            <text:p>10.008351</text:p>
          </table:table-cell>
          <table:table-cell table:style-name="ce5" table:formula="of:=[.$B$1]*[.F114]" office:value-type="float" office:value="40.033405166555" calcext:value-type="float">
            <text:p>40.033405</text:p>
          </table:table-cell>
          <table:table-cell table:style-name="ce5" table:formula="of:=[.I113]+([.F114]*[.B114])" office:value-type="float" office:value="5.92484771428081" calcext:value-type="float">
            <text:p>5.924848</text:p>
          </table:table-cell>
          <table:table-cell table:style-name="ce5" table:formula="of:=[.I114]*[.$B$2]" office:value-type="float" office:value="60.1308469383528" calcext:value-type="float">
            <text:p>60.130847</text:p>
          </table:table-cell>
          <table:table-cell table:style-name="ce5" table:formula="of:=([.F114]-[.F113])/[.B114]" office:value-type="float" office:value="0.953409082067083" calcext:value-type="float">
            <text:p>0.953409</text:p>
          </table:table-cell>
          <table:table-cell table:style-name="ce5" table:formula="of:=[.K114]*[.$B$3]" office:value-type="float" office:value="0.00953409082067083" calcext:value-type="float">
            <text:p>0.009534</text:p>
          </table:table-cell>
          <table:table-cell table:style-name="ce5" table:formula="of:=[.H114]+[.J114]+[.L114]+[.$B$4]" office:value-type="float" office:value="1600.17378619573" calcext:value-type="float">
            <text:p>1600.173786</text:p>
          </table:table-cell>
          <table:table-cell table:style-name="ce5" table:formula="of:=[.M114]" office:value-type="float" office:value="1600.17378619573" calcext:value-type="float">
            <text:p>1600.173786</text:p>
          </table:table-cell>
          <table:table-cell table:style-name="ce5" table:formula="of:=IF([.N114]&gt;[.$B$6];[.$B$6];IF([.N114]&lt;[.$B$5];[.$B$5];[.N114]))" office:value-type="float" office:value="1600.17378619573" calcext:value-type="float">
            <text:p>1600.173786</text:p>
          </table:table-cell>
          <table:table-cell table:formula="of:=([.N114]-[.N113])/[.B114]" office:value-type="float" office:value="105.635011201955" calcext:value-type="float">
            <text:p>105.635011202</text:p>
          </table:table-cell>
          <table:table-cell table:formula="of:=[.$U$5]*[.T113]" office:value-type="float" office:value="1321.18190537179" calcext:value-type="float">
            <text:p>1321.1819053718</text:p>
          </table:table-cell>
          <table:table-cell table:formula="of:=([.$U$5]*[.U113]*[.$U$5])+[.$S$5]" office:value-type="float" office:value="1.43308183405113" calcext:value-type="float">
            <text:p>1.4330818341</text:p>
          </table:table-cell>
          <table:table-cell table:formula="of:=[.R114]/([.R114]+[.$Q$5])" office:value-type="float" office:value="0.588998616485093" calcext:value-type="float">
            <text:p>0.5889986165</text:p>
          </table:table-cell>
          <table:table-cell table:formula="of:=[.Q114]+[.S114]*((([.M114]*[.B114])+[.E114])-[.Q114])" office:value-type="float" office:value="1550.20054225584" calcext:value-type="float">
            <text:p>1550.2005422558</text:p>
          </table:table-cell>
          <table:table-cell table:formula="of:=(1-[.S114])*[.R114]" office:value-type="float" office:value="0.588998616485093" calcext:value-type="float">
            <text:p>0.5889986165</text:p>
          </table:table-cell>
          <table:table-cell table:formula="of:=[.E115]-[.T114]" office:value-type="float" office:value="9.82753394999691" calcext:value-type="float">
            <text:p>9.82753395</text:p>
          </table:table-cell>
          <table:table-cell table:number-columns-repeated="100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" calcext:value-type="float">
            <text:p>0.1</text:p>
          </table:table-cell>
          <table:table-cell table:formula="of:=[.C114]+[.B115]" office:value-type="float" office:value="10.6" calcext:value-type="float">
            <text:p>10.6</text:p>
          </table:table-cell>
          <table:table-cell office:value-type="float" office:value="1570" calcext:value-type="float">
            <text:p>1570</text:p>
          </table:table-cell>
          <table:table-cell table:style-name="ce5" table:formula="of:=[.E114]*0.8+[.N114]*0.2" office:value-type="float" office:value="1560.02807620583" calcext:value-type="float">
            <text:p>1560.028076</text:p>
          </table:table-cell>
          <table:table-cell table:style-name="ce5" table:formula="of:=[.D115]-[.E115]" office:value-type="float" office:value="9.97192379416538" calcext:value-type="float">
            <text:p>9.971924</text:p>
          </table:table-cell>
          <table:table-cell table:style-name="ce5" table:formula="of:=ABS([.F115])" office:value-type="float" office:value="9.97192379416538" calcext:value-type="float">
            <text:p>9.971924</text:p>
          </table:table-cell>
          <table:table-cell table:style-name="ce5" table:formula="of:=[.$B$1]*[.F115]" office:value-type="float" office:value="39.8876951766615" calcext:value-type="float">
            <text:p>39.887695</text:p>
          </table:table-cell>
          <table:table-cell table:style-name="ce5" table:formula="of:=[.I114]+([.F115]*[.B115])" office:value-type="float" office:value="6.92204009369735" calcext:value-type="float">
            <text:p>6.922040</text:p>
          </table:table-cell>
          <table:table-cell table:style-name="ce5" table:formula="of:=[.I115]*[.$B$2]" office:value-type="float" office:value="70.2512796020076" calcext:value-type="float">
            <text:p>70.251280</text:p>
          </table:table-cell>
          <table:table-cell table:style-name="ce5" table:formula="of:=([.F115]-[.F114])/[.B115]" office:value-type="float" office:value="-0.364274974733689" calcext:value-type="float">
            <text:p>-0.364275</text:p>
          </table:table-cell>
          <table:table-cell table:style-name="ce5" table:formula="of:=[.K115]*[.$B$3]" office:value-type="float" office:value="-0.00364274974733689" calcext:value-type="float">
            <text:p>-0.003643</text:p>
          </table:table-cell>
          <table:table-cell table:style-name="ce5" table:formula="of:=[.H115]+[.J115]+[.L115]+[.$B$4]" office:value-type="float" office:value="1610.13533202892" calcext:value-type="float">
            <text:p>1610.135332</text:p>
          </table:table-cell>
          <table:table-cell table:style-name="ce5" table:formula="of:=[.M115]" office:value-type="float" office:value="1610.13533202892" calcext:value-type="float">
            <text:p>1610.135332</text:p>
          </table:table-cell>
          <table:table-cell table:style-name="ce5" table:formula="of:=IF([.N115]&gt;[.$B$6];[.$B$6];IF([.N115]&lt;[.$B$5];[.$B$5];[.N115]))" office:value-type="float" office:value="1610.13533202892" calcext:value-type="float">
            <text:p>1610.135332</text:p>
          </table:table-cell>
          <table:table-cell table:formula="of:=([.N115]-[.N114])/[.B115]" office:value-type="float" office:value="99.6154583319321" calcext:value-type="float">
            <text:p>99.6154583319</text:p>
          </table:table-cell>
          <table:table-cell table:formula="of:=[.$U$5]*[.T114]" office:value-type="float" office:value="1329.2777358407" calcext:value-type="float">
            <text:p>1329.2777358407</text:p>
          </table:table-cell>
          <table:table-cell table:formula="of:=([.$U$5]*[.U114]*[.$U$5])+[.$S$5]" office:value-type="float" office:value="1.43308183405113" calcext:value-type="float">
            <text:p>1.4330818341</text:p>
          </table:table-cell>
          <table:table-cell table:formula="of:=[.R115]/([.R115]+[.$Q$5])" office:value-type="float" office:value="0.588998616485093" calcext:value-type="float">
            <text:p>0.5889986165</text:p>
          </table:table-cell>
          <table:table-cell table:formula="of:=[.Q115]+[.S115]*((([.M115]*[.B115])+[.E115])-[.Q115])" office:value-type="float" office:value="1560.02611536111" calcext:value-type="float">
            <text:p>1560.0261153611</text:p>
          </table:table-cell>
          <table:table-cell table:formula="of:=(1-[.S115])*[.R115]" office:value-type="float" office:value="0.588998616485093" calcext:value-type="float">
            <text:p>0.5889986165</text:p>
          </table:table-cell>
          <table:table-cell table:formula="of:=[.E116]-[.T115]" office:value-type="float" office:value="10.0234120093419" calcext:value-type="float">
            <text:p>10.0234120093</text:p>
          </table:table-cell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" calcext:value-type="float">
            <text:p>0.1</text:p>
          </table:table-cell>
          <table:table-cell table:formula="of:=[.C115]+[.B116]" office:value-type="float" office:value="10.7" calcext:value-type="float">
            <text:p>10.7</text:p>
          </table:table-cell>
          <table:table-cell office:value-type="float" office:value="1580" calcext:value-type="float">
            <text:p>1580</text:p>
          </table:table-cell>
          <table:table-cell table:style-name="ce5" table:formula="of:=[.E115]*0.8+[.N115]*0.2" office:value-type="float" office:value="1570.04952737045" calcext:value-type="float">
            <text:p>1570.049527</text:p>
          </table:table-cell>
          <table:table-cell table:style-name="ce5" table:formula="of:=[.D116]-[.E116]" office:value-type="float" office:value="9.9504726295479" calcext:value-type="float">
            <text:p>9.950473</text:p>
          </table:table-cell>
          <table:table-cell table:style-name="ce5" table:formula="of:=ABS([.F116])" office:value-type="float" office:value="9.9504726295479" calcext:value-type="float">
            <text:p>9.950473</text:p>
          </table:table-cell>
          <table:table-cell table:style-name="ce5" table:formula="of:=[.$B$1]*[.F116]" office:value-type="float" office:value="39.8018905181916" calcext:value-type="float">
            <text:p>39.801891</text:p>
          </table:table-cell>
          <table:table-cell table:style-name="ce5" table:formula="of:=[.I115]+([.F116]*[.B116])" office:value-type="float" office:value="7.91708735665214" calcext:value-type="float">
            <text:p>7.917087</text:p>
          </table:table-cell>
          <table:table-cell table:style-name="ce5" table:formula="of:=[.I116]*[.$B$2]" office:value-type="float" office:value="80.3499416352855" calcext:value-type="float">
            <text:p>80.349942</text:p>
          </table:table-cell>
          <table:table-cell table:style-name="ce5" table:formula="of:=([.F116]-[.F115])/[.B116]" office:value-type="float" office:value="-0.214511646174742" calcext:value-type="float">
            <text:p>-0.214512</text:p>
          </table:table-cell>
          <table:table-cell table:style-name="ce5" table:formula="of:=[.K116]*[.$B$3]" office:value-type="float" office:value="-0.00214511646174742" calcext:value-type="float">
            <text:p>-0.002145</text:p>
          </table:table-cell>
          <table:table-cell table:style-name="ce5" table:formula="of:=[.H116]+[.J116]+[.L116]+[.$B$4]" office:value-type="float" office:value="1620.14968703702" calcext:value-type="float">
            <text:p>1620.149687</text:p>
          </table:table-cell>
          <table:table-cell table:style-name="ce5" table:formula="of:=[.M116]" office:value-type="float" office:value="1620.14968703702" calcext:value-type="float">
            <text:p>1620.149687</text:p>
          </table:table-cell>
          <table:table-cell table:style-name="ce5" table:formula="of:=IF([.N116]&gt;[.$B$6];[.$B$6];IF([.N116]&lt;[.$B$5];[.$B$5];[.N116]))" office:value-type="float" office:value="1620.14968703702" calcext:value-type="float">
            <text:p>1620.149687</text:p>
          </table:table-cell>
          <table:table-cell table:formula="of:=([.N116]-[.N115])/[.B116]" office:value-type="float" office:value="100.143550080936" calcext:value-type="float">
            <text:p>100.1435500809</text:p>
          </table:table-cell>
          <table:table-cell table:formula="of:=[.$U$5]*[.T115]" office:value-type="float" office:value="1337.70304289917" calcext:value-type="float">
            <text:p>1337.7030428992</text:p>
          </table:table-cell>
          <table:table-cell table:formula="of:=([.$U$5]*[.U115]*[.$U$5])+[.$S$5]" office:value-type="float" office:value="1.43308183405113" calcext:value-type="float">
            <text:p>1.4330818341</text:p>
          </table:table-cell>
          <table:table-cell table:formula="of:=[.R116]/([.R116]+[.$Q$5])" office:value-type="float" office:value="0.588998616485093" calcext:value-type="float">
            <text:p>0.5889986165</text:p>
          </table:table-cell>
          <table:table-cell table:formula="of:=[.Q116]+[.S116]*((([.M116]*[.B116])+[.E116])-[.Q116])" office:value-type="float" office:value="1569.98139321429" calcext:value-type="float">
            <text:p>1569.9813932143</text:p>
          </table:table-cell>
          <table:table-cell table:formula="of:=(1-[.S116])*[.R116]" office:value-type="float" office:value="0.588998616485093" calcext:value-type="float">
            <text:p>0.5889986165</text:p>
          </table:table-cell>
          <table:table-cell table:formula="of:=[.E117]-[.T116]" office:value-type="float" office:value="10.0881660894768" calcext:value-type="float">
            <text:p>10.0881660895</text:p>
          </table:table-cell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" calcext:value-type="float">
            <text:p>0.1</text:p>
          </table:table-cell>
          <table:table-cell table:formula="of:=[.C116]+[.B117]" office:value-type="float" office:value="10.8" calcext:value-type="float">
            <text:p>10.8</text:p>
          </table:table-cell>
          <table:table-cell office:value-type="float" office:value="1590" calcext:value-type="float">
            <text:p>1590</text:p>
          </table:table-cell>
          <table:table-cell table:style-name="ce5" table:formula="of:=[.E116]*0.8+[.N116]*0.2" office:value-type="float" office:value="1580.06955930376" calcext:value-type="float">
            <text:p>1580.069559</text:p>
          </table:table-cell>
          <table:table-cell table:style-name="ce5" table:formula="of:=[.D117]-[.E117]" office:value-type="float" office:value="9.93044069623511" calcext:value-type="float">
            <text:p>9.930441</text:p>
          </table:table-cell>
          <table:table-cell table:style-name="ce5" table:formula="of:=ABS([.F117])" office:value-type="float" office:value="9.93044069623511" calcext:value-type="float">
            <text:p>9.930441</text:p>
          </table:table-cell>
          <table:table-cell table:style-name="ce5" table:formula="of:=[.$B$1]*[.F117]" office:value-type="float" office:value="39.7217627849404" calcext:value-type="float">
            <text:p>39.721763</text:p>
          </table:table-cell>
          <table:table-cell table:style-name="ce5" table:formula="of:=[.I116]+([.F117]*[.B117])" office:value-type="float" office:value="8.91013142627565" calcext:value-type="float">
            <text:p>8.910131</text:p>
          </table:table-cell>
          <table:table-cell table:style-name="ce5" table:formula="of:=[.I117]*[.$B$2]" office:value-type="float" office:value="90.4282734056775" calcext:value-type="float">
            <text:p>90.428273</text:p>
          </table:table-cell>
          <table:table-cell table:style-name="ce5" table:formula="of:=([.F117]-[.F116])/[.B117]" office:value-type="float" office:value="-0.200319333127936" calcext:value-type="float">
            <text:p>-0.200319</text:p>
          </table:table-cell>
          <table:table-cell table:style-name="ce5" table:formula="of:=[.K117]*[.$B$3]" office:value-type="float" office:value="-0.00200319333127936" calcext:value-type="float">
            <text:p>-0.002003</text:p>
          </table:table-cell>
          <table:table-cell table:style-name="ce5" table:formula="of:=[.H117]+[.J117]+[.L117]+[.$B$4]" office:value-type="float" office:value="1630.14803299729" calcext:value-type="float">
            <text:p>1630.148033</text:p>
          </table:table-cell>
          <table:table-cell table:style-name="ce5" table:formula="of:=[.M117]" office:value-type="float" office:value="1630.14803299729" calcext:value-type="float">
            <text:p>1630.148033</text:p>
          </table:table-cell>
          <table:table-cell table:style-name="ce5" table:formula="of:=IF([.N117]&gt;[.$B$6];[.$B$6];IF([.N117]&lt;[.$B$5];[.$B$5];[.N117]))" office:value-type="float" office:value="1630.14803299729" calcext:value-type="float">
            <text:p>1630.148033</text:p>
          </table:table-cell>
          <table:table-cell table:formula="of:=([.N117]-[.N116])/[.B117]" office:value-type="float" office:value="99.9834596027131" calcext:value-type="float">
            <text:p>99.9834596027</text:p>
          </table:table-cell>
          <table:table-cell table:formula="of:=[.$U$5]*[.T116]" office:value-type="float" office:value="1346.23957017008" calcext:value-type="float">
            <text:p>1346.2395701701</text:p>
          </table:table-cell>
          <table:table-cell table:formula="of:=([.$U$5]*[.U116]*[.$U$5])+[.$S$5]" office:value-type="float" office:value="1.43308183405113" calcext:value-type="float">
            <text:p>1.4330818341</text:p>
          </table:table-cell>
          <table:table-cell table:formula="of:=[.R117]/([.R117]+[.$Q$5])" office:value-type="float" office:value="0.588998616485093" calcext:value-type="float">
            <text:p>0.5889986165</text:p>
          </table:table-cell>
          <table:table-cell table:formula="of:=[.Q117]+[.S117]*((([.M117]*[.B117])+[.E117])-[.Q117])" office:value-type="float" office:value="1579.98060387267" calcext:value-type="float">
            <text:p>1579.9806038727</text:p>
          </table:table-cell>
          <table:table-cell table:formula="of:=(1-[.S117])*[.R117]" office:value-type="float" office:value="0.588998616485093" calcext:value-type="float">
            <text:p>0.5889986165</text:p>
          </table:table-cell>
          <table:table-cell table:formula="of:=[.E118]-[.T117]" office:value-type="float" office:value="10.1046501697954" calcext:value-type="float">
            <text:p>10.1046501698</text:p>
          </table:table-cell>
          <table:table-cell table:number-columns-repeated="100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" calcext:value-type="float">
            <text:p>0.1</text:p>
          </table:table-cell>
          <table:table-cell table:formula="of:=[.C117]+[.B118]" office:value-type="float" office:value="10.9" calcext:value-type="float">
            <text:p>10.9</text:p>
          </table:table-cell>
          <table:table-cell office:value-type="float" office:value="1600" calcext:value-type="float">
            <text:p>1600</text:p>
          </table:table-cell>
          <table:table-cell table:style-name="ce5" table:formula="of:=[.E117]*0.8+[.N117]*0.2" office:value-type="float" office:value="1590.08525404247" calcext:value-type="float">
            <text:p>1590.085254</text:p>
          </table:table-cell>
          <table:table-cell table:style-name="ce5" table:formula="of:=[.D118]-[.E118]" office:value-type="float" office:value="9.91474595753061" calcext:value-type="float">
            <text:p>9.914746</text:p>
          </table:table-cell>
          <table:table-cell table:style-name="ce5" table:formula="of:=ABS([.F118])" office:value-type="float" office:value="9.91474595753061" calcext:value-type="float">
            <text:p>9.914746</text:p>
          </table:table-cell>
          <table:table-cell table:style-name="ce5" table:formula="of:=[.$B$1]*[.F118]" office:value-type="float" office:value="39.6589838301225" calcext:value-type="float">
            <text:p>39.658984</text:p>
          </table:table-cell>
          <table:table-cell table:style-name="ce5" table:formula="of:=[.I117]+([.F118]*[.B118])" office:value-type="float" office:value="9.90160602202871" calcext:value-type="float">
            <text:p>9.901606</text:p>
          </table:table-cell>
          <table:table-cell table:style-name="ce5" table:formula="of:=[.I118]*[.$B$2]" office:value-type="float" office:value="100.49067670033" calcext:value-type="float">
            <text:p>100.490677</text:p>
          </table:table-cell>
          <table:table-cell table:style-name="ce5" table:formula="of:=([.F118]-[.F117])/[.B118]" office:value-type="float" office:value="-0.156947387044966" calcext:value-type="float">
            <text:p>-0.156947</text:p>
          </table:table-cell>
          <table:table-cell table:style-name="ce5" table:formula="of:=[.K118]*[.$B$3]" office:value-type="float" office:value="-0.00156947387044966" calcext:value-type="float">
            <text:p>-0.001569</text:p>
          </table:table-cell>
          <table:table-cell table:style-name="ce5" table:formula="of:=[.H118]+[.J118]+[.L118]+[.$B$4]" office:value-type="float" office:value="1640.14809105658" calcext:value-type="float">
            <text:p>1640.148091</text:p>
          </table:table-cell>
          <table:table-cell table:style-name="ce5" table:formula="of:=[.M118]" office:value-type="float" office:value="1640.14809105658" calcext:value-type="float">
            <text:p>1640.148091</text:p>
          </table:table-cell>
          <table:table-cell table:style-name="ce5" table:formula="of:=IF([.N118]&gt;[.$B$6];[.$B$6];IF([.N118]&lt;[.$B$5];[.$B$5];[.N118]))" office:value-type="float" office:value="1640.14809105658" calcext:value-type="float">
            <text:p>1640.148091</text:p>
          </table:table-cell>
          <table:table-cell table:formula="of:=([.N118]-[.N117])/[.B118]" office:value-type="float" office:value="100.00058059295" calcext:value-type="float">
            <text:p>100.000580593</text:p>
          </table:table-cell>
          <table:table-cell table:formula="of:=[.$U$5]*[.T117]" office:value-type="float" office:value="1354.81376927649" calcext:value-type="float">
            <text:p>1354.8137692765</text:p>
          </table:table-cell>
          <table:table-cell table:formula="of:=([.$U$5]*[.U117]*[.$U$5])+[.$S$5]" office:value-type="float" office:value="1.43308183405113" calcext:value-type="float">
            <text:p>1.4330818341</text:p>
          </table:table-cell>
          <table:table-cell table:formula="of:=[.R118]/([.R118]+[.$Q$5])" office:value-type="float" office:value="0.588998616485093" calcext:value-type="float">
            <text:p>0.5889986165</text:p>
          </table:table-cell>
          <table:table-cell table:formula="of:=[.Q118]+[.S118]*((([.M118]*[.B118])+[.E118])-[.Q118])" office:value-type="float" office:value="1589.99284394835" calcext:value-type="float">
            <text:p>1589.9928439484</text:p>
          </table:table-cell>
          <table:table-cell table:formula="of:=(1-[.S118])*[.R118]" office:value-type="float" office:value="0.588998616485093" calcext:value-type="float">
            <text:p>0.5889986165</text:p>
          </table:table-cell>
          <table:table-cell table:formula="of:=[.E119]-[.T118]" office:value-type="float" office:value="10.1049774969456" calcext:value-type="float">
            <text:p>10.1049774969</text:p>
          </table:table-cell>
          <table:table-cell table:number-columns-repeated="100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.1</text:p>
          </table:table-cell>
          <table:table-cell table:formula="of:=[.C118]+[.B119]"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table:style-name="ce5" table:formula="of:=[.E118]*0.8+[.N118]*0.2" office:value-type="float" office:value="1600.09782144529" calcext:value-type="float">
            <text:p>1600.097821</text:p>
          </table:table-cell>
          <table:table-cell table:style-name="ce5" table:formula="of:=[.D119]-[.E119]" office:value-type="float" office:value="9.90217855470814" calcext:value-type="float">
            <text:p>9.902179</text:p>
          </table:table-cell>
          <table:table-cell table:style-name="ce5" table:formula="of:=ABS([.F119])" office:value-type="float" office:value="9.90217855470814" calcext:value-type="float">
            <text:p>9.902179</text:p>
          </table:table-cell>
          <table:table-cell table:style-name="ce5" table:formula="of:=[.$B$1]*[.F119]" office:value-type="float" office:value="39.6087142188326" calcext:value-type="float">
            <text:p>39.608714</text:p>
          </table:table-cell>
          <table:table-cell table:style-name="ce5" table:formula="of:=[.I118]+([.F119]*[.B119])" office:value-type="float" office:value="10.8918238774995" calcext:value-type="float">
            <text:p>10.891824</text:p>
          </table:table-cell>
          <table:table-cell table:style-name="ce5" table:formula="of:=[.I119]*[.$B$2]" office:value-type="float" office:value="110.5403254296" calcext:value-type="float">
            <text:p>110.540325</text:p>
          </table:table-cell>
          <table:table-cell table:style-name="ce5" table:formula="of:=([.F119]-[.F118])/[.B119]" office:value-type="float" office:value="-0.125674028224694" calcext:value-type="float">
            <text:p>-0.125674</text:p>
          </table:table-cell>
          <table:table-cell table:style-name="ce5" table:formula="of:=[.K119]*[.$B$3]" office:value-type="float" office:value="-0.00125674028224694" calcext:value-type="float">
            <text:p>-0.001257</text:p>
          </table:table-cell>
          <table:table-cell table:style-name="ce5" table:formula="of:=[.H119]+[.J119]+[.L119]+[.$B$4]" office:value-type="float" office:value="1650.14778290815" calcext:value-type="float">
            <text:p>1650.147783</text:p>
          </table:table-cell>
          <table:table-cell table:style-name="ce5" table:formula="of:=[.M119]" office:value-type="float" office:value="1650.14778290815" calcext:value-type="float">
            <text:p>1650.147783</text:p>
          </table:table-cell>
          <table:table-cell table:style-name="ce5" table:formula="of:=IF([.N119]&gt;[.$B$6];[.$B$6];IF([.N119]&lt;[.$B$5];[.$B$5];[.N119]))" office:value-type="float" office:value="1650.14778290815" calcext:value-type="float">
            <text:p>1650.147783</text:p>
          </table:table-cell>
          <table:table-cell table:formula="of:=([.N119]-[.N118])/[.B119]" office:value-type="float" office:value="99.9969185156829" calcext:value-type="float">
            <text:p>99.9969185157</text:p>
          </table:table-cell>
          <table:table-cell table:formula="of:=[.$U$5]*[.T118]" office:value-type="float" office:value="1363.39914094661" calcext:value-type="float">
            <text:p>1363.3991409466</text:p>
          </table:table-cell>
          <table:table-cell table:formula="of:=([.$U$5]*[.U118]*[.$U$5])+[.$S$5]" office:value-type="float" office:value="1.43308183405113" calcext:value-type="float">
            <text:p>1.4330818341</text:p>
          </table:table-cell>
          <table:table-cell table:formula="of:=[.R119]/([.R119]+[.$Q$5])" office:value-type="float" office:value="0.588998616485093" calcext:value-type="float">
            <text:p>0.5889986165</text:p>
          </table:table-cell>
          <table:table-cell table:formula="of:=[.Q119]+[.S119]*((([.M119]*[.B119])+[.E119])-[.Q119])" office:value-type="float" office:value="1600.00781239707" calcext:value-type="float">
            <text:p>1600.0078123971</text:p>
          </table:table-cell>
          <table:table-cell table:formula="of:=(1-[.S119])*[.R119]" office:value-type="float" office:value="0.588998616485093" calcext:value-type="float">
            <text:p>0.5889986165</text:p>
          </table:table-cell>
          <table:table-cell table:formula="of:=[.E120]-[.T119]" office:value-type="float" office:value="10.1000013407984" calcext:value-type="float">
            <text:p>10.1000013408</text:p>
          </table:table-cell>
          <table:table-cell table:number-columns-repeated="100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" calcext:value-type="float">
            <text:p>0.1</text:p>
          </table:table-cell>
          <table:table-cell table:formula="of:=[.C119]+[.B120]" office:value-type="float" office:value="11.1" calcext:value-type="float">
            <text:p>11.1</text:p>
          </table:table-cell>
          <table:table-cell office:value-type="float" office:value="1620" calcext:value-type="float">
            <text:p>1620</text:p>
          </table:table-cell>
          <table:table-cell table:style-name="ce5" table:formula="of:=[.E119]*0.8+[.N119]*0.2" office:value-type="float" office:value="1610.10781373786" calcext:value-type="float">
            <text:p>1610.107814</text:p>
          </table:table-cell>
          <table:table-cell table:style-name="ce5" table:formula="of:=[.D120]-[.E120]" office:value-type="float" office:value="9.89218626213642" calcext:value-type="float">
            <text:p>9.892186</text:p>
          </table:table-cell>
          <table:table-cell table:style-name="ce5" table:formula="of:=ABS([.F120])" office:value-type="float" office:value="9.89218626213642" calcext:value-type="float">
            <text:p>9.892186</text:p>
          </table:table-cell>
          <table:table-cell table:style-name="ce5" table:formula="of:=[.$B$1]*[.F120]" office:value-type="float" office:value="39.5687450485457" calcext:value-type="float">
            <text:p>39.568745</text:p>
          </table:table-cell>
          <table:table-cell table:style-name="ce5" table:formula="of:=[.I119]+([.F120]*[.B120])" office:value-type="float" office:value="11.8810425037132" calcext:value-type="float">
            <text:p>11.881043</text:p>
          </table:table-cell>
          <table:table-cell table:style-name="ce5" table:formula="of:=[.I120]*[.$B$2]" office:value-type="float" office:value="120.579833054082" calcext:value-type="float">
            <text:p>120.579833</text:p>
          </table:table-cell>
          <table:table-cell table:style-name="ce5" table:formula="of:=([.F120]-[.F119])/[.B120]" office:value-type="float" office:value="-0.0999229257172374" calcext:value-type="float">
            <text:p>-0.099923</text:p>
          </table:table-cell>
          <table:table-cell table:style-name="ce5" table:formula="of:=[.K120]*[.$B$3]" office:value-type="float" office:value="-0.000999229257172374" calcext:value-type="float">
            <text:p>-0.000999</text:p>
          </table:table-cell>
          <table:table-cell table:style-name="ce5" table:formula="of:=[.H120]+[.J120]+[.L120]+[.$B$4]" office:value-type="float" office:value="1660.14757887337" calcext:value-type="float">
            <text:p>1660.147579</text:p>
          </table:table-cell>
          <table:table-cell table:style-name="ce5" table:formula="of:=[.M120]" office:value-type="float" office:value="1660.14757887337" calcext:value-type="float">
            <text:p>1660.147579</text:p>
          </table:table-cell>
          <table:table-cell table:style-name="ce5" table:formula="of:=IF([.N120]&gt;[.$B$6];[.$B$6];IF([.N120]&lt;[.$B$5];[.$B$5];[.N120]))" office:value-type="float" office:value="1660.14757887337" calcext:value-type="float">
            <text:p>1660.147579</text:p>
          </table:table-cell>
          <table:table-cell table:formula="of:=([.N120]-[.N119])/[.B120]" office:value-type="float" office:value="99.9979596522053" calcext:value-type="float">
            <text:p>99.9979596522</text:p>
          </table:table-cell>
          <table:table-cell table:formula="of:=[.$U$5]*[.T119]" office:value-type="float" office:value="1371.98685216277" calcext:value-type="float">
            <text:p>1371.9868521628</text:p>
          </table:table-cell>
          <table:table-cell table:formula="of:=([.$U$5]*[.U119]*[.$U$5])+[.$S$5]" office:value-type="float" office:value="1.43308183405113" calcext:value-type="float">
            <text:p>1.4330818341</text:p>
          </table:table-cell>
          <table:table-cell table:formula="of:=[.R120]/([.R120]+[.$Q$5])" office:value-type="float" office:value="0.588998616485093" calcext:value-type="float">
            <text:p>0.5889986165</text:p>
          </table:table-cell>
          <table:table-cell table:formula="of:=[.Q120]+[.S120]*((([.M120]*[.B120])+[.E120])-[.Q120])" office:value-type="float" office:value="1610.02223179835" calcext:value-type="float">
            <text:p>1610.0222317984</text:p>
          </table:table-cell>
          <table:table-cell table:formula="of:=(1-[.S120])*[.R120]" office:value-type="float" office:value="0.588998616485093" calcext:value-type="float">
            <text:p>0.5889986165</text:p>
          </table:table-cell>
          <table:table-cell table:formula="of:=[.E121]-[.T120]" office:value-type="float" office:value="10.0935349666152" calcext:value-type="float">
            <text:p>10.0935349666</text:p>
          </table:table-cell>
          <table:table-cell table:number-columns-repeated="100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" calcext:value-type="float">
            <text:p>0.1</text:p>
          </table:table-cell>
          <table:table-cell table:formula="of:=[.C120]+[.B121]" office:value-type="float" office:value="11.2" calcext:value-type="float">
            <text:p>11.2</text:p>
          </table:table-cell>
          <table:table-cell office:value-type="float" office:value="1630" calcext:value-type="float">
            <text:p>1630</text:p>
          </table:table-cell>
          <table:table-cell table:style-name="ce5" table:formula="of:=[.E120]*0.8+[.N120]*0.2" office:value-type="float" office:value="1620.11576676497" calcext:value-type="float">
            <text:p>1620.115767</text:p>
          </table:table-cell>
          <table:table-cell table:style-name="ce5" table:formula="of:=[.D121]-[.E121]" office:value-type="float" office:value="9.88423323503503" calcext:value-type="float">
            <text:p>9.884233</text:p>
          </table:table-cell>
          <table:table-cell table:style-name="ce5" table:formula="of:=ABS([.F121])" office:value-type="float" office:value="9.88423323503503" calcext:value-type="float">
            <text:p>9.884233</text:p>
          </table:table-cell>
          <table:table-cell table:style-name="ce5" table:formula="of:=[.$B$1]*[.F121]" office:value-type="float" office:value="39.5369329401401" calcext:value-type="float">
            <text:p>39.536933</text:p>
          </table:table-cell>
          <table:table-cell table:style-name="ce5" table:formula="of:=[.I120]+([.F121]*[.B121])" office:value-type="float" office:value="12.8694658272167" calcext:value-type="float">
            <text:p>12.869466</text:p>
          </table:table-cell>
          <table:table-cell table:style-name="ce5" table:formula="of:=[.I121]*[.$B$2]" office:value-type="float" office:value="130.611269209417" calcext:value-type="float">
            <text:p>130.611269</text:p>
          </table:table-cell>
          <table:table-cell table:style-name="ce5" table:formula="of:=([.F121]-[.F120])/[.B121]" office:value-type="float" office:value="-0.0795302710139367" calcext:value-type="float">
            <text:p>-0.079530</text:p>
          </table:table-cell>
          <table:table-cell table:style-name="ce5" table:formula="of:=[.K121]*[.$B$3]" office:value-type="float" office:value="-0.000795302710139367" calcext:value-type="float">
            <text:p>-0.000795</text:p>
          </table:table-cell>
          <table:table-cell table:style-name="ce5" table:formula="of:=[.H121]+[.J121]+[.L121]+[.$B$4]" office:value-type="float" office:value="1670.14740684685" calcext:value-type="float">
            <text:p>1670.147407</text:p>
          </table:table-cell>
          <table:table-cell table:style-name="ce5" table:formula="of:=[.M121]" office:value-type="float" office:value="1670.14740684685" calcext:value-type="float">
            <text:p>1670.147407</text:p>
          </table:table-cell>
          <table:table-cell table:style-name="ce5" table:formula="of:=IF([.N121]&gt;[.$B$6];[.$B$6];IF([.N121]&lt;[.$B$5];[.$B$5];[.N121]))" office:value-type="float" office:value="1670.14740684685" calcext:value-type="float">
            <text:p>1670.147407</text:p>
          </table:table-cell>
          <table:table-cell table:formula="of:=([.N121]-[.N120])/[.B121]" office:value-type="float" office:value="99.9982797347593" calcext:value-type="float">
            <text:p>99.9982797348</text:p>
          </table:table-cell>
          <table:table-cell table:formula="of:=[.$U$5]*[.T120]" office:value-type="float" office:value="1380.57409257757" calcext:value-type="float">
            <text:p>1380.5740925776</text:p>
          </table:table-cell>
          <table:table-cell table:formula="of:=([.$U$5]*[.U120]*[.$U$5])+[.$S$5]" office:value-type="float" office:value="1.43308183405113" calcext:value-type="float">
            <text:p>1.4330818341</text:p>
          </table:table-cell>
          <table:table-cell table:formula="of:=[.R121]/([.R121]+[.$Q$5])" office:value-type="float" office:value="0.588998616485093" calcext:value-type="float">
            <text:p>0.5889986165</text:p>
          </table:table-cell>
          <table:table-cell table:formula="of:=[.Q121]+[.S121]*((([.M121]*[.B121])+[.E121])-[.Q121])" office:value-type="float" office:value="1620.03525846036" calcext:value-type="float">
            <text:p>1620.0352584604</text:p>
          </table:table-cell>
          <table:table-cell table:formula="of:=(1-[.S121])*[.R121]" office:value-type="float" office:value="0.588998616485093" calcext:value-type="float">
            <text:p>0.5889986165</text:p>
          </table:table-cell>
          <table:table-cell table:formula="of:=[.E122]-[.T121]" office:value-type="float" office:value="10.0868363209775" calcext:value-type="float">
            <text:p>10.086836321</text:p>
          </table:table-cell>
          <table:table-cell table:number-columns-repeated="100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.1</text:p>
          </table:table-cell>
          <table:table-cell table:formula="of:=[.C121]+[.B122]" office:value-type="float" office:value="11.3" calcext:value-type="float">
            <text:p>11.3</text:p>
          </table:table-cell>
          <table:table-cell office:value-type="float" office:value="1640" calcext:value-type="float">
            <text:p>1640</text:p>
          </table:table-cell>
          <table:table-cell table:style-name="ce5" table:formula="of:=[.E121]*0.8+[.N121]*0.2" office:value-type="float" office:value="1630.12209478134" calcext:value-type="float">
            <text:p>1630.122095</text:p>
          </table:table-cell>
          <table:table-cell table:style-name="ce5" table:formula="of:=[.D122]-[.E122]" office:value-type="float" office:value="9.87790521865873" calcext:value-type="float">
            <text:p>9.877905</text:p>
          </table:table-cell>
          <table:table-cell table:style-name="ce5" table:formula="of:=ABS([.F122])" office:value-type="float" office:value="9.87790521865873" calcext:value-type="float">
            <text:p>9.877905</text:p>
          </table:table-cell>
          <table:table-cell table:style-name="ce5" table:formula="of:=[.$B$1]*[.F122]" office:value-type="float" office:value="39.5116208746349" calcext:value-type="float">
            <text:p>39.511621</text:p>
          </table:table-cell>
          <table:table-cell table:style-name="ce5" table:formula="of:=[.I121]+([.F122]*[.B122])" office:value-type="float" office:value="13.8572563490825" calcext:value-type="float">
            <text:p>13.857256</text:p>
          </table:table-cell>
          <table:table-cell table:style-name="ce5" table:formula="of:=[.I122]*[.$B$2]" office:value-type="float" office:value="140.636283107125" calcext:value-type="float">
            <text:p>140.636283</text:p>
          </table:table-cell>
          <table:table-cell table:style-name="ce5" table:formula="of:=([.F122]-[.F121])/[.B122]" office:value-type="float" office:value="-0.0632801637630109" calcext:value-type="float">
            <text:p>-0.063280</text:p>
          </table:table-cell>
          <table:table-cell table:style-name="ce5" table:formula="of:=[.K122]*[.$B$3]" office:value-type="float" office:value="-0.000632801637630109" calcext:value-type="float">
            <text:p>-0.000633</text:p>
          </table:table-cell>
          <table:table-cell table:style-name="ce5" table:formula="of:=[.H122]+[.J122]+[.L122]+[.$B$4]" office:value-type="float" office:value="1680.14727118012" calcext:value-type="float">
            <text:p>1680.147271</text:p>
          </table:table-cell>
          <table:table-cell table:style-name="ce5" table:formula="of:=[.M122]" office:value-type="float" office:value="1680.14727118012" calcext:value-type="float">
            <text:p>1680.147271</text:p>
          </table:table-cell>
          <table:table-cell table:style-name="ce5" table:formula="of:=IF([.N122]&gt;[.$B$6];[.$B$6];IF([.N122]&lt;[.$B$5];[.$B$5];[.N122]))" office:value-type="float" office:value="1680.14727118012" calcext:value-type="float">
            <text:p>1680.147271</text:p>
          </table:table-cell>
          <table:table-cell table:formula="of:=([.N122]-[.N121])/[.B122]" office:value-type="float" office:value="99.9986433327604" calcext:value-type="float">
            <text:p>99.9986433328</text:p>
          </table:table-cell>
          <table:table-cell table:formula="of:=[.$U$5]*[.T121]" office:value-type="float" office:value="1389.16013873572" calcext:value-type="float">
            <text:p>1389.1601387357</text:p>
          </table:table-cell>
          <table:table-cell table:formula="of:=([.$U$5]*[.U121]*[.$U$5])+[.$S$5]" office:value-type="float" office:value="1.43308183405113" calcext:value-type="float">
            <text:p>1.4330818341</text:p>
          </table:table-cell>
          <table:table-cell table:formula="of:=[.R122]/([.R122]+[.$Q$5])" office:value-type="float" office:value="0.588998616485093" calcext:value-type="float">
            <text:p>0.5889986165</text:p>
          </table:table-cell>
          <table:table-cell table:formula="of:=[.Q122]+[.S122]*((([.M122]*[.B122])+[.E122])-[.Q122])" office:value-type="float" office:value="1630.04683929376" calcext:value-type="float">
            <text:p>1630.0468392938</text:p>
          </table:table-cell>
          <table:table-cell table:formula="of:=(1-[.S122])*[.R122]" office:value-type="float" office:value="0.588998616485093" calcext:value-type="float">
            <text:p>0.5889986165</text:p>
          </table:table-cell>
          <table:table-cell table:formula="of:=[.E123]-[.T122]" office:value-type="float" office:value="10.0802907673369" calcext:value-type="float">
            <text:p>10.0802907673</text:p>
          </table:table-cell>
          <table:table-cell table:number-columns-repeated="100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" calcext:value-type="float">
            <text:p>0.1</text:p>
          </table:table-cell>
          <table:table-cell table:formula="of:=[.C122]+[.B123]" office:value-type="float" office:value="11.4" calcext:value-type="float">
            <text:p>11.4</text:p>
          </table:table-cell>
          <table:table-cell office:value-type="float" office:value="1650" calcext:value-type="float">
            <text:p>1650</text:p>
          </table:table-cell>
          <table:table-cell table:style-name="ce5" table:formula="of:=[.E122]*0.8+[.N122]*0.2" office:value-type="float" office:value="1640.1271300611" calcext:value-type="float">
            <text:p>1640.127130</text:p>
          </table:table-cell>
          <table:table-cell table:style-name="ce5" table:formula="of:=[.D123]-[.E123]" office:value-type="float" office:value="9.87286993890234" calcext:value-type="float">
            <text:p>9.872870</text:p>
          </table:table-cell>
          <table:table-cell table:style-name="ce5" table:formula="of:=ABS([.F123])" office:value-type="float" office:value="9.87286993890234" calcext:value-type="float">
            <text:p>9.872870</text:p>
          </table:table-cell>
          <table:table-cell table:style-name="ce5" table:formula="of:=[.$B$1]*[.F123]" office:value-type="float" office:value="39.4914797556094" calcext:value-type="float">
            <text:p>39.491480</text:p>
          </table:table-cell>
          <table:table-cell table:style-name="ce5" table:formula="of:=[.I122]+([.F123]*[.B123])" office:value-type="float" office:value="14.8445433429728" calcext:value-type="float">
            <text:p>14.844543</text:p>
          </table:table-cell>
          <table:table-cell table:style-name="ce5" table:formula="of:=[.I123]*[.$B$2]" office:value-type="float" office:value="150.656186736167" calcext:value-type="float">
            <text:p>150.656187</text:p>
          </table:table-cell>
          <table:table-cell table:style-name="ce5" table:formula="of:=([.F123]-[.F122])/[.B123]" office:value-type="float" office:value="-0.0503527975638463" calcext:value-type="float">
            <text:p>-0.050353</text:p>
          </table:table-cell>
          <table:table-cell table:style-name="ce5" table:formula="of:=[.K123]*[.$B$3]" office:value-type="float" office:value="-0.000503527975638463" calcext:value-type="float">
            <text:p>-0.000504</text:p>
          </table:table-cell>
          <table:table-cell table:style-name="ce5" table:formula="of:=[.H123]+[.J123]+[.L123]+[.$B$4]" office:value-type="float" office:value="1690.1471629638" calcext:value-type="float">
            <text:p>1690.147163</text:p>
          </table:table-cell>
          <table:table-cell table:style-name="ce5" table:formula="of:=[.M123]" office:value-type="float" office:value="1690.1471629638" calcext:value-type="float">
            <text:p>1690.147163</text:p>
          </table:table-cell>
          <table:table-cell table:style-name="ce5" table:formula="of:=IF([.N123]&gt;[.$B$6];[.$B$6];IF([.N123]&lt;[.$B$5];[.$B$5];[.N123]))" office:value-type="float" office:value="1690.1471629638" calcext:value-type="float">
            <text:p>1690.147163</text:p>
          </table:table-cell>
          <table:table-cell table:formula="of:=([.N123]-[.N122])/[.B123]" office:value-type="float" office:value="99.9989178367787" calcext:value-type="float">
            <text:p>99.9989178368</text:p>
          </table:table-cell>
          <table:table-cell table:formula="of:=[.$U$5]*[.T122]" office:value-type="float" office:value="1397.74494511376" calcext:value-type="float">
            <text:p>1397.7449451138</text:p>
          </table:table-cell>
          <table:table-cell table:formula="of:=([.$U$5]*[.U122]*[.$U$5])+[.$S$5]" office:value-type="float" office:value="1.43308183405113" calcext:value-type="float">
            <text:p>1.4330818341</text:p>
          </table:table-cell>
          <table:table-cell table:formula="of:=[.R123]/([.R123]+[.$Q$5])" office:value-type="float" office:value="0.588998616485093" calcext:value-type="float">
            <text:p>0.5889986165</text:p>
          </table:table-cell>
          <table:table-cell table:formula="of:=[.Q123]+[.S123]*((([.M123]*[.B123])+[.E123])-[.Q123])" office:value-type="float" office:value="1640.05715077256" calcext:value-type="float">
            <text:p>1640.0571507726</text:p>
          </table:table-cell>
          <table:table-cell table:formula="of:=(1-[.S123])*[.R123]" office:value-type="float" office:value="0.588998616485093" calcext:value-type="float">
            <text:p>0.5889986165</text:p>
          </table:table-cell>
          <table:table-cell table:formula="of:=[.E124]-[.T123]" office:value-type="float" office:value="10.0739858690745" calcext:value-type="float">
            <text:p>10.0739858691</text:p>
          </table:table-cell>
          <table:table-cell table:number-columns-repeated="100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" calcext:value-type="float">
            <text:p>0.1</text:p>
          </table:table-cell>
          <table:table-cell table:formula="of:=[.C123]+[.B124]" office:value-type="float" office:value="11.5" calcext:value-type="float">
            <text:p>11.5</text:p>
          </table:table-cell>
          <table:table-cell office:value-type="float" office:value="1660" calcext:value-type="float">
            <text:p>1660</text:p>
          </table:table-cell>
          <table:table-cell table:style-name="ce5" table:formula="of:=[.E123]*0.8+[.N123]*0.2" office:value-type="float" office:value="1650.13113664164" calcext:value-type="float">
            <text:p>1650.131137</text:p>
          </table:table-cell>
          <table:table-cell table:style-name="ce5" table:formula="of:=[.D124]-[.E124]" office:value-type="float" office:value="9.86886335836175" calcext:value-type="float">
            <text:p>9.868863</text:p>
          </table:table-cell>
          <table:table-cell table:style-name="ce5" table:formula="of:=ABS([.F124])" office:value-type="float" office:value="9.86886335836175" calcext:value-type="float">
            <text:p>9.868863</text:p>
          </table:table-cell>
          <table:table-cell table:style-name="ce5" table:formula="of:=[.$B$1]*[.F124]" office:value-type="float" office:value="39.475453433447" calcext:value-type="float">
            <text:p>39.475453</text:p>
          </table:table-cell>
          <table:table-cell table:style-name="ce5" table:formula="of:=[.I123]+([.F124]*[.B124])" office:value-type="float" office:value="15.831429678809" calcext:value-type="float">
            <text:p>15.831430</text:p>
          </table:table-cell>
          <table:table-cell table:style-name="ce5" table:formula="of:=[.I124]*[.$B$2]" office:value-type="float" office:value="160.672024115865" calcext:value-type="float">
            <text:p>160.672024</text:p>
          </table:table-cell>
          <table:table-cell table:style-name="ce5" table:formula="of:=([.F124]-[.F123])/[.B124]" office:value-type="float" office:value="-0.0400658054059022" calcext:value-type="float">
            <text:p>-0.040066</text:p>
          </table:table-cell>
          <table:table-cell table:style-name="ce5" table:formula="of:=[.K124]*[.$B$3]" office:value-type="float" office:value="-0.000400658054059022" calcext:value-type="float">
            <text:p>-0.000401</text:p>
          </table:table-cell>
          <table:table-cell table:style-name="ce5" table:formula="of:=[.H124]+[.J124]+[.L124]+[.$B$4]" office:value-type="float" office:value="1700.14707689126" calcext:value-type="float">
            <text:p>1700.147077</text:p>
          </table:table-cell>
          <table:table-cell table:style-name="ce5" table:formula="of:=[.M124]" office:value-type="float" office:value="1700.14707689126" calcext:value-type="float">
            <text:p>1700.147077</text:p>
          </table:table-cell>
          <table:table-cell table:style-name="ce5" table:formula="of:=IF([.N124]&gt;[.$B$6];[.$B$6];IF([.N124]&lt;[.$B$5];[.$B$5];[.N124]))" office:value-type="float" office:value="1700.14707689126" calcext:value-type="float">
            <text:p>1700.147077</text:p>
          </table:table-cell>
          <table:table-cell table:formula="of:=([.N124]-[.N123])/[.B124]" office:value-type="float" office:value="99.9991392745801" calcext:value-type="float">
            <text:p>99.9991392746</text:p>
          </table:table-cell>
          <table:table-cell table:formula="of:=[.$U$5]*[.T123]" office:value-type="float" office:value="1406.32866303598" calcext:value-type="float">
            <text:p>1406.328663036</text:p>
          </table:table-cell>
          <table:table-cell table:formula="of:=([.$U$5]*[.U123]*[.$U$5])+[.$S$5]" office:value-type="float" office:value="1.43308183405113" calcext:value-type="float">
            <text:p>1.4330818341</text:p>
          </table:table-cell>
          <table:table-cell table:formula="of:=[.R124]/([.R124]+[.$Q$5])" office:value-type="float" office:value="0.588998616485093" calcext:value-type="float">
            <text:p>0.5889986165</text:p>
          </table:table-cell>
          <table:table-cell table:formula="of:=[.Q124]+[.S124]*((([.M124]*[.B124])+[.E124])-[.Q124])" office:value-type="float" office:value="1650.06641029637" calcext:value-type="float">
            <text:p>1650.0664102964</text:p>
          </table:table-cell>
          <table:table-cell table:formula="of:=(1-[.S124])*[.R124]" office:value-type="float" office:value="0.588998616485093" calcext:value-type="float">
            <text:p>0.5889986165</text:p>
          </table:table-cell>
          <table:table-cell table:formula="of:=[.E125]-[.T124]" office:value-type="float" office:value="10.067914395192" calcext:value-type="float">
            <text:p>10.0679143952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" calcext:value-type="float">
            <text:p>0.1</text:p>
          </table:table-cell>
          <table:table-cell table:formula="of:=[.C124]+[.B125]" office:value-type="float" office:value="11.6" calcext:value-type="float">
            <text:p>11.6</text:p>
          </table:table-cell>
          <table:table-cell office:value-type="float" office:value="1670" calcext:value-type="float">
            <text:p>1670</text:p>
          </table:table-cell>
          <table:table-cell table:style-name="ce5" table:formula="of:=[.E124]*0.8+[.N124]*0.2" office:value-type="float" office:value="1660.13432469156" calcext:value-type="float">
            <text:p>1660.134325</text:p>
          </table:table-cell>
          <table:table-cell table:style-name="ce5" table:formula="of:=[.D125]-[.E125]" office:value-type="float" office:value="9.86567530843763" calcext:value-type="float">
            <text:p>9.865675</text:p>
          </table:table-cell>
          <table:table-cell table:style-name="ce5" table:formula="of:=ABS([.F125])" office:value-type="float" office:value="9.86567530843763" calcext:value-type="float">
            <text:p>9.865675</text:p>
          </table:table-cell>
          <table:table-cell table:style-name="ce5" table:formula="of:=[.$B$1]*[.F125]" office:value-type="float" office:value="39.4627012337505" calcext:value-type="float">
            <text:p>39.462701</text:p>
          </table:table-cell>
          <table:table-cell table:style-name="ce5" table:formula="of:=[.I124]+([.F125]*[.B125])" office:value-type="float" office:value="16.8179972096527" calcext:value-type="float">
            <text:p>16.817997</text:p>
          </table:table-cell>
          <table:table-cell table:style-name="ce5" table:formula="of:=[.I125]*[.$B$2]" office:value-type="float" office:value="170.684625966969" calcext:value-type="float">
            <text:p>170.684626</text:p>
          </table:table-cell>
          <table:table-cell table:style-name="ce5" table:formula="of:=([.F125]-[.F124])/[.B125]" office:value-type="float" office:value="-0.031880499241197" calcext:value-type="float">
            <text:p>-0.031880</text:p>
          </table:table-cell>
          <table:table-cell table:style-name="ce5" table:formula="of:=[.K125]*[.$B$3]" office:value-type="float" office:value="-0.00031880499241197" calcext:value-type="float">
            <text:p>-0.000319</text:p>
          </table:table-cell>
          <table:table-cell table:style-name="ce5" table:formula="of:=[.H125]+[.J125]+[.L125]+[.$B$4]" office:value-type="float" office:value="1710.14700839573" calcext:value-type="float">
            <text:p>1710.147008</text:p>
          </table:table-cell>
          <table:table-cell table:style-name="ce5" table:formula="of:=[.M125]" office:value-type="float" office:value="1710.14700839573" calcext:value-type="float">
            <text:p>1710.147008</text:p>
          </table:table-cell>
          <table:table-cell table:style-name="ce5" table:formula="of:=IF([.N125]&gt;[.$B$6];[.$B$6];IF([.N125]&lt;[.$B$5];[.$B$5];[.N125]))" office:value-type="float" office:value="1710.14700839573" calcext:value-type="float">
            <text:p>1710.147008</text:p>
          </table:table-cell>
          <table:table-cell table:formula="of:=([.N125]-[.N124])/[.B125]" office:value-type="float" office:value="99.999315044688" calcext:value-type="float">
            <text:p>99.9993150447</text:p>
          </table:table-cell>
          <table:table-cell table:formula="of:=[.$U$5]*[.T124]" office:value-type="float" office:value="1414.91147891985" calcext:value-type="float">
            <text:p>1414.9114789199</text:p>
          </table:table-cell>
          <table:table-cell table:formula="of:=([.$U$5]*[.U124]*[.$U$5])+[.$S$5]" office:value-type="float" office:value="1.43308183405113" calcext:value-type="float">
            <text:p>1.4330818341</text:p>
          </table:table-cell>
          <table:table-cell table:formula="of:=[.R125]/([.R125]+[.$Q$5])" office:value-type="float" office:value="0.588998616485093" calcext:value-type="float">
            <text:p>0.5889986165</text:p>
          </table:table-cell>
          <table:table-cell table:formula="of:=[.Q125]+[.S125]*((([.M125]*[.B125])+[.E125])-[.Q125])" office:value-type="float" office:value="1660.07481800305" calcext:value-type="float">
            <text:p>1660.0748180031</text:p>
          </table:table-cell>
          <table:table-cell table:formula="of:=(1-[.S125])*[.R125]" office:value-type="float" office:value="0.588998616485093" calcext:value-type="float">
            <text:p>0.5889986165</text:p>
          </table:table-cell>
          <table:table-cell table:formula="of:=[.E126]-[.T125]" office:value-type="float" office:value="10.0620434293501" calcext:value-type="float">
            <text:p>10.0620434294</text:p>
          </table:table-cell>
          <table:table-cell table:number-columns-repeated="100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" calcext:value-type="float">
            <text:p>0.1</text:p>
          </table:table-cell>
          <table:table-cell table:formula="of:=[.C125]+[.B126]" office:value-type="float" office:value="11.7" calcext:value-type="float">
            <text:p>11.7</text:p>
          </table:table-cell>
          <table:table-cell office:value-type="float" office:value="1680" calcext:value-type="float">
            <text:p>1680</text:p>
          </table:table-cell>
          <table:table-cell table:style-name="ce5" table:formula="of:=[.E125]*0.8+[.N125]*0.2" office:value-type="float" office:value="1670.1368614324" calcext:value-type="float">
            <text:p>1670.136861</text:p>
          </table:table-cell>
          <table:table-cell table:style-name="ce5" table:formula="of:=[.D126]-[.E126]" office:value-type="float" office:value="9.86313856760467" calcext:value-type="float">
            <text:p>9.863139</text:p>
          </table:table-cell>
          <table:table-cell table:style-name="ce5" table:formula="of:=ABS([.F126])" office:value-type="float" office:value="9.86313856760467" calcext:value-type="float">
            <text:p>9.863139</text:p>
          </table:table-cell>
          <table:table-cell table:style-name="ce5" table:formula="of:=[.$B$1]*[.F126]" office:value-type="float" office:value="39.4525542704187" calcext:value-type="float">
            <text:p>39.452554</text:p>
          </table:table-cell>
          <table:table-cell table:style-name="ce5" table:formula="of:=[.I125]+([.F126]*[.B126])" office:value-type="float" office:value="17.8043110664132" calcext:value-type="float">
            <text:p>17.804311</text:p>
          </table:table-cell>
          <table:table-cell table:style-name="ce5" table:formula="of:=[.I126]*[.$B$2]" office:value-type="float" office:value="180.69465329832" calcext:value-type="float">
            <text:p>180.694653</text:p>
          </table:table-cell>
          <table:table-cell table:style-name="ce5" table:formula="of:=([.F126]-[.F125])/[.B126]" office:value-type="float" office:value="-0.0253674083296573" calcext:value-type="float">
            <text:p>-0.025367</text:p>
          </table:table-cell>
          <table:table-cell table:style-name="ce5" table:formula="of:=[.K126]*[.$B$3]" office:value-type="float" office:value="-0.000253674083296573" calcext:value-type="float">
            <text:p>-0.000254</text:p>
          </table:table-cell>
          <table:table-cell table:style-name="ce5" table:formula="of:=[.H126]+[.J126]+[.L126]+[.$B$4]" office:value-type="float" office:value="1720.14695389465" calcext:value-type="float">
            <text:p>1720.146954</text:p>
          </table:table-cell>
          <table:table-cell table:style-name="ce5" table:formula="of:=[.M126]" office:value-type="float" office:value="1720.14695389465" calcext:value-type="float">
            <text:p>1720.146954</text:p>
          </table:table-cell>
          <table:table-cell table:style-name="ce5" table:formula="of:=IF([.N126]&gt;[.$B$6];[.$B$6];IF([.N126]&lt;[.$B$5];[.$B$5];[.N126]))" office:value-type="float" office:value="1720.14695389465" calcext:value-type="float">
            <text:p>1720.146954</text:p>
          </table:table-cell>
          <table:table-cell table:formula="of:=([.N126]-[.N125])/[.B126]" office:value-type="float" office:value="99.9994549892767" calcext:value-type="float">
            <text:p>99.9994549893</text:p>
          </table:table-cell>
          <table:table-cell table:formula="of:=[.$U$5]*[.T125]" office:value-type="float" office:value="1423.49356438109" calcext:value-type="float">
            <text:p>1423.4935643811</text:p>
          </table:table-cell>
          <table:table-cell table:formula="of:=([.$U$5]*[.U125]*[.$U$5])+[.$S$5]" office:value-type="float" office:value="1.43308183405113" calcext:value-type="float">
            <text:p>1.4330818341</text:p>
          </table:table-cell>
          <table:table-cell table:formula="of:=[.R126]/([.R126]+[.$Q$5])" office:value-type="float" office:value="0.588998616485093" calcext:value-type="float">
            <text:p>0.5889986165</text:p>
          </table:table-cell>
          <table:table-cell table:formula="of:=[.Q126]+[.S126]*((([.M126]*[.B126])+[.E126])-[.Q126])" office:value-type="float" office:value="1670.08254270913" calcext:value-type="float">
            <text:p>1670.0825427091</text:p>
          </table:table-cell>
          <table:table-cell table:formula="of:=(1-[.S126])*[.R126]" office:value-type="float" office:value="0.588998616485093" calcext:value-type="float">
            <text:p>0.5889986165</text:p>
          </table:table-cell>
          <table:table-cell table:formula="of:=[.E127]-[.T126]" office:value-type="float" office:value="10.0563372157178" calcext:value-type="float">
            <text:p>10.0563372157</text:p>
          </table:table-cell>
          <table:table-cell table:number-columns-repeated="100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" calcext:value-type="float">
            <text:p>0.1</text:p>
          </table:table-cell>
          <table:table-cell table:formula="of:=[.C126]+[.B127]" office:value-type="float" office:value="11.8" calcext:value-type="float">
            <text:p>11.8</text:p>
          </table:table-cell>
          <table:table-cell office:value-type="float" office:value="1690" calcext:value-type="float">
            <text:p>1690</text:p>
          </table:table-cell>
          <table:table-cell table:style-name="ce5" table:formula="of:=[.E126]*0.8+[.N126]*0.2" office:value-type="float" office:value="1680.13887992485" calcext:value-type="float">
            <text:p>1680.138880</text:p>
          </table:table-cell>
          <table:table-cell table:style-name="ce5" table:formula="of:=[.D127]-[.E127]" office:value-type="float" office:value="9.86112007515271" calcext:value-type="float">
            <text:p>9.861120</text:p>
          </table:table-cell>
          <table:table-cell table:style-name="ce5" table:formula="of:=ABS([.F127])" office:value-type="float" office:value="9.86112007515271" calcext:value-type="float">
            <text:p>9.861120</text:p>
          </table:table-cell>
          <table:table-cell table:style-name="ce5" table:formula="of:=[.$B$1]*[.F127]" office:value-type="float" office:value="39.4444803006108" calcext:value-type="float">
            <text:p>39.444480</text:p>
          </table:table-cell>
          <table:table-cell table:style-name="ce5" table:formula="of:=[.I126]+([.F127]*[.B127])" office:value-type="float" office:value="18.7904230739285" calcext:value-type="float">
            <text:p>18.790423</text:p>
          </table:table-cell>
          <table:table-cell table:style-name="ce5" table:formula="of:=[.I127]*[.$B$2]" office:value-type="float" office:value="190.702632076415" calcext:value-type="float">
            <text:p>190.702632</text:p>
          </table:table-cell>
          <table:table-cell table:style-name="ce5" table:formula="of:=([.F127]-[.F126])/[.B127]" office:value-type="float" office:value="-0.0201849245195262" calcext:value-type="float">
            <text:p>-0.020185</text:p>
          </table:table-cell>
          <table:table-cell table:style-name="ce5" table:formula="of:=[.K127]*[.$B$3]" office:value-type="float" office:value="-0.000201849245195262" calcext:value-type="float">
            <text:p>-0.000202</text:p>
          </table:table-cell>
          <table:table-cell table:style-name="ce5" table:formula="of:=[.H127]+[.J127]+[.L127]+[.$B$4]" office:value-type="float" office:value="1730.14691052778" calcext:value-type="float">
            <text:p>1730.146911</text:p>
          </table:table-cell>
          <table:table-cell table:style-name="ce5" table:formula="of:=[.M127]" office:value-type="float" office:value="1730.14691052778" calcext:value-type="float">
            <text:p>1730.146911</text:p>
          </table:table-cell>
          <table:table-cell table:style-name="ce5" table:formula="of:=IF([.N127]&gt;[.$B$6];[.$B$6];IF([.N127]&lt;[.$B$5];[.$B$5];[.N127]))" office:value-type="float" office:value="1730.14691052778" calcext:value-type="float">
            <text:p>1730.146911</text:p>
          </table:table-cell>
          <table:table-cell table:formula="of:=([.N127]-[.N126])/[.B127]" office:value-type="float" office:value="99.999566331262" calcext:value-type="float">
            <text:p>99.9995663313</text:p>
          </table:table-cell>
          <table:table-cell table:formula="of:=[.$U$5]*[.T126]" office:value-type="float" office:value="1432.07506417779" calcext:value-type="float">
            <text:p>1432.0750641778</text:p>
          </table:table-cell>
          <table:table-cell table:formula="of:=([.$U$5]*[.U126]*[.$U$5])+[.$S$5]" office:value-type="float" office:value="1.43308183405113" calcext:value-type="float">
            <text:p>1.4330818341</text:p>
          </table:table-cell>
          <table:table-cell table:formula="of:=[.R127]/([.R127]+[.$Q$5])" office:value-type="float" office:value="0.588998616485093" calcext:value-type="float">
            <text:p>0.5889986165</text:p>
          </table:table-cell>
          <table:table-cell table:formula="of:=[.Q127]+[.S127]*((([.M127]*[.B127])+[.E127])-[.Q127])" office:value-type="float" office:value="1680.0897221145" calcext:value-type="float">
            <text:p>1680.0897221145</text:p>
          </table:table-cell>
          <table:table-cell table:formula="of:=(1-[.S127])*[.R127]" office:value-type="float" office:value="0.588998616485093" calcext:value-type="float">
            <text:p>0.5889986165</text:p>
          </table:table-cell>
          <table:table-cell table:formula="of:=[.E128]-[.T127]" office:value-type="float" office:value="10.0507639309312" calcext:value-type="float">
            <text:p>10.0507639309</text:p>
          </table:table-cell>
          <table:table-cell table:number-columns-repeated="100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" calcext:value-type="float">
            <text:p>0.1</text:p>
          </table:table-cell>
          <table:table-cell table:formula="of:=[.C127]+[.B128]" office:value-type="float" office:value="11.9" calcext:value-type="float">
            <text:p>11.9</text:p>
          </table:table-cell>
          <table:table-cell office:value-type="float" office:value="1700" calcext:value-type="float">
            <text:p>1700</text:p>
          </table:table-cell>
          <table:table-cell table:style-name="ce5" table:formula="of:=[.E127]*0.8+[.N127]*0.2" office:value-type="float" office:value="1690.14048604543" calcext:value-type="float">
            <text:p>1690.140486</text:p>
          </table:table-cell>
          <table:table-cell table:style-name="ce5" table:formula="of:=[.D128]-[.E128]" office:value-type="float" office:value="9.85951395456596" calcext:value-type="float">
            <text:p>9.859514</text:p>
          </table:table-cell>
          <table:table-cell table:style-name="ce5" table:formula="of:=ABS([.F128])" office:value-type="float" office:value="9.85951395456596" calcext:value-type="float">
            <text:p>9.859514</text:p>
          </table:table-cell>
          <table:table-cell table:style-name="ce5" table:formula="of:=[.$B$1]*[.F128]" office:value-type="float" office:value="39.4380558182638" calcext:value-type="float">
            <text:p>39.438056</text:p>
          </table:table-cell>
          <table:table-cell table:style-name="ce5" table:formula="of:=[.I127]+([.F128]*[.B128])" office:value-type="float" office:value="19.776374469385" calcext:value-type="float">
            <text:p>19.776374</text:p>
          </table:table-cell>
          <table:table-cell table:style-name="ce5" table:formula="of:=[.I128]*[.$B$2]" office:value-type="float" office:value="200.708980814453" calcext:value-type="float">
            <text:p>200.708981</text:p>
          </table:table-cell>
          <table:table-cell table:style-name="ce5" table:formula="of:=([.F128]-[.F127])/[.B128]" office:value-type="float" office:value="-0.0160612058675724" calcext:value-type="float">
            <text:p>-0.016061</text:p>
          </table:table-cell>
          <table:table-cell table:style-name="ce5" table:formula="of:=[.K128]*[.$B$3]" office:value-type="float" office:value="-0.000160612058675724" calcext:value-type="float">
            <text:p>-0.000161</text:p>
          </table:table-cell>
          <table:table-cell table:style-name="ce5" table:formula="of:=[.H128]+[.J128]+[.L128]+[.$B$4]" office:value-type="float" office:value="1740.14687602066" calcext:value-type="float">
            <text:p>1740.146876</text:p>
          </table:table-cell>
          <table:table-cell table:style-name="ce5" table:formula="of:=[.M128]" office:value-type="float" office:value="1740.14687602066" calcext:value-type="float">
            <text:p>1740.146876</text:p>
          </table:table-cell>
          <table:table-cell table:style-name="ce5" table:formula="of:=IF([.N128]&gt;[.$B$6];[.$B$6];IF([.N128]&lt;[.$B$5];[.$B$5];[.N128]))" office:value-type="float" office:value="1740.14687602066" calcext:value-type="float">
            <text:p>1740.146876</text:p>
          </table:table-cell>
          <table:table-cell table:formula="of:=([.N128]-[.N127])/[.B128]" office:value-type="float" office:value="99.9996549287653" calcext:value-type="float">
            <text:p>99.9996549288</text:p>
          </table:table-cell>
          <table:table-cell table:formula="of:=[.$U$5]*[.T127]" office:value-type="float" office:value="1440.6560963859" calcext:value-type="float">
            <text:p>1440.6560963859</text:p>
          </table:table-cell>
          <table:table-cell table:formula="of:=([.$U$5]*[.U127]*[.$U$5])+[.$S$5]" office:value-type="float" office:value="1.43308183405113" calcext:value-type="float">
            <text:p>1.4330818341</text:p>
          </table:table-cell>
          <table:table-cell table:formula="of:=[.R128]/([.R128]+[.$Q$5])" office:value-type="float" office:value="0.588998616485093" calcext:value-type="float">
            <text:p>0.5889986165</text:p>
          </table:table-cell>
          <table:table-cell table:formula="of:=[.Q128]+[.S128]*((([.M128]*[.B128])+[.E128])-[.Q128])" office:value-type="float" office:value="1690.0964669757" calcext:value-type="float">
            <text:p>1690.0964669757</text:p>
          </table:table-cell>
          <table:table-cell table:formula="of:=(1-[.S128])*[.R128]" office:value-type="float" office:value="0.588998616485093" calcext:value-type="float">
            <text:p>0.5889986165</text:p>
          </table:table-cell>
          <table:table-cell table:formula="of:=[.E129]-[.T128]" office:value-type="float" office:value="10.0452970647823" calcext:value-type="float">
            <text:p>10.0452970648</text:p>
          </table:table-cell>
          <table:table-cell table:number-columns-repeated="100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table:formula="of:=[.C128]+[.B129]" office:value-type="float" office:value="12" calcext:value-type="float">
            <text:p>12</text:p>
          </table:table-cell>
          <table:table-cell office:value-type="float" office:value="1710" calcext:value-type="float">
            <text:p>1710</text:p>
          </table:table-cell>
          <table:table-cell table:style-name="ce5" table:formula="of:=[.E128]*0.8+[.N128]*0.2" office:value-type="float" office:value="1700.14176404048" calcext:value-type="float">
            <text:p>1700.141764</text:p>
          </table:table-cell>
          <table:table-cell table:style-name="ce5" table:formula="of:=[.D129]-[.E129]" office:value-type="float" office:value="9.85823595952115" calcext:value-type="float">
            <text:p>9.858236</text:p>
          </table:table-cell>
          <table:table-cell table:style-name="ce5" table:formula="of:=ABS([.F129])" office:value-type="float" office:value="9.85823595952115" calcext:value-type="float">
            <text:p>9.858236</text:p>
          </table:table-cell>
          <table:table-cell table:style-name="ce5" table:formula="of:=[.$B$1]*[.F129]" office:value-type="float" office:value="39.4329438380846" calcext:value-type="float">
            <text:p>39.432944</text:p>
          </table:table-cell>
          <table:table-cell table:style-name="ce5" table:formula="of:=[.I128]+([.F129]*[.B129])" office:value-type="float" office:value="20.7621980653372" calcext:value-type="float">
            <text:p>20.762198</text:p>
          </table:table-cell>
          <table:table-cell table:style-name="ce5" table:formula="of:=[.I129]*[.$B$2]" office:value-type="float" office:value="210.714032524648" calcext:value-type="float">
            <text:p>210.714033</text:p>
          </table:table-cell>
          <table:table-cell table:style-name="ce5" table:formula="of:=([.F129]-[.F128])/[.B129]" office:value-type="float" office:value="-0.0127799504480208" calcext:value-type="float">
            <text:p>-0.012780</text:p>
          </table:table-cell>
          <table:table-cell table:style-name="ce5" table:formula="of:=[.K129]*[.$B$3]" office:value-type="float" office:value="-0.000127799504480208" calcext:value-type="float">
            <text:p>-0.000128</text:p>
          </table:table-cell>
          <table:table-cell table:style-name="ce5" table:formula="of:=[.H129]+[.J129]+[.L129]+[.$B$4]" office:value-type="float" office:value="1750.14684856323" calcext:value-type="float">
            <text:p>1750.146849</text:p>
          </table:table-cell>
          <table:table-cell table:style-name="ce5" table:formula="of:=[.M129]" office:value-type="float" office:value="1750.14684856323" calcext:value-type="float">
            <text:p>1750.146849</text:p>
          </table:table-cell>
          <table:table-cell table:style-name="ce5" table:formula="of:=IF([.N129]&gt;[.$B$6];[.$B$6];IF([.N129]&lt;[.$B$5];[.$B$5];[.N129]))" office:value-type="float" office:value="1750.14684856323" calcext:value-type="float">
            <text:p>1750.146849</text:p>
          </table:table-cell>
          <table:table-cell table:formula="of:=([.N129]-[.N128])/[.B129]" office:value-type="float" office:value="99.999725425705" calcext:value-type="float">
            <text:p>99.9997254257</text:p>
          </table:table-cell>
          <table:table-cell table:formula="of:=[.$U$5]*[.T128]" office:value-type="float" office:value="1449.23675597777" calcext:value-type="float">
            <text:p>1449.2367559778</text:p>
          </table:table-cell>
          <table:table-cell table:formula="of:=([.$U$5]*[.U128]*[.$U$5])+[.$S$5]" office:value-type="float" office:value="1.43308183405113" calcext:value-type="float">
            <text:p>1.4330818341</text:p>
          </table:table-cell>
          <table:table-cell table:formula="of:=[.R129]/([.R129]+[.$Q$5])" office:value-type="float" office:value="0.588998616485093" calcext:value-type="float">
            <text:p>0.5889986165</text:p>
          </table:table-cell>
          <table:table-cell table:formula="of:=[.Q129]+[.S129]*((([.M129]*[.B129])+[.E129])-[.Q129])" office:value-type="float" office:value="1700.10286584083" calcext:value-type="float">
            <text:p>1700.1028658408</text:p>
          </table:table-cell>
          <table:table-cell table:formula="of:=(1-[.S129])*[.R129]" office:value-type="float" office:value="0.588998616485093" calcext:value-type="float">
            <text:p>0.5889986165</text:p>
          </table:table-cell>
          <table:table-cell table:formula="of:=[.E130]-[.T129]" office:value-type="float" office:value="10.0399151041943" calcext:value-type="float">
            <text:p>10.0399151042</text:p>
          </table:table-cell>
          <table:table-cell table:number-columns-repeated="100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" calcext:value-type="float">
            <text:p>0.1</text:p>
          </table:table-cell>
          <table:table-cell table:formula="of:=[.C129]+[.B130]" office:value-type="float" office:value="12.1" calcext:value-type="float">
            <text:p>12.1</text:p>
          </table:table-cell>
          <table:table-cell office:value-type="float" office:value="1720" calcext:value-type="float">
            <text:p>1720</text:p>
          </table:table-cell>
          <table:table-cell table:style-name="ce5" table:formula="of:=[.E129]*0.8+[.N129]*0.2" office:value-type="float" office:value="1710.14278094503" calcext:value-type="float">
            <text:p>1710.142781</text:p>
          </table:table-cell>
          <table:table-cell table:style-name="ce5" table:formula="of:=[.D130]-[.E130]" office:value-type="float" office:value="9.85721905497121" calcext:value-type="float">
            <text:p>9.857219</text:p>
          </table:table-cell>
          <table:table-cell table:style-name="ce5" table:formula="of:=ABS([.F130])" office:value-type="float" office:value="9.85721905497121" calcext:value-type="float">
            <text:p>9.857219</text:p>
          </table:table-cell>
          <table:table-cell table:style-name="ce5" table:formula="of:=[.$B$1]*[.F130]" office:value-type="float" office:value="39.4288762198848" calcext:value-type="float">
            <text:p>39.428876</text:p>
          </table:table-cell>
          <table:table-cell table:style-name="ce5" table:formula="of:=[.I129]+([.F130]*[.B130])" office:value-type="float" office:value="21.7479199708343" calcext:value-type="float">
            <text:p>21.747920</text:p>
          </table:table-cell>
          <table:table-cell table:style-name="ce5" table:formula="of:=[.I130]*[.$B$2]" office:value-type="float" office:value="220.718052185839" calcext:value-type="float">
            <text:p>220.718052</text:p>
          </table:table-cell>
          <table:table-cell table:style-name="ce5" table:formula="of:=([.F130]-[.F129])/[.B130]" office:value-type="float" office:value="-0.0101690454994241" calcext:value-type="float">
            <text:p>-0.010169</text:p>
          </table:table-cell>
          <table:table-cell table:style-name="ce5" table:formula="of:=[.K130]*[.$B$3]" office:value-type="float" office:value="-0.000101690454994241" calcext:value-type="float">
            <text:p>-0.000102</text:p>
          </table:table-cell>
          <table:table-cell table:style-name="ce5" table:formula="of:=[.H130]+[.J130]+[.L130]+[.$B$4]" office:value-type="float" office:value="1760.14682671527" calcext:value-type="float">
            <text:p>1760.146827</text:p>
          </table:table-cell>
          <table:table-cell table:style-name="ce5" table:formula="of:=[.M130]" office:value-type="float" office:value="1760.14682671527" calcext:value-type="float">
            <text:p>1760.146827</text:p>
          </table:table-cell>
          <table:table-cell table:style-name="ce5" table:formula="of:=IF([.N130]&gt;[.$B$6];[.$B$6];IF([.N130]&lt;[.$B$5];[.$B$5];[.N130]))" office:value-type="float" office:value="1760.14682671527" calcext:value-type="float">
            <text:p>1760.146827</text:p>
          </table:table-cell>
          <table:table-cell table:formula="of:=([.N130]-[.N129])/[.B130]" office:value-type="float" office:value="99.9997815204097" calcext:value-type="float">
            <text:p>99.9997815204</text:p>
          </table:table-cell>
          <table:table-cell table:formula="of:=[.$U$5]*[.T129]" office:value-type="float" office:value="1457.81711888231" calcext:value-type="float">
            <text:p>1457.8171188823</text:p>
          </table:table-cell>
          <table:table-cell table:formula="of:=([.$U$5]*[.U129]*[.$U$5])+[.$S$5]" office:value-type="float" office:value="1.43308183405113" calcext:value-type="float">
            <text:p>1.4330818341</text:p>
          </table:table-cell>
          <table:table-cell table:formula="of:=[.R130]/([.R130]+[.$Q$5])" office:value-type="float" office:value="0.588998616485093" calcext:value-type="float">
            <text:p>0.5889986165</text:p>
          </table:table-cell>
          <table:table-cell table:formula="of:=[.Q130]+[.S130]*((([.M130]*[.B130])+[.E130])-[.Q130])" office:value-type="float" office:value="1710.10898931553" calcext:value-type="float">
            <text:p>1710.1089893155</text:p>
          </table:table-cell>
          <table:table-cell table:formula="of:=(1-[.S130])*[.R130]" office:value-type="float" office:value="0.588998616485093" calcext:value-type="float">
            <text:p>0.5889986165</text:p>
          </table:table-cell>
          <table:table-cell table:formula="of:=[.E131]-[.T130]" office:value-type="float" office:value="10.0346007835494" calcext:value-type="float">
            <text:p>10.0346007835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.1</text:p>
          </table:table-cell>
          <table:table-cell table:formula="of:=[.C130]+[.B131]" office:value-type="float" office:value="12.2" calcext:value-type="float">
            <text:p>12.2</text:p>
          </table:table-cell>
          <table:table-cell office:value-type="float" office:value="1730" calcext:value-type="float">
            <text:p>1730</text:p>
          </table:table-cell>
          <table:table-cell table:style-name="ce5" table:formula="of:=[.E130]*0.8+[.N130]*0.2" office:value-type="float" office:value="1720.14359009908" calcext:value-type="float">
            <text:p>1720.143590</text:p>
          </table:table-cell>
          <table:table-cell table:style-name="ce5" table:formula="of:=[.D131]-[.E131]" office:value-type="float" office:value="9.85640990092315" calcext:value-type="float">
            <text:p>9.856410</text:p>
          </table:table-cell>
          <table:table-cell table:style-name="ce5" table:formula="of:=ABS([.F131])" office:value-type="float" office:value="9.85640990092315" calcext:value-type="float">
            <text:p>9.856410</text:p>
          </table:table-cell>
          <table:table-cell table:style-name="ce5" table:formula="of:=[.$B$1]*[.F131]" office:value-type="float" office:value="39.4256396036926" calcext:value-type="float">
            <text:p>39.425640</text:p>
          </table:table-cell>
          <table:table-cell table:style-name="ce5" table:formula="of:=[.I130]+([.F131]*[.B131])" office:value-type="float" office:value="22.7335609609266" calcext:value-type="float">
            <text:p>22.733561</text:p>
          </table:table-cell>
          <table:table-cell table:style-name="ce5" table:formula="of:=[.I131]*[.$B$2]" office:value-type="float" office:value="230.721250642494" calcext:value-type="float">
            <text:p>230.721251</text:p>
          </table:table-cell>
          <table:table-cell table:style-name="ce5" table:formula="of:=([.F131]-[.F130])/[.B131]" office:value-type="float" office:value="-0.00809154048056371" calcext:value-type="float">
            <text:p>-0.008092</text:p>
          </table:table-cell>
          <table:table-cell table:style-name="ce5" table:formula="of:=[.K131]*[.$B$3]" office:value-type="float" office:value="-0.0000809154048056371" calcext:value-type="float">
            <text:p>-0.000081</text:p>
          </table:table-cell>
          <table:table-cell table:style-name="ce5" table:formula="of:=[.H131]+[.J131]+[.L131]+[.$B$4]" office:value-type="float" office:value="1770.14680933078" calcext:value-type="float">
            <text:p>1770.146809</text:p>
          </table:table-cell>
          <table:table-cell table:style-name="ce5" table:formula="of:=[.M131]" office:value-type="float" office:value="1770.14680933078" calcext:value-type="float">
            <text:p>1770.146809</text:p>
          </table:table-cell>
          <table:table-cell table:style-name="ce5" table:formula="of:=IF([.N131]&gt;[.$B$6];[.$B$6];IF([.N131]&lt;[.$B$5];[.$B$5];[.N131]))" office:value-type="float" office:value="1770.14680933078" calcext:value-type="float">
            <text:p>1770.146809</text:p>
          </table:table-cell>
          <table:table-cell table:formula="of:=([.N131]-[.N130])/[.B131]" office:value-type="float" office:value="99.9998261551264" calcext:value-type="float">
            <text:p>99.9998261551</text:p>
          </table:table-cell>
          <table:table-cell table:formula="of:=[.$U$5]*[.T130]" office:value-type="float" office:value="1466.39724564296" calcext:value-type="float">
            <text:p>1466.397245643</text:p>
          </table:table-cell>
          <table:table-cell table:formula="of:=([.$U$5]*[.U130]*[.$U$5])+[.$S$5]" office:value-type="float" office:value="1.43308183405113" calcext:value-type="float">
            <text:p>1.4330818341</text:p>
          </table:table-cell>
          <table:table-cell table:formula="of:=[.R131]/([.R131]+[.$Q$5])" office:value-type="float" office:value="0.588998616485093" calcext:value-type="float">
            <text:p>0.5889986165</text:p>
          </table:table-cell>
          <table:table-cell table:formula="of:=[.Q131]+[.S131]*((([.M131]*[.B131])+[.E131])-[.Q131])" office:value-type="float" office:value="1720.11489363289" calcext:value-type="float">
            <text:p>1720.1148936329</text:p>
          </table:table-cell>
          <table:table-cell table:formula="of:=(1-[.S131])*[.R131]" office:value-type="float" office:value="0.588998616485093" calcext:value-type="float">
            <text:p>0.5889986165</text:p>
          </table:table-cell>
          <table:table-cell table:formula="of:=[.E132]-[.T131]" office:value-type="float" office:value="10.0293403125233" calcext:value-type="float">
            <text:p>10.0293403125</text:p>
          </table:table-cell>
          <table:table-cell table:number-columns-repeated="100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" calcext:value-type="float">
            <text:p>0.1</text:p>
          </table:table-cell>
          <table:table-cell table:formula="of:=[.C131]+[.B132]" office:value-type="float" office:value="12.3" calcext:value-type="float">
            <text:p>12.3</text:p>
          </table:table-cell>
          <table:table-cell office:value-type="float" office:value="1740" calcext:value-type="float">
            <text:p>1740</text:p>
          </table:table-cell>
          <table:table-cell table:style-name="ce5" table:formula="of:=[.E131]*0.8+[.N131]*0.2" office:value-type="float" office:value="1730.14423394542" calcext:value-type="float">
            <text:p>1730.144234</text:p>
          </table:table-cell>
          <table:table-cell table:style-name="ce5" table:formula="of:=[.D132]-[.E132]" office:value-type="float" office:value="9.85576605458209" calcext:value-type="float">
            <text:p>9.855766</text:p>
          </table:table-cell>
          <table:table-cell table:style-name="ce5" table:formula="of:=ABS([.F132])" office:value-type="float" office:value="9.85576605458209" calcext:value-type="float">
            <text:p>9.855766</text:p>
          </table:table-cell>
          <table:table-cell table:style-name="ce5" table:formula="of:=[.$B$1]*[.F132]" office:value-type="float" office:value="39.4230642183284" calcext:value-type="float">
            <text:p>39.423064</text:p>
          </table:table-cell>
          <table:table-cell table:style-name="ce5" table:formula="of:=[.I131]+([.F132]*[.B132])" office:value-type="float" office:value="23.7191375663848" calcext:value-type="float">
            <text:p>23.719138</text:p>
          </table:table-cell>
          <table:table-cell table:style-name="ce5" table:formula="of:=[.I132]*[.$B$2]" office:value-type="float" office:value="240.723795664197" calcext:value-type="float">
            <text:p>240.723796</text:p>
          </table:table-cell>
          <table:table-cell table:style-name="ce5" table:formula="of:=([.F132]-[.F131])/[.B132]" office:value-type="float" office:value="-0.00643846341063181" calcext:value-type="float">
            <text:p>-0.006438</text:p>
          </table:table-cell>
          <table:table-cell table:style-name="ce5" table:formula="of:=[.K132]*[.$B$3]" office:value-type="float" office:value="-0.0000643846341063181" calcext:value-type="float">
            <text:p>-0.000064</text:p>
          </table:table-cell>
          <table:table-cell table:style-name="ce5" table:formula="of:=[.H132]+[.J132]+[.L132]+[.$B$4]" office:value-type="float" office:value="1780.14679549789" calcext:value-type="float">
            <text:p>1780.146795</text:p>
          </table:table-cell>
          <table:table-cell table:style-name="ce5" table:formula="of:=[.M132]" office:value-type="float" office:value="1780.14679549789" calcext:value-type="float">
            <text:p>1780.146795</text:p>
          </table:table-cell>
          <table:table-cell table:style-name="ce5" table:formula="of:=IF([.N132]&gt;[.$B$6];[.$B$6];IF([.N132]&lt;[.$B$5];[.$B$5];[.N132]))" office:value-type="float" office:value="1780.14679549789" calcext:value-type="float">
            <text:p>1780.146795</text:p>
          </table:table-cell>
          <table:table-cell table:formula="of:=([.N132]-[.N131])/[.B132]" office:value-type="float" office:value="99.9998616710946" calcext:value-type="float">
            <text:p>99.9998616711</text:p>
          </table:table-cell>
          <table:table-cell table:formula="of:=[.$U$5]*[.T131]" office:value-type="float" office:value="1474.97718447892" calcext:value-type="float">
            <text:p>1474.9771844789</text:p>
          </table:table-cell>
          <table:table-cell table:formula="of:=([.$U$5]*[.U131]*[.$U$5])+[.$S$5]" office:value-type="float" office:value="1.43308183405113" calcext:value-type="float">
            <text:p>1.4330818341</text:p>
          </table:table-cell>
          <table:table-cell table:formula="of:=[.R132]/([.R132]+[.$Q$5])" office:value-type="float" office:value="0.588998616485093" calcext:value-type="float">
            <text:p>0.5889986165</text:p>
          </table:table-cell>
          <table:table-cell table:formula="of:=[.Q132]+[.S132]*((([.M132]*[.B132])+[.E132])-[.Q132])" office:value-type="float" office:value="1730.12062355613" calcext:value-type="float">
            <text:p>1730.1206235561</text:p>
          </table:table-cell>
          <table:table-cell table:formula="of:=(1-[.S132])*[.R132]" office:value-type="float" office:value="0.588998616485093" calcext:value-type="float">
            <text:p>0.5889986165</text:p>
          </table:table-cell>
          <table:table-cell table:formula="of:=[.E133]-[.T132]" office:value-type="float" office:value="10.02412269978" calcext:value-type="float">
            <text:p>10.0241226998</text:p>
          </table:table-cell>
          <table:table-cell table:number-columns-repeated="100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" calcext:value-type="float">
            <text:p>0.1</text:p>
          </table:table-cell>
          <table:table-cell table:formula="of:=[.C132]+[.B133]" office:value-type="float" office:value="12.4" calcext:value-type="float">
            <text:p>12.4</text:p>
          </table:table-cell>
          <table:table-cell office:value-type="float" office:value="1750" calcext:value-type="float">
            <text:p>1750</text:p>
          </table:table-cell>
          <table:table-cell table:style-name="ce5" table:formula="of:=[.E132]*0.8+[.N132]*0.2" office:value-type="float" office:value="1740.14474625591" calcext:value-type="float">
            <text:p>1740.144746</text:p>
          </table:table-cell>
          <table:table-cell table:style-name="ce5" table:formula="of:=[.D133]-[.E133]" office:value-type="float" office:value="9.85525374408735" calcext:value-type="float">
            <text:p>9.855254</text:p>
          </table:table-cell>
          <table:table-cell table:style-name="ce5" table:formula="of:=ABS([.F133])" office:value-type="float" office:value="9.85525374408735" calcext:value-type="float">
            <text:p>9.855254</text:p>
          </table:table-cell>
          <table:table-cell table:style-name="ce5" table:formula="of:=[.$B$1]*[.F133]" office:value-type="float" office:value="39.4210149763494" calcext:value-type="float">
            <text:p>39.421015</text:p>
          </table:table-cell>
          <table:table-cell table:style-name="ce5" table:formula="of:=[.I132]+([.F133]*[.B133])" office:value-type="float" office:value="24.7046629407935" calcext:value-type="float">
            <text:p>24.704663</text:p>
          </table:table-cell>
          <table:table-cell table:style-name="ce5" table:formula="of:=[.I133]*[.$B$2]" office:value-type="float" office:value="250.725820745719" calcext:value-type="float">
            <text:p>250.725821</text:p>
          </table:table-cell>
          <table:table-cell table:style-name="ce5" table:formula="of:=([.F133]-[.F132])/[.B133]" office:value-type="float" office:value="-0.00512310494741541" calcext:value-type="float">
            <text:p>-0.005123</text:p>
          </table:table-cell>
          <table:table-cell table:style-name="ce5" table:formula="of:=[.K133]*[.$B$3]" office:value-type="float" office:value="-0.0000512310494741541" calcext:value-type="float">
            <text:p>-0.000051</text:p>
          </table:table-cell>
          <table:table-cell table:style-name="ce5" table:formula="of:=[.H133]+[.J133]+[.L133]+[.$B$4]" office:value-type="float" office:value="1790.14678449102" calcext:value-type="float">
            <text:p>1790.146784</text:p>
          </table:table-cell>
          <table:table-cell table:style-name="ce5" table:formula="of:=[.M133]" office:value-type="float" office:value="1790.14678449102" calcext:value-type="float">
            <text:p>1790.146784</text:p>
          </table:table-cell>
          <table:table-cell table:style-name="ce5" table:formula="of:=IF([.N133]&gt;[.$B$6];[.$B$6];IF([.N133]&lt;[.$B$5];[.$B$5];[.N133]))" office:value-type="float" office:value="1790.14678449102" calcext:value-type="float">
            <text:p>1790.146784</text:p>
          </table:table-cell>
          <table:table-cell table:formula="of:=([.N133]-[.N132])/[.B133]" office:value-type="float" office:value="99.9998899312777" calcext:value-type="float">
            <text:p>99.9998899313</text:p>
          </table:table-cell>
          <table:table-cell table:formula="of:=[.$U$5]*[.T132]" office:value-type="float" office:value="1483.55697377408" calcext:value-type="float">
            <text:p>1483.5569737741</text:p>
          </table:table-cell>
          <table:table-cell table:formula="of:=([.$U$5]*[.U132]*[.$U$5])+[.$S$5]" office:value-type="float" office:value="1.43308183405113" calcext:value-type="float">
            <text:p>1.4330818341</text:p>
          </table:table-cell>
          <table:table-cell table:formula="of:=[.R133]/([.R133]+[.$Q$5])" office:value-type="float" office:value="0.588998616485093" calcext:value-type="float">
            <text:p>0.5889986165</text:p>
          </table:table-cell>
          <table:table-cell table:formula="of:=[.Q133]+[.S133]*((([.M133]*[.B133])+[.E133])-[.Q133])" office:value-type="float" office:value="1740.12621470991" calcext:value-type="float">
            <text:p>1740.1262147099</text:p>
          </table:table-cell>
          <table:table-cell table:formula="of:=(1-[.S133])*[.R133]" office:value-type="float" office:value="0.588998616485093" calcext:value-type="float">
            <text:p>0.5889986165</text:p>
          </table:table-cell>
          <table:table-cell table:formula="of:=[.E134]-[.T133]" office:value-type="float" office:value="10.0189391930194" calcext:value-type="float">
            <text:p>10.018939193</text:p>
          </table:table-cell>
          <table:table-cell table:number-columns-repeated="100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" calcext:value-type="float">
            <text:p>0.1</text:p>
          </table:table-cell>
          <table:table-cell table:formula="of:=[.C133]+[.B134]" office:value-type="float" office:value="12.5" calcext:value-type="float">
            <text:p>12.5</text:p>
          </table:table-cell>
          <table:table-cell office:value-type="float" office:value="1760" calcext:value-type="float">
            <text:p>1760</text:p>
          </table:table-cell>
          <table:table-cell table:style-name="ce5" table:formula="of:=[.E133]*0.8+[.N133]*0.2" office:value-type="float" office:value="1750.14515390293" calcext:value-type="float">
            <text:p>1750.145154</text:p>
          </table:table-cell>
          <table:table-cell table:style-name="ce5" table:formula="of:=[.D134]-[.E134]" office:value-type="float" office:value="9.854846097066" calcext:value-type="float">
            <text:p>9.854846</text:p>
          </table:table-cell>
          <table:table-cell table:style-name="ce5" table:formula="of:=ABS([.F134])" office:value-type="float" office:value="9.854846097066" calcext:value-type="float">
            <text:p>9.854846</text:p>
          </table:table-cell>
          <table:table-cell table:style-name="ce5" table:formula="of:=[.$B$1]*[.F134]" office:value-type="float" office:value="39.419384388264" calcext:value-type="float">
            <text:p>39.419384</text:p>
          </table:table-cell>
          <table:table-cell table:style-name="ce5" table:formula="of:=[.I133]+([.F134]*[.B134])" office:value-type="float" office:value="25.6901475505001" calcext:value-type="float">
            <text:p>25.690148</text:p>
          </table:table-cell>
          <table:table-cell table:style-name="ce5" table:formula="of:=[.I134]*[.$B$2]" office:value-type="float" office:value="260.727432109255" calcext:value-type="float">
            <text:p>260.727432</text:p>
          </table:table-cell>
          <table:table-cell table:style-name="ce5" table:formula="of:=([.F134]-[.F133])/[.B134]" office:value-type="float" office:value="-0.00407647021347657" calcext:value-type="float">
            <text:p>-0.004076</text:p>
          </table:table-cell>
          <table:table-cell table:style-name="ce5" table:formula="of:=[.K134]*[.$B$3]" office:value-type="float" office:value="-0.0000407647021347657" calcext:value-type="float">
            <text:p>-0.000041</text:p>
          </table:table-cell>
          <table:table-cell table:style-name="ce5" table:formula="of:=[.H134]+[.J134]+[.L134]+[.$B$4]" office:value-type="float" office:value="1800.14677573282" calcext:value-type="float">
            <text:p>1800.146776</text:p>
          </table:table-cell>
          <table:table-cell table:style-name="ce5" table:formula="of:=[.M134]" office:value-type="float" office:value="1800.14677573282" calcext:value-type="float">
            <text:p>1800.146776</text:p>
          </table:table-cell>
          <table:table-cell table:style-name="ce5" table:formula="of:=IF([.N134]&gt;[.$B$6];[.$B$6];IF([.N134]&lt;[.$B$5];[.$B$5];[.N134]))" office:value-type="float" office:value="1800.14677573282" calcext:value-type="float">
            <text:p>1800.146776</text:p>
          </table:table-cell>
          <table:table-cell table:formula="of:=([.N134]-[.N133])/[.B134]" office:value-type="float" office:value="99.9999124179772" calcext:value-type="float">
            <text:p>99.999912418</text:p>
          </table:table-cell>
          <table:table-cell table:formula="of:=[.$U$5]*[.T133]" office:value-type="float" office:value="1492.13664407615" calcext:value-type="float">
            <text:p>1492.1366440762</text:p>
          </table:table-cell>
          <table:table-cell table:formula="of:=([.$U$5]*[.U133]*[.$U$5])+[.$S$5]" office:value-type="float" office:value="1.43308183405113" calcext:value-type="float">
            <text:p>1.4330818341</text:p>
          </table:table-cell>
          <table:table-cell table:formula="of:=[.R134]/([.R134]+[.$Q$5])" office:value-type="float" office:value="0.588998616485093" calcext:value-type="float">
            <text:p>0.5889986165</text:p>
          </table:table-cell>
          <table:table-cell table:formula="of:=[.Q134]+[.S134]*((([.M134]*[.B134])+[.E134])-[.Q134])" office:value-type="float" office:value="1750.13169544318" calcext:value-type="float">
            <text:p>1750.1316954432</text:p>
          </table:table-cell>
          <table:table-cell table:formula="of:=(1-[.S134])*[.R134]" office:value-type="float" office:value="0.588998616485093" calcext:value-type="float">
            <text:p>0.5889986165</text:p>
          </table:table-cell>
          <table:table-cell table:formula="of:=[.E135]-[.T134]" office:value-type="float" office:value="10.0137828257325" calcext:value-type="float">
            <text:p>10.0137828257</text:p>
          </table:table-cell>
          <table:table-cell table:number-columns-repeated="100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" calcext:value-type="float">
            <text:p>0.1</text:p>
          </table:table-cell>
          <table:table-cell table:formula="of:=[.C134]+[.B135]" office:value-type="float" office:value="12.6" calcext:value-type="float">
            <text:p>12.6</text:p>
          </table:table-cell>
          <table:table-cell office:value-type="float" office:value="1770" calcext:value-type="float">
            <text:p>1770</text:p>
          </table:table-cell>
          <table:table-cell table:style-name="ce5" table:formula="of:=[.E134]*0.8+[.N134]*0.2" office:value-type="float" office:value="1760.14547826891" calcext:value-type="float">
            <text:p>1760.145478</text:p>
          </table:table-cell>
          <table:table-cell table:style-name="ce5" table:formula="of:=[.D135]-[.E135]" office:value-type="float" office:value="9.85452173108934" calcext:value-type="float">
            <text:p>9.854522</text:p>
          </table:table-cell>
          <table:table-cell table:style-name="ce5" table:formula="of:=ABS([.F135])" office:value-type="float" office:value="9.85452173108934" calcext:value-type="float">
            <text:p>9.854522</text:p>
          </table:table-cell>
          <table:table-cell table:style-name="ce5" table:formula="of:=[.$B$1]*[.F135]" office:value-type="float" office:value="39.4180869243573" calcext:value-type="float">
            <text:p>39.418087</text:p>
          </table:table-cell>
          <table:table-cell table:style-name="ce5" table:formula="of:=[.I134]+([.F135]*[.B135])" office:value-type="float" office:value="26.6755997236091" calcext:value-type="float">
            <text:p>26.675600</text:p>
          </table:table-cell>
          <table:table-cell table:style-name="ce5" table:formula="of:=[.I135]*[.$B$2]" office:value-type="float" office:value="270.728714276129" calcext:value-type="float">
            <text:p>270.728714</text:p>
          </table:table-cell>
          <table:table-cell table:style-name="ce5" table:formula="of:=([.F135]-[.F134])/[.B135]" office:value-type="float" office:value="-0.00324365976666741" calcext:value-type="float">
            <text:p>-0.003244</text:p>
          </table:table-cell>
          <table:table-cell table:style-name="ce5" table:formula="of:=[.K135]*[.$B$3]" office:value-type="float" office:value="-0.0000324365976666741" calcext:value-type="float">
            <text:p>-0.000032</text:p>
          </table:table-cell>
          <table:table-cell table:style-name="ce5" table:formula="of:=[.H135]+[.J135]+[.L135]+[.$B$4]" office:value-type="float" office:value="1810.14676876389" calcext:value-type="float">
            <text:p>1810.146769</text:p>
          </table:table-cell>
          <table:table-cell table:style-name="ce5" table:formula="of:=[.M135]" office:value-type="float" office:value="1810.14676876389" calcext:value-type="float">
            <text:p>1810.146769</text:p>
          </table:table-cell>
          <table:table-cell table:style-name="ce5" table:formula="of:=IF([.N135]&gt;[.$B$6];[.$B$6];IF([.N135]&lt;[.$B$5];[.$B$5];[.N135]))" office:value-type="float" office:value="1810.14676876389" calcext:value-type="float">
            <text:p>1810.146769</text:p>
          </table:table-cell>
          <table:table-cell table:formula="of:=([.N135]-[.N134])/[.B135]" office:value-type="float" office:value="99.9999303107165" calcext:value-type="float">
            <text:p>99.9999303107</text:p>
          </table:table-cell>
          <table:table-cell table:formula="of:=[.$U$5]*[.T134]" office:value-type="float" office:value="1500.71621969399" calcext:value-type="float">
            <text:p>1500.716219694</text:p>
          </table:table-cell>
          <table:table-cell table:formula="of:=([.$U$5]*[.U134]*[.$U$5])+[.$S$5]" office:value-type="float" office:value="1.43308183405113" calcext:value-type="float">
            <text:p>1.4330818341</text:p>
          </table:table-cell>
          <table:table-cell table:formula="of:=[.R135]/([.R135]+[.$Q$5])" office:value-type="float" office:value="0.588998616485093" calcext:value-type="float">
            <text:p>0.5889986165</text:p>
          </table:table-cell>
          <table:table-cell table:formula="of:=[.Q135]+[.S135]*((([.M135]*[.B135])+[.E135])-[.Q135])" office:value-type="float" office:value="1760.13708831406" calcext:value-type="float">
            <text:p>1760.1370883141</text:p>
          </table:table-cell>
          <table:table-cell table:formula="of:=(1-[.S135])*[.R135]" office:value-type="float" office:value="0.588998616485093" calcext:value-type="float">
            <text:p>0.5889986165</text:p>
          </table:table-cell>
          <table:table-cell table:formula="of:=[.E136]-[.T135]" office:value-type="float" office:value="10.0086480538439" calcext:value-type="float">
            <text:p>10.0086480538</text:p>
          </table:table-cell>
          <table:table-cell table:number-columns-repeated="100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table:formula="of:=[.C135]+[.B136]" office:value-type="float" office:value="12.7" calcext:value-type="float">
            <text:p>12.7</text:p>
          </table:table-cell>
          <table:table-cell office:value-type="float" office:value="1780" calcext:value-type="float">
            <text:p>1780</text:p>
          </table:table-cell>
          <table:table-cell table:style-name="ce5" table:formula="of:=[.E135]*0.8+[.N135]*0.2" office:value-type="float" office:value="1770.14573636791" calcext:value-type="float">
            <text:p>1770.145736</text:p>
          </table:table-cell>
          <table:table-cell table:style-name="ce5" table:formula="of:=[.D136]-[.E136]" office:value-type="float" office:value="9.85426363209353" calcext:value-type="float">
            <text:p>9.854264</text:p>
          </table:table-cell>
          <table:table-cell table:style-name="ce5" table:formula="of:=ABS([.F136])" office:value-type="float" office:value="9.85426363209353" calcext:value-type="float">
            <text:p>9.854264</text:p>
          </table:table-cell>
          <table:table-cell table:style-name="ce5" table:formula="of:=[.$B$1]*[.F136]" office:value-type="float" office:value="39.4170545283741" calcext:value-type="float">
            <text:p>39.417055</text:p>
          </table:table-cell>
          <table:table-cell table:style-name="ce5" table:formula="of:=[.I135]+([.F136]*[.B136])" office:value-type="float" office:value="27.6610260868184" calcext:value-type="float">
            <text:p>27.661026</text:p>
          </table:table-cell>
          <table:table-cell table:style-name="ce5" table:formula="of:=[.I136]*[.$B$2]" office:value-type="float" office:value="280.729734500216" calcext:value-type="float">
            <text:p>280.729735</text:p>
          </table:table-cell>
          <table:table-cell table:style-name="ce5" table:formula="of:=([.F136]-[.F135])/[.B136]" office:value-type="float" office:value="-0.00258098995800538" calcext:value-type="float">
            <text:p>-0.002581</text:p>
          </table:table-cell>
          <table:table-cell table:style-name="ce5" table:formula="of:=[.K136]*[.$B$3]" office:value-type="float" office:value="-0.0000258098995800537" calcext:value-type="float">
            <text:p>-0.000026</text:p>
          </table:table-cell>
          <table:table-cell table:style-name="ce5" table:formula="of:=[.H136]+[.J136]+[.L136]+[.$B$4]" office:value-type="float" office:value="1820.14676321869" calcext:value-type="float">
            <text:p>1820.146763</text:p>
          </table:table-cell>
          <table:table-cell table:style-name="ce5" table:formula="of:=[.M136]" office:value-type="float" office:value="1820.14676321869" calcext:value-type="float">
            <text:p>1820.146763</text:p>
          </table:table-cell>
          <table:table-cell table:style-name="ce5" table:formula="of:=IF([.N136]&gt;[.$B$6];[.$B$6];IF([.N136]&lt;[.$B$5];[.$B$5];[.N136]))" office:value-type="float" office:value="1820.14676321869" calcext:value-type="float">
            <text:p>1820.146763</text:p>
          </table:table-cell>
          <table:table-cell table:formula="of:=([.N136]-[.N135])/[.B136]" office:value-type="float" office:value="99.9999445480216" calcext:value-type="float">
            <text:p>99.999944548</text:p>
          </table:table-cell>
          <table:table-cell table:formula="of:=[.$U$5]*[.T135]" office:value-type="float" office:value="1509.29571997094" calcext:value-type="float">
            <text:p>1509.2957199709</text:p>
          </table:table-cell>
          <table:table-cell table:formula="of:=([.$U$5]*[.U135]*[.$U$5])+[.$S$5]" office:value-type="float" office:value="1.43308183405113" calcext:value-type="float">
            <text:p>1.4330818341</text:p>
          </table:table-cell>
          <table:table-cell table:formula="of:=[.R136]/([.R136]+[.$Q$5])" office:value-type="float" office:value="0.588998616485093" calcext:value-type="float">
            <text:p>0.5889986165</text:p>
          </table:table-cell>
          <table:table-cell table:formula="of:=[.Q136]+[.S136]*((([.M136]*[.B136])+[.E136])-[.Q136])" office:value-type="float" office:value="1770.14241127243" calcext:value-type="float">
            <text:p>1770.1424112724</text:p>
          </table:table-cell>
          <table:table-cell table:formula="of:=(1-[.S136])*[.R136]" office:value-type="float" office:value="0.588998616485093" calcext:value-type="float">
            <text:p>0.5889986165</text:p>
          </table:table-cell>
          <table:table-cell table:formula="of:=[.E137]-[.T136]" office:value-type="float" office:value="10.0035304656335" calcext:value-type="float">
            <text:p>10.0035304656</text:p>
          </table:table-cell>
          <table:table-cell table:number-columns-repeated="100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  <table:table-cell table:formula="of:=[.C136]+[.B137]" office:value-type="float" office:value="12.8" calcext:value-type="float">
            <text:p>12.8</text:p>
          </table:table-cell>
          <table:table-cell office:value-type="float" office:value="1790" calcext:value-type="float">
            <text:p>1790</text:p>
          </table:table-cell>
          <table:table-cell table:style-name="ce5" table:formula="of:=[.E136]*0.8+[.N136]*0.2" office:value-type="float" office:value="1780.14594173806" calcext:value-type="float">
            <text:p>1780.145942</text:p>
          </table:table-cell>
          <table:table-cell table:style-name="ce5" table:formula="of:=[.D137]-[.E137]" office:value-type="float" office:value="9.85405826193664" calcext:value-type="float">
            <text:p>9.854058</text:p>
          </table:table-cell>
          <table:table-cell table:style-name="ce5" table:formula="of:=ABS([.F137])" office:value-type="float" office:value="9.85405826193664" calcext:value-type="float">
            <text:p>9.854058</text:p>
          </table:table-cell>
          <table:table-cell table:style-name="ce5" table:formula="of:=[.$B$1]*[.F137]" office:value-type="float" office:value="39.4162330477466" calcext:value-type="float">
            <text:p>39.416233</text:p>
          </table:table-cell>
          <table:table-cell table:style-name="ce5" table:formula="of:=[.I136]+([.F137]*[.B137])" office:value-type="float" office:value="28.6464319130121" calcext:value-type="float">
            <text:p>28.646432</text:p>
          </table:table-cell>
          <table:table-cell table:style-name="ce5" table:formula="of:=[.I137]*[.$B$2]" office:value-type="float" office:value="290.73054629563" calcext:value-type="float">
            <text:p>290.730546</text:p>
          </table:table-cell>
          <table:table-cell table:style-name="ce5" table:formula="of:=([.F137]-[.F136])/[.B137]" office:value-type="float" office:value="-0.00205370156891149" calcext:value-type="float">
            <text:p>-0.002054</text:p>
          </table:table-cell>
          <table:table-cell table:style-name="ce5" table:formula="of:=[.K137]*[.$B$3]" office:value-type="float" office:value="-0.0000205370156891149" calcext:value-type="float">
            <text:p>-0.000021</text:p>
          </table:table-cell>
          <table:table-cell table:style-name="ce5" table:formula="of:=[.H137]+[.J137]+[.L137]+[.$B$4]" office:value-type="float" office:value="1830.14675880636" calcext:value-type="float">
            <text:p>1830.146759</text:p>
          </table:table-cell>
          <table:table-cell table:style-name="ce5" table:formula="of:=[.M137]" office:value-type="float" office:value="1830.14675880636" calcext:value-type="float">
            <text:p>1830.146759</text:p>
          </table:table-cell>
          <table:table-cell table:style-name="ce5" table:formula="of:=IF([.N137]&gt;[.$B$6];[.$B$6];IF([.N137]&lt;[.$B$5];[.$B$5];[.N137]))" office:value-type="float" office:value="1830.14675880636" calcext:value-type="float">
            <text:p>1830.146759</text:p>
          </table:table-cell>
          <table:table-cell table:formula="of:=([.N137]-[.N136])/[.B137]" office:value-type="float" office:value="99.9999558767036" calcext:value-type="float">
            <text:p>99.9999558767</text:p>
          </table:table-cell>
          <table:table-cell table:formula="of:=[.$U$5]*[.T136]" office:value-type="float" office:value="1517.87516029877" calcext:value-type="float">
            <text:p>1517.8751602988</text:p>
          </table:table-cell>
          <table:table-cell table:formula="of:=([.$U$5]*[.U136]*[.$U$5])+[.$S$5]" office:value-type="float" office:value="1.43308183405113" calcext:value-type="float">
            <text:p>1.4330818341</text:p>
          </table:table-cell>
          <table:table-cell table:formula="of:=[.R137]/([.R137]+[.$Q$5])" office:value-type="float" office:value="0.588998616485093" calcext:value-type="float">
            <text:p>0.5889986165</text:p>
          </table:table-cell>
          <table:table-cell table:formula="of:=[.Q137]+[.S137]*((([.M137]*[.B137])+[.E137])-[.Q137])" office:value-type="float" office:value="1780.14767860114" calcext:value-type="float">
            <text:p>1780.1476786011</text:p>
          </table:table-cell>
          <table:table-cell table:formula="of:=(1-[.S137])*[.R137]" office:value-type="float" office:value="0.588998616485093" calcext:value-type="float">
            <text:p>0.5889986165</text:p>
          </table:table-cell>
          <table:table-cell table:formula="of:=[.E138]-[.T137]" office:value-type="float" office:value="9.99842655058274" calcext:value-type="float">
            <text:p>9.9984265506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.1</text:p>
          </table:table-cell>
          <table:table-cell table:formula="of:=[.C137]+[.B138]" office:value-type="float" office:value="12.9" calcext:value-type="float">
            <text:p>12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37]*0.8+[.N137]*0.2" office:value-type="float" office:value="1790.14610515172" calcext:value-type="float">
            <text:p>1790.146105</text:p>
          </table:table-cell>
          <table:table-cell table:style-name="ce5" table:formula="of:=[.D138]-[.E138]" office:value-type="float" office:value="9.85389484827692" calcext:value-type="float">
            <text:p>9.853895</text:p>
          </table:table-cell>
          <table:table-cell table:style-name="ce5" table:formula="of:=ABS([.F138])" office:value-type="float" office:value="9.85389484827692" calcext:value-type="float">
            <text:p>9.853895</text:p>
          </table:table-cell>
          <table:table-cell table:style-name="ce5" table:formula="of:=[.$B$1]*[.F138]" office:value-type="float" office:value="39.4155793931077" calcext:value-type="float">
            <text:p>39.415579</text:p>
          </table:table-cell>
          <table:table-cell table:style-name="ce5" table:formula="of:=[.I137]+([.F138]*[.B138])" office:value-type="float" office:value="29.6318213978398" calcext:value-type="float">
            <text:p>29.631821</text:p>
          </table:table-cell>
          <table:table-cell table:style-name="ce5" table:formula="of:=[.I138]*[.$B$2]" office:value-type="float" office:value="300.731192243714" calcext:value-type="float">
            <text:p>300.731192</text:p>
          </table:table-cell>
          <table:table-cell table:style-name="ce5" table:formula="of:=([.F138]-[.F137])/[.B138]" office:value-type="float" office:value="-0.00163413659720391" calcext:value-type="float">
            <text:p>-0.001634</text:p>
          </table:table-cell>
          <table:table-cell table:style-name="ce5" table:formula="of:=[.K138]*[.$B$3]" office:value-type="float" office:value="-0.0000163413659720391" calcext:value-type="float">
            <text:p>-0.000016</text:p>
          </table:table-cell>
          <table:table-cell table:style-name="ce5" table:formula="of:=[.H138]+[.J138]+[.L138]+[.$B$4]" office:value-type="float" office:value="1840.14675529546" calcext:value-type="float">
            <text:p>1840.146755</text:p>
          </table:table-cell>
          <table:table-cell table:style-name="ce5" table:formula="of:=[.M138]" office:value-type="float" office:value="1840.14675529546" calcext:value-type="float">
            <text:p>1840.146755</text:p>
          </table:table-cell>
          <table:table-cell table:style-name="ce5" table:formula="of:=IF([.N138]&gt;[.$B$6];[.$B$6];IF([.N138]&lt;[.$B$5];[.$B$5];[.N138]))" office:value-type="float" office:value="1840.14675529546" calcext:value-type="float">
            <text:p>1840.146755</text:p>
          </table:table-cell>
          <table:table-cell table:formula="of:=([.N138]-[.N137])/[.B138]" office:value-type="float" office:value="99.9999648909466" calcext:value-type="float">
            <text:p>99.9999648909</text:p>
          </table:table-cell>
          <table:table-cell table:formula="of:=[.$U$5]*[.T137]" office:value-type="float" office:value="1526.45455292486" calcext:value-type="float">
            <text:p>1526.4545529249</text:p>
          </table:table-cell>
          <table:table-cell table:formula="of:=([.$U$5]*[.U137]*[.$U$5])+[.$S$5]" office:value-type="float" office:value="1.43308183405113" calcext:value-type="float">
            <text:p>1.4330818341</text:p>
          </table:table-cell>
          <table:table-cell table:formula="of:=[.R138]/([.R138]+[.$Q$5])" office:value-type="float" office:value="0.588998616485093" calcext:value-type="float">
            <text:p>0.5889986165</text:p>
          </table:table-cell>
          <table:table-cell table:formula="of:=[.Q138]+[.S138]*((([.M138]*[.B138])+[.E138])-[.Q138])" office:value-type="float" office:value="1790.15290166514" calcext:value-type="float">
            <text:p>1790.1529016652</text:p>
          </table:table-cell>
          <table:table-cell table:formula="of:=(1-[.S138])*[.R138]" office:value-type="float" office:value="0.588998616485093" calcext:value-type="float">
            <text:p>0.5889986165</text:p>
          </table:table-cell>
          <table:table-cell table:formula="of:=[.E139]-[.T138]" office:value-type="float" office:value="9.9933335153255" calcext:value-type="float">
            <text:p>9.9933335153</text:p>
          </table:table-cell>
          <table:table-cell table:number-columns-repeated="100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" calcext:value-type="float">
            <text:p>0.1</text:p>
          </table:table-cell>
          <table:table-cell table:formula="of:=[.C138]+[.B139]"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38]*0.8+[.N138]*0.2" office:value-type="float" office:value="1800.14623518047" calcext:value-type="float">
            <text:p>1800.146235</text:p>
          </table:table-cell>
          <table:table-cell table:style-name="ce5" table:formula="of:=[.D139]-[.E139]" office:value-type="float" office:value="-0.146235180469603" calcext:value-type="float">
            <text:p>-0.146235</text:p>
          </table:table-cell>
          <table:table-cell table:style-name="ce5" table:formula="of:=ABS([.F139])" office:value-type="float" office:value="0.146235180469603" calcext:value-type="float">
            <text:p>0.146235</text:p>
          </table:table-cell>
          <table:table-cell table:style-name="ce5" table:formula="of:=[.$B$1]*[.F139]" office:value-type="float" office:value="-0.584940721878411" calcext:value-type="float">
            <text:p>-0.584941</text:p>
          </table:table-cell>
          <table:table-cell table:style-name="ce5" table:formula="of:=[.I138]+([.F139]*[.B139])" office:value-type="float" office:value="29.6171978797928" calcext:value-type="float">
            <text:p>29.617198</text:p>
          </table:table-cell>
          <table:table-cell table:style-name="ce5" table:formula="of:=[.I139]*[.$B$2]" office:value-type="float" office:value="300.582779226572" calcext:value-type="float">
            <text:p>300.582779</text:p>
          </table:table-cell>
          <table:table-cell table:style-name="ce5" table:formula="of:=([.F139]-[.F138])/[.B139]" office:value-type="float" office:value="-100.001300287465" calcext:value-type="float">
            <text:p>-100.001300</text:p>
          </table:table-cell>
          <table:table-cell table:style-name="ce5" table:formula="of:=[.K139]*[.$B$3]" office:value-type="float" office:value="-1.00001300287465" calcext:value-type="float">
            <text:p>-1.000013</text:p>
          </table:table-cell>
          <table:table-cell table:style-name="ce5" table:formula="of:=[.H139]+[.J139]+[.L139]+[.$B$4]" office:value-type="float" office:value="1798.99782550182" calcext:value-type="float">
            <text:p>1798.997826</text:p>
          </table:table-cell>
          <table:table-cell table:style-name="ce5" table:formula="of:=[.M139]" office:value-type="float" office:value="1798.99782550182" calcext:value-type="float">
            <text:p>1798.997826</text:p>
          </table:table-cell>
          <table:table-cell table:style-name="ce5" table:formula="of:=IF([.N139]&gt;[.$B$6];[.$B$6];IF([.N139]&lt;[.$B$5];[.$B$5];[.N139]))" office:value-type="float" office:value="1798.99782550182" calcext:value-type="float">
            <text:p>1798.997826</text:p>
          </table:table-cell>
          <table:table-cell table:formula="of:=([.N139]-[.N138])/[.B139]" office:value-type="float" office:value="-411.489297936364" calcext:value-type="float">
            <text:p>-411.4892979364</text:p>
          </table:table-cell>
          <table:table-cell table:formula="of:=[.$U$5]*[.T138]" office:value-type="float" office:value="1535.03390759451" calcext:value-type="float">
            <text:p>1535.0339075945</text:p>
          </table:table-cell>
          <table:table-cell table:formula="of:=([.$U$5]*[.U138]*[.$U$5])+[.$S$5]" office:value-type="float" office:value="1.43308183405113" calcext:value-type="float">
            <text:p>1.4330818341</text:p>
          </table:table-cell>
          <table:table-cell table:formula="of:=[.R139]/([.R139]+[.$Q$5])" office:value-type="float" office:value="0.588998616485093" calcext:value-type="float">
            <text:p>0.5889986165</text:p>
          </table:table-cell>
          <table:table-cell table:formula="of:=[.Q139]+[.S139]*((([.M139]*[.B139])+[.E139])-[.Q139])" office:value-type="float" office:value="1797.14542478381" calcext:value-type="float">
            <text:p>1797.1454247838</text:p>
          </table:table-cell>
          <table:table-cell table:formula="of:=(1-[.S139])*[.R139]" office:value-type="float" office:value="0.588998616485093" calcext:value-type="float">
            <text:p>0.5889986165</text:p>
          </table:table-cell>
          <table:table-cell table:formula="of:=[.E140]-[.T139]" office:value-type="float" office:value="2.77112846092996" calcext:value-type="float">
            <text:p>2.7711284609</text:p>
          </table:table-cell>
          <table:table-cell table:number-columns-repeated="100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" calcext:value-type="float">
            <text:p>0.1</text:p>
          </table:table-cell>
          <table:table-cell table:formula="of:=[.C139]+[.B140]" office:value-type="float" office:value="13.1" calcext:value-type="float">
            <text:p>13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39]*0.8+[.N139]*0.2" office:value-type="float" office:value="1799.91655324474" calcext:value-type="float">
            <text:p>1799.916553</text:p>
          </table:table-cell>
          <table:table-cell table:style-name="ce5" table:formula="of:=[.D140]-[.E140]" office:value-type="float" office:value="0.083446755260411" calcext:value-type="float">
            <text:p>0.083447</text:p>
          </table:table-cell>
          <table:table-cell table:style-name="ce5" table:formula="of:=ABS([.F140])" office:value-type="float" office:value="0.083446755260411" calcext:value-type="float">
            <text:p>0.083447</text:p>
          </table:table-cell>
          <table:table-cell table:style-name="ce5" table:formula="of:=[.$B$1]*[.F140]" office:value-type="float" office:value="0.333787021041644" calcext:value-type="float">
            <text:p>0.333787</text:p>
          </table:table-cell>
          <table:table-cell table:style-name="ce5" table:formula="of:=[.I139]+([.F140]*[.B140])" office:value-type="float" office:value="29.6255425553189" calcext:value-type="float">
            <text:p>29.625543</text:p>
          </table:table-cell>
          <table:table-cell table:style-name="ce5" table:formula="of:=[.I140]*[.$B$2]" office:value-type="float" office:value="300.667468729325" calcext:value-type="float">
            <text:p>300.667469</text:p>
          </table:table-cell>
          <table:table-cell table:style-name="ce5" table:formula="of:=([.F140]-[.F139])/[.B140]" office:value-type="float" office:value="2.29681935730014" calcext:value-type="float">
            <text:p>2.296819</text:p>
          </table:table-cell>
          <table:table-cell table:style-name="ce5" table:formula="of:=[.K140]*[.$B$3]" office:value-type="float" office:value="0.0229681935730014" calcext:value-type="float">
            <text:p>0.022968</text:p>
          </table:table-cell>
          <table:table-cell table:style-name="ce5" table:formula="of:=[.H140]+[.J140]+[.L140]+[.$B$4]" office:value-type="float" office:value="1801.02422394394" calcext:value-type="float">
            <text:p>1801.024224</text:p>
          </table:table-cell>
          <table:table-cell table:style-name="ce5" table:formula="of:=[.M140]" office:value-type="float" office:value="1801.02422394394" calcext:value-type="float">
            <text:p>1801.024224</text:p>
          </table:table-cell>
          <table:table-cell table:style-name="ce5" table:formula="of:=IF([.N140]&gt;[.$B$6];[.$B$6];IF([.N140]&lt;[.$B$5];[.$B$5];[.N140]))" office:value-type="float" office:value="1801.02422394394" calcext:value-type="float">
            <text:p>1801.024224</text:p>
          </table:table-cell>
          <table:table-cell table:formula="of:=([.N140]-[.N139])/[.B140]" office:value-type="float" office:value="20.2639844212013" calcext:value-type="float">
            <text:p>20.2639844212</text:p>
          </table:table-cell>
          <table:table-cell table:formula="of:=[.$U$5]*[.T139]" office:value-type="float" office:value="1541.02990943145" calcext:value-type="float">
            <text:p>1541.0299094315</text:p>
          </table:table-cell>
          <table:table-cell table:formula="of:=([.$U$5]*[.U139]*[.$U$5])+[.$S$5]" office:value-type="float" office:value="1.43308183405113" calcext:value-type="float">
            <text:p>1.4330818341</text:p>
          </table:table-cell>
          <table:table-cell table:formula="of:=[.R140]/([.R140]+[.$Q$5])" office:value-type="float" office:value="0.588998616485093" calcext:value-type="float">
            <text:p>0.5889986165</text:p>
          </table:table-cell>
          <table:table-cell table:formula="of:=[.Q140]+[.S140]*((([.M140]*[.B140])+[.E140])-[.Q140])" office:value-type="float" office:value="1799.59386207986" calcext:value-type="float">
            <text:p>1799.5938620799</text:p>
          </table:table-cell>
          <table:table-cell table:formula="of:=(1-[.S140])*[.R140]" office:value-type="float" office:value="0.588998616485093" calcext:value-type="float">
            <text:p>0.5889986165</text:p>
          </table:table-cell>
          <table:table-cell table:formula="of:=[.E141]-[.T140]" office:value-type="float" office:value="0.544225304720158" calcext:value-type="float">
            <text:p>0.5442253047</text:p>
          </table:table-cell>
          <table:table-cell table:number-columns-repeated="100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" calcext:value-type="float">
            <text:p>0.1</text:p>
          </table:table-cell>
          <table:table-cell table:formula="of:=[.C140]+[.B141]" office:value-type="float" office:value="13.2" calcext:value-type="float">
            <text:p>13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0]*0.8+[.N140]*0.2" office:value-type="float" office:value="1800.13808738458" calcext:value-type="float">
            <text:p>1800.138087</text:p>
          </table:table-cell>
          <table:table-cell table:style-name="ce5" table:formula="of:=[.D141]-[.E141]" office:value-type="float" office:value="-0.138087384579649" calcext:value-type="float">
            <text:p>-0.138087</text:p>
          </table:table-cell>
          <table:table-cell table:style-name="ce5" table:formula="of:=ABS([.F141])" office:value-type="float" office:value="0.138087384579649" calcext:value-type="float">
            <text:p>0.138087</text:p>
          </table:table-cell>
          <table:table-cell table:style-name="ce5" table:formula="of:=[.$B$1]*[.F141]" office:value-type="float" office:value="-0.552349538318595" calcext:value-type="float">
            <text:p>-0.552350</text:p>
          </table:table-cell>
          <table:table-cell table:style-name="ce5" table:formula="of:=[.I140]+([.F141]*[.B141])" office:value-type="float" office:value="29.6117338168609" calcext:value-type="float">
            <text:p>29.611734</text:p>
          </table:table-cell>
          <table:table-cell table:style-name="ce5" table:formula="of:=[.I141]*[.$B$2]" office:value-type="float" office:value="300.527324850753" calcext:value-type="float">
            <text:p>300.527325</text:p>
          </table:table-cell>
          <table:table-cell table:style-name="ce5" table:formula="of:=([.F141]-[.F140])/[.B141]" office:value-type="float" office:value="-2.2153413984006" calcext:value-type="float">
            <text:p>-2.215341</text:p>
          </table:table-cell>
          <table:table-cell table:style-name="ce5" table:formula="of:=[.K141]*[.$B$3]" office:value-type="float" office:value="-0.022153413984006" calcext:value-type="float">
            <text:p>-0.022153</text:p>
          </table:table-cell>
          <table:table-cell table:style-name="ce5" table:formula="of:=[.H141]+[.J141]+[.L141]+[.$B$4]" office:value-type="float" office:value="1799.95282189845" calcext:value-type="float">
            <text:p>1799.952822</text:p>
          </table:table-cell>
          <table:table-cell table:style-name="ce5" table:formula="of:=[.M141]" office:value-type="float" office:value="1799.95282189845" calcext:value-type="float">
            <text:p>1799.952822</text:p>
          </table:table-cell>
          <table:table-cell table:style-name="ce5" table:formula="of:=IF([.N141]&gt;[.$B$6];[.$B$6];IF([.N141]&lt;[.$B$5];[.$B$5];[.N141]))" office:value-type="float" office:value="1799.95282189845" calcext:value-type="float">
            <text:p>1799.952822</text:p>
          </table:table-cell>
          <table:table-cell table:formula="of:=([.N141]-[.N140])/[.B141]" office:value-type="float" office:value="-10.7140204548932" calcext:value-type="float">
            <text:p>-10.7140204549</text:p>
          </table:table-cell>
          <table:table-cell table:formula="of:=[.$U$5]*[.T140]" office:value-type="float" office:value="1543.12941404168" calcext:value-type="float">
            <text:p>1543.1294140417</text:p>
          </table:table-cell>
          <table:table-cell table:formula="of:=([.$U$5]*[.U140]*[.$U$5])+[.$S$5]" office:value-type="float" office:value="1.43308183405113" calcext:value-type="float">
            <text:p>1.4330818341</text:p>
          </table:table-cell>
          <table:table-cell table:formula="of:=[.R141]/([.R141]+[.$Q$5])" office:value-type="float" office:value="0.588998616485093" calcext:value-type="float">
            <text:p>0.5889986165</text:p>
          </table:table-cell>
          <table:table-cell table:formula="of:=[.Q141]+[.S141]*((([.M141]*[.B141])+[.E141])-[.Q141])" office:value-type="float" office:value="1800.52413924898" calcext:value-type="float">
            <text:p>1800.524139249</text:p>
          </table:table-cell>
          <table:table-cell table:formula="of:=(1-[.S141])*[.R141]" office:value-type="float" office:value="0.588998616485093" calcext:value-type="float">
            <text:p>0.5889986165</text:p>
          </table:table-cell>
          <table:table-cell table:formula="of:=[.E142]-[.T141]" office:value-type="float" office:value="-0.42310496162554" calcext:value-type="float">
            <text:p>-0.4231049616</text:p>
          </table:table-cell>
          <table:table-cell table:number-columns-repeated="100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" calcext:value-type="float">
            <text:p>0.1</text:p>
          </table:table-cell>
          <table:table-cell table:formula="of:=[.C141]+[.B142]" office:value-type="float" office:value="13.3" calcext:value-type="float">
            <text:p>13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1]*0.8+[.N141]*0.2" office:value-type="float" office:value="1800.10103428735" calcext:value-type="float">
            <text:p>1800.101034</text:p>
          </table:table-cell>
          <table:table-cell table:style-name="ce5" table:formula="of:=[.D142]-[.E142]" office:value-type="float" office:value="-0.101034287353741" calcext:value-type="float">
            <text:p>-0.101034</text:p>
          </table:table-cell>
          <table:table-cell table:style-name="ce5" table:formula="of:=ABS([.F142])" office:value-type="float" office:value="0.101034287353741" calcext:value-type="float">
            <text:p>0.101034</text:p>
          </table:table-cell>
          <table:table-cell table:style-name="ce5" table:formula="of:=[.$B$1]*[.F142]" office:value-type="float" office:value="-0.404137149414964" calcext:value-type="float">
            <text:p>-0.404137</text:p>
          </table:table-cell>
          <table:table-cell table:style-name="ce5" table:formula="of:=[.I141]+([.F142]*[.B142])" office:value-type="float" office:value="29.6016303881255" calcext:value-type="float">
            <text:p>29.601630</text:p>
          </table:table-cell>
          <table:table-cell table:style-name="ce5" table:formula="of:=[.I142]*[.$B$2]" office:value-type="float" office:value="300.424785890068" calcext:value-type="float">
            <text:p>300.424786</text:p>
          </table:table-cell>
          <table:table-cell table:style-name="ce5" table:formula="of:=([.F142]-[.F141])/[.B142]" office:value-type="float" office:value="0.370530972259075" calcext:value-type="float">
            <text:p>0.370531</text:p>
          </table:table-cell>
          <table:table-cell table:style-name="ce5" table:formula="of:=[.K142]*[.$B$3]" office:value-type="float" office:value="0.00370530972259075" calcext:value-type="float">
            <text:p>0.003705</text:p>
          </table:table-cell>
          <table:table-cell table:style-name="ce5" table:formula="of:=[.H142]+[.J142]+[.L142]+[.$B$4]" office:value-type="float" office:value="1800.02435405038" calcext:value-type="float">
            <text:p>1800.024354</text:p>
          </table:table-cell>
          <table:table-cell table:style-name="ce5" table:formula="of:=[.M142]" office:value-type="float" office:value="1800.02435405038" calcext:value-type="float">
            <text:p>1800.024354</text:p>
          </table:table-cell>
          <table:table-cell table:style-name="ce5" table:formula="of:=IF([.N142]&gt;[.$B$6];[.$B$6];IF([.N142]&lt;[.$B$5];[.$B$5];[.N142]))" office:value-type="float" office:value="1800.02435405038" calcext:value-type="float">
            <text:p>1800.024354</text:p>
          </table:table-cell>
          <table:table-cell table:formula="of:=([.N142]-[.N141])/[.B142]" office:value-type="float" office:value="0.715321519253394" calcext:value-type="float">
            <text:p>0.7153215193</text:p>
          </table:table-cell>
          <table:table-cell table:formula="of:=[.$U$5]*[.T141]" office:value-type="float" office:value="1543.92711517477" calcext:value-type="float">
            <text:p>1543.9271151748</text:p>
          </table:table-cell>
          <table:table-cell table:formula="of:=([.$U$5]*[.U141]*[.$U$5])+[.$S$5]" office:value-type="float" office:value="1.43308183405113" calcext:value-type="float">
            <text:p>1.4330818341</text:p>
          </table:table-cell>
          <table:table-cell table:formula="of:=[.R142]/([.R142]+[.$Q$5])" office:value-type="float" office:value="0.588998616485093" calcext:value-type="float">
            <text:p>0.5889986165</text:p>
          </table:table-cell>
          <table:table-cell table:formula="of:=[.Q142]+[.S142]*((([.M142]*[.B142])+[.E142])-[.Q142])" office:value-type="float" office:value="1800.83438452916" calcext:value-type="float">
            <text:p>1800.8343845292</text:p>
          </table:table-cell>
          <table:table-cell table:formula="of:=(1-[.S142])*[.R142]" office:value-type="float" office:value="0.588998616485093" calcext:value-type="float">
            <text:p>0.5889986165</text:p>
          </table:table-cell>
          <table:table-cell table:formula="of:=[.E143]-[.T142]" office:value-type="float" office:value="-0.748686289200805" calcext:value-type="float">
            <text:p>-0.7486862892</text:p>
          </table:table-cell>
          <table:table-cell table:number-columns-repeated="100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" calcext:value-type="float">
            <text:p>0.1</text:p>
          </table:table-cell>
          <table:table-cell table:formula="of:=[.C142]+[.B143]" office:value-type="float" office:value="13.4" calcext:value-type="float">
            <text:p>13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2]*0.8+[.N142]*0.2" office:value-type="float" office:value="1800.08569823996" calcext:value-type="float">
            <text:p>1800.085698</text:p>
          </table:table-cell>
          <table:table-cell table:style-name="ce5" table:formula="of:=[.D143]-[.E143]" office:value-type="float" office:value="-0.0856982399582193" calcext:value-type="float">
            <text:p>-0.085698</text:p>
          </table:table-cell>
          <table:table-cell table:style-name="ce5" table:formula="of:=ABS([.F143])" office:value-type="float" office:value="0.0856982399582193" calcext:value-type="float">
            <text:p>0.085698</text:p>
          </table:table-cell>
          <table:table-cell table:style-name="ce5" table:formula="of:=[.$B$1]*[.F143]" office:value-type="float" office:value="-0.342792959832877" calcext:value-type="float">
            <text:p>-0.342793</text:p>
          </table:table-cell>
          <table:table-cell table:style-name="ce5" table:formula="of:=[.I142]+([.F143]*[.B143])" office:value-type="float" office:value="29.5930605641297" calcext:value-type="float">
            <text:p>29.593061</text:p>
          </table:table-cell>
          <table:table-cell table:style-name="ce5" table:formula="of:=[.I143]*[.$B$2]" office:value-type="float" office:value="300.337811371931" calcext:value-type="float">
            <text:p>300.337811</text:p>
          </table:table-cell>
          <table:table-cell table:style-name="ce5" table:formula="of:=([.F143]-[.F142])/[.B143]" office:value-type="float" office:value="0.153360473955217" calcext:value-type="float">
            <text:p>0.153360</text:p>
          </table:table-cell>
          <table:table-cell table:style-name="ce5" table:formula="of:=[.K143]*[.$B$3]" office:value-type="float" office:value="0.00153360473955217" calcext:value-type="float">
            <text:p>0.001534</text:p>
          </table:table-cell>
          <table:table-cell table:style-name="ce5" table:formula="of:=[.H143]+[.J143]+[.L143]+[.$B$4]" office:value-type="float" office:value="1799.99655201684" calcext:value-type="float">
            <text:p>1799.996552</text:p>
          </table:table-cell>
          <table:table-cell table:style-name="ce5" table:formula="of:=[.M143]" office:value-type="float" office:value="1799.99655201684" calcext:value-type="float">
            <text:p>1799.996552</text:p>
          </table:table-cell>
          <table:table-cell table:style-name="ce5" table:formula="of:=IF([.N143]&gt;[.$B$6];[.$B$6];IF([.N143]&lt;[.$B$5];[.$B$5];[.N143]))" office:value-type="float" office:value="1799.99655201684" calcext:value-type="float">
            <text:p>1799.996552</text:p>
          </table:table-cell>
          <table:table-cell table:formula="of:=([.N143]-[.N142])/[.B143]" office:value-type="float" office:value="-0.278020335374549" calcext:value-type="float">
            <text:p>-0.2780203354</text:p>
          </table:table-cell>
          <table:table-cell table:formula="of:=[.$U$5]*[.T142]" office:value-type="float" office:value="1544.19314665415" calcext:value-type="float">
            <text:p>1544.1931466542</text:p>
          </table:table-cell>
          <table:table-cell table:formula="of:=([.$U$5]*[.U142]*[.$U$5])+[.$S$5]" office:value-type="float" office:value="1.43308183405113" calcext:value-type="float">
            <text:p>1.4330818341</text:p>
          </table:table-cell>
          <table:table-cell table:formula="of:=[.R143]/([.R143]+[.$Q$5])" office:value-type="float" office:value="0.588998616485093" calcext:value-type="float">
            <text:p>0.5889986165</text:p>
          </table:table-cell>
          <table:table-cell table:formula="of:=[.Q143]+[.S143]*((([.M143]*[.B143])+[.E143])-[.Q143])" office:value-type="float" office:value="1800.93305338862" calcext:value-type="float">
            <text:p>1800.9330533886</text:p>
          </table:table-cell>
          <table:table-cell table:formula="of:=(1-[.S143])*[.R143]" office:value-type="float" office:value="0.588998616485093" calcext:value-type="float">
            <text:p>0.5889986165</text:p>
          </table:table-cell>
          <table:table-cell table:formula="of:=[.E144]-[.T143]" office:value-type="float" office:value="-0.865184393281425" calcext:value-type="float">
            <text:p>-0.8651843933</text:p>
          </table:table-cell>
          <table:table-cell table:number-columns-repeated="100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table:formula="of:=[.C143]+[.B144]" office:value-type="float" office:value="13.5" calcext:value-type="float">
            <text:p>13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3]*0.8+[.N143]*0.2" office:value-type="float" office:value="1800.06786899533" calcext:value-type="float">
            <text:p>1800.067869</text:p>
          </table:table-cell>
          <table:table-cell table:style-name="ce5" table:formula="of:=[.D144]-[.E144]" office:value-type="float" office:value="-0.0678689953342655" calcext:value-type="float">
            <text:p>-0.067869</text:p>
          </table:table-cell>
          <table:table-cell table:style-name="ce5" table:formula="of:=ABS([.F144])" office:value-type="float" office:value="0.0678689953342655" calcext:value-type="float">
            <text:p>0.067869</text:p>
          </table:table-cell>
          <table:table-cell table:style-name="ce5" table:formula="of:=[.$B$1]*[.F144]" office:value-type="float" office:value="-0.271475981337062" calcext:value-type="float">
            <text:p>-0.271476</text:p>
          </table:table-cell>
          <table:table-cell table:style-name="ce5" table:formula="of:=[.I143]+([.F144]*[.B144])" office:value-type="float" office:value="29.5862736645963" calcext:value-type="float">
            <text:p>29.586274</text:p>
          </table:table-cell>
          <table:table-cell table:style-name="ce5" table:formula="of:=[.I144]*[.$B$2]" office:value-type="float" office:value="300.26893162401" calcext:value-type="float">
            <text:p>300.268932</text:p>
          </table:table-cell>
          <table:table-cell table:style-name="ce5" table:formula="of:=([.F144]-[.F143])/[.B144]" office:value-type="float" office:value="0.178292446239539" calcext:value-type="float">
            <text:p>0.178292</text:p>
          </table:table-cell>
          <table:table-cell table:style-name="ce5" table:formula="of:=[.K144]*[.$B$3]" office:value-type="float" office:value="0.00178292446239539" calcext:value-type="float">
            <text:p>0.001783</text:p>
          </table:table-cell>
          <table:table-cell table:style-name="ce5" table:formula="of:=[.H144]+[.J144]+[.L144]+[.$B$4]" office:value-type="float" office:value="1799.99923856714" calcext:value-type="float">
            <text:p>1799.999239</text:p>
          </table:table-cell>
          <table:table-cell table:style-name="ce5" table:formula="of:=[.M144]" office:value-type="float" office:value="1799.99923856714" calcext:value-type="float">
            <text:p>1799.999239</text:p>
          </table:table-cell>
          <table:table-cell table:style-name="ce5" table:formula="of:=IF([.N144]&gt;[.$B$6];[.$B$6];IF([.N144]&lt;[.$B$5];[.$B$5];[.N144]))" office:value-type="float" office:value="1799.99923856714" calcext:value-type="float">
            <text:p>1799.999239</text:p>
          </table:table-cell>
          <table:table-cell table:formula="of:=([.N144]-[.N143])/[.B144]" office:value-type="float" office:value="0.0268655029753972" calcext:value-type="float">
            <text:p>0.026865503</text:p>
          </table:table-cell>
          <table:table-cell table:formula="of:=[.$U$5]*[.T143]" office:value-type="float" office:value="1544.27775397721" calcext:value-type="float">
            <text:p>1544.2777539772</text:p>
          </table:table-cell>
          <table:table-cell table:formula="of:=([.$U$5]*[.U143]*[.$U$5])+[.$S$5]" office:value-type="float" office:value="1.43308183405113" calcext:value-type="float">
            <text:p>1.4330818341</text:p>
          </table:table-cell>
          <table:table-cell table:formula="of:=[.R144]/([.R144]+[.$Q$5])" office:value-type="float" office:value="0.588998616485093" calcext:value-type="float">
            <text:p>0.5889986165</text:p>
          </table:table-cell>
          <table:table-cell table:formula="of:=[.Q144]+[.S144]*((([.M144]*[.B144])+[.E144])-[.Q144])" office:value-type="float" office:value="1800.95748395248" calcext:value-type="float">
            <text:p>1800.9574839525</text:p>
          </table:table-cell>
          <table:table-cell table:formula="of:=(1-[.S144])*[.R144]" office:value-type="float" office:value="0.588998616485093" calcext:value-type="float">
            <text:p>0.5889986165</text:p>
          </table:table-cell>
          <table:table-cell table:formula="of:=[.E145]-[.T144]" office:value-type="float" office:value="-0.903341042781676" calcext:value-type="float">
            <text:p>-0.9033410428</text:p>
          </table:table-cell>
          <table:table-cell table:number-columns-repeated="100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" calcext:value-type="float">
            <text:p>0.1</text:p>
          </table:table-cell>
          <table:table-cell table:formula="of:=[.C144]+[.B145]" office:value-type="float" office:value="13.6" calcext:value-type="float">
            <text:p>13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4]*0.8+[.N144]*0.2" office:value-type="float" office:value="1800.05414290969" calcext:value-type="float">
            <text:p>1800.054143</text:p>
          </table:table-cell>
          <table:table-cell table:style-name="ce5" table:formula="of:=[.D145]-[.E145]" office:value-type="float" office:value="-0.0541429096945194" calcext:value-type="float">
            <text:p>-0.054143</text:p>
          </table:table-cell>
          <table:table-cell table:style-name="ce5" table:formula="of:=ABS([.F145])" office:value-type="float" office:value="0.0541429096945194" calcext:value-type="float">
            <text:p>0.054143</text:p>
          </table:table-cell>
          <table:table-cell table:style-name="ce5" table:formula="of:=[.$B$1]*[.F145]" office:value-type="float" office:value="-0.216571638778078" calcext:value-type="float">
            <text:p>-0.216572</text:p>
          </table:table-cell>
          <table:table-cell table:style-name="ce5" table:formula="of:=[.I144]+([.F145]*[.B145])" office:value-type="float" office:value="29.5808593736268" calcext:value-type="float">
            <text:p>29.580859</text:p>
          </table:table-cell>
          <table:table-cell table:style-name="ce5" table:formula="of:=[.I145]*[.$B$2]" office:value-type="float" office:value="300.213982380204" calcext:value-type="float">
            <text:p>300.213982</text:p>
          </table:table-cell>
          <table:table-cell table:style-name="ce5" table:formula="of:=([.F145]-[.F144])/[.B145]" office:value-type="float" office:value="0.137260856397461" calcext:value-type="float">
            <text:p>0.137261</text:p>
          </table:table-cell>
          <table:table-cell table:style-name="ce5" table:formula="of:=[.K145]*[.$B$3]" office:value-type="float" office:value="0.00137260856397461" calcext:value-type="float">
            <text:p>0.001373</text:p>
          </table:table-cell>
          <table:table-cell table:style-name="ce5" table:formula="of:=[.H145]+[.J145]+[.L145]+[.$B$4]" office:value-type="float" office:value="1799.99878334999" calcext:value-type="float">
            <text:p>1799.998783</text:p>
          </table:table-cell>
          <table:table-cell table:style-name="ce5" table:formula="of:=[.M145]" office:value-type="float" office:value="1799.99878334999" calcext:value-type="float">
            <text:p>1799.998783</text:p>
          </table:table-cell>
          <table:table-cell table:style-name="ce5" table:formula="of:=IF([.N145]&gt;[.$B$6];[.$B$6];IF([.N145]&lt;[.$B$5];[.$B$5];[.N145]))" office:value-type="float" office:value="1799.99878334999" calcext:value-type="float">
            <text:p>1799.998783</text:p>
          </table:table-cell>
          <table:table-cell table:formula="of:=([.N145]-[.N144])/[.B145]" office:value-type="float" office:value="-0.00455217144917697" calcext:value-type="float">
            <text:p>-0.0045521714</text:p>
          </table:table-cell>
          <table:table-cell table:formula="of:=[.$U$5]*[.T144]" office:value-type="float" office:value="1544.29870288268" calcext:value-type="float">
            <text:p>1544.2987028827</text:p>
          </table:table-cell>
          <table:table-cell table:formula="of:=([.$U$5]*[.U144]*[.$U$5])+[.$S$5]" office:value-type="float" office:value="1.43308183405113" calcext:value-type="float">
            <text:p>1.4330818341</text:p>
          </table:table-cell>
          <table:table-cell table:formula="of:=[.R145]/([.R145]+[.$Q$5])" office:value-type="float" office:value="0.588998616485093" calcext:value-type="float">
            <text:p>0.5889986165</text:p>
          </table:table-cell>
          <table:table-cell table:formula="of:=[.Q145]+[.S145]*((([.M145]*[.B145])+[.E145])-[.Q145])" office:value-type="float" office:value="1800.95798252393" calcext:value-type="float">
            <text:p>1800.9579825239</text:p>
          </table:table-cell>
          <table:table-cell table:formula="of:=(1-[.S145])*[.R145]" office:value-type="float" office:value="0.588998616485093" calcext:value-type="float">
            <text:p>0.5889986165</text:p>
          </table:table-cell>
          <table:table-cell table:formula="of:=[.E146]-[.T145]" office:value-type="float" office:value="-0.914911526173682" calcext:value-type="float">
            <text:p>-0.9149115262</text:p>
          </table:table-cell>
          <table:table-cell table:number-columns-repeated="100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" calcext:value-type="float">
            <text:p>0.1</text:p>
          </table:table-cell>
          <table:table-cell table:formula="of:=[.C145]+[.B146]" office:value-type="float" office:value="13.7" calcext:value-type="float">
            <text:p>13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5]*0.8+[.N145]*0.2" office:value-type="float" office:value="1800.04307099775" calcext:value-type="float">
            <text:p>1800.043071</text:p>
          </table:table-cell>
          <table:table-cell table:style-name="ce5" table:formula="of:=[.D146]-[.E146]" office:value-type="float" office:value="-0.0430709977538299" calcext:value-type="float">
            <text:p>-0.043071</text:p>
          </table:table-cell>
          <table:table-cell table:style-name="ce5" table:formula="of:=ABS([.F146])" office:value-type="float" office:value="0.0430709977538299" calcext:value-type="float">
            <text:p>0.043071</text:p>
          </table:table-cell>
          <table:table-cell table:style-name="ce5" table:formula="of:=[.$B$1]*[.F146]" office:value-type="float" office:value="-0.17228399101532" calcext:value-type="float">
            <text:p>-0.172284</text:p>
          </table:table-cell>
          <table:table-cell table:style-name="ce5" table:formula="of:=[.I145]+([.F146]*[.B146])" office:value-type="float" office:value="29.5765522738514" calcext:value-type="float">
            <text:p>29.576552</text:p>
          </table:table-cell>
          <table:table-cell table:style-name="ce5" table:formula="of:=[.I146]*[.$B$2]" office:value-type="float" office:value="300.170269939002" calcext:value-type="float">
            <text:p>300.170270</text:p>
          </table:table-cell>
          <table:table-cell table:style-name="ce5" table:formula="of:=([.F146]-[.F145])/[.B146]" office:value-type="float" office:value="0.110719119406895" calcext:value-type="float">
            <text:p>0.110719</text:p>
          </table:table-cell>
          <table:table-cell table:style-name="ce5" table:formula="of:=[.K146]*[.$B$3]" office:value-type="float" office:value="0.00110719119406895" calcext:value-type="float">
            <text:p>0.001107</text:p>
          </table:table-cell>
          <table:table-cell table:style-name="ce5" table:formula="of:=[.H146]+[.J146]+[.L146]+[.$B$4]" office:value-type="float" office:value="1799.99909313918" calcext:value-type="float">
            <text:p>1799.999093</text:p>
          </table:table-cell>
          <table:table-cell table:style-name="ce5" table:formula="of:=[.M146]" office:value-type="float" office:value="1799.99909313918" calcext:value-type="float">
            <text:p>1799.999093</text:p>
          </table:table-cell>
          <table:table-cell table:style-name="ce5" table:formula="of:=IF([.N146]&gt;[.$B$6];[.$B$6];IF([.N146]&lt;[.$B$5];[.$B$5];[.N146]))" office:value-type="float" office:value="1799.99909313918" calcext:value-type="float">
            <text:p>1799.999093</text:p>
          </table:table-cell>
          <table:table-cell table:formula="of:=([.N146]-[.N145])/[.B146]" office:value-type="float" office:value="0.00309789190623633" calcext:value-type="float">
            <text:p>0.0030978919</text:p>
          </table:table-cell>
          <table:table-cell table:formula="of:=[.$U$5]*[.T145]" office:value-type="float" office:value="1544.29913040152" calcext:value-type="float">
            <text:p>1544.2991304015</text:p>
          </table:table-cell>
          <table:table-cell table:formula="of:=([.$U$5]*[.U145]*[.$U$5])+[.$S$5]" office:value-type="float" office:value="1.43308183405113" calcext:value-type="float">
            <text:p>1.4330818341</text:p>
          </table:table-cell>
          <table:table-cell table:formula="of:=[.R146]/([.R146]+[.$Q$5])" office:value-type="float" office:value="0.588998616485093" calcext:value-type="float">
            <text:p>0.5889986165</text:p>
          </table:table-cell>
          <table:table-cell table:formula="of:=[.Q146]+[.S146]*((([.M146]*[.B146])+[.E146])-[.Q146])" office:value-type="float" office:value="1800.95165514049" calcext:value-type="float">
            <text:p>1800.9516551405</text:p>
          </table:table-cell>
          <table:table-cell table:formula="of:=(1-[.S146])*[.R146]" office:value-type="float" office:value="0.588998616485093" calcext:value-type="float">
            <text:p>0.5889986165</text:p>
          </table:table-cell>
          <table:table-cell table:formula="of:=[.E147]-[.T146]" office:value-type="float" office:value="-0.91737971444627" calcext:value-type="float">
            <text:p>-0.9173797144</text:p>
          </table:table-cell>
          <table:table-cell table:number-columns-repeated="100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C146]+[.B147]" office:value-type="float" office:value="13.8" calcext:value-type="float">
            <text:p>13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6]*0.8+[.N146]*0.2" office:value-type="float" office:value="1800.03427542604" calcext:value-type="float">
            <text:p>1800.034275</text:p>
          </table:table-cell>
          <table:table-cell table:style-name="ce5" table:formula="of:=[.D147]-[.E147]" office:value-type="float" office:value="-0.0342754260393576" calcext:value-type="float">
            <text:p>-0.034275</text:p>
          </table:table-cell>
          <table:table-cell table:style-name="ce5" table:formula="of:=ABS([.F147])" office:value-type="float" office:value="0.0342754260393576" calcext:value-type="float">
            <text:p>0.034275</text:p>
          </table:table-cell>
          <table:table-cell table:style-name="ce5" table:formula="of:=[.$B$1]*[.F147]" office:value-type="float" office:value="-0.137101704157431" calcext:value-type="float">
            <text:p>-0.137102</text:p>
          </table:table-cell>
          <table:table-cell table:style-name="ce5" table:formula="of:=[.I146]+([.F147]*[.B147])" office:value-type="float" office:value="29.5731247312475" calcext:value-type="float">
            <text:p>29.573125</text:p>
          </table:table-cell>
          <table:table-cell table:style-name="ce5" table:formula="of:=[.I147]*[.$B$2]" office:value-type="float" office:value="300.135484059325" calcext:value-type="float">
            <text:p>300.135484</text:p>
          </table:table-cell>
          <table:table-cell table:style-name="ce5" table:formula="of:=([.F147]-[.F146])/[.B147]" office:value-type="float" office:value="0.0879557171447232" calcext:value-type="float">
            <text:p>0.087956</text:p>
          </table:table-cell>
          <table:table-cell table:style-name="ce5" table:formula="of:=[.K147]*[.$B$3]" office:value-type="float" office:value="0.000879557171447232" calcext:value-type="float">
            <text:p>0.000880</text:p>
          </table:table-cell>
          <table:table-cell table:style-name="ce5" table:formula="of:=[.H147]+[.J147]+[.L147]+[.$B$4]" office:value-type="float" office:value="1799.99926191234" calcext:value-type="float">
            <text:p>1799.999262</text:p>
          </table:table-cell>
          <table:table-cell table:style-name="ce5" table:formula="of:=[.M147]" office:value-type="float" office:value="1799.99926191234" calcext:value-type="float">
            <text:p>1799.999262</text:p>
          </table:table-cell>
          <table:table-cell table:style-name="ce5" table:formula="of:=IF([.N147]&gt;[.$B$6];[.$B$6];IF([.N147]&lt;[.$B$5];[.$B$5];[.N147]))" office:value-type="float" office:value="1799.99926191234" calcext:value-type="float">
            <text:p>1799.999262</text:p>
          </table:table-cell>
          <table:table-cell table:formula="of:=([.N147]-[.N146])/[.B147]" office:value-type="float" office:value="0.00168773158520708" calcext:value-type="float">
            <text:p>0.0016877316</text:p>
          </table:table-cell>
          <table:table-cell table:formula="of:=[.$U$5]*[.T146]" office:value-type="float" office:value="1544.2937047487" calcext:value-type="float">
            <text:p>1544.2937047487</text:p>
          </table:table-cell>
          <table:table-cell table:formula="of:=([.$U$5]*[.U146]*[.$U$5])+[.$S$5]" office:value-type="float" office:value="1.43308183405113" calcext:value-type="float">
            <text:p>1.4330818341</text:p>
          </table:table-cell>
          <table:table-cell table:formula="of:=[.R147]/([.R147]+[.$Q$5])" office:value-type="float" office:value="0.588998616485093" calcext:value-type="float">
            <text:p>0.5889986165</text:p>
          </table:table-cell>
          <table:table-cell table:formula="of:=[.Q147]+[.S147]*((([.M147]*[.B147])+[.E147])-[.Q147])" office:value-type="float" office:value="1800.94425455082" calcext:value-type="float">
            <text:p>1800.9442545508</text:p>
          </table:table-cell>
          <table:table-cell table:formula="of:=(1-[.S147])*[.R147]" office:value-type="float" office:value="0.588998616485093" calcext:value-type="float">
            <text:p>0.5889986165</text:p>
          </table:table-cell>
          <table:table-cell table:formula="of:=[.E148]-[.T147]" office:value-type="float" office:value="-0.916981827517475" calcext:value-type="float">
            <text:p>-0.9169818275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" calcext:value-type="float">
            <text:p>0.1</text:p>
          </table:table-cell>
          <table:table-cell table:formula="of:=[.C147]+[.B148]" office:value-type="float" office:value="13.9" calcext:value-type="float">
            <text:p>13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7]*0.8+[.N147]*0.2" office:value-type="float" office:value="1800.0272727233" calcext:value-type="float">
            <text:p>1800.027273</text:p>
          </table:table-cell>
          <table:table-cell table:style-name="ce5" table:formula="of:=[.D148]-[.E148]" office:value-type="float" office:value="-0.0272727232995749" calcext:value-type="float">
            <text:p>-0.027273</text:p>
          </table:table-cell>
          <table:table-cell table:style-name="ce5" table:formula="of:=ABS([.F148])" office:value-type="float" office:value="0.0272727232995749" calcext:value-type="float">
            <text:p>0.027273</text:p>
          </table:table-cell>
          <table:table-cell table:style-name="ce5" table:formula="of:=[.$B$1]*[.F148]" office:value-type="float" office:value="-0.109090893198299" calcext:value-type="float">
            <text:p>-0.109091</text:p>
          </table:table-cell>
          <table:table-cell table:style-name="ce5" table:formula="of:=[.I147]+([.F148]*[.B148])" office:value-type="float" office:value="29.5703974589175" calcext:value-type="float">
            <text:p>29.570397</text:p>
          </table:table-cell>
          <table:table-cell table:style-name="ce5" table:formula="of:=[.I148]*[.$B$2]" office:value-type="float" office:value="300.10780517154" calcext:value-type="float">
            <text:p>300.107805</text:p>
          </table:table-cell>
          <table:table-cell table:style-name="ce5" table:formula="of:=([.F148]-[.F147])/[.B148]" office:value-type="float" office:value="0.0700270273978276" calcext:value-type="float">
            <text:p>0.070027</text:p>
          </table:table-cell>
          <table:table-cell table:style-name="ce5" table:formula="of:=[.K148]*[.$B$3]" office:value-type="float" office:value="0.000700270273978276" calcext:value-type="float">
            <text:p>0.000700</text:p>
          </table:table-cell>
          <table:table-cell table:style-name="ce5" table:formula="of:=[.H148]+[.J148]+[.L148]+[.$B$4]" office:value-type="float" office:value="1799.99941454862" calcext:value-type="float">
            <text:p>1799.999415</text:p>
          </table:table-cell>
          <table:table-cell table:style-name="ce5" table:formula="of:=[.M148]" office:value-type="float" office:value="1799.99941454862" calcext:value-type="float">
            <text:p>1799.999415</text:p>
          </table:table-cell>
          <table:table-cell table:style-name="ce5" table:formula="of:=IF([.N148]&gt;[.$B$6];[.$B$6];IF([.N148]&lt;[.$B$5];[.$B$5];[.N148]))" office:value-type="float" office:value="1799.99941454862" calcext:value-type="float">
            <text:p>1799.999415</text:p>
          </table:table-cell>
          <table:table-cell table:formula="of:=([.N148]-[.N147])/[.B148]" office:value-type="float" office:value="0.00152636275743134" calcext:value-type="float">
            <text:p>0.0015263628</text:p>
          </table:table-cell>
          <table:table-cell table:formula="of:=[.$U$5]*[.T147]" office:value-type="float" office:value="1544.28735883486" calcext:value-type="float">
            <text:p>1544.2873588349</text:p>
          </table:table-cell>
          <table:table-cell table:formula="of:=([.$U$5]*[.U147]*[.$U$5])+[.$S$5]" office:value-type="float" office:value="1.43308183405113" calcext:value-type="float">
            <text:p>1.4330818341</text:p>
          </table:table-cell>
          <table:table-cell table:formula="of:=[.R148]/([.R148]+[.$Q$5])" office:value-type="float" office:value="0.588998616485093" calcext:value-type="float">
            <text:p>0.5889986165</text:p>
          </table:table-cell>
          <table:table-cell table:formula="of:=[.Q148]+[.S148]*((([.M148]*[.B148])+[.E148])-[.Q148])" office:value-type="float" office:value="1800.93753077948" calcext:value-type="float">
            <text:p>1800.9375307795</text:p>
          </table:table-cell>
          <table:table-cell table:formula="of:=(1-[.S148])*[.R148]" office:value-type="float" office:value="0.588998616485093" calcext:value-type="float">
            <text:p>0.5889986165</text:p>
          </table:table-cell>
          <table:table-cell table:formula="of:=[.E149]-[.T148]" office:value-type="float" office:value="-0.915829691115732" calcext:value-type="float">
            <text:p>-0.9158296911</text:p>
          </table:table-cell>
          <table:table-cell table:number-columns-repeated="100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" calcext:value-type="float">
            <text:p>0.1</text:p>
          </table:table-cell>
          <table:table-cell table:formula="of:=[.C148]+[.B149]"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8]*0.8+[.N148]*0.2" office:value-type="float" office:value="1800.02170108836" calcext:value-type="float">
            <text:p>1800.021701</text:p>
          </table:table-cell>
          <table:table-cell table:style-name="ce5" table:formula="of:=[.D149]-[.E149]" office:value-type="float" office:value="-0.0217010883627609" calcext:value-type="float">
            <text:p>-0.021701</text:p>
          </table:table-cell>
          <table:table-cell table:style-name="ce5" table:formula="of:=ABS([.F149])" office:value-type="float" office:value="0.0217010883627609" calcext:value-type="float">
            <text:p>0.021701</text:p>
          </table:table-cell>
          <table:table-cell table:style-name="ce5" table:formula="of:=[.$B$1]*[.F149]" office:value-type="float" office:value="-0.0868043534510434" calcext:value-type="float">
            <text:p>-0.086804</text:p>
          </table:table-cell>
          <table:table-cell table:style-name="ce5" table:formula="of:=[.I148]+([.F149]*[.B149])" office:value-type="float" office:value="29.5682273500813" calcext:value-type="float">
            <text:p>29.568227</text:p>
          </table:table-cell>
          <table:table-cell table:style-name="ce5" table:formula="of:=[.I149]*[.$B$2]" office:value-type="float" office:value="300.085780895378" calcext:value-type="float">
            <text:p>300.085781</text:p>
          </table:table-cell>
          <table:table-cell table:style-name="ce5" table:formula="of:=([.F149]-[.F148])/[.B149]" office:value-type="float" office:value="0.0557163493681401" calcext:value-type="float">
            <text:p>0.055716</text:p>
          </table:table-cell>
          <table:table-cell table:style-name="ce5" table:formula="of:=[.K149]*[.$B$3]" office:value-type="float" office:value="0.000557163493681401" calcext:value-type="float">
            <text:p>0.000557</text:p>
          </table:table-cell>
          <table:table-cell table:style-name="ce5" table:formula="of:=[.H149]+[.J149]+[.L149]+[.$B$4]" office:value-type="float" office:value="1799.99953370542" calcext:value-type="float">
            <text:p>1799.999534</text:p>
          </table:table-cell>
          <table:table-cell table:style-name="ce5" table:formula="of:=[.M149]" office:value-type="float" office:value="1799.99953370542" calcext:value-type="float">
            <text:p>1799.999534</text:p>
          </table:table-cell>
          <table:table-cell table:style-name="ce5" table:formula="of:=IF([.N149]&gt;[.$B$6];[.$B$6];IF([.N149]&lt;[.$B$5];[.$B$5];[.N149]))" office:value-type="float" office:value="1799.99953370542" calcext:value-type="float">
            <text:p>1799.999534</text:p>
          </table:table-cell>
          <table:table-cell table:formula="of:=([.N149]-[.N148])/[.B149]" office:value-type="float" office:value="0.001191568055674" calcext:value-type="float">
            <text:p>0.0011915681</text:p>
          </table:table-cell>
          <table:table-cell table:formula="of:=[.$U$5]*[.T148]" office:value-type="float" office:value="1544.28159328434" calcext:value-type="float">
            <text:p>1544.2815932843</text:p>
          </table:table-cell>
          <table:table-cell table:formula="of:=([.$U$5]*[.U148]*[.$U$5])+[.$S$5]" office:value-type="float" office:value="1.43308183405113" calcext:value-type="float">
            <text:p>1.4330818341</text:p>
          </table:table-cell>
          <table:table-cell table:formula="of:=[.R149]/([.R149]+[.$Q$5])" office:value-type="float" office:value="0.588998616485093" calcext:value-type="float">
            <text:p>0.5889986165</text:p>
          </table:table-cell>
          <table:table-cell table:formula="of:=[.Q149]+[.S149]*((([.M149]*[.B149])+[.E149])-[.Q149])" office:value-type="float" office:value="1800.93188646329" calcext:value-type="float">
            <text:p>1800.9318864633</text:p>
          </table:table-cell>
          <table:table-cell table:formula="of:=(1-[.S149])*[.R149]" office:value-type="float" office:value="0.588998616485093" calcext:value-type="float">
            <text:p>0.5889986165</text:p>
          </table:table-cell>
          <table:table-cell table:formula="of:=[.E150]-[.T149]" office:value-type="float" office:value="-0.914618851513978" calcext:value-type="float">
            <text:p>-0.9146188515</text:p>
          </table:table-cell>
          <table:table-cell table:number-columns-repeated="100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" calcext:value-type="float">
            <text:p>0.1</text:p>
          </table:table-cell>
          <table:table-cell table:formula="of:=[.C149]+[.B150]" office:value-type="float" office:value="14.1" calcext:value-type="float">
            <text:p>14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49]*0.8+[.N149]*0.2" office:value-type="float" office:value="1800.01726761177" calcext:value-type="float">
            <text:p>1800.017268</text:p>
          </table:table-cell>
          <table:table-cell table:style-name="ce5" table:formula="of:=[.D150]-[.E150]" office:value-type="float" office:value="-0.0172676117745141" calcext:value-type="float">
            <text:p>-0.017268</text:p>
          </table:table-cell>
          <table:table-cell table:style-name="ce5" table:formula="of:=ABS([.F150])" office:value-type="float" office:value="0.0172676117745141" calcext:value-type="float">
            <text:p>0.017268</text:p>
          </table:table-cell>
          <table:table-cell table:style-name="ce5" table:formula="of:=[.$B$1]*[.F150]" office:value-type="float" office:value="-0.0690704470980563" calcext:value-type="float">
            <text:p>-0.069070</text:p>
          </table:table-cell>
          <table:table-cell table:style-name="ce5" table:formula="of:=[.I149]+([.F150]*[.B150])" office:value-type="float" office:value="29.5665005889038" calcext:value-type="float">
            <text:p>29.566501</text:p>
          </table:table-cell>
          <table:table-cell table:style-name="ce5" table:formula="of:=[.I150]*[.$B$2]" office:value-type="float" office:value="300.068256122242" calcext:value-type="float">
            <text:p>300.068256</text:p>
          </table:table-cell>
          <table:table-cell table:style-name="ce5" table:formula="of:=([.F150]-[.F149])/[.B150]" office:value-type="float" office:value="0.0443347658824678" calcext:value-type="float">
            <text:p>0.044335</text:p>
          </table:table-cell>
          <table:table-cell table:style-name="ce5" table:formula="of:=[.K150]*[.$B$3]" office:value-type="float" office:value="0.000443347658824678" calcext:value-type="float">
            <text:p>0.000443</text:p>
          </table:table-cell>
          <table:table-cell table:style-name="ce5" table:formula="of:=[.H150]+[.J150]+[.L150]+[.$B$4]" office:value-type="float" office:value="1799.9996290228" calcext:value-type="float">
            <text:p>1799.999629</text:p>
          </table:table-cell>
          <table:table-cell table:style-name="ce5" table:formula="of:=[.M150]" office:value-type="float" office:value="1799.9996290228" calcext:value-type="float">
            <text:p>1799.999629</text:p>
          </table:table-cell>
          <table:table-cell table:style-name="ce5" table:formula="of:=IF([.N150]&gt;[.$B$6];[.$B$6];IF([.N150]&lt;[.$B$5];[.$B$5];[.N150]))" office:value-type="float" office:value="1799.9996290228" calcext:value-type="float">
            <text:p>1799.999629</text:p>
          </table:table-cell>
          <table:table-cell table:formula="of:=([.N150]-[.N149])/[.B150]" office:value-type="float" office:value="0.000953173819198128" calcext:value-type="float">
            <text:p>0.0009531738</text:p>
          </table:table-cell>
          <table:table-cell table:formula="of:=[.$U$5]*[.T149]" office:value-type="float" office:value="1544.27675335322" calcext:value-type="float">
            <text:p>1544.2767533532</text:p>
          </table:table-cell>
          <table:table-cell table:formula="of:=([.$U$5]*[.U149]*[.$U$5])+[.$S$5]" office:value-type="float" office:value="1.43308183405113" calcext:value-type="float">
            <text:p>1.4330818341</text:p>
          </table:table-cell>
          <table:table-cell table:formula="of:=[.R150]/([.R150]+[.$Q$5])" office:value-type="float" office:value="0.588998616485093" calcext:value-type="float">
            <text:p>0.5889986165</text:p>
          </table:table-cell>
          <table:table-cell table:formula="of:=[.Q150]+[.S150]*((([.M150]*[.B150])+[.E150])-[.Q150])" office:value-type="float" office:value="1800.92729154751" calcext:value-type="float">
            <text:p>1800.9272915475</text:p>
          </table:table-cell>
          <table:table-cell table:formula="of:=(1-[.S150])*[.R150]" office:value-type="float" office:value="0.588998616485093" calcext:value-type="float">
            <text:p>0.5889986165</text:p>
          </table:table-cell>
          <table:table-cell table:formula="of:=[.E151]-[.T150]" office:value-type="float" office:value="-0.913551653526156" calcext:value-type="float">
            <text:p>-0.9135516535</text:p>
          </table:table-cell>
          <table:table-cell table:number-columns-repeated="100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" calcext:value-type="float">
            <text:p>0.1</text:p>
          </table:table-cell>
          <table:table-cell table:formula="of:=[.C150]+[.B151]" office:value-type="float" office:value="14.2" calcext:value-type="float">
            <text:p>14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0]*0.8+[.N150]*0.2" office:value-type="float" office:value="1800.01373989398" calcext:value-type="float">
            <text:p>1800.013740</text:p>
          </table:table-cell>
          <table:table-cell table:style-name="ce5" table:formula="of:=[.D151]-[.E151]" office:value-type="float" office:value="-0.0137398939800732" calcext:value-type="float">
            <text:p>-0.013740</text:p>
          </table:table-cell>
          <table:table-cell table:style-name="ce5" table:formula="of:=ABS([.F151])" office:value-type="float" office:value="0.0137398939800732" calcext:value-type="float">
            <text:p>0.013740</text:p>
          </table:table-cell>
          <table:table-cell table:style-name="ce5" table:formula="of:=[.$B$1]*[.F151]" office:value-type="float" office:value="-0.054959575920293" calcext:value-type="float">
            <text:p>-0.054960</text:p>
          </table:table-cell>
          <table:table-cell table:style-name="ce5" table:formula="of:=[.I150]+([.F151]*[.B151])" office:value-type="float" office:value="29.5651265995058" calcext:value-type="float">
            <text:p>29.565127</text:p>
          </table:table-cell>
          <table:table-cell table:style-name="ce5" table:formula="of:=[.I151]*[.$B$2]" office:value-type="float" office:value="300.054311604143" calcext:value-type="float">
            <text:p>300.054312</text:p>
          </table:table-cell>
          <table:table-cell table:style-name="ce5" table:formula="of:=([.F151]-[.F150])/[.B151]" office:value-type="float" office:value="0.0352771779444083" calcext:value-type="float">
            <text:p>0.035277</text:p>
          </table:table-cell>
          <table:table-cell table:style-name="ce5" table:formula="of:=[.K151]*[.$B$3]" office:value-type="float" office:value="0.000352771779444083" calcext:value-type="float">
            <text:p>0.000353</text:p>
          </table:table-cell>
          <table:table-cell table:style-name="ce5" table:formula="of:=[.H151]+[.J151]+[.L151]+[.$B$4]" office:value-type="float" office:value="1799.9997048" calcext:value-type="float">
            <text:p>1799.999705</text:p>
          </table:table-cell>
          <table:table-cell table:style-name="ce5" table:formula="of:=[.M151]" office:value-type="float" office:value="1799.9997048" calcext:value-type="float">
            <text:p>1799.999705</text:p>
          </table:table-cell>
          <table:table-cell table:style-name="ce5" table:formula="of:=IF([.N151]&gt;[.$B$6];[.$B$6];IF([.N151]&lt;[.$B$5];[.$B$5];[.N151]))" office:value-type="float" office:value="1799.9997048" calcext:value-type="float">
            <text:p>1799.999705</text:p>
          </table:table-cell>
          <table:table-cell table:formula="of:=([.N151]-[.N150])/[.B151]" office:value-type="float" office:value="0.000757771990720357" calcext:value-type="float">
            <text:p>0.000757772</text:p>
          </table:table-cell>
          <table:table-cell table:formula="of:=[.$U$5]*[.T150]" office:value-type="float" office:value="1544.27281326993" calcext:value-type="float">
            <text:p>1544.2728132699</text:p>
          </table:table-cell>
          <table:table-cell table:formula="of:=([.$U$5]*[.U150]*[.$U$5])+[.$S$5]" office:value-type="float" office:value="1.43308183405113" calcext:value-type="float">
            <text:p>1.4330818341</text:p>
          </table:table-cell>
          <table:table-cell table:formula="of:=[.R151]/([.R151]+[.$Q$5])" office:value-type="float" office:value="0.588998616485093" calcext:value-type="float">
            <text:p>0.5889986165</text:p>
          </table:table-cell>
          <table:table-cell table:formula="of:=[.Q151]+[.S151]*((([.M151]*[.B151])+[.E151])-[.Q151])" office:value-type="float" office:value="1800.92359881019" calcext:value-type="float">
            <text:p>1800.9235988102</text:p>
          </table:table-cell>
          <table:table-cell table:formula="of:=(1-[.S151])*[.R151]" office:value-type="float" office:value="0.588998616485093" calcext:value-type="float">
            <text:p>0.5889986165</text:p>
          </table:table-cell>
          <table:table-cell table:formula="of:=[.E152]-[.T151]" office:value-type="float" office:value="-0.912665935006089" calcext:value-type="float">
            <text:p>-0.912665935</text:p>
          </table:table-cell>
          <table:table-cell table:number-columns-repeated="100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" calcext:value-type="float">
            <text:p>0.1</text:p>
          </table:table-cell>
          <table:table-cell table:formula="of:=[.C151]+[.B152]" office:value-type="float" office:value="14.3" calcext:value-type="float">
            <text:p>14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1]*0.8+[.N151]*0.2" office:value-type="float" office:value="1800.01093287518" calcext:value-type="float">
            <text:p>1800.010933</text:p>
          </table:table-cell>
          <table:table-cell table:style-name="ce5" table:formula="of:=[.D152]-[.E152]" office:value-type="float" office:value="-0.0109328751846078" calcext:value-type="float">
            <text:p>-0.010933</text:p>
          </table:table-cell>
          <table:table-cell table:style-name="ce5" table:formula="of:=ABS([.F152])" office:value-type="float" office:value="0.0109328751846078" calcext:value-type="float">
            <text:p>0.010933</text:p>
          </table:table-cell>
          <table:table-cell table:style-name="ce5" table:formula="of:=[.$B$1]*[.F152]" office:value-type="float" office:value="-0.0437315007384314" calcext:value-type="float">
            <text:p>-0.043732</text:p>
          </table:table-cell>
          <table:table-cell table:style-name="ce5" table:formula="of:=[.I151]+([.F152]*[.B152])" office:value-type="float" office:value="29.5640333119874" calcext:value-type="float">
            <text:p>29.564033</text:p>
          </table:table-cell>
          <table:table-cell table:style-name="ce5" table:formula="of:=[.I152]*[.$B$2]" office:value-type="float" office:value="300.043215908928" calcext:value-type="float">
            <text:p>300.043216</text:p>
          </table:table-cell>
          <table:table-cell table:style-name="ce5" table:formula="of:=([.F152]-[.F151])/[.B152]" office:value-type="float" office:value="0.0280701879546541" calcext:value-type="float">
            <text:p>0.028070</text:p>
          </table:table-cell>
          <table:table-cell table:style-name="ce5" table:formula="of:=[.K152]*[.$B$3]" office:value-type="float" office:value="0.000280701879546541" calcext:value-type="float">
            <text:p>0.000281</text:p>
          </table:table-cell>
          <table:table-cell table:style-name="ce5" table:formula="of:=[.H152]+[.J152]+[.L152]+[.$B$4]" office:value-type="float" office:value="1799.99976511007" calcext:value-type="float">
            <text:p>1799.999765</text:p>
          </table:table-cell>
          <table:table-cell table:style-name="ce5" table:formula="of:=[.M152]" office:value-type="float" office:value="1799.99976511007" calcext:value-type="float">
            <text:p>1799.999765</text:p>
          </table:table-cell>
          <table:table-cell table:style-name="ce5" table:formula="of:=IF([.N152]&gt;[.$B$6];[.$B$6];IF([.N152]&lt;[.$B$5];[.$B$5];[.N152]))" office:value-type="float" office:value="1799.99976511007" calcext:value-type="float">
            <text:p>1799.999765</text:p>
          </table:table-cell>
          <table:table-cell table:formula="of:=([.N152]-[.N151])/[.B152]" office:value-type="float" office:value="0.000603100670559797" calcext:value-type="float">
            <text:p>0.0006031007</text:p>
          </table:table-cell>
          <table:table-cell table:formula="of:=[.$U$5]*[.T151]" office:value-type="float" office:value="1544.26964679349" calcext:value-type="float">
            <text:p>1544.2696467935</text:p>
          </table:table-cell>
          <table:table-cell table:formula="of:=([.$U$5]*[.U151]*[.$U$5])+[.$S$5]" office:value-type="float" office:value="1.43308183405113" calcext:value-type="float">
            <text:p>1.4330818341</text:p>
          </table:table-cell>
          <table:table-cell table:formula="of:=[.R152]/([.R152]+[.$Q$5])" office:value-type="float" office:value="0.588998616485093" calcext:value-type="float">
            <text:p>0.5889986165</text:p>
          </table:table-cell>
          <table:table-cell table:formula="of:=[.Q152]+[.S152]*((([.M152]*[.B152])+[.E152])-[.Q152])" office:value-type="float" office:value="1800.92064760606" calcext:value-type="float">
            <text:p>1800.9206476061</text:p>
          </table:table-cell>
          <table:table-cell table:formula="of:=(1-[.S152])*[.R152]" office:value-type="float" office:value="0.588998616485093" calcext:value-type="float">
            <text:p>0.5889986165</text:p>
          </table:table-cell>
          <table:table-cell table:formula="of:=[.E153]-[.T152]" office:value-type="float" office:value="-0.911948283898028" calcext:value-type="float">
            <text:p>-0.9119482839</text:p>
          </table:table-cell>
          <table:table-cell table:number-columns-repeated="100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  <table:table-cell table:formula="of:=[.C152]+[.B153]" office:value-type="float" office:value="14.4" calcext:value-type="float">
            <text:p>14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2]*0.8+[.N152]*0.2" office:value-type="float" office:value="1800.00869932216" calcext:value-type="float">
            <text:p>1800.008699</text:p>
          </table:table-cell>
          <table:table-cell table:style-name="ce5" table:formula="of:=[.D153]-[.E153]" office:value-type="float" office:value="-0.00869932216164671" calcext:value-type="float">
            <text:p>-0.008699</text:p>
          </table:table-cell>
          <table:table-cell table:style-name="ce5" table:formula="of:=ABS([.F153])" office:value-type="float" office:value="0.00869932216164671" calcext:value-type="float">
            <text:p>0.008699</text:p>
          </table:table-cell>
          <table:table-cell table:style-name="ce5" table:formula="of:=[.$B$1]*[.F153]" office:value-type="float" office:value="-0.0347972886465868" calcext:value-type="float">
            <text:p>-0.034797</text:p>
          </table:table-cell>
          <table:table-cell table:style-name="ce5" table:formula="of:=[.I152]+([.F153]*[.B153])" office:value-type="float" office:value="29.5631633797712" calcext:value-type="float">
            <text:p>29.563163</text:p>
          </table:table-cell>
          <table:table-cell table:style-name="ce5" table:formula="of:=[.I153]*[.$B$2]" office:value-type="float" office:value="300.034387030371" calcext:value-type="float">
            <text:p>300.034387</text:p>
          </table:table-cell>
          <table:table-cell table:style-name="ce5" table:formula="of:=([.F153]-[.F152])/[.B153]" office:value-type="float" office:value="0.0223355302296113" calcext:value-type="float">
            <text:p>0.022336</text:p>
          </table:table-cell>
          <table:table-cell table:style-name="ce5" table:formula="of:=[.K153]*[.$B$3]" office:value-type="float" office:value="0.000223355302296113" calcext:value-type="float">
            <text:p>0.000223</text:p>
          </table:table-cell>
          <table:table-cell table:style-name="ce5" table:formula="of:=[.H153]+[.J153]+[.L153]+[.$B$4]" office:value-type="float" office:value="1799.99981309703" calcext:value-type="float">
            <text:p>1799.999813</text:p>
          </table:table-cell>
          <table:table-cell table:style-name="ce5" table:formula="of:=[.M153]" office:value-type="float" office:value="1799.99981309703" calcext:value-type="float">
            <text:p>1799.999813</text:p>
          </table:table-cell>
          <table:table-cell table:style-name="ce5" table:formula="of:=IF([.N153]&gt;[.$B$6];[.$B$6];IF([.N153]&lt;[.$B$5];[.$B$5];[.N153]))" office:value-type="float" office:value="1799.99981309703" calcext:value-type="float">
            <text:p>1799.999813</text:p>
          </table:table-cell>
          <table:table-cell table:formula="of:=([.N153]-[.N152])/[.B153]" office:value-type="float" office:value="0.000479869577247882" calcext:value-type="float">
            <text:p>0.0004798696</text:p>
          </table:table-cell>
          <table:table-cell table:formula="of:=[.$U$5]*[.T152]" office:value-type="float" office:value="1544.26711617256" calcext:value-type="float">
            <text:p>1544.2671161726</text:p>
          </table:table-cell>
          <table:table-cell table:formula="of:=([.$U$5]*[.U152]*[.$U$5])+[.$S$5]" office:value-type="float" office:value="1.43308183405113" calcext:value-type="float">
            <text:p>1.4330818341</text:p>
          </table:table-cell>
          <table:table-cell table:formula="of:=[.R153]/([.R153]+[.$Q$5])" office:value-type="float" office:value="0.588998616485093" calcext:value-type="float">
            <text:p>0.5889986165</text:p>
          </table:table-cell>
          <table:table-cell table:formula="of:=[.Q153]+[.S153]*((([.M153]*[.B153])+[.E153])-[.Q153])" office:value-type="float" office:value="1800.91829478414" calcext:value-type="float">
            <text:p>1800.9182947841</text:p>
          </table:table-cell>
          <table:table-cell table:formula="of:=(1-[.S153])*[.R153]" office:value-type="float" office:value="0.588998616485093" calcext:value-type="float">
            <text:p>0.5889986165</text:p>
          </table:table-cell>
          <table:table-cell table:formula="of:=[.E154]-[.T153]" office:value-type="float" office:value="-0.911372707004375" calcext:value-type="float">
            <text:p>-0.911372707</text:p>
          </table:table-cell>
          <table:table-cell table:number-columns-repeated="100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" calcext:value-type="float">
            <text:p>0.1</text:p>
          </table:table-cell>
          <table:table-cell table:formula="of:=[.C153]+[.B154]" office:value-type="float" office:value="14.5" calcext:value-type="float">
            <text:p>14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3]*0.8+[.N153]*0.2" office:value-type="float" office:value="1800.00692207713" calcext:value-type="float">
            <text:p>1800.006922</text:p>
          </table:table-cell>
          <table:table-cell table:style-name="ce5" table:formula="of:=[.D154]-[.E154]" office:value-type="float" office:value="-0.00692207713473181" calcext:value-type="float">
            <text:p>-0.006922</text:p>
          </table:table-cell>
          <table:table-cell table:style-name="ce5" table:formula="of:=ABS([.F154])" office:value-type="float" office:value="0.00692207713473181" calcext:value-type="float">
            <text:p>0.006922</text:p>
          </table:table-cell>
          <table:table-cell table:style-name="ce5" table:formula="of:=[.$B$1]*[.F154]" office:value-type="float" office:value="-0.0276883085389272" calcext:value-type="float">
            <text:p>-0.027688</text:p>
          </table:table-cell>
          <table:table-cell table:style-name="ce5" table:formula="of:=[.I153]+([.F154]*[.B154])" office:value-type="float" office:value="29.5624711720577" calcext:value-type="float">
            <text:p>29.562471</text:p>
          </table:table-cell>
          <table:table-cell table:style-name="ce5" table:formula="of:=[.I154]*[.$B$2]" office:value-type="float" office:value="300.027361864818" calcext:value-type="float">
            <text:p>300.027362</text:p>
          </table:table-cell>
          <table:table-cell table:style-name="ce5" table:formula="of:=([.F154]-[.F153])/[.B154]" office:value-type="float" office:value="0.017772450269149" calcext:value-type="float">
            <text:p>0.017772</text:p>
          </table:table-cell>
          <table:table-cell table:style-name="ce5" table:formula="of:=[.K154]*[.$B$3]" office:value-type="float" office:value="0.00017772450269149" calcext:value-type="float">
            <text:p>0.000178</text:p>
          </table:table-cell>
          <table:table-cell table:style-name="ce5" table:formula="of:=[.H154]+[.J154]+[.L154]+[.$B$4]" office:value-type="float" office:value="1799.99985128078" calcext:value-type="float">
            <text:p>1799.999851</text:p>
          </table:table-cell>
          <table:table-cell table:style-name="ce5" table:formula="of:=[.M154]" office:value-type="float" office:value="1799.99985128078" calcext:value-type="float">
            <text:p>1799.999851</text:p>
          </table:table-cell>
          <table:table-cell table:style-name="ce5" table:formula="of:=IF([.N154]&gt;[.$B$6];[.$B$6];IF([.N154]&lt;[.$B$5];[.$B$5];[.N154]))" office:value-type="float" office:value="1799.99985128078" calcext:value-type="float">
            <text:p>1799.999851</text:p>
          </table:table-cell>
          <table:table-cell table:formula="of:=([.N154]-[.N153])/[.B154]" office:value-type="float" office:value="0.000381837553504738" calcext:value-type="float">
            <text:p>0.0003818376</text:p>
          </table:table-cell>
          <table:table-cell table:formula="of:=[.$U$5]*[.T153]" office:value-type="float" office:value="1544.26509865695" calcext:value-type="float">
            <text:p>1544.265098657</text:p>
          </table:table-cell>
          <table:table-cell table:formula="of:=([.$U$5]*[.U153]*[.$U$5])+[.$S$5]" office:value-type="float" office:value="1.43308183405113" calcext:value-type="float">
            <text:p>1.4330818341</text:p>
          </table:table-cell>
          <table:table-cell table:formula="of:=[.R154]/([.R154]+[.$Q$5])" office:value-type="float" office:value="0.588998616485093" calcext:value-type="float">
            <text:p>0.5889986165</text:p>
          </table:table-cell>
          <table:table-cell table:formula="of:=[.Q154]+[.S154]*((([.M154]*[.B154])+[.E154])-[.Q154])" office:value-type="float" office:value="1800.91642103659" calcext:value-type="float">
            <text:p>1800.9164210366</text:p>
          </table:table-cell>
          <table:table-cell table:formula="of:=(1-[.S154])*[.R154]" office:value-type="float" office:value="0.588998616485093" calcext:value-type="float">
            <text:p>0.5889986165</text:p>
          </table:table-cell>
          <table:table-cell table:formula="of:=[.E155]-[.T154]" office:value-type="float" office:value="-0.910913118723101" calcext:value-type="float">
            <text:p>-0.9109131187</text:p>
          </table:table-cell>
          <table:table-cell table:number-columns-repeated="100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" calcext:value-type="float">
            <text:p>0.1</text:p>
          </table:table-cell>
          <table:table-cell table:formula="of:=[.C154]+[.B155]" office:value-type="float" office:value="14.6" calcext:value-type="float">
            <text:p>14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4]*0.8+[.N154]*0.2" office:value-type="float" office:value="1800.00550791786" calcext:value-type="float">
            <text:p>1800.005508</text:p>
          </table:table-cell>
          <table:table-cell table:style-name="ce5" table:formula="of:=[.D155]-[.E155]" office:value-type="float" office:value="-0.00550791786417904" calcext:value-type="float">
            <text:p>-0.005508</text:p>
          </table:table-cell>
          <table:table-cell table:style-name="ce5" table:formula="of:=ABS([.F155])" office:value-type="float" office:value="0.00550791786417904" calcext:value-type="float">
            <text:p>0.005508</text:p>
          </table:table-cell>
          <table:table-cell table:style-name="ce5" table:formula="of:=[.$B$1]*[.F155]" office:value-type="float" office:value="-0.0220316714567161" calcext:value-type="float">
            <text:p>-0.022032</text:p>
          </table:table-cell>
          <table:table-cell table:style-name="ce5" table:formula="of:=[.I154]+([.F155]*[.B155])" office:value-type="float" office:value="29.5619203802713" calcext:value-type="float">
            <text:p>29.561920</text:p>
          </table:table-cell>
          <table:table-cell table:style-name="ce5" table:formula="of:=[.I155]*[.$B$2]" office:value-type="float" office:value="300.021771919186" calcext:value-type="float">
            <text:p>300.021772</text:p>
          </table:table-cell>
          <table:table-cell table:style-name="ce5" table:formula="of:=([.F155]-[.F154])/[.B155]" office:value-type="float" office:value="0.0141415927055277" calcext:value-type="float">
            <text:p>0.014142</text:p>
          </table:table-cell>
          <table:table-cell table:style-name="ce5" table:formula="of:=[.K155]*[.$B$3]" office:value-type="float" office:value="0.000141415927055277" calcext:value-type="float">
            <text:p>0.000141</text:p>
          </table:table-cell>
          <table:table-cell table:style-name="ce5" table:formula="of:=[.H155]+[.J155]+[.L155]+[.$B$4]" office:value-type="float" office:value="1799.99988166366" calcext:value-type="float">
            <text:p>1799.999882</text:p>
          </table:table-cell>
          <table:table-cell table:style-name="ce5" table:formula="of:=[.M155]" office:value-type="float" office:value="1799.99988166366" calcext:value-type="float">
            <text:p>1799.999882</text:p>
          </table:table-cell>
          <table:table-cell table:style-name="ce5" table:formula="of:=IF([.N155]&gt;[.$B$6];[.$B$6];IF([.N155]&lt;[.$B$5];[.$B$5];[.N155]))" office:value-type="float" office:value="1799.99988166366" calcext:value-type="float">
            <text:p>1799.999882</text:p>
          </table:table-cell>
          <table:table-cell table:formula="of:=([.N155]-[.N154])/[.B155]" office:value-type="float" office:value="0.000303828740015888" calcext:value-type="float">
            <text:p>0.0003038287</text:p>
          </table:table-cell>
          <table:table-cell table:formula="of:=[.$U$5]*[.T154]" office:value-type="float" office:value="1544.26349194166" calcext:value-type="float">
            <text:p>1544.2634919417</text:p>
          </table:table-cell>
          <table:table-cell table:formula="of:=([.$U$5]*[.U154]*[.$U$5])+[.$S$5]" office:value-type="float" office:value="1.43308183405113" calcext:value-type="float">
            <text:p>1.4330818341</text:p>
          </table:table-cell>
          <table:table-cell table:formula="of:=[.R155]/([.R155]+[.$Q$5])" office:value-type="float" office:value="0.588998616485093" calcext:value-type="float">
            <text:p>0.5889986165</text:p>
          </table:table-cell>
          <table:table-cell table:formula="of:=[.Q155]+[.S155]*((([.M155]*[.B155])+[.E155])-[.Q155])" office:value-type="float" office:value="1800.91492952608" calcext:value-type="float">
            <text:p>1800.9149295261</text:p>
          </table:table-cell>
          <table:table-cell table:formula="of:=(1-[.S155])*[.R155]" office:value-type="float" office:value="0.588998616485093" calcext:value-type="float">
            <text:p>0.5889986165</text:p>
          </table:table-cell>
          <table:table-cell table:formula="of:=[.E156]-[.T155]" office:value-type="float" office:value="-0.910546859053738" calcext:value-type="float">
            <text:p>-0.9105468591</text:p>
          </table:table-cell>
          <table:table-cell table:number-columns-repeated="100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" calcext:value-type="float">
            <text:p>0.1</text:p>
          </table:table-cell>
          <table:table-cell table:formula="of:=[.C155]+[.B156]" office:value-type="float" office:value="14.7" calcext:value-type="float">
            <text:p>14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5]*0.8+[.N155]*0.2" office:value-type="float" office:value="1800.00438266702" calcext:value-type="float">
            <text:p>1800.004383</text:p>
          </table:table-cell>
          <table:table-cell table:style-name="ce5" table:formula="of:=[.D156]-[.E156]" office:value-type="float" office:value="-0.00438266702258261" calcext:value-type="float">
            <text:p>-0.004383</text:p>
          </table:table-cell>
          <table:table-cell table:style-name="ce5" table:formula="of:=ABS([.F156])" office:value-type="float" office:value="0.00438266702258261" calcext:value-type="float">
            <text:p>0.004383</text:p>
          </table:table-cell>
          <table:table-cell table:style-name="ce5" table:formula="of:=[.$B$1]*[.F156]" office:value-type="float" office:value="-0.0175306680903304" calcext:value-type="float">
            <text:p>-0.017531</text:p>
          </table:table-cell>
          <table:table-cell table:style-name="ce5" table:formula="of:=[.I155]+([.F156]*[.B156])" office:value-type="float" office:value="29.561482113569" calcext:value-type="float">
            <text:p>29.561482</text:p>
          </table:table-cell>
          <table:table-cell table:style-name="ce5" table:formula="of:=[.I156]*[.$B$2]" office:value-type="float" office:value="300.017323982418" calcext:value-type="float">
            <text:p>300.017324</text:p>
          </table:table-cell>
          <table:table-cell table:style-name="ce5" table:formula="of:=([.F156]-[.F155])/[.B156]" office:value-type="float" office:value="0.0112525084159643" calcext:value-type="float">
            <text:p>0.011253</text:p>
          </table:table-cell>
          <table:table-cell table:style-name="ce5" table:formula="of:=[.K156]*[.$B$3]" office:value-type="float" office:value="0.000112525084159643" calcext:value-type="float">
            <text:p>0.000113</text:p>
          </table:table-cell>
          <table:table-cell table:style-name="ce5" table:formula="of:=[.H156]+[.J156]+[.L156]+[.$B$4]" office:value-type="float" office:value="1799.99990583941" calcext:value-type="float">
            <text:p>1799.999906</text:p>
          </table:table-cell>
          <table:table-cell table:style-name="ce5" table:formula="of:=[.M156]" office:value-type="float" office:value="1799.99990583941" calcext:value-type="float">
            <text:p>1799.999906</text:p>
          </table:table-cell>
          <table:table-cell table:style-name="ce5" table:formula="of:=IF([.N156]&gt;[.$B$6];[.$B$6];IF([.N156]&lt;[.$B$5];[.$B$5];[.N156]))" office:value-type="float" office:value="1799.99990583941" calcext:value-type="float">
            <text:p>1799.999906</text:p>
          </table:table-cell>
          <table:table-cell table:formula="of:=([.N156]-[.N155])/[.B156]" office:value-type="float" office:value="0.000241757556977973" calcext:value-type="float">
            <text:p>0.0002417576</text:p>
          </table:table-cell>
          <table:table-cell table:formula="of:=[.$U$5]*[.T155]" office:value-type="float" office:value="1544.2622129899" calcext:value-type="float">
            <text:p>1544.2622129899</text:p>
          </table:table-cell>
          <table:table-cell table:formula="of:=([.$U$5]*[.U155]*[.$U$5])+[.$S$5]" office:value-type="float" office:value="1.43308183405113" calcext:value-type="float">
            <text:p>1.4330818341</text:p>
          </table:table-cell>
          <table:table-cell table:formula="of:=[.R156]/([.R156]+[.$Q$5])" office:value-type="float" office:value="0.588998616485093" calcext:value-type="float">
            <text:p>0.5889986165</text:p>
          </table:table-cell>
          <table:table-cell table:formula="of:=[.Q156]+[.S156]*((([.M156]*[.B156])+[.E156])-[.Q156])" office:value-type="float" office:value="1800.91374252789" calcext:value-type="float">
            <text:p>1800.9137425279</text:p>
          </table:table-cell>
          <table:table-cell table:formula="of:=(1-[.S156])*[.R156]" office:value-type="float" office:value="0.588998616485093" calcext:value-type="float">
            <text:p>0.5889986165</text:p>
          </table:table-cell>
          <table:table-cell table:formula="of:=[.E157]-[.T156]" office:value-type="float" office:value="-0.910255226391655" calcext:value-type="float">
            <text:p>-0.9102552264</text:p>
          </table:table-cell>
          <table:table-cell table:number-columns-repeated="100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" calcext:value-type="float">
            <text:p>0.1</text:p>
          </table:table-cell>
          <table:table-cell table:formula="of:=[.C156]+[.B157]" office:value-type="float" office:value="14.8" calcext:value-type="float">
            <text:p>14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6]*0.8+[.N156]*0.2" office:value-type="float" office:value="1800.0034873015" calcext:value-type="float">
            <text:p>1800.003487</text:p>
          </table:table-cell>
          <table:table-cell table:style-name="ce5" table:formula="of:=[.D157]-[.E157]" office:value-type="float" office:value="-0.00348730150062693" calcext:value-type="float">
            <text:p>-0.003487</text:p>
          </table:table-cell>
          <table:table-cell table:style-name="ce5" table:formula="of:=ABS([.F157])" office:value-type="float" office:value="0.00348730150062693" calcext:value-type="float">
            <text:p>0.003487</text:p>
          </table:table-cell>
          <table:table-cell table:style-name="ce5" table:formula="of:=[.$B$1]*[.F157]" office:value-type="float" office:value="-0.0139492060025077" calcext:value-type="float">
            <text:p>-0.013949</text:p>
          </table:table-cell>
          <table:table-cell table:style-name="ce5" table:formula="of:=[.I156]+([.F157]*[.B157])" office:value-type="float" office:value="29.561133383419" calcext:value-type="float">
            <text:p>29.561133</text:p>
          </table:table-cell>
          <table:table-cell table:style-name="ce5" table:formula="of:=[.I157]*[.$B$2]" office:value-type="float" office:value="300.013784745582" calcext:value-type="float">
            <text:p>300.013785</text:p>
          </table:table-cell>
          <table:table-cell table:style-name="ce5" table:formula="of:=([.F157]-[.F156])/[.B157]" office:value-type="float" office:value="0.00895365521955682" calcext:value-type="float">
            <text:p>0.008954</text:p>
          </table:table-cell>
          <table:table-cell table:style-name="ce5" table:formula="of:=[.K157]*[.$B$3]" office:value-type="float" office:value="0.0000895365521955682" calcext:value-type="float">
            <text:p>0.000090</text:p>
          </table:table-cell>
          <table:table-cell table:style-name="ce5" table:formula="of:=[.H157]+[.J157]+[.L157]+[.$B$4]" office:value-type="float" office:value="1799.99992507613" calcext:value-type="float">
            <text:p>1799.999925</text:p>
          </table:table-cell>
          <table:table-cell table:style-name="ce5" table:formula="of:=[.M157]" office:value-type="float" office:value="1799.99992507613" calcext:value-type="float">
            <text:p>1799.999925</text:p>
          </table:table-cell>
          <table:table-cell table:style-name="ce5" table:formula="of:=IF([.N157]&gt;[.$B$6];[.$B$6];IF([.N157]&lt;[.$B$5];[.$B$5];[.N157]))" office:value-type="float" office:value="1799.99992507613" calcext:value-type="float">
            <text:p>1799.999925</text:p>
          </table:table-cell>
          <table:table-cell table:formula="of:=([.N157]-[.N156])/[.B157]" office:value-type="float" office:value="0.000192367201634625" calcext:value-type="float">
            <text:p>0.0001923672</text:p>
          </table:table-cell>
          <table:table-cell table:formula="of:=[.$U$5]*[.T156]" office:value-type="float" office:value="1544.26119515368" calcext:value-type="float">
            <text:p>1544.2611951537</text:p>
          </table:table-cell>
          <table:table-cell table:formula="of:=([.$U$5]*[.U156]*[.$U$5])+[.$S$5]" office:value-type="float" office:value="1.43308183405113" calcext:value-type="float">
            <text:p>1.4330818341</text:p>
          </table:table-cell>
          <table:table-cell table:formula="of:=[.R157]/([.R157]+[.$Q$5])" office:value-type="float" office:value="0.588998616485093" calcext:value-type="float">
            <text:p>0.5889986165</text:p>
          </table:table-cell>
          <table:table-cell table:formula="of:=[.Q157]+[.S157]*((([.M157]*[.B157])+[.E157])-[.Q157])" office:value-type="float" office:value="1800.91279795978" calcext:value-type="float">
            <text:p>1800.9127979598</text:p>
          </table:table-cell>
          <table:table-cell table:formula="of:=(1-[.S157])*[.R157]" office:value-type="float" office:value="0.588998616485093" calcext:value-type="float">
            <text:p>0.5889986165</text:p>
          </table:table-cell>
          <table:table-cell table:formula="of:=[.E158]-[.T157]" office:value-type="float" office:value="-0.910023103357617" calcext:value-type="float">
            <text:p>-0.9100231034</text:p>
          </table:table-cell>
          <table:table-cell table:number-columns-repeated="100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" calcext:value-type="float">
            <text:p>0.1</text:p>
          </table:table-cell>
          <table:table-cell table:formula="of:=[.C157]+[.B158]" office:value-type="float" office:value="14.9" calcext:value-type="float">
            <text:p>14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7]*0.8+[.N157]*0.2" office:value-type="float" office:value="1800.00277485643" calcext:value-type="float">
            <text:p>1800.002775</text:p>
          </table:table-cell>
          <table:table-cell table:style-name="ce5" table:formula="of:=[.D158]-[.E158]" office:value-type="float" office:value="-0.00277485642709507" calcext:value-type="float">
            <text:p>-0.002775</text:p>
          </table:table-cell>
          <table:table-cell table:style-name="ce5" table:formula="of:=ABS([.F158])" office:value-type="float" office:value="0.00277485642709507" calcext:value-type="float">
            <text:p>0.002775</text:p>
          </table:table-cell>
          <table:table-cell table:style-name="ce5" table:formula="of:=[.$B$1]*[.F158]" office:value-type="float" office:value="-0.0110994257083803" calcext:value-type="float">
            <text:p>-0.011099</text:p>
          </table:table-cell>
          <table:table-cell table:style-name="ce5" table:formula="of:=[.I157]+([.F158]*[.B158])" office:value-type="float" office:value="29.5608558977763" calcext:value-type="float">
            <text:p>29.560856</text:p>
          </table:table-cell>
          <table:table-cell table:style-name="ce5" table:formula="of:=[.I158]*[.$B$2]" office:value-type="float" office:value="300.010968564051" calcext:value-type="float">
            <text:p>300.010969</text:p>
          </table:table-cell>
          <table:table-cell table:style-name="ce5" table:formula="of:=([.F158]-[.F157])/[.B158]" office:value-type="float" office:value="0.00712445073531853" calcext:value-type="float">
            <text:p>0.007124</text:p>
          </table:table-cell>
          <table:table-cell table:style-name="ce5" table:formula="of:=[.K158]*[.$B$3]" office:value-type="float" office:value="0.0000712445073531853" calcext:value-type="float">
            <text:p>0.000071</text:p>
          </table:table-cell>
          <table:table-cell table:style-name="ce5" table:formula="of:=[.H158]+[.J158]+[.L158]+[.$B$4]" office:value-type="float" office:value="1799.99994038285" calcext:value-type="float">
            <text:p>1799.999940</text:p>
          </table:table-cell>
          <table:table-cell table:style-name="ce5" table:formula="of:=[.M158]" office:value-type="float" office:value="1799.99994038285" calcext:value-type="float">
            <text:p>1799.999940</text:p>
          </table:table-cell>
          <table:table-cell table:style-name="ce5" table:formula="of:=IF([.N158]&gt;[.$B$6];[.$B$6];IF([.N158]&lt;[.$B$5];[.$B$5];[.N158]))" office:value-type="float" office:value="1799.99994038285" calcext:value-type="float">
            <text:p>1799.999940</text:p>
          </table:table-cell>
          <table:table-cell table:formula="of:=([.N158]-[.N157])/[.B158]" office:value-type="float" office:value="0.000153067178416677" calcext:value-type="float">
            <text:p>0.0001530672</text:p>
          </table:table-cell>
          <table:table-cell table:formula="of:=[.$U$5]*[.T157]" office:value-type="float" office:value="1544.26038519825" calcext:value-type="float">
            <text:p>1544.2603851983</text:p>
          </table:table-cell>
          <table:table-cell table:formula="of:=([.$U$5]*[.U157]*[.$U$5])+[.$S$5]" office:value-type="float" office:value="1.43308183405113" calcext:value-type="float">
            <text:p>1.4330818341</text:p>
          </table:table-cell>
          <table:table-cell table:formula="of:=[.R158]/([.R158]+[.$Q$5])" office:value-type="float" office:value="0.588998616485093" calcext:value-type="float">
            <text:p>0.5889986165</text:p>
          </table:table-cell>
          <table:table-cell table:formula="of:=[.Q158]+[.S158]*((([.M158]*[.B158])+[.E158])-[.Q158])" office:value-type="float" office:value="1800.91204633938" calcext:value-type="float">
            <text:p>1800.9120463394</text:p>
          </table:table-cell>
          <table:table-cell table:formula="of:=(1-[.S158])*[.R158]" office:value-type="float" office:value="0.588998616485093" calcext:value-type="float">
            <text:p>0.5889986165</text:p>
          </table:table-cell>
          <table:table-cell table:formula="of:=[.E159]-[.T158]" office:value-type="float" office:value="-0.909838377669303" calcext:value-type="float">
            <text:p>-0.9098383777</text:p>
          </table:table-cell>
          <table:table-cell table:number-columns-repeated="100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table:formula="of:=[.C158]+[.B159]"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8]*0.8+[.N158]*0.2" office:value-type="float" office:value="1800.00220796171" calcext:value-type="float">
            <text:p>1800.002208</text:p>
          </table:table-cell>
          <table:table-cell table:style-name="ce5" table:formula="of:=[.D159]-[.E159]" office:value-type="float" office:value="-0.00220796171174698" calcext:value-type="float">
            <text:p>-0.002208</text:p>
          </table:table-cell>
          <table:table-cell table:style-name="ce5" table:formula="of:=ABS([.F159])" office:value-type="float" office:value="0.00220796171174698" calcext:value-type="float">
            <text:p>0.002208</text:p>
          </table:table-cell>
          <table:table-cell table:style-name="ce5" table:formula="of:=[.$B$1]*[.F159]" office:value-type="float" office:value="-0.0088318468469879" calcext:value-type="float">
            <text:p>-0.008832</text:p>
          </table:table-cell>
          <table:table-cell table:style-name="ce5" table:formula="of:=[.I158]+([.F159]*[.B159])" office:value-type="float" office:value="29.5606351016051" calcext:value-type="float">
            <text:p>29.560635</text:p>
          </table:table-cell>
          <table:table-cell table:style-name="ce5" table:formula="of:=[.I159]*[.$B$2]" office:value-type="float" office:value="300.008727719828" calcext:value-type="float">
            <text:p>300.008728</text:p>
          </table:table-cell>
          <table:table-cell table:style-name="ce5" table:formula="of:=([.F159]-[.F158])/[.B159]" office:value-type="float" office:value="0.00566894715348099" calcext:value-type="float">
            <text:p>0.005669</text:p>
          </table:table-cell>
          <table:table-cell table:style-name="ce5" table:formula="of:=[.K159]*[.$B$3]" office:value-type="float" office:value="0.0000566894715348098" calcext:value-type="float">
            <text:p>0.000057</text:p>
          </table:table-cell>
          <table:table-cell table:style-name="ce5" table:formula="of:=[.H159]+[.J159]+[.L159]+[.$B$4]" office:value-type="float" office:value="1799.99995256245" calcext:value-type="float">
            <text:p>1799.999953</text:p>
          </table:table-cell>
          <table:table-cell table:style-name="ce5" table:formula="of:=[.M159]" office:value-type="float" office:value="1799.99995256245" calcext:value-type="float">
            <text:p>1799.999953</text:p>
          </table:table-cell>
          <table:table-cell table:style-name="ce5" table:formula="of:=IF([.N159]&gt;[.$B$6];[.$B$6];IF([.N159]&lt;[.$B$5];[.$B$5];[.N159]))" office:value-type="float" office:value="1799.99995256245" calcext:value-type="float">
            <text:p>1799.999953</text:p>
          </table:table-cell>
          <table:table-cell table:formula="of:=([.N159]-[.N158])/[.B159]" office:value-type="float" office:value="0.000121796024359355" calcext:value-type="float">
            <text:p>0.000121796</text:p>
          </table:table-cell>
          <table:table-cell table:formula="of:=[.$U$5]*[.T158]" office:value-type="float" office:value="1544.25974069307" calcext:value-type="float">
            <text:p>1544.2597406931</text:p>
          </table:table-cell>
          <table:table-cell table:formula="of:=([.$U$5]*[.U158]*[.$U$5])+[.$S$5]" office:value-type="float" office:value="1.43308183405113" calcext:value-type="float">
            <text:p>1.4330818341</text:p>
          </table:table-cell>
          <table:table-cell table:formula="of:=[.R159]/([.R159]+[.$Q$5])" office:value-type="float" office:value="0.588998616485093" calcext:value-type="float">
            <text:p>0.5889986165</text:p>
          </table:table-cell>
          <table:table-cell table:formula="of:=[.Q159]+[.S159]*((([.M159]*[.B159])+[.E159])-[.Q159])" office:value-type="float" office:value="1800.91144826404" calcext:value-type="float">
            <text:p>1800.911448264</text:p>
          </table:table-cell>
          <table:table-cell table:formula="of:=(1-[.S159])*[.R159]" office:value-type="float" office:value="0.588998616485093" calcext:value-type="float">
            <text:p>0.5889986165</text:p>
          </table:table-cell>
          <table:table-cell table:formula="of:=[.E160]-[.T159]" office:value-type="float" office:value="-0.909691382177016" calcext:value-type="float">
            <text:p>-0.9096913822</text:p>
          </table:table-cell>
          <table:table-cell table:number-columns-repeated="100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" calcext:value-type="float">
            <text:p>0.1</text:p>
          </table:table-cell>
          <table:table-cell table:formula="of:=[.C159]+[.B160]" office:value-type="float" office:value="15.1" calcext:value-type="float">
            <text:p>15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59]*0.8+[.N159]*0.2" office:value-type="float" office:value="1800.00175688186" calcext:value-type="float">
            <text:p>1800.001757</text:p>
          </table:table-cell>
          <table:table-cell table:style-name="ce5" table:formula="of:=[.D160]-[.E160]" office:value-type="float" office:value="-0.00175688186004663" calcext:value-type="float">
            <text:p>-0.001757</text:p>
          </table:table-cell>
          <table:table-cell table:style-name="ce5" table:formula="of:=ABS([.F160])" office:value-type="float" office:value="0.00175688186004663" calcext:value-type="float">
            <text:p>0.001757</text:p>
          </table:table-cell>
          <table:table-cell table:style-name="ce5" table:formula="of:=[.$B$1]*[.F160]" office:value-type="float" office:value="-0.00702752744018653" calcext:value-type="float">
            <text:p>-0.007028</text:p>
          </table:table-cell>
          <table:table-cell table:style-name="ce5" table:formula="of:=[.I159]+([.F160]*[.B160])" office:value-type="float" office:value="29.5604594134191" calcext:value-type="float">
            <text:p>29.560459</text:p>
          </table:table-cell>
          <table:table-cell table:style-name="ce5" table:formula="of:=[.I160]*[.$B$2]" office:value-type="float" office:value="300.006944673253" calcext:value-type="float">
            <text:p>300.006945</text:p>
          </table:table-cell>
          <table:table-cell table:style-name="ce5" table:formula="of:=([.F160]-[.F159])/[.B160]" office:value-type="float" office:value="0.00451079851700342" calcext:value-type="float">
            <text:p>0.004511</text:p>
          </table:table-cell>
          <table:table-cell table:style-name="ce5" table:formula="of:=[.K160]*[.$B$3]" office:value-type="float" office:value="0.0000451079851700342" calcext:value-type="float">
            <text:p>0.000045</text:p>
          </table:table-cell>
          <table:table-cell table:style-name="ce5" table:formula="of:=[.H160]+[.J160]+[.L160]+[.$B$4]" office:value-type="float" office:value="1799.9999622538" calcext:value-type="float">
            <text:p>1799.999962</text:p>
          </table:table-cell>
          <table:table-cell table:style-name="ce5" table:formula="of:=[.M160]" office:value-type="float" office:value="1799.9999622538" calcext:value-type="float">
            <text:p>1799.999962</text:p>
          </table:table-cell>
          <table:table-cell table:style-name="ce5" table:formula="of:=IF([.N160]&gt;[.$B$6];[.$B$6];IF([.N160]&lt;[.$B$5];[.$B$5];[.N160]))" office:value-type="float" office:value="1799.9999622538" calcext:value-type="float">
            <text:p>1799.999962</text:p>
          </table:table-cell>
          <table:table-cell table:formula="of:=([.N160]-[.N159])/[.B160]" office:value-type="float" office:value="0.0000969134589468013" calcext:value-type="float">
            <text:p>9.69134589468013E-05</text:p>
          </table:table-cell>
          <table:table-cell table:formula="of:=[.$U$5]*[.T159]" office:value-type="float" office:value="1544.25922785088" calcext:value-type="float">
            <text:p>1544.2592278509</text:p>
          </table:table-cell>
          <table:table-cell table:formula="of:=([.$U$5]*[.U159]*[.$U$5])+[.$S$5]" office:value-type="float" office:value="1.43308183405113" calcext:value-type="float">
            <text:p>1.4330818341</text:p>
          </table:table-cell>
          <table:table-cell table:formula="of:=[.R160]/([.R160]+[.$Q$5])" office:value-type="float" office:value="0.588998616485093" calcext:value-type="float">
            <text:p>0.5889986165</text:p>
          </table:table-cell>
          <table:table-cell table:formula="of:=[.Q160]+[.S160]*((([.M160]*[.B160])+[.E160])-[.Q160])" office:value-type="float" office:value="1800.9109723706" calcext:value-type="float">
            <text:p>1800.9109723706</text:p>
          </table:table-cell>
          <table:table-cell table:formula="of:=(1-[.S160])*[.R160]" office:value-type="float" office:value="0.588998616485093" calcext:value-type="float">
            <text:p>0.5889986165</text:p>
          </table:table-cell>
          <table:table-cell table:formula="of:=[.E161]-[.T160]" office:value-type="float" office:value="-0.909574414350573" calcext:value-type="float">
            <text:p>-0.9095744144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" calcext:value-type="float">
            <text:p>0.1</text:p>
          </table:table-cell>
          <table:table-cell table:formula="of:=[.C160]+[.B161]" office:value-type="float" office:value="15.2" calcext:value-type="float">
            <text:p>15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0]*0.8+[.N160]*0.2" office:value-type="float" office:value="1800.00139795625" calcext:value-type="float">
            <text:p>1800.001398</text:p>
          </table:table-cell>
          <table:table-cell table:style-name="ce5" table:formula="of:=[.D161]-[.E161]" office:value-type="float" office:value="-0.00139795624772887" calcext:value-type="float">
            <text:p>-0.001398</text:p>
          </table:table-cell>
          <table:table-cell table:style-name="ce5" table:formula="of:=ABS([.F161])" office:value-type="float" office:value="0.00139795624772887" calcext:value-type="float">
            <text:p>0.001398</text:p>
          </table:table-cell>
          <table:table-cell table:style-name="ce5" table:formula="of:=[.$B$1]*[.F161]" office:value-type="float" office:value="-0.00559182499091548" calcext:value-type="float">
            <text:p>-0.005592</text:p>
          </table:table-cell>
          <table:table-cell table:style-name="ce5" table:formula="of:=[.I160]+([.F161]*[.B161])" office:value-type="float" office:value="29.5603196177943" calcext:value-type="float">
            <text:p>29.560320</text:p>
          </table:table-cell>
          <table:table-cell table:style-name="ce5" table:formula="of:=[.I161]*[.$B$2]" office:value-type="float" office:value="300.005525897662" calcext:value-type="float">
            <text:p>300.005526</text:p>
          </table:table-cell>
          <table:table-cell table:style-name="ce5" table:formula="of:=([.F161]-[.F160])/[.B161]" office:value-type="float" office:value="0.00358925612317762" calcext:value-type="float">
            <text:p>0.003589</text:p>
          </table:table-cell>
          <table:table-cell table:style-name="ce5" table:formula="of:=[.K161]*[.$B$3]" office:value-type="float" office:value="0.0000358925612317762" calcext:value-type="float">
            <text:p>0.000036</text:p>
          </table:table-cell>
          <table:table-cell table:style-name="ce5" table:formula="of:=[.H161]+[.J161]+[.L161]+[.$B$4]" office:value-type="float" office:value="1799.99996996523" calcext:value-type="float">
            <text:p>1799.999970</text:p>
          </table:table-cell>
          <table:table-cell table:style-name="ce5" table:formula="of:=[.M161]" office:value-type="float" office:value="1799.99996996523" calcext:value-type="float">
            <text:p>1799.999970</text:p>
          </table:table-cell>
          <table:table-cell table:style-name="ce5" table:formula="of:=IF([.N161]&gt;[.$B$6];[.$B$6];IF([.N161]&lt;[.$B$5];[.$B$5];[.N161]))" office:value-type="float" office:value="1799.99996996523" calcext:value-type="float">
            <text:p>1799.999970</text:p>
          </table:table-cell>
          <table:table-cell table:formula="of:=([.N161]-[.N160])/[.B161]" office:value-type="float" office:value="0.000077114348187024" calcext:value-type="float">
            <text:p>7.7114348187024E-05</text:p>
          </table:table-cell>
          <table:table-cell table:formula="of:=[.$U$5]*[.T160]" office:value-type="float" office:value="1544.25881977816" calcext:value-type="float">
            <text:p>1544.2588197782</text:p>
          </table:table-cell>
          <table:table-cell table:formula="of:=([.$U$5]*[.U160]*[.$U$5])+[.$S$5]" office:value-type="float" office:value="1.43308183405113" calcext:value-type="float">
            <text:p>1.4330818341</text:p>
          </table:table-cell>
          <table:table-cell table:formula="of:=[.R161]/([.R161]+[.$Q$5])" office:value-type="float" office:value="0.588998616485093" calcext:value-type="float">
            <text:p>0.5889986165</text:p>
          </table:table-cell>
          <table:table-cell table:formula="of:=[.Q161]+[.S161]*((([.M161]*[.B161])+[.E161])-[.Q161])" office:value-type="float" office:value="1800.91059369966" calcext:value-type="float">
            <text:p>1800.9105936997</text:p>
          </table:table-cell>
          <table:table-cell table:formula="of:=(1-[.S161])*[.R161]" office:value-type="float" office:value="0.588998616485093" calcext:value-type="float">
            <text:p>0.5889986165</text:p>
          </table:table-cell>
          <table:table-cell table:formula="of:=[.E162]-[.T161]" office:value-type="float" office:value="-0.909481341614082" calcext:value-type="float">
            <text:p>-0.9094813416</text:p>
          </table:table-cell>
          <table:table-cell table:number-columns-repeated="100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" calcext:value-type="float">
            <text:p>0.1</text:p>
          </table:table-cell>
          <table:table-cell table:formula="of:=[.C161]+[.B162]" office:value-type="float" office:value="15.3" calcext:value-type="float">
            <text:p>15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1]*0.8+[.N161]*0.2" office:value-type="float" office:value="1800.00111235804" calcext:value-type="float">
            <text:p>1800.001112</text:p>
          </table:table-cell>
          <table:table-cell table:style-name="ce5" table:formula="of:=[.D162]-[.E162]" office:value-type="float" office:value="-0.00111235804479293" calcext:value-type="float">
            <text:p>-0.001112</text:p>
          </table:table-cell>
          <table:table-cell table:style-name="ce5" table:formula="of:=ABS([.F162])" office:value-type="float" office:value="0.00111235804479293" calcext:value-type="float">
            <text:p>0.001112</text:p>
          </table:table-cell>
          <table:table-cell table:style-name="ce5" table:formula="of:=[.$B$1]*[.F162]" office:value-type="float" office:value="-0.00444943217917171" calcext:value-type="float">
            <text:p>-0.004449</text:p>
          </table:table-cell>
          <table:table-cell table:style-name="ce5" table:formula="of:=[.I161]+([.F162]*[.B162])" office:value-type="float" office:value="29.5602083819898" calcext:value-type="float">
            <text:p>29.560208</text:p>
          </table:table-cell>
          <table:table-cell table:style-name="ce5" table:formula="of:=[.I162]*[.$B$2]" office:value-type="float" office:value="300.004396973603" calcext:value-type="float">
            <text:p>300.004397</text:p>
          </table:table-cell>
          <table:table-cell table:style-name="ce5" table:formula="of:=([.F162]-[.F161])/[.B162]" office:value-type="float" office:value="0.00285598202935944" calcext:value-type="float">
            <text:p>0.002856</text:p>
          </table:table-cell>
          <table:table-cell table:style-name="ce5" table:formula="of:=[.K162]*[.$B$3]" office:value-type="float" office:value="0.0000285598202935944" calcext:value-type="float">
            <text:p>0.000029</text:p>
          </table:table-cell>
          <table:table-cell table:style-name="ce5" table:formula="of:=[.H162]+[.J162]+[.L162]+[.$B$4]" office:value-type="float" office:value="1799.99997610124" calcext:value-type="float">
            <text:p>1799.999976</text:p>
          </table:table-cell>
          <table:table-cell table:style-name="ce5" table:formula="of:=[.M162]" office:value-type="float" office:value="1799.99997610124" calcext:value-type="float">
            <text:p>1799.999976</text:p>
          </table:table-cell>
          <table:table-cell table:style-name="ce5" table:formula="of:=IF([.N162]&gt;[.$B$6];[.$B$6];IF([.N162]&lt;[.$B$5];[.$B$5];[.N162]))" office:value-type="float" office:value="1799.99997610124" calcext:value-type="float">
            <text:p>1799.999976</text:p>
          </table:table-cell>
          <table:table-cell table:formula="of:=([.N162]-[.N161])/[.B162]" office:value-type="float" office:value="0.0000613601127952279" calcext:value-type="float">
            <text:p>6.13601127952279E-05</text:p>
          </table:table-cell>
          <table:table-cell table:formula="of:=[.$U$5]*[.T161]" office:value-type="float" office:value="1544.25849507253" calcext:value-type="float">
            <text:p>1544.2584950725</text:p>
          </table:table-cell>
          <table:table-cell table:formula="of:=([.$U$5]*[.U161]*[.$U$5])+[.$S$5]" office:value-type="float" office:value="1.43308183405113" calcext:value-type="float">
            <text:p>1.4330818341</text:p>
          </table:table-cell>
          <table:table-cell table:formula="of:=[.R162]/([.R162]+[.$Q$5])" office:value-type="float" office:value="0.588998616485093" calcext:value-type="float">
            <text:p>0.5889986165</text:p>
          </table:table-cell>
          <table:table-cell table:formula="of:=[.Q162]+[.S162]*((([.M162]*[.B162])+[.E162])-[.Q162])" office:value-type="float" office:value="1800.91029238966" calcext:value-type="float">
            <text:p>1800.9102923897</text:p>
          </table:table-cell>
          <table:table-cell table:formula="of:=(1-[.S162])*[.R162]" office:value-type="float" office:value="0.588998616485093" calcext:value-type="float">
            <text:p>0.5889986165</text:p>
          </table:table-cell>
          <table:table-cell table:formula="of:=[.E163]-[.T162]" office:value-type="float" office:value="-0.909407282973461" calcext:value-type="float">
            <text:p>-0.909407283</text:p>
          </table:table-cell>
          <table:table-cell table:number-columns-repeated="100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.1</text:p>
          </table:table-cell>
          <table:table-cell table:formula="of:=[.C162]+[.B163]" office:value-type="float" office:value="15.4" calcext:value-type="float">
            <text:p>15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2]*0.8+[.N162]*0.2" office:value-type="float" office:value="1800.00088510668" calcext:value-type="float">
            <text:p>1800.000885</text:p>
          </table:table-cell>
          <table:table-cell table:style-name="ce5" table:formula="of:=[.D163]-[.E163]" office:value-type="float" office:value="-0.000885106684791026" calcext:value-type="float">
            <text:p>-0.000885</text:p>
          </table:table-cell>
          <table:table-cell table:style-name="ce5" table:formula="of:=ABS([.F163])" office:value-type="float" office:value="0.000885106684791026" calcext:value-type="float">
            <text:p>0.000885</text:p>
          </table:table-cell>
          <table:table-cell table:style-name="ce5" table:formula="of:=[.$B$1]*[.F163]" office:value-type="float" office:value="-0.0035404267391641" calcext:value-type="float">
            <text:p>-0.003540</text:p>
          </table:table-cell>
          <table:table-cell table:style-name="ce5" table:formula="of:=[.I162]+([.F163]*[.B163])" office:value-type="float" office:value="29.5601198713214" calcext:value-type="float">
            <text:p>29.560120</text:p>
          </table:table-cell>
          <table:table-cell table:style-name="ce5" table:formula="of:=[.I163]*[.$B$2]" office:value-type="float" office:value="300.00349868529" calcext:value-type="float">
            <text:p>300.003499</text:p>
          </table:table-cell>
          <table:table-cell table:style-name="ce5" table:formula="of:=([.F163]-[.F162])/[.B163]" office:value-type="float" office:value="0.00227251360001901" calcext:value-type="float">
            <text:p>0.002273</text:p>
          </table:table-cell>
          <table:table-cell table:style-name="ce5" table:formula="of:=[.K163]*[.$B$3]" office:value-type="float" office:value="0.0000227251360001901" calcext:value-type="float">
            <text:p>0.000023</text:p>
          </table:table-cell>
          <table:table-cell table:style-name="ce5" table:formula="of:=[.H163]+[.J163]+[.L163]+[.$B$4]" office:value-type="float" office:value="1799.99998098369" calcext:value-type="float">
            <text:p>1799.999981</text:p>
          </table:table-cell>
          <table:table-cell table:style-name="ce5" table:formula="of:=[.M163]" office:value-type="float" office:value="1799.99998098369" calcext:value-type="float">
            <text:p>1799.999981</text:p>
          </table:table-cell>
          <table:table-cell table:style-name="ce5" table:formula="of:=IF([.N163]&gt;[.$B$6];[.$B$6];IF([.N163]&lt;[.$B$5];[.$B$5];[.N163]))" office:value-type="float" office:value="1799.99998098369" calcext:value-type="float">
            <text:p>1799.999981</text:p>
          </table:table-cell>
          <table:table-cell table:formula="of:=([.N163]-[.N162])/[.B163]" office:value-type="float" office:value="0.0000488244268126437" calcext:value-type="float">
            <text:p>4.88244268126437E-05</text:p>
          </table:table-cell>
          <table:table-cell table:formula="of:=[.$U$5]*[.T162]" office:value-type="float" office:value="1544.25823670294" calcext:value-type="float">
            <text:p>1544.258236703</text:p>
          </table:table-cell>
          <table:table-cell table:formula="of:=([.$U$5]*[.U162]*[.$U$5])+[.$S$5]" office:value-type="float" office:value="1.43308183405113" calcext:value-type="float">
            <text:p>1.4330818341</text:p>
          </table:table-cell>
          <table:table-cell table:formula="of:=[.R163]/([.R163]+[.$Q$5])" office:value-type="float" office:value="0.588998616485093" calcext:value-type="float">
            <text:p>0.5889986165</text:p>
          </table:table-cell>
          <table:table-cell table:formula="of:=[.Q163]+[.S163]*((([.M163]*[.B163])+[.E163])-[.Q163])" office:value-type="float" office:value="1800.91005263624" calcext:value-type="float">
            <text:p>1800.9100526362</text:p>
          </table:table-cell>
          <table:table-cell table:formula="of:=(1-[.S163])*[.R163]" office:value-type="float" office:value="0.588998616485093" calcext:value-type="float">
            <text:p>0.5889986165</text:p>
          </table:table-cell>
          <table:table-cell table:formula="of:=[.E164]-[.T163]" office:value-type="float" office:value="-0.909348354153281" calcext:value-type="float">
            <text:p>-0.9093483542</text:p>
          </table:table-cell>
          <table:table-cell table:number-columns-repeated="100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" calcext:value-type="float">
            <text:p>0.1</text:p>
          </table:table-cell>
          <table:table-cell table:formula="of:=[.C163]+[.B164]" office:value-type="float" office:value="15.5" calcext:value-type="float">
            <text:p>15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3]*0.8+[.N163]*0.2" office:value-type="float" office:value="1800.00070428209" calcext:value-type="float">
            <text:p>1800.000704</text:p>
          </table:table-cell>
          <table:table-cell table:style-name="ce5" table:formula="of:=[.D164]-[.E164]" office:value-type="float" office:value="-0.000704282085280283" calcext:value-type="float">
            <text:p>-0.000704</text:p>
          </table:table-cell>
          <table:table-cell table:style-name="ce5" table:formula="of:=ABS([.F164])" office:value-type="float" office:value="0.000704282085280283" calcext:value-type="float">
            <text:p>0.000704</text:p>
          </table:table-cell>
          <table:table-cell table:style-name="ce5" table:formula="of:=[.$B$1]*[.F164]" office:value-type="float" office:value="-0.00281712834112113" calcext:value-type="float">
            <text:p>-0.002817</text:p>
          </table:table-cell>
          <table:table-cell table:style-name="ce5" table:formula="of:=[.I163]+([.F164]*[.B164])" office:value-type="float" office:value="29.5600494431128" calcext:value-type="float">
            <text:p>29.560049</text:p>
          </table:table-cell>
          <table:table-cell table:style-name="ce5" table:formula="of:=[.I164]*[.$B$2]" office:value-type="float" office:value="300.002783914543" calcext:value-type="float">
            <text:p>300.002784</text:p>
          </table:table-cell>
          <table:table-cell table:style-name="ce5" table:formula="of:=([.F164]-[.F163])/[.B164]" office:value-type="float" office:value="0.00180824599510743" calcext:value-type="float">
            <text:p>0.001808</text:p>
          </table:table-cell>
          <table:table-cell table:style-name="ce5" table:formula="of:=[.K164]*[.$B$3]" office:value-type="float" office:value="0.0000180824599510743" calcext:value-type="float">
            <text:p>0.000018</text:p>
          </table:table-cell>
          <table:table-cell table:style-name="ce5" table:formula="of:=[.H164]+[.J164]+[.L164]+[.$B$4]" office:value-type="float" office:value="1799.99998486866" calcext:value-type="float">
            <text:p>1799.999985</text:p>
          </table:table-cell>
          <table:table-cell table:style-name="ce5" table:formula="of:=[.M164]" office:value-type="float" office:value="1799.99998486866" calcext:value-type="float">
            <text:p>1799.999985</text:p>
          </table:table-cell>
          <table:table-cell table:style-name="ce5" table:formula="of:=IF([.N164]&gt;[.$B$6];[.$B$6];IF([.N164]&lt;[.$B$5];[.$B$5];[.N164]))" office:value-type="float" office:value="1799.99998486866" calcext:value-type="float">
            <text:p>1799.999985</text:p>
          </table:table-cell>
          <table:table-cell table:formula="of:=([.N164]-[.N163])/[.B164]" office:value-type="float" office:value="0.000038849748307257" calcext:value-type="float">
            <text:p>3.8849748307257E-05</text:p>
          </table:table-cell>
          <table:table-cell table:formula="of:=[.$U$5]*[.T163]" office:value-type="float" office:value="1544.25803111736" calcext:value-type="float">
            <text:p>1544.2580311174</text:p>
          </table:table-cell>
          <table:table-cell table:formula="of:=([.$U$5]*[.U163]*[.$U$5])+[.$S$5]" office:value-type="float" office:value="1.43308183405113" calcext:value-type="float">
            <text:p>1.4330818341</text:p>
          </table:table-cell>
          <table:table-cell table:formula="of:=[.R164]/([.R164]+[.$Q$5])" office:value-type="float" office:value="0.588998616485093" calcext:value-type="float">
            <text:p>0.5889986165</text:p>
          </table:table-cell>
          <table:table-cell table:formula="of:=[.Q164]+[.S164]*((([.M164]*[.B164])+[.E164])-[.Q164])" office:value-type="float" office:value="1800.90986186367" calcext:value-type="float">
            <text:p>1800.9098618637</text:p>
          </table:table-cell>
          <table:table-cell table:formula="of:=(1-[.S164])*[.R164]" office:value-type="float" office:value="0.588998616485093" calcext:value-type="float">
            <text:p>0.5889986165</text:p>
          </table:table-cell>
          <table:table-cell table:formula="of:=[.E165]-[.T164]" office:value-type="float" office:value="-0.909301464264217" calcext:value-type="float">
            <text:p>-0.9093014643</text:p>
          </table:table-cell>
          <table:table-cell table:number-columns-repeated="100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" calcext:value-type="float">
            <text:p>0.1</text:p>
          </table:table-cell>
          <table:table-cell table:formula="of:=[.C164]+[.B165]" office:value-type="float" office:value="15.6" calcext:value-type="float">
            <text:p>15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4]*0.8+[.N164]*0.2" office:value-type="float" office:value="1800.0005603994" calcext:value-type="float">
            <text:p>1800.000560</text:p>
          </table:table-cell>
          <table:table-cell table:style-name="ce5" table:formula="of:=[.D165]-[.E165]" office:value-type="float" office:value="-0.000560399400683309" calcext:value-type="float">
            <text:p>-0.000560</text:p>
          </table:table-cell>
          <table:table-cell table:style-name="ce5" table:formula="of:=ABS([.F165])" office:value-type="float" office:value="0.000560399400683309" calcext:value-type="float">
            <text:p>0.000560</text:p>
          </table:table-cell>
          <table:table-cell table:style-name="ce5" table:formula="of:=[.$B$1]*[.F165]" office:value-type="float" office:value="-0.00224159760273324" calcext:value-type="float">
            <text:p>-0.002242</text:p>
          </table:table-cell>
          <table:table-cell table:style-name="ce5" table:formula="of:=[.I164]+([.F165]*[.B165])" office:value-type="float" office:value="29.5599934031728" calcext:value-type="float">
            <text:p>29.559993</text:p>
          </table:table-cell>
          <table:table-cell table:style-name="ce5" table:formula="of:=[.I165]*[.$B$2]" office:value-type="float" office:value="300.002215169282" calcext:value-type="float">
            <text:p>300.002215</text:p>
          </table:table-cell>
          <table:table-cell table:style-name="ce5" table:formula="of:=([.F165]-[.F164])/[.B165]" office:value-type="float" office:value="0.00143882684596974" calcext:value-type="float">
            <text:p>0.001439</text:p>
          </table:table-cell>
          <table:table-cell table:style-name="ce5" table:formula="of:=[.K165]*[.$B$3]" office:value-type="float" office:value="0.0000143882684596974" calcext:value-type="float">
            <text:p>0.000014</text:p>
          </table:table-cell>
          <table:table-cell table:style-name="ce5" table:formula="of:=[.H165]+[.J165]+[.L165]+[.$B$4]" office:value-type="float" office:value="1799.99998795995" calcext:value-type="float">
            <text:p>1799.999988</text:p>
          </table:table-cell>
          <table:table-cell table:style-name="ce5" table:formula="of:=[.M165]" office:value-type="float" office:value="1799.99998795995" calcext:value-type="float">
            <text:p>1799.999988</text:p>
          </table:table-cell>
          <table:table-cell table:style-name="ce5" table:formula="of:=IF([.N165]&gt;[.$B$6];[.$B$6];IF([.N165]&lt;[.$B$5];[.$B$5];[.N165]))" office:value-type="float" office:value="1799.99998795995" calcext:value-type="float">
            <text:p>1799.999988</text:p>
          </table:table-cell>
          <table:table-cell table:formula="of:=([.N165]-[.N164])/[.B165]" office:value-type="float" office:value="0.0000309128608932951" calcext:value-type="float">
            <text:p>3.09128608932951E-05</text:p>
          </table:table-cell>
          <table:table-cell table:formula="of:=[.$U$5]*[.T164]" office:value-type="float" office:value="1544.25786753224" calcext:value-type="float">
            <text:p>1544.2578675323</text:p>
          </table:table-cell>
          <table:table-cell table:formula="of:=([.$U$5]*[.U164]*[.$U$5])+[.$S$5]" office:value-type="float" office:value="1.43308183405113" calcext:value-type="float">
            <text:p>1.4330818341</text:p>
          </table:table-cell>
          <table:table-cell table:formula="of:=[.R165]/([.R165]+[.$Q$5])" office:value-type="float" office:value="0.588998616485093" calcext:value-type="float">
            <text:p>0.5889986165</text:p>
          </table:table-cell>
          <table:table-cell table:formula="of:=[.Q165]+[.S165]*((([.M165]*[.B165])+[.E165])-[.Q165])" office:value-type="float" office:value="1800.90971006533" calcext:value-type="float">
            <text:p>1800.9097100653</text:p>
          </table:table-cell>
          <table:table-cell table:formula="of:=(1-[.S165])*[.R165]" office:value-type="float" office:value="0.588998616485093" calcext:value-type="float">
            <text:p>0.5889986165</text:p>
          </table:table-cell>
          <table:table-cell table:formula="of:=[.E166]-[.T165]" office:value-type="float" office:value="-0.909264153820004" calcext:value-type="float">
            <text:p>-0.9092641538</text:p>
          </table:table-cell>
          <table:table-cell table:number-columns-repeated="100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" calcext:value-type="float">
            <text:p>0.1</text:p>
          </table:table-cell>
          <table:table-cell table:formula="of:=[.C165]+[.B166]" office:value-type="float" office:value="15.7" calcext:value-type="float">
            <text:p>15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5]*0.8+[.N165]*0.2" office:value-type="float" office:value="1800.00044591151" calcext:value-type="float">
            <text:p>1800.000446</text:p>
          </table:table-cell>
          <table:table-cell table:style-name="ce5" table:formula="of:=[.D166]-[.E166]" office:value-type="float" office:value="-0.00044591151026907" calcext:value-type="float">
            <text:p>-0.000446</text:p>
          </table:table-cell>
          <table:table-cell table:style-name="ce5" table:formula="of:=ABS([.F166])" office:value-type="float" office:value="0.00044591151026907" calcext:value-type="float">
            <text:p>0.000446</text:p>
          </table:table-cell>
          <table:table-cell table:style-name="ce5" table:formula="of:=[.$B$1]*[.F166]" office:value-type="float" office:value="-0.00178364604107628" calcext:value-type="float">
            <text:p>-0.001784</text:p>
          </table:table-cell>
          <table:table-cell table:style-name="ce5" table:formula="of:=[.I165]+([.F166]*[.B166])" office:value-type="float" office:value="29.5599488120217" calcext:value-type="float">
            <text:p>29.559949</text:p>
          </table:table-cell>
          <table:table-cell table:style-name="ce5" table:formula="of:=[.I166]*[.$B$2]" office:value-type="float" office:value="300.001762616945" calcext:value-type="float">
            <text:p>300.001763</text:p>
          </table:table-cell>
          <table:table-cell table:style-name="ce5" table:formula="of:=([.F166]-[.F165])/[.B166]" office:value-type="float" office:value="0.00114487890414239" calcext:value-type="float">
            <text:p>0.001145</text:p>
          </table:table-cell>
          <table:table-cell table:style-name="ce5" table:formula="of:=[.K166]*[.$B$3]" office:value-type="float" office:value="0.0000114487890414239" calcext:value-type="float">
            <text:p>0.000011</text:p>
          </table:table-cell>
          <table:table-cell table:style-name="ce5" table:formula="of:=[.H166]+[.J166]+[.L166]+[.$B$4]" office:value-type="float" office:value="1799.99999041969" calcext:value-type="float">
            <text:p>1799.999990</text:p>
          </table:table-cell>
          <table:table-cell table:style-name="ce5" table:formula="of:=[.M166]" office:value-type="float" office:value="1799.99999041969" calcext:value-type="float">
            <text:p>1799.999990</text:p>
          </table:table-cell>
          <table:table-cell table:style-name="ce5" table:formula="of:=IF([.N166]&gt;[.$B$6];[.$B$6];IF([.N166]&lt;[.$B$5];[.$B$5];[.N166]))" office:value-type="float" office:value="1799.99999041969" calcext:value-type="float">
            <text:p>1799.999990</text:p>
          </table:table-cell>
          <table:table-cell table:formula="of:=([.N166]-[.N165])/[.B166]" office:value-type="float" office:value="0.0000245974570134422" calcext:value-type="float">
            <text:p>2.45974570134422E-05</text:p>
          </table:table-cell>
          <table:table-cell table:formula="of:=[.$U$5]*[.T165]" office:value-type="float" office:value="1544.25773736705" calcext:value-type="float">
            <text:p>1544.2577373671</text:p>
          </table:table-cell>
          <table:table-cell table:formula="of:=([.$U$5]*[.U165]*[.$U$5])+[.$S$5]" office:value-type="float" office:value="1.43308183405113" calcext:value-type="float">
            <text:p>1.4330818341</text:p>
          </table:table-cell>
          <table:table-cell table:formula="of:=[.R166]/([.R166]+[.$Q$5])" office:value-type="float" office:value="0.588998616485093" calcext:value-type="float">
            <text:p>0.5889986165</text:p>
          </table:table-cell>
          <table:table-cell table:formula="of:=[.Q166]+[.S166]*((([.M166]*[.B166])+[.E166])-[.Q166])" office:value-type="float" office:value="1800.90958927893" calcext:value-type="float">
            <text:p>1800.9095892789</text:p>
          </table:table-cell>
          <table:table-cell table:formula="of:=(1-[.S166])*[.R166]" office:value-type="float" office:value="0.588998616485093" calcext:value-type="float">
            <text:p>0.5889986165</text:p>
          </table:table-cell>
          <table:table-cell table:formula="of:=[.E167]-[.T166]" office:value-type="float" office:value="-0.909234465780401" calcext:value-type="float">
            <text:p>-0.9092344658</text:p>
          </table:table-cell>
          <table:table-cell table:number-columns-repeated="100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" calcext:value-type="float">
            <text:p>0.1</text:p>
          </table:table-cell>
          <table:table-cell table:formula="of:=[.C166]+[.B167]" office:value-type="float" office:value="15.8" calcext:value-type="float">
            <text:p>15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6]*0.8+[.N166]*0.2" office:value-type="float" office:value="1800.00035481315" calcext:value-type="float">
            <text:p>1800.000355</text:p>
          </table:table-cell>
          <table:table-cell table:style-name="ce5" table:formula="of:=[.D167]-[.E167]" office:value-type="float" office:value="-0.000354813146941524" calcext:value-type="float">
            <text:p>-0.000355</text:p>
          </table:table-cell>
          <table:table-cell table:style-name="ce5" table:formula="of:=ABS([.F167])" office:value-type="float" office:value="0.000354813146941524" calcext:value-type="float">
            <text:p>0.000355</text:p>
          </table:table-cell>
          <table:table-cell table:style-name="ce5" table:formula="of:=[.$B$1]*[.F167]" office:value-type="float" office:value="-0.0014192525877661" calcext:value-type="float">
            <text:p>-0.001419</text:p>
          </table:table-cell>
          <table:table-cell table:style-name="ce5" table:formula="of:=[.I166]+([.F167]*[.B167])" office:value-type="float" office:value="29.559913330707" calcext:value-type="float">
            <text:p>29.559913</text:p>
          </table:table-cell>
          <table:table-cell table:style-name="ce5" table:formula="of:=[.I167]*[.$B$2]" office:value-type="float" office:value="300.001402519673" calcext:value-type="float">
            <text:p>300.001403</text:p>
          </table:table-cell>
          <table:table-cell table:style-name="ce5" table:formula="of:=([.F167]-[.F166])/[.B167]" office:value-type="float" office:value="0.000910983633275464" calcext:value-type="float">
            <text:p>0.000911</text:p>
          </table:table-cell>
          <table:table-cell table:style-name="ce5" table:formula="of:=[.K167]*[.$B$3]" office:value-type="float" office:value="0.00000910983633275464" calcext:value-type="float">
            <text:p>0.000009</text:p>
          </table:table-cell>
          <table:table-cell table:style-name="ce5" table:formula="of:=[.H167]+[.J167]+[.L167]+[.$B$4]" office:value-type="float" office:value="1799.99999237692" calcext:value-type="float">
            <text:p>1799.999992</text:p>
          </table:table-cell>
          <table:table-cell table:style-name="ce5" table:formula="of:=[.M167]" office:value-type="float" office:value="1799.99999237692" calcext:value-type="float">
            <text:p>1799.999992</text:p>
          </table:table-cell>
          <table:table-cell table:style-name="ce5" table:formula="of:=IF([.N167]&gt;[.$B$6];[.$B$6];IF([.N167]&lt;[.$B$5];[.$B$5];[.N167]))" office:value-type="float" office:value="1799.99999237692" calcext:value-type="float">
            <text:p>1799.999992</text:p>
          </table:table-cell>
          <table:table-cell table:formula="of:=([.N167]-[.N166])/[.B167]" office:value-type="float" office:value="0.0000195722782336816" calcext:value-type="float">
            <text:p>1.95722782336816E-05</text:p>
          </table:table-cell>
          <table:table-cell table:formula="of:=[.$U$5]*[.T166]" office:value-type="float" office:value="1544.25763379421" calcext:value-type="float">
            <text:p>1544.2576337942</text:p>
          </table:table-cell>
          <table:table-cell table:formula="of:=([.$U$5]*[.U166]*[.$U$5])+[.$S$5]" office:value-type="float" office:value="1.43308183405113" calcext:value-type="float">
            <text:p>1.4330818341</text:p>
          </table:table-cell>
          <table:table-cell table:formula="of:=[.R167]/([.R167]+[.$Q$5])" office:value-type="float" office:value="0.588998616485093" calcext:value-type="float">
            <text:p>0.5889986165</text:p>
          </table:table-cell>
          <table:table-cell table:formula="of:=[.Q167]+[.S167]*((([.M167]*[.B167])+[.E167])-[.Q167])" office:value-type="float" office:value="1800.90949316882" calcext:value-type="float">
            <text:p>1800.9094931688</text:p>
          </table:table-cell>
          <table:table-cell table:formula="of:=(1-[.S167])*[.R167]" office:value-type="float" office:value="0.588998616485093" calcext:value-type="float">
            <text:p>0.5889986165</text:p>
          </table:table-cell>
          <table:table-cell table:formula="of:=[.E168]-[.T167]" office:value-type="float" office:value="-0.90921084291449" calcext:value-type="float">
            <text:p>-0.9092108429</text:p>
          </table:table-cell>
          <table:table-cell table:number-columns-repeated="100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" calcext:value-type="float">
            <text:p>0.1</text:p>
          </table:table-cell>
          <table:table-cell table:formula="of:=[.C167]+[.B168]" office:value-type="float" office:value="15.9" calcext:value-type="float">
            <text:p>15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7]*0.8+[.N167]*0.2" office:value-type="float" office:value="1800.0002823259" calcext:value-type="float">
            <text:p>1800.000282</text:p>
          </table:table-cell>
          <table:table-cell table:style-name="ce5" table:formula="of:=[.D168]-[.E168]" office:value-type="float" office:value="-0.00028232590193511" calcext:value-type="float">
            <text:p>-0.000282</text:p>
          </table:table-cell>
          <table:table-cell table:style-name="ce5" table:formula="of:=ABS([.F168])" office:value-type="float" office:value="0.00028232590193511" calcext:value-type="float">
            <text:p>0.000282</text:p>
          </table:table-cell>
          <table:table-cell table:style-name="ce5" table:formula="of:=[.$B$1]*[.F168]" office:value-type="float" office:value="-0.00112930360774044" calcext:value-type="float">
            <text:p>-0.001129</text:p>
          </table:table-cell>
          <table:table-cell table:style-name="ce5" table:formula="of:=[.I167]+([.F168]*[.B168])" office:value-type="float" office:value="29.5598850981168" calcext:value-type="float">
            <text:p>29.559885</text:p>
          </table:table-cell>
          <table:table-cell table:style-name="ce5" table:formula="of:=[.I168]*[.$B$2]" office:value-type="float" office:value="300.001115989176" calcext:value-type="float">
            <text:p>300.001116</text:p>
          </table:table-cell>
          <table:table-cell table:style-name="ce5" table:formula="of:=([.F168]-[.F167])/[.B168]" office:value-type="float" office:value="0.00072487245006414" calcext:value-type="float">
            <text:p>0.000725</text:p>
          </table:table-cell>
          <table:table-cell table:style-name="ce5" table:formula="of:=[.K168]*[.$B$3]" office:value-type="float" office:value="0.0000072487245006414" calcext:value-type="float">
            <text:p>0.000007</text:p>
          </table:table-cell>
          <table:table-cell table:style-name="ce5" table:formula="of:=[.H168]+[.J168]+[.L168]+[.$B$4]" office:value-type="float" office:value="1799.99999393429" calcext:value-type="float">
            <text:p>1799.999994</text:p>
          </table:table-cell>
          <table:table-cell table:style-name="ce5" table:formula="of:=[.M168]" office:value-type="float" office:value="1799.99999393429" calcext:value-type="float">
            <text:p>1799.999994</text:p>
          </table:table-cell>
          <table:table-cell table:style-name="ce5" table:formula="of:=IF([.N168]&gt;[.$B$6];[.$B$6];IF([.N168]&lt;[.$B$5];[.$B$5];[.N168]))" office:value-type="float" office:value="1799.99999393429" calcext:value-type="float">
            <text:p>1799.999994</text:p>
          </table:table-cell>
          <table:table-cell table:formula="of:=([.N168]-[.N167])/[.B168]" office:value-type="float" office:value="0.0000155737120621779" calcext:value-type="float">
            <text:p>1.55737120621779E-05</text:p>
          </table:table-cell>
          <table:table-cell table:formula="of:=[.$U$5]*[.T167]" office:value-type="float" office:value="1544.25755138098" calcext:value-type="float">
            <text:p>1544.257551381</text:p>
          </table:table-cell>
          <table:table-cell table:formula="of:=([.$U$5]*[.U167]*[.$U$5])+[.$S$5]" office:value-type="float" office:value="1.43308183405113" calcext:value-type="float">
            <text:p>1.4330818341</text:p>
          </table:table-cell>
          <table:table-cell table:formula="of:=[.R168]/([.R168]+[.$Q$5])" office:value-type="float" office:value="0.588998616485093" calcext:value-type="float">
            <text:p>0.5889986165</text:p>
          </table:table-cell>
          <table:table-cell table:formula="of:=[.Q168]+[.S168]*((([.M168]*[.B168])+[.E168])-[.Q168])" office:value-type="float" office:value="1800.90941669371" calcext:value-type="float">
            <text:p>1800.9094166937</text:p>
          </table:table-cell>
          <table:table-cell table:formula="of:=(1-[.S168])*[.R168]" office:value-type="float" office:value="0.588998616485093" calcext:value-type="float">
            <text:p>0.5889986165</text:p>
          </table:table-cell>
          <table:table-cell table:formula="of:=[.E169]-[.T168]" office:value-type="float" office:value="-0.909192046127373" calcext:value-type="float">
            <text:p>-0.9091920461</text:p>
          </table:table-cell>
          <table:table-cell table:number-columns-repeated="100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 table:formula="of:=[.C168]+[.B169]"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8]*0.8+[.N168]*0.2" office:value-type="float" office:value="1800.00022464758" calcext:value-type="float">
            <text:p>1800.000225</text:p>
          </table:table-cell>
          <table:table-cell table:style-name="ce5" table:formula="of:=[.D169]-[.E169]" office:value-type="float" office:value="-0.000224647580125747" calcext:value-type="float">
            <text:p>-0.000225</text:p>
          </table:table-cell>
          <table:table-cell table:style-name="ce5" table:formula="of:=ABS([.F169])" office:value-type="float" office:value="0.000224647580125747" calcext:value-type="float">
            <text:p>0.000225</text:p>
          </table:table-cell>
          <table:table-cell table:style-name="ce5" table:formula="of:=[.$B$1]*[.F169]" office:value-type="float" office:value="-0.00089859032050299" calcext:value-type="float">
            <text:p>-0.000899</text:p>
          </table:table-cell>
          <table:table-cell table:style-name="ce5" table:formula="of:=[.I168]+([.F169]*[.B169])" office:value-type="float" office:value="29.5598626333588" calcext:value-type="float">
            <text:p>29.559863</text:p>
          </table:table-cell>
          <table:table-cell table:style-name="ce5" table:formula="of:=[.I169]*[.$B$2]" office:value-type="float" office:value="300.000887995987" calcext:value-type="float">
            <text:p>300.000888</text:p>
          </table:table-cell>
          <table:table-cell table:style-name="ce5" table:formula="of:=([.F169]-[.F168])/[.B169]" office:value-type="float" office:value="0.000576783218093624" calcext:value-type="float">
            <text:p>0.000577</text:p>
          </table:table-cell>
          <table:table-cell table:style-name="ce5" table:formula="of:=[.K169]*[.$B$3]" office:value-type="float" office:value="0.00000576783218093624" calcext:value-type="float">
            <text:p>0.000006</text:p>
          </table:table-cell>
          <table:table-cell table:style-name="ce5" table:formula="of:=[.H169]+[.J169]+[.L169]+[.$B$4]" office:value-type="float" office:value="1799.9999951735" calcext:value-type="float">
            <text:p>1799.999995</text:p>
          </table:table-cell>
          <table:table-cell table:style-name="ce5" table:formula="of:=[.M169]" office:value-type="float" office:value="1799.9999951735" calcext:value-type="float">
            <text:p>1799.999995</text:p>
          </table:table-cell>
          <table:table-cell table:style-name="ce5" table:formula="of:=IF([.N169]&gt;[.$B$6];[.$B$6];IF([.N169]&lt;[.$B$5];[.$B$5];[.N169]))" office:value-type="float" office:value="1799.9999951735" calcext:value-type="float">
            <text:p>1799.999995</text:p>
          </table:table-cell>
          <table:table-cell table:formula="of:=([.N169]-[.N168])/[.B169]" office:value-type="float" office:value="0.0000123920585792803" calcext:value-type="float">
            <text:p>1.23920585792803E-05</text:p>
          </table:table-cell>
          <table:table-cell table:formula="of:=[.$U$5]*[.T168]" office:value-type="float" office:value="1544.25748580453" calcext:value-type="float">
            <text:p>1544.2574858045</text:p>
          </table:table-cell>
          <table:table-cell table:formula="of:=([.$U$5]*[.U168]*[.$U$5])+[.$S$5]" office:value-type="float" office:value="1.43308183405113" calcext:value-type="float">
            <text:p>1.4330818341</text:p>
          </table:table-cell>
          <table:table-cell table:formula="of:=[.R169]/([.R169]+[.$Q$5])" office:value-type="float" office:value="0.588998616485093" calcext:value-type="float">
            <text:p>0.5889986165</text:p>
          </table:table-cell>
          <table:table-cell table:formula="of:=[.Q169]+[.S169]*((([.M169]*[.B169])+[.E169])-[.Q169])" office:value-type="float" office:value="1800.90935584223" calcext:value-type="float">
            <text:p>1800.9093558422</text:p>
          </table:table-cell>
          <table:table-cell table:formula="of:=(1-[.S169])*[.R169]" office:value-type="float" office:value="0.588998616485093" calcext:value-type="float">
            <text:p>0.5889986165</text:p>
          </table:table-cell>
          <table:table-cell table:formula="of:=[.E170]-[.T169]" office:value-type="float" office:value="-0.909177089466311" calcext:value-type="float">
            <text:p>-0.9091770895</text:p>
          </table:table-cell>
          <table:table-cell table:number-columns-repeated="100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" calcext:value-type="float">
            <text:p>0.1</text:p>
          </table:table-cell>
          <table:table-cell table:formula="of:=[.C169]+[.B170]" office:value-type="float" office:value="16.1" calcext:value-type="float">
            <text:p>16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69]*0.8+[.N169]*0.2" office:value-type="float" office:value="1800.00017875276" calcext:value-type="float">
            <text:p>1800.000179</text:p>
          </table:table-cell>
          <table:table-cell table:style-name="ce5" table:formula="of:=[.D170]-[.E170]" office:value-type="float" office:value="-0.000178752763758894" calcext:value-type="float">
            <text:p>-0.000179</text:p>
          </table:table-cell>
          <table:table-cell table:style-name="ce5" table:formula="of:=ABS([.F170])" office:value-type="float" office:value="0.000178752763758894" calcext:value-type="float">
            <text:p>0.000179</text:p>
          </table:table-cell>
          <table:table-cell table:style-name="ce5" table:formula="of:=[.$B$1]*[.F170]" office:value-type="float" office:value="-0.000715011055035575" calcext:value-type="float">
            <text:p>-0.000715</text:p>
          </table:table-cell>
          <table:table-cell table:style-name="ce5" table:formula="of:=[.I169]+([.F170]*[.B170])" office:value-type="float" office:value="29.5598447580825" calcext:value-type="float">
            <text:p>29.559845</text:p>
          </table:table-cell>
          <table:table-cell table:style-name="ce5" table:formula="of:=[.I170]*[.$B$2]" office:value-type="float" office:value="300.000706581112" calcext:value-type="float">
            <text:p>300.000707</text:p>
          </table:table-cell>
          <table:table-cell table:style-name="ce5" table:formula="of:=([.F170]-[.F169])/[.B170]" office:value-type="float" office:value="0.000458948163668538" calcext:value-type="float">
            <text:p>0.000459</text:p>
          </table:table-cell>
          <table:table-cell table:style-name="ce5" table:formula="of:=[.K170]*[.$B$3]" office:value-type="float" office:value="0.00000458948163668538" calcext:value-type="float">
            <text:p>0.000005</text:p>
          </table:table-cell>
          <table:table-cell table:style-name="ce5" table:formula="of:=[.H170]+[.J170]+[.L170]+[.$B$4]" office:value-type="float" office:value="1799.99999615954" calcext:value-type="float">
            <text:p>1799.999996</text:p>
          </table:table-cell>
          <table:table-cell table:style-name="ce5" table:formula="of:=[.M170]" office:value-type="float" office:value="1799.99999615954" calcext:value-type="float">
            <text:p>1799.999996</text:p>
          </table:table-cell>
          <table:table-cell table:style-name="ce5" table:formula="of:=IF([.N170]&gt;[.$B$6];[.$B$6];IF([.N170]&lt;[.$B$5];[.$B$5];[.N170]))" office:value-type="float" office:value="1799.99999615954" calcext:value-type="float">
            <text:p>1799.999996</text:p>
          </table:table-cell>
          <table:table-cell table:formula="of:=([.N170]-[.N169])/[.B170]" office:value-type="float" office:value="0.00000986039822237217" calcext:value-type="float">
            <text:p>9.86039822237217E-06</text:p>
          </table:table-cell>
          <table:table-cell table:formula="of:=[.$U$5]*[.T169]" office:value-type="float" office:value="1544.25743362514" calcext:value-type="float">
            <text:p>1544.2574336251</text:p>
          </table:table-cell>
          <table:table-cell table:formula="of:=([.$U$5]*[.U169]*[.$U$5])+[.$S$5]" office:value-type="float" office:value="1.43308183405113" calcext:value-type="float">
            <text:p>1.4330818341</text:p>
          </table:table-cell>
          <table:table-cell table:formula="of:=[.R170]/([.R170]+[.$Q$5])" office:value-type="float" office:value="0.588998616485093" calcext:value-type="float">
            <text:p>0.5889986165</text:p>
          </table:table-cell>
          <table:table-cell table:formula="of:=[.Q170]+[.S170]*((([.M170]*[.B170])+[.E170])-[.Q170])" office:value-type="float" office:value="1800.90930742252" calcext:value-type="float">
            <text:p>1800.9093074225</text:p>
          </table:table-cell>
          <table:table-cell table:formula="of:=(1-[.S170])*[.R170]" office:value-type="float" office:value="0.588998616485093" calcext:value-type="float">
            <text:p>0.5889986165</text:p>
          </table:table-cell>
          <table:table-cell table:formula="of:=[.E171]-[.T170]" office:value-type="float" office:value="-0.909165188405268" calcext:value-type="float">
            <text:p>-0.9091651884</text:p>
          </table:table-cell>
          <table:table-cell table:number-columns-repeated="100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" calcext:value-type="float">
            <text:p>0.1</text:p>
          </table:table-cell>
          <table:table-cell table:formula="of:=[.C170]+[.B171]" office:value-type="float" office:value="16.2" calcext:value-type="float">
            <text:p>16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0]*0.8+[.N170]*0.2" office:value-type="float" office:value="1800.00014223412" calcext:value-type="float">
            <text:p>1800.000142</text:p>
          </table:table-cell>
          <table:table-cell table:style-name="ce5" table:formula="of:=[.D171]-[.E171]" office:value-type="float" office:value="-0.000142234118811757" calcext:value-type="float">
            <text:p>-0.000142</text:p>
          </table:table-cell>
          <table:table-cell table:style-name="ce5" table:formula="of:=ABS([.F171])" office:value-type="float" office:value="0.000142234118811757" calcext:value-type="float">
            <text:p>0.000142</text:p>
          </table:table-cell>
          <table:table-cell table:style-name="ce5" table:formula="of:=[.$B$1]*[.F171]" office:value-type="float" office:value="-0.000568936475247028" calcext:value-type="float">
            <text:p>-0.000569</text:p>
          </table:table-cell>
          <table:table-cell table:style-name="ce5" table:formula="of:=[.I170]+([.F171]*[.B171])" office:value-type="float" office:value="29.5598305346706" calcext:value-type="float">
            <text:p>29.559831</text:p>
          </table:table-cell>
          <table:table-cell table:style-name="ce5" table:formula="of:=[.I171]*[.$B$2]" office:value-type="float" office:value="300.000562228743" calcext:value-type="float">
            <text:p>300.000562</text:p>
          </table:table-cell>
          <table:table-cell table:style-name="ce5" table:formula="of:=([.F171]-[.F170])/[.B171]" office:value-type="float" office:value="0.000365186449471366" calcext:value-type="float">
            <text:p>0.000365</text:p>
          </table:table-cell>
          <table:table-cell table:style-name="ce5" table:formula="of:=[.K171]*[.$B$3]" office:value-type="float" office:value="0.00000365186449471366" calcext:value-type="float">
            <text:p>0.000004</text:p>
          </table:table-cell>
          <table:table-cell table:style-name="ce5" table:formula="of:=[.H171]+[.J171]+[.L171]+[.$B$4]" office:value-type="float" office:value="1799.99999694413" calcext:value-type="float">
            <text:p>1799.999997</text:p>
          </table:table-cell>
          <table:table-cell table:style-name="ce5" table:formula="of:=[.M171]" office:value-type="float" office:value="1799.99999694413" calcext:value-type="float">
            <text:p>1799.999997</text:p>
          </table:table-cell>
          <table:table-cell table:style-name="ce5" table:formula="of:=IF([.N171]&gt;[.$B$6];[.$B$6];IF([.N171]&lt;[.$B$5];[.$B$5];[.N171]))" office:value-type="float" office:value="1799.99999694413" calcext:value-type="float">
            <text:p>1799.999997</text:p>
          </table:table-cell>
          <table:table-cell table:formula="of:=([.N171]-[.N170])/[.B171]" office:value-type="float" office:value="0.00000784593794378452" calcext:value-type="float">
            <text:p>7.84593794378452E-06</text:p>
          </table:table-cell>
          <table:table-cell table:formula="of:=[.$U$5]*[.T170]" office:value-type="float" office:value="1544.25739210584" calcext:value-type="float">
            <text:p>1544.2573921059</text:p>
          </table:table-cell>
          <table:table-cell table:formula="of:=([.$U$5]*[.U170]*[.$U$5])+[.$S$5]" office:value-type="float" office:value="1.43308183405113" calcext:value-type="float">
            <text:p>1.4330818341</text:p>
          </table:table-cell>
          <table:table-cell table:formula="of:=[.R171]/([.R171]+[.$Q$5])" office:value-type="float" office:value="0.588998616485093" calcext:value-type="float">
            <text:p>0.5889986165</text:p>
          </table:table-cell>
          <table:table-cell table:formula="of:=[.Q171]+[.S171]*((([.M171]*[.B171])+[.E171])-[.Q171])" office:value-type="float" office:value="1800.90926889482" calcext:value-type="float">
            <text:p>1800.9092688948</text:p>
          </table:table-cell>
          <table:table-cell table:formula="of:=(1-[.S171])*[.R171]" office:value-type="float" office:value="0.588998616485093" calcext:value-type="float">
            <text:p>0.5889986165</text:p>
          </table:table-cell>
          <table:table-cell table:formula="of:=[.E172]-[.T171]" office:value-type="float" office:value="-0.909155718695047" calcext:value-type="float">
            <text:p>-0.9091557187</text:p>
          </table:table-cell>
          <table:table-cell table:number-columns-repeated="100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" calcext:value-type="float">
            <text:p>0.1</text:p>
          </table:table-cell>
          <table:table-cell table:formula="of:=[.C171]+[.B172]" office:value-type="float" office:value="16.3" calcext:value-type="float">
            <text:p>16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1]*0.8+[.N171]*0.2" office:value-type="float" office:value="1800.00011317612" calcext:value-type="float">
            <text:p>1800.000113</text:p>
          </table:table-cell>
          <table:table-cell table:style-name="ce5" table:formula="of:=[.D172]-[.E172]" office:value-type="float" office:value="-0.000113176121431025" calcext:value-type="float">
            <text:p>-0.000113</text:p>
          </table:table-cell>
          <table:table-cell table:style-name="ce5" table:formula="of:=ABS([.F172])" office:value-type="float" office:value="0.000113176121431025" calcext:value-type="float">
            <text:p>0.000113</text:p>
          </table:table-cell>
          <table:table-cell table:style-name="ce5" table:formula="of:=[.$B$1]*[.F172]" office:value-type="float" office:value="-0.000452704485724098" calcext:value-type="float">
            <text:p>-0.000453</text:p>
          </table:table-cell>
          <table:table-cell table:style-name="ce5" table:formula="of:=[.I171]+([.F172]*[.B172])" office:value-type="float" office:value="29.5598192170584" calcext:value-type="float">
            <text:p>29.559819</text:p>
          </table:table-cell>
          <table:table-cell table:style-name="ce5" table:formula="of:=[.I172]*[.$B$2]" office:value-type="float" office:value="300.000447367123" calcext:value-type="float">
            <text:p>300.000447</text:p>
          </table:table-cell>
          <table:table-cell table:style-name="ce5" table:formula="of:=([.F172]-[.F171])/[.B172]" office:value-type="float" office:value="0.000290579973807326" calcext:value-type="float">
            <text:p>0.000291</text:p>
          </table:table-cell>
          <table:table-cell table:style-name="ce5" table:formula="of:=[.K172]*[.$B$3]" office:value-type="float" office:value="0.00000290579973807326" calcext:value-type="float">
            <text:p>0.000003</text:p>
          </table:table-cell>
          <table:table-cell table:style-name="ce5" table:formula="of:=[.H172]+[.J172]+[.L172]+[.$B$4]" office:value-type="float" office:value="1799.99999756844" calcext:value-type="float">
            <text:p>1799.999998</text:p>
          </table:table-cell>
          <table:table-cell table:style-name="ce5" table:formula="of:=[.M172]" office:value-type="float" office:value="1799.99999756844" calcext:value-type="float">
            <text:p>1799.999998</text:p>
          </table:table-cell>
          <table:table-cell table:style-name="ce5" table:formula="of:=IF([.N172]&gt;[.$B$6];[.$B$6];IF([.N172]&lt;[.$B$5];[.$B$5];[.N172]))" office:value-type="float" office:value="1799.99999756844" calcext:value-type="float">
            <text:p>1799.999998</text:p>
          </table:table-cell>
          <table:table-cell table:formula="of:=([.N172]-[.N171])/[.B172]" office:value-type="float" office:value="0.00000624305357632693" calcext:value-type="float">
            <text:p>6.24305357632693E-06</text:p>
          </table:table-cell>
          <table:table-cell table:formula="of:=[.$U$5]*[.T171]" office:value-type="float" office:value="1544.25735906881" calcext:value-type="float">
            <text:p>1544.2573590688</text:p>
          </table:table-cell>
          <table:table-cell table:formula="of:=([.$U$5]*[.U171]*[.$U$5])+[.$S$5]" office:value-type="float" office:value="1.43308183405113" calcext:value-type="float">
            <text:p>1.4330818341</text:p>
          </table:table-cell>
          <table:table-cell table:formula="of:=[.R172]/([.R172]+[.$Q$5])" office:value-type="float" office:value="0.588998616485093" calcext:value-type="float">
            <text:p>0.5889986165</text:p>
          </table:table-cell>
          <table:table-cell table:formula="of:=[.Q172]+[.S172]*((([.M172]*[.B172])+[.E172])-[.Q172])" office:value-type="float" office:value="1800.9092382382" calcext:value-type="float">
            <text:p>1800.9092382382</text:p>
          </table:table-cell>
          <table:table-cell table:formula="of:=(1-[.S172])*[.R172]" office:value-type="float" office:value="0.588998616485093" calcext:value-type="float">
            <text:p>0.5889986165</text:p>
          </table:table-cell>
          <table:table-cell table:formula="of:=[.E173]-[.T172]" office:value-type="float" office:value="-0.909148183617617" calcext:value-type="float">
            <text:p>-0.9091481836</text:p>
          </table:table-cell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" calcext:value-type="float">
            <text:p>0.1</text:p>
          </table:table-cell>
          <table:table-cell table:formula="of:=[.C172]+[.B173]" office:value-type="float" office:value="16.4" calcext:value-type="float">
            <text:p>16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2]*0.8+[.N172]*0.2" office:value-type="float" office:value="1800.00009005458" calcext:value-type="float">
            <text:p>1800.000090</text:p>
          </table:table-cell>
          <table:table-cell table:style-name="ce5" table:formula="of:=[.D173]-[.E173]" office:value-type="float" office:value="-0.0000900545846889145" calcext:value-type="float">
            <text:p>-0.000090</text:p>
          </table:table-cell>
          <table:table-cell table:style-name="ce5" table:formula="of:=ABS([.F173])" office:value-type="float" office:value="0.0000900545846889145" calcext:value-type="float">
            <text:p>0.000090</text:p>
          </table:table-cell>
          <table:table-cell table:style-name="ce5" table:formula="of:=[.$B$1]*[.F173]" office:value-type="float" office:value="-0.000360218338755658" calcext:value-type="float">
            <text:p>-0.000360</text:p>
          </table:table-cell>
          <table:table-cell table:style-name="ce5" table:formula="of:=[.I172]+([.F173]*[.B173])" office:value-type="float" office:value="29.5598102116" calcext:value-type="float">
            <text:p>29.559810</text:p>
          </table:table-cell>
          <table:table-cell table:style-name="ce5" table:formula="of:=[.I173]*[.$B$2]" office:value-type="float" office:value="300.000355971383" calcext:value-type="float">
            <text:p>300.000356</text:p>
          </table:table-cell>
          <table:table-cell table:style-name="ce5" table:formula="of:=([.F173]-[.F172])/[.B173]" office:value-type="float" office:value="0.0002312153674211" calcext:value-type="float">
            <text:p>0.000231</text:p>
          </table:table-cell>
          <table:table-cell table:style-name="ce5" table:formula="of:=[.K173]*[.$B$3]" office:value-type="float" office:value="0.000002312153674211" calcext:value-type="float">
            <text:p>0.000002</text:p>
          </table:table-cell>
          <table:table-cell table:style-name="ce5" table:formula="of:=[.H173]+[.J173]+[.L173]+[.$B$4]" office:value-type="float" office:value="1799.9999980652" calcext:value-type="float">
            <text:p>1799.999998</text:p>
          </table:table-cell>
          <table:table-cell table:style-name="ce5" table:formula="of:=[.M173]" office:value-type="float" office:value="1799.9999980652" calcext:value-type="float">
            <text:p>1799.999998</text:p>
          </table:table-cell>
          <table:table-cell table:style-name="ce5" table:formula="of:=IF([.N173]&gt;[.$B$6];[.$B$6];IF([.N173]&lt;[.$B$5];[.$B$5];[.N173]))" office:value-type="float" office:value="1799.9999980652" calcext:value-type="float">
            <text:p>1799.999998</text:p>
          </table:table-cell>
          <table:table-cell table:formula="of:=([.N173]-[.N172])/[.B173]" office:value-type="float" office:value="0.00000496760321766487" calcext:value-type="float">
            <text:p>4.96760321766487E-06</text:p>
          </table:table-cell>
          <table:table-cell table:formula="of:=[.$U$5]*[.T172]" office:value-type="float" office:value="1544.25733278114" calcext:value-type="float">
            <text:p>1544.2573327812</text:p>
          </table:table-cell>
          <table:table-cell table:formula="of:=([.$U$5]*[.U172]*[.$U$5])+[.$S$5]" office:value-type="float" office:value="1.43308183405113" calcext:value-type="float">
            <text:p>1.4330818341</text:p>
          </table:table-cell>
          <table:table-cell table:formula="of:=[.R173]/([.R173]+[.$Q$5])" office:value-type="float" office:value="0.588998616485093" calcext:value-type="float">
            <text:p>0.5889986165</text:p>
          </table:table-cell>
          <table:table-cell table:formula="of:=[.Q173]+[.S173]*((([.M173]*[.B173])+[.E173])-[.Q173])" office:value-type="float" office:value="1800.90921384464" calcext:value-type="float">
            <text:p>1800.9092138446</text:p>
          </table:table-cell>
          <table:table-cell table:formula="of:=(1-[.S173])*[.R173]" office:value-type="float" office:value="0.588998616485093" calcext:value-type="float">
            <text:p>0.5889986165</text:p>
          </table:table-cell>
          <table:table-cell table:formula="of:=[.E174]-[.T173]" office:value-type="float" office:value="-0.909142187933412" calcext:value-type="float">
            <text:p>-0.9091421879</text:p>
          </table:table-cell>
          <table:table-cell table:number-columns-repeated="100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" calcext:value-type="float">
            <text:p>0.1</text:p>
          </table:table-cell>
          <table:table-cell table:formula="of:=[.C173]+[.B174]" office:value-type="float" office:value="16.5" calcext:value-type="float">
            <text:p>16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3]*0.8+[.N173]*0.2" office:value-type="float" office:value="1800.00007165671" calcext:value-type="float">
            <text:p>1800.000072</text:p>
          </table:table-cell>
          <table:table-cell table:style-name="ce5" table:formula="of:=[.D174]-[.E174]" office:value-type="float" office:value="-0.0000716567074050545" calcext:value-type="float">
            <text:p>-0.000072</text:p>
          </table:table-cell>
          <table:table-cell table:style-name="ce5" table:formula="of:=ABS([.F174])" office:value-type="float" office:value="0.0000716567074050545" calcext:value-type="float">
            <text:p>0.000072</text:p>
          </table:table-cell>
          <table:table-cell table:style-name="ce5" table:formula="of:=[.$B$1]*[.F174]" office:value-type="float" office:value="-0.000286626829620218" calcext:value-type="float">
            <text:p>-0.000287</text:p>
          </table:table-cell>
          <table:table-cell table:style-name="ce5" table:formula="of:=[.I173]+([.F174]*[.B174])" office:value-type="float" office:value="29.5598030459292" calcext:value-type="float">
            <text:p>29.559803</text:p>
          </table:table-cell>
          <table:table-cell table:style-name="ce5" table:formula="of:=[.I174]*[.$B$2]" office:value-type="float" office:value="300.000283247513" calcext:value-type="float">
            <text:p>300.000283</text:p>
          </table:table-cell>
          <table:table-cell table:style-name="ce5" table:formula="of:=([.F174]-[.F173])/[.B174]" office:value-type="float" office:value="0.0001839787728386" calcext:value-type="float">
            <text:p>0.000184</text:p>
          </table:table-cell>
          <table:table-cell table:style-name="ce5" table:formula="of:=[.K174]*[.$B$3]" office:value-type="float" office:value="0.000001839787728386" calcext:value-type="float">
            <text:p>0.000002</text:p>
          </table:table-cell>
          <table:table-cell table:style-name="ce5" table:formula="of:=[.H174]+[.J174]+[.L174]+[.$B$4]" office:value-type="float" office:value="1799.99999846047" calcext:value-type="float">
            <text:p>1799.999998</text:p>
          </table:table-cell>
          <table:table-cell table:style-name="ce5" table:formula="of:=[.M174]" office:value-type="float" office:value="1799.99999846047" calcext:value-type="float">
            <text:p>1799.999998</text:p>
          </table:table-cell>
          <table:table-cell table:style-name="ce5" table:formula="of:=IF([.N174]&gt;[.$B$6];[.$B$6];IF([.N174]&lt;[.$B$5];[.$B$5];[.N174]))" office:value-type="float" office:value="1799.99999846047" calcext:value-type="float">
            <text:p>1799.999998</text:p>
          </table:table-cell>
          <table:table-cell table:formula="of:=([.N174]-[.N173])/[.B174]" office:value-type="float" office:value="0.00000395273900721804" calcext:value-type="float">
            <text:p>3.95273900721804E-06</text:p>
          </table:table-cell>
          <table:table-cell table:formula="of:=[.$U$5]*[.T173]" office:value-type="float" office:value="1544.25731186397" calcext:value-type="float">
            <text:p>1544.257311864</text:p>
          </table:table-cell>
          <table:table-cell table:formula="of:=([.$U$5]*[.U173]*[.$U$5])+[.$S$5]" office:value-type="float" office:value="1.43308183405113" calcext:value-type="float">
            <text:p>1.4330818341</text:p>
          </table:table-cell>
          <table:table-cell table:formula="of:=[.R174]/([.R174]+[.$Q$5])" office:value-type="float" office:value="0.588998616485093" calcext:value-type="float">
            <text:p>0.5889986165</text:p>
          </table:table-cell>
          <table:table-cell table:formula="of:=[.Q174]+[.S174]*((([.M174]*[.B174])+[.E174])-[.Q174])" office:value-type="float" office:value="1800.90919443461" calcext:value-type="float">
            <text:p>1800.9091944346</text:p>
          </table:table-cell>
          <table:table-cell table:formula="of:=(1-[.S174])*[.R174]" office:value-type="float" office:value="0.588998616485093" calcext:value-type="float">
            <text:p>0.5889986165</text:p>
          </table:table-cell>
          <table:table-cell table:formula="of:=[.E175]-[.T174]" office:value-type="float" office:value="-0.909137417149623" calcext:value-type="float">
            <text:p>-0.9091374171</text:p>
          </table:table-cell>
          <table:table-cell table:number-columns-repeated="100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" calcext:value-type="float">
            <text:p>0.1</text:p>
          </table:table-cell>
          <table:table-cell table:formula="of:=[.C174]+[.B175]" office:value-type="float" office:value="16.6" calcext:value-type="float">
            <text:p>16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4]*0.8+[.N174]*0.2" office:value-type="float" office:value="1800.00005701746" calcext:value-type="float">
            <text:p>1800.000057</text:p>
          </table:table-cell>
          <table:table-cell table:style-name="ce5" table:formula="of:=[.D175]-[.E175]" office:value-type="float" office:value="-0.0000570174602216866" calcext:value-type="float">
            <text:p>-0.000057</text:p>
          </table:table-cell>
          <table:table-cell table:style-name="ce5" table:formula="of:=ABS([.F175])" office:value-type="float" office:value="0.0000570174602216866" calcext:value-type="float">
            <text:p>0.000057</text:p>
          </table:table-cell>
          <table:table-cell table:style-name="ce5" table:formula="of:=[.$B$1]*[.F175]" office:value-type="float" office:value="-0.000228069840886747" calcext:value-type="float">
            <text:p>-0.000228</text:p>
          </table:table-cell>
          <table:table-cell table:style-name="ce5" table:formula="of:=[.I174]+([.F175]*[.B175])" office:value-type="float" office:value="29.5597973441832" calcext:value-type="float">
            <text:p>29.559797</text:p>
          </table:table-cell>
          <table:table-cell table:style-name="ce5" table:formula="of:=[.I175]*[.$B$2]" office:value-type="float" office:value="300.000225380909" calcext:value-type="float">
            <text:p>300.000225</text:p>
          </table:table-cell>
          <table:table-cell table:style-name="ce5" table:formula="of:=([.F175]-[.F174])/[.B175]" office:value-type="float" office:value="0.000146392471833678" calcext:value-type="float">
            <text:p>0.000146</text:p>
          </table:table-cell>
          <table:table-cell table:style-name="ce5" table:formula="of:=[.K175]*[.$B$3]" office:value-type="float" office:value="0.00000146392471833678" calcext:value-type="float">
            <text:p>0.000001</text:p>
          </table:table-cell>
          <table:table-cell table:style-name="ce5" table:formula="of:=[.H175]+[.J175]+[.L175]+[.$B$4]" office:value-type="float" office:value="1799.99999877499" calcext:value-type="float">
            <text:p>1799.999999</text:p>
          </table:table-cell>
          <table:table-cell table:style-name="ce5" table:formula="of:=[.M175]" office:value-type="float" office:value="1799.99999877499" calcext:value-type="float">
            <text:p>1799.999999</text:p>
          </table:table-cell>
          <table:table-cell table:style-name="ce5" table:formula="of:=IF([.N175]&gt;[.$B$6];[.$B$6];IF([.N175]&lt;[.$B$5];[.$B$5];[.N175]))" office:value-type="float" office:value="1799.99999877499" calcext:value-type="float">
            <text:p>1799.999999</text:p>
          </table:table-cell>
          <table:table-cell table:formula="of:=([.N175]-[.N174])/[.B175]" office:value-type="float" office:value="0.00000314521457767114" calcext:value-type="float">
            <text:p>3.14521457767114E-06</text:p>
          </table:table-cell>
          <table:table-cell table:formula="of:=[.$U$5]*[.T174]" office:value-type="float" office:value="1544.25729522011" calcext:value-type="float">
            <text:p>1544.2572952201</text:p>
          </table:table-cell>
          <table:table-cell table:formula="of:=([.$U$5]*[.U174]*[.$U$5])+[.$S$5]" office:value-type="float" office:value="1.43308183405113" calcext:value-type="float">
            <text:p>1.4330818341</text:p>
          </table:table-cell>
          <table:table-cell table:formula="of:=[.R175]/([.R175]+[.$Q$5])" office:value-type="float" office:value="0.588998616485093" calcext:value-type="float">
            <text:p>0.5889986165</text:p>
          </table:table-cell>
          <table:table-cell table:formula="of:=[.Q175]+[.S175]*((([.M175]*[.B175])+[.E175])-[.Q175])" office:value-type="float" office:value="1800.90917898999" calcext:value-type="float">
            <text:p>1800.90917899</text:p>
          </table:table-cell>
          <table:table-cell table:formula="of:=(1-[.S175])*[.R175]" office:value-type="float" office:value="0.588998616485093" calcext:value-type="float">
            <text:p>0.5889986165</text:p>
          </table:table-cell>
          <table:table-cell table:formula="of:=[.E176]-[.T175]" office:value-type="float" office:value="-0.909133621022193" calcext:value-type="float">
            <text:p>-0.909133621</text:p>
          </table:table-cell>
          <table:table-cell table:number-columns-repeated="100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" calcext:value-type="float">
            <text:p>0.1</text:p>
          </table:table-cell>
          <table:table-cell table:formula="of:=[.C175]+[.B176]" office:value-type="float" office:value="16.7" calcext:value-type="float">
            <text:p>16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5]*0.8+[.N175]*0.2" office:value-type="float" office:value="1800.00004536897" calcext:value-type="float">
            <text:p>1800.000045</text:p>
          </table:table-cell>
          <table:table-cell table:style-name="ce5" table:formula="of:=[.D176]-[.E176]" office:value-type="float" office:value="-0.0000453689667665458" calcext:value-type="float">
            <text:p>-0.000045</text:p>
          </table:table-cell>
          <table:table-cell table:style-name="ce5" table:formula="of:=ABS([.F176])" office:value-type="float" office:value="0.0000453689667665458" calcext:value-type="float">
            <text:p>0.000045</text:p>
          </table:table-cell>
          <table:table-cell table:style-name="ce5" table:formula="of:=[.$B$1]*[.F176]" office:value-type="float" office:value="-0.000181475867066183" calcext:value-type="float">
            <text:p>-0.000181</text:p>
          </table:table-cell>
          <table:table-cell table:style-name="ce5" table:formula="of:=[.I175]+([.F176]*[.B176])" office:value-type="float" office:value="29.5597928072865" calcext:value-type="float">
            <text:p>29.559793</text:p>
          </table:table-cell>
          <table:table-cell table:style-name="ce5" table:formula="of:=[.I176]*[.$B$2]" office:value-type="float" office:value="300.000179336276" calcext:value-type="float">
            <text:p>300.000179</text:p>
          </table:table-cell>
          <table:table-cell table:style-name="ce5" table:formula="of:=([.F176]-[.F175])/[.B176]" office:value-type="float" office:value="0.000116484934551409" calcext:value-type="float">
            <text:p>0.000116</text:p>
          </table:table-cell>
          <table:table-cell table:style-name="ce5" table:formula="of:=[.K176]*[.$B$3]" office:value-type="float" office:value="0.00000116484934551409" calcext:value-type="float">
            <text:p>0.000001</text:p>
          </table:table-cell>
          <table:table-cell table:style-name="ce5" table:formula="of:=[.H176]+[.J176]+[.L176]+[.$B$4]" office:value-type="float" office:value="1799.99999902526" calcext:value-type="float">
            <text:p>1799.999999</text:p>
          </table:table-cell>
          <table:table-cell table:style-name="ce5" table:formula="of:=[.M176]" office:value-type="float" office:value="1799.99999902526" calcext:value-type="float">
            <text:p>1799.999999</text:p>
          </table:table-cell>
          <table:table-cell table:style-name="ce5" table:formula="of:=IF([.N176]&gt;[.$B$6];[.$B$6];IF([.N176]&lt;[.$B$5];[.$B$5];[.N176]))" office:value-type="float" office:value="1799.99999902526" calcext:value-type="float">
            <text:p>1799.999999</text:p>
          </table:table-cell>
          <table:table-cell table:formula="of:=([.N176]-[.N175])/[.B176]" office:value-type="float" office:value="0.00000250265202339506" calcext:value-type="float">
            <text:p>2.50265202339506E-06</text:p>
          </table:table-cell>
          <table:table-cell table:formula="of:=[.$U$5]*[.T175]" office:value-type="float" office:value="1544.25728197654" calcext:value-type="float">
            <text:p>1544.2572819765</text:p>
          </table:table-cell>
          <table:table-cell table:formula="of:=([.$U$5]*[.U175]*[.$U$5])+[.$S$5]" office:value-type="float" office:value="1.43308183405113" calcext:value-type="float">
            <text:p>1.4330818341</text:p>
          </table:table-cell>
          <table:table-cell table:formula="of:=[.R176]/([.R176]+[.$Q$5])" office:value-type="float" office:value="0.588998616485093" calcext:value-type="float">
            <text:p>0.5889986165</text:p>
          </table:table-cell>
          <table:table-cell table:formula="of:=[.Q176]+[.S176]*((([.M176]*[.B176])+[.E176])-[.Q176])" office:value-type="float" office:value="1800.90916670066" calcext:value-type="float">
            <text:p>1800.9091667007</text:p>
          </table:table-cell>
          <table:table-cell table:formula="of:=(1-[.S176])*[.R176]" office:value-type="float" office:value="0.588998616485093" calcext:value-type="float">
            <text:p>0.5889986165</text:p>
          </table:table-cell>
          <table:table-cell table:formula="of:=[.E177]-[.T176]" office:value-type="float" office:value="-0.909130600431809" calcext:value-type="float">
            <text:p>-0.9091306004</text:p>
          </table:table-cell>
          <table:table-cell table:number-columns-repeated="100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" calcext:value-type="float">
            <text:p>0.1</text:p>
          </table:table-cell>
          <table:table-cell table:formula="of:=[.C176]+[.B177]" office:value-type="float" office:value="16.8" calcext:value-type="float">
            <text:p>16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6]*0.8+[.N176]*0.2" office:value-type="float" office:value="1800.00003610023" calcext:value-type="float">
            <text:p>1800.000036</text:p>
          </table:table-cell>
          <table:table-cell table:style-name="ce5" table:formula="of:=[.D177]-[.E177]" office:value-type="float" office:value="-0.0000361002250883757" calcext:value-type="float">
            <text:p>-0.000036</text:p>
          </table:table-cell>
          <table:table-cell table:style-name="ce5" table:formula="of:=ABS([.F177])" office:value-type="float" office:value="0.0000361002250883757" calcext:value-type="float">
            <text:p>0.000036</text:p>
          </table:table-cell>
          <table:table-cell table:style-name="ce5" table:formula="of:=[.$B$1]*[.F177]" office:value-type="float" office:value="-0.000144400900353503" calcext:value-type="float">
            <text:p>-0.000144</text:p>
          </table:table-cell>
          <table:table-cell table:style-name="ce5" table:formula="of:=[.I176]+([.F177]*[.B177])" office:value-type="float" office:value="29.559789197264" calcext:value-type="float">
            <text:p>29.559789</text:p>
          </table:table-cell>
          <table:table-cell table:style-name="ce5" table:formula="of:=[.I177]*[.$B$2]" office:value-type="float" office:value="300.000142698421" calcext:value-type="float">
            <text:p>300.000143</text:p>
          </table:table-cell>
          <table:table-cell table:style-name="ce5" table:formula="of:=([.F177]-[.F176])/[.B177]" office:value-type="float" office:value="0.0000926874167817005" calcext:value-type="float">
            <text:p>0.000093</text:p>
          </table:table-cell>
          <table:table-cell table:style-name="ce5" table:formula="of:=[.K177]*[.$B$3]" office:value-type="float" office:value="0.000000926874167817005" calcext:value-type="float">
            <text:p>0.000001</text:p>
          </table:table-cell>
          <table:table-cell table:style-name="ce5" table:formula="of:=[.H177]+[.J177]+[.L177]+[.$B$4]" office:value-type="float" office:value="1799.99999922439" calcext:value-type="float">
            <text:p>1799.999999</text:p>
          </table:table-cell>
          <table:table-cell table:style-name="ce5" table:formula="of:=[.M177]" office:value-type="float" office:value="1799.99999922439" calcext:value-type="float">
            <text:p>1799.999999</text:p>
          </table:table-cell>
          <table:table-cell table:style-name="ce5" table:formula="of:=IF([.N177]&gt;[.$B$6];[.$B$6];IF([.N177]&lt;[.$B$5];[.$B$5];[.N177]))" office:value-type="float" office:value="1799.99999922439" calcext:value-type="float">
            <text:p>1799.999999</text:p>
          </table:table-cell>
          <table:table-cell table:formula="of:=([.N177]-[.N176])/[.B177]" office:value-type="float" office:value="0.00000199136820810963" calcext:value-type="float">
            <text:p>1.99136820810963E-06</text:p>
          </table:table-cell>
          <table:table-cell table:formula="of:=[.$U$5]*[.T176]" office:value-type="float" office:value="1544.25727143859" calcext:value-type="float">
            <text:p>1544.2572714386</text:p>
          </table:table-cell>
          <table:table-cell table:formula="of:=([.$U$5]*[.U176]*[.$U$5])+[.$S$5]" office:value-type="float" office:value="1.43308183405113" calcext:value-type="float">
            <text:p>1.4330818341</text:p>
          </table:table-cell>
          <table:table-cell table:formula="of:=[.R177]/([.R177]+[.$Q$5])" office:value-type="float" office:value="0.588998616485093" calcext:value-type="float">
            <text:p>0.5889986165</text:p>
          </table:table-cell>
          <table:table-cell table:formula="of:=[.Q177]+[.S177]*((([.M177]*[.B177])+[.E177])-[.Q177])" office:value-type="float" office:value="1800.909156922" calcext:value-type="float">
            <text:p>1800.909156922</text:p>
          </table:table-cell>
          <table:table-cell table:formula="of:=(1-[.S177])*[.R177]" office:value-type="float" office:value="0.588998616485093" calcext:value-type="float">
            <text:p>0.5889986165</text:p>
          </table:table-cell>
          <table:table-cell table:formula="of:=[.E178]-[.T177]" office:value-type="float" office:value="-0.909128196938809" calcext:value-type="float">
            <text:p>-0.9091281969</text:p>
          </table:table-cell>
          <table:table-cell table:number-columns-repeated="100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" calcext:value-type="float">
            <text:p>0.1</text:p>
          </table:table-cell>
          <table:table-cell table:formula="of:=[.C177]+[.B178]" office:value-type="float" office:value="16.9" calcext:value-type="float">
            <text:p>16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7]*0.8+[.N177]*0.2" office:value-type="float" office:value="1800.00002872506" calcext:value-type="float">
            <text:p>1800.000029</text:p>
          </table:table-cell>
          <table:table-cell table:style-name="ce5" table:formula="of:=[.D178]-[.E178]" office:value-type="float" office:value="-0.0000287250593373756" calcext:value-type="float">
            <text:p>-0.000029</text:p>
          </table:table-cell>
          <table:table-cell table:style-name="ce5" table:formula="of:=ABS([.F178])" office:value-type="float" office:value="0.0000287250593373756" calcext:value-type="float">
            <text:p>0.000029</text:p>
          </table:table-cell>
          <table:table-cell table:style-name="ce5" table:formula="of:=[.$B$1]*[.F178]" office:value-type="float" office:value="-0.000114900237349502" calcext:value-type="float">
            <text:p>-0.000115</text:p>
          </table:table-cell>
          <table:table-cell table:style-name="ce5" table:formula="of:=[.I177]+([.F178]*[.B178])" office:value-type="float" office:value="29.5597863247581" calcext:value-type="float">
            <text:p>29.559786</text:p>
          </table:table-cell>
          <table:table-cell table:style-name="ce5" table:formula="of:=[.I178]*[.$B$2]" office:value-type="float" office:value="300.000113545568" calcext:value-type="float">
            <text:p>300.000114</text:p>
          </table:table-cell>
          <table:table-cell table:style-name="ce5" table:formula="of:=([.F178]-[.F177])/[.B178]" office:value-type="float" office:value="0.0000737516575100017" calcext:value-type="float">
            <text:p>0.000074</text:p>
          </table:table-cell>
          <table:table-cell table:style-name="ce5" table:formula="of:=[.K178]*[.$B$3]" office:value-type="float" office:value="0.000000737516575100017" calcext:value-type="float">
            <text:p>0.000001</text:p>
          </table:table-cell>
          <table:table-cell table:style-name="ce5" table:formula="of:=[.H178]+[.J178]+[.L178]+[.$B$4]" office:value-type="float" office:value="1799.99999938285" calcext:value-type="float">
            <text:p>1799.999999</text:p>
          </table:table-cell>
          <table:table-cell table:style-name="ce5" table:formula="of:=[.M178]" office:value-type="float" office:value="1799.99999938285" calcext:value-type="float">
            <text:p>1799.999999</text:p>
          </table:table-cell>
          <table:table-cell table:style-name="ce5" table:formula="of:=IF([.N178]&gt;[.$B$6];[.$B$6];IF([.N178]&lt;[.$B$5];[.$B$5];[.N178]))" office:value-type="float" office:value="1799.99999938285" calcext:value-type="float">
            <text:p>1799.999999</text:p>
          </table:table-cell>
          <table:table-cell table:formula="of:=([.N178]-[.N177])/[.B178]" office:value-type="float" office:value="0.00000158452394316555" calcext:value-type="float">
            <text:p>1.58452394316555E-06</text:p>
          </table:table-cell>
          <table:table-cell table:formula="of:=[.$U$5]*[.T177]" office:value-type="float" office:value="1544.25726305351" calcext:value-type="float">
            <text:p>1544.2572630535</text:p>
          </table:table-cell>
          <table:table-cell table:formula="of:=([.$U$5]*[.U177]*[.$U$5])+[.$S$5]" office:value-type="float" office:value="1.43308183405113" calcext:value-type="float">
            <text:p>1.4330818341</text:p>
          </table:table-cell>
          <table:table-cell table:formula="of:=[.R178]/([.R178]+[.$Q$5])" office:value-type="float" office:value="0.588998616485093" calcext:value-type="float">
            <text:p>0.5889986165</text:p>
          </table:table-cell>
          <table:table-cell table:formula="of:=[.Q178]+[.S178]*((([.M178]*[.B178])+[.E178])-[.Q178])" office:value-type="float" office:value="1800.90914914109" calcext:value-type="float">
            <text:p>1800.9091491411</text:p>
          </table:table-cell>
          <table:table-cell table:formula="of:=(1-[.S178])*[.R178]" office:value-type="float" office:value="0.588998616485093" calcext:value-type="float">
            <text:p>0.5889986165</text:p>
          </table:table-cell>
          <table:table-cell table:formula="of:=[.E179]-[.T178]" office:value-type="float" office:value="-0.90912628447245" calcext:value-type="float">
            <text:p>-0.9091262845</text:p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table:formula="of:=[.C178]+[.B179]"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8]*0.8+[.N178]*0.2" office:value-type="float" office:value="1800.00002285662" calcext:value-type="float">
            <text:p>1800.000023</text:p>
          </table:table-cell>
          <table:table-cell table:style-name="ce5" table:formula="of:=[.D179]-[.E179]" office:value-type="float" office:value="-0.0000228566170790145" calcext:value-type="float">
            <text:p>-0.000023</text:p>
          </table:table-cell>
          <table:table-cell table:style-name="ce5" table:formula="of:=ABS([.F179])" office:value-type="float" office:value="0.0000228566170790145" calcext:value-type="float">
            <text:p>0.000023</text:p>
          </table:table-cell>
          <table:table-cell table:style-name="ce5" table:formula="of:=[.$B$1]*[.F179]" office:value-type="float" office:value="-0.0000914264683160582" calcext:value-type="float">
            <text:p>-0.000091</text:p>
          </table:table-cell>
          <table:table-cell table:style-name="ce5" table:formula="of:=[.I178]+([.F179]*[.B179])" office:value-type="float" office:value="29.5597840390964" calcext:value-type="float">
            <text:p>29.559784</text:p>
          </table:table-cell>
          <table:table-cell table:style-name="ce5" table:formula="of:=[.I179]*[.$B$2]" office:value-type="float" office:value="300.000090348554" calcext:value-type="float">
            <text:p>300.000090</text:p>
          </table:table-cell>
          <table:table-cell table:style-name="ce5" table:formula="of:=([.F179]-[.F178])/[.B179]" office:value-type="float" office:value="0.0000586844225836103" calcext:value-type="float">
            <text:p>0.000059</text:p>
          </table:table-cell>
          <table:table-cell table:style-name="ce5" table:formula="of:=[.K179]*[.$B$3]" office:value-type="float" office:value="0.000000586844225836103" calcext:value-type="float">
            <text:p>0.000001</text:p>
          </table:table-cell>
          <table:table-cell table:style-name="ce5" table:formula="of:=[.H179]+[.J179]+[.L179]+[.$B$4]" office:value-type="float" office:value="1799.99999950893" calcext:value-type="float">
            <text:p>1800.000000</text:p>
          </table:table-cell>
          <table:table-cell table:style-name="ce5" table:formula="of:=[.M179]" office:value-type="float" office:value="1799.99999950893" calcext:value-type="float">
            <text:p>1800.000000</text:p>
          </table:table-cell>
          <table:table-cell table:style-name="ce5" table:formula="of:=IF([.N179]&gt;[.$B$6];[.$B$6];IF([.N179]&lt;[.$B$5];[.$B$5];[.N179]))" office:value-type="float" office:value="1799.99999950893" calcext:value-type="float">
            <text:p>1800.000000</text:p>
          </table:table-cell>
          <table:table-cell table:formula="of:=([.N179]-[.N178])/[.B179]" office:value-type="float" office:value="0.0000012608279575943" calcext:value-type="float">
            <text:p>1.2608279575943E-06</text:p>
          </table:table-cell>
          <table:table-cell table:formula="of:=[.$U$5]*[.T178]" office:value-type="float" office:value="1544.25725638148" calcext:value-type="float">
            <text:p>1544.2572563815</text:p>
          </table:table-cell>
          <table:table-cell table:formula="of:=([.$U$5]*[.U178]*[.$U$5])+[.$S$5]" office:value-type="float" office:value="1.43308183405113" calcext:value-type="float">
            <text:p>1.4330818341</text:p>
          </table:table-cell>
          <table:table-cell table:formula="of:=[.R179]/([.R179]+[.$Q$5])" office:value-type="float" office:value="0.588998616485093" calcext:value-type="float">
            <text:p>0.5889986165</text:p>
          </table:table-cell>
          <table:table-cell table:formula="of:=[.Q179]+[.S179]*((([.M179]*[.B179])+[.E179])-[.Q179])" office:value-type="float" office:value="1800.9091429498" calcext:value-type="float">
            <text:p>1800.9091429498</text:p>
          </table:table-cell>
          <table:table-cell table:formula="of:=(1-[.S179])*[.R179]" office:value-type="float" office:value="0.588998616485093" calcext:value-type="float">
            <text:p>0.5889986165</text:p>
          </table:table-cell>
          <table:table-cell table:formula="of:=[.E180]-[.T179]" office:value-type="float" office:value="-0.909124762717283" calcext:value-type="float">
            <text:p>-0.9091247627</text:p>
          </table:table-cell>
          <table:table-cell table:number-columns-repeated="100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" calcext:value-type="float">
            <text:p>0.1</text:p>
          </table:table-cell>
          <table:table-cell table:formula="of:=[.C179]+[.B180]" office:value-type="float" office:value="17.1" calcext:value-type="float">
            <text:p>17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79]*0.8+[.N179]*0.2" office:value-type="float" office:value="1800.00001818708" calcext:value-type="float">
            <text:p>1800.000018</text:p>
          </table:table-cell>
          <table:table-cell table:style-name="ce5" table:formula="of:=[.D180]-[.E180]" office:value-type="float" office:value="-0.0000181870796041039" calcext:value-type="float">
            <text:p>-0.000018</text:p>
          </table:table-cell>
          <table:table-cell table:style-name="ce5" table:formula="of:=ABS([.F180])" office:value-type="float" office:value="0.0000181870796041039" calcext:value-type="float">
            <text:p>0.000018</text:p>
          </table:table-cell>
          <table:table-cell table:style-name="ce5" table:formula="of:=[.$B$1]*[.F180]" office:value-type="float" office:value="-0.0000727483184164157" calcext:value-type="float">
            <text:p>-0.000073</text:p>
          </table:table-cell>
          <table:table-cell table:style-name="ce5" table:formula="of:=[.I179]+([.F180]*[.B180])" office:value-type="float" office:value="29.5597822203884" calcext:value-type="float">
            <text:p>29.559782</text:p>
          </table:table-cell>
          <table:table-cell table:style-name="ce5" table:formula="of:=[.I180]*[.$B$2]" office:value-type="float" office:value="300.00007189062" calcext:value-type="float">
            <text:p>300.000072</text:p>
          </table:table-cell>
          <table:table-cell table:style-name="ce5" table:formula="of:=([.F180]-[.F179])/[.B180]" office:value-type="float" office:value="0.0000466953747491061" calcext:value-type="float">
            <text:p>0.000047</text:p>
          </table:table-cell>
          <table:table-cell table:style-name="ce5" table:formula="of:=[.K180]*[.$B$3]" office:value-type="float" office:value="0.000000466953747491061" calcext:value-type="float">
            <text:p>0.000000</text:p>
          </table:table-cell>
          <table:table-cell table:style-name="ce5" table:formula="of:=[.H180]+[.J180]+[.L180]+[.$B$4]" office:value-type="float" office:value="1799.99999960926" calcext:value-type="float">
            <text:p>1800.000000</text:p>
          </table:table-cell>
          <table:table-cell table:style-name="ce5" table:formula="of:=[.M180]" office:value-type="float" office:value="1799.99999960926" calcext:value-type="float">
            <text:p>1800.000000</text:p>
          </table:table-cell>
          <table:table-cell table:style-name="ce5" table:formula="of:=IF([.N180]&gt;[.$B$6];[.$B$6];IF([.N180]&lt;[.$B$5];[.$B$5];[.N180]))" office:value-type="float" office:value="1799.99999960926" calcext:value-type="float">
            <text:p>1800.000000</text:p>
          </table:table-cell>
          <table:table-cell table:formula="of:=([.N180]-[.N179])/[.B180]" office:value-type="float" office:value="0.00000100324996310519" calcext:value-type="float">
            <text:p>1.00324996310519E-06</text:p>
          </table:table-cell>
          <table:table-cell table:formula="of:=[.$U$5]*[.T179]" office:value-type="float" office:value="1544.25725107252" calcext:value-type="float">
            <text:p>1544.2572510725</text:p>
          </table:table-cell>
          <table:table-cell table:formula="of:=([.$U$5]*[.U179]*[.$U$5])+[.$S$5]" office:value-type="float" office:value="1.43308183405113" calcext:value-type="float">
            <text:p>1.4330818341</text:p>
          </table:table-cell>
          <table:table-cell table:formula="of:=[.R180]/([.R180]+[.$Q$5])" office:value-type="float" office:value="0.588998616485093" calcext:value-type="float">
            <text:p>0.5889986165</text:p>
          </table:table-cell>
          <table:table-cell table:formula="of:=[.Q180]+[.S180]*((([.M180]*[.B180])+[.E180])-[.Q180])" office:value-type="float" office:value="1800.90913802337" calcext:value-type="float">
            <text:p>1800.9091380234</text:p>
          </table:table-cell>
          <table:table-cell table:formula="of:=(1-[.S180])*[.R180]" office:value-type="float" office:value="0.588998616485093" calcext:value-type="float">
            <text:p>0.5889986165</text:p>
          </table:table-cell>
          <table:table-cell table:formula="of:=[.E181]-[.T180]" office:value-type="float" office:value="-0.909123551851735" calcext:value-type="float">
            <text:p>-0.9091235519</text:p>
          </table:table-cell>
          <table:table-cell table:number-columns-repeated="100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" calcext:value-type="float">
            <text:p>0.1</text:p>
          </table:table-cell>
          <table:table-cell table:formula="of:=[.C180]+[.B181]" office:value-type="float" office:value="17.2" calcext:value-type="float">
            <text:p>17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0]*0.8+[.N180]*0.2" office:value-type="float" office:value="1800.00001447151" calcext:value-type="float">
            <text:p>1800.000014</text:p>
          </table:table-cell>
          <table:table-cell table:style-name="ce5" table:formula="of:=[.D181]-[.E181]" office:value-type="float" office:value="-0.0000144715147598617" calcext:value-type="float">
            <text:p>-0.000014</text:p>
          </table:table-cell>
          <table:table-cell table:style-name="ce5" table:formula="of:=ABS([.F181])" office:value-type="float" office:value="0.0000144715147598617" calcext:value-type="float">
            <text:p>0.000014</text:p>
          </table:table-cell>
          <table:table-cell table:style-name="ce5" table:formula="of:=[.$B$1]*[.F181]" office:value-type="float" office:value="-0.000057886059039447" calcext:value-type="float">
            <text:p>-0.000058</text:p>
          </table:table-cell>
          <table:table-cell table:style-name="ce5" table:formula="of:=[.I180]+([.F181]*[.B181])" office:value-type="float" office:value="29.5597807732369" calcext:value-type="float">
            <text:p>29.559781</text:p>
          </table:table-cell>
          <table:table-cell table:style-name="ce5" table:formula="of:=[.I181]*[.$B$2]" office:value-type="float" office:value="300.000057203585" calcext:value-type="float">
            <text:p>300.000057</text:p>
          </table:table-cell>
          <table:table-cell table:style-name="ce5" table:formula="of:=([.F181]-[.F180])/[.B181]" office:value-type="float" office:value="0.0000371556484424218" calcext:value-type="float">
            <text:p>0.000037</text:p>
          </table:table-cell>
          <table:table-cell table:style-name="ce5" table:formula="of:=[.K181]*[.$B$3]" office:value-type="float" office:value="0.000000371556484424218" calcext:value-type="float">
            <text:p>0.000000</text:p>
          </table:table-cell>
          <table:table-cell table:style-name="ce5" table:formula="of:=[.H181]+[.J181]+[.L181]+[.$B$4]" office:value-type="float" office:value="1799.99999968908" calcext:value-type="float">
            <text:p>1800.000000</text:p>
          </table:table-cell>
          <table:table-cell table:style-name="ce5" table:formula="of:=[.M181]" office:value-type="float" office:value="1799.99999968908" calcext:value-type="float">
            <text:p>1800.000000</text:p>
          </table:table-cell>
          <table:table-cell table:style-name="ce5" table:formula="of:=IF([.N181]&gt;[.$B$6];[.$B$6];IF([.N181]&lt;[.$B$5];[.$B$5];[.N181]))" office:value-type="float" office:value="1799.99999968908" calcext:value-type="float">
            <text:p>1800.000000</text:p>
          </table:table-cell>
          <table:table-cell table:formula="of:=([.N181]-[.N180])/[.B181]" office:value-type="float" office:value="0.000000798274868429871" calcext:value-type="float">
            <text:p>7.98274868429871E-07</text:p>
          </table:table-cell>
          <table:table-cell table:formula="of:=[.$U$5]*[.T180]" office:value-type="float" office:value="1544.25724684817" calcext:value-type="float">
            <text:p>1544.2572468482</text:p>
          </table:table-cell>
          <table:table-cell table:formula="of:=([.$U$5]*[.U180]*[.$U$5])+[.$S$5]" office:value-type="float" office:value="1.43308183405113" calcext:value-type="float">
            <text:p>1.4330818341</text:p>
          </table:table-cell>
          <table:table-cell table:formula="of:=[.R181]/([.R181]+[.$Q$5])" office:value-type="float" office:value="0.588998616485093" calcext:value-type="float">
            <text:p>0.5889986165</text:p>
          </table:table-cell>
          <table:table-cell table:formula="of:=[.Q181]+[.S181]*((([.M181]*[.B181])+[.E181])-[.Q181])" office:value-type="float" office:value="1800.90913410339" calcext:value-type="float">
            <text:p>1800.9091341034</text:p>
          </table:table-cell>
          <table:table-cell table:formula="of:=(1-[.S181])*[.R181]" office:value-type="float" office:value="0.588998616485093" calcext:value-type="float">
            <text:p>0.5889986165</text:p>
          </table:table-cell>
          <table:table-cell table:formula="of:=[.E182]-[.T181]" office:value-type="float" office:value="-0.909122588362607" calcext:value-type="float">
            <text:p>-0.9091225884</text:p>
          </table:table-cell>
          <table:table-cell table:number-columns-repeated="100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" calcext:value-type="float">
            <text:p>0.1</text:p>
          </table:table-cell>
          <table:table-cell table:formula="of:=[.C181]+[.B182]" office:value-type="float" office:value="17.3" calcext:value-type="float">
            <text:p>17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1]*0.8+[.N181]*0.2" office:value-type="float" office:value="1800.00001151503" calcext:value-type="float">
            <text:p>1800.000012</text:p>
          </table:table-cell>
          <table:table-cell table:style-name="ce5" table:formula="of:=[.D182]-[.E182]" office:value-type="float" office:value="-0.0000115150282908871" calcext:value-type="float">
            <text:p>-0.000012</text:p>
          </table:table-cell>
          <table:table-cell table:style-name="ce5" table:formula="of:=ABS([.F182])" office:value-type="float" office:value="0.0000115150282908871" calcext:value-type="float">
            <text:p>0.000012</text:p>
          </table:table-cell>
          <table:table-cell table:style-name="ce5" table:formula="of:=[.$B$1]*[.F182]" office:value-type="float" office:value="-0.0000460601131635485" calcext:value-type="float">
            <text:p>-0.000046</text:p>
          </table:table-cell>
          <table:table-cell table:style-name="ce5" table:formula="of:=[.I181]+([.F182]*[.B182])" office:value-type="float" office:value="29.5597796217341" calcext:value-type="float">
            <text:p>29.559780</text:p>
          </table:table-cell>
          <table:table-cell table:style-name="ce5" table:formula="of:=[.I182]*[.$B$2]" office:value-type="float" office:value="300.000045517067" calcext:value-type="float">
            <text:p>300.000046</text:p>
          </table:table-cell>
          <table:table-cell table:style-name="ce5" table:formula="of:=([.F182]-[.F181])/[.B182]" office:value-type="float" office:value="0.0000295648646897462" calcext:value-type="float">
            <text:p>0.000030</text:p>
          </table:table-cell>
          <table:table-cell table:style-name="ce5" table:formula="of:=[.K182]*[.$B$3]" office:value-type="float" office:value="0.000000295648646897462" calcext:value-type="float">
            <text:p>0.000000</text:p>
          </table:table-cell>
          <table:table-cell table:style-name="ce5" table:formula="of:=[.H182]+[.J182]+[.L182]+[.$B$4]" office:value-type="float" office:value="1799.9999997526" calcext:value-type="float">
            <text:p>1800.000000</text:p>
          </table:table-cell>
          <table:table-cell table:style-name="ce5" table:formula="of:=[.M182]" office:value-type="float" office:value="1799.9999997526" calcext:value-type="float">
            <text:p>1800.000000</text:p>
          </table:table-cell>
          <table:table-cell table:style-name="ce5" table:formula="of:=IF([.N182]&gt;[.$B$6];[.$B$6];IF([.N182]&lt;[.$B$5];[.$B$5];[.N182]))" office:value-type="float" office:value="1799.9999997526" calcext:value-type="float">
            <text:p>1800.000000</text:p>
          </table:table-cell>
          <table:table-cell table:formula="of:=([.N182]-[.N181])/[.B182]" office:value-type="float" office:value="0.000000635197920928476" calcext:value-type="float">
            <text:p>6.35197920928476E-07</text:p>
          </table:table-cell>
          <table:table-cell table:formula="of:=[.$U$5]*[.T181]" office:value-type="float" office:value="1544.25724348684" calcext:value-type="float">
            <text:p>1544.2572434868</text:p>
          </table:table-cell>
          <table:table-cell table:formula="of:=([.$U$5]*[.U181]*[.$U$5])+[.$S$5]" office:value-type="float" office:value="1.43308183405113" calcext:value-type="float">
            <text:p>1.4330818341</text:p>
          </table:table-cell>
          <table:table-cell table:formula="of:=[.R182]/([.R182]+[.$Q$5])" office:value-type="float" office:value="0.588998616485093" calcext:value-type="float">
            <text:p>0.5889986165</text:p>
          </table:table-cell>
          <table:table-cell table:formula="of:=[.Q182]+[.S182]*((([.M182]*[.B182])+[.E182])-[.Q182])" office:value-type="float" office:value="1800.90913098425" calcext:value-type="float">
            <text:p>1800.9091309843</text:p>
          </table:table-cell>
          <table:table-cell table:formula="of:=(1-[.S182])*[.R182]" office:value-type="float" office:value="0.588998616485093" calcext:value-type="float">
            <text:p>0.5889986165</text:p>
          </table:table-cell>
          <table:table-cell table:formula="of:=[.E183]-[.T182]" office:value-type="float" office:value="-0.909121821711096" calcext:value-type="float">
            <text:p>-0.9091218217</text:p>
          </table:table-cell>
          <table:table-cell table:number-columns-repeated="100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" calcext:value-type="float">
            <text:p>0.1</text:p>
          </table:table-cell>
          <table:table-cell table:formula="of:=[.C182]+[.B183]" office:value-type="float" office:value="17.4" calcext:value-type="float">
            <text:p>17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2]*0.8+[.N182]*0.2" office:value-type="float" office:value="1800.00000916254" calcext:value-type="float">
            <text:p>1800.000009</text:p>
          </table:table-cell>
          <table:table-cell table:style-name="ce5" table:formula="of:=[.D183]-[.E183]" office:value-type="float" office:value="-0.00000916254316507548" calcext:value-type="float">
            <text:p>-0.000009</text:p>
          </table:table-cell>
          <table:table-cell table:style-name="ce5" table:formula="of:=ABS([.F183])" office:value-type="float" office:value="0.00000916254316507548" calcext:value-type="float">
            <text:p>0.000009</text:p>
          </table:table-cell>
          <table:table-cell table:style-name="ce5" table:formula="of:=[.$B$1]*[.F183]" office:value-type="float" office:value="-0.0000366501726603019" calcext:value-type="float">
            <text:p>-0.000037</text:p>
          </table:table-cell>
          <table:table-cell table:style-name="ce5" table:formula="of:=[.I182]+([.F183]*[.B183])" office:value-type="float" office:value="29.5597787054798" calcext:value-type="float">
            <text:p>29.559779</text:p>
          </table:table-cell>
          <table:table-cell table:style-name="ce5" table:formula="of:=[.I183]*[.$B$2]" office:value-type="float" office:value="300.000036218069" calcext:value-type="float">
            <text:p>300.000036</text:p>
          </table:table-cell>
          <table:table-cell table:style-name="ce5" table:formula="of:=([.F183]-[.F182])/[.B183]" office:value-type="float" office:value="0.0000235248512581165" calcext:value-type="float">
            <text:p>0.000024</text:p>
          </table:table-cell>
          <table:table-cell table:style-name="ce5" table:formula="of:=[.K183]*[.$B$3]" office:value-type="float" office:value="0.000000235248512581165" calcext:value-type="float">
            <text:p>0.000000</text:p>
          </table:table-cell>
          <table:table-cell table:style-name="ce5" table:formula="of:=[.H183]+[.J183]+[.L183]+[.$B$4]" office:value-type="float" office:value="1799.99999980314" calcext:value-type="float">
            <text:p>1800.000000</text:p>
          </table:table-cell>
          <table:table-cell table:style-name="ce5" table:formula="of:=[.M183]" office:value-type="float" office:value="1799.99999980314" calcext:value-type="float">
            <text:p>1800.000000</text:p>
          </table:table-cell>
          <table:table-cell table:style-name="ce5" table:formula="of:=IF([.N183]&gt;[.$B$6];[.$B$6];IF([.N183]&lt;[.$B$5];[.$B$5];[.N183]))" office:value-type="float" office:value="1799.99999980314" calcext:value-type="float">
            <text:p>1800.000000</text:p>
          </table:table-cell>
          <table:table-cell table:formula="of:=([.N183]-[.N182])/[.B183]" office:value-type="float" office:value="0.000000505424395669252" calcext:value-type="float">
            <text:p>5.05424395669252E-07</text:p>
          </table:table-cell>
          <table:table-cell table:formula="of:=[.$U$5]*[.T182]" office:value-type="float" office:value="1544.25724081221" calcext:value-type="float">
            <text:p>1544.2572408122</text:p>
          </table:table-cell>
          <table:table-cell table:formula="of:=([.$U$5]*[.U182]*[.$U$5])+[.$S$5]" office:value-type="float" office:value="1.43308183405113" calcext:value-type="float">
            <text:p>1.4330818341</text:p>
          </table:table-cell>
          <table:table-cell table:formula="of:=[.R183]/([.R183]+[.$Q$5])" office:value-type="float" office:value="0.588998616485093" calcext:value-type="float">
            <text:p>0.5889986165</text:p>
          </table:table-cell>
          <table:table-cell table:formula="of:=[.Q183]+[.S183]*((([.M183]*[.B183])+[.E183])-[.Q183])" office:value-type="float" office:value="1800.90912850235" calcext:value-type="float">
            <text:p>1800.9091285024</text:p>
          </table:table-cell>
          <table:table-cell table:formula="of:=(1-[.S183])*[.R183]" office:value-type="float" office:value="0.588998616485093" calcext:value-type="float">
            <text:p>0.5889986165</text:p>
          </table:table-cell>
          <table:table-cell table:formula="of:=[.E184]-[.T183]" office:value-type="float" office:value="-0.909121211684123" calcext:value-type="float">
            <text:p>-0.9091212117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" calcext:value-type="float">
            <text:p>0.1</text:p>
          </table:table-cell>
          <table:table-cell table:formula="of:=[.C183]+[.B184]" office:value-type="float" office:value="17.5" calcext:value-type="float">
            <text:p>17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3]*0.8+[.N183]*0.2" office:value-type="float" office:value="1800.00000729066" calcext:value-type="float">
            <text:p>1800.000007</text:p>
          </table:table-cell>
          <table:table-cell table:style-name="ce5" table:formula="of:=[.D184]-[.E184]" office:value-type="float" office:value="-0.00000729066368876374" calcext:value-type="float">
            <text:p>-0.000007</text:p>
          </table:table-cell>
          <table:table-cell table:style-name="ce5" table:formula="of:=ABS([.F184])" office:value-type="float" office:value="0.00000729066368876374" calcext:value-type="float">
            <text:p>0.000007</text:p>
          </table:table-cell>
          <table:table-cell table:style-name="ce5" table:formula="of:=[.$B$1]*[.F184]" office:value-type="float" office:value="-0.000029162654755055" calcext:value-type="float">
            <text:p>-0.000029</text:p>
          </table:table-cell>
          <table:table-cell table:style-name="ce5" table:formula="of:=[.I183]+([.F184]*[.B184])" office:value-type="float" office:value="29.5597779764134" calcext:value-type="float">
            <text:p>29.559778</text:p>
          </table:table-cell>
          <table:table-cell table:style-name="ce5" table:formula="of:=[.I184]*[.$B$2]" office:value-type="float" office:value="300.000028818828" calcext:value-type="float">
            <text:p>300.000029</text:p>
          </table:table-cell>
          <table:table-cell table:style-name="ce5" table:formula="of:=([.F184]-[.F183])/[.B184]" office:value-type="float" office:value="0.0000187187947631173" calcext:value-type="float">
            <text:p>0.000019</text:p>
          </table:table-cell>
          <table:table-cell table:style-name="ce5" table:formula="of:=[.K184]*[.$B$3]" office:value-type="float" office:value="0.000000187187947631173" calcext:value-type="float">
            <text:p>0.000000</text:p>
          </table:table-cell>
          <table:table-cell table:style-name="ce5" table:formula="of:=[.H184]+[.J184]+[.L184]+[.$B$4]" office:value-type="float" office:value="1799.99999984336" calcext:value-type="float">
            <text:p>1800.000000</text:p>
          </table:table-cell>
          <table:table-cell table:style-name="ce5" table:formula="of:=[.M184]" office:value-type="float" office:value="1799.99999984336" calcext:value-type="float">
            <text:p>1800.000000</text:p>
          </table:table-cell>
          <table:table-cell table:style-name="ce5" table:formula="of:=IF([.N184]&gt;[.$B$6];[.$B$6];IF([.N184]&lt;[.$B$5];[.$B$5];[.N184]))" office:value-type="float" office:value="1799.99999984336" calcext:value-type="float">
            <text:p>1800.000000</text:p>
          </table:table-cell>
          <table:table-cell table:formula="of:=([.N184]-[.N183])/[.B184]" office:value-type="float" office:value="0.000000402158093493199" calcext:value-type="float">
            <text:p>4.02158093493199E-07</text:p>
          </table:table-cell>
          <table:table-cell table:formula="of:=[.$U$5]*[.T183]" office:value-type="float" office:value="1544.25723868401" calcext:value-type="float">
            <text:p>1544.257238684</text:p>
          </table:table-cell>
          <table:table-cell table:formula="of:=([.$U$5]*[.U183]*[.$U$5])+[.$S$5]" office:value-type="float" office:value="1.43308183405113" calcext:value-type="float">
            <text:p>1.4330818341</text:p>
          </table:table-cell>
          <table:table-cell table:formula="of:=[.R184]/([.R184]+[.$Q$5])" office:value-type="float" office:value="0.588998616485093" calcext:value-type="float">
            <text:p>0.5889986165</text:p>
          </table:table-cell>
          <table:table-cell table:formula="of:=[.Q184]+[.S184]*((([.M184]*[.B184])+[.E184])-[.Q184])" office:value-type="float" office:value="1800.90912652749" calcext:value-type="float">
            <text:p>1800.9091265275</text:p>
          </table:table-cell>
          <table:table-cell table:formula="of:=(1-[.S184])*[.R184]" office:value-type="float" office:value="0.588998616485093" calcext:value-type="float">
            <text:p>0.5889986165</text:p>
          </table:table-cell>
          <table:table-cell table:formula="of:=[.E185]-[.T184]" office:value-type="float" office:value="-0.909120726283845" calcext:value-type="float">
            <text:p>-0.9091207263</text:p>
          </table:table-cell>
          <table:table-cell table:number-columns-repeated="100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" calcext:value-type="float">
            <text:p>0.1</text:p>
          </table:table-cell>
          <table:table-cell table:formula="of:=[.C184]+[.B185]" office:value-type="float" office:value="17.6" calcext:value-type="float">
            <text:p>17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4]*0.8+[.N184]*0.2" office:value-type="float" office:value="1800.0000058012" calcext:value-type="float">
            <text:p>1800.000006</text:p>
          </table:table-cell>
          <table:table-cell table:style-name="ce5" table:formula="of:=[.D185]-[.E185]" office:value-type="float" office:value="-0.00000580120331505896" calcext:value-type="float">
            <text:p>-0.000006</text:p>
          </table:table-cell>
          <table:table-cell table:style-name="ce5" table:formula="of:=ABS([.F185])" office:value-type="float" office:value="0.00000580120331505896" calcext:value-type="float">
            <text:p>0.000006</text:p>
          </table:table-cell>
          <table:table-cell table:style-name="ce5" table:formula="of:=[.$B$1]*[.F185]" office:value-type="float" office:value="-0.0000232048132602358" calcext:value-type="float">
            <text:p>-0.000023</text:p>
          </table:table-cell>
          <table:table-cell table:style-name="ce5" table:formula="of:=[.I184]+([.F185]*[.B185])" office:value-type="float" office:value="29.5597773962931" calcext:value-type="float">
            <text:p>29.559777</text:p>
          </table:table-cell>
          <table:table-cell table:style-name="ce5" table:formula="of:=[.I185]*[.$B$2]" office:value-type="float" office:value="300.000022931229" calcext:value-type="float">
            <text:p>300.000023</text:p>
          </table:table-cell>
          <table:table-cell table:style-name="ce5" table:formula="of:=([.F185]-[.F184])/[.B185]" office:value-type="float" office:value="0.0000148946037370479" calcext:value-type="float">
            <text:p>0.000015</text:p>
          </table:table-cell>
          <table:table-cell table:style-name="ce5" table:formula="of:=[.K185]*[.$B$3]" office:value-type="float" office:value="0.000000148946037370479" calcext:value-type="float">
            <text:p>0.000000</text:p>
          </table:table-cell>
          <table:table-cell table:style-name="ce5" table:formula="of:=[.H185]+[.J185]+[.L185]+[.$B$4]" office:value-type="float" office:value="1799.99999987536" calcext:value-type="float">
            <text:p>1800.000000</text:p>
          </table:table-cell>
          <table:table-cell table:style-name="ce5" table:formula="of:=[.M185]" office:value-type="float" office:value="1799.99999987536" calcext:value-type="float">
            <text:p>1800.000000</text:p>
          </table:table-cell>
          <table:table-cell table:style-name="ce5" table:formula="of:=IF([.N185]&gt;[.$B$6];[.$B$6];IF([.N185]&lt;[.$B$5];[.$B$5];[.N185]))" office:value-type="float" office:value="1799.99999987536" calcext:value-type="float">
            <text:p>1800.000000</text:p>
          </table:table-cell>
          <table:table-cell table:formula="of:=([.N185]-[.N184])/[.B185]" office:value-type="float" office:value="0.000000320007984555559" calcext:value-type="float">
            <text:p>0.00000032</text:p>
          </table:table-cell>
          <table:table-cell table:formula="of:=[.$U$5]*[.T184]" office:value-type="float" office:value="1544.25723699059" calcext:value-type="float">
            <text:p>1544.2572369906</text:p>
          </table:table-cell>
          <table:table-cell table:formula="of:=([.$U$5]*[.U184]*[.$U$5])+[.$S$5]" office:value-type="float" office:value="1.43308183405113" calcext:value-type="float">
            <text:p>1.4330818341</text:p>
          </table:table-cell>
          <table:table-cell table:formula="of:=[.R185]/([.R185]+[.$Q$5])" office:value-type="float" office:value="0.588998616485093" calcext:value-type="float">
            <text:p>0.5889986165</text:p>
          </table:table-cell>
          <table:table-cell table:formula="of:=[.Q185]+[.S185]*((([.M185]*[.B185])+[.E185])-[.Q185])" office:value-type="float" office:value="1800.90912495608" calcext:value-type="float">
            <text:p>1800.9091249561</text:p>
          </table:table-cell>
          <table:table-cell table:formula="of:=(1-[.S185])*[.R185]" office:value-type="float" office:value="0.588998616485093" calcext:value-type="float">
            <text:p>0.5889986165</text:p>
          </table:table-cell>
          <table:table-cell table:formula="of:=[.E186]-[.T185]" office:value-type="float" office:value="-0.90912034004964" calcext:value-type="float">
            <text:p>-0.90912034</text:p>
          </table:table-cell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" calcext:value-type="float">
            <text:p>0.1</text:p>
          </table:table-cell>
          <table:table-cell table:formula="of:=[.C185]+[.B186]" office:value-type="float" office:value="17.7" calcext:value-type="float">
            <text:p>17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5]*0.8+[.N185]*0.2" office:value-type="float" office:value="1800.00000461604" calcext:value-type="float">
            <text:p>1800.000005</text:p>
          </table:table-cell>
          <table:table-cell table:style-name="ce5" table:formula="of:=[.D186]-[.E186]" office:value-type="float" office:value="-0.00000461603508483677" calcext:value-type="float">
            <text:p>-0.000005</text:p>
          </table:table-cell>
          <table:table-cell table:style-name="ce5" table:formula="of:=ABS([.F186])" office:value-type="float" office:value="0.00000461603508483677" calcext:value-type="float">
            <text:p>0.000005</text:p>
          </table:table-cell>
          <table:table-cell table:style-name="ce5" table:formula="of:=[.$B$1]*[.F186]" office:value-type="float" office:value="-0.0000184641403393471" calcext:value-type="float">
            <text:p>-0.000018</text:p>
          </table:table-cell>
          <table:table-cell table:style-name="ce5" table:formula="of:=[.I185]+([.F186]*[.B186])" office:value-type="float" office:value="29.5597769346896" calcext:value-type="float">
            <text:p>29.559777</text:p>
          </table:table-cell>
          <table:table-cell table:style-name="ce5" table:formula="of:=[.I186]*[.$B$2]" office:value-type="float" office:value="300.000018246448" calcext:value-type="float">
            <text:p>300.000018</text:p>
          </table:table-cell>
          <table:table-cell table:style-name="ce5" table:formula="of:=([.F186]-[.F185])/[.B186]" office:value-type="float" office:value="0.0000118516823022219" calcext:value-type="float">
            <text:p>0.000012</text:p>
          </table:table-cell>
          <table:table-cell table:style-name="ce5" table:formula="of:=[.K186]*[.$B$3]" office:value-type="float" office:value="0.000000118516823022219" calcext:value-type="float">
            <text:p>0.000000</text:p>
          </table:table-cell>
          <table:table-cell table:style-name="ce5" table:formula="of:=[.H186]+[.J186]+[.L186]+[.$B$4]" office:value-type="float" office:value="1799.99999990083" calcext:value-type="float">
            <text:p>1800.000000</text:p>
          </table:table-cell>
          <table:table-cell table:style-name="ce5" table:formula="of:=[.M186]" office:value-type="float" office:value="1799.99999990083" calcext:value-type="float">
            <text:p>1800.000000</text:p>
          </table:table-cell>
          <table:table-cell table:style-name="ce5" table:formula="of:=IF([.N186]&gt;[.$B$6];[.$B$6];IF([.N186]&lt;[.$B$5];[.$B$5];[.N186]))" office:value-type="float" office:value="1799.99999990083" calcext:value-type="float">
            <text:p>1800.000000</text:p>
          </table:table-cell>
          <table:table-cell table:formula="of:=([.N186]-[.N185])/[.B186]" office:value-type="float" office:value="0.000000254633505392121" calcext:value-type="float">
            <text:p>2.54633505392121E-07</text:p>
          </table:table-cell>
          <table:table-cell table:formula="of:=[.$U$5]*[.T185]" office:value-type="float" office:value="1544.25723564313" calcext:value-type="float">
            <text:p>1544.2572356431</text:p>
          </table:table-cell>
          <table:table-cell table:formula="of:=([.$U$5]*[.U185]*[.$U$5])+[.$S$5]" office:value-type="float" office:value="1.43308183405113" calcext:value-type="float">
            <text:p>1.4330818341</text:p>
          </table:table-cell>
          <table:table-cell table:formula="of:=[.R186]/([.R186]+[.$Q$5])" office:value-type="float" office:value="0.588998616485093" calcext:value-type="float">
            <text:p>0.5889986165</text:p>
          </table:table-cell>
          <table:table-cell table:formula="of:=[.Q186]+[.S186]*((([.M186]*[.B186])+[.E186])-[.Q186])" office:value-type="float" office:value="1800.90912370572" calcext:value-type="float">
            <text:p>1800.9091237057</text:p>
          </table:table-cell>
          <table:table-cell table:formula="of:=(1-[.S186])*[.R186]" office:value-type="float" office:value="0.588998616485093" calcext:value-type="float">
            <text:p>0.5889986165</text:p>
          </table:table-cell>
          <table:table-cell table:formula="of:=[.E187]-[.T186]" office:value-type="float" office:value="-0.909120032721603" calcext:value-type="float">
            <text:p>-0.9091200327</text:p>
          </table:table-cell>
          <table:table-cell table:number-columns-repeated="100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" calcext:value-type="float">
            <text:p>0.1</text:p>
          </table:table-cell>
          <table:table-cell table:formula="of:=[.C186]+[.B187]" office:value-type="float" office:value="17.8" calcext:value-type="float">
            <text:p>17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6]*0.8+[.N186]*0.2" office:value-type="float" office:value="1800.00000367299" calcext:value-type="float">
            <text:p>1800.000004</text:p>
          </table:table-cell>
          <table:table-cell table:style-name="ce5" table:formula="of:=[.D187]-[.E187]" office:value-type="float" office:value="-0.00000367299321624159" calcext:value-type="float">
            <text:p>-0.000004</text:p>
          </table:table-cell>
          <table:table-cell table:style-name="ce5" table:formula="of:=ABS([.F187])" office:value-type="float" office:value="0.00000367299321624159" calcext:value-type="float">
            <text:p>0.000004</text:p>
          </table:table-cell>
          <table:table-cell table:style-name="ce5" table:formula="of:=[.$B$1]*[.F187]" office:value-type="float" office:value="-0.0000146919728649664" calcext:value-type="float">
            <text:p>-0.000015</text:p>
          </table:table-cell>
          <table:table-cell table:style-name="ce5" table:formula="of:=[.I186]+([.F187]*[.B187])" office:value-type="float" office:value="29.5597765673903" calcext:value-type="float">
            <text:p>29.559777</text:p>
          </table:table-cell>
          <table:table-cell table:style-name="ce5" table:formula="of:=[.I187]*[.$B$2]" office:value-type="float" office:value="300.000014518754" calcext:value-type="float">
            <text:p>300.000015</text:p>
          </table:table-cell>
          <table:table-cell table:style-name="ce5" table:formula="of:=([.F187]-[.F186])/[.B187]" office:value-type="float" office:value="0.00000943041868595174" calcext:value-type="float">
            <text:p>0.000009</text:p>
          </table:table-cell>
          <table:table-cell table:style-name="ce5" table:formula="of:=[.K187]*[.$B$3]" office:value-type="float" office:value="0.0000000943041868595174" calcext:value-type="float">
            <text:p>0.000000</text:p>
          </table:table-cell>
          <table:table-cell table:style-name="ce5" table:formula="of:=[.H187]+[.J187]+[.L187]+[.$B$4]" office:value-type="float" office:value="1799.99999992109" calcext:value-type="float">
            <text:p>1800.000000</text:p>
          </table:table-cell>
          <table:table-cell table:style-name="ce5" table:formula="of:=[.M187]" office:value-type="float" office:value="1799.99999992109" calcext:value-type="float">
            <text:p>1800.000000</text:p>
          </table:table-cell>
          <table:table-cell table:style-name="ce5" table:formula="of:=IF([.N187]&gt;[.$B$6];[.$B$6];IF([.N187]&lt;[.$B$5];[.$B$5];[.N187]))" office:value-type="float" office:value="1799.99999992109" calcext:value-type="float">
            <text:p>1800.000000</text:p>
          </table:table-cell>
          <table:table-cell table:formula="of:=([.N187]-[.N186])/[.B187]" office:value-type="float" office:value="0.000000202608134713955" calcext:value-type="float">
            <text:p>2.02608134713955E-07</text:p>
          </table:table-cell>
          <table:table-cell table:formula="of:=[.$U$5]*[.T186]" office:value-type="float" office:value="1544.25723457096" calcext:value-type="float">
            <text:p>1544.257234571</text:p>
          </table:table-cell>
          <table:table-cell table:formula="of:=([.$U$5]*[.U186]*[.$U$5])+[.$S$5]" office:value-type="float" office:value="1.43308183405113" calcext:value-type="float">
            <text:p>1.4330818341</text:p>
          </table:table-cell>
          <table:table-cell table:formula="of:=[.R187]/([.R187]+[.$Q$5])" office:value-type="float" office:value="0.588998616485093" calcext:value-type="float">
            <text:p>0.5889986165</text:p>
          </table:table-cell>
          <table:table-cell table:formula="of:=[.Q187]+[.S187]*((([.M187]*[.B187])+[.E187])-[.Q187])" office:value-type="float" office:value="1800.90912271079" calcext:value-type="float">
            <text:p>1800.9091227108</text:p>
          </table:table-cell>
          <table:table-cell table:formula="of:=(1-[.S187])*[.R187]" office:value-type="float" office:value="0.588998616485093" calcext:value-type="float">
            <text:p>0.5889986165</text:p>
          </table:table-cell>
          <table:table-cell table:formula="of:=[.E188]-[.T187]" office:value-type="float" office:value="-0.909119788180078" calcext:value-type="float">
            <text:p>-0.9091197882</text:p>
          </table:table-cell>
          <table:table-cell table:number-columns-repeated="100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" calcext:value-type="float">
            <text:p>0.1</text:p>
          </table:table-cell>
          <table:table-cell table:formula="of:=[.C187]+[.B188]" office:value-type="float" office:value="17.9" calcext:value-type="float">
            <text:p>17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7]*0.8+[.N187]*0.2" office:value-type="float" office:value="1800.00000292261" calcext:value-type="float">
            <text:p>1800.000003</text:p>
          </table:table-cell>
          <table:table-cell table:style-name="ce5" table:formula="of:=[.D188]-[.E188]" office:value-type="float" office:value="-0.00000292261165668606" calcext:value-type="float">
            <text:p>-0.000003</text:p>
          </table:table-cell>
          <table:table-cell table:style-name="ce5" table:formula="of:=ABS([.F188])" office:value-type="float" office:value="0.00000292261165668606" calcext:value-type="float">
            <text:p>0.000003</text:p>
          </table:table-cell>
          <table:table-cell table:style-name="ce5" table:formula="of:=[.$B$1]*[.F188]" office:value-type="float" office:value="-0.0000116904466267442" calcext:value-type="float">
            <text:p>-0.000012</text:p>
          </table:table-cell>
          <table:table-cell table:style-name="ce5" table:formula="of:=[.I187]+([.F188]*[.B188])" office:value-type="float" office:value="29.5597762751291" calcext:value-type="float">
            <text:p>29.559776</text:p>
          </table:table-cell>
          <table:table-cell table:style-name="ce5" table:formula="of:=[.I188]*[.$B$2]" office:value-type="float" office:value="300.000011552617" calcext:value-type="float">
            <text:p>300.000012</text:p>
          </table:table-cell>
          <table:table-cell table:style-name="ce5" table:formula="of:=([.F188]-[.F187])/[.B188]" office:value-type="float" office:value="0.00000750381559555535" calcext:value-type="float">
            <text:p>0.000008</text:p>
          </table:table-cell>
          <table:table-cell table:style-name="ce5" table:formula="of:=[.K188]*[.$B$3]" office:value-type="float" office:value="0.0000000750381559555535" calcext:value-type="float">
            <text:p>0.000000</text:p>
          </table:table-cell>
          <table:table-cell table:style-name="ce5" table:formula="of:=[.H188]+[.J188]+[.L188]+[.$B$4]" office:value-type="float" office:value="1799.99999993721" calcext:value-type="float">
            <text:p>1800.000000</text:p>
          </table:table-cell>
          <table:table-cell table:style-name="ce5" table:formula="of:=[.M188]" office:value-type="float" office:value="1799.99999993721" calcext:value-type="float">
            <text:p>1800.000000</text:p>
          </table:table-cell>
          <table:table-cell table:style-name="ce5" table:formula="of:=IF([.N188]&gt;[.$B$6];[.$B$6];IF([.N188]&lt;[.$B$5];[.$B$5];[.N188]))" office:value-type="float" office:value="1799.99999993721" calcext:value-type="float">
            <text:p>1800.000000</text:p>
          </table:table-cell>
          <table:table-cell table:formula="of:=([.N188]-[.N187])/[.B188]" office:value-type="float" office:value="0.000000161228399520041" calcext:value-type="float">
            <text:p>1.61228399520041E-07</text:p>
          </table:table-cell>
          <table:table-cell table:formula="of:=[.$U$5]*[.T187]" office:value-type="float" office:value="1544.25723371782" calcext:value-type="float">
            <text:p>1544.2572337178</text:p>
          </table:table-cell>
          <table:table-cell table:formula="of:=([.$U$5]*[.U187]*[.$U$5])+[.$S$5]" office:value-type="float" office:value="1.43308183405113" calcext:value-type="float">
            <text:p>1.4330818341</text:p>
          </table:table-cell>
          <table:table-cell table:formula="of:=[.R188]/([.R188]+[.$Q$5])" office:value-type="float" office:value="0.588998616485093" calcext:value-type="float">
            <text:p>0.5889986165</text:p>
          </table:table-cell>
          <table:table-cell table:formula="of:=[.Q188]+[.S188]*((([.M188]*[.B188])+[.E188])-[.Q188])" office:value-type="float" office:value="1800.90912191913" calcext:value-type="float">
            <text:p>1800.9091219191</text:p>
          </table:table-cell>
          <table:table-cell table:formula="of:=(1-[.S188])*[.R188]" office:value-type="float" office:value="0.588998616485093" calcext:value-type="float">
            <text:p>0.5889986165</text:p>
          </table:table-cell>
          <table:table-cell table:formula="of:=[.E189]-[.T188]" office:value-type="float" office:value="-0.909119593597325" calcext:value-type="float">
            <text:p>-0.9091195936</text:p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table:formula="of:=[.C188]+[.B189]"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8]*0.8+[.N188]*0.2" office:value-type="float" office:value="1800.00000232553" calcext:value-type="float">
            <text:p>1800.000002</text:p>
          </table:table-cell>
          <table:table-cell table:style-name="ce5" table:formula="of:=[.D189]-[.E189]" office:value-type="float" office:value="-0.00000232553111345624" calcext:value-type="float">
            <text:p>-0.000002</text:p>
          </table:table-cell>
          <table:table-cell table:style-name="ce5" table:formula="of:=ABS([.F189])" office:value-type="float" office:value="0.00000232553111345624" calcext:value-type="float">
            <text:p>0.000002</text:p>
          </table:table-cell>
          <table:table-cell table:style-name="ce5" table:formula="of:=[.$B$1]*[.F189]" office:value-type="float" office:value="-0.00000930212445382495" calcext:value-type="float">
            <text:p>-0.000009</text:p>
          </table:table-cell>
          <table:table-cell table:style-name="ce5" table:formula="of:=[.I188]+([.F189]*[.B189])" office:value-type="float" office:value="29.559776042576" calcext:value-type="float">
            <text:p>29.559776</text:p>
          </table:table-cell>
          <table:table-cell table:style-name="ce5" table:formula="of:=[.I189]*[.$B$2]" office:value-type="float" office:value="300.000009192453" calcext:value-type="float">
            <text:p>300.000009</text:p>
          </table:table-cell>
          <table:table-cell table:style-name="ce5" table:formula="of:=([.F189]-[.F188])/[.B189]" office:value-type="float" office:value="0.00000597080543229822" calcext:value-type="float">
            <text:p>0.000006</text:p>
          </table:table-cell>
          <table:table-cell table:style-name="ce5" table:formula="of:=[.K189]*[.$B$3]" office:value-type="float" office:value="0.0000000597080543229822" calcext:value-type="float">
            <text:p>0.000000</text:p>
          </table:table-cell>
          <table:table-cell table:style-name="ce5" table:formula="of:=[.H189]+[.J189]+[.L189]+[.$B$4]" office:value-type="float" office:value="1799.99999995004" calcext:value-type="float">
            <text:p>1800.000000</text:p>
          </table:table-cell>
          <table:table-cell table:style-name="ce5" table:formula="of:=[.M189]" office:value-type="float" office:value="1799.99999995004" calcext:value-type="float">
            <text:p>1800.000000</text:p>
          </table:table-cell>
          <table:table-cell table:style-name="ce5" table:formula="of:=IF([.N189]&gt;[.$B$6];[.$B$6];IF([.N189]&lt;[.$B$5];[.$B$5];[.N189]))" office:value-type="float" office:value="1799.99999995004" calcext:value-type="float">
            <text:p>1800.000000</text:p>
          </table:table-cell>
          <table:table-cell table:formula="of:=([.N189]-[.N188])/[.B189]" office:value-type="float" office:value="0.000000128275132738054" calcext:value-type="float">
            <text:p>1.28275132738054E-07</text:p>
          </table:table-cell>
          <table:table-cell table:formula="of:=[.$U$5]*[.T188]" office:value-type="float" office:value="1544.25723303898" calcext:value-type="float">
            <text:p>1544.257233039</text:p>
          </table:table-cell>
          <table:table-cell table:formula="of:=([.$U$5]*[.U188]*[.$U$5])+[.$S$5]" office:value-type="float" office:value="1.43308183405113" calcext:value-type="float">
            <text:p>1.4330818341</text:p>
          </table:table-cell>
          <table:table-cell table:formula="of:=[.R189]/([.R189]+[.$Q$5])" office:value-type="float" office:value="0.588998616485093" calcext:value-type="float">
            <text:p>0.5889986165</text:p>
          </table:table-cell>
          <table:table-cell table:formula="of:=[.Q189]+[.S189]*((([.M189]*[.B189])+[.E189])-[.Q189])" office:value-type="float" office:value="1800.9091212892" calcext:value-type="float">
            <text:p>1800.9091212892</text:p>
          </table:table-cell>
          <table:table-cell table:formula="of:=(1-[.S189])*[.R189]" office:value-type="float" office:value="0.588998616485093" calcext:value-type="float">
            <text:p>0.5889986165</text:p>
          </table:table-cell>
          <table:table-cell table:formula="of:=[.E190]-[.T189]" office:value-type="float" office:value="-0.90911943876722" calcext:value-type="float">
            <text:p>-0.9091194388</text:p>
          </table:table-cell>
          <table:table-cell table:number-columns-repeated="100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" calcext:value-type="float">
            <text:p>0.1</text:p>
          </table:table-cell>
          <table:table-cell table:formula="of:=[.C189]+[.B190]" office:value-type="float" office:value="18.1" calcext:value-type="float">
            <text:p>18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89]*0.8+[.N189]*0.2" office:value-type="float" office:value="1800.00000185043" calcext:value-type="float">
            <text:p>1800.000002</text:p>
          </table:table-cell>
          <table:table-cell table:style-name="ce5" table:formula="of:=[.D190]-[.E190]" office:value-type="float" office:value="-0.00000185043222700187" calcext:value-type="float">
            <text:p>-0.000002</text:p>
          </table:table-cell>
          <table:table-cell table:style-name="ce5" table:formula="of:=ABS([.F190])" office:value-type="float" office:value="0.00000185043222700187" calcext:value-type="float">
            <text:p>0.000002</text:p>
          </table:table-cell>
          <table:table-cell table:style-name="ce5" table:formula="of:=[.$B$1]*[.F190]" office:value-type="float" office:value="-0.0000074017289080075" calcext:value-type="float">
            <text:p>-0.000007</text:p>
          </table:table-cell>
          <table:table-cell table:style-name="ce5" table:formula="of:=[.I189]+([.F190]*[.B190])" office:value-type="float" office:value="29.5597758575328" calcext:value-type="float">
            <text:p>29.559776</text:p>
          </table:table-cell>
          <table:table-cell table:style-name="ce5" table:formula="of:=[.I190]*[.$B$2]" office:value-type="float" office:value="300.000007314462" calcext:value-type="float">
            <text:p>300.000007</text:p>
          </table:table-cell>
          <table:table-cell table:style-name="ce5" table:formula="of:=([.F190]-[.F189])/[.B190]" office:value-type="float" office:value="0.00000475098886454362" calcext:value-type="float">
            <text:p>0.000005</text:p>
          </table:table-cell>
          <table:table-cell table:style-name="ce5" table:formula="of:=[.K190]*[.$B$3]" office:value-type="float" office:value="0.0000000475098886454362" calcext:value-type="float">
            <text:p>0.000000</text:p>
          </table:table-cell>
          <table:table-cell table:style-name="ce5" table:formula="of:=[.H190]+[.J190]+[.L190]+[.$B$4]" office:value-type="float" office:value="1799.99999996024" calcext:value-type="float">
            <text:p>1800.000000</text:p>
          </table:table-cell>
          <table:table-cell table:style-name="ce5" table:formula="of:=[.M190]" office:value-type="float" office:value="1799.99999996024" calcext:value-type="float">
            <text:p>1800.000000</text:p>
          </table:table-cell>
          <table:table-cell table:style-name="ce5" table:formula="of:=IF([.N190]&gt;[.$B$6];[.$B$6];IF([.N190]&lt;[.$B$5];[.$B$5];[.N190]))" office:value-type="float" office:value="1799.99999996024" calcext:value-type="float">
            <text:p>1800.000000</text:p>
          </table:table-cell>
          <table:table-cell table:formula="of:=([.N190]-[.N189])/[.B190]" office:value-type="float" office:value="0.000000102072590379976" calcext:value-type="float">
            <text:p>1.02072590379976E-07</text:p>
          </table:table-cell>
          <table:table-cell table:formula="of:=[.$U$5]*[.T189]" office:value-type="float" office:value="1544.25723249883" calcext:value-type="float">
            <text:p>1544.2572324988</text:p>
          </table:table-cell>
          <table:table-cell table:formula="of:=([.$U$5]*[.U189]*[.$U$5])+[.$S$5]" office:value-type="float" office:value="1.43308183405113" calcext:value-type="float">
            <text:p>1.4330818341</text:p>
          </table:table-cell>
          <table:table-cell table:formula="of:=[.R190]/([.R190]+[.$Q$5])" office:value-type="float" office:value="0.588998616485093" calcext:value-type="float">
            <text:p>0.5889986165</text:p>
          </table:table-cell>
          <table:table-cell table:formula="of:=[.Q190]+[.S190]*((([.M190]*[.B190])+[.E190])-[.Q190])" office:value-type="float" office:value="1800.90912078796" calcext:value-type="float">
            <text:p>1800.909120788</text:p>
          </table:table-cell>
          <table:table-cell table:formula="of:=(1-[.S190])*[.R190]" office:value-type="float" office:value="0.588998616485093" calcext:value-type="float">
            <text:p>0.5889986165</text:p>
          </table:table-cell>
          <table:table-cell table:formula="of:=[.E191]-[.T190]" office:value-type="float" office:value="-0.90911931556866" calcext:value-type="float">
            <text:p>-0.9091193156</text:p>
          </table:table-cell>
          <table:table-cell table:number-columns-repeated="100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" calcext:value-type="float">
            <text:p>0.1</text:p>
          </table:table-cell>
          <table:table-cell table:formula="of:=[.C190]+[.B191]" office:value-type="float" office:value="18.2" calcext:value-type="float">
            <text:p>18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0]*0.8+[.N190]*0.2" office:value-type="float" office:value="1800.00000147239" calcext:value-type="float">
            <text:p>1800.000001</text:p>
          </table:table-cell>
          <table:table-cell table:style-name="ce5" table:formula="of:=[.D191]-[.E191]" office:value-type="float" office:value="-0.00000147239461512072" calcext:value-type="float">
            <text:p>-0.000001</text:p>
          </table:table-cell>
          <table:table-cell table:style-name="ce5" table:formula="of:=ABS([.F191])" office:value-type="float" office:value="0.00000147239461512072" calcext:value-type="float">
            <text:p>0.000001</text:p>
          </table:table-cell>
          <table:table-cell table:style-name="ce5" table:formula="of:=[.$B$1]*[.F191]" office:value-type="float" office:value="-0.00000588957846048288" calcext:value-type="float">
            <text:p>-0.000006</text:p>
          </table:table-cell>
          <table:table-cell table:style-name="ce5" table:formula="of:=[.I190]+([.F191]*[.B191])" office:value-type="float" office:value="29.5597757102933" calcext:value-type="float">
            <text:p>29.559776</text:p>
          </table:table-cell>
          <table:table-cell table:style-name="ce5" table:formula="of:=[.I191]*[.$B$2]" office:value-type="float" office:value="300.00000582014" calcext:value-type="float">
            <text:p>300.000006</text:p>
          </table:table-cell>
          <table:table-cell table:style-name="ce5" table:formula="of:=([.F191]-[.F190])/[.B191]" office:value-type="float" office:value="0.00000378037611881155" calcext:value-type="float">
            <text:p>0.000004</text:p>
          </table:table-cell>
          <table:table-cell table:style-name="ce5" table:formula="of:=[.K191]*[.$B$3]" office:value-type="float" office:value="0.0000000378037611881155" calcext:value-type="float">
            <text:p>0.000000</text:p>
          </table:table-cell>
          <table:table-cell table:style-name="ce5" table:formula="of:=[.H191]+[.J191]+[.L191]+[.$B$4]" office:value-type="float" office:value="1799.99999996837" calcext:value-type="float">
            <text:p>1800.000000</text:p>
          </table:table-cell>
          <table:table-cell table:style-name="ce5" table:formula="of:=[.M191]" office:value-type="float" office:value="1799.99999996837" calcext:value-type="float">
            <text:p>1800.000000</text:p>
          </table:table-cell>
          <table:table-cell table:style-name="ce5" table:formula="of:=IF([.N191]&gt;[.$B$6];[.$B$6];IF([.N191]&lt;[.$B$5];[.$B$5];[.N191]))" office:value-type="float" office:value="1799.99999996837" calcext:value-type="float">
            <text:p>1800.000000</text:p>
          </table:table-cell>
          <table:table-cell table:formula="of:=([.N191]-[.N190])/[.B191]" office:value-type="float" office:value="0.0000000812178768683225" calcext:value-type="float">
            <text:p>8.12178768683225E-08</text:p>
          </table:table-cell>
          <table:table-cell table:formula="of:=[.$U$5]*[.T190]" office:value-type="float" office:value="1544.25723206902" calcext:value-type="float">
            <text:p>1544.257232069</text:p>
          </table:table-cell>
          <table:table-cell table:formula="of:=([.$U$5]*[.U190]*[.$U$5])+[.$S$5]" office:value-type="float" office:value="1.43308183405113" calcext:value-type="float">
            <text:p>1.4330818341</text:p>
          </table:table-cell>
          <table:table-cell table:formula="of:=[.R191]/([.R191]+[.$Q$5])" office:value-type="float" office:value="0.588998616485093" calcext:value-type="float">
            <text:p>0.5889986165</text:p>
          </table:table-cell>
          <table:table-cell table:formula="of:=[.Q191]+[.S191]*((([.M191]*[.B191])+[.E191])-[.Q191])" office:value-type="float" office:value="1800.90912038913" calcext:value-type="float">
            <text:p>1800.9091203891</text:p>
          </table:table-cell>
          <table:table-cell table:formula="of:=(1-[.S191])*[.R191]" office:value-type="float" office:value="0.588998616485093" calcext:value-type="float">
            <text:p>0.5889986165</text:p>
          </table:table-cell>
          <table:table-cell table:formula="of:=[.E192]-[.T191]" office:value-type="float" office:value="-0.909119217539228" calcext:value-type="float">
            <text:p>-0.9091192175</text:p>
          </table:table-cell>
          <table:table-cell table:number-columns-repeated="100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" calcext:value-type="float">
            <text:p>0.1</text:p>
          </table:table-cell>
          <table:table-cell table:formula="of:=[.C191]+[.B192]" office:value-type="float" office:value="18.3" calcext:value-type="float">
            <text:p>18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1]*0.8+[.N191]*0.2" office:value-type="float" office:value="1800.00000117159" calcext:value-type="float">
            <text:p>1800.000001</text:p>
          </table:table-cell>
          <table:table-cell table:style-name="ce5" table:formula="of:=[.D192]-[.E192]" office:value-type="float" office:value="-0.00000117158879220369" calcext:value-type="float">
            <text:p>-0.000001</text:p>
          </table:table-cell>
          <table:table-cell table:style-name="ce5" table:formula="of:=ABS([.F192])" office:value-type="float" office:value="0.00000117158879220369" calcext:value-type="float">
            <text:p>0.000001</text:p>
          </table:table-cell>
          <table:table-cell table:style-name="ce5" table:formula="of:=[.$B$1]*[.F192]" office:value-type="float" office:value="-0.00000468635516881477" calcext:value-type="float">
            <text:p>-0.000005</text:p>
          </table:table-cell>
          <table:table-cell table:style-name="ce5" table:formula="of:=[.I191]+([.F192]*[.B192])" office:value-type="float" office:value="29.5597755931344" calcext:value-type="float">
            <text:p>29.559776</text:p>
          </table:table-cell>
          <table:table-cell table:style-name="ce5" table:formula="of:=[.I192]*[.$B$2]" office:value-type="float" office:value="300.000004631103" calcext:value-type="float">
            <text:p>300.000005</text:p>
          </table:table-cell>
          <table:table-cell table:style-name="ce5" table:formula="of:=([.F192]-[.F191])/[.B192]" office:value-type="float" office:value="0.00000300805822917027" calcext:value-type="float">
            <text:p>0.000003</text:p>
          </table:table-cell>
          <table:table-cell table:style-name="ce5" table:formula="of:=[.K192]*[.$B$3]" office:value-type="float" office:value="0.0000000300805822917027" calcext:value-type="float">
            <text:p>0.000000</text:p>
          </table:table-cell>
          <table:table-cell table:style-name="ce5" table:formula="of:=[.H192]+[.J192]+[.L192]+[.$B$4]" office:value-type="float" office:value="1799.99999997483" calcext:value-type="float">
            <text:p>1800.000000</text:p>
          </table:table-cell>
          <table:table-cell table:style-name="ce5" table:formula="of:=[.M192]" office:value-type="float" office:value="1799.99999997483" calcext:value-type="float">
            <text:p>1800.000000</text:p>
          </table:table-cell>
          <table:table-cell table:style-name="ce5" table:formula="of:=IF([.N192]&gt;[.$B$6];[.$B$6];IF([.N192]&lt;[.$B$5];[.$B$5];[.N192]))" office:value-type="float" office:value="1799.99999997483" calcext:value-type="float">
            <text:p>1800.000000</text:p>
          </table:table-cell>
          <table:table-cell table:formula="of:=([.N192]-[.N191])/[.B192]" office:value-type="float" office:value="0.0000000646332409814931" calcext:value-type="float">
            <text:p>6.46332409814931E-08</text:p>
          </table:table-cell>
          <table:table-cell table:formula="of:=[.$U$5]*[.T191]" office:value-type="float" office:value="1544.25723172703" calcext:value-type="float">
            <text:p>1544.257231727</text:p>
          </table:table-cell>
          <table:table-cell table:formula="of:=([.$U$5]*[.U191]*[.$U$5])+[.$S$5]" office:value-type="float" office:value="1.43308183405113" calcext:value-type="float">
            <text:p>1.4330818341</text:p>
          </table:table-cell>
          <table:table-cell table:formula="of:=[.R192]/([.R192]+[.$Q$5])" office:value-type="float" office:value="0.588998616485093" calcext:value-type="float">
            <text:p>0.5889986165</text:p>
          </table:table-cell>
          <table:table-cell table:formula="of:=[.Q192]+[.S192]*((([.M192]*[.B192])+[.E192])-[.Q192])" office:value-type="float" office:value="1800.90912007177" calcext:value-type="float">
            <text:p>1800.9091200718</text:p>
          </table:table-cell>
          <table:table-cell table:formula="of:=(1-[.S192])*[.R192]" office:value-type="float" office:value="0.588998616485093" calcext:value-type="float">
            <text:p>0.5889986165</text:p>
          </table:table-cell>
          <table:table-cell table:formula="of:=[.E193]-[.T192]" office:value-type="float" office:value="-0.909119139536642" calcext:value-type="float">
            <text:p>-0.9091191395</text:p>
          </table:table-cell>
          <table:table-cell table:number-columns-repeated="100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" calcext:value-type="float">
            <text:p>0.1</text:p>
          </table:table-cell>
          <table:table-cell table:formula="of:=[.C192]+[.B193]" office:value-type="float" office:value="18.4" calcext:value-type="float">
            <text:p>18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2]*0.8+[.N192]*0.2" office:value-type="float" office:value="1800.00000093224" calcext:value-type="float">
            <text:p>1800.000001</text:p>
          </table:table-cell>
          <table:table-cell table:style-name="ce5" table:formula="of:=[.D193]-[.E193]" office:value-type="float" office:value="-0.000000932236844164436" calcext:value-type="float">
            <text:p>-0.000001</text:p>
          </table:table-cell>
          <table:table-cell table:style-name="ce5" table:formula="of:=ABS([.F193])" office:value-type="float" office:value="0.000000932236844164436" calcext:value-type="float">
            <text:p>0.000001</text:p>
          </table:table-cell>
          <table:table-cell table:style-name="ce5" table:formula="of:=[.$B$1]*[.F193]" office:value-type="float" office:value="-0.00000372894737665774" calcext:value-type="float">
            <text:p>-0.000004</text:p>
          </table:table-cell>
          <table:table-cell table:style-name="ce5" table:formula="of:=[.I192]+([.F193]*[.B193])" office:value-type="float" office:value="29.5597754999107" calcext:value-type="float">
            <text:p>29.559775</text:p>
          </table:table-cell>
          <table:table-cell table:style-name="ce5" table:formula="of:=[.I193]*[.$B$2]" office:value-type="float" office:value="300.000003684983" calcext:value-type="float">
            <text:p>300.000004</text:p>
          </table:table-cell>
          <table:table-cell table:style-name="ce5" table:formula="of:=([.F193]-[.F192])/[.B193]" office:value-type="float" office:value="0.00000239351948039257" calcext:value-type="float">
            <text:p>0.000002</text:p>
          </table:table-cell>
          <table:table-cell table:style-name="ce5" table:formula="of:=[.K193]*[.$B$3]" office:value-type="float" office:value="0.0000000239351948039257" calcext:value-type="float">
            <text:p>0.000000</text:p>
          </table:table-cell>
          <table:table-cell table:style-name="ce5" table:formula="of:=[.H193]+[.J193]+[.L193]+[.$B$4]" office:value-type="float" office:value="1799.99999997997" calcext:value-type="float">
            <text:p>1800.000000</text:p>
          </table:table-cell>
          <table:table-cell table:style-name="ce5" table:formula="of:=[.M193]" office:value-type="float" office:value="1799.99999997997" calcext:value-type="float">
            <text:p>1800.000000</text:p>
          </table:table-cell>
          <table:table-cell table:style-name="ce5" table:formula="of:=IF([.N193]&gt;[.$B$6];[.$B$6];IF([.N193]&lt;[.$B$5];[.$B$5];[.N193]))" office:value-type="float" office:value="1799.99999997997" calcext:value-type="float">
            <text:p>1800.000000</text:p>
          </table:table-cell>
          <table:table-cell table:formula="of:=([.N193]-[.N192])/[.B193]" office:value-type="float" office:value="0.0000000514205567014869" calcext:value-type="float">
            <text:p>5.14205567014869E-08</text:p>
          </table:table-cell>
          <table:table-cell table:formula="of:=[.$U$5]*[.T192]" office:value-type="float" office:value="1544.2572314549" calcext:value-type="float">
            <text:p>1544.2572314549</text:p>
          </table:table-cell>
          <table:table-cell table:formula="of:=([.$U$5]*[.U192]*[.$U$5])+[.$S$5]" office:value-type="float" office:value="1.43308183405113" calcext:value-type="float">
            <text:p>1.4330818341</text:p>
          </table:table-cell>
          <table:table-cell table:formula="of:=[.R193]/([.R193]+[.$Q$5])" office:value-type="float" office:value="0.588998616485093" calcext:value-type="float">
            <text:p>0.5889986165</text:p>
          </table:table-cell>
          <table:table-cell table:formula="of:=[.Q193]+[.S193]*((([.M193]*[.B193])+[.E193])-[.Q193])" office:value-type="float" office:value="1800.90911981925" calcext:value-type="float">
            <text:p>1800.9091198193</text:p>
          </table:table-cell>
          <table:table-cell table:formula="of:=(1-[.S193])*[.R193]" office:value-type="float" office:value="0.588998616485093" calcext:value-type="float">
            <text:p>0.5889986165</text:p>
          </table:table-cell>
          <table:table-cell table:formula="of:=[.E194]-[.T193]" office:value-type="float" office:value="-0.909119077469995" calcext:value-type="float">
            <text:p>-0.9091190775</text:p>
          </table:table-cell>
          <table:table-cell table:number-columns-repeated="100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" calcext:value-type="float">
            <text:p>0.1</text:p>
          </table:table-cell>
          <table:table-cell table:formula="of:=[.C193]+[.B194]" office:value-type="float" office:value="18.5" calcext:value-type="float">
            <text:p>18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3]*0.8+[.N193]*0.2" office:value-type="float" office:value="1800.00000074178" calcext:value-type="float">
            <text:p>1800.000001</text:p>
          </table:table-cell>
          <table:table-cell table:style-name="ce5" table:formula="of:=[.D194]-[.E194]" office:value-type="float" office:value="-0.000000741783651392325" calcext:value-type="float">
            <text:p>-0.000001</text:p>
          </table:table-cell>
          <table:table-cell table:style-name="ce5" table:formula="of:=ABS([.F194])" office:value-type="float" office:value="0.000000741783651392325" calcext:value-type="float">
            <text:p>0.000001</text:p>
          </table:table-cell>
          <table:table-cell table:style-name="ce5" table:formula="of:=[.$B$1]*[.F194]" office:value-type="float" office:value="-0.0000029671346055693" calcext:value-type="float">
            <text:p>-0.000003</text:p>
          </table:table-cell>
          <table:table-cell table:style-name="ce5" table:formula="of:=[.I193]+([.F194]*[.B194])" office:value-type="float" office:value="29.5597754257324" calcext:value-type="float">
            <text:p>29.559775</text:p>
          </table:table-cell>
          <table:table-cell table:style-name="ce5" table:formula="of:=[.I194]*[.$B$2]" office:value-type="float" office:value="300.000002932152" calcext:value-type="float">
            <text:p>300.000003</text:p>
          </table:table-cell>
          <table:table-cell table:style-name="ce5" table:formula="of:=([.F194]-[.F193])/[.B194]" office:value-type="float" office:value="0.00000190453192772111" calcext:value-type="float">
            <text:p>0.000002</text:p>
          </table:table-cell>
          <table:table-cell table:style-name="ce5" table:formula="of:=[.K194]*[.$B$3]" office:value-type="float" office:value="0.0000000190453192772111" calcext:value-type="float">
            <text:p>0.000000</text:p>
          </table:table-cell>
          <table:table-cell table:style-name="ce5" table:formula="of:=[.H194]+[.J194]+[.L194]+[.$B$4]" office:value-type="float" office:value="1799.99999998406" calcext:value-type="float">
            <text:p>1800.000000</text:p>
          </table:table-cell>
          <table:table-cell table:style-name="ce5" table:formula="of:=[.M194]" office:value-type="float" office:value="1799.99999998406" calcext:value-type="float">
            <text:p>1800.000000</text:p>
          </table:table-cell>
          <table:table-cell table:style-name="ce5" table:formula="of:=IF([.N194]&gt;[.$B$6];[.$B$6];IF([.N194]&lt;[.$B$5];[.$B$5];[.N194]))" office:value-type="float" office:value="1799.99999998406" calcext:value-type="float">
            <text:p>1800.000000</text:p>
          </table:table-cell>
          <table:table-cell table:formula="of:=([.N194]-[.N193])/[.B194]" office:value-type="float" office:value="0.0000000409204403695185" calcext:value-type="float">
            <text:p>4.09204403695185E-08</text:p>
          </table:table-cell>
          <table:table-cell table:formula="of:=[.$U$5]*[.T193]" office:value-type="float" office:value="1544.25723123836" calcext:value-type="float">
            <text:p>1544.2572312384</text:p>
          </table:table-cell>
          <table:table-cell table:formula="of:=([.$U$5]*[.U193]*[.$U$5])+[.$S$5]" office:value-type="float" office:value="1.43308183405113" calcext:value-type="float">
            <text:p>1.4330818341</text:p>
          </table:table-cell>
          <table:table-cell table:formula="of:=[.R194]/([.R194]+[.$Q$5])" office:value-type="float" office:value="0.588998616485093" calcext:value-type="float">
            <text:p>0.5889986165</text:p>
          </table:table-cell>
          <table:table-cell table:formula="of:=[.Q194]+[.S194]*((([.M194]*[.B194])+[.E194])-[.Q194])" office:value-type="float" office:value="1800.90911961832" calcext:value-type="float">
            <text:p>1800.9091196183</text:p>
          </table:table-cell>
          <table:table-cell table:formula="of:=(1-[.S194])*[.R194]" office:value-type="float" office:value="0.588998616485093" calcext:value-type="float">
            <text:p>0.5889986165</text:p>
          </table:table-cell>
          <table:table-cell table:formula="of:=[.E195]-[.T194]" office:value-type="float" office:value="-0.909119028083069" calcext:value-type="float">
            <text:p>-0.9091190281</text:p>
          </table:table-cell>
          <table:table-cell table:number-columns-repeated="100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table:formula="of:=[.C194]+[.B195]" office:value-type="float" office:value="18.6" calcext:value-type="float">
            <text:p>18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4]*0.8+[.N194]*0.2" office:value-type="float" office:value="1800.00000059024" calcext:value-type="float">
            <text:p>1800.000001</text:p>
          </table:table-cell>
          <table:table-cell table:style-name="ce5" table:formula="of:=[.D195]-[.E195]" office:value-type="float" office:value="-0.000000590239551456762" calcext:value-type="float">
            <text:p>-0.000001</text:p>
          </table:table-cell>
          <table:table-cell table:style-name="ce5" table:formula="of:=ABS([.F195])" office:value-type="float" office:value="0.000000590239551456762" calcext:value-type="float">
            <text:p>0.000001</text:p>
          </table:table-cell>
          <table:table-cell table:style-name="ce5" table:formula="of:=[.$B$1]*[.F195]" office:value-type="float" office:value="-0.00000236095820582705" calcext:value-type="float">
            <text:p>-0.000002</text:p>
          </table:table-cell>
          <table:table-cell table:style-name="ce5" table:formula="of:=[.I194]+([.F195]*[.B195])" office:value-type="float" office:value="29.5597753667084" calcext:value-type="float">
            <text:p>29.559775</text:p>
          </table:table-cell>
          <table:table-cell table:style-name="ce5" table:formula="of:=[.I195]*[.$B$2]" office:value-type="float" office:value="300.000002333122" calcext:value-type="float">
            <text:p>300.000002</text:p>
          </table:table-cell>
          <table:table-cell table:style-name="ce5" table:formula="of:=([.F195]-[.F194])/[.B195]" office:value-type="float" office:value="0.00000151544099935563" calcext:value-type="float">
            <text:p>0.000002</text:p>
          </table:table-cell>
          <table:table-cell table:style-name="ce5" table:formula="of:=[.K195]*[.$B$3]" office:value-type="float" office:value="0.0000000151544099935563" calcext:value-type="float">
            <text:p>0.000000</text:p>
          </table:table-cell>
          <table:table-cell table:style-name="ce5" table:formula="of:=[.H195]+[.J195]+[.L195]+[.$B$4]" office:value-type="float" office:value="1799.99999998732" calcext:value-type="float">
            <text:p>1800.000000</text:p>
          </table:table-cell>
          <table:table-cell table:style-name="ce5" table:formula="of:=[.M195]" office:value-type="float" office:value="1799.99999998732" calcext:value-type="float">
            <text:p>1800.000000</text:p>
          </table:table-cell>
          <table:table-cell table:style-name="ce5" table:formula="of:=IF([.N195]&gt;[.$B$6];[.$B$6];IF([.N195]&lt;[.$B$5];[.$B$5];[.N195]))" office:value-type="float" office:value="1799.99999998732" calcext:value-type="float">
            <text:p>1800.000000</text:p>
          </table:table-cell>
          <table:table-cell table:formula="of:=([.N195]-[.N194])/[.B195]" office:value-type="float" office:value="0.000000032555362849962" calcext:value-type="float">
            <text:p>3.2555362849962E-08</text:p>
          </table:table-cell>
          <table:table-cell table:formula="of:=[.$U$5]*[.T194]" office:value-type="float" office:value="1544.25723106607" calcext:value-type="float">
            <text:p>1544.2572310661</text:p>
          </table:table-cell>
          <table:table-cell table:formula="of:=([.$U$5]*[.U194]*[.$U$5])+[.$S$5]" office:value-type="float" office:value="1.43308183405113" calcext:value-type="float">
            <text:p>1.4330818341</text:p>
          </table:table-cell>
          <table:table-cell table:formula="of:=[.R195]/([.R195]+[.$Q$5])" office:value-type="float" office:value="0.588998616485093" calcext:value-type="float">
            <text:p>0.5889986165</text:p>
          </table:table-cell>
          <table:table-cell table:formula="of:=[.Q195]+[.S195]*((([.M195]*[.B195])+[.E195])-[.Q195])" office:value-type="float" office:value="1800.90911945844" calcext:value-type="float">
            <text:p>1800.9091194585</text:p>
          </table:table-cell>
          <table:table-cell table:formula="of:=(1-[.S195])*[.R195]" office:value-type="float" office:value="0.588998616485093" calcext:value-type="float">
            <text:p>0.5889986165</text:p>
          </table:table-cell>
          <table:table-cell table:formula="of:=[.E196]-[.T195]" office:value-type="float" office:value="-0.909118988786076" calcext:value-type="float">
            <text:p>-0.9091189888</text:p>
          </table:table-cell>
          <table:table-cell table:number-columns-repeated="100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" calcext:value-type="float">
            <text:p>0.1</text:p>
          </table:table-cell>
          <table:table-cell table:formula="of:=[.C195]+[.B196]" office:value-type="float" office:value="18.7" calcext:value-type="float">
            <text:p>18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5]*0.8+[.N195]*0.2" office:value-type="float" office:value="1800.00000046966" calcext:value-type="float">
            <text:p>1800.000000</text:p>
          </table:table-cell>
          <table:table-cell table:style-name="ce5" table:formula="of:=[.D196]-[.E196]" office:value-type="float" office:value="-0.000000469655333290575" calcext:value-type="float">
            <text:p>0.000000</text:p>
          </table:table-cell>
          <table:table-cell table:style-name="ce5" table:formula="of:=ABS([.F196])" office:value-type="float" office:value="0.000000469655333290575" calcext:value-type="float">
            <text:p>0.000000</text:p>
          </table:table-cell>
          <table:table-cell table:style-name="ce5" table:formula="of:=[.$B$1]*[.F196]" office:value-type="float" office:value="-0.0000018786213331623" calcext:value-type="float">
            <text:p>-0.000002</text:p>
          </table:table-cell>
          <table:table-cell table:style-name="ce5" table:formula="of:=[.I195]+([.F196]*[.B196])" office:value-type="float" office:value="29.5597753197429" calcext:value-type="float">
            <text:p>29.559775</text:p>
          </table:table-cell>
          <table:table-cell table:style-name="ce5" table:formula="of:=[.I196]*[.$B$2]" office:value-type="float" office:value="300.000001856472" calcext:value-type="float">
            <text:p>300.000002</text:p>
          </table:table-cell>
          <table:table-cell table:style-name="ce5" table:formula="of:=([.F196]-[.F195])/[.B196]" office:value-type="float" office:value="0.00000120584218166186" calcext:value-type="float">
            <text:p>0.000001</text:p>
          </table:table-cell>
          <table:table-cell table:style-name="ce5" table:formula="of:=[.K196]*[.$B$3]" office:value-type="float" office:value="0.0000000120584218166186" calcext:value-type="float">
            <text:p>0.000000</text:p>
          </table:table-cell>
          <table:table-cell table:style-name="ce5" table:formula="of:=[.H196]+[.J196]+[.L196]+[.$B$4]" office:value-type="float" office:value="1799.99999998991" calcext:value-type="float">
            <text:p>1800.000000</text:p>
          </table:table-cell>
          <table:table-cell table:style-name="ce5" table:formula="of:=[.M196]" office:value-type="float" office:value="1799.99999998991" calcext:value-type="float">
            <text:p>1800.000000</text:p>
          </table:table-cell>
          <table:table-cell table:style-name="ce5" table:formula="of:=IF([.N196]&gt;[.$B$6];[.$B$6];IF([.N196]&lt;[.$B$5];[.$B$5];[.N196]))" office:value-type="float" office:value="1799.99999998991" calcext:value-type="float">
            <text:p>1800.000000</text:p>
          </table:table-cell>
          <table:table-cell table:formula="of:=([.N196]-[.N195])/[.B196]" office:value-type="float" office:value="0.0000000259115040535107" calcext:value-type="float">
            <text:p>2.59115040535107E-08</text:p>
          </table:table-cell>
          <table:table-cell table:formula="of:=[.$U$5]*[.T195]" office:value-type="float" office:value="1544.25723092897" calcext:value-type="float">
            <text:p>1544.257230929</text:p>
          </table:table-cell>
          <table:table-cell table:formula="of:=([.$U$5]*[.U195]*[.$U$5])+[.$S$5]" office:value-type="float" office:value="1.43308183405113" calcext:value-type="float">
            <text:p>1.4330818341</text:p>
          </table:table-cell>
          <table:table-cell table:formula="of:=[.R196]/([.R196]+[.$Q$5])" office:value-type="float" office:value="0.588998616485093" calcext:value-type="float">
            <text:p>0.5889986165</text:p>
          </table:table-cell>
          <table:table-cell table:formula="of:=[.Q196]+[.S196]*((([.M196]*[.B196])+[.E196])-[.Q196])" office:value-type="float" office:value="1800.90911933122" calcext:value-type="float">
            <text:p>1800.9091193312</text:p>
          </table:table-cell>
          <table:table-cell table:formula="of:=(1-[.S196])*[.R196]" office:value-type="float" office:value="0.588998616485093" calcext:value-type="float">
            <text:p>0.5889986165</text:p>
          </table:table-cell>
          <table:table-cell table:formula="of:=[.E197]-[.T196]" office:value-type="float" office:value="-0.909118957517194" calcext:value-type="float">
            <text:p>-0.9091189575</text:p>
          </table:table-cell>
          <table:table-cell table:number-columns-repeated="100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" calcext:value-type="float">
            <text:p>0.1</text:p>
          </table:table-cell>
          <table:table-cell table:formula="of:=[.C196]+[.B197]" office:value-type="float" office:value="18.8" calcext:value-type="float">
            <text:p>18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6]*0.8+[.N196]*0.2" office:value-type="float" office:value="1800.00000037371" calcext:value-type="float">
            <text:p>1800.000000</text:p>
          </table:table-cell>
          <table:table-cell table:style-name="ce5" table:formula="of:=[.D197]-[.E197]" office:value-type="float" office:value="-0.000000373706143363961" calcext:value-type="float">
            <text:p>0.000000</text:p>
          </table:table-cell>
          <table:table-cell table:style-name="ce5" table:formula="of:=ABS([.F197])" office:value-type="float" office:value="0.000000373706143363961" calcext:value-type="float">
            <text:p>0.000000</text:p>
          </table:table-cell>
          <table:table-cell table:style-name="ce5" table:formula="of:=[.$B$1]*[.F197]" office:value-type="float" office:value="-0.00000149482457345584" calcext:value-type="float">
            <text:p>-0.000001</text:p>
          </table:table-cell>
          <table:table-cell table:style-name="ce5" table:formula="of:=[.I196]+([.F197]*[.B197])" office:value-type="float" office:value="29.5597752823723" calcext:value-type="float">
            <text:p>29.559775</text:p>
          </table:table-cell>
          <table:table-cell table:style-name="ce5" table:formula="of:=[.I197]*[.$B$2]" office:value-type="float" office:value="300.000001477201" calcext:value-type="float">
            <text:p>300.000001</text:p>
          </table:table-cell>
          <table:table-cell table:style-name="ce5" table:formula="of:=([.F197]-[.F196])/[.B197]" office:value-type="float" office:value="0.000000959491899266141" calcext:value-type="float">
            <text:p>0.000001</text:p>
          </table:table-cell>
          <table:table-cell table:style-name="ce5" table:formula="of:=[.K197]*[.$B$3]" office:value-type="float" office:value="0.00000000959491899266141" calcext:value-type="float">
            <text:p>0.000000</text:p>
          </table:table-cell>
          <table:table-cell table:style-name="ce5" table:formula="of:=[.H197]+[.J197]+[.L197]+[.$B$4]" office:value-type="float" office:value="1799.99999999197" calcext:value-type="float">
            <text:p>1800.000000</text:p>
          </table:table-cell>
          <table:table-cell table:style-name="ce5" table:formula="of:=[.M197]" office:value-type="float" office:value="1799.99999999197" calcext:value-type="float">
            <text:p>1800.000000</text:p>
          </table:table-cell>
          <table:table-cell table:style-name="ce5" table:formula="of:=IF([.N197]&gt;[.$B$6];[.$B$6];IF([.N197]&lt;[.$B$5];[.$B$5];[.N197]))" office:value-type="float" office:value="1799.99999999197" calcext:value-type="float">
            <text:p>1800.000000</text:p>
          </table:table-cell>
          <table:table-cell table:formula="of:=([.N197]-[.N196])/[.B197]" office:value-type="float" office:value="0.0000000206182448891923" calcext:value-type="float">
            <text:p>2.06182448891923E-08</text:p>
          </table:table-cell>
          <table:table-cell table:formula="of:=[.$U$5]*[.T196]" office:value-type="float" office:value="1544.25723081989" calcext:value-type="float">
            <text:p>1544.2572308199</text:p>
          </table:table-cell>
          <table:table-cell table:formula="of:=([.$U$5]*[.U196]*[.$U$5])+[.$S$5]" office:value-type="float" office:value="1.43308183405113" calcext:value-type="float">
            <text:p>1.4330818341</text:p>
          </table:table-cell>
          <table:table-cell table:formula="of:=[.R197]/([.R197]+[.$Q$5])" office:value-type="float" office:value="0.588998616485093" calcext:value-type="float">
            <text:p>0.5889986165</text:p>
          </table:table-cell>
          <table:table-cell table:formula="of:=[.Q197]+[.S197]*((([.M197]*[.B197])+[.E197])-[.Q197])" office:value-type="float" office:value="1800.90911923" calcext:value-type="float">
            <text:p>1800.90911923</text:p>
          </table:table-cell>
          <table:table-cell table:formula="of:=(1-[.S197])*[.R197]" office:value-type="float" office:value="0.588998616485093" calcext:value-type="float">
            <text:p>0.5889986165</text:p>
          </table:table-cell>
          <table:table-cell table:formula="of:=[.E198]-[.T197]" office:value-type="float" office:value="-0.909118932636375" calcext:value-type="float">
            <text:p>-0.9091189326</text:p>
          </table:table-cell>
          <table:table-cell table:number-columns-repeated="100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" calcext:value-type="float">
            <text:p>0.1</text:p>
          </table:table-cell>
          <table:table-cell table:formula="of:=[.C197]+[.B198]" office:value-type="float" office:value="18.9" calcext:value-type="float">
            <text:p>18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7]*0.8+[.N197]*0.2" office:value-type="float" office:value="1800.00000029736" calcext:value-type="float">
            <text:p>1800.000000</text:p>
          </table:table-cell>
          <table:table-cell table:style-name="ce5" table:formula="of:=[.D198]-[.E198]" office:value-type="float" office:value="-0.000000297359292744659" calcext:value-type="float">
            <text:p>0.000000</text:p>
          </table:table-cell>
          <table:table-cell table:style-name="ce5" table:formula="of:=ABS([.F198])" office:value-type="float" office:value="0.000000297359292744659" calcext:value-type="float">
            <text:p>0.000000</text:p>
          </table:table-cell>
          <table:table-cell table:style-name="ce5" table:formula="of:=[.$B$1]*[.F198]" office:value-type="float" office:value="-0.00000118943717097864" calcext:value-type="float">
            <text:p>-0.000001</text:p>
          </table:table-cell>
          <table:table-cell table:style-name="ce5" table:formula="of:=[.I197]+([.F198]*[.B198])" office:value-type="float" office:value="29.5597752526363" calcext:value-type="float">
            <text:p>29.559775</text:p>
          </table:table-cell>
          <table:table-cell table:style-name="ce5" table:formula="of:=[.I198]*[.$B$2]" office:value-type="float" office:value="300.000001175413" calcext:value-type="float">
            <text:p>300.000001</text:p>
          </table:table-cell>
          <table:table-cell table:style-name="ce5" table:formula="of:=([.F198]-[.F197])/[.B198]" office:value-type="float" office:value="0.000000763468506193021" calcext:value-type="float">
            <text:p>0.000001</text:p>
          </table:table-cell>
          <table:table-cell table:style-name="ce5" table:formula="of:=[.K198]*[.$B$3]" office:value-type="float" office:value="0.00000000763468506193021" calcext:value-type="float">
            <text:p>0.000000</text:p>
          </table:table-cell>
          <table:table-cell table:style-name="ce5" table:formula="of:=[.H198]+[.J198]+[.L198]+[.$B$4]" office:value-type="float" office:value="1799.99999999361" calcext:value-type="float">
            <text:p>1800.000000</text:p>
          </table:table-cell>
          <table:table-cell table:style-name="ce5" table:formula="of:=[.M198]" office:value-type="float" office:value="1799.99999999361" calcext:value-type="float">
            <text:p>1800.000000</text:p>
          </table:table-cell>
          <table:table-cell table:style-name="ce5" table:formula="of:=IF([.N198]&gt;[.$B$6];[.$B$6];IF([.N198]&lt;[.$B$5];[.$B$5];[.N198]))" office:value-type="float" office:value="1799.99999999361" calcext:value-type="float">
            <text:p>1800.000000</text:p>
          </table:table-cell>
          <table:table-cell table:formula="of:=([.N198]-[.N197])/[.B198]" office:value-type="float" office:value="0.000000016393641999457" calcext:value-type="float">
            <text:p>1.6393641999457E-08</text:p>
          </table:table-cell>
          <table:table-cell table:formula="of:=[.$U$5]*[.T197]" office:value-type="float" office:value="1544.25723073308" calcext:value-type="float">
            <text:p>1544.2572307331</text:p>
          </table:table-cell>
          <table:table-cell table:formula="of:=([.$U$5]*[.U197]*[.$U$5])+[.$S$5]" office:value-type="float" office:value="1.43308183405113" calcext:value-type="float">
            <text:p>1.4330818341</text:p>
          </table:table-cell>
          <table:table-cell table:formula="of:=[.R198]/([.R198]+[.$Q$5])" office:value-type="float" office:value="0.588998616485093" calcext:value-type="float">
            <text:p>0.5889986165</text:p>
          </table:table-cell>
          <table:table-cell table:formula="of:=[.Q198]+[.S198]*((([.M198]*[.B198])+[.E198])-[.Q198])" office:value-type="float" office:value="1800.90911914945" calcext:value-type="float">
            <text:p>1800.9091191495</text:p>
          </table:table-cell>
          <table:table-cell table:formula="of:=(1-[.S198])*[.R198]" office:value-type="float" office:value="0.588998616485093" calcext:value-type="float">
            <text:p>0.5889986165</text:p>
          </table:table-cell>
          <table:table-cell table:formula="of:=[.E199]-[.T198]" office:value-type="float" office:value="-0.909118912838721" calcext:value-type="float">
            <text:p>-0.9091189128</text:p>
          </table:table-cell>
          <table:table-cell table:number-columns-repeated="100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" calcext:value-type="float">
            <text:p>0.1</text:p>
          </table:table-cell>
          <table:table-cell table:formula="of:=[.C198]+[.B199]"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8]*0.8+[.N198]*0.2" office:value-type="float" office:value="1800.00000023661" calcext:value-type="float">
            <text:p>1800.000000</text:p>
          </table:table-cell>
          <table:table-cell table:style-name="ce5" table:formula="of:=[.D199]-[.E199]" office:value-type="float" office:value="-0.000000236609594139736" calcext:value-type="float">
            <text:p>0.000000</text:p>
          </table:table-cell>
          <table:table-cell table:style-name="ce5" table:formula="of:=ABS([.F199])" office:value-type="float" office:value="0.000000236609594139736" calcext:value-type="float">
            <text:p>0.000000</text:p>
          </table:table-cell>
          <table:table-cell table:style-name="ce5" table:formula="of:=[.$B$1]*[.F199]" office:value-type="float" office:value="-0.000000946438376558945" calcext:value-type="float">
            <text:p>-0.000001</text:p>
          </table:table-cell>
          <table:table-cell table:style-name="ce5" table:formula="of:=[.I198]+([.F199]*[.B199])" office:value-type="float" office:value="29.5597752289754" calcext:value-type="float">
            <text:p>29.559775</text:p>
          </table:table-cell>
          <table:table-cell table:style-name="ce5" table:formula="of:=[.I199]*[.$B$2]" office:value-type="float" office:value="300.000000935279" calcext:value-type="float">
            <text:p>300.000001</text:p>
          </table:table-cell>
          <table:table-cell table:style-name="ce5" table:formula="of:=([.F199]-[.F198])/[.B199]" office:value-type="float" office:value="0.000000607496986049227" calcext:value-type="float">
            <text:p>0.000001</text:p>
          </table:table-cell>
          <table:table-cell table:style-name="ce5" table:formula="of:=[.K199]*[.$B$3]" office:value-type="float" office:value="0.00000000607496986049227" calcext:value-type="float">
            <text:p>0.000000</text:p>
          </table:table-cell>
          <table:table-cell table:style-name="ce5" table:formula="of:=[.H199]+[.J199]+[.L199]+[.$B$4]" office:value-type="float" office:value="1799.99999999492" calcext:value-type="float">
            <text:p>1800.000000</text:p>
          </table:table-cell>
          <table:table-cell table:style-name="ce5" table:formula="of:=[.M199]" office:value-type="float" office:value="1799.99999999492" calcext:value-type="float">
            <text:p>1800.000000</text:p>
          </table:table-cell>
          <table:table-cell table:style-name="ce5" table:formula="of:=IF([.N199]&gt;[.$B$6];[.$B$6];IF([.N199]&lt;[.$B$5];[.$B$5];[.N199]))" office:value-type="float" office:value="1799.99999999492" calcext:value-type="float">
            <text:p>1800.000000</text:p>
          </table:table-cell>
          <table:table-cell table:formula="of:=([.N199]-[.N198])/[.B199]" office:value-type="float" office:value="0.0000000130557964439504" calcext:value-type="float">
            <text:p>1.30557964439504E-08</text:p>
          </table:table-cell>
          <table:table-cell table:formula="of:=[.$U$5]*[.T198]" office:value-type="float" office:value="1544.25723066402" calcext:value-type="float">
            <text:p>1544.257230664</text:p>
          </table:table-cell>
          <table:table-cell table:formula="of:=([.$U$5]*[.U198]*[.$U$5])+[.$S$5]" office:value-type="float" office:value="1.43308183405113" calcext:value-type="float">
            <text:p>1.4330818341</text:p>
          </table:table-cell>
          <table:table-cell table:formula="of:=[.R199]/([.R199]+[.$Q$5])" office:value-type="float" office:value="0.588998616485093" calcext:value-type="float">
            <text:p>0.5889986165</text:p>
          </table:table-cell>
          <table:table-cell table:formula="of:=[.Q199]+[.S199]*((([.M199]*[.B199])+[.E199])-[.Q199])" office:value-type="float" office:value="1800.90911908536" calcext:value-type="float">
            <text:p>1800.9091190854</text:p>
          </table:table-cell>
          <table:table-cell table:formula="of:=(1-[.S199])*[.R199]" office:value-type="float" office:value="0.588998616485093" calcext:value-type="float">
            <text:p>0.5889986165</text:p>
          </table:table-cell>
          <table:table-cell table:formula="of:=[.E200]-[.T199]" office:value-type="float" office:value="-0.909118897085591" calcext:value-type="float">
            <text:p>-0.9091188971</text:p>
          </table:table-cell>
          <table:table-cell table:number-columns-repeated="100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" calcext:value-type="float">
            <text:p>0.1</text:p>
          </table:table-cell>
          <table:table-cell table:formula="of:=[.C199]+[.B200]" office:value-type="float" office:value="19.1" calcext:value-type="float">
            <text:p>19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199]*0.8+[.N199]*0.2" office:value-type="float" office:value="1800.00000018827" calcext:value-type="float">
            <text:p>1800.000000</text:p>
          </table:table-cell>
          <table:table-cell table:style-name="ce5" table:formula="of:=[.D200]-[.E200]" office:value-type="float" office:value="-0.000000188270860235207" calcext:value-type="float">
            <text:p>0.000000</text:p>
          </table:table-cell>
          <table:table-cell table:style-name="ce5" table:formula="of:=ABS([.F200])" office:value-type="float" office:value="0.000000188270860235207" calcext:value-type="float">
            <text:p>0.000000</text:p>
          </table:table-cell>
          <table:table-cell table:style-name="ce5" table:formula="of:=[.$B$1]*[.F200]" office:value-type="float" office:value="-0.000000753083440940827" calcext:value-type="float">
            <text:p>-0.000001</text:p>
          </table:table-cell>
          <table:table-cell table:style-name="ce5" table:formula="of:=[.I199]+([.F200]*[.B200])" office:value-type="float" office:value="29.5597752101483" calcext:value-type="float">
            <text:p>29.559775</text:p>
          </table:table-cell>
          <table:table-cell table:style-name="ce5" table:formula="of:=[.I200]*[.$B$2]" office:value-type="float" office:value="300.000000744205" calcext:value-type="float">
            <text:p>300.000001</text:p>
          </table:table-cell>
          <table:table-cell table:style-name="ce5" table:formula="of:=([.F200]-[.F199])/[.B200]" office:value-type="float" office:value="0.000000483387339045294" calcext:value-type="float">
            <text:p>0.000000</text:p>
          </table:table-cell>
          <table:table-cell table:style-name="ce5" table:formula="of:=[.K200]*[.$B$3]" office:value-type="float" office:value="0.00000000483387339045294" calcext:value-type="float">
            <text:p>0.000000</text:p>
          </table:table-cell>
          <table:table-cell table:style-name="ce5" table:formula="of:=[.H200]+[.J200]+[.L200]+[.$B$4]" office:value-type="float" office:value="1799.99999999596" calcext:value-type="float">
            <text:p>1800.000000</text:p>
          </table:table-cell>
          <table:table-cell table:style-name="ce5" table:formula="of:=[.M200]" office:value-type="float" office:value="1799.99999999596" calcext:value-type="float">
            <text:p>1800.000000</text:p>
          </table:table-cell>
          <table:table-cell table:style-name="ce5" table:formula="of:=IF([.N200]&gt;[.$B$6];[.$B$6];IF([.N200]&lt;[.$B$5];[.$B$5];[.N200]))" office:value-type="float" office:value="1799.99999999596" calcext:value-type="float">
            <text:p>1800.000000</text:p>
          </table:table-cell>
          <table:table-cell table:formula="of:=([.N200]-[.N199])/[.B200]" office:value-type="float" office:value="0.0000000103909769677557" calcext:value-type="float">
            <text:p>1.03909769677557E-08</text:p>
          </table:table-cell>
          <table:table-cell table:formula="of:=[.$U$5]*[.T199]" office:value-type="float" office:value="1544.25723060906" calcext:value-type="float">
            <text:p>1544.2572306091</text:p>
          </table:table-cell>
          <table:table-cell table:formula="of:=([.$U$5]*[.U199]*[.$U$5])+[.$S$5]" office:value-type="float" office:value="1.43308183405113" calcext:value-type="float">
            <text:p>1.4330818341</text:p>
          </table:table-cell>
          <table:table-cell table:formula="of:=[.R200]/([.R200]+[.$Q$5])" office:value-type="float" office:value="0.588998616485093" calcext:value-type="float">
            <text:p>0.5889986165</text:p>
          </table:table-cell>
          <table:table-cell table:formula="of:=[.Q200]+[.S200]*((([.M200]*[.B200])+[.E200])-[.Q200])" office:value-type="float" office:value="1800.90911903436" calcext:value-type="float">
            <text:p>1800.9091190344</text:p>
          </table:table-cell>
          <table:table-cell table:formula="of:=(1-[.S200])*[.R200]" office:value-type="float" office:value="0.588998616485093" calcext:value-type="float">
            <text:p>0.5889986165</text:p>
          </table:table-cell>
          <table:table-cell table:formula="of:=[.E201]-[.T200]" office:value-type="float" office:value="-0.909118884550708" calcext:value-type="float">
            <text:p>-0.9091188846</text:p>
          </table:table-cell>
          <table:table-cell table:number-columns-repeated="100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" calcext:value-type="float">
            <text:p>0.1</text:p>
          </table:table-cell>
          <table:table-cell table:formula="of:=[.C200]+[.B201]" office:value-type="float" office:value="19.2" calcext:value-type="float">
            <text:p>19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0]*0.8+[.N200]*0.2" office:value-type="float" office:value="1800.00000014981" calcext:value-type="float">
            <text:p>1800.000000</text:p>
          </table:table-cell>
          <table:table-cell table:style-name="ce5" table:formula="of:=[.D201]-[.E201]" office:value-type="float" office:value="-0.000000149807874549879" calcext:value-type="float">
            <text:p>0.000000</text:p>
          </table:table-cell>
          <table:table-cell table:style-name="ce5" table:formula="of:=ABS([.F201])" office:value-type="float" office:value="0.000000149807874549879" calcext:value-type="float">
            <text:p>0.000000</text:p>
          </table:table-cell>
          <table:table-cell table:style-name="ce5" table:formula="of:=[.$B$1]*[.F201]" office:value-type="float" office:value="-0.000000599231498199515" calcext:value-type="float">
            <text:p>-0.000001</text:p>
          </table:table-cell>
          <table:table-cell table:style-name="ce5" table:formula="of:=[.I200]+([.F201]*[.B201])" office:value-type="float" office:value="29.5597751951675" calcext:value-type="float">
            <text:p>29.559775</text:p>
          </table:table-cell>
          <table:table-cell table:style-name="ce5" table:formula="of:=[.I201]*[.$B$2]" office:value-type="float" office:value="300.000000592166" calcext:value-type="float">
            <text:p>300.000001</text:p>
          </table:table-cell>
          <table:table-cell table:style-name="ce5" table:formula="of:=([.F201]-[.F200])/[.B201]" office:value-type="float" office:value="0.00000038462985685328" calcext:value-type="float">
            <text:p>0.000000</text:p>
          </table:table-cell>
          <table:table-cell table:style-name="ce5" table:formula="of:=[.K201]*[.$B$3]" office:value-type="float" office:value="0.0000000038462985685328" calcext:value-type="float">
            <text:p>0.000000</text:p>
          </table:table-cell>
          <table:table-cell table:style-name="ce5" table:formula="of:=[.H201]+[.J201]+[.L201]+[.$B$4]" office:value-type="float" office:value="1799.99999999678" calcext:value-type="float">
            <text:p>1800.000000</text:p>
          </table:table-cell>
          <table:table-cell table:style-name="ce5" table:formula="of:=[.M201]" office:value-type="float" office:value="1799.99999999678" calcext:value-type="float">
            <text:p>1800.000000</text:p>
          </table:table-cell>
          <table:table-cell table:style-name="ce5" table:formula="of:=IF([.N201]&gt;[.$B$6];[.$B$6];IF([.N201]&lt;[.$B$5];[.$B$5];[.N201]))" office:value-type="float" office:value="1799.99999999678" calcext:value-type="float">
            <text:p>1800.000000</text:p>
          </table:table-cell>
          <table:table-cell table:formula="of:=([.N201]-[.N200])/[.B201]" office:value-type="float" office:value="0.00000000825593815534376" calcext:value-type="float">
            <text:p>8.25593815534376E-09</text:p>
          </table:table-cell>
          <table:table-cell table:formula="of:=[.$U$5]*[.T200]" office:value-type="float" office:value="1544.25723056533" calcext:value-type="float">
            <text:p>1544.2572305653</text:p>
          </table:table-cell>
          <table:table-cell table:formula="of:=([.$U$5]*[.U200]*[.$U$5])+[.$S$5]" office:value-type="float" office:value="1.43308183405113" calcext:value-type="float">
            <text:p>1.4330818341</text:p>
          </table:table-cell>
          <table:table-cell table:formula="of:=[.R201]/([.R201]+[.$Q$5])" office:value-type="float" office:value="0.588998616485093" calcext:value-type="float">
            <text:p>0.5889986165</text:p>
          </table:table-cell>
          <table:table-cell table:formula="of:=[.Q201]+[.S201]*((([.M201]*[.B201])+[.E201])-[.Q201])" office:value-type="float" office:value="1800.90911899378" calcext:value-type="float">
            <text:p>1800.9091189938</text:p>
          </table:table-cell>
          <table:table-cell table:formula="of:=(1-[.S201])*[.R201]" office:value-type="float" office:value="0.588998616485093" calcext:value-type="float">
            <text:p>0.5889986165</text:p>
          </table:table-cell>
          <table:table-cell table:formula="of:=[.E202]-[.T201]" office:value-type="float" office:value="-0.909118874576961" calcext:value-type="float">
            <text:p>-0.9091188746</text:p>
          </table:table-cell>
          <table:table-cell table:number-columns-repeated="100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" calcext:value-type="float">
            <text:p>0.1</text:p>
          </table:table-cell>
          <table:table-cell table:formula="of:=[.C201]+[.B202]" office:value-type="float" office:value="19.3" calcext:value-type="float">
            <text:p>19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1]*0.8+[.N201]*0.2" office:value-type="float" office:value="1800.0000001192" calcext:value-type="float">
            <text:p>1800.000000</text:p>
          </table:table-cell>
          <table:table-cell table:style-name="ce5" table:formula="of:=[.D202]-[.E202]" office:value-type="float" office:value="-0.000000119202468340518" calcext:value-type="float">
            <text:p>0.000000</text:p>
          </table:table-cell>
          <table:table-cell table:style-name="ce5" table:formula="of:=ABS([.F202])" office:value-type="float" office:value="0.000000119202468340518" calcext:value-type="float">
            <text:p>0.000000</text:p>
          </table:table-cell>
          <table:table-cell table:style-name="ce5" table:formula="of:=[.$B$1]*[.F202]" office:value-type="float" office:value="-0.000000476809873362072" calcext:value-type="float">
            <text:p>0.000000</text:p>
          </table:table-cell>
          <table:table-cell table:style-name="ce5" table:formula="of:=[.I201]+([.F202]*[.B202])" office:value-type="float" office:value="29.5597751832473" calcext:value-type="float">
            <text:p>29.559775</text:p>
          </table:table-cell>
          <table:table-cell table:style-name="ce5" table:formula="of:=[.I202]*[.$B$2]" office:value-type="float" office:value="300.000000471188" calcext:value-type="float">
            <text:p>300.000000</text:p>
          </table:table-cell>
          <table:table-cell table:style-name="ce5" table:formula="of:=([.F202]-[.F201])/[.B202]" office:value-type="float" office:value="0.000000306054062093608" calcext:value-type="float">
            <text:p>0.000000</text:p>
          </table:table-cell>
          <table:table-cell table:style-name="ce5" table:formula="of:=[.K202]*[.$B$3]" office:value-type="float" office:value="0.00000000306054062093608" calcext:value-type="float">
            <text:p>0.000000</text:p>
          </table:table-cell>
          <table:table-cell table:style-name="ce5" table:formula="of:=[.H202]+[.J202]+[.L202]+[.$B$4]" office:value-type="float" office:value="1799.99999999744" calcext:value-type="float">
            <text:p>1800.000000</text:p>
          </table:table-cell>
          <table:table-cell table:style-name="ce5" table:formula="of:=[.M202]" office:value-type="float" office:value="1799.99999999744" calcext:value-type="float">
            <text:p>1800.000000</text:p>
          </table:table-cell>
          <table:table-cell table:style-name="ce5" table:formula="of:=IF([.N202]&gt;[.$B$6];[.$B$6];IF([.N202]&lt;[.$B$5];[.$B$5];[.N202]))" office:value-type="float" office:value="1799.99999999744" calcext:value-type="float">
            <text:p>1800.000000</text:p>
          </table:table-cell>
          <table:table-cell table:formula="of:=([.N202]-[.N201])/[.B202]" office:value-type="float" office:value="0.00000000658246790408157" calcext:value-type="float">
            <text:p>6.58246790408157E-09</text:p>
          </table:table-cell>
          <table:table-cell table:formula="of:=[.$U$5]*[.T201]" office:value-type="float" office:value="1544.25723053053" calcext:value-type="float">
            <text:p>1544.2572305305</text:p>
          </table:table-cell>
          <table:table-cell table:formula="of:=([.$U$5]*[.U201]*[.$U$5])+[.$S$5]" office:value-type="float" office:value="1.43308183405113" calcext:value-type="float">
            <text:p>1.4330818341</text:p>
          </table:table-cell>
          <table:table-cell table:formula="of:=[.R202]/([.R202]+[.$Q$5])" office:value-type="float" office:value="0.588998616485093" calcext:value-type="float">
            <text:p>0.5889986165</text:p>
          </table:table-cell>
          <table:table-cell table:formula="of:=[.Q202]+[.S202]*((([.M202]*[.B202])+[.E202])-[.Q202])" office:value-type="float" office:value="1800.90911896149" calcext:value-type="float">
            <text:p>1800.9091189615</text:p>
          </table:table-cell>
          <table:table-cell table:formula="of:=(1-[.S202])*[.R202]" office:value-type="float" office:value="0.588998616485093" calcext:value-type="float">
            <text:p>0.5889986165</text:p>
          </table:table-cell>
          <table:table-cell table:formula="of:=[.E203]-[.T202]" office:value-type="float" office:value="-0.909118866640711" calcext:value-type="float">
            <text:p>-0.9091188666</text:p>
          </table:table-cell>
          <table:table-cell table:number-columns-repeated="100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" calcext:value-type="float">
            <text:p>0.1</text:p>
          </table:table-cell>
          <table:table-cell table:formula="of:=[.C202]+[.B203]" office:value-type="float" office:value="19.4" calcext:value-type="float">
            <text:p>19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2]*0.8+[.N202]*0.2" office:value-type="float" office:value="1800.00000009485" calcext:value-type="float">
            <text:p>1800.000000</text:p>
          </table:table-cell>
          <table:table-cell table:style-name="ce5" table:formula="of:=[.D203]-[.E203]" office:value-type="float" office:value="-0.000000094849838205846" calcext:value-type="float">
            <text:p>0.000000</text:p>
          </table:table-cell>
          <table:table-cell table:style-name="ce5" table:formula="of:=ABS([.F203])" office:value-type="float" office:value="0.000000094849838205846" calcext:value-type="float">
            <text:p>0.000000</text:p>
          </table:table-cell>
          <table:table-cell table:style-name="ce5" table:formula="of:=[.$B$1]*[.F203]" office:value-type="float" office:value="-0.000000379399352823384" calcext:value-type="float">
            <text:p>0.000000</text:p>
          </table:table-cell>
          <table:table-cell table:style-name="ce5" table:formula="of:=[.I202]+([.F203]*[.B203])" office:value-type="float" office:value="29.5597751737623" calcext:value-type="float">
            <text:p>29.559775</text:p>
          </table:table-cell>
          <table:table-cell table:style-name="ce5" table:formula="of:=[.I203]*[.$B$2]" office:value-type="float" office:value="300.000000374926" calcext:value-type="float">
            <text:p>300.000000</text:p>
          </table:table-cell>
          <table:table-cell table:style-name="ce5" table:formula="of:=([.F203]-[.F202])/[.B203]" office:value-type="float" office:value="0.000000243526301346719" calcext:value-type="float">
            <text:p>0.000000</text:p>
          </table:table-cell>
          <table:table-cell table:style-name="ce5" table:formula="of:=[.K203]*[.$B$3]" office:value-type="float" office:value="0.00000000243526301346719" calcext:value-type="float">
            <text:p>0.000000</text:p>
          </table:table-cell>
          <table:table-cell table:style-name="ce5" table:formula="of:=[.H203]+[.J203]+[.L203]+[.$B$4]" office:value-type="float" office:value="1799.99999999796" calcext:value-type="float">
            <text:p>1800.000000</text:p>
          </table:table-cell>
          <table:table-cell table:style-name="ce5" table:formula="of:=[.M203]" office:value-type="float" office:value="1799.99999999796" calcext:value-type="float">
            <text:p>1800.000000</text:p>
          </table:table-cell>
          <table:table-cell table:style-name="ce5" table:formula="of:=IF([.N203]&gt;[.$B$6];[.$B$6];IF([.N203]&lt;[.$B$5];[.$B$5];[.N203]))" office:value-type="float" office:value="1799.99999999796" calcext:value-type="float">
            <text:p>1800.000000</text:p>
          </table:table-cell>
          <table:table-cell table:formula="of:=([.N203]-[.N202])/[.B203]" office:value-type="float" office:value="0.00000000522732079843991" calcext:value-type="float">
            <text:p>5.22732079843991E-09</text:p>
          </table:table-cell>
          <table:table-cell table:formula="of:=[.$U$5]*[.T202]" office:value-type="float" office:value="1544.25723050284" calcext:value-type="float">
            <text:p>1544.2572305029</text:p>
          </table:table-cell>
          <table:table-cell table:formula="of:=([.$U$5]*[.U202]*[.$U$5])+[.$S$5]" office:value-type="float" office:value="1.43308183405113" calcext:value-type="float">
            <text:p>1.4330818341</text:p>
          </table:table-cell>
          <table:table-cell table:formula="of:=[.R203]/([.R203]+[.$Q$5])" office:value-type="float" office:value="0.588998616485093" calcext:value-type="float">
            <text:p>0.5889986165</text:p>
          </table:table-cell>
          <table:table-cell table:formula="of:=[.Q203]+[.S203]*((([.M203]*[.B203])+[.E203])-[.Q203])" office:value-type="float" office:value="1800.9091189358" calcext:value-type="float">
            <text:p>1800.9091189358</text:p>
          </table:table-cell>
          <table:table-cell table:formula="of:=(1-[.S203])*[.R203]" office:value-type="float" office:value="0.588998616485093" calcext:value-type="float">
            <text:p>0.5889986165</text:p>
          </table:table-cell>
          <table:table-cell table:formula="of:=[.E204]-[.T203]" office:value-type="float" office:value="-0.909118860325634" calcext:value-type="float">
            <text:p>-0.9091188603</text:p>
          </table:table-cell>
          <table:table-cell table:number-columns-repeated="100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" calcext:value-type="float">
            <text:p>0.1</text:p>
          </table:table-cell>
          <table:table-cell table:formula="of:=[.C203]+[.B204]" office:value-type="float" office:value="19.5" calcext:value-type="float">
            <text:p>19.5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3]*0.8+[.N203]*0.2" office:value-type="float" office:value="1800.00000007547" calcext:value-type="float">
            <text:p>1800.000000</text:p>
          </table:table-cell>
          <table:table-cell table:style-name="ce5" table:formula="of:=[.D204]-[.E204]" office:value-type="float" office:value="-0.0000000754723714635475" calcext:value-type="float">
            <text:p>0.000000</text:p>
          </table:table-cell>
          <table:table-cell table:style-name="ce5" table:formula="of:=ABS([.F204])" office:value-type="float" office:value="0.0000000754723714635475" calcext:value-type="float">
            <text:p>0.000000</text:p>
          </table:table-cell>
          <table:table-cell table:style-name="ce5" table:formula="of:=[.$B$1]*[.F204]" office:value-type="float" office:value="-0.00000030188948585419" calcext:value-type="float">
            <text:p>0.000000</text:p>
          </table:table-cell>
          <table:table-cell table:style-name="ce5" table:formula="of:=[.I203]+([.F204]*[.B204])" office:value-type="float" office:value="29.559775166215" calcext:value-type="float">
            <text:p>29.559775</text:p>
          </table:table-cell>
          <table:table-cell table:style-name="ce5" table:formula="of:=[.I204]*[.$B$2]" office:value-type="float" office:value="300.000000298329" calcext:value-type="float">
            <text:p>300.000000</text:p>
          </table:table-cell>
          <table:table-cell table:style-name="ce5" table:formula="of:=([.F204]-[.F203])/[.B204]" office:value-type="float" office:value="0.000000193774667422986" calcext:value-type="float">
            <text:p>0.000000</text:p>
          </table:table-cell>
          <table:table-cell table:style-name="ce5" table:formula="of:=[.K204]*[.$B$3]" office:value-type="float" office:value="0.00000000193774667422986" calcext:value-type="float">
            <text:p>0.000000</text:p>
          </table:table-cell>
          <table:table-cell table:style-name="ce5" table:formula="of:=[.H204]+[.J204]+[.L204]+[.$B$4]" office:value-type="float" office:value="1799.99999999838" calcext:value-type="float">
            <text:p>1800.000000</text:p>
          </table:table-cell>
          <table:table-cell table:style-name="ce5" table:formula="of:=[.M204]" office:value-type="float" office:value="1799.99999999838" calcext:value-type="float">
            <text:p>1800.000000</text:p>
          </table:table-cell>
          <table:table-cell table:style-name="ce5" table:formula="of:=IF([.N204]&gt;[.$B$6];[.$B$6];IF([.N204]&lt;[.$B$5];[.$B$5];[.N204]))" office:value-type="float" office:value="1799.99999999838" calcext:value-type="float">
            <text:p>1800.000000</text:p>
          </table:table-cell>
          <table:table-cell table:formula="of:=([.N204]-[.N203])/[.B204]" office:value-type="float" office:value="0.00000000415866452385671" calcext:value-type="float">
            <text:p>4.15866452385671E-09</text:p>
          </table:table-cell>
          <table:table-cell table:formula="of:=[.$U$5]*[.T203]" office:value-type="float" office:value="1544.25723048081" calcext:value-type="float">
            <text:p>1544.2572304808</text:p>
          </table:table-cell>
          <table:table-cell table:formula="of:=([.$U$5]*[.U203]*[.$U$5])+[.$S$5]" office:value-type="float" office:value="1.43308183405113" calcext:value-type="float">
            <text:p>1.4330818341</text:p>
          </table:table-cell>
          <table:table-cell table:formula="of:=[.R204]/([.R204]+[.$Q$5])" office:value-type="float" office:value="0.588998616485093" calcext:value-type="float">
            <text:p>0.5889986165</text:p>
          </table:table-cell>
          <table:table-cell table:formula="of:=[.Q204]+[.S204]*((([.M204]*[.B204])+[.E204])-[.Q204])" office:value-type="float" office:value="1800.90911891535" calcext:value-type="float">
            <text:p>1800.9091189154</text:p>
          </table:table-cell>
          <table:table-cell table:formula="of:=(1-[.S204])*[.R204]" office:value-type="float" office:value="0.588998616485093" calcext:value-type="float">
            <text:p>0.5889986165</text:p>
          </table:table-cell>
          <table:table-cell table:formula="of:=[.E205]-[.T204]" office:value-type="float" office:value="-0.909118855300903" calcext:value-type="float">
            <text:p>-0.9091188553</text:p>
          </table:table-cell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" calcext:value-type="float">
            <text:p>0.1</text:p>
          </table:table-cell>
          <table:table-cell table:formula="of:=[.C204]+[.B205]" office:value-type="float" office:value="19.6" calcext:value-type="float">
            <text:p>19.6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4]*0.8+[.N204]*0.2" office:value-type="float" office:value="1800.00000006005" calcext:value-type="float">
            <text:p>1800.000000</text:p>
          </table:table-cell>
          <table:table-cell table:style-name="ce5" table:formula="of:=[.D205]-[.E205]" office:value-type="float" office:value="-0.0000000600534804107156" calcext:value-type="float">
            <text:p>0.000000</text:p>
          </table:table-cell>
          <table:table-cell table:style-name="ce5" table:formula="of:=ABS([.F205])" office:value-type="float" office:value="0.0000000600534804107156" calcext:value-type="float">
            <text:p>0.000000</text:p>
          </table:table-cell>
          <table:table-cell table:style-name="ce5" table:formula="of:=[.$B$1]*[.F205]" office:value-type="float" office:value="-0.000000240213921642862" calcext:value-type="float">
            <text:p>0.000000</text:p>
          </table:table-cell>
          <table:table-cell table:style-name="ce5" table:formula="of:=[.I204]+([.F205]*[.B205])" office:value-type="float" office:value="29.5597751602097" calcext:value-type="float">
            <text:p>29.559775</text:p>
          </table:table-cell>
          <table:table-cell table:style-name="ce5" table:formula="of:=[.I205]*[.$B$2]" office:value-type="float" office:value="300.000000237381" calcext:value-type="float">
            <text:p>300.000000</text:p>
          </table:table-cell>
          <table:table-cell table:style-name="ce5" table:formula="of:=([.F205]-[.F204])/[.B205]" office:value-type="float" office:value="0.000000154188910528319" calcext:value-type="float">
            <text:p>0.000000</text:p>
          </table:table-cell>
          <table:table-cell table:style-name="ce5" table:formula="of:=[.K205]*[.$B$3]" office:value-type="float" office:value="0.00000000154188910528319" calcext:value-type="float">
            <text:p>0.000000</text:p>
          </table:table-cell>
          <table:table-cell table:style-name="ce5" table:formula="of:=[.H205]+[.J205]+[.L205]+[.$B$4]" office:value-type="float" office:value="1799.99999999871" calcext:value-type="float">
            <text:p>1800.000000</text:p>
          </table:table-cell>
          <table:table-cell table:style-name="ce5" table:formula="of:=[.M205]" office:value-type="float" office:value="1799.99999999871" calcext:value-type="float">
            <text:p>1800.000000</text:p>
          </table:table-cell>
          <table:table-cell table:style-name="ce5" table:formula="of:=IF([.N205]&gt;[.$B$6];[.$B$6];IF([.N205]&lt;[.$B$5];[.$B$5];[.N205]))" office:value-type="float" office:value="1799.99999999871" calcext:value-type="float">
            <text:p>1800.000000</text:p>
          </table:table-cell>
          <table:table-cell table:formula="of:=([.N205]-[.N204])/[.B205]" office:value-type="float" office:value="0.00000000331965566147119" calcext:value-type="float">
            <text:p>3.31965566147119E-09</text:p>
          </table:table-cell>
          <table:table-cell table:formula="of:=[.$U$5]*[.T204]" office:value-type="float" office:value="1544.25723046328" calcext:value-type="float">
            <text:p>1544.2572304633</text:p>
          </table:table-cell>
          <table:table-cell table:formula="of:=([.$U$5]*[.U204]*[.$U$5])+[.$S$5]" office:value-type="float" office:value="1.43308183405113" calcext:value-type="float">
            <text:p>1.4330818341</text:p>
          </table:table-cell>
          <table:table-cell table:formula="of:=[.R205]/([.R205]+[.$Q$5])" office:value-type="float" office:value="0.588998616485093" calcext:value-type="float">
            <text:p>0.5889986165</text:p>
          </table:table-cell>
          <table:table-cell table:formula="of:=[.Q205]+[.S205]*((([.M205]*[.B205])+[.E205])-[.Q205])" office:value-type="float" office:value="1800.90911889909" calcext:value-type="float">
            <text:p>1800.9091188991</text:p>
          </table:table-cell>
          <table:table-cell table:formula="of:=(1-[.S205])*[.R205]" office:value-type="float" office:value="0.588998616485093" calcext:value-type="float">
            <text:p>0.5889986165</text:p>
          </table:table-cell>
          <table:table-cell table:formula="of:=[.E206]-[.T205]" office:value-type="float" office:value="-0.909118851302537" calcext:value-type="float">
            <text:p>-0.9091188513</text:p>
          </table:table-cell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" calcext:value-type="float">
            <text:p>0.1</text:p>
          </table:table-cell>
          <table:table-cell table:formula="of:=[.C205]+[.B206]" office:value-type="float" office:value="19.7" calcext:value-type="float">
            <text:p>19.7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5]*0.8+[.N205]*0.2" office:value-type="float" office:value="1800.00000004779" calcext:value-type="float">
            <text:p>1800.000000</text:p>
          </table:table-cell>
          <table:table-cell table:style-name="ce5" table:formula="of:=[.D206]-[.E206]" office:value-type="float" office:value="-0.0000000477848516311497" calcext:value-type="float">
            <text:p>0.000000</text:p>
          </table:table-cell>
          <table:table-cell table:style-name="ce5" table:formula="of:=ABS([.F206])" office:value-type="float" office:value="0.0000000477848516311497" calcext:value-type="float">
            <text:p>0.000000</text:p>
          </table:table-cell>
          <table:table-cell table:style-name="ce5" table:formula="of:=[.$B$1]*[.F206]" office:value-type="float" office:value="-0.000000191139406524599" calcext:value-type="float">
            <text:p>0.000000</text:p>
          </table:table-cell>
          <table:table-cell table:style-name="ce5" table:formula="of:=[.I205]+([.F206]*[.B206])" office:value-type="float" office:value="29.5597751554312" calcext:value-type="float">
            <text:p>29.559775</text:p>
          </table:table-cell>
          <table:table-cell table:style-name="ce5" table:formula="of:=[.I206]*[.$B$2]" office:value-type="float" office:value="300.000000188885" calcext:value-type="float">
            <text:p>300.000000</text:p>
          </table:table-cell>
          <table:table-cell table:style-name="ce5" table:formula="of:=([.F206]-[.F205])/[.B206]" office:value-type="float" office:value="0.000000122686287795659" calcext:value-type="float">
            <text:p>0.000000</text:p>
          </table:table-cell>
          <table:table-cell table:style-name="ce5" table:formula="of:=[.K206]*[.$B$3]" office:value-type="float" office:value="0.00000000122686287795659" calcext:value-type="float">
            <text:p>0.000000</text:p>
          </table:table-cell>
          <table:table-cell table:style-name="ce5" table:formula="of:=[.H206]+[.J206]+[.L206]+[.$B$4]" office:value-type="float" office:value="1799.99999999897" calcext:value-type="float">
            <text:p>1800.000000</text:p>
          </table:table-cell>
          <table:table-cell table:style-name="ce5" table:formula="of:=[.M206]" office:value-type="float" office:value="1799.99999999897" calcext:value-type="float">
            <text:p>1800.000000</text:p>
          </table:table-cell>
          <table:table-cell table:style-name="ce5" table:formula="of:=IF([.N206]&gt;[.$B$6];[.$B$6];IF([.N206]&lt;[.$B$5];[.$B$5];[.N206]))" office:value-type="float" office:value="1799.99999999897" calcext:value-type="float">
            <text:p>1800.000000</text:p>
          </table:table-cell>
          <table:table-cell table:formula="of:=([.N206]-[.N205])/[.B206]" office:value-type="float" office:value="0.00000000262843968812376" calcext:value-type="float">
            <text:p>2.62843968812376E-09</text:p>
          </table:table-cell>
          <table:table-cell table:formula="of:=[.$U$5]*[.T205]" office:value-type="float" office:value="1544.25723044933" calcext:value-type="float">
            <text:p>1544.2572304493</text:p>
          </table:table-cell>
          <table:table-cell table:formula="of:=([.$U$5]*[.U205]*[.$U$5])+[.$S$5]" office:value-type="float" office:value="1.43308183405113" calcext:value-type="float">
            <text:p>1.4330818341</text:p>
          </table:table-cell>
          <table:table-cell table:formula="of:=[.R206]/([.R206]+[.$Q$5])" office:value-type="float" office:value="0.588998616485093" calcext:value-type="float">
            <text:p>0.5889986165</text:p>
          </table:table-cell>
          <table:table-cell table:formula="of:=[.Q206]+[.S206]*((([.M206]*[.B206])+[.E206])-[.Q206])" office:value-type="float" office:value="1800.90911888614" calcext:value-type="float">
            <text:p>1800.9091188862</text:p>
          </table:table-cell>
          <table:table-cell table:formula="of:=(1-[.S206])*[.R206]" office:value-type="float" office:value="0.588998616485093" calcext:value-type="float">
            <text:p>0.5889986165</text:p>
          </table:table-cell>
          <table:table-cell table:formula="of:=[.E207]-[.T206]" office:value-type="float" office:value="-0.909118848121352" calcext:value-type="float">
            <text:p>-0.9091188481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" calcext:value-type="float">
            <text:p>0.1</text:p>
          </table:table-cell>
          <table:table-cell table:formula="of:=[.C206]+[.B207]" office:value-type="float" office:value="19.8" calcext:value-type="float">
            <text:p>19.8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6]*0.8+[.N206]*0.2" office:value-type="float" office:value="1800.00000003802" calcext:value-type="float">
            <text:p>1800.000000</text:p>
          </table:table-cell>
          <table:table-cell table:style-name="ce5" table:formula="of:=[.D207]-[.E207]" office:value-type="float" office:value="-0.000000038022335502319" calcext:value-type="float">
            <text:p>0.000000</text:p>
          </table:table-cell>
          <table:table-cell table:style-name="ce5" table:formula="of:=ABS([.F207])" office:value-type="float" office:value="0.000000038022335502319" calcext:value-type="float">
            <text:p>0.000000</text:p>
          </table:table-cell>
          <table:table-cell table:style-name="ce5" table:formula="of:=[.$B$1]*[.F207]" office:value-type="float" office:value="-0.000000152089342009276" calcext:value-type="float">
            <text:p>0.000000</text:p>
          </table:table-cell>
          <table:table-cell table:style-name="ce5" table:formula="of:=[.I206]+([.F207]*[.B207])" office:value-type="float" office:value="29.559775151629" calcext:value-type="float">
            <text:p>29.559775</text:p>
          </table:table-cell>
          <table:table-cell table:style-name="ce5" table:formula="of:=[.I207]*[.$B$2]" office:value-type="float" office:value="300.000000150296" calcext:value-type="float">
            <text:p>300.000000</text:p>
          </table:table-cell>
          <table:table-cell table:style-name="ce5" table:formula="of:=([.F207]-[.F206])/[.B207]" office:value-type="float" office:value="0.0000000976251612883061" calcext:value-type="float">
            <text:p>0.000000</text:p>
          </table:table-cell>
          <table:table-cell table:style-name="ce5" table:formula="of:=[.K207]*[.$B$3]" office:value-type="float" office:value="0.000000000976251612883061" calcext:value-type="float">
            <text:p>0.000000</text:p>
          </table:table-cell>
          <table:table-cell table:style-name="ce5" table:formula="of:=[.H207]+[.J207]+[.L207]+[.$B$4]" office:value-type="float" office:value="1799.99999999918" calcext:value-type="float">
            <text:p>1800.000000</text:p>
          </table:table-cell>
          <table:table-cell table:style-name="ce5" table:formula="of:=[.M207]" office:value-type="float" office:value="1799.99999999918" calcext:value-type="float">
            <text:p>1800.000000</text:p>
          </table:table-cell>
          <table:table-cell table:style-name="ce5" table:formula="of:=IF([.N207]&gt;[.$B$6];[.$B$6];IF([.N207]&lt;[.$B$5];[.$B$5];[.N207]))" office:value-type="float" office:value="1799.99999999918" calcext:value-type="float">
            <text:p>1800.000000</text:p>
          </table:table-cell>
          <table:table-cell table:formula="of:=([.N207]-[.N206])/[.B207]" office:value-type="float" office:value="0.00000000211002770811319" calcext:value-type="float">
            <text:p>2.11002770811319E-09</text:p>
          </table:table-cell>
          <table:table-cell table:formula="of:=[.$U$5]*[.T206]" office:value-type="float" office:value="1544.25723043823" calcext:value-type="float">
            <text:p>1544.2572304382</text:p>
          </table:table-cell>
          <table:table-cell table:formula="of:=([.$U$5]*[.U206]*[.$U$5])+[.$S$5]" office:value-type="float" office:value="1.43308183405113" calcext:value-type="float">
            <text:p>1.4330818341</text:p>
          </table:table-cell>
          <table:table-cell table:formula="of:=[.R207]/([.R207]+[.$Q$5])" office:value-type="float" office:value="0.588998616485093" calcext:value-type="float">
            <text:p>0.5889986165</text:p>
          </table:table-cell>
          <table:table-cell table:formula="of:=[.Q207]+[.S207]*((([.M207]*[.B207])+[.E207])-[.Q207])" office:value-type="float" office:value="1800.90911887584" calcext:value-type="float">
            <text:p>1800.9091188759</text:p>
          </table:table-cell>
          <table:table-cell table:formula="of:=(1-[.S207])*[.R207]" office:value-type="float" office:value="0.588998616485093" calcext:value-type="float">
            <text:p>0.5889986165</text:p>
          </table:table-cell>
          <table:table-cell table:formula="of:=[.E208]-[.T207]" office:value-type="float" office:value="-0.909118845589546" calcext:value-type="float">
            <text:p>-0.9091188456</text:p>
          </table:table-cell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" calcext:value-type="float">
            <text:p>0.1</text:p>
          </table:table-cell>
          <table:table-cell table:formula="of:=[.C207]+[.B208]" office:value-type="float" office:value="19.9" calcext:value-type="float">
            <text:p>19.9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7]*0.8+[.N207]*0.2" office:value-type="float" office:value="1800.00000003025" calcext:value-type="float">
            <text:p>1800.000000</text:p>
          </table:table-cell>
          <table:table-cell table:style-name="ce5" table:formula="of:=[.D208]-[.E208]" office:value-type="float" office:value="-0.0000000302547960018273" calcext:value-type="float">
            <text:p>0.000000</text:p>
          </table:table-cell>
          <table:table-cell table:style-name="ce5" table:formula="of:=ABS([.F208])" office:value-type="float" office:value="0.0000000302547960018273" calcext:value-type="float">
            <text:p>0.000000</text:p>
          </table:table-cell>
          <table:table-cell table:style-name="ce5" table:formula="of:=[.$B$1]*[.F208]" office:value-type="float" office:value="-0.000000121019184007309" calcext:value-type="float">
            <text:p>0.000000</text:p>
          </table:table-cell>
          <table:table-cell table:style-name="ce5" table:formula="of:=[.I207]+([.F208]*[.B208])" office:value-type="float" office:value="29.5597751486035" calcext:value-type="float">
            <text:p>29.559775</text:p>
          </table:table-cell>
          <table:table-cell table:style-name="ce5" table:formula="of:=[.I208]*[.$B$2]" office:value-type="float" office:value="300.000000119591" calcext:value-type="float">
            <text:p>300.000000</text:p>
          </table:table-cell>
          <table:table-cell table:style-name="ce5" table:formula="of:=([.F208]-[.F207])/[.B208]" office:value-type="float" office:value="0.0000000776753950049169" calcext:value-type="float">
            <text:p>0.000000</text:p>
          </table:table-cell>
          <table:table-cell table:style-name="ce5" table:formula="of:=[.K208]*[.$B$3]" office:value-type="float" office:value="0.000000000776753950049169" calcext:value-type="float">
            <text:p>0.000000</text:p>
          </table:table-cell>
          <table:table-cell table:style-name="ce5" table:formula="of:=[.H208]+[.J208]+[.L208]+[.$B$4]" office:value-type="float" office:value="1799.99999999935" calcext:value-type="float">
            <text:p>1800.000000</text:p>
          </table:table-cell>
          <table:table-cell table:style-name="ce5" table:formula="of:=[.M208]" office:value-type="float" office:value="1799.99999999935" calcext:value-type="float">
            <text:p>1800.000000</text:p>
          </table:table-cell>
          <table:table-cell table:style-name="ce5" table:formula="of:=IF([.N208]&gt;[.$B$6];[.$B$6];IF([.N208]&lt;[.$B$5];[.$B$5];[.N208]))" office:value-type="float" office:value="1799.99999999935" calcext:value-type="float">
            <text:p>1800.000000</text:p>
          </table:table-cell>
          <table:table-cell table:formula="of:=([.N208]-[.N207])/[.B208]" office:value-type="float" office:value="0.0000000016530066204723" calcext:value-type="float">
            <text:p>1.6530066204723E-09</text:p>
          </table:table-cell>
          <table:table-cell table:formula="of:=[.$U$5]*[.T207]" office:value-type="float" office:value="1544.2572304294" calcext:value-type="float">
            <text:p>1544.2572304294</text:p>
          </table:table-cell>
          <table:table-cell table:formula="of:=([.$U$5]*[.U207]*[.$U$5])+[.$S$5]" office:value-type="float" office:value="1.43308183405113" calcext:value-type="float">
            <text:p>1.4330818341</text:p>
          </table:table-cell>
          <table:table-cell table:formula="of:=[.R208]/([.R208]+[.$Q$5])" office:value-type="float" office:value="0.588998616485093" calcext:value-type="float">
            <text:p>0.5889986165</text:p>
          </table:table-cell>
          <table:table-cell table:formula="of:=[.Q208]+[.S208]*((([.M208]*[.B208])+[.E208])-[.Q208])" office:value-type="float" office:value="1800.90911886765" calcext:value-type="float">
            <text:p>1800.9091188677</text:p>
          </table:table-cell>
          <table:table-cell table:formula="of:=(1-[.S208])*[.R208]" office:value-type="float" office:value="0.588998616485093" calcext:value-type="float">
            <text:p>0.5889986165</text:p>
          </table:table-cell>
          <table:table-cell table:formula="of:=[.E209]-[.T208]" office:value-type="float" office:value="-0.90911884357547" calcext:value-type="float">
            <text:p>-0.9091188436</text:p>
          </table:table-cell>
          <table:table-cell table:number-columns-repeated="100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[.C208]+[.B209]"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8]*0.8+[.N208]*0.2" office:value-type="float" office:value="1800.00000002407" calcext:value-type="float">
            <text:p>1800.000000</text:p>
          </table:table-cell>
          <table:table-cell table:style-name="ce5" table:formula="of:=[.D209]-[.E209]" office:value-type="float" office:value="-0.0000000240736426349031" calcext:value-type="float">
            <text:p>0.000000</text:p>
          </table:table-cell>
          <table:table-cell table:style-name="ce5" table:formula="of:=ABS([.F209])" office:value-type="float" office:value="0.0000000240736426349031" calcext:value-type="float">
            <text:p>0.000000</text:p>
          </table:table-cell>
          <table:table-cell table:style-name="ce5" table:formula="of:=[.$B$1]*[.F209]" office:value-type="float" office:value="-0.0000000962945705396123" calcext:value-type="float">
            <text:p>0.000000</text:p>
          </table:table-cell>
          <table:table-cell table:style-name="ce5" table:formula="of:=[.I208]+([.F209]*[.B209])" office:value-type="float" office:value="29.5597751461961" calcext:value-type="float">
            <text:p>29.559775</text:p>
          </table:table-cell>
          <table:table-cell table:style-name="ce5" table:formula="of:=[.I209]*[.$B$2]" office:value-type="float" office:value="300.000000095159" calcext:value-type="float">
            <text:p>300.000000</text:p>
          </table:table-cell>
          <table:table-cell table:style-name="ce5" table:formula="of:=([.F209]-[.F208])/[.B209]" office:value-type="float" office:value="0.0000000618115336692426" calcext:value-type="float">
            <text:p>0.000000</text:p>
          </table:table-cell>
          <table:table-cell table:style-name="ce5" table:formula="of:=[.K209]*[.$B$3]" office:value-type="float" office:value="0.000000000618115336692426" calcext:value-type="float">
            <text:p>0.000000</text:p>
          </table:table-cell>
          <table:table-cell table:style-name="ce5" table:formula="of:=[.H209]+[.J209]+[.L209]+[.$B$4]" office:value-type="float" office:value="1799.99999999948" calcext:value-type="float">
            <text:p>1800.000000</text:p>
          </table:table-cell>
          <table:table-cell table:style-name="ce5" table:formula="of:=[.M209]" office:value-type="float" office:value="1799.99999999948" calcext:value-type="float">
            <text:p>1800.000000</text:p>
          </table:table-cell>
          <table:table-cell table:style-name="ce5" table:formula="of:=IF([.N209]&gt;[.$B$6];[.$B$6];IF([.N209]&lt;[.$B$5];[.$B$5];[.N209]))" office:value-type="float" office:value="1799.99999999948" calcext:value-type="float">
            <text:p>1800.000000</text:p>
          </table:table-cell>
          <table:table-cell table:formula="of:=([.N209]-[.N208])/[.B209]" office:value-type="float" office:value="0.0000000013369572116062" calcext:value-type="float">
            <text:p>1.3369572116062E-09</text:p>
          </table:table-cell>
          <table:table-cell table:formula="of:=[.$U$5]*[.T208]" office:value-type="float" office:value="1544.25723042238" calcext:value-type="float">
            <text:p>1544.2572304224</text:p>
          </table:table-cell>
          <table:table-cell table:formula="of:=([.$U$5]*[.U208]*[.$U$5])+[.$S$5]" office:value-type="float" office:value="1.43308183405113" calcext:value-type="float">
            <text:p>1.4330818341</text:p>
          </table:table-cell>
          <table:table-cell table:formula="of:=[.R209]/([.R209]+[.$Q$5])" office:value-type="float" office:value="0.588998616485093" calcext:value-type="float">
            <text:p>0.5889986165</text:p>
          </table:table-cell>
          <table:table-cell table:formula="of:=[.Q209]+[.S209]*((([.M209]*[.B209])+[.E209])-[.Q209])" office:value-type="float" office:value="1800.90911886113" calcext:value-type="float">
            <text:p>1800.9091188611</text:p>
          </table:table-cell>
          <table:table-cell table:formula="of:=(1-[.S209])*[.R209]" office:value-type="float" office:value="0.588998616485093" calcext:value-type="float">
            <text:p>0.5889986165</text:p>
          </table:table-cell>
          <table:table-cell table:formula="of:=[.E210]-[.T209]" office:value-type="float" office:value="-0.909118841972486" calcext:value-type="float">
            <text:p>-0.909118842</text:p>
          </table:table-cell>
          <table:table-cell table:number-columns-repeated="100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" calcext:value-type="float">
            <text:p>0.1</text:p>
          </table:table-cell>
          <table:table-cell table:formula="of:=[.C209]+[.B210]" office:value-type="float" office:value="20.1" calcext:value-type="float">
            <text:p>20.1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09]*0.8+[.N209]*0.2" office:value-type="float" office:value="1800.00000001916" calcext:value-type="float">
            <text:p>1800.000000</text:p>
          </table:table-cell>
          <table:table-cell table:style-name="ce5" table:formula="of:=[.D210]-[.E210]" office:value-type="float" office:value="-0.000000019155550035066" calcext:value-type="float">
            <text:p>0.000000</text:p>
          </table:table-cell>
          <table:table-cell table:style-name="ce5" table:formula="of:=ABS([.F210])" office:value-type="float" office:value="0.000000019155550035066" calcext:value-type="float">
            <text:p>0.000000</text:p>
          </table:table-cell>
          <table:table-cell table:style-name="ce5" table:formula="of:=[.$B$1]*[.F210]" office:value-type="float" office:value="-0.0000000766222001402639" calcext:value-type="float">
            <text:p>0.000000</text:p>
          </table:table-cell>
          <table:table-cell table:style-name="ce5" table:formula="of:=[.I209]+([.F210]*[.B210])" office:value-type="float" office:value="29.5597751442806" calcext:value-type="float">
            <text:p>29.559775</text:p>
          </table:table-cell>
          <table:table-cell table:style-name="ce5" table:formula="of:=[.I210]*[.$B$2]" office:value-type="float" office:value="300.000000075718" calcext:value-type="float">
            <text:p>300.000000</text:p>
          </table:table-cell>
          <table:table-cell table:style-name="ce5" table:formula="of:=([.F210]-[.F209])/[.B210]" office:value-type="float" office:value="0.0000000491809259983711" calcext:value-type="float">
            <text:p>0.000000</text:p>
          </table:table-cell>
          <table:table-cell table:style-name="ce5" table:formula="of:=[.K210]*[.$B$3]" office:value-type="float" office:value="0.000000000491809259983711" calcext:value-type="float">
            <text:p>0.000000</text:p>
          </table:table-cell>
          <table:table-cell table:style-name="ce5" table:formula="of:=[.H210]+[.J210]+[.L210]+[.$B$4]" office:value-type="float" office:value="1799.99999999959" calcext:value-type="float">
            <text:p>1800.000000</text:p>
          </table:table-cell>
          <table:table-cell table:style-name="ce5" table:formula="of:=[.M210]" office:value-type="float" office:value="1799.99999999959" calcext:value-type="float">
            <text:p>1800.000000</text:p>
          </table:table-cell>
          <table:table-cell table:style-name="ce5" table:formula="of:=IF([.N210]&gt;[.$B$6];[.$B$6];IF([.N210]&lt;[.$B$5];[.$B$5];[.N210]))" office:value-type="float" office:value="1799.99999999959" calcext:value-type="float">
            <text:p>1800.000000</text:p>
          </table:table-cell>
          <table:table-cell table:formula="of:=([.N210]-[.N209])/[.B210]" office:value-type="float" office:value="0.00000000105274011730216" calcext:value-type="float">
            <text:p>1.05274011730216E-09</text:p>
          </table:table-cell>
          <table:table-cell table:formula="of:=[.$U$5]*[.T209]" office:value-type="float" office:value="1544.25723041678" calcext:value-type="float">
            <text:p>1544.2572304168</text:p>
          </table:table-cell>
          <table:table-cell table:formula="of:=([.$U$5]*[.U209]*[.$U$5])+[.$S$5]" office:value-type="float" office:value="1.43308183405113" calcext:value-type="float">
            <text:p>1.4330818341</text:p>
          </table:table-cell>
          <table:table-cell table:formula="of:=[.R210]/([.R210]+[.$Q$5])" office:value-type="float" office:value="0.588998616485093" calcext:value-type="float">
            <text:p>0.5889986165</text:p>
          </table:table-cell>
          <table:table-cell table:formula="of:=[.Q210]+[.S210]*((([.M210]*[.B210])+[.E210])-[.Q210])" office:value-type="float" office:value="1800.90911885594" calcext:value-type="float">
            <text:p>1800.9091188559</text:p>
          </table:table-cell>
          <table:table-cell table:formula="of:=(1-[.S210])*[.R210]" office:value-type="float" office:value="0.588998616485093" calcext:value-type="float">
            <text:p>0.5889986165</text:p>
          </table:table-cell>
          <table:table-cell table:formula="of:=[.E211]-[.T210]" office:value-type="float" office:value="-0.909118840697374" calcext:value-type="float">
            <text:p>-0.9091188407</text:p>
          </table:table-cell>
          <table:table-cell table:number-columns-repeated="100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" calcext:value-type="float">
            <text:p>0.1</text:p>
          </table:table-cell>
          <table:table-cell table:formula="of:=[.C210]+[.B211]" office:value-type="float" office:value="20.2" calcext:value-type="float">
            <text:p>20.2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10]*0.8+[.N210]*0.2" office:value-type="float" office:value="1800.00000001524" calcext:value-type="float">
            <text:p>1800.000000</text:p>
          </table:table-cell>
          <table:table-cell table:style-name="ce5" table:formula="of:=[.D211]-[.E211]" office:value-type="float" office:value="-0.0000000152419943333371" calcext:value-type="float">
            <text:p>0.000000</text:p>
          </table:table-cell>
          <table:table-cell table:style-name="ce5" table:formula="of:=ABS([.F211])" office:value-type="float" office:value="0.0000000152419943333371" calcext:value-type="float">
            <text:p>0.000000</text:p>
          </table:table-cell>
          <table:table-cell table:style-name="ce5" table:formula="of:=[.$B$1]*[.F211]" office:value-type="float" office:value="-0.0000000609679773333482" calcext:value-type="float">
            <text:p>0.000000</text:p>
          </table:table-cell>
          <table:table-cell table:style-name="ce5" table:formula="of:=[.I210]+([.F211]*[.B211])" office:value-type="float" office:value="29.5597751427564" calcext:value-type="float">
            <text:p>29.559775</text:p>
          </table:table-cell>
          <table:table-cell table:style-name="ce5" table:formula="of:=[.I211]*[.$B$2]" office:value-type="float" office:value="300.000000060249" calcext:value-type="float">
            <text:p>300.000000</text:p>
          </table:table-cell>
          <table:table-cell table:style-name="ce5" table:formula="of:=([.F211]-[.F210])/[.B211]" office:value-type="float" office:value="0.0000000391355570172891" calcext:value-type="float">
            <text:p>0.000000</text:p>
          </table:table-cell>
          <table:table-cell table:style-name="ce5" table:formula="of:=[.K211]*[.$B$3]" office:value-type="float" office:value="0.000000000391355570172891" calcext:value-type="float">
            <text:p>0.000000</text:p>
          </table:table-cell>
          <table:table-cell table:style-name="ce5" table:formula="of:=[.H211]+[.J211]+[.L211]+[.$B$4]" office:value-type="float" office:value="1799.99999999967" calcext:value-type="float">
            <text:p>1800.000000</text:p>
          </table:table-cell>
          <table:table-cell table:style-name="ce5" table:formula="of:=[.M211]" office:value-type="float" office:value="1799.99999999967" calcext:value-type="float">
            <text:p>1800.000000</text:p>
          </table:table-cell>
          <table:table-cell table:style-name="ce5" table:formula="of:=IF([.N211]&gt;[.$B$6];[.$B$6];IF([.N211]&lt;[.$B$5];[.$B$5];[.N211]))" office:value-type="float" office:value="1799.99999999967" calcext:value-type="float">
            <text:p>1800.000000</text:p>
          </table:table-cell>
          <table:table-cell table:formula="of:=([.N211]-[.N210])/[.B211]" office:value-type="float" office:value="0.000000000848103809403256" calcext:value-type="float">
            <text:p>8.48103809403256E-10</text:p>
          </table:table-cell>
          <table:table-cell table:formula="of:=[.$U$5]*[.T210]" office:value-type="float" office:value="1544.25723041233" calcext:value-type="float">
            <text:p>1544.2572304123</text:p>
          </table:table-cell>
          <table:table-cell table:formula="of:=([.$U$5]*[.U210]*[.$U$5])+[.$S$5]" office:value-type="float" office:value="1.43308183405113" calcext:value-type="float">
            <text:p>1.4330818341</text:p>
          </table:table-cell>
          <table:table-cell table:formula="of:=[.R211]/([.R211]+[.$Q$5])" office:value-type="float" office:value="0.588998616485093" calcext:value-type="float">
            <text:p>0.5889986165</text:p>
          </table:table-cell>
          <table:table-cell table:formula="of:=[.Q211]+[.S211]*((([.M211]*[.B211])+[.E211])-[.Q211])" office:value-type="float" office:value="1800.90911885181" calcext:value-type="float">
            <text:p>1800.9091188518</text:p>
          </table:table-cell>
          <table:table-cell table:formula="of:=(1-[.S211])*[.R211]" office:value-type="float" office:value="0.588998616485093" calcext:value-type="float">
            <text:p>0.5889986165</text:p>
          </table:table-cell>
          <table:table-cell table:formula="of:=[.E212]-[.T211]" office:value-type="float" office:value="-0.909118839682378" calcext:value-type="float">
            <text:p>-0.9091188397</text:p>
          </table:table-cell>
          <table:table-cell table:number-columns-repeated="100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" calcext:value-type="float">
            <text:p>0.1</text:p>
          </table:table-cell>
          <table:table-cell table:formula="of:=[.C211]+[.B212]" office:value-type="float" office:value="20.3" calcext:value-type="float">
            <text:p>20.3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11]*0.8+[.N211]*0.2" office:value-type="float" office:value="1800.00000001213" calcext:value-type="float">
            <text:p>1800.000000</text:p>
          </table:table-cell>
          <table:table-cell table:style-name="ce5" table:formula="of:=[.D212]-[.E212]" office:value-type="float" office:value="-0.000000012128111848142" calcext:value-type="float">
            <text:p>0.000000</text:p>
          </table:table-cell>
          <table:table-cell table:style-name="ce5" table:formula="of:=ABS([.F212])" office:value-type="float" office:value="0.000000012128111848142" calcext:value-type="float">
            <text:p>0.000000</text:p>
          </table:table-cell>
          <table:table-cell table:style-name="ce5" table:formula="of:=[.$B$1]*[.F212]" office:value-type="float" office:value="-0.000000048512447392568" calcext:value-type="float">
            <text:p>0.000000</text:p>
          </table:table-cell>
          <table:table-cell table:style-name="ce5" table:formula="of:=[.I211]+([.F212]*[.B212])" office:value-type="float" office:value="29.5597751415436" calcext:value-type="float">
            <text:p>29.559775</text:p>
          </table:table-cell>
          <table:table-cell table:style-name="ce5" table:formula="of:=[.I212]*[.$B$2]" office:value-type="float" office:value="300.00000004794" calcext:value-type="float">
            <text:p>300.000000</text:p>
          </table:table-cell>
          <table:table-cell table:style-name="ce5" table:formula="of:=([.F212]-[.F211])/[.B212]" office:value-type="float" office:value="0.0000000311388248519506" calcext:value-type="float">
            <text:p>0.000000</text:p>
          </table:table-cell>
          <table:table-cell table:style-name="ce5" table:formula="of:=[.K212]*[.$B$3]" office:value-type="float" office:value="0.000000000311388248519506" calcext:value-type="float">
            <text:p>0.000000</text:p>
          </table:table-cell>
          <table:table-cell table:style-name="ce5" table:formula="of:=[.H212]+[.J212]+[.L212]+[.$B$4]" office:value-type="float" office:value="1799.99999999974" calcext:value-type="float">
            <text:p>1800.000000</text:p>
          </table:table-cell>
          <table:table-cell table:style-name="ce5" table:formula="of:=[.M212]" office:value-type="float" office:value="1799.99999999974" calcext:value-type="float">
            <text:p>1800.000000</text:p>
          </table:table-cell>
          <table:table-cell table:style-name="ce5" table:formula="of:=IF([.N212]&gt;[.$B$6];[.$B$6];IF([.N212]&lt;[.$B$5];[.$B$5];[.N212]))" office:value-type="float" office:value="1799.99999999974" calcext:value-type="float">
            <text:p>1800.000000</text:p>
          </table:table-cell>
          <table:table-cell table:formula="of:=([.N212]-[.N211])/[.B212]" office:value-type="float" office:value="0.000000000668478605803102" calcext:value-type="float">
            <text:p>6.68478605803102E-10</text:p>
          </table:table-cell>
          <table:table-cell table:formula="of:=[.$U$5]*[.T211]" office:value-type="float" office:value="1544.25723040879" calcext:value-type="float">
            <text:p>1544.2572304088</text:p>
          </table:table-cell>
          <table:table-cell table:formula="of:=([.$U$5]*[.U211]*[.$U$5])+[.$S$5]" office:value-type="float" office:value="1.43308183405113" calcext:value-type="float">
            <text:p>1.4330818341</text:p>
          </table:table-cell>
          <table:table-cell table:formula="of:=[.R212]/([.R212]+[.$Q$5])" office:value-type="float" office:value="0.588998616485093" calcext:value-type="float">
            <text:p>0.5889986165</text:p>
          </table:table-cell>
          <table:table-cell table:formula="of:=[.Q212]+[.S212]*((([.M212]*[.B212])+[.E212])-[.Q212])" office:value-type="float" office:value="1800.90911884853" calcext:value-type="float">
            <text:p>1800.9091188485</text:p>
          </table:table-cell>
          <table:table-cell table:formula="of:=(1-[.S212])*[.R212]" office:value-type="float" office:value="0.588998616485093" calcext:value-type="float">
            <text:p>0.5889986165</text:p>
          </table:table-cell>
          <table:table-cell table:formula="of:=[.E213]-[.T212]" office:value-type="float" office:value="-0.909118838874747" calcext:value-type="float">
            <text:p>-0.9091188389</text:p>
          </table:table-cell>
          <table:table-cell table:number-columns-repeated="100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" calcext:value-type="float">
            <text:p>0.1</text:p>
          </table:table-cell>
          <table:table-cell table:formula="of:=[.C212]+[.B213]" office:value-type="float" office:value="20.4" calcext:value-type="float">
            <text:p>20.4</text:p>
          </table:table-cell>
          <table:table-cell office:value-type="float" office:value="1800" calcext:value-type="float">
            <text:p>1800</text:p>
          </table:table-cell>
          <table:table-cell table:style-name="ce5" table:formula="of:=[.E212]*0.8+[.N212]*0.2" office:value-type="float" office:value="1800.00000000965" calcext:value-type="float">
            <text:p>1800.000000</text:p>
          </table:table-cell>
          <table:table-cell table:style-name="ce5" table:formula="of:=[.D213]-[.E213]" office:value-type="float" office:value="-0.0000000096504209068371" calcext:value-type="float">
            <text:p>0.000000</text:p>
          </table:table-cell>
          <table:table-cell table:style-name="ce5" table:formula="of:=ABS([.F213])" office:value-type="float" office:value="0.0000000096504209068371" calcext:value-type="float">
            <text:p>0.000000</text:p>
          </table:table-cell>
          <table:table-cell table:style-name="ce5" table:formula="of:=[.$B$1]*[.F213]" office:value-type="float" office:value="-0.0000000386016836273484" calcext:value-type="float">
            <text:p>0.000000</text:p>
          </table:table-cell>
          <table:table-cell table:style-name="ce5" table:formula="of:=[.I212]+([.F213]*[.B213])" office:value-type="float" office:value="29.5597751405785" calcext:value-type="float">
            <text:p>29.559775</text:p>
          </table:table-cell>
          <table:table-cell table:style-name="ce5" table:formula="of:=[.I213]*[.$B$2]" office:value-type="float" office:value="300.000000038146" calcext:value-type="float">
            <text:p>300.000000</text:p>
          </table:table-cell>
          <table:table-cell table:style-name="ce5" table:formula="of:=([.F213]-[.F212])/[.B213]" office:value-type="float" office:value="0.000000024776909413049" calcext:value-type="float">
            <text:p>0.000000</text:p>
          </table:table-cell>
          <table:table-cell table:style-name="ce5" table:formula="of:=[.K213]*[.$B$3]" office:value-type="float" office:value="0.00000000024776909413049" calcext:value-type="float">
            <text:p>0.000000</text:p>
          </table:table-cell>
          <table:table-cell table:style-name="ce5" table:formula="of:=[.H213]+[.J213]+[.L213]+[.$B$4]" office:value-type="float" office:value="1799.99999999979" calcext:value-type="float">
            <text:p>1800.000000</text:p>
          </table:table-cell>
          <table:table-cell table:style-name="ce5" table:formula="of:=[.M213]" office:value-type="float" office:value="1799.99999999979" calcext:value-type="float">
            <text:p>1800.000000</text:p>
          </table:table-cell>
          <table:table-cell table:style-name="ce5" table:formula="of:=IF([.N213]&gt;[.$B$6];[.$B$6];IF([.N213]&lt;[.$B$5];[.$B$5];[.N213]))" office:value-type="float" office:value="1799.99999999979" calcext:value-type="float">
            <text:p>1800.000000</text:p>
          </table:table-cell>
          <table:table-cell table:formula="of:=([.N213]-[.N212])/[.B213]" office:value-type="float" office:value="0.000000000529780663782731" calcext:value-type="float">
            <text:p>5.29780663782731E-10</text:p>
          </table:table-cell>
          <table:table-cell table:formula="of:=[.$U$5]*[.T212]" office:value-type="float" office:value="1544.25723040598" calcext:value-type="float">
            <text:p>1544.257230406</text:p>
          </table:table-cell>
          <table:table-cell table:formula="of:=([.$U$5]*[.U212]*[.$U$5])+[.$S$5]" office:value-type="float" office:value="1.43308183405113" calcext:value-type="float">
            <text:p>1.4330818341</text:p>
          </table:table-cell>
          <table:table-cell table:formula="of:=[.R213]/([.R213]+[.$Q$5])" office:value-type="float" office:value="0.588998616485093" calcext:value-type="float">
            <text:p>0.5889986165</text:p>
          </table:table-cell>
          <table:table-cell table:formula="of:=[.Q213]+[.S213]*((([.M213]*[.B213])+[.E213])-[.Q213])" office:value-type="float" office:value="1800.90911884591" calcext:value-type="float">
            <text:p>1800.9091188459</text:p>
          </table:table-cell>
          <table:table-cell table:formula="of:=(1-[.S213])*[.R213]" office:value-type="float" office:value="0.588998616485093" calcext:value-type="float">
            <text:p>0.5889986165</text:p>
          </table:table-cell>
          <table:table-cell table:formula="of:=[.D214]-[.T213]" office:value-type="float" office:value="-1800.90911884591" calcext:value-type="float">
            <text:p>-1800.9091188459</text:p>
          </table:table-cell>
          <table:table-cell table:number-columns-repeated="1002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20:09:57.482176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1:11:58.424082167</meta:creation-date>
    <meta:generator>LibreOffice/5.1.6.2$Linux_X86_64 LibreOffice_project/10m0$Build-2</meta:generator>
    <dc:date>2019-10-11T20:23:39.118682214</dc:date>
    <meta:editing-duration>PT9H3M15S</meta:editing-duration>
    <meta:editing-cycles>30</meta:editing-cycles>
    <meta:document-statistic meta:table-count="3" meta:cell-count="55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PID.B4:PID.D54 PID.C3:PID.D3" chart:data-source-has-labels="row" svg:x="0.32cm" svg:y="0.18cm" svg:width="11.952cm" svg:height="8.64cm">
          <chartooo:coordinate-region svg:x="0.862cm" svg:y="0.38cm" svg:width="11.09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C4:PID.C54" chart:label-cell-address="PID.C3:PID.C3" chart:class="chart:scatter">
            <chart:domain table:cell-range-address="PID.B4:PID.B54"/>
            <chart:data-point chart:repeated="51"/>
          </chart:series>
          <chart:series chart:style-name="ch7" chart:values-cell-range-address="PID.D4:PID.D54" chart:label-cell-address="PID.D3:PID.D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 Value</text:p>
                <draw:g>
                  <svg:desc>PID.C3:PID.C3</svg:desc>
                </draw:g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5">
                <text:p>5</text:p>
                <draw:g>
                  <svg:desc>PID.C4:PID.C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5">
                <text:p>5</text:p>
              </table:table-cell>
              <table:table-cell office:value-type="float" office:value="-1.186125">
                <text:p>-1.18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">
                <text:p>5</text:p>
              </table:table-cell>
              <table:table-cell office:value-type="float" office:value="8.938464375">
                <text:p>8.93846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2.754105496875">
                <text:p>2.7541054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4.92942229635937">
                <text:p>4.9294222963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5.88073073952118">
                <text:p>5.88073073952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  <table:table-cell office:value-type="float" office:value="3.18625261633797">
                <text:p>3.18625261633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6.36208634181883">
                <text:p>6.36208634181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  <table:table-cell office:value-type="float" office:value="3.67951867755093">
                <text:p>3.67951867755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41241517358639">
                <text:p>5.41241517358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4.73394557399415">
                <text:p>4.73394557399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4.59232828351683">
                <text:p>4.59232828351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">
                <text:p>5</text:p>
              </table:table-cell>
              <table:table-cell office:value-type="float" office:value="5.24473443022171">
                <text:p>5.24473443022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  <table:table-cell office:value-type="float" office:value="4.44454684932174">
                <text:p>4.44454684932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5.16221811606309">
                <text:p>5.16221811606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  <table:table-cell office:value-type="float" office:value="4.69112958862412">
                <text:p>4.69112958862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4.90630762252554">
                <text:p>4.90630762252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5">
                <text:p>5</text:p>
              </table:table-cell>
              <table:table-cell office:value-type="float" office:value="4.92431103761708">
                <text:p>4.92431103761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4.77738473140828">
                <text:p>4.777384731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4.98623455602255">
                <text:p>4.9862345560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4.80360856825049">
                <text:p>4.80360856825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5">
                <text:p>5</text:p>
              </table:table-cell>
              <table:table-cell office:value-type="float" office:value="4.93888607184291">
                <text:p>4.93888607184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5">
                <text:p>5</text:p>
              </table:table-cell>
              <table:table-cell office:value-type="float" office:value="4.88064480847754">
                <text:p>4.88064480847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0">
                <text:p>10</text:p>
              </table:table-cell>
              <table:table-cell office:value-type="float" office:value="4.88835902807636">
                <text:p>4.88835902807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6.1024301229045">
                <text:p>16.1024301229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0">
                <text:p>10</text:p>
              </table:table-cell>
              <table:table-cell office:value-type="float" office:value="3.69389077340372">
                <text:p>3.69389077340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0">
                <text:p>10</text:p>
              </table:table-cell>
              <table:table-cell office:value-type="float" office:value="13.8711994018695">
                <text:p>13.87119940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0">
                <text:p>10</text:p>
              </table:table-cell>
              <table:table-cell office:value-type="float" office:value="7.65474632715563">
                <text:p>7.65474632715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0">
                <text:p>10</text:p>
              </table:table-cell>
              <table:table-cell office:value-type="float" office:value="9.85176775463922">
                <text:p>9.8517677546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10.8035910878906">
                <text:p>10.8035910878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0">
                <text:p>10</text:p>
              </table:table-cell>
              <table:table-cell office:value-type="float" office:value="8.10434429621575">
                <text:p>8.10434429621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11.2959611617727">
                <text:p>11.2959611617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0">
                <text:p>10</text:p>
              </table:table-cell>
              <table:table-cell office:value-type="float" office:value="8.60350642103263">
                <text:p>8.60350642103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">
                <text:p>10</text:p>
              </table:table-cell>
              <table:table-cell office:value-type="float" office:value="10.3488192622644">
                <text:p>10.348819262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  <table:table-cell office:value-type="float" office:value="9.66773423012804">
                <text:p>9.6677342301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0">
                <text:p>10</text:p>
              </table:table-cell>
              <table:table-cell office:value-type="float" office:value="9.52986554241443">
                <text:p>9.52986554241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">
                <text:p>10</text:p>
              </table:table-cell>
              <table:table-cell office:value-type="float" office:value="10.1864462964319">
                <text:p>10.1864462964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0">
                <text:p>10</text:p>
              </table:table-cell>
              <table:table-cell office:value-type="float" office:value="9.38545829227095">
                <text:p>9.38545829227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">
                <text:p>10</text:p>
              </table:table-cell>
              <table:table-cell office:value-type="float" office:value="10.1087053589494">
                <text:p>10.1087053589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9.63719844575234">
                <text:p>9.63719844575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0">
                <text:p>10</text:p>
              </table:table-cell>
              <table:table-cell office:value-type="float" office:value="9.85596927710893">
                <text:p>9.85596927710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0">
                <text:p>10</text:p>
              </table:table-cell>
              <table:table-cell office:value-type="float" office:value="9.87554607223811">
                <text:p>9.87554607223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0">
                <text:p>10</text:p>
              </table:table-cell>
              <table:table-cell office:value-type="float" office:value="9.73019299669036">
                <text:p>9.73019299669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0">
                <text:p>10</text:p>
              </table:table-cell>
              <table:table-cell office:value-type="float" office:value="9.94166940242837">
                <text:p>9.94166940242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0">
                <text:p>10</text:p>
              </table:table-cell>
              <table:table-cell office:value-type="float" office:value="9.75996974205335">
                <text:p>9.75996974205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0">
                <text:p>10</text:p>
              </table:table-cell>
              <table:table-cell office:value-type="float" office:value="9.89765043687122">
                <text:p>9.89765043687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0">
                <text:p>10</text:p>
              </table:table-cell>
              <table:table-cell office:value-type="float" office:value="9.84062756189181">
                <text:p>9.84062756189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0">
                <text:p>10</text:p>
              </table:table-cell>
              <table:table-cell office:value-type="float" office:value="9.85006370774972">
                <text:p>9.8500637077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0">
                <text:p>10</text:p>
              </table:table-cell>
              <table:table-cell office:value-type="float" office:value="9.89071659912894">
                <text:p>9.89071659912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.84456882536718">
                <text:p>9.84456882536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684cm" svg:height="14.167cm" xlink:href=".." xlink:type="simple" chart:class="chart:scatter" chart:style-name="ch1">
        <chart:legend chart:legend-position="end" svg:x="31.276cm" svg:y="6.535cm" style:legend-expansion="high" chart:style-name="ch2"/>
        <chart:plot-area chart:style-name="ch3" table:cell-range-address="PID.B4:PID.B54 PID.D3:PID.D54 PID.P3:PID.P54" chart:data-source-has-labels="row" svg:x="0.693cm" svg:y="0.283cm" svg:width="29.89cm" svg:height="13.601cm">
          <chartooo:coordinate-region svg:x="1.235cm" svg:y="0.482cm" svg:width="29.029cm" svg:height="13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D4:PID.D54" chart:label-cell-address="PID.D3:PID.D3" chart:class="chart:scatter">
            <chart:domain table:cell-range-address="PID.B4:PID.B54"/>
            <chart:data-point chart:repeated="51"/>
          </chart:series>
          <chart:series chart:style-name="ch7" chart:values-cell-range-address="PID.P4:PID.P54" chart:label-cell-address="PID.P3:PID.P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  <table:table-cell office:value-type="string">
                <text:p>xk</text:p>
                <draw:g>
                  <svg:desc>PID.P3:PID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  <table:table-cell office:value-type="float" office:value="7.45">
                <text:p>7.45</text:p>
                <draw:g>
                  <svg:desc>PID.P4:PID.P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1.175">
                <text:p>11.175</text:p>
              </table:table-cell>
              <table:table-cell office:value-type="float" office:value="5.17463921708716">
                <text:p>5.17463921708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186125">
                <text:p>-1.186125</text:p>
              </table:table-cell>
              <table:table-cell office:value-type="float" office:value="4.94178768957488">
                <text:p>4.9417876895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8.938464375">
                <text:p>8.938464375</text:p>
              </table:table-cell>
              <table:table-cell office:value-type="float" office:value="5.21374318045008">
                <text:p>5.21374318045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754105496875">
                <text:p>2.754105496875</text:p>
              </table:table-cell>
              <table:table-cell office:value-type="float" office:value="4.46989756495925">
                <text:p>4.4698975649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.92942229635937">
                <text:p>4.92942229635937</text:p>
              </table:table-cell>
              <table:table-cell office:value-type="float" office:value="5.17560267277245">
                <text:p>5.1756026727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.88073073952118">
                <text:p>5.88073073952118</text:p>
              </table:table-cell>
              <table:table-cell office:value-type="float" office:value="4.63006929290834">
                <text:p>4.63006929290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.18625261633797">
                <text:p>3.18625261633797</text:p>
              </table:table-cell>
              <table:table-cell office:value-type="float" office:value="4.94343590554486">
                <text:p>4.94343590554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6.36208634181883">
                <text:p>6.36208634181883</text:p>
              </table:table-cell>
              <table:table-cell office:value-type="float" office:value="4.87291297339322">
                <text:p>4.87291297339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.67951867755093">
                <text:p>3.67951867755093</text:p>
              </table:table-cell>
              <table:table-cell office:value-type="float" office:value="4.79215952312519">
                <text:p>4.79215952312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.41241517358639">
                <text:p>5.41241517358639</text:p>
              </table:table-cell>
              <table:table-cell office:value-type="float" office:value="4.97227093652628">
                <text:p>4.97227093652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4.73394557399415">
                <text:p>4.73394557399415</text:p>
              </table:table-cell>
              <table:table-cell office:value-type="float" office:value="4.7945863723039">
                <text:p>4.7945863723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4.59232828351683">
                <text:p>4.59232828351683</text:p>
              </table:table-cell>
              <table:table-cell office:value-type="float" office:value="4.94848827751183">
                <text:p>4.94848827751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.24473443022171">
                <text:p>5.24473443022171</text:p>
              </table:table-cell>
              <table:table-cell office:value-type="float" office:value="4.86799747897952">
                <text:p>4.86799747897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4.44454684932174">
                <text:p>4.44454684932174</text:p>
              </table:table-cell>
              <table:table-cell office:value-type="float" office:value="4.90148952457348">
                <text:p>4.90148952457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.16221811606309">
                <text:p>5.16221811606309</text:p>
              </table:table-cell>
              <table:table-cell office:value-type="float" office:value="4.92523462120783">
                <text:p>4.92523462120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4.69112958862412">
                <text:p>4.69112958862412</text:p>
              </table:table-cell>
              <table:table-cell office:value-type="float" office:value="4.88885086742739">
                <text:p>4.88885086742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4.90630762252554">
                <text:p>4.90630762252554</text:p>
              </table:table-cell>
              <table:table-cell office:value-type="float" office:value="4.94189793396489">
                <text:p>4.94189793396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4.92431103761708">
                <text:p>4.92431103761708</text:p>
              </table:table-cell>
              <table:table-cell office:value-type="float" office:value="4.90795739780785">
                <text:p>4.90795739780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4.77738473140828">
                <text:p>4.77738473140828</text:p>
              </table:table-cell>
              <table:table-cell office:value-type="float" office:value="4.93747858340872">
                <text:p>4.9374785834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4.98623455602255">
                <text:p>4.98623455602255</text:p>
              </table:table-cell>
              <table:table-cell office:value-type="float" office:value="4.93350247780162">
                <text:p>4.9335024778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4.80360856825049">
                <text:p>4.80360856825049</text:p>
              </table:table-cell>
              <table:table-cell office:value-type="float" office:value="4.93502349757959">
                <text:p>4.93502349757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4.93888607184291">
                <text:p>4.93888607184291</text:p>
              </table:table-cell>
              <table:table-cell office:value-type="float" office:value="4.9497341139139">
                <text:p>4.949734113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4.88064480847754">
                <text:p>4.88064480847754</text:p>
              </table:table-cell>
              <table:table-cell office:value-type="float" office:value="4.94195440633495">
                <text:p>4.941954406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4.88835902807636">
                <text:p>4.88835902807636</text:p>
              </table:table-cell>
              <table:table-cell office:value-type="float" office:value="9.30513214210609">
                <text:p>9.30513214210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6.1024301229045">
                <text:p>16.1024301229045</text:p>
              </table:table-cell>
              <table:table-cell office:value-type="float" office:value="9.03880234980041">
                <text:p>9.03880234980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69389077340372">
                <text:p>3.69389077340372</text:p>
              </table:table-cell>
              <table:table-cell office:value-type="float" office:value="9.52710361793196">
                <text:p>9.52710361793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3.8711994018695">
                <text:p>13.8711994018695</text:p>
              </table:table-cell>
              <table:table-cell office:value-type="float" office:value="10.0490276667752">
                <text:p>10.0490276667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7.65474632715563">
                <text:p>7.65474632715563</text:p>
              </table:table-cell>
              <table:table-cell office:value-type="float" office:value="9.39098253649693">
                <text:p>9.3909825364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9.85176775463922">
                <text:p>9.85176775463922</text:p>
              </table:table-cell>
              <table:table-cell office:value-type="float" office:value="10.1324477649923">
                <text:p>10.1324477649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.8035910878906">
                <text:p>10.8035910878906</text:p>
              </table:table-cell>
              <table:table-cell office:value-type="float" office:value="9.59755006934357">
                <text:p>9.59755006934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8.10434429621575">
                <text:p>8.10434429621575</text:p>
              </table:table-cell>
              <table:table-cell office:value-type="float" office:value="9.91943432538177">
                <text:p>9.91943432538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1.2959611617727">
                <text:p>11.2959611617727</text:p>
              </table:table-cell>
              <table:table-cell office:value-type="float" office:value="9.85230626937078">
                <text:p>9.85230626937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8.60350642103263">
                <text:p>8.60350642103263</text:p>
              </table:table-cell>
              <table:table-cell office:value-type="float" office:value="9.77486428270805">
                <text:p>9.77486428270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.3488192622644">
                <text:p>10.3488192622644</text:p>
              </table:table-cell>
              <table:table-cell office:value-type="float" office:value="9.95848427928123">
                <text:p>9.95848427928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9.66773423012804">
                <text:p>9.66773423012804</text:p>
              </table:table-cell>
              <table:table-cell office:value-type="float" office:value="9.78275831305636">
                <text:p>9.78275831305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9.52986554241443">
                <text:p>9.52986554241443</text:p>
              </table:table-cell>
              <table:table-cell office:value-type="float" office:value="9.93998254225089">
                <text:p>9.93998254225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.1864462964319">
                <text:p>10.1864462964319</text:p>
              </table:table-cell>
              <table:table-cell office:value-type="float" office:value="9.86146536760632">
                <text:p>9.86146536760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9.38545829227095">
                <text:p>9.38545829227095</text:p>
              </table:table-cell>
              <table:table-cell office:value-type="float" office:value="9.89759105616032">
                <text:p>9.89759105616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.1087053589494">
                <text:p>10.1087053589494</text:p>
              </table:table-cell>
              <table:table-cell office:value-type="float" office:value="9.92360215562008">
                <text:p>9.92360215562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9.63719844575234">
                <text:p>9.63719844575234</text:p>
              </table:table-cell>
              <table:table-cell office:value-type="float" office:value="9.88928548310431">
                <text:p>9.88928548310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9.85596927710893">
                <text:p>9.85596927710893</text:p>
              </table:table-cell>
              <table:table-cell office:value-type="float" office:value="9.9446376942752">
                <text:p>9.9446376942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9.87554607223811">
                <text:p>9.87554607223811</text:p>
              </table:table-cell>
              <table:table-cell office:value-type="float" office:value="9.91253442723755">
                <text:p>9.9125344272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9.73019299669036">
                <text:p>9.73019299669036</text:p>
              </table:table-cell>
              <table:table-cell office:value-type="float" office:value="9.94414106985802">
                <text:p>9.94414106985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9.94166940242837">
                <text:p>9.94166940242837</text:p>
              </table:table-cell>
              <table:table-cell office:value-type="float" office:value="9.94196147811999">
                <text:p>9.9419614781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9.75996974205335">
                <text:p>9.75996974205335</text:p>
              </table:table-cell>
              <table:table-cell office:value-type="float" office:value="9.94529073244495">
                <text:p>9.9452907324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9.89765043687122">
                <text:p>9.89765043687122</text:p>
              </table:table-cell>
              <table:table-cell office:value-type="float" office:value="9.96175487480686">
                <text:p>9.9617548748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9.84062756189181">
                <text:p>9.84062756189181</text:p>
              </table:table-cell>
              <table:table-cell office:value-type="float" office:value="9.95558300095083">
                <text:p>9.95558300095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9.85006370774972">
                <text:p>9.85006370774972</text:p>
              </table:table-cell>
              <table:table-cell office:value-type="float" office:value="9.97184015678301">
                <text:p>9.97184015678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9.89071659912894">
                <text:p>9.89071659912894</text:p>
              </table:table-cell>
              <table:table-cell office:value-type="float" office:value="9.97057342972554">
                <text:p>9.9705734297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.84456882536718">
                <text:p>9.84456882536718</text:p>
              </table:table-cell>
              <table:table-cell office:value-type="float" office:value="9.97870876261382">
                <text:p>9.97870876261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InputLimit.C9:InputLimit.C212 InputLimit.V8:InputLimit.V212" chart:data-source-has-labels="row" svg:x="0.32cm" svg:y="0.18cm" svg:width="13.275cm" svg:height="8.64cm">
          <chartooo:coordinate-region svg:x="1.232cm" svg:y="0.38cm" svg:width="12.09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V9:InputLimit.V212" chart:label-cell-address="InputLimit.V8:InputLimit.V8" chart:class="chart:scatter">
            <chart:domain table:cell-range-address="InputLimit.C9:InputLimit.C212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rror</text:p>
                <draw:g>
                  <svg:desc>InputLimit.V8:InputLimit.V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C9:InputLimit.C212</svg:desc>
                </draw:g>
              </table:table-cell>
              <table:table-cell office:value-type="float" office:value="1961.191416">
                <text:p>1961.191416</text:p>
                <draw:g>
                  <svg:desc>InputLimit.V9:InputLimit.V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0.1025650637575">
                <text:p>50.1025650637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3.0683906149991">
                <text:p>63.0683906149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6.3598396412024">
                <text:p>16.359839641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6.0838163884328">
                <text:p>16.0838163884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2.4532955837253">
                <text:p>12.4532955837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0.0984435839716">
                <text:p>10.0984435839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96754817143983">
                <text:p>7.96754817143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.23328984188083">
                <text:p>6.23328984188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.82752961642245">
                <text:p>4.82752961642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0139915924187">
                <text:p>3.70139915924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80233388692204">
                <text:p>2.8023338869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08593242727716">
                <text:p>2.08593242727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51552353071656">
                <text:p>1.51552353071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06151971685404">
                <text:p>1.06151971685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70022223133833">
                <text:p>0.70022223133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412720805243453">
                <text:p>0.412720805243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183949428208962">
                <text:p>0.183949428208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0191336827469968">
                <text:p>0.00191336827469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142933976559561">
                <text:p>-0.142933976559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258189695841565">
                <text:p>-0.258189695841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34989910938657">
                <text:p>-0.34989910938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422872599636094">
                <text:p>-0.42287259963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480937838879527">
                <text:p>-0.480937838879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217.040760817324">
                <text:p>-217.040760817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67.2186741497812">
                <text:p>-67.2186741497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29.4609048171953">
                <text:p>-29.4609048171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0.2318441399068">
                <text:p>-10.2318441399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3.9779728428698">
                <text:p>-3.9779728428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1.64254949920883">
                <text:p>-1.64254949920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85675706887605">
                <text:p>-0.85675706887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593071585554299">
                <text:p>-0.593071585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514555705821067">
                <text:p>-0.514555705821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497869239997044">
                <text:p>-0.497869239997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50083543041842">
                <text:p>-0.50083543041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508906195028885">
                <text:p>-0.508906195028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517343628972412">
                <text:p>-0.517343628972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524767230244834">
                <text:p>-0.524767230244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530924486281947">
                <text:p>-0.530924486281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32.491328548334">
                <text:p>432.49132854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32.769628282052">
                <text:p>132.769628282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57.1923902462193">
                <text:p>57.1923902462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8.6851706534162">
                <text:p>18.6851706534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6.13835908089186">
                <text:p>6.13835908089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43642460884166">
                <text:p>1.43642460884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159897065843325">
                <text:p>-0.159897065843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706951250319889">
                <text:p>-0.706951250319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879645027168181">
                <text:p>-0.879645027168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925480281154705">
                <text:p>-0.925480281154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92946421076681">
                <text:p>-0.92946421076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2121312090103">
                <text:p>-0.92121312090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910616699968159">
                <text:p>-0.910616699968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900765276905304">
                <text:p>-0.900765276905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892425921822678">
                <text:p>-0.892425921822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885613887959607">
                <text:p>-0.885613887959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880131364692261">
                <text:p>-0.880131364692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875746995419377">
                <text:p>-0.875746995419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872250618016551">
                <text:p>-0.872250618016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869465818637536">
                <text:p>-0.869465818637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867248986246295">
                <text:p>-0.867248986246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865484707966061">
                <text:p>-0.865484707966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0.864080747245907">
                <text:p>-0.864080747245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0.862963569443309">
                <text:p>-0.862963569443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0.862074612867218">
                <text:p>-0.862074612867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0.861367262197518">
                <text:p>-0.861367262197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4.46936475739221">
                <text:p>-4.46936475739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-5.5798297341787">
                <text:p>-5.5798297341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-6.06060250210976">
                <text:p>-6.06060250210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-6.22057578473687">
                <text:p>-6.22057578473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-6.27606712072998">
                <text:p>-6.27606712072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-6.29243520516434">
                <text:p>-6.29243520516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-6.29554798313484">
                <text:p>-6.29554798313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-6.29413967249661">
                <text:p>-6.29413967249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-6.29132224225623">
                <text:p>-6.29132224225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-6.28814671890495">
                <text:p>-6.28814671890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-6.28495698747565">
                <text:p>-6.284956987475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-6.28185112659935">
                <text:p>-6.28185112659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6.27884559347808">
                <text:p>-6.27884559347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-6.2759317232792">
                <text:p>-6.2759317232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-6.27309496077896">
                <text:p>-6.27309496077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-6.27032102297244">
                <text:p>-6.27032102297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-6.26759759302627">
                <text:p>-6.26759759302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-6.26491453491212">
                <text:p>-6.26491453491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-6.2622636651322">
                <text:p>-6.2622636651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6.25963843038517">
                <text:p>-6.25963843038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6.25703360150374">
                <text:p>-6.25703360150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6.25444501244851">
                <text:p>-6.25444501244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6.25186934646513">
                <text:p>-6.25186934646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6.24930396375908">
                <text:p>-6.24930396375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6.24674676361155">
                <text:p>-6.24674676361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6.24419607439404">
                <text:p>-6.244196074394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6.24165056595894">
                <text:p>-6.24165056595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6.23910917989338">
                <text:p>-6.23910917989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6.23657107401186">
                <text:p>-6.23657107401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6.23403557818301">
                <text:p>-6.234035578183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6.23150215918213">
                <text:p>-6.23150215918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6.22897039271925">
                <text:p>-6.22897039271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6.22643994118539">
                <text:p>-6.22643994118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-6.22391053594538">
                <text:p>-6.22391053594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6.22138196324363">
                <text:p>-6.22138196324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6.21885405299622">
                <text:p>-6.21885405299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.00079400636537">
                <text:p>1.00079400636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3.22514663658922">
                <text:p>3.22514663658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7.79849186250658">
                <text:p>7.79849186250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9.2324447406354">
                <text:p>9.2324447406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9.82753394999691">
                <text:p>9.82753394999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0.0234120093419">
                <text:p>10.0234120093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0.0881660894768">
                <text:p>10.0881660894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0.1046501697954">
                <text:p>10.10465016979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0.1049774969456">
                <text:p>10.10497749694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0.1000013407984">
                <text:p>10.1000013407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0.0935349666152">
                <text:p>10.0935349666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0.0868363209775">
                <text:p>10.08683632097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0.0802907673369">
                <text:p>10.08029076733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0.0739858690745">
                <text:p>10.0739858690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0.067914395192">
                <text:p>10.067914395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0.0620434293501">
                <text:p>10.0620434293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0.0563372157178">
                <text:p>10.0563372157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0.0507639309312">
                <text:p>10.05076393093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0.0452970647823">
                <text:p>10.0452970647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0.0399151041943">
                <text:p>10.0399151041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0.0346007835494">
                <text:p>10.0346007835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0.0293403125233">
                <text:p>10.0293403125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0.02412269978">
                <text:p>10.02412269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0.0189391930194">
                <text:p>10.0189391930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0.0137828257325">
                <text:p>10.0137828257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0.0086480538439">
                <text:p>10.00864805384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0.0035304656335">
                <text:p>10.0035304656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9.99842655058274">
                <text:p>9.998426550582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9.9933335153255">
                <text:p>9.99333351532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2.77112846092996">
                <text:p>2.77112846092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544225304720158">
                <text:p>0.544225304720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0.42310496162554">
                <text:p>-0.42310496162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0.748686289200805">
                <text:p>-0.748686289200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0.865184393281425">
                <text:p>-0.865184393281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0.903341042781676">
                <text:p>-0.9033410427816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0.914911526173682">
                <text:p>-0.9149115261736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0.91737971444627">
                <text:p>-0.91737971444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0.916981827517475">
                <text:p>-0.916981827517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0.915829691115732">
                <text:p>-0.915829691115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0.914618851513978">
                <text:p>-0.9146188515139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0.913551653526156">
                <text:p>-0.9135516535261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0.912665935006089">
                <text:p>-0.912665935006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0.911948283898028">
                <text:p>-0.911948283898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0.911372707004375">
                <text:p>-0.911372707004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0.910913118723101">
                <text:p>-0.910913118723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0.910546859053738">
                <text:p>-0.910546859053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0.910255226391655">
                <text:p>-0.9102552263916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0.910023103357617">
                <text:p>-0.910023103357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0.909838377669303">
                <text:p>-0.909838377669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0.909691382177016">
                <text:p>-0.909691382177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0.909574414350573">
                <text:p>-0.9095744143505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0.909481341614082">
                <text:p>-0.909481341614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0.909407282973461">
                <text:p>-0.9094072829734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0.909348354153281">
                <text:p>-0.909348354153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0.909301464264217">
                <text:p>-0.909301464264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0.909264153820004">
                <text:p>-0.909264153820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0.909234465780401">
                <text:p>-0.909234465780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0.90921084291449">
                <text:p>-0.909210842914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0.909192046127373">
                <text:p>-0.9091920461273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0.909177089466311">
                <text:p>-0.909177089466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0.909165188405268">
                <text:p>-0.9091651884052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0.909155718695047">
                <text:p>-0.9091557186950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0.909148183617617">
                <text:p>-0.9091481836176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0.909142187933412">
                <text:p>-0.909142187933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0.909137417149623">
                <text:p>-0.9091374171496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909133621022193">
                <text:p>-0.909133621022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909130600431809">
                <text:p>-0.9091306004318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909128196938809">
                <text:p>-0.909128196938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90912628447245">
                <text:p>-0.909126284472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909124762717283">
                <text:p>-0.9091247627172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909123551851735">
                <text:p>-0.909123551851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909122588362607">
                <text:p>-0.909122588362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909121821711096">
                <text:p>-0.909121821711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909121211684123">
                <text:p>-0.909121211684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909120726283845">
                <text:p>-0.9091207262838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90912034004964">
                <text:p>-0.90912034004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909120032721603">
                <text:p>-0.909120032721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909119788180078">
                <text:p>-0.909119788180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909119593597325">
                <text:p>-0.909119593597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90911943876722">
                <text:p>-0.909119438767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90911931556866">
                <text:p>-0.909119315568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909119217539228">
                <text:p>-0.909119217539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909119139536642">
                <text:p>-0.909119139536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909119077469995">
                <text:p>-0.9091190774699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909119028083069">
                <text:p>-0.9091190280830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909118988786076">
                <text:p>-0.909118988786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909118957517194">
                <text:p>-0.9091189575171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909118932636375">
                <text:p>-0.909118932636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909118912838721">
                <text:p>-0.9091189128387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909118897085591">
                <text:p>-0.909118897085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909118884550708">
                <text:p>-0.9091188845507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909118874576961">
                <text:p>-0.909118874576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909118866640711">
                <text:p>-0.9091188666407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909118860325634">
                <text:p>-0.909118860325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909118855300903">
                <text:p>-0.9091188553009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909118851302537">
                <text:p>-0.9091188513025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909118848121352">
                <text:p>-0.9091188481213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909118845589546">
                <text:p>-0.9091188455895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90911884357547">
                <text:p>-0.909118843575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909118841972486">
                <text:p>-0.9091188419724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909118840697374">
                <text:p>-0.909118840697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0.909118839682378">
                <text:p>-0.9091188396823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0.909118838874747">
                <text:p>-0.909118838874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25cm" svg:height="15.692cm" xlink:href=".." xlink:type="simple" chart:class="chart:scatter" chart:style-name="ch1">
        <chart:legend chart:legend-position="end" svg:x="32.417cm" svg:y="6.8cm" style:legend-expansion="high" chart:style-name="ch2"/>
        <chart:plot-area chart:style-name="ch3" table:cell-range-address="InputLimit.C9:InputLimit.E213 InputLimit.D8:InputLimit.E8 InputLimit.O9:InputLimit.O213 InputLimit.T8:InputLimit.T213" chart:data-source-has-labels="row" svg:x="0.716cm" svg:y="0.313cm" svg:width="30.985cm" svg:height="15.066cm">
          <chartooo:coordinate-region svg:x="1.708cm" svg:y="0.512cm" svg:width="29.806cm" svg:height="14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D9:InputLimit.D213" chart:label-cell-address="InputLimit.D8:InputLimit.D8" chart:class="chart:scatter">
            <chart:domain table:cell-range-address="InputLimit.C9:InputLimit.C213"/>
            <chart:data-point chart:repeated="205"/>
          </chart:series>
          <chart:series chart:style-name="ch7" chart:values-cell-range-address="InputLimit.E9:InputLimit.E213" chart:label-cell-address="InputLimit.E8:InputLimit.E8" chart:class="chart:scatter">
            <chart:data-point chart:repeated="205"/>
          </chart:series>
          <chart:series chart:style-name="ch8" chart:values-cell-range-address="InputLimit.O9:InputLimit.O213" loext:label-string="out" chart:class="chart:scatter">
            <chart:data-point chart:repeated="205"/>
          </chart:series>
          <chart:series chart:style-name="ch9" chart:values-cell-range-address="InputLimit.T9:InputLimit.T213" chart:label-cell-address="InputLimit.T8:InputLimit.T8" chart:class="chart:scatter"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t Value</text:p>
                <draw:g>
                  <svg:desc>InputLimit.D8:InputLimit.D8</svg:desc>
                </draw:g>
              </table:table-cell>
              <table:table-cell office:value-type="string">
                <text:p>Current Value</text:p>
                <draw:g>
                  <svg:desc>InputLimit.E8:InputLimit.E8</svg:desc>
                </draw:g>
              </table:table-cell>
              <table:table-cell office:value-type="string">
                <text:p>out</text:p>
              </table:table-cell>
              <table:table-cell office:value-type="string">
                <text:p>xk</text:p>
                <draw:g>
                  <svg:desc>InputLimit.T8:InputLimit.T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C9:InputLimit.C213</svg:desc>
                </draw:g>
              </table:table-cell>
              <table:table-cell office:value-type="float" office:value="1400">
                <text:p>1400</text:p>
                <draw:g>
                  <svg:desc>InputLimit.D9:InputLimit.D213</svg:desc>
                </draw:g>
              </table:table-cell>
              <table:table-cell office:value-type="float" office:value="1200">
                <text:p>1200</text:p>
                <draw:g>
                  <svg:desc>InputLimit.E9:InputLimit.E213</svg:desc>
                </draw:g>
              </table:table-cell>
              <table:table-cell office:value-type="float" office:value="2000">
                <text:p>2000</text:p>
                <draw:g>
                  <svg:desc>InputLimit.O9:InputLimit.O213</svg:desc>
                </draw:g>
              </table:table-cell>
              <table:table-cell office:value-type="float" office:value="250.297854">
                <text:p>250.297854</text:p>
                <draw:g>
                  <svg:desc>InputLimit.T9:InputLimit.T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400">
                <text:p>1400</text:p>
              </table:table-cell>
              <table:table-cell office:value-type="float" office:value="2211.48927">
                <text:p>2211.48927</text:p>
              </table:table-cell>
              <table:table-cell office:value-type="float" office:value="1000">
                <text:p>1000</text:p>
              </table:table-cell>
              <table:table-cell office:value-type="float" office:value="1225.54845028598">
                <text:p>1225.54845028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400">
                <text:p>1400</text:p>
              </table:table-cell>
              <table:table-cell office:value-type="float" office:value="1275.65101534973">
                <text:p>1275.65101534973</text:p>
              </table:table-cell>
              <table:table-cell office:value-type="float" office:value="1596.58464458873">
                <text:p>1596.58464458873</text:p>
              </table:table-cell>
              <table:table-cell office:value-type="float" office:value="1276.76935058253">
                <text:p>1276.76935058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00">
                <text:p>1400</text:p>
              </table:table-cell>
              <table:table-cell office:value-type="float" office:value="1339.83774119753">
                <text:p>1339.83774119753</text:p>
              </table:table-cell>
              <table:table-cell office:value-type="float" office:value="1300.89348042186">
                <text:p>1300.89348042186</text:p>
              </table:table-cell>
              <table:table-cell office:value-type="float" office:value="1315.6890494012">
                <text:p>1315.689049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400">
                <text:p>1400</text:p>
              </table:table-cell>
              <table:table-cell office:value-type="float" office:value="1332.0488890424">
                <text:p>1332.0488890424</text:p>
              </table:table-cell>
              <table:table-cell office:value-type="float" office:value="1408.20953331045">
                <text:p>1408.20953331045</text:p>
              </table:table-cell>
              <table:table-cell office:value-type="float" office:value="1331.19720150758">
                <text:p>1331.19720150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400">
                <text:p>1400</text:p>
              </table:table-cell>
              <table:table-cell office:value-type="float" office:value="1347.28101789601">
                <text:p>1347.28101789601</text:p>
              </table:table-cell>
              <table:table-cell office:value-type="float" office:value="1398.48302988391">
                <text:p>1398.48302988391</text:p>
              </table:table-cell>
              <table:table-cell office:value-type="float" office:value="1345.06812470986">
                <text:p>1345.06812470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400">
                <text:p>1400</text:p>
              </table:table-cell>
              <table:table-cell office:value-type="float" office:value="1357.52142029359">
                <text:p>1357.52142029359</text:p>
              </table:table-cell>
              <table:table-cell office:value-type="float" office:value="1401.1317933896">
                <text:p>1401.1317933896</text:p>
              </table:table-cell>
              <table:table-cell office:value-type="float" office:value="1356.14505132882">
                <text:p>1356.14505132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400">
                <text:p>1400</text:p>
              </table:table-cell>
              <table:table-cell office:value-type="float" office:value="1366.24349491279">
                <text:p>1366.24349491279</text:p>
              </table:table-cell>
              <table:table-cell office:value-type="float" office:value="1400.65455828115">
                <text:p>1400.65455828115</text:p>
              </table:table-cell>
              <table:table-cell office:value-type="float" office:value="1365.15815941502">
                <text:p>1365.15815941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400">
                <text:p>1400</text:p>
              </table:table-cell>
              <table:table-cell office:value-type="float" office:value="1373.12570758646">
                <text:p>1373.12570758646</text:p>
              </table:table-cell>
              <table:table-cell office:value-type="float" office:value="1400.58421696918">
                <text:p>1400.58421696918</text:p>
              </table:table-cell>
              <table:table-cell office:value-type="float" office:value="1372.38411962112">
                <text:p>1372.38411962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00">
                <text:p>1400</text:p>
              </table:table-cell>
              <table:table-cell office:value-type="float" office:value="1378.61740946301">
                <text:p>1378.61740946301</text:p>
              </table:table-cell>
              <table:table-cell office:value-type="float" office:value="1400.4574955858">
                <text:p>1400.4574955858</text:p>
              </table:table-cell>
              <table:table-cell office:value-type="float" office:value="1378.15789707114">
                <text:p>1378.15789707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400">
                <text:p>1400</text:p>
              </table:table-cell>
              <table:table-cell office:value-type="float" office:value="1382.98542668757">
                <text:p>1382.98542668757</text:p>
              </table:table-cell>
              <table:table-cell office:value-type="float" office:value="1400.36576140117">
                <text:p>1400.36576140117</text:p>
              </table:table-cell>
              <table:table-cell office:value-type="float" office:value="1382.76009447104">
                <text:p>1382.7600944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400">
                <text:p>1400</text:p>
              </table:table-cell>
              <table:table-cell office:value-type="float" office:value="1386.46149363029">
                <text:p>1386.46149363029</text:p>
              </table:table-cell>
              <table:table-cell office:value-type="float" office:value="1400.290819942">
                <text:p>1400.290819942</text:p>
              </table:table-cell>
              <table:table-cell office:value-type="float" office:value="1386.42502500571">
                <text:p>1386.42502500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400">
                <text:p>1400</text:p>
              </table:table-cell>
              <table:table-cell office:value-type="float" office:value="1389.22735889263">
                <text:p>1389.22735889263</text:p>
              </table:table-cell>
              <table:table-cell office:value-type="float" office:value="1400.23145388026">
                <text:p>1400.23145388026</text:p>
              </table:table-cell>
              <table:table-cell office:value-type="float" office:value="1389.34224546288">
                <text:p>1389.34224546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400">
                <text:p>1400</text:p>
              </table:table-cell>
              <table:table-cell office:value-type="float" office:value="1391.42817789015">
                <text:p>1391.42817789015</text:p>
              </table:table-cell>
              <table:table-cell office:value-type="float" office:value="1400.18416220162">
                <text:p>1400.18416220162</text:p>
              </table:table-cell>
              <table:table-cell office:value-type="float" office:value="1391.66385122173">
                <text:p>1391.66385122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400">
                <text:p>1400</text:p>
              </table:table-cell>
              <table:table-cell office:value-type="float" office:value="1393.17937475245">
                <text:p>1393.17937475245</text:p>
              </table:table-cell>
              <table:table-cell office:value-type="float" office:value="1400.14653973915">
                <text:p>1400.14653973915</text:p>
              </table:table-cell>
              <table:table-cell office:value-type="float" office:value="1393.51128803293">
                <text:p>1393.51128803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400">
                <text:p>1400</text:p>
              </table:table-cell>
              <table:table-cell office:value-type="float" office:value="1394.57280774979">
                <text:p>1394.57280774979</text:p>
              </table:table-cell>
              <table:table-cell office:value-type="float" office:value="1400.11660193252">
                <text:p>1400.11660193252</text:p>
              </table:table-cell>
              <table:table-cell office:value-type="float" office:value="1394.981344355">
                <text:p>1394.981344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400">
                <text:p>1400</text:p>
              </table:table-cell>
              <table:table-cell office:value-type="float" office:value="1395.68156658633">
                <text:p>1395.68156658633</text:p>
              </table:table-cell>
              <table:table-cell office:value-type="float" office:value="1400.09278054938">
                <text:p>1400.09278054938</text:p>
              </table:table-cell>
              <table:table-cell office:value-type="float" office:value="1396.1510885737">
                <text:p>1396.1510885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400">
                <text:p>1400</text:p>
              </table:table-cell>
              <table:table-cell office:value-type="float" office:value="1396.56380937894">
                <text:p>1396.56380937894</text:p>
              </table:table-cell>
              <table:table-cell office:value-type="float" office:value="1400.07382576046">
                <text:p>1400.07382576046</text:p>
              </table:table-cell>
              <table:table-cell office:value-type="float" office:value="1397.08186322704">
                <text:p>1397.08186322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400">
                <text:p>1400</text:p>
              </table:table-cell>
              <table:table-cell office:value-type="float" office:value="1397.26581265525">
                <text:p>1397.26581265525</text:p>
              </table:table-cell>
              <table:table-cell office:value-type="float" office:value="1400.0587433835">
                <text:p>1400.0587433835</text:p>
              </table:table-cell>
              <table:table-cell office:value-type="float" office:value="1397.82248543262">
                <text:p>1397.8224854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400">
                <text:p>1400</text:p>
              </table:table-cell>
              <table:table-cell office:value-type="float" office:value="1397.8243988009">
                <text:p>1397.8243988009</text:p>
              </table:table-cell>
              <table:table-cell office:value-type="float" office:value="1400.04674228904">
                <text:p>1400.04674228904</text:p>
              </table:table-cell>
              <table:table-cell office:value-type="float" office:value="1398.41180147509">
                <text:p>1398.41180147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398.26886749853">
                <text:p>1398.26886749853</text:p>
              </table:table-cell>
              <table:table-cell office:value-type="float" office:value="1400.03719298181">
                <text:p>1400.03719298181</text:p>
              </table:table-cell>
              <table:table-cell office:value-type="float" office:value="1398.88072229102">
                <text:p>1398.88072229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400">
                <text:p>1400</text:p>
              </table:table-cell>
              <table:table-cell office:value-type="float" office:value="1398.62253259518">
                <text:p>1398.62253259518</text:p>
              </table:table-cell>
              <table:table-cell office:value-type="float" office:value="1400.02959456892">
                <text:p>1400.02959456892</text:p>
              </table:table-cell>
              <table:table-cell office:value-type="float" office:value="1399.25384409932">
                <text:p>1399.25384409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400">
                <text:p>1400</text:p>
              </table:table-cell>
              <table:table-cell office:value-type="float" office:value="1398.90394498993">
                <text:p>1398.90394498993</text:p>
              </table:table-cell>
              <table:table-cell office:value-type="float" office:value="1400.02354848864">
                <text:p>1400.02354848864</text:p>
              </table:table-cell>
              <table:table-cell office:value-type="float" office:value="1399.55073828931">
                <text:p>1399.55073828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400">
                <text:p>1400</text:p>
              </table:table-cell>
              <table:table-cell office:value-type="float" office:value="1399.12786568967">
                <text:p>1399.12786568967</text:p>
              </table:table-cell>
              <table:table-cell office:value-type="float" office:value="1400.01873760414">
                <text:p>1400.01873760414</text:p>
              </table:table-cell>
              <table:table-cell office:value-type="float" office:value="1399.78697791145">
                <text:p>1399.78697791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100">
                <text:p>1100</text:p>
              </table:table-cell>
              <table:table-cell office:value-type="float" office:value="1399.30604007257">
                <text:p>1399.30604007257</text:p>
              </table:table-cell>
              <table:table-cell office:value-type="float" office:value="1000">
                <text:p>1000</text:p>
              </table:table-cell>
              <table:table-cell office:value-type="float" office:value="1309.59501278912">
                <text:p>1309.59501278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100">
                <text:p>1100</text:p>
              </table:table-cell>
              <table:table-cell office:value-type="float" office:value="1092.55425197179">
                <text:p>1092.55425197179</text:p>
              </table:table-cell>
              <table:table-cell office:value-type="float" office:value="1160.80388354003">
                <text:p>1160.80388354003</text:p>
              </table:table-cell>
              <table:table-cell office:value-type="float" office:value="1173.42285243522">
                <text:p>1173.42285243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100">
                <text:p>1100</text:p>
              </table:table-cell>
              <table:table-cell office:value-type="float" office:value="1106.20417828544">
                <text:p>1106.20417828544</text:p>
              </table:table-cell>
              <table:table-cell office:value-type="float" office:value="1067.86743159261">
                <text:p>1067.86743159261</text:p>
              </table:table-cell>
              <table:table-cell office:value-type="float" office:value="1127.99773376407">
                <text:p>1127.99773376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100">
                <text:p>1100</text:p>
              </table:table-cell>
              <table:table-cell office:value-type="float" office:value="1098.53682894687">
                <text:p>1098.53682894687</text:p>
              </table:table-cell>
              <table:table-cell office:value-type="float" office:value="1102.15351813276">
                <text:p>1102.15351813276</text:p>
              </table:table-cell>
              <table:table-cell office:value-type="float" office:value="1109.49201092396">
                <text:p>1109.4920109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100">
                <text:p>1100</text:p>
              </table:table-cell>
              <table:table-cell office:value-type="float" office:value="1099.26016678405">
                <text:p>1099.26016678405</text:p>
              </table:table-cell>
              <table:table-cell office:value-type="float" office:value="1099.17194939656">
                <text:p>1099.17194939656</text:p>
              </table:table-cell>
              <table:table-cell office:value-type="float" office:value="1103.22049614942">
                <text:p>1103.22049614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100">
                <text:p>1100</text:p>
              </table:table-cell>
              <table:table-cell office:value-type="float" office:value="1099.24252330655">
                <text:p>1099.24252330655</text:p>
              </table:table-cell>
              <table:table-cell office:value-type="float" office:value="1100.08537900462">
                <text:p>1100.08537900462</text:p>
              </table:table-cell>
              <table:table-cell office:value-type="float" office:value="1101.05364394537">
                <text:p>1101.05364394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099.41109444617">
                <text:p>1099.41109444617</text:p>
              </table:table-cell>
              <table:table-cell office:value-type="float" office:value="1099.99014893203">
                <text:p>1099.99014893203</text:p>
              </table:table-cell>
              <table:table-cell office:value-type="float" office:value="1100.38366241222">
                <text:p>1100.38366241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100">
                <text:p>1100</text:p>
              </table:table-cell>
              <table:table-cell office:value-type="float" office:value="1099.52690534334">
                <text:p>1099.52690534334</text:p>
              </table:table-cell>
              <table:table-cell office:value-type="float" office:value="1100.01232168104">
                <text:p>1100.01232168104</text:p>
              </table:table-cell>
              <table:table-cell office:value-type="float" office:value="1100.21706019643">
                <text:p>1100.21706019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100">
                <text:p>1100</text:p>
              </table:table-cell>
              <table:table-cell office:value-type="float" office:value="1099.62398861088">
                <text:p>1099.62398861088</text:p>
              </table:table-cell>
              <table:table-cell office:value-type="float" office:value="1100.00747258778">
                <text:p>1100.00747258778</text:p>
              </table:table-cell>
              <table:table-cell office:value-type="float" office:value="1100.21524111208">
                <text:p>1100.2152411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100">
                <text:p>1100</text:p>
              </table:table-cell>
              <table:table-cell office:value-type="float" office:value="1099.70068540626">
                <text:p>1099.70068540626</text:p>
              </table:table-cell>
              <table:table-cell office:value-type="float" office:value="1100.00649624967">
                <text:p>1100.00649624967</text:p>
              </table:table-cell>
              <table:table-cell office:value-type="float" office:value="1100.25971681494">
                <text:p>1100.25971681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100">
                <text:p>1100</text:p>
              </table:table-cell>
              <table:table-cell office:value-type="float" office:value="1099.76184757494">
                <text:p>1099.76184757494</text:p>
              </table:table-cell>
              <table:table-cell office:value-type="float" office:value="1100.00510019529">
                <text:p>1100.00510019529</text:p>
              </table:table-cell>
              <table:table-cell office:value-type="float" office:value="1100.31133352943">
                <text:p>1100.31133352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100">
                <text:p>1100</text:p>
              </table:table-cell>
              <table:table-cell office:value-type="float" office:value="1099.81049809901">
                <text:p>1099.81049809901</text:p>
              </table:table-cell>
              <table:table-cell office:value-type="float" office:value="1100.00407335942">
                <text:p>1100.00407335942</text:p>
              </table:table-cell>
              <table:table-cell office:value-type="float" office:value="1100.35811934612">
                <text:p>1100.35811934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100">
                <text:p>1100</text:p>
              </table:table-cell>
              <table:table-cell office:value-type="float" office:value="1099.84921315109">
                <text:p>1099.84921315109</text:p>
              </table:table-cell>
              <table:table-cell office:value-type="float" office:value="1100.0032391705">
                <text:p>1100.0032391705</text:p>
              </table:table-cell>
              <table:table-cell office:value-type="float" office:value="1100.39736198395">
                <text:p>1100.39736198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100">
                <text:p>1100</text:p>
              </table:table-cell>
              <table:table-cell office:value-type="float" office:value="1099.88001835497">
                <text:p>1099.88001835497</text:p>
              </table:table-cell>
              <table:table-cell office:value-type="float" office:value="1100.00257783546">
                <text:p>1100.00257783546</text:p>
              </table:table-cell>
              <table:table-cell office:value-type="float" office:value="1100.42929748132">
                <text:p>1100.42929748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100">
                <text:p>1100</text:p>
              </table:table-cell>
              <table:table-cell office:value-type="float" office:value="1099.90453025107">
                <text:p>1099.90453025107</text:p>
              </table:table-cell>
              <table:table-cell office:value-type="float" office:value="1100.00205113311">
                <text:p>1100.00205113311</text:p>
              </table:table-cell>
              <table:table-cell office:value-type="float" office:value="1100.45495891376">
                <text:p>1100.45495891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700">
                <text:p>1700</text:p>
              </table:table-cell>
              <table:table-cell office:value-type="float" office:value="1099.92403442748">
                <text:p>1099.92403442748</text:p>
              </table:table-cell>
              <table:table-cell office:value-type="float" office:value="2000">
                <text:p>2000</text:p>
              </table:table-cell>
              <table:table-cell office:value-type="float" office:value="1281.23534941454">
                <text:p>1281.23534941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1713.72667796287">
                <text:p>1713.72667796287</text:p>
              </table:table-cell>
              <table:table-cell office:value-type="float" office:value="1578.4172587672">
                <text:p>1578.4172587672</text:p>
              </table:table-cell>
              <table:table-cell office:value-type="float" office:value="1553.89516584169">
                <text:p>1553.89516584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700">
                <text:p>1700</text:p>
              </table:table-cell>
              <table:table-cell office:value-type="float" office:value="1686.66479412374">
                <text:p>1686.66479412374</text:p>
              </table:table-cell>
              <table:table-cell office:value-type="float" office:value="1764.28504995801">
                <text:p>1764.28504995801</text:p>
              </table:table-cell>
              <table:table-cell office:value-type="float" office:value="1644.99645504437">
                <text:p>1644.99645504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700">
                <text:p>1700</text:p>
              </table:table-cell>
              <table:table-cell office:value-type="float" office:value="1702.18884529059">
                <text:p>1702.18884529059</text:p>
              </table:table-cell>
              <table:table-cell office:value-type="float" office:value="1695.70880868314">
                <text:p>1695.70880868314</text:p>
              </table:table-cell>
              <table:table-cell office:value-type="float" office:value="1682.20766731569">
                <text:p>1682.20766731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700">
                <text:p>1700</text:p>
              </table:table-cell>
              <table:table-cell office:value-type="float" office:value="1700.8928379691">
                <text:p>1700.8928379691</text:p>
              </table:table-cell>
              <table:table-cell office:value-type="float" office:value="1701.66870908081">
                <text:p>1701.66870908081</text:p>
              </table:table-cell>
              <table:table-cell office:value-type="float" office:value="1694.90965311055">
                <text:p>1694.90965311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700">
                <text:p>1700</text:p>
              </table:table-cell>
              <table:table-cell office:value-type="float" office:value="1701.04801219144">
                <text:p>1701.04801219144</text:p>
              </table:table-cell>
              <table:table-cell office:value-type="float" office:value="1699.83927411445">
                <text:p>1699.83927411445</text:p>
              </table:table-cell>
              <table:table-cell office:value-type="float" office:value="1699.3698399672">
                <text:p>1699.3698399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700">
                <text:p>1700</text:p>
              </table:table-cell>
              <table:table-cell office:value-type="float" office:value="1700.80626457605">
                <text:p>1700.80626457605</text:p>
              </table:table-cell>
              <table:table-cell office:value-type="float" office:value="1700.02768472732">
                <text:p>1700.02768472732</text:p>
              </table:table-cell>
              <table:table-cell office:value-type="float" office:value="1700.81044567215">
                <text:p>1700.81044567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700">
                <text:p>1700</text:p>
              </table:table-cell>
              <table:table-cell office:value-type="float" office:value="1700.6505486063">
                <text:p>1700.6505486063</text:p>
              </table:table-cell>
              <table:table-cell office:value-type="float" office:value="1699.9817084102">
                <text:p>1699.9817084102</text:p>
              </table:table-cell>
              <table:table-cell office:value-type="float" office:value="1701.2237318174">
                <text:p>1701.2237318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700">
                <text:p>1700</text:p>
              </table:table-cell>
              <table:table-cell office:value-type="float" office:value="1700.51678056708">
                <text:p>1700.51678056708</text:p>
              </table:table-cell>
              <table:table-cell office:value-type="float" office:value="1699.99010894899">
                <text:p>1699.99010894899</text:p>
              </table:table-cell>
              <table:table-cell office:value-type="float" office:value="1701.29109127063">
                <text:p>1701.29109127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700">
                <text:p>1700</text:p>
              </table:table-cell>
              <table:table-cell office:value-type="float" office:value="1700.41144624347">
                <text:p>1700.41144624347</text:p>
              </table:table-cell>
              <table:table-cell office:value-type="float" office:value="1699.99102908297">
                <text:p>1699.99102908297</text:p>
              </table:table-cell>
              <table:table-cell office:value-type="float" office:value="1701.25284309252">
                <text:p>1701.25284309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700">
                <text:p>1700</text:p>
              </table:table-cell>
              <table:table-cell office:value-type="float" office:value="1700.32736281137">
                <text:p>1700.32736281137</text:p>
              </table:table-cell>
              <table:table-cell office:value-type="float" office:value="1699.99299959471">
                <text:p>1699.99299959471</text:p>
              </table:table-cell>
              <table:table-cell office:value-type="float" office:value="1701.1899543788">
                <text:p>1701.1899543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1700.26049016803">
                <text:p>1700.26049016803</text:p>
              </table:table-cell>
              <table:table-cell office:value-type="float" office:value="1699.9943995192">
                <text:p>1699.9943995192</text:p>
              </table:table-cell>
              <table:table-cell office:value-type="float" office:value="1701.12848515917">
                <text:p>1701.128485159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700">
                <text:p>1700</text:p>
              </table:table-cell>
              <table:table-cell office:value-type="float" office:value="1700.20727203827">
                <text:p>1700.20727203827</text:p>
              </table:table-cell>
              <table:table-cell office:value-type="float" office:value="1699.99554770836">
                <text:p>1699.99554770836</text:p>
              </table:table-cell>
              <table:table-cell office:value-type="float" office:value="1701.07554387225">
                <text:p>1701.07554387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700">
                <text:p>1700</text:p>
              </table:table-cell>
              <table:table-cell office:value-type="float" office:value="1700.16492717229">
                <text:p>1700.16492717229</text:p>
              </table:table-cell>
              <table:table-cell office:value-type="float" office:value="1699.99645646272">
                <text:p>1699.99645646272</text:p>
              </table:table-cell>
              <table:table-cell office:value-type="float" office:value="1701.03199830728">
                <text:p>1701.03199830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700">
                <text:p>1700</text:p>
              </table:table-cell>
              <table:table-cell office:value-type="float" office:value="1700.13123303037">
                <text:p>1700.13123303037</text:p>
              </table:table-cell>
              <table:table-cell office:value-type="float" office:value="1699.99718051344">
                <text:p>1699.99718051344</text:p>
              </table:table-cell>
              <table:table-cell office:value-type="float" office:value="1700.99684844881">
                <text:p>1700.99684844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700">
                <text:p>1700</text:p>
              </table:table-cell>
              <table:table-cell office:value-type="float" office:value="1700.10442252699">
                <text:p>1700.10442252699</text:p>
              </table:table-cell>
              <table:table-cell office:value-type="float" office:value="1699.99775650278">
                <text:p>1699.99775650278</text:p>
              </table:table-cell>
              <table:table-cell office:value-type="float" office:value="1700.96870321011">
                <text:p>1700.96870321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700">
                <text:p>1700</text:p>
              </table:table-cell>
              <table:table-cell office:value-type="float" office:value="1700.08308932215">
                <text:p>1700.08308932215</text:p>
              </table:table-cell>
              <table:table-cell office:value-type="float" office:value="1699.9982148458">
                <text:p>1699.9982148458</text:p>
              </table:table-cell>
              <table:table-cell office:value-type="float" office:value="1700.94624579157">
                <text:p>1700.94624579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700">
                <text:p>1700</text:p>
              </table:table-cell>
              <table:table-cell office:value-type="float" office:value="1700.06611442688">
                <text:p>1700.06611442688</text:p>
              </table:table-cell>
              <table:table-cell office:value-type="float" office:value="1699.99857954672">
                <text:p>1699.99857954672</text:p>
              </table:table-cell>
              <table:table-cell office:value-type="float" office:value="1700.92835444626">
                <text:p>1700.92835444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700">
                <text:p>1700</text:p>
              </table:table-cell>
              <table:table-cell office:value-type="float" office:value="1700.05260745084">
                <text:p>1700.05260745084</text:p>
              </table:table-cell>
              <table:table-cell office:value-type="float" office:value="1699.99886974109">
                <text:p>1699.99886974109</text:p>
              </table:table-cell>
              <table:table-cell office:value-type="float" office:value="1700.91411052691">
                <text:p>1700.91411052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700">
                <text:p>1700</text:p>
              </table:table-cell>
              <table:table-cell office:value-type="float" office:value="1700.04185990889">
                <text:p>1700.04185990889</text:p>
              </table:table-cell>
              <table:table-cell office:value-type="float" office:value="1699.99910064953">
                <text:p>1699.99910064953</text:p>
              </table:table-cell>
              <table:table-cell office:value-type="float" office:value="1700.90277387566">
                <text:p>1700.902773875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700">
                <text:p>1700</text:p>
              </table:table-cell>
              <table:table-cell office:value-type="float" office:value="1700.03330805702">
                <text:p>1700.03330805702</text:p>
              </table:table-cell>
              <table:table-cell office:value-type="float" office:value="1699.99928438409">
                <text:p>1699.99928438409</text:p>
              </table:table-cell>
              <table:table-cell office:value-type="float" office:value="1700.89375230868">
                <text:p>1700.89375230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700">
                <text:p>1700</text:p>
              </table:table-cell>
              <table:table-cell office:value-type="float" office:value="1700.02650332243">
                <text:p>1700.02650332243</text:p>
              </table:table-cell>
              <table:table-cell office:value-type="float" office:value="1699.99943058224">
                <text:p>1699.99943058224</text:p>
              </table:table-cell>
              <table:table-cell office:value-type="float" office:value="1700.88657348236">
                <text:p>1700.88657348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700">
                <text:p>1700</text:p>
              </table:table-cell>
              <table:table-cell office:value-type="float" office:value="1700.0210887744">
                <text:p>1700.0210887744</text:p>
              </table:table-cell>
              <table:table-cell office:value-type="float" office:value="1699.99954691255">
                <text:p>1699.99954691255</text:p>
              </table:table-cell>
              <table:table-cell office:value-type="float" office:value="1700.88086114927">
                <text:p>1700.88086114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700">
                <text:p>1700</text:p>
              </table:table-cell>
              <table:table-cell office:value-type="float" office:value="1700.01678040203">
                <text:p>1700.01678040203</text:p>
              </table:table-cell>
              <table:table-cell office:value-type="float" office:value="1699.99963947694">
                <text:p>1699.99963947694</text:p>
              </table:table-cell>
              <table:table-cell office:value-type="float" office:value="1700.87631578645">
                <text:p>1700.87631578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700">
                <text:p>1700</text:p>
              </table:table-cell>
              <table:table-cell office:value-type="float" office:value="1700.01335221701">
                <text:p>1700.01335221701</text:p>
              </table:table-cell>
              <table:table-cell office:value-type="float" office:value="1699.9997131307">
                <text:p>1699.9997131307</text:p>
              </table:table-cell>
              <table:table-cell office:value-type="float" office:value="1700.87269901262">
                <text:p>1700.87269901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700">
                <text:p>1700</text:p>
              </table:table-cell>
              <table:table-cell office:value-type="float" office:value="1700.01062439975">
                <text:p>1700.01062439975</text:p>
              </table:table-cell>
              <table:table-cell office:value-type="float" office:value="1699.99977173723">
                <text:p>1699.99977173723</text:p>
              </table:table-cell>
              <table:table-cell office:value-type="float" office:value="1700.86982112944">
                <text:p>1700.86982112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695">
                <text:p>1695</text:p>
              </table:table-cell>
              <table:table-cell office:value-type="float" office:value="1700.00845386724">
                <text:p>1700.00845386724</text:p>
              </table:table-cell>
              <table:table-cell office:value-type="float" office:value="1674.42535487062">
                <text:p>1674.42535487062</text:p>
              </table:table-cell>
              <table:table-cell office:value-type="float" office:value="1699.36119882531">
                <text:p>1699.36119882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1690">
                <text:p>1690</text:p>
              </table:table-cell>
              <table:table-cell office:value-type="float" office:value="1694.89183406792">
                <text:p>1694.89183406792</text:p>
              </table:table-cell>
              <table:table-cell office:value-type="float" office:value="1670.43859230946">
                <text:p>1670.43859230946</text:p>
              </table:table-cell>
              <table:table-cell office:value-type="float" office:value="1695.58101545041">
                <text:p>1695.58101545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1685">
                <text:p>1685</text:p>
              </table:table-cell>
              <table:table-cell office:value-type="float" office:value="1690.00118571623">
                <text:p>1690.00118571623</text:p>
              </table:table-cell>
              <table:table-cell office:value-type="float" office:value="1664.90292169672">
                <text:p>1664.90292169672</text:p>
              </table:table-cell>
              <table:table-cell office:value-type="float" office:value="1691.04213541444">
                <text:p>1691.04213541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680">
                <text:p>1680</text:p>
              </table:table-cell>
              <table:table-cell office:value-type="float" office:value="1684.98153291233">
                <text:p>1684.98153291233</text:p>
              </table:table-cell>
              <table:table-cell office:value-type="float" office:value="1659.93871197002">
                <text:p>1659.93871197002</text:p>
              </table:table-cell>
              <table:table-cell office:value-type="float" office:value="1686.1935445086">
                <text:p>1686.1935445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675">
                <text:p>1675</text:p>
              </table:table-cell>
              <table:table-cell office:value-type="float" office:value="1679.97296872386">
                <text:p>1679.97296872386</text:p>
              </table:table-cell>
              <table:table-cell office:value-type="float" office:value="1654.92483020714">
                <text:p>1654.92483020714</text:p>
              </table:table-cell>
              <table:table-cell office:value-type="float" office:value="1681.23940814125">
                <text:p>1681.23940814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670">
                <text:p>1670</text:p>
              </table:table-cell>
              <table:table-cell office:value-type="float" office:value="1674.96334102052">
                <text:p>1674.96334102052</text:p>
              </table:table-cell>
              <table:table-cell office:value-type="float" office:value="1649.92618880267">
                <text:p>1649.92618880267</text:p>
              </table:table-cell>
              <table:table-cell office:value-type="float" office:value="1676.24834578211">
                <text:p>1676.24834578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665">
                <text:p>1665</text:p>
              </table:table-cell>
              <table:table-cell office:value-type="float" office:value="1669.95591057695">
                <text:p>1669.95591057695</text:p>
              </table:table-cell>
              <table:table-cell office:value-type="float" office:value="1644.92597338457">
                <text:p>1644.92597338457</text:p>
              </table:table-cell>
              <table:table-cell office:value-type="float" office:value="1671.24547112161">
                <text:p>1671.24547112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660">
                <text:p>1660</text:p>
              </table:table-cell>
              <table:table-cell office:value-type="float" office:value="1664.94992313847">
                <text:p>1664.94992313847</text:p>
              </table:table-cell>
              <table:table-cell office:value-type="float" office:value="1639.92613797916">
                <text:p>1639.92613797916</text:p>
              </table:table-cell>
              <table:table-cell office:value-type="float" office:value="1666.23930577911">
                <text:p>1666.23930577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655">
                <text:p>1655</text:p>
              </table:table-cell>
              <table:table-cell office:value-type="float" office:value="1659.94516610661">
                <text:p>1659.94516610661</text:p>
              </table:table-cell>
              <table:table-cell office:value-type="float" office:value="1634.92623008406">
                <text:p>1634.92623008406</text:p>
              </table:table-cell>
              <table:table-cell office:value-type="float" office:value="1661.23270114436">
                <text:p>1661.23270114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650">
                <text:p>1650</text:p>
              </table:table-cell>
              <table:table-cell office:value-type="float" office:value="1654.9413789021">
                <text:p>1654.9413789021</text:p>
              </table:table-cell>
              <table:table-cell office:value-type="float" office:value="1629.92631254369">
                <text:p>1629.92631254369</text:p>
              </table:table-cell>
              <table:table-cell office:value-type="float" office:value="1656.22651234933">
                <text:p>1656.22651234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645">
                <text:p>1645</text:p>
              </table:table-cell>
              <table:table-cell office:value-type="float" office:value="1649.93836563042">
                <text:p>1649.93836563042</text:p>
              </table:table-cell>
              <table:table-cell office:value-type="float" office:value="1624.92637700889">
                <text:p>1624.92637700889</text:p>
              </table:table-cell>
              <table:table-cell office:value-type="float" office:value="1651.22092489359">
                <text:p>1651.22092489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640">
                <text:p>1640</text:p>
              </table:table-cell>
              <table:table-cell office:value-type="float" office:value="1644.93596790611">
                <text:p>1644.93596790611</text:p>
              </table:table-cell>
              <table:table-cell office:value-type="float" office:value="1619.92642855603">
                <text:p>1619.92642855603</text:p>
              </table:table-cell>
              <table:table-cell office:value-type="float" office:value="1646.2159111627">
                <text:p>1646.21591116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635">
                <text:p>1635</text:p>
              </table:table-cell>
              <table:table-cell office:value-type="float" office:value="1639.9340600361">
                <text:p>1639.9340600361</text:p>
              </table:table-cell>
              <table:table-cell office:value-type="float" office:value="1614.92646953867">
                <text:p>1614.92646953867</text:p>
              </table:table-cell>
              <table:table-cell office:value-type="float" office:value="1641.21138753009">
                <text:p>1641.21138753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630">
                <text:p>1630</text:p>
              </table:table-cell>
              <table:table-cell office:value-type="float" office:value="1634.93254193661">
                <text:p>1634.93254193661</text:p>
              </table:table-cell>
              <table:table-cell office:value-type="float" office:value="1609.92650215565">
                <text:p>1609.92650215565</text:p>
              </table:table-cell>
              <table:table-cell office:value-type="float" office:value="1636.2072657037">
                <text:p>1636.207265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625">
                <text:p>1625</text:p>
              </table:table-cell>
              <table:table-cell office:value-type="float" office:value="1629.93133398042">
                <text:p>1629.93133398042</text:p>
              </table:table-cell>
              <table:table-cell office:value-type="float" office:value="1604.9265281081">
                <text:p>1604.9265281081</text:p>
              </table:table-cell>
              <table:table-cell office:value-type="float" office:value="1631.20346776673">
                <text:p>1631.20346776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620">
                <text:p>1620</text:p>
              </table:table-cell>
              <table:table-cell office:value-type="float" office:value="1624.93037280596">
                <text:p>1624.93037280596</text:p>
              </table:table-cell>
              <table:table-cell office:value-type="float" office:value="1599.92654875874">
                <text:p>1599.92654875874</text:p>
              </table:table-cell>
              <table:table-cell office:value-type="float" office:value="1626.19992901948">
                <text:p>1626.19992901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615">
                <text:p>1615</text:p>
              </table:table-cell>
              <table:table-cell office:value-type="float" office:value="1619.92960799651">
                <text:p>1619.92960799651</text:p>
              </table:table-cell>
              <table:table-cell office:value-type="float" office:value="1594.92656519049">
                <text:p>1594.92656519049</text:p>
              </table:table-cell>
              <table:table-cell office:value-type="float" office:value="1621.19659702833">
                <text:p>1621.19659702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610">
                <text:p>1610</text:p>
              </table:table-cell>
              <table:table-cell office:value-type="float" office:value="1614.92899943531">
                <text:p>1614.92899943531</text:p>
              </table:table-cell>
              <table:table-cell office:value-type="float" office:value="1589.92657826529">
                <text:p>1589.92657826529</text:p>
              </table:table-cell>
              <table:table-cell office:value-type="float" office:value="1616.19342973622">
                <text:p>1616.19342973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605">
                <text:p>1605</text:p>
              </table:table-cell>
              <table:table-cell office:value-type="float" office:value="1609.9285152013">
                <text:p>1609.9285152013</text:p>
              </table:table-cell>
              <table:table-cell office:value-type="float" office:value="1584.92658866894">
                <text:p>1584.92658866894</text:p>
              </table:table-cell>
              <table:table-cell office:value-type="float" office:value="1611.19039355996">
                <text:p>1611.19039355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600">
                <text:p>1600</text:p>
              </table:table-cell>
              <table:table-cell office:value-type="float" office:value="1604.92812989483">
                <text:p>1604.92812989483</text:p>
              </table:table-cell>
              <table:table-cell office:value-type="float" office:value="1579.92659694716">
                <text:p>1579.92659694716</text:p>
              </table:table-cell>
              <table:table-cell office:value-type="float" office:value="1606.18746173568">
                <text:p>1606.18746173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595">
                <text:p>1595</text:p>
              </table:table-cell>
              <table:table-cell office:value-type="float" office:value="1599.9278233053">
                <text:p>1599.9278233053</text:p>
              </table:table-cell>
              <table:table-cell office:value-type="float" office:value="1574.92660353417">
                <text:p>1574.92660353417</text:p>
              </table:table-cell>
              <table:table-cell office:value-type="float" office:value="1601.18461295258">
                <text:p>1601.18461295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590">
                <text:p>1590</text:p>
              </table:table-cell>
              <table:table-cell office:value-type="float" office:value="1594.92757935107">
                <text:p>1594.92757935107</text:p>
              </table:table-cell>
              <table:table-cell office:value-type="float" office:value="1569.92660877547">
                <text:p>1569.92660877547</text:p>
              </table:table-cell>
              <table:table-cell office:value-type="float" office:value="1596.1818302484">
                <text:p>1596.1818302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585">
                <text:p>1585</text:p>
              </table:table-cell>
              <table:table-cell office:value-type="float" office:value="1589.92738523595">
                <text:p>1589.92738523595</text:p>
              </table:table-cell>
              <table:table-cell office:value-type="float" office:value="1564.92661294599">
                <text:p>1564.92661294599</text:p>
              </table:table-cell>
              <table:table-cell office:value-type="float" office:value="1591.17910012442">
                <text:p>1591.17910012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580">
                <text:p>1580</text:p>
              </table:table-cell>
              <table:table-cell office:value-type="float" office:value="1584.92723077796">
                <text:p>1584.92723077796</text:p>
              </table:table-cell>
              <table:table-cell office:value-type="float" office:value="1559.92661626448">
                <text:p>1559.92661626448</text:p>
              </table:table-cell>
              <table:table-cell office:value-type="float" office:value="1586.17641183902">
                <text:p>1586.176411839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1575">
                <text:p>1575</text:p>
              </table:table-cell>
              <table:table-cell office:value-type="float" office:value="1579.92710787526">
                <text:p>1579.92710787526</text:p>
              </table:table-cell>
              <table:table-cell office:value-type="float" office:value="1554.92661890502">
                <text:p>1554.92661890502</text:p>
              </table:table-cell>
              <table:table-cell office:value-type="float" office:value="1581.17375684482">
                <text:p>1581.173756844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1570">
                <text:p>1570</text:p>
              </table:table-cell>
              <table:table-cell office:value-type="float" office:value="1574.92701008121">
                <text:p>1574.92701008121</text:p>
              </table:table-cell>
              <table:table-cell office:value-type="float" office:value="1549.9266210061">
                <text:p>1549.9266210061</text:p>
              </table:table-cell>
              <table:table-cell office:value-type="float" office:value="1576.17112834058">
                <text:p>1576.17112834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1565">
                <text:p>1565</text:p>
              </table:table-cell>
              <table:table-cell office:value-type="float" office:value="1569.92693226619">
                <text:p>1569.92693226619</text:p>
              </table:table-cell>
              <table:table-cell office:value-type="float" office:value="1544.92662267794">
                <text:p>1544.92662267794</text:p>
              </table:table-cell>
              <table:table-cell office:value-type="float" office:value="1571.1685209145">
                <text:p>1571.1685209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1560">
                <text:p>1560</text:p>
              </table:table-cell>
              <table:table-cell office:value-type="float" office:value="1564.92687034854">
                <text:p>1564.92687034854</text:p>
              </table:table-cell>
              <table:table-cell office:value-type="float" office:value="1539.92662400822">
                <text:p>1539.92662400822</text:p>
              </table:table-cell>
              <table:table-cell office:value-type="float" office:value="1566.16593026037">
                <text:p>1566.16593026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1555">
                <text:p>1555</text:p>
              </table:table-cell>
              <table:table-cell office:value-type="float" office:value="1559.92682108048">
                <text:p>1559.92682108048</text:p>
              </table:table-cell>
              <table:table-cell office:value-type="float" office:value="1534.92662506674">
                <text:p>1534.92662506674</text:p>
              </table:table-cell>
              <table:table-cell office:value-type="float" office:value="1561.16335295174">
                <text:p>1561.16335295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1550">
                <text:p>1550</text:p>
              </table:table-cell>
              <table:table-cell office:value-type="float" office:value="1554.92678187773">
                <text:p>1554.92678187773</text:p>
              </table:table-cell>
              <table:table-cell office:value-type="float" office:value="1529.926625909">
                <text:p>1529.926625909</text:p>
              </table:table-cell>
              <table:table-cell office:value-type="float" office:value="1556.16078626217">
                <text:p>1556.16078626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1545">
                <text:p>1545</text:p>
              </table:table-cell>
              <table:table-cell office:value-type="float" office:value="1549.92675068398">
                <text:p>1549.92675068398</text:p>
              </table:table-cell>
              <table:table-cell office:value-type="float" office:value="1524.92662657919">
                <text:p>1524.92662657919</text:p>
              </table:table-cell>
              <table:table-cell office:value-type="float" office:value="1551.15822802221">
                <text:p>1551.15822802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1540">
                <text:p>1540</text:p>
              </table:table-cell>
              <table:table-cell office:value-type="float" office:value="1544.92672586302">
                <text:p>1544.92672586302</text:p>
              </table:table-cell>
              <table:table-cell office:value-type="float" office:value="1519.92662711246">
                <text:p>1519.92662711246</text:p>
              </table:table-cell>
              <table:table-cell office:value-type="float" office:value="1546.15567650563">
                <text:p>1546.15567650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1535">
                <text:p>1535</text:p>
              </table:table-cell>
              <table:table-cell office:value-type="float" office:value="1539.92670611291">
                <text:p>1539.92670611291</text:p>
              </table:table-cell>
              <table:table-cell office:value-type="float" office:value="1514.92662753679">
                <text:p>1514.92662753679</text:p>
              </table:table-cell>
              <table:table-cell office:value-type="float" office:value="1541.15313033887">
                <text:p>1541.15313033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1530">
                <text:p>1530</text:p>
              </table:table-cell>
              <table:table-cell office:value-type="float" office:value="1534.92669039769">
                <text:p>1534.92669039769</text:p>
              </table:table-cell>
              <table:table-cell office:value-type="float" office:value="1509.92662787442">
                <text:p>1509.92662787442</text:p>
              </table:table-cell>
              <table:table-cell office:value-type="float" office:value="1536.15058842898">
                <text:p>1536.15058842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1525">
                <text:p>1525</text:p>
              </table:table-cell>
              <table:table-cell office:value-type="float" office:value="1529.92667789303">
                <text:p>1529.92667789303</text:p>
              </table:table-cell>
              <table:table-cell office:value-type="float" office:value="1504.92662814309">
                <text:p>1504.92662814309</text:p>
              </table:table-cell>
              <table:table-cell office:value-type="float" office:value="1531.14804990629">
                <text:p>1531.14804990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1520">
                <text:p>1520</text:p>
              </table:table-cell>
              <table:table-cell office:value-type="float" office:value="1524.92666794304">
                <text:p>1524.92666794304</text:p>
              </table:table-cell>
              <table:table-cell office:value-type="float" office:value="1499.92662835686">
                <text:p>1499.92662835686</text:p>
              </table:table-cell>
              <table:table-cell office:value-type="float" office:value="1526.1455140788">
                <text:p>1526.1455140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525">
                <text:p>1525</text:p>
              </table:table-cell>
              <table:table-cell office:value-type="float" office:value="1519.92666002581">
                <text:p>1519.92666002581</text:p>
              </table:table-cell>
              <table:table-cell office:value-type="float" office:value="1546.07555552696">
                <text:p>1546.07555552696</text:p>
              </table:table-cell>
              <table:table-cell office:value-type="float" office:value="1524.15564511967">
                <text:p>1524.15564511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530">
                <text:p>1530</text:p>
              </table:table-cell>
              <table:table-cell office:value-type="float" office:value="1525.15643912604">
                <text:p>1525.15643912604</text:p>
              </table:table-cell>
              <table:table-cell office:value-type="float" office:value="1549.04915499728">
                <text:p>1549.04915499728</text:p>
              </table:table-cell>
              <table:table-cell office:value-type="float" office:value="1526.7098356637">
                <text:p>1526.7098356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540">
                <text:p>1540</text:p>
              </table:table-cell>
              <table:table-cell office:value-type="float" office:value="1529.93498230029">
                <text:p>1529.93498230029</text:p>
              </table:table-cell>
              <table:table-cell office:value-type="float" office:value="1580.69501888169">
                <text:p>1580.69501888169</text:p>
              </table:table-cell>
              <table:table-cell office:value-type="float" office:value="1532.28849775406">
                <text:p>1532.28849775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550">
                <text:p>1550</text:p>
              </table:table-cell>
              <table:table-cell office:value-type="float" office:value="1540.08698961657">
                <text:p>1540.08698961657</text:p>
              </table:table-cell>
              <table:table-cell office:value-type="float" office:value="1589.61028507553">
                <text:p>1589.61028507553</text:p>
              </table:table-cell>
              <table:table-cell office:value-type="float" office:value="1540.75920396773">
                <text:p>1540.75920396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560">
                <text:p>1560</text:p>
              </table:table-cell>
              <table:table-cell office:value-type="float" office:value="1549.99164870836">
                <text:p>1549.99164870836</text:p>
              </table:table-cell>
              <table:table-cell office:value-type="float" office:value="1600.17378619573">
                <text:p>1600.17378619573</text:p>
              </table:table-cell>
              <table:table-cell office:value-type="float" office:value="1550.20054225584">
                <text:p>1550.200542255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570">
                <text:p>1570</text:p>
              </table:table-cell>
              <table:table-cell office:value-type="float" office:value="1560.02807620583">
                <text:p>1560.02807620583</text:p>
              </table:table-cell>
              <table:table-cell office:value-type="float" office:value="1610.13533202892">
                <text:p>1610.13533202892</text:p>
              </table:table-cell>
              <table:table-cell office:value-type="float" office:value="1560.02611536111">
                <text:p>1560.02611536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580">
                <text:p>1580</text:p>
              </table:table-cell>
              <table:table-cell office:value-type="float" office:value="1570.04952737045">
                <text:p>1570.04952737045</text:p>
              </table:table-cell>
              <table:table-cell office:value-type="float" office:value="1620.14968703702">
                <text:p>1620.14968703702</text:p>
              </table:table-cell>
              <table:table-cell office:value-type="float" office:value="1569.98139321429">
                <text:p>1569.981393214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590">
                <text:p>1590</text:p>
              </table:table-cell>
              <table:table-cell office:value-type="float" office:value="1580.06955930376">
                <text:p>1580.06955930376</text:p>
              </table:table-cell>
              <table:table-cell office:value-type="float" office:value="1630.14803299729">
                <text:p>1630.14803299729</text:p>
              </table:table-cell>
              <table:table-cell office:value-type="float" office:value="1579.98060387267">
                <text:p>1579.98060387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600">
                <text:p>1600</text:p>
              </table:table-cell>
              <table:table-cell office:value-type="float" office:value="1590.08525404247">
                <text:p>1590.08525404247</text:p>
              </table:table-cell>
              <table:table-cell office:value-type="float" office:value="1640.14809105658">
                <text:p>1640.14809105658</text:p>
              </table:table-cell>
              <table:table-cell office:value-type="float" office:value="1589.99284394835">
                <text:p>1589.99284394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600.09782144529">
                <text:p>1600.09782144529</text:p>
              </table:table-cell>
              <table:table-cell office:value-type="float" office:value="1650.14778290815">
                <text:p>1650.14778290815</text:p>
              </table:table-cell>
              <table:table-cell office:value-type="float" office:value="1600.00781239707">
                <text:p>1600.00781239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620">
                <text:p>1620</text:p>
              </table:table-cell>
              <table:table-cell office:value-type="float" office:value="1610.10781373786">
                <text:p>1610.10781373786</text:p>
              </table:table-cell>
              <table:table-cell office:value-type="float" office:value="1660.14757887337">
                <text:p>1660.14757887337</text:p>
              </table:table-cell>
              <table:table-cell office:value-type="float" office:value="1610.02223179835">
                <text:p>1610.02223179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630">
                <text:p>1630</text:p>
              </table:table-cell>
              <table:table-cell office:value-type="float" office:value="1620.11576676497">
                <text:p>1620.11576676497</text:p>
              </table:table-cell>
              <table:table-cell office:value-type="float" office:value="1670.14740684685">
                <text:p>1670.14740684685</text:p>
              </table:table-cell>
              <table:table-cell office:value-type="float" office:value="1620.03525846036">
                <text:p>1620.035258460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640">
                <text:p>1640</text:p>
              </table:table-cell>
              <table:table-cell office:value-type="float" office:value="1630.12209478134">
                <text:p>1630.12209478134</text:p>
              </table:table-cell>
              <table:table-cell office:value-type="float" office:value="1680.14727118012">
                <text:p>1680.14727118012</text:p>
              </table:table-cell>
              <table:table-cell office:value-type="float" office:value="1630.04683929376">
                <text:p>1630.04683929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650">
                <text:p>1650</text:p>
              </table:table-cell>
              <table:table-cell office:value-type="float" office:value="1640.1271300611">
                <text:p>1640.1271300611</text:p>
              </table:table-cell>
              <table:table-cell office:value-type="float" office:value="1690.1471629638">
                <text:p>1690.1471629638</text:p>
              </table:table-cell>
              <table:table-cell office:value-type="float" office:value="1640.05715077256">
                <text:p>1640.05715077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660">
                <text:p>1660</text:p>
              </table:table-cell>
              <table:table-cell office:value-type="float" office:value="1650.13113664164">
                <text:p>1650.13113664164</text:p>
              </table:table-cell>
              <table:table-cell office:value-type="float" office:value="1700.14707689126">
                <text:p>1700.14707689126</text:p>
              </table:table-cell>
              <table:table-cell office:value-type="float" office:value="1650.06641029637">
                <text:p>1650.066410296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670">
                <text:p>1670</text:p>
              </table:table-cell>
              <table:table-cell office:value-type="float" office:value="1660.13432469156">
                <text:p>1660.13432469156</text:p>
              </table:table-cell>
              <table:table-cell office:value-type="float" office:value="1710.14700839573">
                <text:p>1710.14700839573</text:p>
              </table:table-cell>
              <table:table-cell office:value-type="float" office:value="1660.07481800305">
                <text:p>1660.07481800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680">
                <text:p>1680</text:p>
              </table:table-cell>
              <table:table-cell office:value-type="float" office:value="1670.1368614324">
                <text:p>1670.1368614324</text:p>
              </table:table-cell>
              <table:table-cell office:value-type="float" office:value="1720.14695389465">
                <text:p>1720.14695389465</text:p>
              </table:table-cell>
              <table:table-cell office:value-type="float" office:value="1670.08254270913">
                <text:p>1670.08254270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690">
                <text:p>1690</text:p>
              </table:table-cell>
              <table:table-cell office:value-type="float" office:value="1680.13887992485">
                <text:p>1680.13887992485</text:p>
              </table:table-cell>
              <table:table-cell office:value-type="float" office:value="1730.14691052778">
                <text:p>1730.14691052778</text:p>
              </table:table-cell>
              <table:table-cell office:value-type="float" office:value="1680.0897221145">
                <text:p>1680.0897221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700">
                <text:p>1700</text:p>
              </table:table-cell>
              <table:table-cell office:value-type="float" office:value="1690.14048604543">
                <text:p>1690.14048604543</text:p>
              </table:table-cell>
              <table:table-cell office:value-type="float" office:value="1740.14687602066">
                <text:p>1740.14687602066</text:p>
              </table:table-cell>
              <table:table-cell office:value-type="float" office:value="1690.0964669757">
                <text:p>1690.0964669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710">
                <text:p>1710</text:p>
              </table:table-cell>
              <table:table-cell office:value-type="float" office:value="1700.14176404048">
                <text:p>1700.14176404048</text:p>
              </table:table-cell>
              <table:table-cell office:value-type="float" office:value="1750.14684856323">
                <text:p>1750.14684856323</text:p>
              </table:table-cell>
              <table:table-cell office:value-type="float" office:value="1700.10286584083">
                <text:p>1700.102865840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720">
                <text:p>1720</text:p>
              </table:table-cell>
              <table:table-cell office:value-type="float" office:value="1710.14278094503">
                <text:p>1710.14278094503</text:p>
              </table:table-cell>
              <table:table-cell office:value-type="float" office:value="1760.14682671527">
                <text:p>1760.14682671527</text:p>
              </table:table-cell>
              <table:table-cell office:value-type="float" office:value="1710.10898931553">
                <text:p>1710.10898931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730">
                <text:p>1730</text:p>
              </table:table-cell>
              <table:table-cell office:value-type="float" office:value="1720.14359009908">
                <text:p>1720.14359009908</text:p>
              </table:table-cell>
              <table:table-cell office:value-type="float" office:value="1770.14680933078">
                <text:p>1770.14680933078</text:p>
              </table:table-cell>
              <table:table-cell office:value-type="float" office:value="1720.11489363289">
                <text:p>1720.11489363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740">
                <text:p>1740</text:p>
              </table:table-cell>
              <table:table-cell office:value-type="float" office:value="1730.14423394542">
                <text:p>1730.14423394542</text:p>
              </table:table-cell>
              <table:table-cell office:value-type="float" office:value="1780.14679549789">
                <text:p>1780.14679549789</text:p>
              </table:table-cell>
              <table:table-cell office:value-type="float" office:value="1730.12062355613">
                <text:p>1730.12062355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750">
                <text:p>1750</text:p>
              </table:table-cell>
              <table:table-cell office:value-type="float" office:value="1740.14474625591">
                <text:p>1740.14474625591</text:p>
              </table:table-cell>
              <table:table-cell office:value-type="float" office:value="1790.14678449102">
                <text:p>1790.14678449102</text:p>
              </table:table-cell>
              <table:table-cell office:value-type="float" office:value="1740.12621470991">
                <text:p>1740.12621470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760">
                <text:p>1760</text:p>
              </table:table-cell>
              <table:table-cell office:value-type="float" office:value="1750.14515390293">
                <text:p>1750.14515390293</text:p>
              </table:table-cell>
              <table:table-cell office:value-type="float" office:value="1800.14677573282">
                <text:p>1800.14677573282</text:p>
              </table:table-cell>
              <table:table-cell office:value-type="float" office:value="1750.13169544318">
                <text:p>1750.13169544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770">
                <text:p>1770</text:p>
              </table:table-cell>
              <table:table-cell office:value-type="float" office:value="1760.14547826891">
                <text:p>1760.14547826891</text:p>
              </table:table-cell>
              <table:table-cell office:value-type="float" office:value="1810.14676876389">
                <text:p>1810.14676876389</text:p>
              </table:table-cell>
              <table:table-cell office:value-type="float" office:value="1760.13708831406">
                <text:p>1760.13708831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780">
                <text:p>1780</text:p>
              </table:table-cell>
              <table:table-cell office:value-type="float" office:value="1770.14573636791">
                <text:p>1770.14573636791</text:p>
              </table:table-cell>
              <table:table-cell office:value-type="float" office:value="1820.14676321869">
                <text:p>1820.14676321869</text:p>
              </table:table-cell>
              <table:table-cell office:value-type="float" office:value="1770.14241127243">
                <text:p>1770.142411272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790">
                <text:p>1790</text:p>
              </table:table-cell>
              <table:table-cell office:value-type="float" office:value="1780.14594173806">
                <text:p>1780.14594173806</text:p>
              </table:table-cell>
              <table:table-cell office:value-type="float" office:value="1830.14675880636">
                <text:p>1830.14675880636</text:p>
              </table:table-cell>
              <table:table-cell office:value-type="float" office:value="1780.14767860114">
                <text:p>1780.14767860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800">
                <text:p>1800</text:p>
              </table:table-cell>
              <table:table-cell office:value-type="float" office:value="1790.14610515172">
                <text:p>1790.14610515172</text:p>
              </table:table-cell>
              <table:table-cell office:value-type="float" office:value="1840.14675529546">
                <text:p>1840.14675529546</text:p>
              </table:table-cell>
              <table:table-cell office:value-type="float" office:value="1790.15290166514">
                <text:p>1790.152901665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1800.14623518047">
                <text:p>1800.14623518047</text:p>
              </table:table-cell>
              <table:table-cell office:value-type="float" office:value="1798.99782550182">
                <text:p>1798.99782550182</text:p>
              </table:table-cell>
              <table:table-cell office:value-type="float" office:value="1797.14542478381">
                <text:p>1797.14542478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800">
                <text:p>1800</text:p>
              </table:table-cell>
              <table:table-cell office:value-type="float" office:value="1799.91655324474">
                <text:p>1799.91655324474</text:p>
              </table:table-cell>
              <table:table-cell office:value-type="float" office:value="1801.02422394394">
                <text:p>1801.02422394394</text:p>
              </table:table-cell>
              <table:table-cell office:value-type="float" office:value="1799.59386207986">
                <text:p>1799.593862079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800">
                <text:p>1800</text:p>
              </table:table-cell>
              <table:table-cell office:value-type="float" office:value="1800.13808738458">
                <text:p>1800.13808738458</text:p>
              </table:table-cell>
              <table:table-cell office:value-type="float" office:value="1799.95282189845">
                <text:p>1799.95282189845</text:p>
              </table:table-cell>
              <table:table-cell office:value-type="float" office:value="1800.52413924898">
                <text:p>1800.52413924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800">
                <text:p>1800</text:p>
              </table:table-cell>
              <table:table-cell office:value-type="float" office:value="1800.10103428735">
                <text:p>1800.10103428735</text:p>
              </table:table-cell>
              <table:table-cell office:value-type="float" office:value="1800.02435405038">
                <text:p>1800.02435405038</text:p>
              </table:table-cell>
              <table:table-cell office:value-type="float" office:value="1800.83438452916">
                <text:p>1800.83438452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800">
                <text:p>1800</text:p>
              </table:table-cell>
              <table:table-cell office:value-type="float" office:value="1800.08569823996">
                <text:p>1800.08569823996</text:p>
              </table:table-cell>
              <table:table-cell office:value-type="float" office:value="1799.99655201684">
                <text:p>1799.99655201684</text:p>
              </table:table-cell>
              <table:table-cell office:value-type="float" office:value="1800.93305338862">
                <text:p>1800.933053388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800">
                <text:p>1800</text:p>
              </table:table-cell>
              <table:table-cell office:value-type="float" office:value="1800.06786899533">
                <text:p>1800.06786899533</text:p>
              </table:table-cell>
              <table:table-cell office:value-type="float" office:value="1799.99923856714">
                <text:p>1799.99923856714</text:p>
              </table:table-cell>
              <table:table-cell office:value-type="float" office:value="1800.95748395248">
                <text:p>1800.95748395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800">
                <text:p>1800</text:p>
              </table:table-cell>
              <table:table-cell office:value-type="float" office:value="1800.05414290969">
                <text:p>1800.05414290969</text:p>
              </table:table-cell>
              <table:table-cell office:value-type="float" office:value="1799.99878334999">
                <text:p>1799.99878334999</text:p>
              </table:table-cell>
              <table:table-cell office:value-type="float" office:value="1800.95798252393">
                <text:p>1800.957982523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800">
                <text:p>1800</text:p>
              </table:table-cell>
              <table:table-cell office:value-type="float" office:value="1800.04307099775">
                <text:p>1800.04307099775</text:p>
              </table:table-cell>
              <table:table-cell office:value-type="float" office:value="1799.99909313918">
                <text:p>1799.99909313918</text:p>
              </table:table-cell>
              <table:table-cell office:value-type="float" office:value="1800.95165514049">
                <text:p>1800.95165514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800">
                <text:p>1800</text:p>
              </table:table-cell>
              <table:table-cell office:value-type="float" office:value="1800.03427542604">
                <text:p>1800.03427542604</text:p>
              </table:table-cell>
              <table:table-cell office:value-type="float" office:value="1799.99926191234">
                <text:p>1799.99926191234</text:p>
              </table:table-cell>
              <table:table-cell office:value-type="float" office:value="1800.94425455082">
                <text:p>1800.94425455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800">
                <text:p>1800</text:p>
              </table:table-cell>
              <table:table-cell office:value-type="float" office:value="1800.0272727233">
                <text:p>1800.0272727233</text:p>
              </table:table-cell>
              <table:table-cell office:value-type="float" office:value="1799.99941454862">
                <text:p>1799.99941454862</text:p>
              </table:table-cell>
              <table:table-cell office:value-type="float" office:value="1800.93753077948">
                <text:p>1800.937530779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1800.02170108836">
                <text:p>1800.02170108836</text:p>
              </table:table-cell>
              <table:table-cell office:value-type="float" office:value="1799.99953370542">
                <text:p>1799.99953370542</text:p>
              </table:table-cell>
              <table:table-cell office:value-type="float" office:value="1800.93188646329">
                <text:p>1800.93188646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800">
                <text:p>1800</text:p>
              </table:table-cell>
              <table:table-cell office:value-type="float" office:value="1800.01726761177">
                <text:p>1800.01726761177</text:p>
              </table:table-cell>
              <table:table-cell office:value-type="float" office:value="1799.9996290228">
                <text:p>1799.9996290228</text:p>
              </table:table-cell>
              <table:table-cell office:value-type="float" office:value="1800.92729154751">
                <text:p>1800.927291547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800">
                <text:p>1800</text:p>
              </table:table-cell>
              <table:table-cell office:value-type="float" office:value="1800.01373989398">
                <text:p>1800.01373989398</text:p>
              </table:table-cell>
              <table:table-cell office:value-type="float" office:value="1799.9997048">
                <text:p>1799.9997048</text:p>
              </table:table-cell>
              <table:table-cell office:value-type="float" office:value="1800.92359881019">
                <text:p>1800.92359881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800">
                <text:p>1800</text:p>
              </table:table-cell>
              <table:table-cell office:value-type="float" office:value="1800.01093287518">
                <text:p>1800.01093287518</text:p>
              </table:table-cell>
              <table:table-cell office:value-type="float" office:value="1799.99976511007">
                <text:p>1799.99976511007</text:p>
              </table:table-cell>
              <table:table-cell office:value-type="float" office:value="1800.92064760606">
                <text:p>1800.92064760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800">
                <text:p>1800</text:p>
              </table:table-cell>
              <table:table-cell office:value-type="float" office:value="1800.00869932216">
                <text:p>1800.00869932216</text:p>
              </table:table-cell>
              <table:table-cell office:value-type="float" office:value="1799.99981309703">
                <text:p>1799.99981309703</text:p>
              </table:table-cell>
              <table:table-cell office:value-type="float" office:value="1800.91829478414">
                <text:p>1800.91829478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800">
                <text:p>1800</text:p>
              </table:table-cell>
              <table:table-cell office:value-type="float" office:value="1800.00692207713">
                <text:p>1800.00692207713</text:p>
              </table:table-cell>
              <table:table-cell office:value-type="float" office:value="1799.99985128078">
                <text:p>1799.99985128078</text:p>
              </table:table-cell>
              <table:table-cell office:value-type="float" office:value="1800.91642103659">
                <text:p>1800.916421036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800">
                <text:p>1800</text:p>
              </table:table-cell>
              <table:table-cell office:value-type="float" office:value="1800.00550791786">
                <text:p>1800.00550791786</text:p>
              </table:table-cell>
              <table:table-cell office:value-type="float" office:value="1799.99988166366">
                <text:p>1799.99988166366</text:p>
              </table:table-cell>
              <table:table-cell office:value-type="float" office:value="1800.91492952608">
                <text:p>1800.91492952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800">
                <text:p>1800</text:p>
              </table:table-cell>
              <table:table-cell office:value-type="float" office:value="1800.00438266702">
                <text:p>1800.00438266702</text:p>
              </table:table-cell>
              <table:table-cell office:value-type="float" office:value="1799.99990583941">
                <text:p>1799.99990583941</text:p>
              </table:table-cell>
              <table:table-cell office:value-type="float" office:value="1800.91374252789">
                <text:p>1800.91374252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800">
                <text:p>1800</text:p>
              </table:table-cell>
              <table:table-cell office:value-type="float" office:value="1800.0034873015">
                <text:p>1800.0034873015</text:p>
              </table:table-cell>
              <table:table-cell office:value-type="float" office:value="1799.99992507613">
                <text:p>1799.99992507613</text:p>
              </table:table-cell>
              <table:table-cell office:value-type="float" office:value="1800.91279795978">
                <text:p>1800.91279795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800">
                <text:p>1800</text:p>
              </table:table-cell>
              <table:table-cell office:value-type="float" office:value="1800.00277485643">
                <text:p>1800.00277485643</text:p>
              </table:table-cell>
              <table:table-cell office:value-type="float" office:value="1799.99994038285">
                <text:p>1799.99994038285</text:p>
              </table:table-cell>
              <table:table-cell office:value-type="float" office:value="1800.91204633938">
                <text:p>1800.91204633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1800.00220796171">
                <text:p>1800.00220796171</text:p>
              </table:table-cell>
              <table:table-cell office:value-type="float" office:value="1799.99995256245">
                <text:p>1799.99995256245</text:p>
              </table:table-cell>
              <table:table-cell office:value-type="float" office:value="1800.91144826404">
                <text:p>1800.911448264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800">
                <text:p>1800</text:p>
              </table:table-cell>
              <table:table-cell office:value-type="float" office:value="1800.00175688186">
                <text:p>1800.00175688186</text:p>
              </table:table-cell>
              <table:table-cell office:value-type="float" office:value="1799.9999622538">
                <text:p>1799.9999622538</text:p>
              </table:table-cell>
              <table:table-cell office:value-type="float" office:value="1800.9109723706">
                <text:p>1800.9109723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800">
                <text:p>1800</text:p>
              </table:table-cell>
              <table:table-cell office:value-type="float" office:value="1800.00139795625">
                <text:p>1800.00139795625</text:p>
              </table:table-cell>
              <table:table-cell office:value-type="float" office:value="1799.99996996523">
                <text:p>1799.99996996523</text:p>
              </table:table-cell>
              <table:table-cell office:value-type="float" office:value="1800.91059369966">
                <text:p>1800.91059369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800">
                <text:p>1800</text:p>
              </table:table-cell>
              <table:table-cell office:value-type="float" office:value="1800.00111235804">
                <text:p>1800.00111235804</text:p>
              </table:table-cell>
              <table:table-cell office:value-type="float" office:value="1799.99997610124">
                <text:p>1799.99997610124</text:p>
              </table:table-cell>
              <table:table-cell office:value-type="float" office:value="1800.91029238966">
                <text:p>1800.91029238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800">
                <text:p>1800</text:p>
              </table:table-cell>
              <table:table-cell office:value-type="float" office:value="1800.00088510668">
                <text:p>1800.00088510668</text:p>
              </table:table-cell>
              <table:table-cell office:value-type="float" office:value="1799.99998098369">
                <text:p>1799.99998098369</text:p>
              </table:table-cell>
              <table:table-cell office:value-type="float" office:value="1800.91005263624">
                <text:p>1800.91005263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800">
                <text:p>1800</text:p>
              </table:table-cell>
              <table:table-cell office:value-type="float" office:value="1800.00070428209">
                <text:p>1800.00070428209</text:p>
              </table:table-cell>
              <table:table-cell office:value-type="float" office:value="1799.99998486866">
                <text:p>1799.99998486866</text:p>
              </table:table-cell>
              <table:table-cell office:value-type="float" office:value="1800.90986186367">
                <text:p>1800.90986186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800">
                <text:p>1800</text:p>
              </table:table-cell>
              <table:table-cell office:value-type="float" office:value="1800.0005603994">
                <text:p>1800.0005603994</text:p>
              </table:table-cell>
              <table:table-cell office:value-type="float" office:value="1799.99998795995">
                <text:p>1799.99998795995</text:p>
              </table:table-cell>
              <table:table-cell office:value-type="float" office:value="1800.90971006533">
                <text:p>1800.909710065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800">
                <text:p>1800</text:p>
              </table:table-cell>
              <table:table-cell office:value-type="float" office:value="1800.00044591151">
                <text:p>1800.00044591151</text:p>
              </table:table-cell>
              <table:table-cell office:value-type="float" office:value="1799.99999041969">
                <text:p>1799.99999041969</text:p>
              </table:table-cell>
              <table:table-cell office:value-type="float" office:value="1800.90958927893">
                <text:p>1800.90958927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800">
                <text:p>1800</text:p>
              </table:table-cell>
              <table:table-cell office:value-type="float" office:value="1800.00035481315">
                <text:p>1800.00035481315</text:p>
              </table:table-cell>
              <table:table-cell office:value-type="float" office:value="1799.99999237692">
                <text:p>1799.99999237692</text:p>
              </table:table-cell>
              <table:table-cell office:value-type="float" office:value="1800.90949316882">
                <text:p>1800.909493168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800">
                <text:p>1800</text:p>
              </table:table-cell>
              <table:table-cell office:value-type="float" office:value="1800.0002823259">
                <text:p>1800.0002823259</text:p>
              </table:table-cell>
              <table:table-cell office:value-type="float" office:value="1799.99999393429">
                <text:p>1799.99999393429</text:p>
              </table:table-cell>
              <table:table-cell office:value-type="float" office:value="1800.90941669371">
                <text:p>1800.90941669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1800.00022464758">
                <text:p>1800.00022464758</text:p>
              </table:table-cell>
              <table:table-cell office:value-type="float" office:value="1799.9999951735">
                <text:p>1799.9999951735</text:p>
              </table:table-cell>
              <table:table-cell office:value-type="float" office:value="1800.90935584223">
                <text:p>1800.90935584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800">
                <text:p>1800</text:p>
              </table:table-cell>
              <table:table-cell office:value-type="float" office:value="1800.00017875276">
                <text:p>1800.00017875276</text:p>
              </table:table-cell>
              <table:table-cell office:value-type="float" office:value="1799.99999615954">
                <text:p>1799.99999615954</text:p>
              </table:table-cell>
              <table:table-cell office:value-type="float" office:value="1800.90930742252">
                <text:p>1800.909307422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800">
                <text:p>1800</text:p>
              </table:table-cell>
              <table:table-cell office:value-type="float" office:value="1800.00014223412">
                <text:p>1800.00014223412</text:p>
              </table:table-cell>
              <table:table-cell office:value-type="float" office:value="1799.99999694413">
                <text:p>1799.99999694413</text:p>
              </table:table-cell>
              <table:table-cell office:value-type="float" office:value="1800.90926889482">
                <text:p>1800.90926889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800">
                <text:p>1800</text:p>
              </table:table-cell>
              <table:table-cell office:value-type="float" office:value="1800.00011317612">
                <text:p>1800.00011317612</text:p>
              </table:table-cell>
              <table:table-cell office:value-type="float" office:value="1799.99999756844">
                <text:p>1799.99999756844</text:p>
              </table:table-cell>
              <table:table-cell office:value-type="float" office:value="1800.9092382382">
                <text:p>1800.90923823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800">
                <text:p>1800</text:p>
              </table:table-cell>
              <table:table-cell office:value-type="float" office:value="1800.00009005458">
                <text:p>1800.00009005458</text:p>
              </table:table-cell>
              <table:table-cell office:value-type="float" office:value="1799.9999980652">
                <text:p>1799.9999980652</text:p>
              </table:table-cell>
              <table:table-cell office:value-type="float" office:value="1800.90921384464">
                <text:p>1800.90921384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800">
                <text:p>1800</text:p>
              </table:table-cell>
              <table:table-cell office:value-type="float" office:value="1800.00007165671">
                <text:p>1800.00007165671</text:p>
              </table:table-cell>
              <table:table-cell office:value-type="float" office:value="1799.99999846047">
                <text:p>1799.99999846047</text:p>
              </table:table-cell>
              <table:table-cell office:value-type="float" office:value="1800.90919443461">
                <text:p>1800.90919443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800">
                <text:p>1800</text:p>
              </table:table-cell>
              <table:table-cell office:value-type="float" office:value="1800.00005701746">
                <text:p>1800.00005701746</text:p>
              </table:table-cell>
              <table:table-cell office:value-type="float" office:value="1799.99999877499">
                <text:p>1799.99999877499</text:p>
              </table:table-cell>
              <table:table-cell office:value-type="float" office:value="1800.90917898999">
                <text:p>1800.90917898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800">
                <text:p>1800</text:p>
              </table:table-cell>
              <table:table-cell office:value-type="float" office:value="1800.00004536897">
                <text:p>1800.00004536897</text:p>
              </table:table-cell>
              <table:table-cell office:value-type="float" office:value="1799.99999902526">
                <text:p>1799.99999902526</text:p>
              </table:table-cell>
              <table:table-cell office:value-type="float" office:value="1800.90916670066">
                <text:p>1800.90916670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800">
                <text:p>1800</text:p>
              </table:table-cell>
              <table:table-cell office:value-type="float" office:value="1800.00003610023">
                <text:p>1800.00003610023</text:p>
              </table:table-cell>
              <table:table-cell office:value-type="float" office:value="1799.99999922439">
                <text:p>1799.99999922439</text:p>
              </table:table-cell>
              <table:table-cell office:value-type="float" office:value="1800.909156922">
                <text:p>1800.909156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800">
                <text:p>1800</text:p>
              </table:table-cell>
              <table:table-cell office:value-type="float" office:value="1800.00002872506">
                <text:p>1800.00002872506</text:p>
              </table:table-cell>
              <table:table-cell office:value-type="float" office:value="1799.99999938285">
                <text:p>1799.99999938285</text:p>
              </table:table-cell>
              <table:table-cell office:value-type="float" office:value="1800.90914914109">
                <text:p>1800.90914914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1800.00002285662">
                <text:p>1800.00002285662</text:p>
              </table:table-cell>
              <table:table-cell office:value-type="float" office:value="1799.99999950893">
                <text:p>1799.99999950893</text:p>
              </table:table-cell>
              <table:table-cell office:value-type="float" office:value="1800.9091429498">
                <text:p>1800.90914294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800">
                <text:p>1800</text:p>
              </table:table-cell>
              <table:table-cell office:value-type="float" office:value="1800.00001818708">
                <text:p>1800.00001818708</text:p>
              </table:table-cell>
              <table:table-cell office:value-type="float" office:value="1799.99999960926">
                <text:p>1799.99999960926</text:p>
              </table:table-cell>
              <table:table-cell office:value-type="float" office:value="1800.90913802337">
                <text:p>1800.90913802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800">
                <text:p>1800</text:p>
              </table:table-cell>
              <table:table-cell office:value-type="float" office:value="1800.00001447151">
                <text:p>1800.00001447151</text:p>
              </table:table-cell>
              <table:table-cell office:value-type="float" office:value="1799.99999968908">
                <text:p>1799.99999968908</text:p>
              </table:table-cell>
              <table:table-cell office:value-type="float" office:value="1800.90913410339">
                <text:p>1800.90913410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800">
                <text:p>1800</text:p>
              </table:table-cell>
              <table:table-cell office:value-type="float" office:value="1800.00001151503">
                <text:p>1800.00001151503</text:p>
              </table:table-cell>
              <table:table-cell office:value-type="float" office:value="1799.9999997526">
                <text:p>1799.9999997526</text:p>
              </table:table-cell>
              <table:table-cell office:value-type="float" office:value="1800.90913098425">
                <text:p>1800.90913098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800">
                <text:p>1800</text:p>
              </table:table-cell>
              <table:table-cell office:value-type="float" office:value="1800.00000916254">
                <text:p>1800.00000916254</text:p>
              </table:table-cell>
              <table:table-cell office:value-type="float" office:value="1799.99999980314">
                <text:p>1799.99999980314</text:p>
              </table:table-cell>
              <table:table-cell office:value-type="float" office:value="1800.90912850235">
                <text:p>1800.909128502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800">
                <text:p>1800</text:p>
              </table:table-cell>
              <table:table-cell office:value-type="float" office:value="1800.00000729066">
                <text:p>1800.00000729066</text:p>
              </table:table-cell>
              <table:table-cell office:value-type="float" office:value="1799.99999984336">
                <text:p>1799.99999984336</text:p>
              </table:table-cell>
              <table:table-cell office:value-type="float" office:value="1800.90912652749">
                <text:p>1800.909126527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800">
                <text:p>1800</text:p>
              </table:table-cell>
              <table:table-cell office:value-type="float" office:value="1800.0000058012">
                <text:p>1800.0000058012</text:p>
              </table:table-cell>
              <table:table-cell office:value-type="float" office:value="1799.99999987536">
                <text:p>1799.99999987536</text:p>
              </table:table-cell>
              <table:table-cell office:value-type="float" office:value="1800.90912495608">
                <text:p>1800.90912495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800">
                <text:p>1800</text:p>
              </table:table-cell>
              <table:table-cell office:value-type="float" office:value="1800.00000461604">
                <text:p>1800.00000461604</text:p>
              </table:table-cell>
              <table:table-cell office:value-type="float" office:value="1799.99999990083">
                <text:p>1799.99999990083</text:p>
              </table:table-cell>
              <table:table-cell office:value-type="float" office:value="1800.90912370572">
                <text:p>1800.90912370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800">
                <text:p>1800</text:p>
              </table:table-cell>
              <table:table-cell office:value-type="float" office:value="1800.00000367299">
                <text:p>1800.00000367299</text:p>
              </table:table-cell>
              <table:table-cell office:value-type="float" office:value="1799.99999992109">
                <text:p>1799.99999992109</text:p>
              </table:table-cell>
              <table:table-cell office:value-type="float" office:value="1800.90912271079">
                <text:p>1800.90912271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800">
                <text:p>1800</text:p>
              </table:table-cell>
              <table:table-cell office:value-type="float" office:value="1800.00000292261">
                <text:p>1800.00000292261</text:p>
              </table:table-cell>
              <table:table-cell office:value-type="float" office:value="1799.99999993721">
                <text:p>1799.99999993721</text:p>
              </table:table-cell>
              <table:table-cell office:value-type="float" office:value="1800.90912191913">
                <text:p>1800.90912191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0.00000232553">
                <text:p>1800.00000232553</text:p>
              </table:table-cell>
              <table:table-cell office:value-type="float" office:value="1799.99999995004">
                <text:p>1799.99999995004</text:p>
              </table:table-cell>
              <table:table-cell office:value-type="float" office:value="1800.9091212892">
                <text:p>1800.9091212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800">
                <text:p>1800</text:p>
              </table:table-cell>
              <table:table-cell office:value-type="float" office:value="1800.00000185043">
                <text:p>1800.00000185043</text:p>
              </table:table-cell>
              <table:table-cell office:value-type="float" office:value="1799.99999996024">
                <text:p>1799.99999996024</text:p>
              </table:table-cell>
              <table:table-cell office:value-type="float" office:value="1800.90912078796">
                <text:p>1800.90912078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800">
                <text:p>1800</text:p>
              </table:table-cell>
              <table:table-cell office:value-type="float" office:value="1800.00000147239">
                <text:p>1800.00000147239</text:p>
              </table:table-cell>
              <table:table-cell office:value-type="float" office:value="1799.99999996837">
                <text:p>1799.99999996837</text:p>
              </table:table-cell>
              <table:table-cell office:value-type="float" office:value="1800.90912038913">
                <text:p>1800.90912038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800">
                <text:p>1800</text:p>
              </table:table-cell>
              <table:table-cell office:value-type="float" office:value="1800.00000117159">
                <text:p>1800.00000117159</text:p>
              </table:table-cell>
              <table:table-cell office:value-type="float" office:value="1799.99999997483">
                <text:p>1799.99999997483</text:p>
              </table:table-cell>
              <table:table-cell office:value-type="float" office:value="1800.90912007177">
                <text:p>1800.90912007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800">
                <text:p>1800</text:p>
              </table:table-cell>
              <table:table-cell office:value-type="float" office:value="1800.00000093224">
                <text:p>1800.00000093224</text:p>
              </table:table-cell>
              <table:table-cell office:value-type="float" office:value="1799.99999997997">
                <text:p>1799.99999997997</text:p>
              </table:table-cell>
              <table:table-cell office:value-type="float" office:value="1800.90911981925">
                <text:p>1800.90911981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800">
                <text:p>1800</text:p>
              </table:table-cell>
              <table:table-cell office:value-type="float" office:value="1800.00000074178">
                <text:p>1800.00000074178</text:p>
              </table:table-cell>
              <table:table-cell office:value-type="float" office:value="1799.99999998406">
                <text:p>1799.99999998406</text:p>
              </table:table-cell>
              <table:table-cell office:value-type="float" office:value="1800.90911961832">
                <text:p>1800.90911961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800">
                <text:p>1800</text:p>
              </table:table-cell>
              <table:table-cell office:value-type="float" office:value="1800.00000059024">
                <text:p>1800.00000059024</text:p>
              </table:table-cell>
              <table:table-cell office:value-type="float" office:value="1799.99999998732">
                <text:p>1799.99999998732</text:p>
              </table:table-cell>
              <table:table-cell office:value-type="float" office:value="1800.90911945844">
                <text:p>1800.90911945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800">
                <text:p>1800</text:p>
              </table:table-cell>
              <table:table-cell office:value-type="float" office:value="1800.00000046966">
                <text:p>1800.00000046966</text:p>
              </table:table-cell>
              <table:table-cell office:value-type="float" office:value="1799.99999998991">
                <text:p>1799.99999998991</text:p>
              </table:table-cell>
              <table:table-cell office:value-type="float" office:value="1800.90911933122">
                <text:p>1800.909119331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800">
                <text:p>1800</text:p>
              </table:table-cell>
              <table:table-cell office:value-type="float" office:value="1800.00000037371">
                <text:p>1800.00000037371</text:p>
              </table:table-cell>
              <table:table-cell office:value-type="float" office:value="1799.99999999197">
                <text:p>1799.99999999197</text:p>
              </table:table-cell>
              <table:table-cell office:value-type="float" office:value="1800.90911923">
                <text:p>1800.909119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800">
                <text:p>1800</text:p>
              </table:table-cell>
              <table:table-cell office:value-type="float" office:value="1800.00000029736">
                <text:p>1800.00000029736</text:p>
              </table:table-cell>
              <table:table-cell office:value-type="float" office:value="1799.99999999361">
                <text:p>1799.99999999361</text:p>
              </table:table-cell>
              <table:table-cell office:value-type="float" office:value="1800.90911914945">
                <text:p>1800.90911914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800.00000023661">
                <text:p>1800.00000023661</text:p>
              </table:table-cell>
              <table:table-cell office:value-type="float" office:value="1799.99999999492">
                <text:p>1799.99999999492</text:p>
              </table:table-cell>
              <table:table-cell office:value-type="float" office:value="1800.90911908536">
                <text:p>1800.909119085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800">
                <text:p>1800</text:p>
              </table:table-cell>
              <table:table-cell office:value-type="float" office:value="1800.00000018827">
                <text:p>1800.00000018827</text:p>
              </table:table-cell>
              <table:table-cell office:value-type="float" office:value="1799.99999999596">
                <text:p>1799.99999999596</text:p>
              </table:table-cell>
              <table:table-cell office:value-type="float" office:value="1800.90911903436">
                <text:p>1800.909119034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800">
                <text:p>1800</text:p>
              </table:table-cell>
              <table:table-cell office:value-type="float" office:value="1800.00000014981">
                <text:p>1800.00000014981</text:p>
              </table:table-cell>
              <table:table-cell office:value-type="float" office:value="1799.99999999678">
                <text:p>1799.99999999678</text:p>
              </table:table-cell>
              <table:table-cell office:value-type="float" office:value="1800.90911899378">
                <text:p>1800.909118993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800">
                <text:p>1800</text:p>
              </table:table-cell>
              <table:table-cell office:value-type="float" office:value="1800.0000001192">
                <text:p>1800.0000001192</text:p>
              </table:table-cell>
              <table:table-cell office:value-type="float" office:value="1799.99999999744">
                <text:p>1799.99999999744</text:p>
              </table:table-cell>
              <table:table-cell office:value-type="float" office:value="1800.90911896149">
                <text:p>1800.90911896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800">
                <text:p>1800</text:p>
              </table:table-cell>
              <table:table-cell office:value-type="float" office:value="1800.00000009485">
                <text:p>1800.00000009485</text:p>
              </table:table-cell>
              <table:table-cell office:value-type="float" office:value="1799.99999999796">
                <text:p>1799.99999999796</text:p>
              </table:table-cell>
              <table:table-cell office:value-type="float" office:value="1800.9091189358">
                <text:p>1800.90911893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800">
                <text:p>1800</text:p>
              </table:table-cell>
              <table:table-cell office:value-type="float" office:value="1800.00000007547">
                <text:p>1800.00000007547</text:p>
              </table:table-cell>
              <table:table-cell office:value-type="float" office:value="1799.99999999838">
                <text:p>1799.99999999838</text:p>
              </table:table-cell>
              <table:table-cell office:value-type="float" office:value="1800.90911891535">
                <text:p>1800.909118915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800">
                <text:p>1800</text:p>
              </table:table-cell>
              <table:table-cell office:value-type="float" office:value="1800.00000006005">
                <text:p>1800.00000006005</text:p>
              </table:table-cell>
              <table:table-cell office:value-type="float" office:value="1799.99999999871">
                <text:p>1799.99999999871</text:p>
              </table:table-cell>
              <table:table-cell office:value-type="float" office:value="1800.90911889909">
                <text:p>1800.909118899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800">
                <text:p>1800</text:p>
              </table:table-cell>
              <table:table-cell office:value-type="float" office:value="1800.00000004779">
                <text:p>1800.00000004779</text:p>
              </table:table-cell>
              <table:table-cell office:value-type="float" office:value="1799.99999999897">
                <text:p>1799.99999999897</text:p>
              </table:table-cell>
              <table:table-cell office:value-type="float" office:value="1800.90911888614">
                <text:p>1800.90911888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800">
                <text:p>1800</text:p>
              </table:table-cell>
              <table:table-cell office:value-type="float" office:value="1800.00000003802">
                <text:p>1800.00000003802</text:p>
              </table:table-cell>
              <table:table-cell office:value-type="float" office:value="1799.99999999918">
                <text:p>1799.99999999918</text:p>
              </table:table-cell>
              <table:table-cell office:value-type="float" office:value="1800.90911887584">
                <text:p>1800.909118875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800">
                <text:p>1800</text:p>
              </table:table-cell>
              <table:table-cell office:value-type="float" office:value="1800.00000003025">
                <text:p>1800.00000003025</text:p>
              </table:table-cell>
              <table:table-cell office:value-type="float" office:value="1799.99999999935">
                <text:p>1799.99999999935</text:p>
              </table:table-cell>
              <table:table-cell office:value-type="float" office:value="1800.90911886765">
                <text:p>1800.90911886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1800.00000002407">
                <text:p>1800.00000002407</text:p>
              </table:table-cell>
              <table:table-cell office:value-type="float" office:value="1799.99999999948">
                <text:p>1799.99999999948</text:p>
              </table:table-cell>
              <table:table-cell office:value-type="float" office:value="1800.90911886113">
                <text:p>1800.909118861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800">
                <text:p>1800</text:p>
              </table:table-cell>
              <table:table-cell office:value-type="float" office:value="1800.00000001916">
                <text:p>1800.00000001916</text:p>
              </table:table-cell>
              <table:table-cell office:value-type="float" office:value="1799.99999999959">
                <text:p>1799.99999999959</text:p>
              </table:table-cell>
              <table:table-cell office:value-type="float" office:value="1800.90911885594">
                <text:p>1800.909118855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1800">
                <text:p>1800</text:p>
              </table:table-cell>
              <table:table-cell office:value-type="float" office:value="1800.00000001524">
                <text:p>1800.00000001524</text:p>
              </table:table-cell>
              <table:table-cell office:value-type="float" office:value="1799.99999999967">
                <text:p>1799.99999999967</text:p>
              </table:table-cell>
              <table:table-cell office:value-type="float" office:value="1800.90911885181">
                <text:p>1800.90911885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1800">
                <text:p>1800</text:p>
              </table:table-cell>
              <table:table-cell office:value-type="float" office:value="1800.00000001213">
                <text:p>1800.00000001213</text:p>
              </table:table-cell>
              <table:table-cell office:value-type="float" office:value="1799.99999999974">
                <text:p>1799.99999999974</text:p>
              </table:table-cell>
              <table:table-cell office:value-type="float" office:value="1800.90911884853">
                <text:p>1800.909118848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1800">
                <text:p>1800</text:p>
              </table:table-cell>
              <table:table-cell office:value-type="float" office:value="1800.00000000965">
                <text:p>1800.00000000965</text:p>
              </table:table-cell>
              <table:table-cell office:value-type="float" office:value="1799.99999999979">
                <text:p>1799.99999999979</text:p>
              </table:table-cell>
              <table:table-cell office:value-type="float" office:value="1800.90911884591">
                <text:p>1800.90911884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